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 Sample per Degree, Linear" table:style-name="ta1">
        <table:shapes>
          <draw:frame draw:z-index="0" draw:style-name="gr1" draw:text-style-name="P1" svg:width="1362.7pt" svg:height="722.83pt" svg:x="256.03pt" svg:y="76.73pt">
            <loext:p draw:notify-on-update-of-ranges="'1 Sample per Degree, Linear'.A6:'1 Sample per Degree, Linear'.A181 '1 Sample per Degree, Linear'.C6:'1 Sample per Degree, Linear'.C1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ey@inmoov-grey:~/Arduino/libraries$ rosrun inmoov_servobrain servo_adc_tester.p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493042708.496903]: found: <text:s/>smartse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: <text:s/>8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74.9599990845" calcext:value-type="float">
            <text:p>-74.9599990845</text:p>
          </table:table-cell>
          <table:table-cell table:formula="of:=[.B7]-[.A7]" office:value-type="float" office:value="10.0400009155" calcext:value-type="float">
            <text:p>10.0400009155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84.7399978638" calcext:value-type="float">
            <text:p>-84.7399978638</text:p>
          </table:table-cell>
          <table:table-cell table:formula="of:=[.B8]-[.A8]" office:value-type="float" office:value="-0.739997863799999" calcext:value-type="float">
            <text:p>-0.7399978638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83.4199981689" calcext:value-type="float">
            <text:p>-83.4199981689</text:p>
          </table:table-cell>
          <table:table-cell table:formula="of:=[.B9]-[.A9]" office:value-type="float" office:value="-0.419998168899994" calcext:value-type="float">
            <text:p>-0.4199981689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82.6299972534" calcext:value-type="float">
            <text:p>-82.6299972534</text:p>
          </table:table-cell>
          <table:table-cell table:formula="of:=[.B10]-[.A10]" office:value-type="float" office:value="-0.629997253400006" calcext:value-type="float">
            <text:p>-0.6299972534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81.5699996948" calcext:value-type="float">
            <text:p>-81.5699996948</text:p>
          </table:table-cell>
          <table:table-cell table:formula="of:=[.B11]-[.A11]" office:value-type="float" office:value="-0.569999694800003" calcext:value-type="float">
            <text:p>-0.569999694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0.5100021362" calcext:value-type="float">
            <text:p>-80.5100021362</text:p>
          </table:table-cell>
          <table:table-cell table:formula="of:=[.B12]-[.A12]" office:value-type="float" office:value="-0.510002136200001" calcext:value-type="float">
            <text:p>-0.5100021362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78.9199981689" calcext:value-type="float">
            <text:p>-78.9199981689</text:p>
          </table:table-cell>
          <table:table-cell table:formula="of:=[.B13]-[.A13]" office:value-type="float" office:value="0.0800018311000059" calcext:value-type="float">
            <text:p>0.080001831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8.1299972534" calcext:value-type="float">
            <text:p>-78.1299972534</text:p>
          </table:table-cell>
          <table:table-cell table:formula="of:=[.B14]-[.A14]" office:value-type="float" office:value="-0.129997253400006" calcext:value-type="float">
            <text:p>-0.1299972534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76.8099975586" calcext:value-type="float">
            <text:p>-76.8099975586</text:p>
          </table:table-cell>
          <table:table-cell table:formula="of:=[.B15]-[.A15]" office:value-type="float" office:value="0.190002441399997" calcext:value-type="float">
            <text:p>0.1900024414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75.75" calcext:value-type="float">
            <text:p>-75.75</text:p>
          </table:table-cell>
          <table:table-cell table:formula="of:=[.B16]-[.A16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4.9599990845" calcext:value-type="float">
            <text:p>-74.9599990845</text:p>
          </table:table-cell>
          <table:table-cell table:formula="of:=[.B17]-[.A17]" office:value-type="float" office:value="0.0400009155000021" calcext:value-type="float">
            <text:p>0.0400009155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73.6399993896" calcext:value-type="float">
            <text:p>-73.6399993896</text:p>
          </table:table-cell>
          <table:table-cell table:formula="of:=[.B18]-[.A18]" office:value-type="float" office:value="0.360000610399993" calcext:value-type="float">
            <text:p>0.3600006104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2.8399963379" calcext:value-type="float">
            <text:p>-72.8399963379</text:p>
          </table:table-cell>
          <table:table-cell table:formula="of:=[.B19]-[.A19]" office:value-type="float" office:value="0.160003662099996" calcext:value-type="float">
            <text:p>0.160003662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0.9899978638" calcext:value-type="float">
            <text:p>-70.9899978638</text:p>
          </table:table-cell>
          <table:table-cell table:formula="of:=[.B20]-[.A20]" office:value-type="float" office:value="1.0100021362" calcext:value-type="float">
            <text:p>1.0100021362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70.1999969482" calcext:value-type="float">
            <text:p>-70.1999969482</text:p>
          </table:table-cell>
          <table:table-cell table:formula="of:=[.B21]-[.A21]" office:value-type="float" office:value="0.800003051800005" calcext:value-type="float">
            <text:p>0.8000030518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69.4100036621" calcext:value-type="float">
            <text:p>-69.4100036621</text:p>
          </table:table-cell>
          <table:table-cell table:formula="of:=[.B22]-[.A22]" office:value-type="float" office:value="0.589996337900004" calcext:value-type="float">
            <text:p>0.5899963379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68.3499984741" calcext:value-type="float">
            <text:p>-68.3499984741</text:p>
          </table:table-cell>
          <table:table-cell table:formula="of:=[.B23]-[.A23]" office:value-type="float" office:value="0.650001525899995" calcext:value-type="float">
            <text:p>0.6500015259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67.0299987793" calcext:value-type="float">
            <text:p>-67.0299987793</text:p>
          </table:table-cell>
          <table:table-cell table:formula="of:=[.B24]-[.A24]" office:value-type="float" office:value="0.970001220699999" calcext:value-type="float">
            <text:p>0.9700012207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65.7099990845" calcext:value-type="float">
            <text:p>-65.7099990845</text:p>
          </table:table-cell>
          <table:table-cell table:formula="of:=[.B25]-[.A25]" office:value-type="float" office:value="1.2900009155" calcext:value-type="float">
            <text:p>1.2900009155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65.1800003052" calcext:value-type="float">
            <text:p>-65.1800003052</text:p>
          </table:table-cell>
          <table:table-cell table:formula="of:=[.B26]-[.A26]" office:value-type="float" office:value="0.819999694800003" calcext:value-type="float">
            <text:p>0.8199996948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63.8600006104" calcext:value-type="float">
            <text:p>-63.8600006104</text:p>
          </table:table-cell>
          <table:table-cell table:formula="of:=[.B27]-[.A27]" office:value-type="float" office:value="1.1399993896" calcext:value-type="float">
            <text:p>1.1399993896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2.7999992371" calcext:value-type="float">
            <text:p>-62.7999992371</text:p>
          </table:table-cell>
          <table:table-cell table:formula="of:=[.B28]-[.A28]" office:value-type="float" office:value="1.2000007629" calcext:value-type="float">
            <text:p>1.2000007629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61.7400016785" calcext:value-type="float">
            <text:p>-61.7400016785</text:p>
          </table:table-cell>
          <table:table-cell table:formula="of:=[.B29]-[.A29]" office:value-type="float" office:value="1.2599983215" calcext:value-type="float">
            <text:p>1.2599983215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60.6800003052" calcext:value-type="float">
            <text:p>-60.6800003052</text:p>
          </table:table-cell>
          <table:table-cell table:formula="of:=[.B30]-[.A30]" office:value-type="float" office:value="1.3199996948" calcext:value-type="float">
            <text:p>1.3199996948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59.0999984741" calcext:value-type="float">
            <text:p>-59.0999984741</text:p>
          </table:table-cell>
          <table:table-cell table:formula="of:=[.B31]-[.A31]" office:value-type="float" office:value="1.9000015259" calcext:value-type="float">
            <text:p>1.9000015259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58.5699996948" calcext:value-type="float">
            <text:p>-58.5699996948</text:p>
          </table:table-cell>
          <table:table-cell table:formula="of:=[.B32]-[.A32]" office:value-type="float" office:value="1.4300003052" calcext:value-type="float">
            <text:p>1.4300003052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56.9799995422" calcext:value-type="float">
            <text:p>-56.9799995422</text:p>
          </table:table-cell>
          <table:table-cell table:formula="of:=[.B33]-[.A33]" office:value-type="float" office:value="2.0200004578" calcext:value-type="float">
            <text:p>2.0200004578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56.1899986267" calcext:value-type="float">
            <text:p>-56.1899986267</text:p>
          </table:table-cell>
          <table:table-cell table:formula="of:=[.B34]-[.A34]" office:value-type="float" office:value="1.8100013733" calcext:value-type="float">
            <text:p>1.8100013733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-55.4000015259" calcext:value-type="float">
            <text:p>-55.4000015259</text:p>
          </table:table-cell>
          <table:table-cell table:formula="of:=[.B35]-[.A35]" office:value-type="float" office:value="1.5999984741" calcext:value-type="float">
            <text:p>1.5999984741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54.3400001526" calcext:value-type="float">
            <text:p>-54.3400001526</text:p>
          </table:table-cell>
          <table:table-cell table:formula="of:=[.B36]-[.A36]" office:value-type="float" office:value="1.6599998474" calcext:value-type="float">
            <text:p>1.6599998474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53.5499992371" calcext:value-type="float">
            <text:p>-53.5499992371</text:p>
          </table:table-cell>
          <table:table-cell table:formula="of:=[.B37]-[.A37]" office:value-type="float" office:value="1.4500007629" calcext:value-type="float">
            <text:p>1.4500007629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52.2299995422" calcext:value-type="float">
            <text:p>-52.2299995422</text:p>
          </table:table-cell>
          <table:table-cell table:formula="of:=[.B38]-[.A38]" office:value-type="float" office:value="1.7700004578" calcext:value-type="float">
            <text:p>1.7700004578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51.4300003052" calcext:value-type="float">
            <text:p>-51.4300003052</text:p>
          </table:table-cell>
          <table:table-cell table:formula="of:=[.B39]-[.A39]" office:value-type="float" office:value="1.5699996948" calcext:value-type="float">
            <text:p>1.569999694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50.1100006104" calcext:value-type="float">
            <text:p>-50.1100006104</text:p>
          </table:table-cell>
          <table:table-cell table:formula="of:=[.B40]-[.A40]" office:value-type="float" office:value="1.8899993896" calcext:value-type="float">
            <text:p>1.8899993896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-49.5800018311" calcext:value-type="float">
            <text:p>-49.5800018311</text:p>
          </table:table-cell>
          <table:table-cell table:formula="of:=[.B41]-[.A41]" office:value-type="float" office:value="1.4199981689" calcext:value-type="float">
            <text:p>1.4199981689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48.5200004578" calcext:value-type="float">
            <text:p>-48.5200004578</text:p>
          </table:table-cell>
          <table:table-cell table:formula="of:=[.B42]-[.A42]" office:value-type="float" office:value="1.4799995422" calcext:value-type="float">
            <text:p>1.4799995422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47.2000007629" calcext:value-type="float">
            <text:p>-47.2000007629</text:p>
          </table:table-cell>
          <table:table-cell table:formula="of:=[.B43]-[.A43]" office:value-type="float" office:value="1.7999992371" calcext:value-type="float">
            <text:p>1.7999992371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46.1500015259" calcext:value-type="float">
            <text:p>-46.1500015259</text:p>
          </table:table-cell>
          <table:table-cell table:formula="of:=[.B44]-[.A44]" office:value-type="float" office:value="1.8499984741" calcext:value-type="float">
            <text:p>1.8499984741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45.0900001526" calcext:value-type="float">
            <text:p>-45.0900001526</text:p>
          </table:table-cell>
          <table:table-cell table:formula="of:=[.B45]-[.A45]" office:value-type="float" office:value="1.9099998474" calcext:value-type="float">
            <text:p>1.9099998474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43.5" calcext:value-type="float">
            <text:p>-43.5</text:p>
          </table:table-cell>
          <table:table-cell table:formula="of:=[.B46]-[.A4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42.9700012207" calcext:value-type="float">
            <text:p>-42.9700012207</text:p>
          </table:table-cell>
          <table:table-cell table:formula="of:=[.B47]-[.A47]" office:value-type="float" office:value="2.0299987793" calcext:value-type="float">
            <text:p>2.0299987793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42.1800003052" calcext:value-type="float">
            <text:p>-42.1800003052</text:p>
          </table:table-cell>
          <table:table-cell table:formula="of:=[.B48]-[.A48]" office:value-type="float" office:value="1.8199996948" calcext:value-type="float">
            <text:p>1.8199996948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40.8600006104" calcext:value-type="float">
            <text:p>-40.8600006104</text:p>
          </table:table-cell>
          <table:table-cell table:formula="of:=[.B49]-[.A49]" office:value-type="float" office:value="2.1399993896" calcext:value-type="float">
            <text:p>2.1399993896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40.3300018311" calcext:value-type="float">
            <text:p>-40.3300018311</text:p>
          </table:table-cell>
          <table:table-cell table:formula="of:=[.B50]-[.A50]" office:value-type="float" office:value="1.6699981689" calcext:value-type="float">
            <text:p>1.6699981689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-39.0099983215" calcext:value-type="float">
            <text:p>-39.0099983215</text:p>
          </table:table-cell>
          <table:table-cell table:formula="of:=[.B51]-[.A51]" office:value-type="float" office:value="1.9900016785" calcext:value-type="float">
            <text:p>1.990001678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37.6899986267" calcext:value-type="float">
            <text:p>-37.6899986267</text:p>
          </table:table-cell>
          <table:table-cell table:formula="of:=[.B52]-[.A52]" office:value-type="float" office:value="2.3100013733" calcext:value-type="float">
            <text:p>2.3100013733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37.1599998474" calcext:value-type="float">
            <text:p>-37.1599998474</text:p>
          </table:table-cell>
          <table:table-cell table:formula="of:=[.B53]-[.A53]" office:value-type="float" office:value="1.8400001526" calcext:value-type="float">
            <text:p>1.8400001526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35.3100013733" calcext:value-type="float">
            <text:p>-35.3100013733</text:p>
          </table:table-cell>
          <table:table-cell table:formula="of:=[.B54]-[.A54]" office:value-type="float" office:value="2.6899986267" calcext:value-type="float">
            <text:p>2.6899986267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34.5099983215" calcext:value-type="float">
            <text:p>-34.5099983215</text:p>
          </table:table-cell>
          <table:table-cell table:formula="of:=[.B55]-[.A55]" office:value-type="float" office:value="2.4900016785" calcext:value-type="float">
            <text:p>2.490001678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33.4599990845" calcext:value-type="float">
            <text:p>-33.4599990845</text:p>
          </table:table-cell>
          <table:table-cell table:formula="of:=[.B56]-[.A56]" office:value-type="float" office:value="2.5400009155" calcext:value-type="float">
            <text:p>2.540000915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32.9300003052" calcext:value-type="float">
            <text:p>-32.9300003052</text:p>
          </table:table-cell>
          <table:table-cell table:formula="of:=[.B57]-[.A57]" office:value-type="float" office:value="2.0699996948" calcext:value-type="float">
            <text:p>2.0699996948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31.8700008392" calcext:value-type="float">
            <text:p>-31.8700008392</text:p>
          </table:table-cell>
          <table:table-cell table:formula="of:=[.B58]-[.A58]" office:value-type="float" office:value="2.1299991608" calcext:value-type="float">
            <text:p>2.1299991608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30.2800006866" calcext:value-type="float">
            <text:p>-30.2800006866</text:p>
          </table:table-cell>
          <table:table-cell table:formula="of:=[.B59]-[.A59]" office:value-type="float" office:value="2.7199993134" calcext:value-type="float">
            <text:p>2.719999313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29.2299995422" calcext:value-type="float">
            <text:p>-29.2299995422</text:p>
          </table:table-cell>
          <table:table-cell table:formula="of:=[.B60]-[.A60]" office:value-type="float" office:value="2.7700004578" calcext:value-type="float">
            <text:p>2.7700004578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28.4300003052" calcext:value-type="float">
            <text:p>-28.4300003052</text:p>
          </table:table-cell>
          <table:table-cell table:formula="of:=[.B61]-[.A61]" office:value-type="float" office:value="2.5699996948" calcext:value-type="float">
            <text:p>2.5699996948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27.6399993896" calcext:value-type="float">
            <text:p>-27.6399993896</text:p>
          </table:table-cell>
          <table:table-cell table:formula="of:=[.B62]-[.A62]" office:value-type="float" office:value="2.3600006104" calcext:value-type="float">
            <text:p>2.3600006104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26.3199996948" calcext:value-type="float">
            <text:p>-26.3199996948</text:p>
          </table:table-cell>
          <table:table-cell table:formula="of:=[.B63]-[.A63]" office:value-type="float" office:value="2.6800003052" calcext:value-type="float">
            <text:p>2.680000305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5.2600002289" calcext:value-type="float">
            <text:p>-25.2600002289</text:p>
          </table:table-cell>
          <table:table-cell table:formula="of:=[.B64]-[.A64]" office:value-type="float" office:value="2.7399997711" calcext:value-type="float">
            <text:p>2.739999771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24.4699993134" calcext:value-type="float">
            <text:p>-24.4699993134</text:p>
          </table:table-cell>
          <table:table-cell table:formula="of:=[.B65]-[.A65]" office:value-type="float" office:value="2.5300006866" calcext:value-type="float">
            <text:p>2.5300006866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23.4099998474" calcext:value-type="float">
            <text:p>-23.4099998474</text:p>
          </table:table-cell>
          <table:table-cell table:formula="of:=[.B66]-[.A66]" office:value-type="float" office:value="2.5900001526" calcext:value-type="float">
            <text:p>2.5900001526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2.6200008392" calcext:value-type="float">
            <text:p>-22.6200008392</text:p>
          </table:table-cell>
          <table:table-cell table:formula="of:=[.B67]-[.A67]" office:value-type="float" office:value="2.3799991608" calcext:value-type="float">
            <text:p>2.379999160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21.2999992371" calcext:value-type="float">
            <text:p>-21.2999992371</text:p>
          </table:table-cell>
          <table:table-cell table:formula="of:=[.B68]-[.A68]" office:value-type="float" office:value="2.7000007629" calcext:value-type="float">
            <text:p>2.700000762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20.5" calcext:value-type="float">
            <text:p>-20.5</text:p>
          </table:table-cell>
          <table:table-cell table:formula="of:=[.B69]-[.A6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19.1800003052" calcext:value-type="float">
            <text:p>-19.1800003052</text:p>
          </table:table-cell>
          <table:table-cell table:formula="of:=[.B70]-[.A70]" office:value-type="float" office:value="2.8199996948" calcext:value-type="float">
            <text:p>2.819999694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8.6499996185" calcext:value-type="float">
            <text:p>-18.6499996185</text:p>
          </table:table-cell>
          <table:table-cell table:formula="of:=[.B71]-[.A71]" office:value-type="float" office:value="2.3500003815" calcext:value-type="float">
            <text:p>2.350000381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7.0699996948" calcext:value-type="float">
            <text:p>-17.0699996948</text:p>
          </table:table-cell>
          <table:table-cell table:formula="of:=[.B72]-[.A72]" office:value-type="float" office:value="2.9300003052" calcext:value-type="float">
            <text:p>2.9300003052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6.5400009155" calcext:value-type="float">
            <text:p>-16.5400009155</text:p>
          </table:table-cell>
          <table:table-cell table:formula="of:=[.B73]-[.A73]" office:value-type="float" office:value="2.4599990845" calcext:value-type="float">
            <text:p>2.459999084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5.220000267" calcext:value-type="float">
            <text:p>-15.220000267</text:p>
          </table:table-cell>
          <table:table-cell table:formula="of:=[.B74]-[.A74]" office:value-type="float" office:value="2.779999733" calcext:value-type="float">
            <text:p>2.779999733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3.8900003433" calcext:value-type="float">
            <text:p>-13.8900003433</text:p>
          </table:table-cell>
          <table:table-cell table:formula="of:=[.B75]-[.A75]" office:value-type="float" office:value="3.1099996567" calcext:value-type="float">
            <text:p>3.109999656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3.1000003815" calcext:value-type="float">
            <text:p>-13.1000003815</text:p>
          </table:table-cell>
          <table:table-cell table:formula="of:=[.B76]-[.A76]" office:value-type="float" office:value="2.8999996185" calcext:value-type="float">
            <text:p>2.899999618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2.3100004196" calcext:value-type="float">
            <text:p>-12.3100004196</text:p>
          </table:table-cell>
          <table:table-cell table:formula="of:=[.B77]-[.A77]" office:value-type="float" office:value="2.6899995804" calcext:value-type="float">
            <text:p>2.689999580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1.25" calcext:value-type="float">
            <text:p>-11.25</text:p>
          </table:table-cell>
          <table:table-cell table:formula="of:=[.B78]-[.A78]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0.4600000381" calcext:value-type="float">
            <text:p>-10.4600000381</text:p>
          </table:table-cell>
          <table:table-cell table:formula="of:=[.B79]-[.A79]" office:value-type="float" office:value="2.5399999619" calcext:value-type="float">
            <text:p>2.539999961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9.39999961853" calcext:value-type="float">
            <text:p>-9.3999996185</text:p>
          </table:table-cell>
          <table:table-cell table:formula="of:=[.B80]-[.A80]" office:value-type="float" office:value="2.60000038147" calcext:value-type="float">
            <text:p>2.600000381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8.34000015259" calcext:value-type="float">
            <text:p>-8.3400001526</text:p>
          </table:table-cell>
          <table:table-cell table:formula="of:=[.B81]-[.A81]" office:value-type="float" office:value="2.65999984741" calcext:value-type="float">
            <text:p>2.659999847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.28999996185" calcext:value-type="float">
            <text:p>-7.2899999619</text:p>
          </table:table-cell>
          <table:table-cell table:formula="of:=[.B82]-[.A82]" office:value-type="float" office:value="2.71000003815" calcext:value-type="float">
            <text:p>2.710000038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6.48999977112" calcext:value-type="float">
            <text:p>-6.4899997711</text:p>
          </table:table-cell>
          <table:table-cell table:formula="of:=[.B83]-[.A83]" office:value-type="float" office:value="2.51000022888" calcext:value-type="float">
            <text:p>2.510000228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.17000007629" calcext:value-type="float">
            <text:p>-5.1700000763</text:p>
          </table:table-cell>
          <table:table-cell table:formula="of:=[.B84]-[.A84]" office:value-type="float" office:value="2.82999992371" calcext:value-type="float">
            <text:p>2.829999923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.11000013351" calcext:value-type="float">
            <text:p>-4.1100001335</text:p>
          </table:table-cell>
          <table:table-cell table:formula="of:=[.B85]-[.A85]" office:value-type="float" office:value="2.88999986649" calcext:value-type="float">
            <text:p>2.889999866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3.31999993324" calcext:value-type="float">
            <text:p>-3.3199999332</text:p>
          </table:table-cell>
          <table:table-cell table:formula="of:=[.B86]-[.A86]" office:value-type="float" office:value="2.68000006676" calcext:value-type="float">
            <text:p>2.680000066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.25999999046" calcext:value-type="float">
            <text:p>-2.2599999905</text:p>
          </table:table-cell>
          <table:table-cell table:formula="of:=[.B87]-[.A87]" office:value-type="float" office:value="2.74000000954" calcext:value-type="float">
            <text:p>2.740000009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.21000003815" calcext:value-type="float">
            <text:p>-1.2100000382</text:p>
          </table:table-cell>
          <table:table-cell table:formula="of:=[.B88]-[.A88]" office:value-type="float" office:value="2.78999996185" calcext:value-type="float">
            <text:p>2.789999961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119999997318" calcext:value-type="float">
            <text:p>0.1199999973</text:p>
          </table:table-cell>
          <table:table-cell table:formula="of:=[.B89]-[.A89]" office:value-type="float" office:value="3.119999997318" calcext:value-type="float">
            <text:p>3.119999997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.16999995708" calcext:value-type="float">
            <text:p>1.1699999571</text:p>
          </table:table-cell>
          <table:table-cell table:formula="of:=[.B90]-[.A90]" office:value-type="float" office:value="3.16999995708" calcext:value-type="float">
            <text:p>3.169999957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97000002861" calcext:value-type="float">
            <text:p>1.9700000286</text:p>
          </table:table-cell>
          <table:table-cell table:formula="of:=[.B91]-[.A91]" office:value-type="float" office:value="2.97000002861" calcext:value-type="float">
            <text:p>2.9700000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5999999046" calcext:value-type="float">
            <text:p>2.7599999905</text:p>
          </table:table-cell>
          <table:table-cell table:formula="of:=[.B92]-[.A92]" office:value-type="float" office:value="2.75999999046" calcext:value-type="float">
            <text:p>2.7599999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4999995232" calcext:value-type="float">
            <text:p>3.5499999523</text:p>
          </table:table-cell>
          <table:table-cell table:formula="of:=[.B93]-[.A93]" office:value-type="float" office:value="2.54999995232" calcext:value-type="float">
            <text:p>2.5499999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3999986649" calcext:value-type="float">
            <text:p>5.1399998665</text:p>
          </table:table-cell>
          <table:table-cell table:formula="of:=[.B94]-[.A94]" office:value-type="float" office:value="3.13999986649" calcext:value-type="float">
            <text:p>3.13999986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67000007629" calcext:value-type="float">
            <text:p>5.6700000763</text:p>
          </table:table-cell>
          <table:table-cell table:formula="of:=[.B95]-[.A95]" office:value-type="float" office:value="2.67000007629" calcext:value-type="float">
            <text:p>2.6700000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98999977112" calcext:value-type="float">
            <text:p>6.9899997711</text:p>
          </table:table-cell>
          <table:table-cell table:formula="of:=[.B96]-[.A96]" office:value-type="float" office:value="2.98999977112" calcext:value-type="float">
            <text:p>2.98999977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8000020981" calcext:value-type="float">
            <text:p>7.7800002098</text:p>
          </table:table-cell>
          <table:table-cell table:formula="of:=[.B97]-[.A97]" office:value-type="float" office:value="2.78000020981" calcext:value-type="float">
            <text:p>2.78000020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84000015259" calcext:value-type="float">
            <text:p>8.8400001526</text:p>
          </table:table-cell>
          <table:table-cell table:formula="of:=[.B98]-[.A98]" office:value-type="float" office:value="2.84000015259" calcext:value-type="float">
            <text:p>2.84000015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89999961853" calcext:value-type="float">
            <text:p>9.8999996185</text:p>
          </table:table-cell>
          <table:table-cell table:formula="of:=[.B99]-[.A99]" office:value-type="float" office:value="2.89999961853" calcext:value-type="float">
            <text:p>2.8999996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9499998093" calcext:value-type="float">
            <text:p>10.9499998093</text:p>
          </table:table-cell>
          <table:table-cell table:formula="of:=[.B100]-[.A100]" office:value-type="float" office:value="2.9499998093" calcext:value-type="float">
            <text:p>2.94999980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75" calcext:value-type="float">
            <text:p>11.75</text:p>
          </table:table-cell>
          <table:table-cell table:formula="of:=[.B101]-[.A101]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8000001907" calcext:value-type="float">
            <text:p>12.8000001907</text:p>
          </table:table-cell>
          <table:table-cell table:formula="of:=[.B102]-[.A102]" office:value-type="float" office:value="2.8000001907" calcext:value-type="float">
            <text:p>2.80000019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6000003815" calcext:value-type="float">
            <text:p>13.6000003815</text:p>
          </table:table-cell>
          <table:table-cell table:formula="of:=[.B103]-[.A103]" office:value-type="float" office:value="2.6000003815" calcext:value-type="float">
            <text:p>2.60000038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6599998474" calcext:value-type="float">
            <text:p>14.6599998474</text:p>
          </table:table-cell>
          <table:table-cell table:formula="of:=[.B104]-[.A104]" office:value-type="float" office:value="2.6599998474" calcext:value-type="float">
            <text:p>2.65999984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7100000381" calcext:value-type="float">
            <text:p>15.7100000381</text:p>
          </table:table-cell>
          <table:table-cell table:formula="of:=[.B105]-[.A105]" office:value-type="float" office:value="2.7100000381" calcext:value-type="float">
            <text:p>2.71000003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7700004578" calcext:value-type="float">
            <text:p>16.7700004578</text:p>
          </table:table-cell>
          <table:table-cell table:formula="of:=[.B106]-[.A106]" office:value-type="float" office:value="2.7700004578" calcext:value-type="float">
            <text:p>2.77000045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8299999237" calcext:value-type="float">
            <text:p>17.8299999237</text:p>
          </table:table-cell>
          <table:table-cell table:formula="of:=[.B107]-[.A107]" office:value-type="float" office:value="2.8299999237" calcext:value-type="float">
            <text:p>2.82999992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3600006104" calcext:value-type="float">
            <text:p>18.3600006104</text:p>
          </table:table-cell>
          <table:table-cell table:formula="of:=[.B108]-[.A108]" office:value-type="float" office:value="2.3600006104" calcext:value-type="float">
            <text:p>2.36000061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9400005341" calcext:value-type="float">
            <text:p>19.9400005341</text:p>
          </table:table-cell>
          <table:table-cell table:formula="of:=[.B109]-[.A109]" office:value-type="float" office:value="2.9400005341" calcext:value-type="float">
            <text:p>2.94000053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B110]-[.A1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.5300006866" calcext:value-type="float">
            <text:p>21.5300006866</text:p>
          </table:table-cell>
          <table:table-cell table:formula="of:=[.B111]-[.A111]" office:value-type="float" office:value="2.5300006866" calcext:value-type="float">
            <text:p>2.53000068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5900001526" calcext:value-type="float">
            <text:p>22.5900001526</text:p>
          </table:table-cell>
          <table:table-cell table:formula="of:=[.B112]-[.A112]" office:value-type="float" office:value="2.5900001526" calcext:value-type="float">
            <text:p>2.59000015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6399993896" calcext:value-type="float">
            <text:p>23.6399993896</text:p>
          </table:table-cell>
          <table:table-cell table:formula="of:=[.B113]-[.A113]" office:value-type="float" office:value="2.6399993896" calcext:value-type="float">
            <text:p>2.63999938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.1700000763" calcext:value-type="float">
            <text:p>24.1700000763</text:p>
          </table:table-cell>
          <table:table-cell table:formula="of:=[.B114]-[.A114]" office:value-type="float" office:value="2.1700000763" calcext:value-type="float">
            <text:p>2.17000007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4899997711" calcext:value-type="float">
            <text:p>25.4899997711</text:p>
          </table:table-cell>
          <table:table-cell table:formula="of:=[.B115]-[.A115]" office:value-type="float" office:value="2.4899997711" calcext:value-type="float">
            <text:p>2.48999977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2900009155" calcext:value-type="float">
            <text:p>26.2900009155</text:p>
          </table:table-cell>
          <table:table-cell table:formula="of:=[.B116]-[.A116]" office:value-type="float" office:value="2.2900009155" calcext:value-type="float">
            <text:p>2.29000091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.3400001526" calcext:value-type="float">
            <text:p>27.3400001526</text:p>
          </table:table-cell>
          <table:table-cell table:formula="of:=[.B117]-[.A117]" office:value-type="float" office:value="2.3400001526" calcext:value-type="float">
            <text:p>2.34000015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.3999996185" calcext:value-type="float">
            <text:p>28.3999996185</text:p>
          </table:table-cell>
          <table:table-cell table:formula="of:=[.B118]-[.A118]" office:value-type="float" office:value="2.3999996185" calcext:value-type="float">
            <text:p>2.39999961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.7199993134" calcext:value-type="float">
            <text:p>29.7199993134</text:p>
          </table:table-cell>
          <table:table-cell table:formula="of:=[.B119]-[.A119]" office:value-type="float" office:value="2.7199993134" calcext:value-type="float">
            <text:p>2.71999931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.5200004578" calcext:value-type="float">
            <text:p>30.5200004578</text:p>
          </table:table-cell>
          <table:table-cell table:formula="of:=[.B120]-[.A120]" office:value-type="float" office:value="2.5200004578" calcext:value-type="float">
            <text:p>2.52000045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.5699996948" calcext:value-type="float">
            <text:p>31.5699996948</text:p>
          </table:table-cell>
          <table:table-cell table:formula="of:=[.B121]-[.A121]" office:value-type="float" office:value="2.5699996948" calcext:value-type="float">
            <text:p>2.56999969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.3699989319" calcext:value-type="float">
            <text:p>32.3699989319</text:p>
          </table:table-cell>
          <table:table-cell table:formula="of:=[.B122]-[.A122]" office:value-type="float" office:value="2.3699989319" calcext:value-type="float">
            <text:p>2.36999893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.6899986267" calcext:value-type="float">
            <text:p>33.6899986267</text:p>
          </table:table-cell>
          <table:table-cell table:formula="of:=[.B123]-[.A123]" office:value-type="float" office:value="2.6899986267" calcext:value-type="float">
            <text:p>2.68999862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4799995422" calcext:value-type="float">
            <text:p>34.4799995422</text:p>
          </table:table-cell>
          <table:table-cell table:formula="of:=[.B124]-[.A124]" office:value-type="float" office:value="2.4799995422" calcext:value-type="float">
            <text:p>2.47999954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.2700004578" calcext:value-type="float">
            <text:p>35.2700004578</text:p>
          </table:table-cell>
          <table:table-cell table:formula="of:=[.B125]-[.A125]" office:value-type="float" office:value="2.2700004578" calcext:value-type="float">
            <text:p>2.27000045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.3300018311" calcext:value-type="float">
            <text:p>36.3300018311</text:p>
          </table:table-cell>
          <table:table-cell table:formula="of:=[.B126]-[.A126]" office:value-type="float" office:value="2.3300018311" calcext:value-type="float">
            <text:p>2.33000183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.3899993896" calcext:value-type="float">
            <text:p>37.3899993896</text:p>
          </table:table-cell>
          <table:table-cell table:formula="of:=[.B127]-[.A127]" office:value-type="float" office:value="2.3899993896" calcext:value-type="float">
            <text:p>2.38999938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.4500007629" calcext:value-type="float">
            <text:p>38.4500007629</text:p>
          </table:table-cell>
          <table:table-cell table:formula="of:=[.B128]-[.A128]" office:value-type="float" office:value="2.4500007629" calcext:value-type="float">
            <text:p>2.45000076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.2400016785" calcext:value-type="float">
            <text:p>39.2400016785</text:p>
          </table:table-cell>
          <table:table-cell table:formula="of:=[.B129]-[.A129]" office:value-type="float" office:value="2.2400016785" calcext:value-type="float">
            <text:p>2.24000167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.0299987793" calcext:value-type="float">
            <text:p>40.0299987793</text:p>
          </table:table-cell>
          <table:table-cell table:formula="of:=[.B130]-[.A130]" office:value-type="float" office:value="2.0299987793" calcext:value-type="float">
            <text:p>2.02999877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.6199989319" calcext:value-type="float">
            <text:p>41.6199989319</text:p>
          </table:table-cell>
          <table:table-cell table:formula="of:=[.B131]-[.A131]" office:value-type="float" office:value="2.6199989319" calcext:value-type="float">
            <text:p>2.61999893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.4099998474" calcext:value-type="float">
            <text:p>42.4099998474</text:p>
          </table:table-cell>
          <table:table-cell table:formula="of:=[.B132]-[.A132]" office:value-type="float" office:value="2.4099998474" calcext:value-type="float">
            <text:p>2.40999984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.4700012207" calcext:value-type="float">
            <text:p>43.4700012207</text:p>
          </table:table-cell>
          <table:table-cell table:formula="of:=[.B133]-[.A133]" office:value-type="float" office:value="2.4700012207" calcext:value-type="float">
            <text:p>2.47000122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.2599983215" calcext:value-type="float">
            <text:p>44.2599983215</text:p>
          </table:table-cell>
          <table:table-cell table:formula="of:=[.B134]-[.A134]" office:value-type="float" office:value="2.2599983215" calcext:value-type="float">
            <text:p>2.25999832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.3199996948" calcext:value-type="float">
            <text:p>45.3199996948</text:p>
          </table:table-cell>
          <table:table-cell table:formula="of:=[.B135]-[.A135]" office:value-type="float" office:value="2.3199996948" calcext:value-type="float">
            <text:p>2.31999969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.3800010681" calcext:value-type="float">
            <text:p>46.3800010681</text:p>
          </table:table-cell>
          <table:table-cell table:formula="of:=[.B136]-[.A136]" office:value-type="float" office:value="2.3800010681" calcext:value-type="float">
            <text:p>2.38000106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.4300003052" calcext:value-type="float">
            <text:p>47.4300003052</text:p>
          </table:table-cell>
          <table:table-cell table:formula="of:=[.B137]-[.A137]" office:value-type="float" office:value="2.4300003052" calcext:value-type="float">
            <text:p>2.43000030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.9599990845" calcext:value-type="float">
            <text:p>47.9599990845</text:p>
          </table:table-cell>
          <table:table-cell table:formula="of:=[.B138]-[.A138]" office:value-type="float" office:value="1.9599990845" calcext:value-type="float">
            <text:p>1.95999908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.0200004578" calcext:value-type="float">
            <text:p>49.0200004578</text:p>
          </table:table-cell>
          <table:table-cell table:formula="of:=[.B139]-[.A139]" office:value-type="float" office:value="2.0200004578" calcext:value-type="float">
            <text:p>2.02000045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.0800018311" calcext:value-type="float">
            <text:p>50.0800018311</text:p>
          </table:table-cell>
          <table:table-cell table:formula="of:=[.B140]-[.A140]" office:value-type="float" office:value="2.0800018311" calcext:value-type="float">
            <text:p>2.08000183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.4000015259" calcext:value-type="float">
            <text:p>51.4000015259</text:p>
          </table:table-cell>
          <table:table-cell table:formula="of:=[.B141]-[.A141]" office:value-type="float" office:value="2.4000015259" calcext:value-type="float">
            <text:p>2.40000152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.1899986267" calcext:value-type="float">
            <text:p>52.1899986267</text:p>
          </table:table-cell>
          <table:table-cell table:formula="of:=[.B142]-[.A142]" office:value-type="float" office:value="2.1899986267" calcext:value-type="float">
            <text:p>2.18999862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.25" calcext:value-type="float">
            <text:p>53.25</text:p>
          </table:table-cell>
          <table:table-cell table:formula="of:=[.B143]-[.A143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.7799987793" calcext:value-type="float">
            <text:p>53.7799987793</text:p>
          </table:table-cell>
          <table:table-cell table:formula="of:=[.B144]-[.A144]" office:value-type="float" office:value="1.7799987793" calcext:value-type="float">
            <text:p>1.77999877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.0999984741" calcext:value-type="float">
            <text:p>55.0999984741</text:p>
          </table:table-cell>
          <table:table-cell table:formula="of:=[.B145]-[.A145]" office:value-type="float" office:value="2.0999984741" calcext:value-type="float">
            <text:p>2.09999847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.4199981689" calcext:value-type="float">
            <text:p>56.4199981689</text:p>
          </table:table-cell>
          <table:table-cell table:formula="of:=[.B146]-[.A146]" office:value-type="float" office:value="2.4199981689" calcext:value-type="float">
            <text:p>2.41999816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.9500007629" calcext:value-type="float">
            <text:p>56.9500007629</text:p>
          </table:table-cell>
          <table:table-cell table:formula="of:=[.B147]-[.A147]" office:value-type="float" office:value="1.9500007629" calcext:value-type="float">
            <text:p>1.95000076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.5400009155" calcext:value-type="float">
            <text:p>58.5400009155</text:p>
          </table:table-cell>
          <table:table-cell table:formula="of:=[.B148]-[.A148]" office:value-type="float" office:value="2.5400009155" calcext:value-type="float">
            <text:p>2.54000091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.7999992371" calcext:value-type="float">
            <text:p>58.7999992371</text:p>
          </table:table-cell>
          <table:table-cell table:formula="of:=[.B149]-[.A149]" office:value-type="float" office:value="1.7999992371" calcext:value-type="float">
            <text:p>1.79999923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.1199989319" calcext:value-type="float">
            <text:p>60.1199989319</text:p>
          </table:table-cell>
          <table:table-cell table:formula="of:=[.B150]-[.A150]" office:value-type="float" office:value="2.1199989319" calcext:value-type="float">
            <text:p>2.11999893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.9199981689" calcext:value-type="float">
            <text:p>60.9199981689</text:p>
          </table:table-cell>
          <table:table-cell table:formula="of:=[.B151]-[.A151]" office:value-type="float" office:value="1.9199981689" calcext:value-type="float">
            <text:p>1.91999816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.2400016785" calcext:value-type="float">
            <text:p>62.2400016785</text:p>
          </table:table-cell>
          <table:table-cell table:formula="of:=[.B152]-[.A152]" office:value-type="float" office:value="2.2400016785" calcext:value-type="float">
            <text:p>2.24000167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.7700004578" calcext:value-type="float">
            <text:p>62.7700004578</text:p>
          </table:table-cell>
          <table:table-cell table:formula="of:=[.B153]-[.A153]" office:value-type="float" office:value="1.7700004578" calcext:value-type="float">
            <text:p>1.77000045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.8199996948" calcext:value-type="float">
            <text:p>63.8199996948</text:p>
          </table:table-cell>
          <table:table-cell table:formula="of:=[.B154]-[.A154]" office:value-type="float" office:value="1.8199996948" calcext:value-type="float">
            <text:p>1.81999969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.8799972534" calcext:value-type="float">
            <text:p>64.8799972534</text:p>
          </table:table-cell>
          <table:table-cell table:formula="of:=[.B155]-[.A155]" office:value-type="float" office:value="1.87999725340001" calcext:value-type="float">
            <text:p>1.87999725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.4100036621" calcext:value-type="float">
            <text:p>65.4100036621</text:p>
          </table:table-cell>
          <table:table-cell table:formula="of:=[.B156]-[.A156]" office:value-type="float" office:value="1.4100036621" calcext:value-type="float">
            <text:p>1.41000366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.4700012207" calcext:value-type="float">
            <text:p>66.4700012207</text:p>
          </table:table-cell>
          <table:table-cell table:formula="of:=[.B157]-[.A157]" office:value-type="float" office:value="1.4700012207" calcext:value-type="float">
            <text:p>1.47000122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.7900009155" calcext:value-type="float">
            <text:p>67.7900009155</text:p>
          </table:table-cell>
          <table:table-cell table:formula="of:=[.B158]-[.A158]" office:value-type="float" office:value="1.7900009155" calcext:value-type="float">
            <text:p>1.79000091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.5800018311" calcext:value-type="float">
            <text:p>68.5800018311</text:p>
          </table:table-cell>
          <table:table-cell table:formula="of:=[.B159]-[.A159]" office:value-type="float" office:value="1.58000183110001" calcext:value-type="float">
            <text:p>1.58000183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.1100006104" calcext:value-type="float">
            <text:p>69.1100006104</text:p>
          </table:table-cell>
          <table:table-cell table:formula="of:=[.B160]-[.A160]" office:value-type="float" office:value="1.11000061039999" calcext:value-type="float">
            <text:p>1.11000061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.6999969482" calcext:value-type="float">
            <text:p>70.6999969482</text:p>
          </table:table-cell>
          <table:table-cell table:formula="of:=[.B161]-[.A161]" office:value-type="float" office:value="1.6999969482" calcext:value-type="float">
            <text:p>1.69999694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.2300033569" calcext:value-type="float">
            <text:p>71.2300033569</text:p>
          </table:table-cell>
          <table:table-cell table:formula="of:=[.B162]-[.A162]" office:value-type="float" office:value="1.2300033569" calcext:value-type="float">
            <text:p>1.23000335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.5500030518" calcext:value-type="float">
            <text:p>72.5500030518</text:p>
          </table:table-cell>
          <table:table-cell table:formula="of:=[.B163]-[.A163]" office:value-type="float" office:value="1.5500030518" calcext:value-type="float">
            <text:p>1.55000305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.3399963379" calcext:value-type="float">
            <text:p>73.3399963379</text:p>
          </table:table-cell>
          <table:table-cell table:formula="of:=[.B164]-[.A164]" office:value-type="float" office:value="1.3399963379" calcext:value-type="float">
            <text:p>1.33999633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.4000015259" calcext:value-type="float">
            <text:p>74.4000015259</text:p>
          </table:table-cell>
          <table:table-cell table:formula="of:=[.B165]-[.A165]" office:value-type="float" office:value="1.4000015259" calcext:value-type="float">
            <text:p>1.40000152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.9300003052" calcext:value-type="float">
            <text:p>74.9300003052</text:p>
          </table:table-cell>
          <table:table-cell table:formula="of:=[.B166]-[.A166]" office:value-type="float" office:value="0.930000305199997" calcext:value-type="float">
            <text:p>0.93000030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.9800033569" calcext:value-type="float">
            <text:p>75.9800033569</text:p>
          </table:table-cell>
          <table:table-cell table:formula="of:=[.B167]-[.A167]" office:value-type="float" office:value="0.980003356899999" calcext:value-type="float">
            <text:p>0.98000335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.0400009155" calcext:value-type="float">
            <text:p>77.0400009155</text:p>
          </table:table-cell>
          <table:table-cell table:formula="of:=[.B168]-[.A168]" office:value-type="float" office:value="1.0400009155" calcext:value-type="float">
            <text:p>1.04000091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.8300018311" calcext:value-type="float">
            <text:p>77.8300018311</text:p>
          </table:table-cell>
          <table:table-cell table:formula="of:=[.B169]-[.A169]" office:value-type="float" office:value="0.830001831100006" calcext:value-type="float">
            <text:p>0.83000183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.8899993896" calcext:value-type="float">
            <text:p>78.8899993896</text:p>
          </table:table-cell>
          <table:table-cell table:formula="of:=[.B170]-[.A170]" office:value-type="float" office:value="0.889999389600007" calcext:value-type="float">
            <text:p>0.88999938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9499969482" calcext:value-type="float">
            <text:p>79.9499969482</text:p>
          </table:table-cell>
          <table:table-cell table:formula="of:=[.B171]-[.A171]" office:value-type="float" office:value="0.949996948199996" calcext:value-type="float">
            <text:p>0.94999694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.7399978638" calcext:value-type="float">
            <text:p>80.7399978638</text:p>
          </table:table-cell>
          <table:table-cell table:formula="of:=[.B172]-[.A172]" office:value-type="float" office:value="0.739997863799999" calcext:value-type="float">
            <text:p>0.73999786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.8000030518" calcext:value-type="float">
            <text:p>81.8000030518</text:p>
          </table:table-cell>
          <table:table-cell table:formula="of:=[.B173]-[.A173]" office:value-type="float" office:value="0.800003051800005" calcext:value-type="float">
            <text:p>0.80000305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.5899963379" calcext:value-type="float">
            <text:p>82.5899963379</text:p>
          </table:table-cell>
          <table:table-cell table:formula="of:=[.B174]-[.A174]" office:value-type="float" office:value="0.589996337900004" calcext:value-type="float">
            <text:p>0.58999633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.1800003052" calcext:value-type="float">
            <text:p>84.1800003052</text:p>
          </table:table-cell>
          <table:table-cell table:formula="of:=[.B175]-[.A175]" office:value-type="float" office:value="1.1800003052" calcext:value-type="float">
            <text:p>1.18000030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.4400024414" calcext:value-type="float">
            <text:p>84.4400024414</text:p>
          </table:table-cell>
          <table:table-cell table:formula="of:=[.B176]-[.A176]" office:value-type="float" office:value="0.440002441399997" calcext:value-type="float">
            <text:p>0.44000244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.5" calcext:value-type="float">
            <text:p>85.5</text:p>
          </table:table-cell>
          <table:table-cell table:formula="of:=[.B177]-[.A177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.2900009155" calcext:value-type="float">
            <text:p>86.2900009155</text:p>
          </table:table-cell>
          <table:table-cell table:formula="of:=[.B178]-[.A178]" office:value-type="float" office:value="0.290000915500002" calcext:value-type="float">
            <text:p>0.29000091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.3499984741" calcext:value-type="float">
            <text:p>87.3499984741</text:p>
          </table:table-cell>
          <table:table-cell table:formula="of:=[.B179]-[.A179]" office:value-type="float" office:value="0.349998474100005" calcext:value-type="float">
            <text:p>0.34999847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.6699981689" calcext:value-type="float">
            <text:p>88.6699981689</text:p>
          </table:table-cell>
          <table:table-cell table:formula="of:=[.B180]-[.A180]" office:value-type="float" office:value="0.669998168899994" calcext:value-type="float">
            <text:p>0.66999816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.7300033569" calcext:value-type="float">
            <text:p>89.7300033569</text:p>
          </table:table-cell>
          <table:table-cell table:formula="of:=[.B181]-[.A181]" office:value-type="float" office:value="0.730003356899999" calcext:value-type="float">
            <text:p>0.7300033569</text:p>
          </table:table-cell>
        </table:table-row>
      </table:table>
      <table:table table:name="10 Samples per 0.5 Degree, Random" table:style-name="ta1">
        <table:shapes>
          <draw:frame draw:z-index="0" draw:style-name="gr1" draw:text-style-name="P1" svg:width="1273.75pt" svg:height="508.22pt" svg:x="223.23pt" svg:y="61.71pt">
            <loext:p draw:notify-on-update-of-ranges="'10 Samples per 0.5 Degree, Random'.A5:'10 Samples per 0.5 Degree, Random'.A3605 '10 Samples per 0.5 Degree, Random'.B5:'10 Samples per 0.5 Degree, Random'.B36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ey@inmoov-grey:~/Arduino/libraries$ rosrun inmoov_servobrain servo_adc_tester.p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493047564.327270]: found: <text:s/>smartse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: <text:s/>8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feedback</text:p>
          </table:table-cell>
        </table:table-row>
        <table:table-row table:style-name="ro1">
          <table:table-cell office:value-type="float" office:value="179.5" calcext:value-type="float">
            <text:p>179.5</text:p>
          </table:table-cell>
          <table:table-cell table:formula="of:=[.C6]-[.A6]" office:value-type="float" office:value="-55.699996948" calcext:value-type="float">
            <text:p>-55.699996948</text:p>
          </table:table-cell>
          <table:table-cell office:value-type="float" office:value="123.800003052" calcext:value-type="float">
            <text:p>123.8000030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7]-[.A7]" office:value-type="float" office:value="1.7900009155" calcext:value-type="float">
            <text:p>1.7900009155</text:p>
          </table:table-cell>
          <table:table-cell office:value-type="float" office:value="25.7900009155" calcext:value-type="float">
            <text:p>25.790000915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C8]-[.A8]" office:value-type="float" office:value="1.1700000763" calcext:value-type="float">
            <text:p>1.1700000763</text:p>
          </table:table-cell>
          <table:table-cell office:value-type="float" office:value="11.6700000763" calcext:value-type="float">
            <text:p>11.6700000763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[.C9]-[.A9]" office:value-type="float" office:value="2.5100021362" calcext:value-type="float">
            <text:p>2.5100021362</text:p>
          </table:table-cell>
          <table:table-cell office:value-type="float" office:value="76.0100021362" calcext:value-type="float">
            <text:p>76.0100021362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table:formula="of:=[.C10]-[.A10]" office:value-type="float" office:value="1.25999450699999" calcext:value-type="float">
            <text:p>1.259994507</text:p>
          </table:table-cell>
          <table:table-cell office:value-type="float" office:value="151.759994507" calcext:value-type="float">
            <text:p>151.7599945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C11]-[.A11]" office:value-type="float" office:value="2.150001526" calcext:value-type="float">
            <text:p>2.150001526</text:p>
          </table:table-cell>
          <table:table-cell office:value-type="float" office:value="106.150001526" calcext:value-type="float">
            <text:p>106.150001526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[.C12]-[.A12]" office:value-type="float" office:value="1.539993286" calcext:value-type="float">
            <text:p>1.539993286</text:p>
          </table:table-cell>
          <table:table-cell office:value-type="float" office:value="130.039993286" calcext:value-type="float">
            <text:p>130.0399932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13]-[.A13]" office:value-type="float" office:value="2.8399963379" calcext:value-type="float">
            <text:p>2.8399963379</text:p>
          </table:table-cell>
          <table:table-cell office:value-type="float" office:value="73.8399963379" calcext:value-type="float">
            <text:p>73.83999633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4]-[.A14]" office:value-type="float" office:value="1.7299995422" calcext:value-type="float">
            <text:p>1.7299995422</text:p>
          </table:table-cell>
          <table:table-cell office:value-type="float" office:value="18.7299995422" calcext:value-type="float">
            <text:p>18.7299995422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table:formula="of:=[.C15]-[.A15]" office:value-type="float" office:value="1.30999755900001" calcext:value-type="float">
            <text:p>1.309997559</text:p>
          </table:table-cell>
          <table:table-cell office:value-type="float" office:value="139.809997559" calcext:value-type="float">
            <text:p>139.8099975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C16]-[.A16]" office:value-type="float" office:value="2.66999816889999" calcext:value-type="float">
            <text:p>2.6699981689</text:p>
          </table:table-cell>
          <table:table-cell office:value-type="float" office:value="90.6699981689" calcext:value-type="float">
            <text:p>90.6699981689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table:formula="of:=[.C17]-[.A17]" office:value-type="float" office:value="1.19999694800001" calcext:value-type="float">
            <text:p>1.199996948</text:p>
          </table:table-cell>
          <table:table-cell office:value-type="float" office:value="144.699996948" calcext:value-type="float">
            <text:p>144.69999694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18]-[.A18]" office:value-type="float" office:value="-0.42999982834" calcext:value-type="float">
            <text:p>-0.4299998283</text:p>
          </table:table-cell>
          <table:table-cell office:value-type="float" office:value="4.07000017166" calcext:value-type="float">
            <text:p>4.0700001717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19]-[.A19]" office:value-type="float" office:value="0.580001831000004" calcext:value-type="float">
            <text:p>0.580001831</text:p>
          </table:table-cell>
          <table:table-cell office:value-type="float" office:value="162.080001831" calcext:value-type="float">
            <text:p>162.08000183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C20]-[.A20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[.C21]-[.A21]" office:value-type="float" office:value="2.2300033569" calcext:value-type="float">
            <text:p>2.2300033569</text:p>
          </table:table-cell>
          <table:table-cell office:value-type="float" office:value="78.7300033569" calcext:value-type="float">
            <text:p>78.7300033569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[.C22]-[.A22]" office:value-type="float" office:value="1.710006714" calcext:value-type="float">
            <text:p>1.710006714</text:p>
          </table:table-cell>
          <table:table-cell office:value-type="float" office:value="132.210006714" calcext:value-type="float">
            <text:p>132.210006714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formula="of:=[.C23]-[.A23]" office:value-type="float" office:value="2.480003357" calcext:value-type="float">
            <text:p>2.480003357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24]-[.A24]" office:value-type="float" office:value="2.7300033569" calcext:value-type="float">
            <text:p>2.7300033569</text:p>
          </table:table-cell>
          <table:table-cell office:value-type="float" office:value="78.7300033569" calcext:value-type="float">
            <text:p>78.73000335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25]-[.A25]" office:value-type="float" office:value="2.5999984741" calcext:value-type="float">
            <text:p>2.5999984741</text:p>
          </table:table-cell>
          <table:table-cell office:value-type="float" office:value="86.5999984741" calcext:value-type="float">
            <text:p>86.5999984741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table:formula="of:=[.C26]-[.A26]" office:value-type="float" office:value="2.5999984741" calcext:value-type="float">
            <text:p>2.5999984741</text:p>
          </table:table-cell>
          <table:table-cell office:value-type="float" office:value="77.0999984741" calcext:value-type="float">
            <text:p>77.09999847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27]-[.A27]" office:value-type="float" office:value="2.349998474" calcext:value-type="float">
            <text:p>2.349998474</text:p>
          </table:table-cell>
          <table:table-cell office:value-type="float" office:value="102.349998474" calcext:value-type="float">
            <text:p>102.34999847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C28]-[.A28]" office:value-type="float" office:value="1.419998169" calcext:value-type="float">
            <text:p>1.419998169</text:p>
          </table:table-cell>
          <table:table-cell office:value-type="float" office:value="147.419998169" calcext:value-type="float">
            <text:p>147.419998169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table:formula="of:=[.C29]-[.A29]" office:value-type="float" office:value="-0.30999755900001" calcext:value-type="float">
            <text:p>-0.309997559</text:p>
          </table:table-cell>
          <table:table-cell office:value-type="float" office:value="176.190002441" calcext:value-type="float">
            <text:p>176.190002441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[.C30]-[.A30]" office:value-type="float" office:value="1.5699996948" calcext:value-type="float">
            <text:p>1.5699996948</text:p>
          </table:table-cell>
          <table:table-cell office:value-type="float" office:value="23.0699996948" calcext:value-type="float">
            <text:p>23.06999969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C31]-[.A31]" office:value-type="float" office:value="2.1100006104" calcext:value-type="float">
            <text:p>2.1100006104</text:p>
          </table:table-cell>
          <table:table-cell office:value-type="float" office:value="55.1100006104" calcext:value-type="float">
            <text:p>55.1100006104</text:p>
          </table:table-cell>
        </table:table-row>
        <table:table-row table:style-name="ro1">
          <table:table-cell office:value-type="float" office:value="151.5" calcext:value-type="float">
            <text:p>151.5</text:p>
          </table:table-cell>
          <table:table-cell table:formula="of:=[.C32]-[.A32]" office:value-type="float" office:value="0.800003051999994" calcext:value-type="float">
            <text:p>0.800003052</text:p>
          </table:table-cell>
          <table:table-cell office:value-type="float" office:value="152.300003052" calcext:value-type="float">
            <text:p>152.300003052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[.C33]-[.A33]" office:value-type="float" office:value="2.7799987793" calcext:value-type="float">
            <text:p>2.7799987793</text:p>
          </table:table-cell>
          <table:table-cell office:value-type="float" office:value="76.2799987793" calcext:value-type="float">
            <text:p>76.279998779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34]-[.A34]" office:value-type="float" office:value="-0.17000007629" calcext:value-type="float">
            <text:p>-0.1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C35]-[.A35]" office:value-type="float" office:value="0.260000228900001" calcext:value-type="float">
            <text:p>0.2600002289</text:p>
          </table:table-cell>
          <table:table-cell office:value-type="float" office:value="12.7600002289" calcext:value-type="float">
            <text:p>12.760000228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[.C36]-[.A36]" office:value-type="float" office:value="0.870000839199999" calcext:value-type="float">
            <text:p>0.8700008392</text:p>
          </table:table-cell>
          <table:table-cell office:value-type="float" office:value="17.3700008392" calcext:value-type="float">
            <text:p>17.3700008392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table:formula="of:=[.C37]-[.A37]" office:value-type="float" office:value="1.870002747" calcext:value-type="float">
            <text:p>1.870002747</text:p>
          </table:table-cell>
          <table:table-cell office:value-type="float" office:value="118.370002747" calcext:value-type="float">
            <text:p>118.3700027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C38]-[.A38]" office:value-type="float" office:value="2.44999694800001" calcext:value-type="float">
            <text:p>2.449996948</text:p>
          </table:table-cell>
          <table:table-cell office:value-type="float" office:value="100.449996948" calcext:value-type="float">
            <text:p>100.449996948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table:formula="of:=[.C39]-[.A39]" office:value-type="float" office:value="1.980003357" calcext:value-type="float">
            <text:p>1.980003357</text:p>
          </table:table-cell>
          <table:table-cell office:value-type="float" office:value="113.480003357" calcext:value-type="float">
            <text:p>113.480003357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table:formula="of:=[.C40]-[.A40]" office:value-type="float" office:value="1.30999755900001" calcext:value-type="float">
            <text:p>1.309997559</text:p>
          </table:table-cell>
          <table:table-cell office:value-type="float" office:value="139.809997559" calcext:value-type="float">
            <text:p>139.8099975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C41]-[.A41]" office:value-type="float" office:value="2.269996643" calcext:value-type="float">
            <text:p>2.269996643</text:p>
          </table:table-cell>
          <table:table-cell office:value-type="float" office:value="120.269996643" calcext:value-type="float">
            <text:p>120.269996643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42]-[.A42]" office:value-type="float" office:value="2.279998779" calcext:value-type="float">
            <text:p>2.279998779</text:p>
          </table:table-cell>
          <table:table-cell office:value-type="float" office:value="107.779998779" calcext:value-type="float">
            <text:p>107.7799987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43]-[.A43]" office:value-type="float" office:value="1.4400005341" calcext:value-type="float">
            <text:p>1.4400005341</text:p>
          </table:table-cell>
          <table:table-cell office:value-type="float" office:value="21.4400005341" calcext:value-type="float">
            <text:p>21.4400005341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table:formula="of:=[.C44]-[.A44]" office:value-type="float" office:value="1.3899993896" calcext:value-type="float">
            <text:p>1.3899993896</text:p>
          </table:table-cell>
          <table:table-cell office:value-type="float" office:value="42.8899993896" calcext:value-type="float">
            <text:p>42.88999938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C45]-[.A45]" office:value-type="float" office:value="1.22999572800001" calcext:value-type="float">
            <text:p>1.229995728</text:p>
          </table:table-cell>
          <table:table-cell office:value-type="float" office:value="148.229995728" calcext:value-type="float">
            <text:p>148.229995728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table:formula="of:=[.C46]-[.A46]" office:value-type="float" office:value="1.55999755900001" calcext:value-type="float">
            <text:p>1.559997559</text:p>
          </table:table-cell>
          <table:table-cell office:value-type="float" office:value="146.059997559" calcext:value-type="float">
            <text:p>146.059997559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C47]-[.A47]" office:value-type="float" office:value="2.8499984741" calcext:value-type="float">
            <text:p>2.8499984741</text:p>
          </table:table-cell>
          <table:table-cell office:value-type="float" office:value="61.3499984741" calcext:value-type="float">
            <text:p>61.34999847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48]-[.A48]" office:value-type="float" office:value="-1.10000002384" calcext:value-type="float">
            <text:p>-1.1000000238</text:p>
          </table:table-cell>
          <table:table-cell office:value-type="float" office:value="1.89999997616" calcext:value-type="float">
            <text:p>1.8999999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49]-[.A49]" office:value-type="float" office:value="0.1300001144" calcext:value-type="float">
            <text:p>0.1300001144</text:p>
          </table:table-cell>
          <table:table-cell office:value-type="float" office:value="11.1300001144" calcext:value-type="float">
            <text:p>11.1300001144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table:formula="of:=[.C50]-[.A50]" office:value-type="float" office:value="2.33000183110001" calcext:value-type="float">
            <text:p>2.3300018311</text:p>
          </table:table-cell>
          <table:table-cell office:value-type="float" office:value="76.8300018311" calcext:value-type="float">
            <text:p>76.83000183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51]-[.A51]" office:value-type="float" office:value="1.779998779" calcext:value-type="float">
            <text:p>1.779998779</text:p>
          </table:table-cell>
          <table:table-cell office:value-type="float" office:value="126.779998779" calcext:value-type="float">
            <text:p>126.77999877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C52]-[.A52]" office:value-type="float" office:value="2.239997864" calcext:value-type="float">
            <text:p>2.239997864</text:p>
          </table:table-cell>
          <table:table-cell office:value-type="float" office:value="126.239997864" calcext:value-type="float">
            <text:p>126.239997864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C53]-[.A53]" office:value-type="float" office:value="1.9500007629" calcext:value-type="float">
            <text:p>1.9500007629</text:p>
          </table:table-cell>
          <table:table-cell office:value-type="float" office:value="59.4500007629" calcext:value-type="float">
            <text:p>59.4500007629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table:formula="of:=[.C54]-[.A54]" office:value-type="float" office:value="1.19000244099999" calcext:value-type="float">
            <text:p>1.190002441</text:p>
          </table:table-cell>
          <table:table-cell office:value-type="float" office:value="147.690002441" calcext:value-type="float">
            <text:p>147.690002441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C55]-[.A55]" office:value-type="float" office:value="1.2299995422" calcext:value-type="float">
            <text:p>1.2299995422</text:p>
          </table:table-cell>
          <table:table-cell office:value-type="float" office:value="37.7299995422" calcext:value-type="float">
            <text:p>37.7299995422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table:formula="of:=[.C56]-[.A56]" office:value-type="float" office:value="1.77999877900001" calcext:value-type="float">
            <text:p>1.779998779</text:p>
          </table:table-cell>
          <table:table-cell office:value-type="float" office:value="136.279998779" calcext:value-type="float">
            <text:p>136.279998779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table:formula="of:=[.C57]-[.A57]" office:value-type="float" office:value="1.19999694800001" calcext:value-type="float">
            <text:p>1.199996948</text:p>
          </table:table-cell>
          <table:table-cell office:value-type="float" office:value="144.699996948" calcext:value-type="float">
            <text:p>144.6999969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C58]-[.A58]" office:value-type="float" office:value="1.02999877900001" calcext:value-type="float">
            <text:p>1.029998779</text:p>
          </table:table-cell>
          <table:table-cell office:value-type="float" office:value="152.029998779" calcext:value-type="float">
            <text:p>152.0299987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59]-[.A59]" office:value-type="float" office:value="2.1899986267" calcext:value-type="float">
            <text:p>2.1899986267</text:p>
          </table:table-cell>
          <table:table-cell office:value-type="float" office:value="56.1899986267" calcext:value-type="float">
            <text:p>56.18999862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60]-[.A60]" office:value-type="float" office:value="2.0299987793" calcext:value-type="float">
            <text:p>2.0299987793</text:p>
          </table:table-cell>
          <table:table-cell office:value-type="float" office:value="92.0299987793" calcext:value-type="float">
            <text:p>92.0299987793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table:formula="of:=[.C61]-[.A61]" office:value-type="float" office:value="0.899993896000012" calcext:value-type="float">
            <text:p>0.899993896</text:p>
          </table:table-cell>
          <table:table-cell office:value-type="float" office:value="150.399993896" calcext:value-type="float">
            <text:p>150.39999389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C62]-[.A62]" office:value-type="float" office:value="2.019996643" calcext:value-type="float">
            <text:p>2.019996643</text:p>
          </table:table-cell>
          <table:table-cell office:value-type="float" office:value="114.019996643" calcext:value-type="float">
            <text:p>114.0199966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63]-[.A63]" office:value-type="float" office:value="2.12999725340001" calcext:value-type="float">
            <text:p>2.1299972534</text:p>
          </table:table-cell>
          <table:table-cell office:value-type="float" office:value="71.1299972534" calcext:value-type="float">
            <text:p>71.1299972534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table:formula="of:=[.C64]-[.A64]" office:value-type="float" office:value="2.12999725340001" calcext:value-type="float">
            <text:p>2.1299972534</text:p>
          </table:table-cell>
          <table:table-cell office:value-type="float" office:value="99.6299972534" calcext:value-type="float">
            <text:p>99.62999725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C65]-[.A65]" office:value-type="float" office:value="2.75" calcext:value-type="float">
            <text:p>2.75</text:p>
          </table:table-cell>
          <table:table-cell office:value-type="float" office:value="94.75" calcext:value-type="float">
            <text:p>94.75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C66]-[.A66]" office:value-type="float" office:value="2.0500030518" calcext:value-type="float">
            <text:p>2.0500030518</text:p>
          </table:table-cell>
          <table:table-cell office:value-type="float" office:value="98.5500030518" calcext:value-type="float">
            <text:p>98.5500030518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[.C67]-[.A67]" office:value-type="float" office:value="0.970000267" calcext:value-type="float">
            <text:p>0.970000267</text:p>
          </table:table-cell>
          <table:table-cell office:value-type="float" office:value="15.470000267" calcext:value-type="float">
            <text:p>15.470000267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table:formula="of:=[.C68]-[.A68]" office:value-type="float" office:value="0.490005493000012" calcext:value-type="float">
            <text:p>0.490005493</text:p>
          </table:table-cell>
          <table:table-cell office:value-type="float" office:value="160.990005493" calcext:value-type="float">
            <text:p>160.990005493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[.C69]-[.A69]" office:value-type="float" office:value="1.1399993896" calcext:value-type="float">
            <text:p>1.1399993896</text:p>
          </table:table-cell>
          <table:table-cell office:value-type="float" office:value="17.6399993896" calcext:value-type="float">
            <text:p>17.63999938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C70]-[.A70]" office:value-type="float" office:value="1.33999633799999" calcext:value-type="float">
            <text:p>1.339996338</text:p>
          </table:table-cell>
          <table:table-cell office:value-type="float" office:value="143.339996338" calcext:value-type="float">
            <text:p>143.339996338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table:formula="of:=[.C71]-[.A71]" office:value-type="float" office:value="1.620002747" calcext:value-type="float">
            <text:p>1.620002747</text:p>
          </table:table-cell>
          <table:table-cell office:value-type="float" office:value="112.120002747" calcext:value-type="float">
            <text:p>112.1200027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C72]-[.A72]" office:value-type="float" office:value="1.349998474" calcext:value-type="float">
            <text:p>1.349998474</text:p>
          </table:table-cell>
          <table:table-cell office:value-type="float" office:value="121.349998474" calcext:value-type="float">
            <text:p>121.3499984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73]-[.A73]" office:value-type="float" office:value="2.4500007629" calcext:value-type="float">
            <text:p>2.4500007629</text:p>
          </table:table-cell>
          <table:table-cell office:value-type="float" office:value="59.4500007629" calcext:value-type="float">
            <text:p>59.45000076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74]-[.A74]" office:value-type="float" office:value="2.5699996948" calcext:value-type="float">
            <text:p>2.5699996948</text:p>
          </table:table-cell>
          <table:table-cell office:value-type="float" office:value="54.5699996948" calcext:value-type="float">
            <text:p>54.5699996948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table:formula="of:=[.C75]-[.A75]" office:value-type="float" office:value="1.210006714" calcext:value-type="float">
            <text:p>1.210006714</text:p>
          </table:table-cell>
          <table:table-cell office:value-type="float" office:value="141.710006714" calcext:value-type="float">
            <text:p>141.7100067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C76]-[.A76]" office:value-type="float" office:value="-0.119995117000002" calcext:value-type="float">
            <text:p>-0.119995117</text:p>
          </table:table-cell>
          <table:table-cell office:value-type="float" office:value="165.880004883" calcext:value-type="float">
            <text:p>165.8800048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C77]-[.A77]" office:value-type="float" office:value="1.27000427199999" calcext:value-type="float">
            <text:p>1.270004272</text:p>
          </table:table-cell>
          <table:table-cell office:value-type="float" office:value="139.270004272" calcext:value-type="float">
            <text:p>139.27000427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78]-[.A78]" office:value-type="float" office:value="-0.139999390000014" calcext:value-type="float">
            <text:p>-0.13999939</text:p>
          </table:table-cell>
          <table:table-cell office:value-type="float" office:value="168.86000061" calcext:value-type="float">
            <text:p>168.8600006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C79]-[.A79]" office:value-type="float" office:value="0.44999980927" calcext:value-type="float">
            <text:p>0.4499998093</text:p>
          </table:table-cell>
          <table:table-cell office:value-type="float" office:value="8.94999980927" calcext:value-type="float">
            <text:p>8.9499998093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C80]-[.A80]" office:value-type="float" office:value="1.2299995422" calcext:value-type="float">
            <text:p>1.2299995422</text:p>
          </table:table-cell>
          <table:table-cell office:value-type="float" office:value="37.7299995422" calcext:value-type="float">
            <text:p>37.72999954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C81]-[.A81]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[.C82]-[.A82]" office:value-type="float" office:value="1.0300006866" calcext:value-type="float">
            <text:p>1.0300006866</text:p>
          </table:table-cell>
          <table:table-cell office:value-type="float" office:value="22.5300006866" calcext:value-type="float">
            <text:p>22.53000068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83]-[.A83]" office:value-type="float" office:value="1.6199989319" calcext:value-type="float">
            <text:p>1.6199989319</text:p>
          </table:table-cell>
          <table:table-cell office:value-type="float" office:value="42.6199989319" calcext:value-type="float">
            <text:p>42.619998931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C84]-[.A84]" office:value-type="float" office:value="1.08999633799999" calcext:value-type="float">
            <text:p>1.089996338</text:p>
          </table:table-cell>
          <table:table-cell office:value-type="float" office:value="140.089996338" calcext:value-type="float">
            <text:p>140.089996338</text:p>
          </table:table-cell>
        </table:table-row>
        <table:table-row table:style-name="ro1">
          <table:table-cell office:value-type="float" office:value="145.5" calcext:value-type="float">
            <text:p>145.5</text:p>
          </table:table-cell>
          <table:table-cell table:formula="of:=[.C85]-[.A85]" office:value-type="float" office:value="0.830001831000004" calcext:value-type="float">
            <text:p>0.830001831</text:p>
          </table:table-cell>
          <table:table-cell office:value-type="float" office:value="146.330001831" calcext:value-type="float">
            <text:p>146.3300018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86]-[.A86]" office:value-type="float" office:value="1.9099998474" calcext:value-type="float">
            <text:p>1.9099998474</text:p>
          </table:table-cell>
          <table:table-cell office:value-type="float" office:value="58.9099998474" calcext:value-type="float">
            <text:p>58.9099998474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[.C87]-[.A87]" office:value-type="float" office:value="2.2400016785" calcext:value-type="float">
            <text:p>2.2400016785</text:p>
          </table:table-cell>
          <table:table-cell office:value-type="float" office:value="56.7400016785" calcext:value-type="float">
            <text:p>56.7400016785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[.C88]-[.A88]" office:value-type="float" office:value="1.63999939000001" calcext:value-type="float">
            <text:p>1.63999939</text:p>
          </table:table-cell>
          <table:table-cell office:value-type="float" office:value="128.13999939" calcext:value-type="float">
            <text:p>128.139999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89]-[.A89]" office:value-type="float" office:value="2.5400009155" calcext:value-type="float">
            <text:p>2.5400009155</text:p>
          </table:table-cell>
          <table:table-cell office:value-type="float" office:value="60.5400009155" calcext:value-type="float">
            <text:p>60.54000091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90]-[.A90]" office:value-type="float" office:value="1.029999733" calcext:value-type="float">
            <text:p>1.029999733</text:p>
          </table:table-cell>
          <table:table-cell office:value-type="float" office:value="13.029999733" calcext:value-type="float">
            <text:p>13.029999733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C91]-[.A91]" office:value-type="float" office:value="1.0599994659" calcext:value-type="float">
            <text:p>1.0599994659</text:p>
          </table:table-cell>
          <table:table-cell office:value-type="float" office:value="16.5599994659" calcext:value-type="float">
            <text:p>16.55999946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C92]-[.A92]" office:value-type="float" office:value="1.6500015259" calcext:value-type="float">
            <text:p>1.6500015259</text:p>
          </table:table-cell>
          <table:table-cell office:value-type="float" office:value="96.6500015259" calcext:value-type="float">
            <text:p>96.650001525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93]-[.A93]" office:value-type="float" office:value="-0.42999982834" calcext:value-type="float">
            <text:p>-0.4299998283</text:p>
          </table:table-cell>
          <table:table-cell office:value-type="float" office:value="4.07000017166" calcext:value-type="float">
            <text:p>4.07000017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C94]-[.A94]" office:value-type="float" office:value="-0.320007323999988" calcext:value-type="float">
            <text:p>-0.320007324</text:p>
          </table:table-cell>
          <table:table-cell office:value-type="float" office:value="169.679992676" calcext:value-type="float">
            <text:p>169.6799926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95]-[.A95]" office:value-type="float" office:value="1.5" calcext:value-type="float">
            <text:p>1.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[.C96]-[.A96]" office:value-type="float" office:value="1.75" calcext:value-type="float">
            <text:p>1.75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C97]-[.A97]" office:value-type="float" office:value="-0.78999996185" calcext:value-type="float">
            <text:p>-0.7899999619</text:p>
          </table:table-cell>
          <table:table-cell office:value-type="float" office:value="2.71000003815" calcext:value-type="float">
            <text:p>2.7100000382</text:p>
          </table:table-cell>
        </table:table-row>
        <table:table-row table:style-name="ro1">
          <table:table-cell office:value-type="float" office:value="178.5" calcext:value-type="float">
            <text:p>178.5</text:p>
          </table:table-cell>
          <table:table-cell table:formula="of:=[.C98]-[.A98]" office:value-type="float" office:value="-1.22000122099999" calcext:value-type="float">
            <text:p>-1.220001221</text:p>
          </table:table-cell>
          <table:table-cell office:value-type="float" office:value="177.279998779" calcext:value-type="float">
            <text:p>177.279998779</text:p>
          </table:table-cell>
        </table:table-row>
        <table:table-row table:style-name="ro1">
          <table:table-cell office:value-type="float" office:value="145.5" calcext:value-type="float">
            <text:p>145.5</text:p>
          </table:table-cell>
          <table:table-cell table:formula="of:=[.C99]-[.A99]" office:value-type="float" office:value="0.830001831000004" calcext:value-type="float">
            <text:p>0.830001831</text:p>
          </table:table-cell>
          <table:table-cell office:value-type="float" office:value="146.330001831" calcext:value-type="float">
            <text:p>146.3300018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C100]-[.A100]" office:value-type="float" office:value="1.669998169" calcext:value-type="float">
            <text:p>1.669998169</text:p>
          </table:table-cell>
          <table:table-cell office:value-type="float" office:value="131.669998169" calcext:value-type="float">
            <text:p>131.6699981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101]-[.A101]" office:value-type="float" office:value="2.3399963379" calcext:value-type="float">
            <text:p>2.3399963379</text:p>
          </table:table-cell>
          <table:table-cell office:value-type="float" office:value="64.3399963379" calcext:value-type="float">
            <text:p>64.339996337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102]-[.A102]" office:value-type="float" office:value="-0.410003662000008" calcext:value-type="float">
            <text:p>-0.410003662</text:p>
          </table:table-cell>
          <table:table-cell office:value-type="float" office:value="168.589996338" calcext:value-type="float">
            <text:p>168.5899963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03]-[.A103]" office:value-type="float" office:value="0.670000076299999" calcext:value-type="float">
            <text:p>0.6700000763</text:p>
          </table:table-cell>
          <table:table-cell office:value-type="float" office:value="11.6700000763" calcext:value-type="float">
            <text:p>11.67000007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104]-[.A104]" office:value-type="float" office:value="1.5900001526" calcext:value-type="float">
            <text:p>1.5900001526</text:p>
          </table:table-cell>
          <table:table-cell office:value-type="float" office:value="48.5900001526" calcext:value-type="float">
            <text:p>48.59000015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105]-[.A105]" office:value-type="float" office:value="-0.21999979019" calcext:value-type="float">
            <text:p>-0.2199997902</text:p>
          </table:table-cell>
          <table:table-cell office:value-type="float" office:value="6.78000020981" calcext:value-type="float">
            <text:p>6.7800002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06]-[.A106]" office:value-type="float" office:value="-0.64999997616" calcext:value-type="float">
            <text:p>-0.6499999762</text:p>
          </table:table-cell>
          <table:table-cell office:value-type="float" office:value="1.35000002384" calcext:value-type="float">
            <text:p>1.35000002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107]-[.A107]" office:value-type="float" office:value="1.9199981689" calcext:value-type="float">
            <text:p>1.9199981689</text:p>
          </table:table-cell>
          <table:table-cell office:value-type="float" office:value="55.9199981689" calcext:value-type="float">
            <text:p>55.9199981689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table:formula="of:=[.C108]-[.A108]" office:value-type="float" office:value="1.279998779" calcext:value-type="float">
            <text:p>1.279998779</text:p>
          </table:table-cell>
          <table:table-cell office:value-type="float" office:value="107.779998779" calcext:value-type="float">
            <text:p>107.7799987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109]-[.A109]" office:value-type="float" office:value="1.9400024414" calcext:value-type="float">
            <text:p>1.9400024414</text:p>
          </table:table-cell>
          <table:table-cell office:value-type="float" office:value="71.9400024414" calcext:value-type="float">
            <text:p>71.9400024414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formula="of:=[.C110]-[.A110]" office:value-type="float" office:value="1.8100013733" calcext:value-type="float">
            <text:p>1.8100013733</text:p>
          </table:table-cell>
          <table:table-cell office:value-type="float" office:value="51.3100013733" calcext:value-type="float">
            <text:p>51.3100013733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table:formula="of:=[.C111]-[.A111]" office:value-type="float" office:value="-0.580001831000004" calcext:value-type="float">
            <text:p>-0.580001831</text:p>
          </table:table-cell>
          <table:table-cell office:value-type="float" office:value="175.919998169" calcext:value-type="float">
            <text:p>175.9199981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12]-[.A112]" office:value-type="float" office:value="1.1900005341" calcext:value-type="float">
            <text:p>1.1900005341</text:p>
          </table:table-cell>
          <table:table-cell office:value-type="float" office:value="18.1900005341" calcext:value-type="float">
            <text:p>18.1900005341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table:formula="of:=[.C113]-[.A113]" office:value-type="float" office:value="1.33999633799999" calcext:value-type="float">
            <text:p>1.339996338</text:p>
          </table:table-cell>
          <table:table-cell office:value-type="float" office:value="133.839996338" calcext:value-type="float">
            <text:p>133.839996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114]-[.A114]" office:value-type="float" office:value="-0.810000002384" calcext:value-type="float">
            <text:p>-0.8100000024</text:p>
          </table:table-cell>
          <table:table-cell office:value-type="float" office:value="-0.810000002384" calcext:value-type="float">
            <text:p>-0.81000000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C115]-[.A115]" office:value-type="float" office:value="0.229995728000006" calcext:value-type="float">
            <text:p>0.229995728</text:p>
          </table:table-cell>
          <table:table-cell office:value-type="float" office:value="167.229995728" calcext:value-type="float">
            <text:p>167.229995728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116]-[.A116]" office:value-type="float" office:value="0.0299987790000102" calcext:value-type="float">
            <text:p>0.029998779</text:p>
          </table:table-cell>
          <table:table-cell office:value-type="float" office:value="161.529998779" calcext:value-type="float">
            <text:p>161.5299987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117]-[.A117]" office:value-type="float" office:value="2.3000030518" calcext:value-type="float">
            <text:p>2.3000030518</text:p>
          </table:table-cell>
          <table:table-cell office:value-type="float" office:value="73.3000030518" calcext:value-type="float">
            <text:p>73.3000030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18]-[.A118]" office:value-type="float" office:value="-1.189999997616" calcext:value-type="float">
            <text:p>-1.1899999976</text:p>
          </table:table-cell>
          <table:table-cell office:value-type="float" office:value="0.810000002384" calcext:value-type="float">
            <text:p>0.8100000024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table:formula="of:=[.C119]-[.A119]" office:value-type="float" office:value="1.620002747" calcext:value-type="float">
            <text:p>1.620002747</text:p>
          </table:table-cell>
          <table:table-cell office:value-type="float" office:value="112.120002747" calcext:value-type="float">
            <text:p>112.1200027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C120]-[.A120]" office:value-type="float" office:value="0.389999390000014" calcext:value-type="float">
            <text:p>0.38999939</text:p>
          </table:table-cell>
          <table:table-cell office:value-type="float" office:value="153.38999939" calcext:value-type="float">
            <text:p>153.38999939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table:formula="of:=[.C121]-[.A121]" office:value-type="float" office:value="1.279998779" calcext:value-type="float">
            <text:p>1.279998779</text:p>
          </table:table-cell>
          <table:table-cell office:value-type="float" office:value="126.779998779" calcext:value-type="float">
            <text:p>126.779998779</text:p>
          </table:table-cell>
        </table:table-row>
        <table:table-row table:style-name="ro1">
          <table:table-cell office:value-type="float" office:value="156.5" calcext:value-type="float">
            <text:p>156.5</text:p>
          </table:table-cell>
          <table:table-cell table:formula="of:=[.C122]-[.A122]" office:value-type="float" office:value="0.419998168999996" calcext:value-type="float">
            <text:p>0.419998169</text:p>
          </table:table-cell>
          <table:table-cell office:value-type="float" office:value="156.919998169" calcext:value-type="float">
            <text:p>156.919998169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C123]-[.A123]" office:value-type="float" office:value="1.75" calcext:value-type="float">
            <text:p>1.75</text:p>
          </table:table-cell>
          <table:table-cell office:value-type="float" office:value="104.25" calcext:value-type="float">
            <text:p>104.25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C124]-[.A124]" office:value-type="float" office:value="1.6399993896" calcext:value-type="float">
            <text:p>1.6399993896</text:p>
          </table:table-cell>
          <table:table-cell office:value-type="float" office:value="49.1399993896" calcext:value-type="float">
            <text:p>49.13999938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25]-[.A125]" office:value-type="float" office:value="1.1900005341" calcext:value-type="float">
            <text:p>1.1900005341</text:p>
          </table:table-cell>
          <table:table-cell office:value-type="float" office:value="18.1900005341" calcext:value-type="float">
            <text:p>18.1900005341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table:formula="of:=[.C126]-[.A126]" office:value-type="float" office:value="1.7799987793" calcext:value-type="float">
            <text:p>1.7799987793</text:p>
          </table:table-cell>
          <table:table-cell office:value-type="float" office:value="76.2799987793" calcext:value-type="float">
            <text:p>76.27999877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127]-[.A127]" office:value-type="float" office:value="1.9700012207" calcext:value-type="float">
            <text:p>1.9700012207</text:p>
          </table:table-cell>
          <table:table-cell office:value-type="float" office:value="65.9700012207" calcext:value-type="float">
            <text:p>65.9700012207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table:formula="of:=[.C128]-[.A128]" office:value-type="float" office:value="1.8899993896" calcext:value-type="float">
            <text:p>1.8899993896</text:p>
          </table:table-cell>
          <table:table-cell office:value-type="float" office:value="52.3899993896" calcext:value-type="float">
            <text:p>52.38999938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129]-[.A129]" office:value-type="float" office:value="1.5" calcext:value-type="float">
            <text:p>1.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table:formula="of:=[.C130]-[.A130]" office:value-type="float" office:value="1.4399986267" calcext:value-type="float">
            <text:p>1.4399986267</text:p>
          </table:table-cell>
          <table:table-cell office:value-type="float" office:value="52.9399986267" calcext:value-type="float">
            <text:p>52.93999862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131]-[.A131]" office:value-type="float" office:value="-0.42999982834" calcext:value-type="float">
            <text:p>-0.4299998283</text:p>
          </table:table-cell>
          <table:table-cell office:value-type="float" office:value="4.07000017166" calcext:value-type="float">
            <text:p>4.07000017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132]-[.A132]" office:value-type="float" office:value="0.9500007629" calcext:value-type="float">
            <text:p>0.9500007629</text:p>
          </table:table-cell>
          <table:table-cell office:value-type="float" office:value="30.9500007629" calcext:value-type="float">
            <text:p>30.9500007629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[.C133]-[.A133]" office:value-type="float" office:value="2.0999984741" calcext:value-type="float">
            <text:p>2.0999984741</text:p>
          </table:table-cell>
          <table:table-cell office:value-type="float" office:value="86.5999984741" calcext:value-type="float">
            <text:p>86.59999847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C134]-[.A134]" office:value-type="float" office:value="1.349998474" calcext:value-type="float">
            <text:p>1.349998474</text:p>
          </table:table-cell>
          <table:table-cell office:value-type="float" office:value="121.349998474" calcext:value-type="float">
            <text:p>121.349998474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C135]-[.A135]" office:value-type="float" office:value="1.75" calcext:value-type="float">
            <text:p>1.75</text:p>
          </table:table-cell>
          <table:table-cell office:value-type="float" office:value="44.25" calcext:value-type="float">
            <text:p>44.25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table:formula="of:=[.C136]-[.A136]" office:value-type="float" office:value="0.25" calcext:value-type="float">
            <text:p>0.25</text:p>
          </table:table-cell>
          <table:table-cell office:value-type="float" office:value="154.75" calcext:value-type="float">
            <text:p>154.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C137]-[.A137]" office:value-type="float" office:value="-0.52999877900001" calcext:value-type="float">
            <text:p>-0.529998779</text:p>
          </table:table-cell>
          <table:table-cell office:value-type="float" office:value="176.470001221" calcext:value-type="float">
            <text:p>176.470001221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table:formula="of:=[.C138]-[.A138]" office:value-type="float" office:value="0.880004882999998" calcext:value-type="float">
            <text:p>0.880004883</text:p>
          </table:table-cell>
          <table:table-cell office:value-type="float" office:value="134.380004883" calcext:value-type="float">
            <text:p>134.3800048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C139]-[.A139]" office:value-type="float" office:value="-0.889999390000014" calcext:value-type="float">
            <text:p>-0.88999939</text:p>
          </table:table-cell>
          <table:table-cell office:value-type="float" office:value="175.11000061" calcext:value-type="float">
            <text:p>175.110000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C140]-[.A140]" office:value-type="float" office:value="1.88999938960001" calcext:value-type="float">
            <text:p>1.8899993896</text:p>
          </table:table-cell>
          <table:table-cell office:value-type="float" office:value="83.8899993896" calcext:value-type="float">
            <text:p>83.88999938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C141]-[.A141]" office:value-type="float" office:value="1.419998169" calcext:value-type="float">
            <text:p>1.419998169</text:p>
          </table:table-cell>
          <table:table-cell office:value-type="float" office:value="106.419998169" calcext:value-type="float">
            <text:p>106.419998169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[.C142]-[.A142]" office:value-type="float" office:value="1.099998474" calcext:value-type="float">
            <text:p>1.099998474</text:p>
          </table:table-cell>
          <table:table-cell office:value-type="float" office:value="127.599998474" calcext:value-type="float">
            <text:p>127.599998474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C143]-[.A143]" office:value-type="float" office:value="2.0699996948" calcext:value-type="float">
            <text:p>2.0699996948</text:p>
          </table:table-cell>
          <table:table-cell office:value-type="float" office:value="54.5699996948" calcext:value-type="float">
            <text:p>54.56999969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C144]-[.A144]" office:value-type="float" office:value="1.6900024414" calcext:value-type="float">
            <text:p>1.6900024414</text:p>
          </table:table-cell>
          <table:table-cell office:value-type="float" office:value="87.6900024414" calcext:value-type="float">
            <text:p>87.69000244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45]-[.A145]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146]-[.A146]" office:value-type="float" office:value="0.889999390000014" calcext:value-type="float">
            <text:p>0.88999939</text:p>
          </table:table-cell>
          <table:table-cell office:value-type="float" office:value="143.88999939" calcext:value-type="float">
            <text:p>143.88999939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C147]-[.A147]" office:value-type="float" office:value="0.940000534100001" calcext:value-type="float">
            <text:p>0.9400005341</text:p>
          </table:table-cell>
          <table:table-cell office:value-type="float" office:value="21.4400005341" calcext:value-type="float">
            <text:p>21.44000053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C148]-[.A148]" office:value-type="float" office:value="1.6600036621" calcext:value-type="float">
            <text:p>1.6600036621</text:p>
          </table:table-cell>
          <table:table-cell office:value-type="float" office:value="93.6600036621" calcext:value-type="float">
            <text:p>93.6600036621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table:formula="of:=[.C149]-[.A149]" office:value-type="float" office:value="1.9900016785" calcext:value-type="float">
            <text:p>1.9900016785</text:p>
          </table:table-cell>
          <table:table-cell office:value-type="float" office:value="50.4900016785" calcext:value-type="float">
            <text:p>50.4900016785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table:formula="of:=[.C150]-[.A150]" office:value-type="float" office:value="1.8800010681" calcext:value-type="float">
            <text:p>1.8800010681</text:p>
          </table:table-cell>
          <table:table-cell office:value-type="float" office:value="36.3800010681" calcext:value-type="float">
            <text:p>36.3800010681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table:formula="of:=[.C151]-[.A151]" office:value-type="float" office:value="1.11000061" calcext:value-type="float">
            <text:p>1.11000061</text:p>
          </table:table-cell>
          <table:table-cell office:value-type="float" office:value="124.61000061" calcext:value-type="float">
            <text:p>124.6100006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152]-[.A152]" office:value-type="float" office:value="-0.17000007629" calcext:value-type="float">
            <text:p>-0.1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C153]-[.A153]" office:value-type="float" office:value="-0.27999877900001" calcext:value-type="float">
            <text:p>-0.279998779</text:p>
          </table:table-cell>
          <table:table-cell office:value-type="float" office:value="160.720001221" calcext:value-type="float">
            <text:p>160.7200012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154]-[.A154]" office:value-type="float" office:value="1.9700012207" calcext:value-type="float">
            <text:p>1.9700012207</text:p>
          </table:table-cell>
          <table:table-cell office:value-type="float" office:value="84.9700012207" calcext:value-type="float">
            <text:p>84.970001220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C155]-[.A155]" office:value-type="float" office:value="0.330001831000004" calcext:value-type="float">
            <text:p>0.330001831</text:p>
          </table:table-cell>
          <table:table-cell office:value-type="float" office:value="146.330001831" calcext:value-type="float">
            <text:p>146.3300018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C156]-[.A156]" office:value-type="float" office:value="0.710006714000002" calcext:value-type="float">
            <text:p>0.710006714</text:p>
          </table:table-cell>
          <table:table-cell office:value-type="float" office:value="141.710006714" calcext:value-type="float">
            <text:p>141.710006714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table:formula="of:=[.C157]-[.A157]" office:value-type="float" office:value="1.9800033569" calcext:value-type="float">
            <text:p>1.9800033569</text:p>
          </table:table-cell>
          <table:table-cell office:value-type="float" office:value="72.4800033569" calcext:value-type="float">
            <text:p>72.48000335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158]-[.A158]" office:value-type="float" office:value="1.5999984741" calcext:value-type="float">
            <text:p>1.5999984741</text:p>
          </table:table-cell>
          <table:table-cell office:value-type="float" office:value="86.5999984741" calcext:value-type="float">
            <text:p>86.5999984741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table:formula="of:=[.C159]-[.A159]" office:value-type="float" office:value="1.05000305199999" calcext:value-type="float">
            <text:p>1.050003052</text:p>
          </table:table-cell>
          <table:table-cell office:value-type="float" office:value="117.550003052" calcext:value-type="float">
            <text:p>117.550003052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C160]-[.A160]" office:value-type="float" office:value="1.93000030499999" calcext:value-type="float">
            <text:p>1.930000305</text:p>
          </table:table-cell>
          <table:table-cell office:value-type="float" office:value="103.430000305" calcext:value-type="float">
            <text:p>103.4300003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C161]-[.A161]" office:value-type="float" office:value="1.210006714" calcext:value-type="float">
            <text:p>1.210006714</text:p>
          </table:table-cell>
          <table:table-cell office:value-type="float" office:value="132.210006714" calcext:value-type="float">
            <text:p>132.210006714</text:p>
          </table:table-cell>
        </table:table-row>
        <table:table-row table:style-name="ro1">
          <table:table-cell office:value-type="float" office:value="155.5" calcext:value-type="float">
            <text:p>155.5</text:p>
          </table:table-cell>
          <table:table-cell table:formula="of:=[.C162]-[.A162]" office:value-type="float" office:value="0.0599975590000099" calcext:value-type="float">
            <text:p>0.059997559</text:p>
          </table:table-cell>
          <table:table-cell office:value-type="float" office:value="155.559997559" calcext:value-type="float">
            <text:p>155.5599975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C163]-[.A163]" office:value-type="float" office:value="1.33999633799999" calcext:value-type="float">
            <text:p>1.339996338</text:p>
          </table:table-cell>
          <table:table-cell office:value-type="float" office:value="143.339996338" calcext:value-type="float">
            <text:p>143.3399963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C164]-[.A164]" office:value-type="float" office:value="1.720001221" calcext:value-type="float">
            <text:p>1.720001221</text:p>
          </table:table-cell>
          <table:table-cell office:value-type="float" office:value="100.720001221" calcext:value-type="float">
            <text:p>100.720001221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table:formula="of:=[.C165]-[.A165]" office:value-type="float" office:value="-0.360000609999986" calcext:value-type="float">
            <text:p>-0.36000061</text:p>
          </table:table-cell>
          <table:table-cell office:value-type="float" office:value="169.13999939" calcext:value-type="float">
            <text:p>169.1399993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C166]-[.A166]" office:value-type="float" office:value="0.0599975590000099" calcext:value-type="float">
            <text:p>0.059997559</text:p>
          </table:table-cell>
          <table:table-cell office:value-type="float" office:value="165.059997559" calcext:value-type="float">
            <text:p>165.0599975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C167]-[.A167]" office:value-type="float" office:value="1.349998474" calcext:value-type="float">
            <text:p>1.349998474</text:p>
          </table:table-cell>
          <table:table-cell office:value-type="float" office:value="102.349998474" calcext:value-type="float">
            <text:p>102.3499984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C168]-[.A168]" office:value-type="float" office:value="-0.27999877900001" calcext:value-type="float">
            <text:p>-0.279998779</text:p>
          </table:table-cell>
          <table:table-cell office:value-type="float" office:value="160.720001221" calcext:value-type="float">
            <text:p>160.720001221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table:formula="of:=[.C169]-[.A169]" office:value-type="float" office:value="1.3499984741" calcext:value-type="float">
            <text:p>1.3499984741</text:p>
          </table:table-cell>
          <table:table-cell office:value-type="float" office:value="32.8499984741" calcext:value-type="float">
            <text:p>32.8499984741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170]-[.A170]" office:value-type="float" office:value="1.6500015259" calcext:value-type="float">
            <text:p>1.6500015259</text:p>
          </table:table-cell>
          <table:table-cell office:value-type="float" office:value="65.1500015259" calcext:value-type="float">
            <text:p>65.15000152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171]-[.A171]" office:value-type="float" office:value="1.3899993896" calcext:value-type="float">
            <text:p>1.3899993896</text:p>
          </table:table-cell>
          <table:table-cell office:value-type="float" office:value="33.3899993896" calcext:value-type="float">
            <text:p>33.3899993896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table:formula="of:=[.C172]-[.A172]" office:value-type="float" office:value="0.970001221000004" calcext:value-type="float">
            <text:p>0.970001221</text:p>
          </table:table-cell>
          <table:table-cell office:value-type="float" office:value="116.470001221" calcext:value-type="float">
            <text:p>116.470001221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[.C173]-[.A173]" office:value-type="float" office:value="1.1700000763" calcext:value-type="float">
            <text:p>1.1700000763</text:p>
          </table:table-cell>
          <table:table-cell office:value-type="float" office:value="30.6700000763" calcext:value-type="float">
            <text:p>30.670000076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C174]-[.A174]" office:value-type="float" office:value="-0.179992676000012" calcext:value-type="float">
            <text:p>-0.179992676</text:p>
          </table:table-cell>
          <table:table-cell office:value-type="float" office:value="158.820007324" calcext:value-type="float">
            <text:p>158.820007324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[.C175]-[.A175]" office:value-type="float" office:value="1.75" calcext:value-type="float">
            <text:p>1.75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table:formula="of:=[.C176]-[.A176]" office:value-type="float" office:value="0.0700073239999881" calcext:value-type="float">
            <text:p>0.070007324</text:p>
          </table:table-cell>
          <table:table-cell office:value-type="float" office:value="152.570007324" calcext:value-type="float">
            <text:p>152.5700073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C177]-[.A177]" office:value-type="float" office:value="-0.490005493000012" calcext:value-type="float">
            <text:p>-0.490005493</text:p>
          </table:table-cell>
          <table:table-cell office:value-type="float" office:value="167.509994507" calcext:value-type="float">
            <text:p>167.5099945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C178]-[.A178]" office:value-type="float" office:value="-1.16000366200001" calcext:value-type="float">
            <text:p>-1.160003662</text:p>
          </table:table-cell>
          <table:table-cell office:value-type="float" office:value="174.839996338" calcext:value-type="float">
            <text:p>174.839996338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table:formula="of:=[.C179]-[.A179]" office:value-type="float" office:value="1.62000274659999" calcext:value-type="float">
            <text:p>1.6200027466</text:p>
          </table:table-cell>
          <table:table-cell office:value-type="float" office:value="93.1200027466" calcext:value-type="float">
            <text:p>93.120002746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C180]-[.A180]" office:value-type="float" office:value="-1.16000366200001" calcext:value-type="float">
            <text:p>-1.160003662</text:p>
          </table:table-cell>
          <table:table-cell office:value-type="float" office:value="174.839996338" calcext:value-type="float">
            <text:p>174.8399963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181]-[.A181]" office:value-type="float" office:value="1.5600013733" calcext:value-type="float">
            <text:p>1.5600013733</text:p>
          </table:table-cell>
          <table:table-cell office:value-type="float" office:value="35.5600013733" calcext:value-type="float">
            <text:p>35.56000137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82]-[.A182]" office:value-type="float" office:value="1.1900005341" calcext:value-type="float">
            <text:p>1.1900005341</text:p>
          </table:table-cell>
          <table:table-cell office:value-type="float" office:value="18.1900005341" calcext:value-type="float">
            <text:p>18.1900005341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C183]-[.A183]" office:value-type="float" office:value="1.4099998474" calcext:value-type="float">
            <text:p>1.4099998474</text:p>
          </table:table-cell>
          <table:table-cell office:value-type="float" office:value="58.9099998474" calcext:value-type="float">
            <text:p>58.90999984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C184]-[.A184]" office:value-type="float" office:value="1.31999969500001" calcext:value-type="float">
            <text:p>1.319999695</text:p>
          </table:table-cell>
          <table:table-cell office:value-type="float" office:value="108.319999695" calcext:value-type="float">
            <text:p>108.31999969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C185]-[.A185]" office:value-type="float" office:value="0.19000244099999" calcext:value-type="float">
            <text:p>0.190002441</text:p>
          </table:table-cell>
          <table:table-cell office:value-type="float" office:value="138.190002441" calcext:value-type="float">
            <text:p>138.1900024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186]-[.A186]" office:value-type="float" office:value="1.8499984741" calcext:value-type="float">
            <text:p>1.8499984741</text:p>
          </table:table-cell>
          <table:table-cell office:value-type="float" office:value="51.8499984741" calcext:value-type="float">
            <text:p>51.8499984741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table:formula="of:=[.C187]-[.A187]" office:value-type="float" office:value="1.4499969482" calcext:value-type="float">
            <text:p>1.4499969482</text:p>
          </table:table-cell>
          <table:table-cell office:value-type="float" office:value="90.9499969482" calcext:value-type="float">
            <text:p>90.94999694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C188]-[.A188]" office:value-type="float" office:value="1.040000916" calcext:value-type="float">
            <text:p>1.040000916</text:p>
          </table:table-cell>
          <table:table-cell office:value-type="float" office:value="111.040000916" calcext:value-type="float">
            <text:p>111.0400009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C189]-[.A189]" office:value-type="float" office:value="1.7699966431" calcext:value-type="float">
            <text:p>1.7699966431</text:p>
          </table:table-cell>
          <table:table-cell office:value-type="float" office:value="88.7699966431" calcext:value-type="float">
            <text:p>88.76999664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190]-[.A190]" office:value-type="float" office:value="1.7799987793" calcext:value-type="float">
            <text:p>1.7799987793</text:p>
          </table:table-cell>
          <table:table-cell office:value-type="float" office:value="47.7799987793" calcext:value-type="float">
            <text:p>47.77999877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91]-[.A191]" office:value-type="float" office:value="0.670000076299999" calcext:value-type="float">
            <text:p>0.6700000763</text:p>
          </table:table-cell>
          <table:table-cell office:value-type="float" office:value="11.6700000763" calcext:value-type="float">
            <text:p>11.67000007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C192]-[.A192]" office:value-type="float" office:value="1.75" calcext:value-type="float">
            <text:p>1.75</text:p>
          </table:table-cell>
          <table:table-cell office:value-type="float" office:value="94.75" calcext:value-type="float">
            <text:p>94.7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C193]-[.A193]" office:value-type="float" office:value="0.660003662000008" calcext:value-type="float">
            <text:p>0.660003662</text:p>
          </table:table-cell>
          <table:table-cell office:value-type="float" office:value="134.660003662" calcext:value-type="float">
            <text:p>134.6600036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C194]-[.A194]" office:value-type="float" office:value="0.119995117000002" calcext:value-type="float">
            <text:p>0.119995117</text:p>
          </table:table-cell>
          <table:table-cell office:value-type="float" office:value="153.119995117" calcext:value-type="float">
            <text:p>153.119995117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table:formula="of:=[.C195]-[.A195]" office:value-type="float" office:value="1.88999939" calcext:value-type="float">
            <text:p>1.88999939</text:p>
          </table:table-cell>
          <table:table-cell office:value-type="float" office:value="112.38999939" calcext:value-type="float">
            <text:p>112.38999939</text:p>
          </table:table-cell>
        </table:table-row>
        <table:table-row table:style-name="ro1">
          <table:table-cell office:value-type="float" office:value="156.5" calcext:value-type="float">
            <text:p>156.5</text:p>
          </table:table-cell>
          <table:table-cell table:formula="of:=[.C196]-[.A196]" office:value-type="float" office:value="0.149993896000012" calcext:value-type="float">
            <text:p>0.149993896</text:p>
          </table:table-cell>
          <table:table-cell office:value-type="float" office:value="156.649993896" calcext:value-type="float">
            <text:p>156.649993896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table:formula="of:=[.C197]-[.A197]" office:value-type="float" office:value="1.9900016785" calcext:value-type="float">
            <text:p>1.9900016785</text:p>
          </table:table-cell>
          <table:table-cell office:value-type="float" office:value="50.4900016785" calcext:value-type="float">
            <text:p>50.49000167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198]-[.A198]" office:value-type="float" office:value="1.6599998474" calcext:value-type="float">
            <text:p>1.6599998474</text:p>
          </table:table-cell>
          <table:table-cell office:value-type="float" office:value="52.6599998474" calcext:value-type="float">
            <text:p>52.6599998474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C199]-[.A199]" office:value-type="float" office:value="1.2000007629" calcext:value-type="float">
            <text:p>1.2000007629</text:p>
          </table:table-cell>
          <table:table-cell office:value-type="float" office:value="24.7000007629" calcext:value-type="float">
            <text:p>24.70000076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200]-[.A200]" office:value-type="float" office:value="0.5" calcext:value-type="float">
            <text:p>0.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201]-[.A201]" office:value-type="float" office:value="1.190002441" calcext:value-type="float">
            <text:p>1.1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[.C202]-[.A202]" office:value-type="float" office:value="2.2999992371" calcext:value-type="float">
            <text:p>2.2999992371</text:p>
          </table:table-cell>
          <table:table-cell office:value-type="float" office:value="63.7999992371" calcext:value-type="float">
            <text:p>63.7999992371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table:formula="of:=[.C203]-[.A203]" office:value-type="float" office:value="1.13999939" calcext:value-type="float">
            <text:p>1.13999939</text:p>
          </table:table-cell>
          <table:table-cell office:value-type="float" office:value="118.63999939" calcext:value-type="float">
            <text:p>118.639999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C204]-[.A204]" office:value-type="float" office:value="2.2900009155" calcext:value-type="float">
            <text:p>2.2900009155</text:p>
          </table:table-cell>
          <table:table-cell office:value-type="float" office:value="95.2900009155" calcext:value-type="float">
            <text:p>95.29000091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205]-[.A205]" office:value-type="float" office:value="1.75" calcext:value-type="float">
            <text:p>1.75</text:p>
          </table:table-cell>
          <table:table-cell office:value-type="float" office:value="53.75" calcext:value-type="float">
            <text:p>53.75</text:p>
          </table:table-cell>
        </table:table-row>
        <table:table-row table:style-name="ro1">
          <table:table-cell office:value-type="float" office:value="145.5" calcext:value-type="float">
            <text:p>145.5</text:p>
          </table:table-cell>
          <table:table-cell table:formula="of:=[.C206]-[.A206]" office:value-type="float" office:value="0.55999755900001" calcext:value-type="float">
            <text:p>0.559997559</text:p>
          </table:table-cell>
          <table:table-cell office:value-type="float" office:value="146.059997559" calcext:value-type="float">
            <text:p>146.05999755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207]-[.A207]" office:value-type="float" office:value="-1.770000010729" calcext:value-type="float">
            <text:p>-1.7700000107</text:p>
          </table:table-cell>
          <table:table-cell office:value-type="float" office:value="-0.270000010729" calcext:value-type="float">
            <text:p>-0.27000001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208]-[.A208]" office:value-type="float" office:value="-0.0699996947999999" calcext:value-type="float">
            <text:p>-0.0699996948</text:p>
          </table:table-cell>
          <table:table-cell office:value-type="float" office:value="14.9300003052" calcext:value-type="float">
            <text:p>14.93000030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209]-[.A209]" office:value-type="float" office:value="1.3899993896" calcext:value-type="float">
            <text:p>1.3899993896</text:p>
          </table:table-cell>
          <table:table-cell office:value-type="float" office:value="52.3899993896" calcext:value-type="float">
            <text:p>52.3899993896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table:formula="of:=[.C210]-[.A210]" office:value-type="float" office:value="-0.740005493000012" calcext:value-type="float">
            <text:p>-0.7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[.C211]-[.A211]" office:value-type="float" office:value="1.4599990845" calcext:value-type="float">
            <text:p>1.4599990845</text:p>
          </table:table-cell>
          <table:table-cell office:value-type="float" office:value="27.9599990845" calcext:value-type="float">
            <text:p>27.959999084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C212]-[.A212]" office:value-type="float" office:value="1.43000030499999" calcext:value-type="float">
            <text:p>1.430000305</text:p>
          </table:table-cell>
          <table:table-cell office:value-type="float" office:value="103.430000305" calcext:value-type="float">
            <text:p>103.430000305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table:formula="of:=[.C213]-[.A213]" office:value-type="float" office:value="0.25" calcext:value-type="float">
            <text:p>0.25</text:p>
          </table:table-cell>
          <table:table-cell office:value-type="float" office:value="154.75" calcext:value-type="float">
            <text:p>154.75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C214]-[.A214]" office:value-type="float" office:value="2.1999969482" calcext:value-type="float">
            <text:p>2.1999969482</text:p>
          </table:table-cell>
          <table:table-cell office:value-type="float" office:value="84.6999969482" calcext:value-type="float">
            <text:p>84.699996948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C215]-[.A215]" office:value-type="float" office:value="0.609999656699999" calcext:value-type="float">
            <text:p>0.6099996567</text:p>
          </table:table-cell>
          <table:table-cell office:value-type="float" office:value="14.1099996567" calcext:value-type="float">
            <text:p>14.109999656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C216]-[.A216]" office:value-type="float" office:value="0.0199999809299998" calcext:value-type="float">
            <text:p>0.0199999809</text:p>
          </table:table-cell>
          <table:table-cell office:value-type="float" office:value="3.51999998093" calcext:value-type="float">
            <text:p>3.5199999809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table:formula="of:=[.C217]-[.A217]" office:value-type="float" office:value="1.5199966431" calcext:value-type="float">
            <text:p>1.5199966431</text:p>
          </table:table-cell>
          <table:table-cell office:value-type="float" office:value="95.0199966431" calcext:value-type="float">
            <text:p>95.01999664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C218]-[.A218]" office:value-type="float" office:value="1.209999084" calcext:value-type="float">
            <text:p>1.209999084</text:p>
          </table:table-cell>
          <table:table-cell office:value-type="float" office:value="113.209999084" calcext:value-type="float">
            <text:p>113.209999084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table:formula="of:=[.C219]-[.A219]" office:value-type="float" office:value="0.949996948000006" calcext:value-type="float">
            <text:p>0.949996948</text:p>
          </table:table-cell>
          <table:table-cell office:value-type="float" office:value="119.449996948" calcext:value-type="float">
            <text:p>119.449996948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C220]-[.A220]" office:value-type="float" office:value="1.93000030499999" calcext:value-type="float">
            <text:p>1.930000305</text:p>
          </table:table-cell>
          <table:table-cell office:value-type="float" office:value="103.430000305" calcext:value-type="float">
            <text:p>103.430000305</text:p>
          </table:table-cell>
        </table:table-row>
        <table:table-row table:style-name="ro1">
          <table:table-cell office:value-type="float" office:value="156.5" calcext:value-type="float">
            <text:p>156.5</text:p>
          </table:table-cell>
          <table:table-cell table:formula="of:=[.C221]-[.A221]" office:value-type="float" office:value="0.149993896000012" calcext:value-type="float">
            <text:p>0.149993896</text:p>
          </table:table-cell>
          <table:table-cell office:value-type="float" office:value="156.649993896" calcext:value-type="float">
            <text:p>156.6499938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C222]-[.A222]" office:value-type="float" office:value="1.61000061" calcext:value-type="float">
            <text:p>1.61000061</text:p>
          </table:table-cell>
          <table:table-cell office:value-type="float" office:value="105.61000061" calcext:value-type="float">
            <text:p>105.6100006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223]-[.A223]" office:value-type="float" office:value="0.610000609999986" calcext:value-type="float">
            <text:p>0.61000061</text:p>
          </table:table-cell>
          <table:table-cell office:value-type="float" office:value="143.61000061" calcext:value-type="float">
            <text:p>143.61000061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table:formula="of:=[.C224]-[.A224]" office:value-type="float" office:value="1.6999969482" calcext:value-type="float">
            <text:p>1.6999969482</text:p>
          </table:table-cell>
          <table:table-cell office:value-type="float" office:value="94.1999969482" calcext:value-type="float">
            <text:p>94.1999969482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C225]-[.A225]" office:value-type="float" office:value="1.6800003052" calcext:value-type="float">
            <text:p>1.6800003052</text:p>
          </table:table-cell>
          <table:table-cell office:value-type="float" office:value="59.1800003052" calcext:value-type="float">
            <text:p>59.18000030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26]-[.A226]" office:value-type="float" office:value="1.2999992371" calcext:value-type="float">
            <text:p>1.2999992371</text:p>
          </table:table-cell>
          <table:table-cell office:value-type="float" office:value="32.2999992371" calcext:value-type="float">
            <text:p>32.2999992371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table:formula="of:=[.C227]-[.A227]" office:value-type="float" office:value="1.63999938960001" calcext:value-type="float">
            <text:p>1.6399993896</text:p>
          </table:table-cell>
          <table:table-cell office:value-type="float" office:value="68.1399993896" calcext:value-type="float">
            <text:p>68.1399993896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table:formula="of:=[.C228]-[.A228]" office:value-type="float" office:value="1.379997253" calcext:value-type="float">
            <text:p>1.379997253</text:p>
          </table:table-cell>
          <table:table-cell office:value-type="float" office:value="105.879997253" calcext:value-type="float">
            <text:p>105.8799972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229]-[.A229]" office:value-type="float" office:value="1.5299987793" calcext:value-type="float">
            <text:p>1.5299987793</text:p>
          </table:table-cell>
          <table:table-cell office:value-type="float" office:value="41.5299987793" calcext:value-type="float">
            <text:p>41.5299987793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C230]-[.A230]" office:value-type="float" office:value="1.2099990845" calcext:value-type="float">
            <text:p>1.2099990845</text:p>
          </table:table-cell>
          <table:table-cell office:value-type="float" office:value="21.7099990845" calcext:value-type="float">
            <text:p>21.70999908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231]-[.A231]" office:value-type="float" office:value="1.13999939" calcext:value-type="float">
            <text:p>1.13999939</text:p>
          </table:table-cell>
          <table:table-cell office:value-type="float" office:value="109.13999939" calcext:value-type="float">
            <text:p>109.139999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232]-[.A232]" office:value-type="float" office:value="1.7299995422" calcext:value-type="float">
            <text:p>1.7299995422</text:p>
          </table:table-cell>
          <table:table-cell office:value-type="float" office:value="37.7299995422" calcext:value-type="float">
            <text:p>37.72999954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233]-[.A233]" office:value-type="float" office:value="1.0400009155" calcext:value-type="float">
            <text:p>1.0400009155</text:p>
          </table:table-cell>
          <table:table-cell office:value-type="float" office:value="51.0400009155" calcext:value-type="float">
            <text:p>51.040000915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C234]-[.A234]" office:value-type="float" office:value="0.300003051999994" calcext:value-type="float">
            <text:p>0.300003052</text:p>
          </table:table-cell>
          <table:table-cell office:value-type="float" office:value="133.300003052" calcext:value-type="float">
            <text:p>133.3000030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235]-[.A235]" office:value-type="float" office:value="1.7299995422" calcext:value-type="float">
            <text:p>1.7299995422</text:p>
          </table:table-cell>
          <table:table-cell office:value-type="float" office:value="37.7299995422" calcext:value-type="float">
            <text:p>37.7299995422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C236]-[.A236]" office:value-type="float" office:value="1.2299995422" calcext:value-type="float">
            <text:p>1.2299995422</text:p>
          </table:table-cell>
          <table:table-cell office:value-type="float" office:value="37.7299995422" calcext:value-type="float">
            <text:p>37.7299995422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table:formula="of:=[.C237]-[.A237]" office:value-type="float" office:value="-1.38999939000001" calcext:value-type="float">
            <text:p>-1.38999939</text:p>
          </table:table-cell>
          <table:table-cell office:value-type="float" office:value="175.11000061" calcext:value-type="float">
            <text:p>175.1100006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C238]-[.A238]" office:value-type="float" office:value="-1.25999450699999" calcext:value-type="float">
            <text:p>-1.259994507</text:p>
          </table:table-cell>
          <table:table-cell office:value-type="float" office:value="176.740005493" calcext:value-type="float">
            <text:p>176.74000549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C239]-[.A239]" office:value-type="float" office:value="1.519996643" calcext:value-type="float">
            <text:p>1.519996643</text:p>
          </table:table-cell>
          <table:table-cell office:value-type="float" office:value="104.519996643" calcext:value-type="float">
            <text:p>104.5199966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240]-[.A240]" office:value-type="float" office:value="1.4199981689" calcext:value-type="float">
            <text:p>1.4199981689</text:p>
          </table:table-cell>
          <table:table-cell office:value-type="float" office:value="46.4199981689" calcext:value-type="float">
            <text:p>46.4199981689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[.C241]-[.A241]" office:value-type="float" office:value="1.75" calcext:value-type="float">
            <text:p>1.75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C242]-[.A242]" office:value-type="float" office:value="1.6600036621" calcext:value-type="float">
            <text:p>1.6600036621</text:p>
          </table:table-cell>
          <table:table-cell office:value-type="float" office:value="93.6600036621" calcext:value-type="float">
            <text:p>93.6600036621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C243]-[.A243]" office:value-type="float" office:value="1.6800003052" calcext:value-type="float">
            <text:p>1.6800003052</text:p>
          </table:table-cell>
          <table:table-cell office:value-type="float" office:value="40.1800003052" calcext:value-type="float">
            <text:p>40.1800003052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formula="of:=[.C244]-[.A244]" office:value-type="float" office:value="1.120002747" calcext:value-type="float">
            <text:p>1.120002747</text:p>
          </table:table-cell>
          <table:table-cell office:value-type="float" office:value="121.620002747" calcext:value-type="float">
            <text:p>121.6200027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C245]-[.A245]" office:value-type="float" office:value="0.47000122099999" calcext:value-type="float">
            <text:p>0.470001221</text:p>
          </table:table-cell>
          <table:table-cell office:value-type="float" office:value="135.470001221" calcext:value-type="float">
            <text:p>135.470001221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table:formula="of:=[.C246]-[.A246]" office:value-type="float" office:value="-1.210006714" calcext:value-type="float">
            <text:p>-1.210006714</text:p>
          </table:table-cell>
          <table:table-cell office:value-type="float" office:value="174.289993286" calcext:value-type="float">
            <text:p>174.289993286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table:formula="of:=[.C247]-[.A247]" office:value-type="float" office:value="1.87999725340001" calcext:value-type="float">
            <text:p>1.8799972534</text:p>
          </table:table-cell>
          <table:table-cell office:value-type="float" office:value="96.3799972534" calcext:value-type="float">
            <text:p>96.37999725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248]-[.A248]" office:value-type="float" office:value="1.7099990845" calcext:value-type="float">
            <text:p>1.7099990845</text:p>
          </table:table-cell>
          <table:table-cell office:value-type="float" office:value="43.7099990845" calcext:value-type="float">
            <text:p>43.7099990845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C249]-[.A249]" office:value-type="float" office:value="1.7700004578" calcext:value-type="float">
            <text:p>1.7700004578</text:p>
          </table:table-cell>
          <table:table-cell office:value-type="float" office:value="60.2700004578" calcext:value-type="float">
            <text:p>60.27000045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C250]-[.A250]" office:value-type="float" office:value="1.7099990845" calcext:value-type="float">
            <text:p>1.7099990845</text:p>
          </table:table-cell>
          <table:table-cell office:value-type="float" office:value="62.7099990845" calcext:value-type="float">
            <text:p>62.70999908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251]-[.A251]" office:value-type="float" office:value="1.5999984741" calcext:value-type="float">
            <text:p>1.5999984741</text:p>
          </table:table-cell>
          <table:table-cell office:value-type="float" office:value="86.5999984741" calcext:value-type="float">
            <text:p>86.59999847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252]-[.A252]" office:value-type="float" office:value="1.8899993896" calcext:value-type="float">
            <text:p>1.8899993896</text:p>
          </table:table-cell>
          <table:table-cell office:value-type="float" office:value="42.8899993896" calcext:value-type="float">
            <text:p>42.8899993896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C253]-[.A253]" office:value-type="float" office:value="0.8600006104" calcext:value-type="float">
            <text:p>0.8600006104</text:p>
          </table:table-cell>
          <table:table-cell office:value-type="float" office:value="20.3600006104" calcext:value-type="float">
            <text:p>20.36000061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254]-[.A254]" office:value-type="float" office:value="1.1500015259" calcext:value-type="float">
            <text:p>1.1500015259</text:p>
          </table:table-cell>
          <table:table-cell office:value-type="float" office:value="46.1500015259" calcext:value-type="float">
            <text:p>46.1500015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55]-[.A255]" office:value-type="float" office:value="-1.08000004292" calcext:value-type="float">
            <text:p>-1.0800000429</text:p>
          </table:table-cell>
          <table:table-cell office:value-type="float" office:value="-1.08000004292" calcext:value-type="float">
            <text:p>-1.0800000429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table:formula="of:=[.C256]-[.A256]" office:value-type="float" office:value="1.349998474" calcext:value-type="float">
            <text:p>1.349998474</text:p>
          </table:table-cell>
          <table:table-cell office:value-type="float" office:value="111.849998474" calcext:value-type="float">
            <text:p>111.849998474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formula="of:=[.C257]-[.A257]" office:value-type="float" office:value="1.8100013733" calcext:value-type="float">
            <text:p>1.8100013733</text:p>
          </table:table-cell>
          <table:table-cell office:value-type="float" office:value="51.3100013733" calcext:value-type="float">
            <text:p>51.31000137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258]-[.A258]" office:value-type="float" office:value="1.4500007629" calcext:value-type="float">
            <text:p>1.4500007629</text:p>
          </table:table-cell>
          <table:table-cell office:value-type="float" office:value="59.4500007629" calcext:value-type="float">
            <text:p>59.4500007629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table:formula="of:=[.C259]-[.A259]" office:value-type="float" office:value="1.62000274659999" calcext:value-type="float">
            <text:p>1.6200027466</text:p>
          </table:table-cell>
          <table:table-cell office:value-type="float" office:value="93.1200027466" calcext:value-type="float">
            <text:p>93.1200027466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260]-[.A260]" office:value-type="float" office:value="2.1999969482" calcext:value-type="float">
            <text:p>2.1999969482</text:p>
          </table:table-cell>
          <table:table-cell office:value-type="float" office:value="65.6999969482" calcext:value-type="float">
            <text:p>65.699996948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261]-[.A261]" office:value-type="float" office:value="0.4399995804" calcext:value-type="float">
            <text:p>0.4399995804</text:p>
          </table:table-cell>
          <table:table-cell office:value-type="float" office:value="11.9399995804" calcext:value-type="float">
            <text:p>11.9399995804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table:formula="of:=[.C262]-[.A262]" office:value-type="float" office:value="1.5600013733" calcext:value-type="float">
            <text:p>1.5600013733</text:p>
          </table:table-cell>
          <table:table-cell office:value-type="float" office:value="45.0600013733" calcext:value-type="float">
            <text:p>45.0600013733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table:formula="of:=[.C263]-[.A263]" office:value-type="float" office:value="-1.38999939000001" calcext:value-type="float">
            <text:p>-1.38999939</text:p>
          </table:table-cell>
          <table:table-cell office:value-type="float" office:value="175.11000061" calcext:value-type="float">
            <text:p>175.110000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264]-[.A264]" office:value-type="float" office:value="1.7699966431" calcext:value-type="float">
            <text:p>1.7699966431</text:p>
          </table:table-cell>
          <table:table-cell office:value-type="float" office:value="69.7699966431" calcext:value-type="float">
            <text:p>69.76999664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65]-[.A265]" office:value-type="float" office:value="1.1399993896" calcext:value-type="float">
            <text:p>1.1399993896</text:p>
          </table:table-cell>
          <table:table-cell office:value-type="float" office:value="27.1399993896" calcext:value-type="float">
            <text:p>27.1399993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66]-[.A266]" office:value-type="float" office:value="-1.540000021458" calcext:value-type="float">
            <text:p>-1.5400000215</text:p>
          </table:table-cell>
          <table:table-cell office:value-type="float" office:value="-0.540000021458" calcext:value-type="float">
            <text:p>-0.5400000215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C267]-[.A267]" office:value-type="float" office:value="0.480003357000001" calcext:value-type="float">
            <text:p>0.480003357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68]-[.A268]" office:value-type="float" office:value="-1.08000004292" calcext:value-type="float">
            <text:p>-1.0800000429</text:p>
          </table:table-cell>
          <table:table-cell office:value-type="float" office:value="-1.08000004292" calcext:value-type="float">
            <text:p>-1.0800000429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table:formula="of:=[.C269]-[.A269]" office:value-type="float" office:value="0.919998168900001" calcext:value-type="float">
            <text:p>0.9199981689</text:p>
          </table:table-cell>
          <table:table-cell office:value-type="float" office:value="46.4199981689" calcext:value-type="float">
            <text:p>46.419998168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270]-[.A270]" office:value-type="float" office:value="-0.42999982834" calcext:value-type="float">
            <text:p>-0.4299998283</text:p>
          </table:table-cell>
          <table:table-cell office:value-type="float" office:value="4.07000017166" calcext:value-type="float">
            <text:p>4.0700001717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C271]-[.A271]" office:value-type="float" office:value="1.0900001526" calcext:value-type="float">
            <text:p>1.0900001526</text:p>
          </table:table-cell>
          <table:table-cell office:value-type="float" office:value="48.5900001526" calcext:value-type="float">
            <text:p>48.5900001526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[.C272]-[.A272]" office:value-type="float" office:value="0.370002747000001" calcext:value-type="float">
            <text:p>0.370002747</text:p>
          </table:table-cell>
          <table:table-cell office:value-type="float" office:value="127.870002747" calcext:value-type="float">
            <text:p>127.8700027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C273]-[.A273]" office:value-type="float" office:value="-0.210006714000002" calcext:value-type="float">
            <text:p>-0.210006714</text:p>
          </table:table-cell>
          <table:table-cell office:value-type="float" office:value="145.789993286" calcext:value-type="float">
            <text:p>145.7899932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C274]-[.A274]" office:value-type="float" office:value="0.949996948000006" calcext:value-type="float">
            <text:p>0.949996948</text:p>
          </table:table-cell>
          <table:table-cell office:value-type="float" office:value="128.949996948" calcext:value-type="float">
            <text:p>128.949996948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table:formula="of:=[.C275]-[.A275]" office:value-type="float" office:value="-0.100006103999988" calcext:value-type="float">
            <text:p>-0.100006104</text:p>
          </table:table-cell>
          <table:table-cell office:value-type="float" office:value="150.399993896" calcext:value-type="float">
            <text:p>150.3999938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276]-[.A276]" office:value-type="float" office:value="1.7200012207" calcext:value-type="float">
            <text:p>1.7200012207</text:p>
          </table:table-cell>
          <table:table-cell office:value-type="float" office:value="59.7200012207" calcext:value-type="float">
            <text:p>59.7200012207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table:formula="of:=[.C277]-[.A277]" office:value-type="float" office:value="-0.199996948000006" calcext:value-type="float">
            <text:p>-0.199996948</text:p>
          </table:table-cell>
          <table:table-cell office:value-type="float" office:value="152.300003052" calcext:value-type="float">
            <text:p>152.300003052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table:formula="of:=[.C278]-[.A278]" office:value-type="float" office:value="1.8899993896" calcext:value-type="float">
            <text:p>1.8899993896</text:p>
          </table:table-cell>
          <table:table-cell office:value-type="float" office:value="52.3899993896" calcext:value-type="float">
            <text:p>52.389999389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C279]-[.A279]" office:value-type="float" office:value="-1.630004883" calcext:value-type="float">
            <text:p>-1.630004883</text:p>
          </table:table-cell>
          <table:table-cell office:value-type="float" office:value="178.369995117" calcext:value-type="float">
            <text:p>178.369995117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table:formula="of:=[.C280]-[.A280]" office:value-type="float" office:value="2.0100021362" calcext:value-type="float">
            <text:p>2.0100021362</text:p>
          </table:table-cell>
          <table:table-cell office:value-type="float" office:value="66.5100021362" calcext:value-type="float">
            <text:p>66.5100021362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table:formula="of:=[.C281]-[.A281]" office:value-type="float" office:value="1.11000061" calcext:value-type="float">
            <text:p>1.11000061</text:p>
          </table:table-cell>
          <table:table-cell office:value-type="float" office:value="105.61000061" calcext:value-type="float">
            <text:p>105.61000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82]-[.A282]" office:value-type="float" office:value="-1.270000010729" calcext:value-type="float">
            <text:p>-1.2700000107</text:p>
          </table:table-cell>
          <table:table-cell office:value-type="float" office:value="-0.270000010729" calcext:value-type="float">
            <text:p>-0.27000001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283]-[.A283]" office:value-type="float" office:value="1.1800003052" calcext:value-type="float">
            <text:p>1.1800003052</text:p>
          </table:table-cell>
          <table:table-cell office:value-type="float" office:value="59.1800003052" calcext:value-type="float">
            <text:p>59.180000305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C284]-[.A284]" office:value-type="float" office:value="0.229995728000006" calcext:value-type="float">
            <text:p>0.229995728</text:p>
          </table:table-cell>
          <table:table-cell office:value-type="float" office:value="148.229995728" calcext:value-type="float">
            <text:p>148.229995728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285]-[.A285]" office:value-type="float" office:value="-0.509994506999988" calcext:value-type="float">
            <text:p>-0.509994507</text:p>
          </table:table-cell>
          <table:table-cell office:value-type="float" office:value="160.990005493" calcext:value-type="float">
            <text:p>160.99000549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286]-[.A286]" office:value-type="float" office:value="-0.949996948000006" calcext:value-type="float">
            <text:p>-0.949996948</text:p>
          </table:table-cell>
          <table:table-cell office:value-type="float" office:value="168.050003052" calcext:value-type="float">
            <text:p>168.0500030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87]-[.A287]" office:value-type="float" office:value="0.899999618500001" calcext:value-type="float">
            <text:p>0.8999996185</text:p>
          </table:table-cell>
          <table:table-cell office:value-type="float" office:value="20.8999996185" calcext:value-type="float">
            <text:p>20.8999996185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C288]-[.A288]" office:value-type="float" office:value="1.2200012207" calcext:value-type="float">
            <text:p>1.2200012207</text:p>
          </table:table-cell>
          <table:table-cell office:value-type="float" office:value="59.7200012207" calcext:value-type="float">
            <text:p>59.72000122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C289]-[.A289]" office:value-type="float" office:value="0.429992676000012" calcext:value-type="float">
            <text:p>0.429992676</text:p>
          </table:table-cell>
          <table:table-cell office:value-type="float" office:value="144.429992676" calcext:value-type="float">
            <text:p>144.4299926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C290]-[.A290]" office:value-type="float" office:value="1.349998474" calcext:value-type="float">
            <text:p>1.349998474</text:p>
          </table:table-cell>
          <table:table-cell office:value-type="float" office:value="102.349998474" calcext:value-type="float">
            <text:p>102.349998474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[.C291]-[.A291]" office:value-type="float" office:value="1.6899986267" calcext:value-type="float">
            <text:p>1.6899986267</text:p>
          </table:table-cell>
          <table:table-cell office:value-type="float" office:value="56.1899986267" calcext:value-type="float">
            <text:p>56.1899986267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C292]-[.A292]" office:value-type="float" office:value="1.2000007629" calcext:value-type="float">
            <text:p>1.2000007629</text:p>
          </table:table-cell>
          <table:table-cell office:value-type="float" office:value="24.7000007629" calcext:value-type="float">
            <text:p>24.700000762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C293]-[.A293]" office:value-type="float" office:value="0.350000381499999" calcext:value-type="float">
            <text:p>0.3500003815</text:p>
          </table:table-cell>
          <table:table-cell office:value-type="float" office:value="10.8500003815" calcext:value-type="float">
            <text:p>10.85000038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C294]-[.A294]" office:value-type="float" office:value="0.870002747000001" calcext:value-type="float">
            <text:p>0.870002747</text:p>
          </table:table-cell>
          <table:table-cell office:value-type="float" office:value="127.870002747" calcext:value-type="float">
            <text:p>127.870002747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C295]-[.A295]" office:value-type="float" office:value="1.9599990845" calcext:value-type="float">
            <text:p>1.9599990845</text:p>
          </table:table-cell>
          <table:table-cell office:value-type="float" office:value="97.4599990845" calcext:value-type="float">
            <text:p>97.4599990845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table:formula="of:=[.C296]-[.A296]" office:value-type="float" office:value="-0.339996337999992" calcext:value-type="float">
            <text:p>-0.339996338</text:p>
          </table:table-cell>
          <table:table-cell office:value-type="float" office:value="163.160003662" calcext:value-type="float">
            <text:p>163.160003662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[.C297]-[.A297]" office:value-type="float" office:value="0.770000457799998" calcext:value-type="float">
            <text:p>0.7700004578</text:p>
          </table:table-cell>
          <table:table-cell office:value-type="float" office:value="19.2700004578" calcext:value-type="float">
            <text:p>19.270000457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C298]-[.A298]" office:value-type="float" office:value="0.0400009154999985" calcext:value-type="float">
            <text:p>0.0400009155</text:p>
          </table:table-cell>
          <table:table-cell office:value-type="float" office:value="19.5400009155" calcext:value-type="float">
            <text:p>19.5400009155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[.C299]-[.A299]" office:value-type="float" office:value="1.080001831" calcext:value-type="float">
            <text:p>1.080001831</text:p>
          </table:table-cell>
          <table:table-cell office:value-type="float" office:value="130.580001831" calcext:value-type="float">
            <text:p>130.580001831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table:formula="of:=[.C300]-[.A300]" office:value-type="float" office:value="-1.47999572800001" calcext:value-type="float">
            <text:p>-1.479995728</text:p>
          </table:table-cell>
          <table:table-cell office:value-type="float" office:value="174.020004272" calcext:value-type="float">
            <text:p>174.0200042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301]-[.A301]" office:value-type="float" office:value="1.7599983215" calcext:value-type="float">
            <text:p>1.7599983215</text:p>
          </table:table-cell>
          <table:table-cell office:value-type="float" office:value="50.7599983215" calcext:value-type="float">
            <text:p>50.7599983215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C302]-[.A302]" office:value-type="float" office:value="1.9099998474" calcext:value-type="float">
            <text:p>1.9099998474</text:p>
          </table:table-cell>
          <table:table-cell office:value-type="float" office:value="49.4099998474" calcext:value-type="float">
            <text:p>49.40999984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303]-[.A303]" office:value-type="float" office:value="0.470000267" calcext:value-type="float">
            <text:p>0.470000267</text:p>
          </table:table-cell>
          <table:table-cell office:value-type="float" office:value="15.470000267" calcext:value-type="float">
            <text:p>15.470000267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table:formula="of:=[.C304]-[.A304]" office:value-type="float" office:value="-0.639999390000014" calcext:value-type="float">
            <text:p>-0.63999939</text:p>
          </table:table-cell>
          <table:table-cell office:value-type="float" office:value="168.86000061" calcext:value-type="float">
            <text:p>168.8600006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C305]-[.A305]" office:value-type="float" office:value="-0.270004271999994" calcext:value-type="float">
            <text:p>-0.270004272</text:p>
          </table:table-cell>
          <table:table-cell office:value-type="float" office:value="157.729995728" calcext:value-type="float">
            <text:p>157.7299957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C306]-[.A306]" office:value-type="float" office:value="-1.14999389600001" calcext:value-type="float">
            <text:p>-1.149993896</text:p>
          </table:table-cell>
          <table:table-cell office:value-type="float" office:value="171.850006104" calcext:value-type="float">
            <text:p>171.85000610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C307]-[.A307]" office:value-type="float" office:value="0.47000122099999" calcext:value-type="float">
            <text:p>0.470001221</text:p>
          </table:table-cell>
          <table:table-cell office:value-type="float" office:value="135.470001221" calcext:value-type="float">
            <text:p>135.4700012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C308]-[.A308]" office:value-type="float" office:value="1.7300033569" calcext:value-type="float">
            <text:p>1.7300033569</text:p>
          </table:table-cell>
          <table:table-cell office:value-type="float" office:value="78.7300033569" calcext:value-type="float">
            <text:p>78.7300033569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C309]-[.A309]" office:value-type="float" office:value="1.8399963379" calcext:value-type="float">
            <text:p>1.8399963379</text:p>
          </table:table-cell>
          <table:table-cell office:value-type="float" office:value="64.3399963379" calcext:value-type="float">
            <text:p>64.339996337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C310]-[.A310]" office:value-type="float" office:value="0.61000061" calcext:value-type="float">
            <text:p>0.61000061</text:p>
          </table:table-cell>
          <table:table-cell office:value-type="float" office:value="124.61000061" calcext:value-type="float">
            <text:p>124.61000061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table:formula="of:=[.C311]-[.A311]" office:value-type="float" office:value="1.4499969482" calcext:value-type="float">
            <text:p>1.4499969482</text:p>
          </table:table-cell>
          <table:table-cell office:value-type="float" office:value="68.9499969482" calcext:value-type="float">
            <text:p>68.94999694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312]-[.A312]" office:value-type="float" office:value="1.5900001526" calcext:value-type="float">
            <text:p>1.5900001526</text:p>
          </table:table-cell>
          <table:table-cell office:value-type="float" office:value="48.5900001526" calcext:value-type="float">
            <text:p>48.5900001526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table:formula="of:=[.C313]-[.A313]" office:value-type="float" office:value="1.5199966431" calcext:value-type="float">
            <text:p>1.5199966431</text:p>
          </table:table-cell>
          <table:table-cell office:value-type="float" office:value="95.0199966431" calcext:value-type="float">
            <text:p>95.01999664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314]-[.A314]" office:value-type="float" office:value="1.83000183110001" calcext:value-type="float">
            <text:p>1.8300018311</text:p>
          </table:table-cell>
          <table:table-cell office:value-type="float" office:value="76.8300018311" calcext:value-type="float">
            <text:p>76.8300018311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table:formula="of:=[.C315]-[.A315]" office:value-type="float" office:value="-0.770004271999994" calcext:value-type="float">
            <text:p>-0.770004272</text:p>
          </table:table-cell>
          <table:table-cell office:value-type="float" office:value="157.729995728" calcext:value-type="float">
            <text:p>157.7299957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16]-[.A316]" office:value-type="float" office:value="1.1199989319" calcext:value-type="float">
            <text:p>1.1199989319</text:p>
          </table:table-cell>
          <table:table-cell office:value-type="float" office:value="33.1199989319" calcext:value-type="float">
            <text:p>33.119998931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C317]-[.A317]" office:value-type="float" office:value="-0.0900001525900009" calcext:value-type="float">
            <text:p>-0.0900001526</text:p>
          </table:table-cell>
          <table:table-cell office:value-type="float" office:value="8.40999984741" calcext:value-type="float">
            <text:p>8.4099998474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table:formula="of:=[.C318]-[.A318]" office:value-type="float" office:value="0.610000609999986" calcext:value-type="float">
            <text:p>0.61000061</text:p>
          </table:table-cell>
          <table:table-cell office:value-type="float" office:value="134.11000061" calcext:value-type="float">
            <text:p>134.11000061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[.C319]-[.A319]" office:value-type="float" office:value="1.7300033569" calcext:value-type="float">
            <text:p>1.7300033569</text:p>
          </table:table-cell>
          <table:table-cell office:value-type="float" office:value="88.2300033569" calcext:value-type="float">
            <text:p>88.23000335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C320]-[.A320]" office:value-type="float" office:value="-0.210006714000002" calcext:value-type="float">
            <text:p>-0.210006714</text:p>
          </table:table-cell>
          <table:table-cell office:value-type="float" office:value="145.789993286" calcext:value-type="float">
            <text:p>145.78999328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C321]-[.A321]" office:value-type="float" office:value="-0.0399932859999979" calcext:value-type="float">
            <text:p>-0.039993286</text:p>
          </table:table-cell>
          <table:table-cell office:value-type="float" office:value="147.960006714" calcext:value-type="float">
            <text:p>147.960006714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C322]-[.A322]" office:value-type="float" office:value="1.019996643" calcext:value-type="float">
            <text:p>1.019996643</text:p>
          </table:table-cell>
          <table:table-cell office:value-type="float" office:value="123.519996643" calcext:value-type="float">
            <text:p>123.519996643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table:formula="of:=[.C323]-[.A323]" office:value-type="float" office:value="1.88999938960001" calcext:value-type="float">
            <text:p>1.8899993896</text:p>
          </table:table-cell>
          <table:table-cell office:value-type="float" office:value="93.3899993896" calcext:value-type="float">
            <text:p>93.38999938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324]-[.A324]" office:value-type="float" office:value="1.8499984741" calcext:value-type="float">
            <text:p>1.8499984741</text:p>
          </table:table-cell>
          <table:table-cell office:value-type="float" office:value="70.8499984741" calcext:value-type="float">
            <text:p>70.84999847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C325]-[.A325]" office:value-type="float" office:value="0.980003357000001" calcext:value-type="float">
            <text:p>0.980003357</text:p>
          </table:table-cell>
          <table:table-cell office:value-type="float" office:value="103.980003357" calcext:value-type="float">
            <text:p>103.980003357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[.C326]-[.A326]" office:value-type="float" office:value="0.830001831000004" calcext:value-type="float">
            <text:p>0.830001831</text:p>
          </table:table-cell>
          <table:table-cell office:value-type="float" office:value="127.330001831" calcext:value-type="float">
            <text:p>127.330001831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C327]-[.A327]" office:value-type="float" office:value="2.1900024414" calcext:value-type="float">
            <text:p>2.1900024414</text:p>
          </table:table-cell>
          <table:table-cell office:value-type="float" office:value="87.6900024414" calcext:value-type="float">
            <text:p>87.690002441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C328]-[.A328]" office:value-type="float" office:value="1.0599994659" calcext:value-type="float">
            <text:p>1.0599994659</text:p>
          </table:table-cell>
          <table:table-cell office:value-type="float" office:value="16.5599994659" calcext:value-type="float">
            <text:p>16.5599994659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table:formula="of:=[.C329]-[.A329]" office:value-type="float" office:value="0.809997558999996" calcext:value-type="float">
            <text:p>0.809997559</text:p>
          </table:table-cell>
          <table:table-cell office:value-type="float" office:value="111.309997559" calcext:value-type="float">
            <text:p>111.309997559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table:formula="of:=[.C330]-[.A330]" office:value-type="float" office:value="1.7099990845" calcext:value-type="float">
            <text:p>1.7099990845</text:p>
          </table:table-cell>
          <table:table-cell office:value-type="float" office:value="72.2099990845" calcext:value-type="float">
            <text:p>72.20999908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C331]-[.A331]" office:value-type="float" office:value="0.0599975590000099" calcext:value-type="float">
            <text:p>0.059997559</text:p>
          </table:table-cell>
          <table:table-cell office:value-type="float" office:value="146.059997559" calcext:value-type="float">
            <text:p>146.0599975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332]-[.A332]" office:value-type="float" office:value="-1.10000002384" calcext:value-type="float">
            <text:p>-1.1000000238</text:p>
          </table:table-cell>
          <table:table-cell office:value-type="float" office:value="1.89999997616" calcext:value-type="float">
            <text:p>1.89999997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333]-[.A333]" office:value-type="float" office:value="-0.239999771099999" calcext:value-type="float">
            <text:p>-0.2399997711</text:p>
          </table:table-cell>
          <table:table-cell office:value-type="float" office:value="12.7600002289" calcext:value-type="float">
            <text:p>12.76000022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C334]-[.A334]" office:value-type="float" office:value="-0.639999390000014" calcext:value-type="float">
            <text:p>-0.63999939</text:p>
          </table:table-cell>
          <table:table-cell office:value-type="float" office:value="159.36000061" calcext:value-type="float">
            <text:p>159.36000061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table:formula="of:=[.C335]-[.A335]" office:value-type="float" office:value="-0.770004271999994" calcext:value-type="float">
            <text:p>-0.770004272</text:p>
          </table:table-cell>
          <table:table-cell office:value-type="float" office:value="157.729995728" calcext:value-type="float">
            <text:p>157.7299957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336]-[.A336]" office:value-type="float" office:value="-0.67000007629" calcext:value-type="float">
            <text:p>-0.6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table:formula="of:=[.C337]-[.A337]" office:value-type="float" office:value="-0.880004882999998" calcext:value-type="float">
            <text:p>-0.880004883</text:p>
          </table:table-cell>
          <table:table-cell office:value-type="float" office:value="162.619995117" calcext:value-type="float">
            <text:p>162.619995117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table:formula="of:=[.C338]-[.A338]" office:value-type="float" office:value="1.86000061039999" calcext:value-type="float">
            <text:p>1.8600006104</text:p>
          </table:table-cell>
          <table:table-cell office:value-type="float" office:value="80.3600006104" calcext:value-type="float">
            <text:p>80.3600006104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C339]-[.A339]" office:value-type="float" office:value="1.3600006104" calcext:value-type="float">
            <text:p>1.3600006104</text:p>
          </table:table-cell>
          <table:table-cell office:value-type="float" office:value="29.8600006104" calcext:value-type="float">
            <text:p>29.860000610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C340]-[.A340]" office:value-type="float" office:value="1.0599994659" calcext:value-type="float">
            <text:p>1.0599994659</text:p>
          </table:table-cell>
          <table:table-cell office:value-type="float" office:value="16.5599994659" calcext:value-type="float">
            <text:p>16.55999946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C341]-[.A341]" office:value-type="float" office:value="0.800003051999994" calcext:value-type="float">
            <text:p>0.800003052</text:p>
          </table:table-cell>
          <table:table-cell office:value-type="float" office:value="101.800003052" calcext:value-type="float">
            <text:p>101.8000030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C342]-[.A342]" office:value-type="float" office:value="0.0299987790000102" calcext:value-type="float">
            <text:p>0.029998779</text:p>
          </table:table-cell>
          <table:table-cell office:value-type="float" office:value="152.029998779" calcext:value-type="float">
            <text:p>152.0299987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C343]-[.A343]" office:value-type="float" office:value="-1.419998169" calcext:value-type="float">
            <text:p>-1.419998169</text:p>
          </table:table-cell>
          <table:table-cell office:value-type="float" office:value="171.580001831" calcext:value-type="float">
            <text:p>171.580001831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table:formula="of:=[.C344]-[.A344]" office:value-type="float" office:value="1.019996643" calcext:value-type="float">
            <text:p>1.019996643</text:p>
          </table:table-cell>
          <table:table-cell office:value-type="float" office:value="104.519996643" calcext:value-type="float">
            <text:p>104.519996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345]-[.A345]" office:value-type="float" office:value="-1.01999998093" calcext:value-type="float">
            <text:p>-1.0199999809</text:p>
          </table:table-cell>
          <table:table-cell office:value-type="float" office:value="2.98000001907" calcext:value-type="float">
            <text:p>2.98000001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C346]-[.A346]" office:value-type="float" office:value="1.5" calcext:value-type="float">
            <text:p>1.5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C347]-[.A347]" office:value-type="float" office:value="-0.610000609999986" calcext:value-type="float">
            <text:p>-0.61000061</text:p>
          </table:table-cell>
          <table:table-cell office:value-type="float" office:value="153.38999939" calcext:value-type="float">
            <text:p>153.38999939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table:formula="of:=[.C348]-[.A348]" office:value-type="float" office:value="-1.27999877900001" calcext:value-type="float">
            <text:p>-1.279998779</text:p>
          </table:table-cell>
          <table:table-cell office:value-type="float" office:value="170.220001221" calcext:value-type="float">
            <text:p>170.2200012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349]-[.A349]" office:value-type="float" office:value="1.6800003052" calcext:value-type="float">
            <text:p>1.6800003052</text:p>
          </table:table-cell>
          <table:table-cell office:value-type="float" office:value="49.6800003052" calcext:value-type="float">
            <text:p>49.6800003052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C350]-[.A350]" office:value-type="float" office:value="1.2099990845" calcext:value-type="float">
            <text:p>1.2099990845</text:p>
          </table:table-cell>
          <table:table-cell office:value-type="float" office:value="43.7099990845" calcext:value-type="float">
            <text:p>43.70999908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351]-[.A351]" office:value-type="float" office:value="1.4300003052" calcext:value-type="float">
            <text:p>1.4300003052</text:p>
          </table:table-cell>
          <table:table-cell office:value-type="float" office:value="84.4300003052" calcext:value-type="float">
            <text:p>84.43000030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352]-[.A352]" office:value-type="float" office:value="-1.64999997616" calcext:value-type="float">
            <text:p>-1.6499999762</text:p>
          </table:table-cell>
          <table:table-cell office:value-type="float" office:value="1.35000002384" calcext:value-type="float">
            <text:p>1.3500000238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353]-[.A353]" office:value-type="float" office:value="-0.77999877900001" calcext:value-type="float">
            <text:p>-0.779998779</text:p>
          </table:table-cell>
          <table:table-cell office:value-type="float" office:value="160.720001221" calcext:value-type="float">
            <text:p>160.720001221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[.C354]-[.A354]" office:value-type="float" office:value="0.449996948000006" calcext:value-type="float">
            <text:p>0.449996948</text:p>
          </table:table-cell>
          <table:table-cell office:value-type="float" office:value="128.949996948" calcext:value-type="float">
            <text:p>128.94999694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C355]-[.A355]" office:value-type="float" office:value="-1.42999267600001" calcext:value-type="float">
            <text:p>-1.429992676</text:p>
          </table:table-cell>
          <table:table-cell office:value-type="float" office:value="174.570007324" calcext:value-type="float">
            <text:p>174.5700073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356]-[.A356]" office:value-type="float" office:value="-1.37999999523" calcext:value-type="float">
            <text:p>-1.3799999952</text:p>
          </table:table-cell>
          <table:table-cell office:value-type="float" office:value="1.62000000477" calcext:value-type="float">
            <text:p>1.6200000048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table:formula="of:=[.C357]-[.A357]" office:value-type="float" office:value="0.730003357000001" calcext:value-type="float">
            <text:p>0.730003357</text:p>
          </table:table-cell>
          <table:table-cell office:value-type="float" office:value="107.230003357" calcext:value-type="float">
            <text:p>107.23000335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C358]-[.A358]" office:value-type="float" office:value="-1.210006714" calcext:value-type="float">
            <text:p>-1.210006714</text:p>
          </table:table-cell>
          <table:table-cell office:value-type="float" office:value="164.789993286" calcext:value-type="float">
            <text:p>164.789993286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C359]-[.A359]" office:value-type="float" office:value="1.2999992371" calcext:value-type="float">
            <text:p>1.2999992371</text:p>
          </table:table-cell>
          <table:table-cell office:value-type="float" office:value="41.7999992371" calcext:value-type="float">
            <text:p>41.79999923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360]-[.A360]" office:value-type="float" office:value="1.2300033569" calcext:value-type="float">
            <text:p>1.2300033569</text:p>
          </table:table-cell>
          <table:table-cell office:value-type="float" office:value="69.2300033569" calcext:value-type="float">
            <text:p>69.230003356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C361]-[.A361]" office:value-type="float" office:value="0.300003051999994" calcext:value-type="float">
            <text:p>0.300003052</text:p>
          </table:table-cell>
          <table:table-cell office:value-type="float" office:value="133.300003052" calcext:value-type="float">
            <text:p>133.30000305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362]-[.A362]" office:value-type="float" office:value="-1.770000010729" calcext:value-type="float">
            <text:p>-1.7700000107</text:p>
          </table:table-cell>
          <table:table-cell office:value-type="float" office:value="-0.270000010729" calcext:value-type="float">
            <text:p>-0.270000010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C363]-[.A363]" office:value-type="float" office:value="0.309999465899999" calcext:value-type="float">
            <text:p>0.3099994659</text:p>
          </table:table-cell>
          <table:table-cell office:value-type="float" office:value="19.8099994659" calcext:value-type="float">
            <text:p>19.8099994659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[.C364]-[.A364]" office:value-type="float" office:value="-1.289993286" calcext:value-type="float">
            <text:p>-1.289993286</text:p>
          </table:table-cell>
          <table:table-cell office:value-type="float" office:value="173.210006714" calcext:value-type="float">
            <text:p>173.210006714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C365]-[.A365]" office:value-type="float" office:value="1.4900016785" calcext:value-type="float">
            <text:p>1.4900016785</text:p>
          </table:table-cell>
          <table:table-cell office:value-type="float" office:value="40.9900016785" calcext:value-type="float">
            <text:p>40.9900016785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table:formula="of:=[.C366]-[.A366]" office:value-type="float" office:value="1.36000061039999" calcext:value-type="float">
            <text:p>1.3600006104</text:p>
          </table:table-cell>
          <table:table-cell office:value-type="float" office:value="89.8600006104" calcext:value-type="float">
            <text:p>89.86000061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C367]-[.A367]" office:value-type="float" office:value="0.330001831000004" calcext:value-type="float">
            <text:p>0.330001831</text:p>
          </table:table-cell>
          <table:table-cell office:value-type="float" office:value="127.330001831" calcext:value-type="float">
            <text:p>127.33000183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C368]-[.A368]" office:value-type="float" office:value="-1.619995117" calcext:value-type="float">
            <text:p>-1.619995117</text:p>
          </table:table-cell>
          <table:table-cell office:value-type="float" office:value="175.380004883" calcext:value-type="float">
            <text:p>175.380004883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C369]-[.A369]" office:value-type="float" office:value="1.0499992371" calcext:value-type="float">
            <text:p>1.0499992371</text:p>
          </table:table-cell>
          <table:table-cell office:value-type="float" office:value="38.5499992371" calcext:value-type="float">
            <text:p>38.5499992371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C370]-[.A370]" office:value-type="float" office:value="0.689998626700003" calcext:value-type="float">
            <text:p>0.6899986267</text:p>
          </table:table-cell>
          <table:table-cell office:value-type="float" office:value="56.1899986267" calcext:value-type="float">
            <text:p>56.18999862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371]-[.A371]" office:value-type="float" office:value="0.959999084500002" calcext:value-type="float">
            <text:p>0.9599990845</text:p>
          </table:table-cell>
          <table:table-cell office:value-type="float" office:value="27.9599990845" calcext:value-type="float">
            <text:p>27.95999908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C372]-[.A372]" office:value-type="float" office:value="-1.61000060999999" calcext:value-type="float">
            <text:p>-1.61000061</text:p>
          </table:table-cell>
          <table:table-cell office:value-type="float" office:value="172.38999939" calcext:value-type="float">
            <text:p>172.389999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373]-[.A373]" office:value-type="float" office:value="1.2799987793" calcext:value-type="float">
            <text:p>1.2799987793</text:p>
          </table:table-cell>
          <table:table-cell office:value-type="float" office:value="38.2799987793" calcext:value-type="float">
            <text:p>38.27999877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374]-[.A374]" office:value-type="float" office:value="-0.38999986649" calcext:value-type="float">
            <text:p>-0.3899998665</text:p>
          </table:table-cell>
          <table:table-cell office:value-type="float" office:value="4.61000013351" calcext:value-type="float">
            <text:p>4.61000013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375]-[.A375]" office:value-type="float" office:value="0.939998626700003" calcext:value-type="float">
            <text:p>0.9399986267</text:p>
          </table:table-cell>
          <table:table-cell office:value-type="float" office:value="52.9399986267" calcext:value-type="float">
            <text:p>52.9399986267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C376]-[.A376]" office:value-type="float" office:value="0.480003357000001" calcext:value-type="float">
            <text:p>0.480003357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C377]-[.A377]" office:value-type="float" office:value="-0.610000609999986" calcext:value-type="float">
            <text:p>-0.61000061</text:p>
          </table:table-cell>
          <table:table-cell office:value-type="float" office:value="153.38999939" calcext:value-type="float">
            <text:p>153.3899993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table:formula="of:=[.C378]-[.A378]" office:value-type="float" office:value="1.1500015259" calcext:value-type="float">
            <text:p>1.1500015259</text:p>
          </table:table-cell>
          <table:table-cell office:value-type="float" office:value="36.6500015259" calcext:value-type="float">
            <text:p>36.6500015259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[.C379]-[.A379]" office:value-type="float" office:value="1.0300006866" calcext:value-type="float">
            <text:p>1.0300006866</text:p>
          </table:table-cell>
          <table:table-cell office:value-type="float" office:value="22.5300006866" calcext:value-type="float">
            <text:p>22.53000068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380]-[.A380]" office:value-type="float" office:value="0.939998626700003" calcext:value-type="float">
            <text:p>0.9399986267</text:p>
          </table:table-cell>
          <table:table-cell office:value-type="float" office:value="52.9399986267" calcext:value-type="float">
            <text:p>52.939998626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C381]-[.A381]" office:value-type="float" office:value="-1.05999994278" calcext:value-type="float">
            <text:p>-1.0599999428</text:p>
          </table:table-cell>
          <table:table-cell office:value-type="float" office:value="2.44000005722" calcext:value-type="float">
            <text:p>2.4400000572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C382]-[.A382]" office:value-type="float" office:value="1.2200012207" calcext:value-type="float">
            <text:p>1.2200012207</text:p>
          </table:table-cell>
          <table:table-cell office:value-type="float" office:value="59.7200012207" calcext:value-type="float">
            <text:p>59.7200012207</text:p>
          </table:table-cell>
        </table:table-row>
        <table:table-row table:style-name="ro1">
          <table:table-cell office:value-type="float" office:value="179.5" calcext:value-type="float">
            <text:p>179.5</text:p>
          </table:table-cell>
          <table:table-cell table:formula="of:=[.C383]-[.A383]" office:value-type="float" office:value="-1.41000366200001" calcext:value-type="float">
            <text:p>-1.410003662</text:p>
          </table:table-cell>
          <table:table-cell office:value-type="float" office:value="178.089996338" calcext:value-type="float">
            <text:p>178.089996338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table:formula="of:=[.C384]-[.A384]" office:value-type="float" office:value="-1.47999572800001" calcext:value-type="float">
            <text:p>-1.479995728</text:p>
          </table:table-cell>
          <table:table-cell office:value-type="float" office:value="174.020004272" calcext:value-type="float">
            <text:p>174.0200042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C385]-[.A385]" office:value-type="float" office:value="-1.50999450699999" calcext:value-type="float">
            <text:p>-1.509994507</text:p>
          </table:table-cell>
          <table:table-cell office:value-type="float" office:value="170.490005493" calcext:value-type="float">
            <text:p>170.490005493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table:formula="of:=[.C386]-[.A386]" office:value-type="float" office:value="-0.369995117000002" calcext:value-type="float">
            <text:p>-0.369995117</text:p>
          </table:table-cell>
          <table:table-cell office:value-type="float" office:value="150.130004883" calcext:value-type="float">
            <text:p>150.130004883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C387]-[.A387]" office:value-type="float" office:value="1.5800018311" calcext:value-type="float">
            <text:p>1.5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C388]-[.A388]" office:value-type="float" office:value="0.690000534100001" calcext:value-type="float">
            <text:p>0.6900005341</text:p>
          </table:table-cell>
          <table:table-cell office:value-type="float" office:value="18.1900005341" calcext:value-type="float">
            <text:p>18.1900005341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table:formula="of:=[.C389]-[.A389]" office:value-type="float" office:value="0.339996337999992" calcext:value-type="float">
            <text:p>0.339996338</text:p>
          </table:table-cell>
          <table:table-cell office:value-type="float" office:value="133.839996338" calcext:value-type="float">
            <text:p>133.839996338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table:formula="of:=[.C390]-[.A390]" office:value-type="float" office:value="1.5899963379" calcext:value-type="float">
            <text:p>1.5899963379</text:p>
          </table:table-cell>
          <table:table-cell office:value-type="float" office:value="80.0899963379" calcext:value-type="float">
            <text:p>80.08999633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391]-[.A391]" office:value-type="float" office:value="0.900001525900002" calcext:value-type="float">
            <text:p>0.9000015259</text:p>
          </table:table-cell>
          <table:table-cell office:value-type="float" office:value="39.9000015259" calcext:value-type="float">
            <text:p>39.9000015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392]-[.A392]" office:value-type="float" office:value="-1.540000021458" calcext:value-type="float">
            <text:p>-1.5400000215</text:p>
          </table:table-cell>
          <table:table-cell office:value-type="float" office:value="-0.540000021458" calcext:value-type="float">
            <text:p>-0.54000002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393]-[.A393]" office:value-type="float" office:value="0.270000457799998" calcext:value-type="float">
            <text:p>0.2700004578</text:p>
          </table:table-cell>
          <table:table-cell office:value-type="float" office:value="19.2700004578" calcext:value-type="float">
            <text:p>19.27000045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394]-[.A394]" office:value-type="float" office:value="0.470001220699999" calcext:value-type="float">
            <text:p>0.4700012207</text:p>
          </table:table-cell>
          <table:table-cell office:value-type="float" office:value="34.4700012207" calcext:value-type="float">
            <text:p>34.4700012207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table:formula="of:=[.C395]-[.A395]" office:value-type="float" office:value="1.3000030518" calcext:value-type="float">
            <text:p>1.3000030518</text:p>
          </table:table-cell>
          <table:table-cell office:value-type="float" office:value="82.8000030518" calcext:value-type="float">
            <text:p>82.8000030518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table:formula="of:=[.C396]-[.A396]" office:value-type="float" office:value="1.019996643" calcext:value-type="float">
            <text:p>1.019996643</text:p>
          </table:table-cell>
          <table:table-cell office:value-type="float" office:value="104.519996643" calcext:value-type="float">
            <text:p>104.519996643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table:formula="of:=[.C397]-[.A397]" office:value-type="float" office:value="-1.460006714" calcext:value-type="float">
            <text:p>-1.460006714</text:p>
          </table:table-cell>
          <table:table-cell office:value-type="float" office:value="171.039993286" calcext:value-type="float">
            <text:p>171.03999328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C398]-[.A398]" office:value-type="float" office:value="-1.52999877900001" calcext:value-type="float">
            <text:p>-1.529998779</text:p>
          </table:table-cell>
          <table:table-cell office:value-type="float" office:value="176.470001221" calcext:value-type="float">
            <text:p>176.4700012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399]-[.A399]" office:value-type="float" office:value="1.83000183110001" calcext:value-type="float">
            <text:p>1.8300018311</text:p>
          </table:table-cell>
          <table:table-cell office:value-type="float" office:value="76.8300018311" calcext:value-type="float">
            <text:p>76.8300018311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table:formula="of:=[.C400]-[.A400]" office:value-type="float" office:value="0.919998168999996" calcext:value-type="float">
            <text:p>0.919998169</text:p>
          </table:table-cell>
          <table:table-cell office:value-type="float" office:value="125.419998169" calcext:value-type="float">
            <text:p>125.41999816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C401]-[.A401]" office:value-type="float" office:value="-0.619995117000002" calcext:value-type="float">
            <text:p>-0.619995117</text:p>
          </table:table-cell>
          <table:table-cell office:value-type="float" office:value="156.380004883" calcext:value-type="float">
            <text:p>156.380004883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C402]-[.A402]" office:value-type="float" office:value="1.6399993896" calcext:value-type="float">
            <text:p>1.6399993896</text:p>
          </table:table-cell>
          <table:table-cell office:value-type="float" office:value="49.1399993896" calcext:value-type="float">
            <text:p>49.1399993896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table:formula="of:=[.C403]-[.A403]" office:value-type="float" office:value="1.5499992371" calcext:value-type="float">
            <text:p>1.5499992371</text:p>
          </table:table-cell>
          <table:table-cell office:value-type="float" office:value="48.0499992371" calcext:value-type="float">
            <text:p>48.0499992371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C404]-[.A404]" office:value-type="float" office:value="1.0299987793" calcext:value-type="float">
            <text:p>1.0299987793</text:p>
          </table:table-cell>
          <table:table-cell office:value-type="float" office:value="41.5299987793" calcext:value-type="float">
            <text:p>41.529998779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405]-[.A405]" office:value-type="float" office:value="0.309997558999996" calcext:value-type="float">
            <text:p>0.309997559</text:p>
          </table:table-cell>
          <table:table-cell office:value-type="float" office:value="111.309997559" calcext:value-type="float">
            <text:p>111.3099975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C406]-[.A406]" office:value-type="float" office:value="0.690002441000004" calcext:value-type="float">
            <text:p>0.6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407]-[.A407]" office:value-type="float" office:value="0.580001831000004" calcext:value-type="float">
            <text:p>0.580001831</text:p>
          </table:table-cell>
          <table:table-cell office:value-type="float" office:value="111.580001831" calcext:value-type="float">
            <text:p>111.5800018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408]-[.A408]" office:value-type="float" office:value="1.6999969482" calcext:value-type="float">
            <text:p>1.6999969482</text:p>
          </table:table-cell>
          <table:table-cell office:value-type="float" office:value="84.6999969482" calcext:value-type="float">
            <text:p>84.69999694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C409]-[.A409]" office:value-type="float" office:value="-1.02000427199999" calcext:value-type="float">
            <text:p>-1.020004272</text:p>
          </table:table-cell>
          <table:table-cell office:value-type="float" office:value="163.979995728" calcext:value-type="float">
            <text:p>163.979995728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[.C410]-[.A410]" office:value-type="float" office:value="1" calcext:value-type="float">
            <text:p>1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table:formula="of:=[.C411]-[.A411]" office:value-type="float" office:value="-1.55000305199999" calcext:value-type="float">
            <text:p>-1.550003052</text:p>
          </table:table-cell>
          <table:table-cell office:value-type="float" office:value="169.949996948" calcext:value-type="float">
            <text:p>169.94999694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412]-[.A412]" office:value-type="float" office:value="-0.17000007629" calcext:value-type="float">
            <text:p>-0.1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table:formula="of:=[.C413]-[.A413]" office:value-type="float" office:value="0.160003662000008" calcext:value-type="float">
            <text:p>0.160003662</text:p>
          </table:table-cell>
          <table:table-cell office:value-type="float" office:value="134.660003662" calcext:value-type="float">
            <text:p>134.6600036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414]-[.A414]" office:value-type="float" office:value="1.120002747" calcext:value-type="float">
            <text:p>1.120002747</text:p>
          </table:table-cell>
          <table:table-cell office:value-type="float" office:value="112.120002747" calcext:value-type="float">
            <text:p>112.12000274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415]-[.A415]" office:value-type="float" office:value="0.699996948000006" calcext:value-type="float">
            <text:p>0.699996948</text:p>
          </table:table-cell>
          <table:table-cell office:value-type="float" office:value="125.699996948" calcext:value-type="float">
            <text:p>125.6999969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416]-[.A416]" office:value-type="float" office:value="0.699996948000006" calcext:value-type="float">
            <text:p>0.699996948</text:p>
          </table:table-cell>
          <table:table-cell office:value-type="float" office:value="125.699996948" calcext:value-type="float">
            <text:p>125.6999969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417]-[.A417]" office:value-type="float" office:value="1.5100021362" calcext:value-type="float">
            <text:p>1.5100021362</text:p>
          </table:table-cell>
          <table:table-cell office:value-type="float" office:value="66.5100021362" calcext:value-type="float">
            <text:p>66.51000213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C418]-[.A418]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C419]-[.A419]" office:value-type="float" office:value="-1.33999633799999" calcext:value-type="float">
            <text:p>-1.339996338</text:p>
          </table:table-cell>
          <table:table-cell office:value-type="float" office:value="172.660003662" calcext:value-type="float">
            <text:p>172.660003662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[.C420]-[.A420]" office:value-type="float" office:value="1.6900024414" calcext:value-type="float">
            <text:p>1.6900024414</text:p>
          </table:table-cell>
          <table:table-cell office:value-type="float" office:value="78.1900024414" calcext:value-type="float">
            <text:p>78.19000244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C421]-[.A421]" office:value-type="float" office:value="0.709999084000003" calcext:value-type="float">
            <text:p>0.709999084</text:p>
          </table:table-cell>
          <table:table-cell office:value-type="float" office:value="103.709999084" calcext:value-type="float">
            <text:p>103.709999084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formula="of:=[.C422]-[.A422]" office:value-type="float" office:value="1.2599983215" calcext:value-type="float">
            <text:p>1.2599983215</text:p>
          </table:table-cell>
          <table:table-cell office:value-type="float" office:value="50.7599983215" calcext:value-type="float">
            <text:p>50.7599983215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C423]-[.A423]" office:value-type="float" office:value="1.08999633800001" calcext:value-type="float">
            <text:p>1.089996338</text:p>
          </table:table-cell>
          <table:table-cell office:value-type="float" office:value="108.589996338" calcext:value-type="float">
            <text:p>108.5899963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C424]-[.A424]" office:value-type="float" office:value="1.43000030499999" calcext:value-type="float">
            <text:p>1.430000305</text:p>
          </table:table-cell>
          <table:table-cell office:value-type="float" office:value="103.430000305" calcext:value-type="float">
            <text:p>103.430000305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table:formula="of:=[.C425]-[.A425]" office:value-type="float" office:value="1.5999984741" calcext:value-type="float">
            <text:p>1.5999984741</text:p>
          </table:table-cell>
          <table:table-cell office:value-type="float" office:value="77.0999984741" calcext:value-type="float">
            <text:p>77.0999984741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table:formula="of:=[.C426]-[.A426]" office:value-type="float" office:value="0.720001221000004" calcext:value-type="float">
            <text:p>0.720001221</text:p>
          </table:table-cell>
          <table:table-cell office:value-type="float" office:value="110.220001221" calcext:value-type="float">
            <text:p>110.22000122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C427]-[.A427]" office:value-type="float" office:value="0.5399999619" calcext:value-type="float">
            <text:p>0.5399999619</text:p>
          </table:table-cell>
          <table:table-cell office:value-type="float" office:value="10.0399999619" calcext:value-type="float">
            <text:p>10.03999996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428]-[.A428]" office:value-type="float" office:value="0.650001525900002" calcext:value-type="float">
            <text:p>0.6500015259</text:p>
          </table:table-cell>
          <table:table-cell office:value-type="float" office:value="36.6500015259" calcext:value-type="float">
            <text:p>36.6500015259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429]-[.A429]" office:value-type="float" office:value="1.37999725340001" calcext:value-type="float">
            <text:p>1.3799972534</text:p>
          </table:table-cell>
          <table:table-cell office:value-type="float" office:value="64.8799972534" calcext:value-type="float">
            <text:p>64.879997253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430]-[.A430]" office:value-type="float" office:value="0.170000076299999" calcext:value-type="float">
            <text:p>0.1700000763</text:p>
          </table:table-cell>
          <table:table-cell office:value-type="float" office:value="11.6700000763" calcext:value-type="float">
            <text:p>11.6700000763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table:formula="of:=[.C431]-[.A431]" office:value-type="float" office:value="0.210006714000002" calcext:value-type="float">
            <text:p>0.210006714</text:p>
          </table:table-cell>
          <table:table-cell office:value-type="float" office:value="141.710006714" calcext:value-type="float">
            <text:p>141.71000671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C432]-[.A432]" office:value-type="float" office:value="0.55999755900001" calcext:value-type="float">
            <text:p>0.559997559</text:p>
          </table:table-cell>
          <table:table-cell office:value-type="float" office:value="136.559997559" calcext:value-type="float">
            <text:p>136.559997559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[.C433]-[.A433]" office:value-type="float" office:value="0.410003662000008" calcext:value-type="float">
            <text:p>0.410003662</text:p>
          </table:table-cell>
          <table:table-cell office:value-type="float" office:value="137.910003662" calcext:value-type="float">
            <text:p>137.91000366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434]-[.A434]" office:value-type="float" office:value="-0.100000381499999" calcext:value-type="float">
            <text:p>-0.1000003815</text:p>
          </table:table-cell>
          <table:table-cell office:value-type="float" office:value="11.3999996185" calcext:value-type="float">
            <text:p>11.3999996185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table:formula="of:=[.C435]-[.A435]" office:value-type="float" office:value="0.589996337900004" calcext:value-type="float">
            <text:p>0.5899963379</text:p>
          </table:table-cell>
          <table:table-cell office:value-type="float" office:value="99.0899963379" calcext:value-type="float">
            <text:p>99.08999633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436]-[.A436]" office:value-type="float" office:value="1.3300018311" calcext:value-type="float">
            <text:p>1.3300018311</text:p>
          </table:table-cell>
          <table:table-cell office:value-type="float" office:value="45.3300018311" calcext:value-type="float">
            <text:p>45.33000183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437]-[.A437]" office:value-type="float" office:value="1.0400009155" calcext:value-type="float">
            <text:p>1.0400009155</text:p>
          </table:table-cell>
          <table:table-cell office:value-type="float" office:value="70.0400009155" calcext:value-type="float">
            <text:p>70.040000915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C438]-[.A438]" office:value-type="float" office:value="-1.19999694800001" calcext:value-type="float">
            <text:p>-1.199996948</text:p>
          </table:table-cell>
          <table:table-cell office:value-type="float" office:value="161.800003052" calcext:value-type="float">
            <text:p>161.800003052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C439]-[.A439]" office:value-type="float" office:value="1.480003357" calcext:value-type="float">
            <text:p>1.480003357</text:p>
          </table:table-cell>
          <table:table-cell office:value-type="float" office:value="103.980003357" calcext:value-type="float">
            <text:p>103.98000335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C440]-[.A440]" office:value-type="float" office:value="-0.350006103999988" calcext:value-type="float">
            <text:p>-0.350006104</text:p>
          </table:table-cell>
          <table:table-cell office:value-type="float" office:value="156.649993896" calcext:value-type="float">
            <text:p>156.6499938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C441]-[.A441]" office:value-type="float" office:value="-0.149993896000012" calcext:value-type="float">
            <text:p>-0.149993896</text:p>
          </table:table-cell>
          <table:table-cell office:value-type="float" office:value="152.850006104" calcext:value-type="float">
            <text:p>152.8500061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C442]-[.A442]" office:value-type="float" office:value="-0.75" calcext:value-type="float">
            <text:p>-0.75</text:p>
          </table:table-cell>
          <table:table-cell office:value-type="float" office:value="164.25" calcext:value-type="float">
            <text:p>164.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443]-[.A443]" office:value-type="float" office:value="1.3600006104" calcext:value-type="float">
            <text:p>1.3600006104</text:p>
          </table:table-cell>
          <table:table-cell office:value-type="float" office:value="39.3600006104" calcext:value-type="float">
            <text:p>39.3600006104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table:formula="of:=[.C444]-[.A444]" office:value-type="float" office:value="-0.520004271999994" calcext:value-type="float">
            <text:p>-0.520004272</text:p>
          </table:table-cell>
          <table:table-cell office:value-type="float" office:value="163.979995728" calcext:value-type="float">
            <text:p>163.9799957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C445]-[.A445]" office:value-type="float" office:value="0.739997864000003" calcext:value-type="float">
            <text:p>0.739997864</text:p>
          </table:table-cell>
          <table:table-cell office:value-type="float" office:value="116.739997864" calcext:value-type="float">
            <text:p>116.73999786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C446]-[.A446]" office:value-type="float" office:value="0.980003357000001" calcext:value-type="float">
            <text:p>0.980003357</text:p>
          </table:table-cell>
          <table:table-cell office:value-type="float" office:value="103.980003357" calcext:value-type="float">
            <text:p>103.980003357</text:p>
          </table:table-cell>
        </table:table-row>
        <table:table-row table:style-name="ro1">
          <table:table-cell office:value-type="float" office:value="170.5" calcext:value-type="float">
            <text:p>170.5</text:p>
          </table:table-cell>
          <table:table-cell table:formula="of:=[.C447]-[.A447]" office:value-type="float" office:value="-1.36000060999999" calcext:value-type="float">
            <text:p>-1.36000061</text:p>
          </table:table-cell>
          <table:table-cell office:value-type="float" office:value="169.13999939" calcext:value-type="float">
            <text:p>169.13999939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C448]-[.A448]" office:value-type="float" office:value="1.8399963379" calcext:value-type="float">
            <text:p>1.8399963379</text:p>
          </table:table-cell>
          <table:table-cell office:value-type="float" office:value="64.3399963379" calcext:value-type="float">
            <text:p>64.33999633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C449]-[.A449]" office:value-type="float" office:value="-0.00999450699998761" calcext:value-type="float">
            <text:p>-0.009994507</text:p>
          </table:table-cell>
          <table:table-cell office:value-type="float" office:value="141.990005493" calcext:value-type="float">
            <text:p>141.9900054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450]-[.A450]" office:value-type="float" office:value="-0.30000019073" calcext:value-type="float">
            <text:p>-0.3000001907</text:p>
          </table:table-cell>
          <table:table-cell office:value-type="float" office:value="5.69999980927" calcext:value-type="float">
            <text:p>5.6999998093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table:formula="of:=[.C451]-[.A451]" office:value-type="float" office:value="1.25" calcext:value-type="float">
            <text:p>1.25</text:p>
          </table:table-cell>
          <table:table-cell office:value-type="float" office:value="94.75" calcext:value-type="float">
            <text:p>94.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C452]-[.A452]" office:value-type="float" office:value="0.63999939" calcext:value-type="float">
            <text:p>0.63999939</text:p>
          </table:table-cell>
          <table:table-cell office:value-type="float" office:value="118.63999939" calcext:value-type="float">
            <text:p>118.63999939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C453]-[.A453]" office:value-type="float" office:value="1.8499984741" calcext:value-type="float">
            <text:p>1.8499984741</text:p>
          </table:table-cell>
          <table:table-cell office:value-type="float" office:value="61.3499984741" calcext:value-type="float">
            <text:p>61.34999847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C454]-[.A454]" office:value-type="float" office:value="-0.699996948000006" calcext:value-type="float">
            <text:p>-0.699996948</text:p>
          </table:table-cell>
          <table:table-cell office:value-type="float" office:value="152.300003052" calcext:value-type="float">
            <text:p>152.300003052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table:formula="of:=[.C455]-[.A455]" office:value-type="float" office:value="1.62999725340001" calcext:value-type="float">
            <text:p>1.6299972534</text:p>
          </table:table-cell>
          <table:table-cell office:value-type="float" office:value="71.1299972534" calcext:value-type="float">
            <text:p>71.12999725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C456]-[.A456]" office:value-type="float" office:value="0.830001831100006" calcext:value-type="float">
            <text:p>0.8300018311</text:p>
          </table:table-cell>
          <table:table-cell office:value-type="float" office:value="95.8300018311" calcext:value-type="float">
            <text:p>95.83000183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457]-[.A457]" office:value-type="float" office:value="1.5100021362" calcext:value-type="float">
            <text:p>1.5100021362</text:p>
          </table:table-cell>
          <table:table-cell office:value-type="float" office:value="66.5100021362" calcext:value-type="float">
            <text:p>66.51000213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C458]-[.A458]" office:value-type="float" office:value="-1.91000366200001" calcext:value-type="float">
            <text:p>-1.910003662</text:p>
          </table:table-cell>
          <table:table-cell office:value-type="float" office:value="178.089996338" calcext:value-type="float">
            <text:p>178.0899963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459]-[.A459]" office:value-type="float" office:value="1.5199966431" calcext:value-type="float">
            <text:p>1.5199966431</text:p>
          </table:table-cell>
          <table:table-cell office:value-type="float" office:value="85.5199966431" calcext:value-type="float">
            <text:p>85.5199966431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table:formula="of:=[.C460]-[.A460]" office:value-type="float" office:value="-2.02000427199999" calcext:value-type="float">
            <text:p>-2.020004272</text:p>
          </table:table-cell>
          <table:table-cell office:value-type="float" office:value="173.479995728" calcext:value-type="float">
            <text:p>173.4799957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461]-[.A461]" office:value-type="float" office:value="0.0700073239999881" calcext:value-type="float">
            <text:p>0.070007324</text:p>
          </table:table-cell>
          <table:table-cell office:value-type="float" office:value="143.070007324" calcext:value-type="float">
            <text:p>143.0700073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462]-[.A462]" office:value-type="float" office:value="0.6399993896" calcext:value-type="float">
            <text:p>0.6399993896</text:p>
          </table:table-cell>
          <table:table-cell office:value-type="float" office:value="17.6399993896" calcext:value-type="float">
            <text:p>17.63999938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C463]-[.A463]" office:value-type="float" office:value="0.650001525999997" calcext:value-type="float">
            <text:p>0.650001526</text:p>
          </table:table-cell>
          <table:table-cell office:value-type="float" office:value="115.650001526" calcext:value-type="float">
            <text:p>115.6500015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464]-[.A464]" office:value-type="float" office:value="0.3600006104" calcext:value-type="float">
            <text:p>0.3600006104</text:p>
          </table:table-cell>
          <table:table-cell office:value-type="float" office:value="20.3600006104" calcext:value-type="float">
            <text:p>20.3600006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465]-[.A465]" office:value-type="float" office:value="1.5299987793" calcext:value-type="float">
            <text:p>1.5299987793</text:p>
          </table:table-cell>
          <table:table-cell office:value-type="float" office:value="82.5299987793" calcext:value-type="float">
            <text:p>82.52999877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C466]-[.A466]" office:value-type="float" office:value="1.0899963379" calcext:value-type="float">
            <text:p>1.0899963379</text:p>
          </table:table-cell>
          <table:table-cell office:value-type="float" office:value="99.0899963379" calcext:value-type="float">
            <text:p>99.089996337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467]-[.A467]" office:value-type="float" office:value="0.440002441000004" calcext:value-type="float">
            <text:p>0.440002441</text:p>
          </table:table-cell>
          <table:table-cell office:value-type="float" office:value="122.440002441" calcext:value-type="float">
            <text:p>122.440002441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C468]-[.A468]" office:value-type="float" office:value="1.2300033569" calcext:value-type="float">
            <text:p>1.2300033569</text:p>
          </table:table-cell>
          <table:table-cell office:value-type="float" office:value="97.7300033569" calcext:value-type="float">
            <text:p>97.7300033569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table:formula="of:=[.C469]-[.A469]" office:value-type="float" office:value="0.760002135999997" calcext:value-type="float">
            <text:p>0.760002136</text:p>
          </table:table-cell>
          <table:table-cell office:value-type="float" office:value="101.260002136" calcext:value-type="float">
            <text:p>101.260002136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C470]-[.A470]" office:value-type="float" office:value="0.930000304999993" calcext:value-type="float">
            <text:p>0.930000305</text:p>
          </table:table-cell>
          <table:table-cell office:value-type="float" office:value="103.430000305" calcext:value-type="float">
            <text:p>103.430000305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C471]-[.A471]" office:value-type="float" office:value="0.690000534100001" calcext:value-type="float">
            <text:p>0.6900005341</text:p>
          </table:table-cell>
          <table:table-cell office:value-type="float" office:value="18.1900005341" calcext:value-type="float">
            <text:p>18.19000053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C472]-[.A472]" office:value-type="float" office:value="-0.740005493000012" calcext:value-type="float">
            <text:p>-0.740005493</text:p>
          </table:table-cell>
          <table:table-cell office:value-type="float" office:value="161.259994507" calcext:value-type="float">
            <text:p>161.259994507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table:formula="of:=[.C473]-[.A473]" office:value-type="float" office:value="1.279998779" calcext:value-type="float">
            <text:p>1.279998779</text:p>
          </table:table-cell>
          <table:table-cell office:value-type="float" office:value="107.779998779" calcext:value-type="float">
            <text:p>107.779998779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table:formula="of:=[.C474]-[.A474]" office:value-type="float" office:value="-0.97000122099999" calcext:value-type="float">
            <text:p>-0.970001221</text:p>
          </table:table-cell>
          <table:table-cell office:value-type="float" office:value="161.529998779" calcext:value-type="float">
            <text:p>161.5299987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475]-[.A475]" office:value-type="float" office:value="1.0400009155" calcext:value-type="float">
            <text:p>1.0400009155</text:p>
          </table:table-cell>
          <table:table-cell office:value-type="float" office:value="29.0400009155" calcext:value-type="float">
            <text:p>29.04000091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C476]-[.A476]" office:value-type="float" office:value="1.0400009155" calcext:value-type="float">
            <text:p>1.0400009155</text:p>
          </table:table-cell>
          <table:table-cell office:value-type="float" office:value="89.0400009155" calcext:value-type="float">
            <text:p>89.04000091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C477]-[.A477]" office:value-type="float" office:value="1.9599990845" calcext:value-type="float">
            <text:p>1.9599990845</text:p>
          </table:table-cell>
          <table:table-cell office:value-type="float" office:value="87.9599990845" calcext:value-type="float">
            <text:p>87.95999908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C478]-[.A478]" office:value-type="float" office:value="0.00999450699998761" calcext:value-type="float">
            <text:p>0.009994507</text:p>
          </table:table-cell>
          <table:table-cell office:value-type="float" office:value="136.009994507" calcext:value-type="float">
            <text:p>136.009994507</text:p>
          </table:table-cell>
        </table:table-row>
        <table:table-row table:style-name="ro1">
          <table:table-cell office:value-type="float" office:value="159.5" calcext:value-type="float">
            <text:p>159.5</text:p>
          </table:table-cell>
          <table:table-cell table:formula="of:=[.C479]-[.A479]" office:value-type="float" office:value="-0.679992676000012" calcext:value-type="float">
            <text:p>-0.679992676</text:p>
          </table:table-cell>
          <table:table-cell office:value-type="float" office:value="158.820007324" calcext:value-type="float">
            <text:p>158.8200073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C480]-[.A480]" office:value-type="float" office:value="-0.300003051999994" calcext:value-type="float">
            <text:p>-0.300003052</text:p>
          </table:table-cell>
          <table:table-cell office:value-type="float" office:value="144.699996948" calcext:value-type="float">
            <text:p>144.6999969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C481]-[.A481]" office:value-type="float" office:value="0.739997864000003" calcext:value-type="float">
            <text:p>0.739997864</text:p>
          </table:table-cell>
          <table:table-cell office:value-type="float" office:value="116.739997864" calcext:value-type="float">
            <text:p>116.739997864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table:formula="of:=[.C482]-[.A482]" office:value-type="float" office:value="1.3399963379" calcext:value-type="float">
            <text:p>1.3399963379</text:p>
          </table:table-cell>
          <table:table-cell office:value-type="float" office:value="73.8399963379" calcext:value-type="float">
            <text:p>73.83999633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483]-[.A483]" office:value-type="float" office:value="1.5499992371" calcext:value-type="float">
            <text:p>1.5499992371</text:p>
          </table:table-cell>
          <table:table-cell office:value-type="float" office:value="57.5499992371" calcext:value-type="float">
            <text:p>57.5499992371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table:formula="of:=[.C484]-[.A484]" office:value-type="float" office:value="-0.369995117000002" calcext:value-type="float">
            <text:p>-0.369995117</text:p>
          </table:table-cell>
          <table:table-cell office:value-type="float" office:value="150.130004883" calcext:value-type="float">
            <text:p>150.130004883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table:formula="of:=[.C485]-[.A485]" office:value-type="float" office:value="-0.300003051999994" calcext:value-type="float">
            <text:p>-0.300003052</text:p>
          </table:table-cell>
          <table:table-cell office:value-type="float" office:value="154.199996948" calcext:value-type="float">
            <text:p>154.199996948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formula="of:=[.C486]-[.A486]" office:value-type="float" office:value="0.970001220699999" calcext:value-type="float">
            <text:p>0.9700012207</text:p>
          </table:table-cell>
          <table:table-cell office:value-type="float" office:value="34.4700012207" calcext:value-type="float">
            <text:p>34.47000122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487]-[.A487]" office:value-type="float" office:value="1.0400009155" calcext:value-type="float">
            <text:p>1.0400009155</text:p>
          </table:table-cell>
          <table:table-cell office:value-type="float" office:value="29.0400009155" calcext:value-type="float">
            <text:p>29.04000091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488]-[.A488]" office:value-type="float" office:value="0.950000762899997" calcext:value-type="float">
            <text:p>0.9500007629</text:p>
          </table:table-cell>
          <table:table-cell office:value-type="float" office:value="49.9500007629" calcext:value-type="float">
            <text:p>49.9500007629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C489]-[.A489]" office:value-type="float" office:value="1.4900016785" calcext:value-type="float">
            <text:p>1.4900016785</text:p>
          </table:table-cell>
          <table:table-cell office:value-type="float" office:value="40.9900016785" calcext:value-type="float">
            <text:p>40.99000167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490]-[.A490]" office:value-type="float" office:value="0.270000457799998" calcext:value-type="float">
            <text:p>0.2700004578</text:p>
          </table:table-cell>
          <table:table-cell office:value-type="float" office:value="19.2700004578" calcext:value-type="float">
            <text:p>19.2700004578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[.C491]-[.A491]" office:value-type="float" office:value="0.350006103999988" calcext:value-type="float">
            <text:p>0.350006104</text:p>
          </table:table-cell>
          <table:table-cell office:value-type="float" office:value="130.850006104" calcext:value-type="float">
            <text:p>130.850006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492]-[.A492]" office:value-type="float" office:value="-0.40000009537" calcext:value-type="float">
            <text:p>-0.4000000954</text:p>
          </table:table-cell>
          <table:table-cell office:value-type="float" office:value="7.59999990463" calcext:value-type="float">
            <text:p>7.599999904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C493]-[.A493]" office:value-type="float" office:value="-0.289993285999998" calcext:value-type="float">
            <text:p>-0.289993286</text:p>
          </table:table-cell>
          <table:table-cell office:value-type="float" office:value="141.710006714" calcext:value-type="float">
            <text:p>141.7100067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494]-[.A494]" office:value-type="float" office:value="1.7600021362" calcext:value-type="float">
            <text:p>1.7600021362</text:p>
          </table:table-cell>
          <table:table-cell office:value-type="float" office:value="72.7600021362" calcext:value-type="float">
            <text:p>72.760002136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C495]-[.A495]" office:value-type="float" office:value="-0.259994506999988" calcext:value-type="float">
            <text:p>-0.259994507</text:p>
          </table:table-cell>
          <table:table-cell office:value-type="float" office:value="135.740005493" calcext:value-type="float">
            <text:p>135.740005493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C496]-[.A496]" office:value-type="float" office:value="1.5200004578" calcext:value-type="float">
            <text:p>1.5200004578</text:p>
          </table:table-cell>
          <table:table-cell office:value-type="float" office:value="54.0200004578" calcext:value-type="float">
            <text:p>54.02000045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497]-[.A497]" office:value-type="float" office:value="1.3600006104" calcext:value-type="float">
            <text:p>1.3600006104</text:p>
          </table:table-cell>
          <table:table-cell office:value-type="float" office:value="39.3600006104" calcext:value-type="float">
            <text:p>39.36000061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C498]-[.A498]" office:value-type="float" office:value="-0.72000122099999" calcext:value-type="float">
            <text:p>-0.720001221</text:p>
          </table:table-cell>
          <table:table-cell office:value-type="float" office:value="158.279998779" calcext:value-type="float">
            <text:p>158.279998779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C499]-[.A499]" office:value-type="float" office:value="1.1500015259" calcext:value-type="float">
            <text:p>1.1500015259</text:p>
          </table:table-cell>
          <table:table-cell office:value-type="float" office:value="96.6500015259" calcext:value-type="float">
            <text:p>96.6500015259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table:formula="of:=[.C500]-[.A500]" office:value-type="float" office:value="0.240005493000012" calcext:value-type="float">
            <text:p>0.240005493</text:p>
          </table:table-cell>
          <table:table-cell office:value-type="float" office:value="135.740005493" calcext:value-type="float">
            <text:p>135.740005493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table:formula="of:=[.C501]-[.A501]" office:value-type="float" office:value="1.3000030518" calcext:value-type="float">
            <text:p>1.3000030518</text:p>
          </table:table-cell>
          <table:table-cell office:value-type="float" office:value="82.8000030518" calcext:value-type="float">
            <text:p>82.80000305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C502]-[.A502]" office:value-type="float" office:value="-0.800003051999994" calcext:value-type="float">
            <text:p>-0.800003052</text:p>
          </table:table-cell>
          <table:table-cell office:value-type="float" office:value="154.199996948" calcext:value-type="float">
            <text:p>154.199996948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table:formula="of:=[.C503]-[.A503]" office:value-type="float" office:value="-1.66000366200001" calcext:value-type="float">
            <text:p>-1.660003662</text:p>
          </table:table-cell>
          <table:table-cell office:value-type="float" office:value="174.839996338" calcext:value-type="float">
            <text:p>174.8399963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C504]-[.A504]" office:value-type="float" office:value="-0.44000244099999" calcext:value-type="float">
            <text:p>-0.440002441</text:p>
          </table:table-cell>
          <table:table-cell office:value-type="float" office:value="155.559997559" calcext:value-type="float">
            <text:p>155.55999755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C505]-[.A505]" office:value-type="float" office:value="-1.99000549300001" calcext:value-type="float">
            <text:p>-1.990005493</text:p>
          </table:table-cell>
          <table:table-cell office:value-type="float" office:value="177.009994507" calcext:value-type="float">
            <text:p>177.0099945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C506]-[.A506]" office:value-type="float" office:value="0.0299987790000102" calcext:value-type="float">
            <text:p>0.029998779</text:p>
          </table:table-cell>
          <table:table-cell office:value-type="float" office:value="152.029998779" calcext:value-type="float">
            <text:p>152.02999877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C507]-[.A507]" office:value-type="float" office:value="0.510000228900001" calcext:value-type="float">
            <text:p>0.5100002289</text:p>
          </table:table-cell>
          <table:table-cell office:value-type="float" office:value="16.0100002289" calcext:value-type="float">
            <text:p>16.0100002289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table:formula="of:=[.C508]-[.A508]" office:value-type="float" office:value="-1.460006714" calcext:value-type="float">
            <text:p>-1.460006714</text:p>
          </table:table-cell>
          <table:table-cell office:value-type="float" office:value="171.039993286" calcext:value-type="float">
            <text:p>171.039993286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[.C509]-[.A509]" office:value-type="float" office:value="-1.55999755900001" calcext:value-type="float">
            <text:p>-1.559997559</text:p>
          </table:table-cell>
          <table:table-cell office:value-type="float" office:value="172.940002441" calcext:value-type="float">
            <text:p>172.940002441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C510]-[.A510]" office:value-type="float" office:value="1.63999938960001" calcext:value-type="float">
            <text:p>1.6399993896</text:p>
          </table:table-cell>
          <table:table-cell office:value-type="float" office:value="87.1399993896" calcext:value-type="float">
            <text:p>87.1399993896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C511]-[.A511]" office:value-type="float" office:value="1.2299995422" calcext:value-type="float">
            <text:p>1.2299995422</text:p>
          </table:table-cell>
          <table:table-cell office:value-type="float" office:value="37.7299995422" calcext:value-type="float">
            <text:p>37.729999542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C512]-[.A512]" office:value-type="float" office:value="0.100006103999988" calcext:value-type="float">
            <text:p>0.100006104</text:p>
          </table:table-cell>
          <table:table-cell office:value-type="float" office:value="137.100006104" calcext:value-type="float">
            <text:p>137.10000610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C513]-[.A513]" office:value-type="float" office:value="0.910003661999994" calcext:value-type="float">
            <text:p>0.910003662</text:p>
          </table:table-cell>
          <table:table-cell office:value-type="float" office:value="118.910003662" calcext:value-type="float">
            <text:p>118.9100036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514]-[.A514]" office:value-type="float" office:value="0.729999542200002" calcext:value-type="float">
            <text:p>0.7299995422</text:p>
          </table:table-cell>
          <table:table-cell office:value-type="float" office:value="18.7299995422" calcext:value-type="float">
            <text:p>18.7299995422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table:formula="of:=[.C515]-[.A515]" office:value-type="float" office:value="-0.369995117000002" calcext:value-type="float">
            <text:p>-0.369995117</text:p>
          </table:table-cell>
          <table:table-cell office:value-type="float" office:value="150.130004883" calcext:value-type="float">
            <text:p>150.130004883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[.C516]-[.A516]" office:value-type="float" office:value="1.1700000763" calcext:value-type="float">
            <text:p>1.1700000763</text:p>
          </table:table-cell>
          <table:table-cell office:value-type="float" office:value="30.6700000763" calcext:value-type="float">
            <text:p>30.6700000763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table:formula="of:=[.C517]-[.A517]" office:value-type="float" office:value="-0.460006714000002" calcext:value-type="float">
            <text:p>-0.460006714</text:p>
          </table:table-cell>
          <table:table-cell office:value-type="float" office:value="149.039993286" calcext:value-type="float">
            <text:p>149.0399932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518]-[.A518]" office:value-type="float" office:value="0.980003357000001" calcext:value-type="float">
            <text:p>0.980003357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519]-[.A519]" office:value-type="float" office:value="1.3699989319" calcext:value-type="float">
            <text:p>1.3699989319</text:p>
          </table:table-cell>
          <table:table-cell office:value-type="float" office:value="58.3699989319" calcext:value-type="float">
            <text:p>58.3699989319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C520]-[.A520]" office:value-type="float" office:value="0.8699989319" calcext:value-type="float">
            <text:p>0.8699989319</text:p>
          </table:table-cell>
          <table:table-cell office:value-type="float" office:value="58.3699989319" calcext:value-type="float">
            <text:p>58.3699989319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table:formula="of:=[.C521]-[.A521]" office:value-type="float" office:value="-1.00999450699999" calcext:value-type="float">
            <text:p>-1.009994507</text:p>
          </table:table-cell>
          <table:table-cell office:value-type="float" office:value="151.490005493" calcext:value-type="float">
            <text:p>151.49000549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C522]-[.A522]" office:value-type="float" office:value="0.0799999237000009" calcext:value-type="float">
            <text:p>0.0799999237</text:p>
          </table:table-cell>
          <table:table-cell office:value-type="float" office:value="10.5799999237" calcext:value-type="float">
            <text:p>10.57999992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C523]-[.A523]" office:value-type="float" office:value="-0.100006103999988" calcext:value-type="float">
            <text:p>-0.100006104</text:p>
          </table:table-cell>
          <table:table-cell office:value-type="float" office:value="140.899993896" calcext:value-type="float">
            <text:p>140.899993896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C524]-[.A524]" office:value-type="float" office:value="1.2200012207" calcext:value-type="float">
            <text:p>1.2200012207</text:p>
          </table:table-cell>
          <table:table-cell office:value-type="float" office:value="40.7200012207" calcext:value-type="float">
            <text:p>40.72000122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C525]-[.A525]" office:value-type="float" office:value="0.569999695000007" calcext:value-type="float">
            <text:p>0.569999695</text:p>
          </table:table-cell>
          <table:table-cell office:value-type="float" office:value="114.569999695" calcext:value-type="float">
            <text:p>114.5699996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526]-[.A526]" office:value-type="float" office:value="0.900001525900002" calcext:value-type="float">
            <text:p>0.9000015259</text:p>
          </table:table-cell>
          <table:table-cell office:value-type="float" office:value="39.9000015259" calcext:value-type="float">
            <text:p>39.90000152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527]-[.A527]" office:value-type="float" office:value="0.950000762899997" calcext:value-type="float">
            <text:p>0.9500007629</text:p>
          </table:table-cell>
          <table:table-cell office:value-type="float" office:value="49.9500007629" calcext:value-type="float">
            <text:p>49.9500007629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table:formula="of:=[.C528]-[.A528]" office:value-type="float" office:value="0.589996337900004" calcext:value-type="float">
            <text:p>0.5899963379</text:p>
          </table:table-cell>
          <table:table-cell office:value-type="float" office:value="99.0899963379" calcext:value-type="float">
            <text:p>99.0899963379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formula="of:=[.C529]-[.A529]" office:value-type="float" office:value="1.5400009155" calcext:value-type="float">
            <text:p>1.5400009155</text:p>
          </table:table-cell>
          <table:table-cell office:value-type="float" office:value="51.0400009155" calcext:value-type="float">
            <text:p>51.0400009155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table:formula="of:=[.C530]-[.A530]" office:value-type="float" office:value="1.36000061039999" calcext:value-type="float">
            <text:p>1.3600006104</text:p>
          </table:table-cell>
          <table:table-cell office:value-type="float" office:value="89.8600006104" calcext:value-type="float">
            <text:p>89.86000061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531]-[.A531]" office:value-type="float" office:value="0.909999847400002" calcext:value-type="float">
            <text:p>0.9099998474</text:p>
          </table:table-cell>
          <table:table-cell office:value-type="float" office:value="17.9099998474" calcext:value-type="float">
            <text:p>17.9099998474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table:formula="of:=[.C532]-[.A532]" office:value-type="float" office:value="-1.75" calcext:value-type="float">
            <text:p>-1.75</text:p>
          </table:table-cell>
          <table:table-cell office:value-type="float" office:value="173.75" calcext:value-type="float">
            <text:p>173.7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C533]-[.A533]" office:value-type="float" office:value="-1.00999450699999" calcext:value-type="float">
            <text:p>-1.009994507</text:p>
          </table:table-cell>
          <table:table-cell office:value-type="float" office:value="160.990005493" calcext:value-type="float">
            <text:p>160.9900054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534]-[.A534]" office:value-type="float" office:value="1.6800003052" calcext:value-type="float">
            <text:p>1.6800003052</text:p>
          </table:table-cell>
          <table:table-cell office:value-type="float" office:value="49.6800003052" calcext:value-type="float">
            <text:p>49.6800003052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table:formula="of:=[.C535]-[.A535]" office:value-type="float" office:value="1.16999816889999" calcext:value-type="float">
            <text:p>1.1699981689</text:p>
          </table:table-cell>
          <table:table-cell office:value-type="float" office:value="90.6699981689" calcext:value-type="float">
            <text:p>90.669998168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C536]-[.A536]" office:value-type="float" office:value="-1.289993286" calcext:value-type="float">
            <text:p>-1.289993286</text:p>
          </table:table-cell>
          <table:table-cell office:value-type="float" office:value="163.710006714" calcext:value-type="float">
            <text:p>163.7100067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537]-[.A537]" office:value-type="float" office:value="0.990001678500001" calcext:value-type="float">
            <text:p>0.9900016785</text:p>
          </table:table-cell>
          <table:table-cell office:value-type="float" office:value="40.9900016785" calcext:value-type="float">
            <text:p>40.990001678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C538]-[.A538]" office:value-type="float" office:value="0.3400001526" calcext:value-type="float">
            <text:p>0.3400001526</text:p>
          </table:table-cell>
          <table:table-cell office:value-type="float" office:value="13.8400001526" calcext:value-type="float">
            <text:p>13.84000015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C539]-[.A539]" office:value-type="float" office:value="-0.270004271999994" calcext:value-type="float">
            <text:p>-0.270004272</text:p>
          </table:table-cell>
          <table:table-cell office:value-type="float" office:value="138.729995728" calcext:value-type="float">
            <text:p>138.729995728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[.C540]-[.A540]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C541]-[.A541]" office:value-type="float" office:value="0.879997253400006" calcext:value-type="float">
            <text:p>0.8799972534</text:p>
          </table:table-cell>
          <table:table-cell office:value-type="float" office:value="96.3799972534" calcext:value-type="float">
            <text:p>96.379997253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542]-[.A542]" office:value-type="float" office:value="0.170000076299999" calcext:value-type="float">
            <text:p>0.1700000763</text:p>
          </table:table-cell>
          <table:table-cell office:value-type="float" office:value="11.6700000763" calcext:value-type="float">
            <text:p>11.6700000763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C543]-[.A543]" office:value-type="float" office:value="0.419998168899994" calcext:value-type="float">
            <text:p>0.4199981689</text:p>
          </table:table-cell>
          <table:table-cell office:value-type="float" office:value="96.9199981689" calcext:value-type="float">
            <text:p>96.919998168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544]-[.A544]" office:value-type="float" office:value="0.580001831000004" calcext:value-type="float">
            <text:p>0.580001831</text:p>
          </table:table-cell>
          <table:table-cell office:value-type="float" office:value="111.580001831" calcext:value-type="float">
            <text:p>111.580001831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table:formula="of:=[.C545]-[.A545]" office:value-type="float" office:value="0.0399932859999979" calcext:value-type="float">
            <text:p>0.039993286</text:p>
          </table:table-cell>
          <table:table-cell office:value-type="float" office:value="139.539993286" calcext:value-type="float">
            <text:p>139.539993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546]-[.A546]" office:value-type="float" office:value="-0.30000019073" calcext:value-type="float">
            <text:p>-0.3000001907</text:p>
          </table:table-cell>
          <table:table-cell office:value-type="float" office:value="5.69999980927" calcext:value-type="float">
            <text:p>5.69999980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547]-[.A547]" office:value-type="float" office:value="1.13999938960001" calcext:value-type="float">
            <text:p>1.1399993896</text:p>
          </table:table-cell>
          <table:table-cell office:value-type="float" office:value="68.1399993896" calcext:value-type="float">
            <text:p>68.139999389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548]-[.A548]" office:value-type="float" office:value="-0.17000007629" calcext:value-type="float">
            <text:p>-0.1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table:formula="of:=[.C549]-[.A549]" office:value-type="float" office:value="-1.55000305199999" calcext:value-type="float">
            <text:p>-1.550003052</text:p>
          </table:table-cell>
          <table:table-cell office:value-type="float" office:value="169.949996948" calcext:value-type="float">
            <text:p>169.9499969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550]-[.A550]" office:value-type="float" office:value="0.770000457799998" calcext:value-type="float">
            <text:p>0.7700004578</text:p>
          </table:table-cell>
          <table:table-cell office:value-type="float" office:value="28.7700004578" calcext:value-type="float">
            <text:p>28.7700004578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table:formula="of:=[.C551]-[.A551]" office:value-type="float" office:value="0.980003356899999" calcext:value-type="float">
            <text:p>0.9800033569</text:p>
          </table:table-cell>
          <table:table-cell office:value-type="float" office:value="72.4800033569" calcext:value-type="float">
            <text:p>72.48000335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552]-[.A552]" office:value-type="float" office:value="1.0600013733" calcext:value-type="float">
            <text:p>1.0600013733</text:p>
          </table:table-cell>
          <table:table-cell office:value-type="float" office:value="45.0600013733" calcext:value-type="float">
            <text:p>45.06000137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553]-[.A553]" office:value-type="float" office:value="0.769996643100001" calcext:value-type="float">
            <text:p>0.7699966431</text:p>
          </table:table-cell>
          <table:table-cell office:value-type="float" office:value="69.7699966431" calcext:value-type="float">
            <text:p>69.76999664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554]-[.A554]" office:value-type="float" office:value="1.6199989319" calcext:value-type="float">
            <text:p>1.6199989319</text:p>
          </table:table-cell>
          <table:table-cell office:value-type="float" office:value="61.6199989319" calcext:value-type="float">
            <text:p>61.6199989319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table:formula="of:=[.C555]-[.A555]" office:value-type="float" office:value="1.16999816889999" calcext:value-type="float">
            <text:p>1.1699981689</text:p>
          </table:table-cell>
          <table:table-cell office:value-type="float" office:value="71.6699981689" calcext:value-type="float">
            <text:p>71.66999816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556]-[.A556]" office:value-type="float" office:value="1.6599998474" calcext:value-type="float">
            <text:p>1.6599998474</text:p>
          </table:table-cell>
          <table:table-cell office:value-type="float" office:value="52.6599998474" calcext:value-type="float">
            <text:p>52.659999847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557]-[.A557]" office:value-type="float" office:value="0.170000076299999" calcext:value-type="float">
            <text:p>0.1700000763</text:p>
          </table:table-cell>
          <table:table-cell office:value-type="float" office:value="11.6700000763" calcext:value-type="float">
            <text:p>11.670000076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C558]-[.A558]" office:value-type="float" office:value="-1.32000732399999" calcext:value-type="float">
            <text:p>-1.320007324</text:p>
          </table:table-cell>
          <table:table-cell office:value-type="float" office:value="169.679992676" calcext:value-type="float">
            <text:p>169.6799926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559]-[.A559]" office:value-type="float" office:value="1.4200000763" calcext:value-type="float">
            <text:p>1.4200000763</text:p>
          </table:table-cell>
          <table:table-cell office:value-type="float" office:value="27.4200000763" calcext:value-type="float">
            <text:p>27.4200000763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table:formula="of:=[.C560]-[.A560]" office:value-type="float" office:value="1.5400009155" calcext:value-type="float">
            <text:p>1.5400009155</text:p>
          </table:table-cell>
          <table:table-cell office:value-type="float" office:value="70.0400009155" calcext:value-type="float">
            <text:p>70.04000091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561]-[.A561]" office:value-type="float" office:value="0.809999465899999" calcext:value-type="float">
            <text:p>0.8099994659</text:p>
          </table:table-cell>
          <table:table-cell office:value-type="float" office:value="19.8099994659" calcext:value-type="float">
            <text:p>19.8099994659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[.C562]-[.A562]" office:value-type="float" office:value="0.4500007629" calcext:value-type="float">
            <text:p>0.4500007629</text:p>
          </table:table-cell>
          <table:table-cell office:value-type="float" office:value="30.9500007629" calcext:value-type="float">
            <text:p>30.95000076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563]-[.A563]" office:value-type="float" office:value="0.760000228900001" calcext:value-type="float">
            <text:p>0.7600002289</text:p>
          </table:table-cell>
          <table:table-cell office:value-type="float" office:value="31.7600002289" calcext:value-type="float">
            <text:p>31.76000022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C564]-[.A564]" office:value-type="float" office:value="1.0400009155" calcext:value-type="float">
            <text:p>1.0400009155</text:p>
          </table:table-cell>
          <table:table-cell office:value-type="float" office:value="89.0400009155" calcext:value-type="float">
            <text:p>89.04000091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565]-[.A565]" office:value-type="float" office:value="1.5200004578" calcext:value-type="float">
            <text:p>1.5200004578</text:p>
          </table:table-cell>
          <table:table-cell office:value-type="float" office:value="44.5200004578" calcext:value-type="float">
            <text:p>44.520000457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C566]-[.A566]" office:value-type="float" office:value="1.2299995422" calcext:value-type="float">
            <text:p>1.2299995422</text:p>
          </table:table-cell>
          <table:table-cell office:value-type="float" office:value="37.7299995422" calcext:value-type="float">
            <text:p>37.72999954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C567]-[.A567]" office:value-type="float" office:value="-0.0899963379999917" calcext:value-type="float">
            <text:p>-0.089996338</text:p>
          </table:table-cell>
          <table:table-cell office:value-type="float" office:value="137.910003662" calcext:value-type="float">
            <text:p>137.9100036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C568]-[.A568]" office:value-type="float" office:value="1.44999694800001" calcext:value-type="float">
            <text:p>1.449996948</text:p>
          </table:table-cell>
          <table:table-cell office:value-type="float" office:value="100.449996948" calcext:value-type="float">
            <text:p>100.449996948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[.C569]-[.A569]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C570]-[.A570]" office:value-type="float" office:value="0.550003051999994" calcext:value-type="float">
            <text:p>0.550003052</text:p>
          </table:table-cell>
          <table:table-cell office:value-type="float" office:value="108.050003052" calcext:value-type="float">
            <text:p>108.050003052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table:formula="of:=[.C571]-[.A571]" office:value-type="float" office:value="1.5299987793" calcext:value-type="float">
            <text:p>1.5299987793</text:p>
          </table:table-cell>
          <table:table-cell office:value-type="float" office:value="73.0299987793" calcext:value-type="float">
            <text:p>73.02999877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572]-[.A572]" office:value-type="float" office:value="1.1899986267" calcext:value-type="float">
            <text:p>1.1899986267</text:p>
          </table:table-cell>
          <table:table-cell office:value-type="float" office:value="37.1899986267" calcext:value-type="float">
            <text:p>37.18999862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C573]-[.A573]" office:value-type="float" office:value="-1.689999997616" calcext:value-type="float">
            <text:p>-1.6899999976</text:p>
          </table:table-cell>
          <table:table-cell office:value-type="float" office:value="0.810000002384" calcext:value-type="float">
            <text:p>0.8100000024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table:formula="of:=[.C574]-[.A574]" office:value-type="float" office:value="-0.410003662000008" calcext:value-type="float">
            <text:p>-0.410003662</text:p>
          </table:table-cell>
          <table:table-cell office:value-type="float" office:value="140.089996338" calcext:value-type="float">
            <text:p>140.089996338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C575]-[.A575]" office:value-type="float" office:value="0.940000534100001" calcext:value-type="float">
            <text:p>0.9400005341</text:p>
          </table:table-cell>
          <table:table-cell office:value-type="float" office:value="21.4400005341" calcext:value-type="float">
            <text:p>21.44000053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576]-[.A576]" office:value-type="float" office:value="0.990001678500001" calcext:value-type="float">
            <text:p>0.9900016785</text:p>
          </table:table-cell>
          <table:table-cell office:value-type="float" office:value="40.9900016785" calcext:value-type="float">
            <text:p>40.990001678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C577]-[.A577]" office:value-type="float" office:value="-0.5" calcext:value-type="float">
            <text:p>-0.5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C578]-[.A578]" office:value-type="float" office:value="0.55999755900001" calcext:value-type="float">
            <text:p>0.559997559</text:p>
          </table:table-cell>
          <table:table-cell office:value-type="float" office:value="136.559997559" calcext:value-type="float">
            <text:p>136.559997559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C579]-[.A579]" office:value-type="float" office:value="1.63999938960001" calcext:value-type="float">
            <text:p>1.6399993896</text:p>
          </table:table-cell>
          <table:table-cell office:value-type="float" office:value="87.1399993896" calcext:value-type="float">
            <text:p>87.13999938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C580]-[.A580]" office:value-type="float" office:value="-1.119995117" calcext:value-type="float">
            <text:p>-1.119995117</text:p>
          </table:table-cell>
          <table:table-cell office:value-type="float" office:value="165.880004883" calcext:value-type="float">
            <text:p>165.8800048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581]-[.A581]" office:value-type="float" office:value="-0.13000011444" calcext:value-type="float">
            <text:p>-0.1300001144</text:p>
          </table:table-cell>
          <table:table-cell office:value-type="float" office:value="7.86999988556" calcext:value-type="float">
            <text:p>7.86999988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C582]-[.A582]" office:value-type="float" office:value="0.210006714000002" calcext:value-type="float">
            <text:p>0.210006714</text:p>
          </table:table-cell>
          <table:table-cell office:value-type="float" office:value="132.210006714" calcext:value-type="float">
            <text:p>132.210006714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table:formula="of:=[.C583]-[.A583]" office:value-type="float" office:value="-0.22000122099999" calcext:value-type="float">
            <text:p>-0.220001221</text:p>
          </table:table-cell>
          <table:table-cell office:value-type="float" office:value="136.279998779" calcext:value-type="float">
            <text:p>136.27999877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C584]-[.A584]" office:value-type="float" office:value="-0.34999990463" calcext:value-type="float">
            <text:p>-0.3499999046</text:p>
          </table:table-cell>
          <table:table-cell office:value-type="float" office:value="5.15000009537" calcext:value-type="float">
            <text:p>5.1500000954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table:formula="of:=[.C585]-[.A585]" office:value-type="float" office:value="0.900001525899995" calcext:value-type="float">
            <text:p>0.9000015259</text:p>
          </table:table-cell>
          <table:table-cell office:value-type="float" office:value="90.4000015259" calcext:value-type="float">
            <text:p>90.4000015259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formula="of:=[.C586]-[.A586]" office:value-type="float" office:value="1.8100013733" calcext:value-type="float">
            <text:p>1.8100013733</text:p>
          </table:table-cell>
          <table:table-cell office:value-type="float" office:value="51.3100013733" calcext:value-type="float">
            <text:p>51.3100013733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[.C587]-[.A587]" office:value-type="float" office:value="-1.55999755900001" calcext:value-type="float">
            <text:p>-1.559997559</text:p>
          </table:table-cell>
          <table:table-cell office:value-type="float" office:value="172.940002441" calcext:value-type="float">
            <text:p>172.9400024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588]-[.A588]" office:value-type="float" office:value="1.260002136" calcext:value-type="float">
            <text:p>1.260002136</text:p>
          </table:table-cell>
          <table:table-cell office:value-type="float" office:value="101.260002136" calcext:value-type="float">
            <text:p>101.26000213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C589]-[.A589]" office:value-type="float" office:value="-0.600006103999988" calcext:value-type="float">
            <text:p>-0.600006104</text:p>
          </table:table-cell>
          <table:table-cell office:value-type="float" office:value="150.399993896" calcext:value-type="float">
            <text:p>150.3999938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590]-[.A590]" office:value-type="float" office:value="-1.64999997616" calcext:value-type="float">
            <text:p>-1.6499999762</text:p>
          </table:table-cell>
          <table:table-cell office:value-type="float" office:value="1.35000002384" calcext:value-type="float">
            <text:p>1.3500000238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table:formula="of:=[.C591]-[.A591]" office:value-type="float" office:value="-0.410003662000008" calcext:value-type="float">
            <text:p>-0.410003662</text:p>
          </table:table-cell>
          <table:table-cell office:value-type="float" office:value="140.089996338" calcext:value-type="float">
            <text:p>140.0899963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592]-[.A592]" office:value-type="float" office:value="0.3600006104" calcext:value-type="float">
            <text:p>0.3600006104</text:p>
          </table:table-cell>
          <table:table-cell office:value-type="float" office:value="39.3600006104" calcext:value-type="float">
            <text:p>39.36000061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C593]-[.A593]" office:value-type="float" office:value="-1.30999755900001" calcext:value-type="float">
            <text:p>-1.309997559</text:p>
          </table:table-cell>
          <table:table-cell office:value-type="float" office:value="166.690002441" calcext:value-type="float">
            <text:p>166.690002441</text:p>
          </table:table-cell>
        </table:table-row>
        <table:table-row table:style-name="ro1">
          <table:table-cell office:value-type="float" office:value="156.5" calcext:value-type="float">
            <text:p>156.5</text:p>
          </table:table-cell>
          <table:table-cell table:formula="of:=[.C594]-[.A594]" office:value-type="float" office:value="-0.669998168999996" calcext:value-type="float">
            <text:p>-0.669998169</text:p>
          </table:table-cell>
          <table:table-cell office:value-type="float" office:value="155.830001831" calcext:value-type="float">
            <text:p>155.8300018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C595]-[.A595]" office:value-type="float" office:value="-1.63999939000001" calcext:value-type="float">
            <text:p>-1.63999939</text:p>
          </table:table-cell>
          <table:table-cell office:value-type="float" office:value="159.36000061" calcext:value-type="float">
            <text:p>159.36000061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[.C596]-[.A596]" office:value-type="float" office:value="0.410003662000008" calcext:value-type="float">
            <text:p>0.410003662</text:p>
          </table:table-cell>
          <table:table-cell office:value-type="float" office:value="137.910003662" calcext:value-type="float">
            <text:p>137.9100036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597]-[.A597]" office:value-type="float" office:value="1.0400009155" calcext:value-type="float">
            <text:p>1.0400009155</text:p>
          </table:table-cell>
          <table:table-cell office:value-type="float" office:value="51.0400009155" calcext:value-type="float">
            <text:p>51.0400009155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table:formula="of:=[.C598]-[.A598]" office:value-type="float" office:value="0.790000915500002" calcext:value-type="float">
            <text:p>0.7900009155</text:p>
          </table:table-cell>
          <table:table-cell office:value-type="float" office:value="95.2900009155" calcext:value-type="float">
            <text:p>95.2900009155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C599]-[.A599]" office:value-type="float" office:value="1.5099983215" calcext:value-type="float">
            <text:p>1.5099983215</text:p>
          </table:table-cell>
          <table:table-cell office:value-type="float" office:value="57.0099983215" calcext:value-type="float">
            <text:p>57.0099983215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table:formula="of:=[.C600]-[.A600]" office:value-type="float" office:value="-0.0700073239999881" calcext:value-type="float">
            <text:p>-0.070007324</text:p>
          </table:table-cell>
          <table:table-cell office:value-type="float" office:value="144.429992676" calcext:value-type="float">
            <text:p>144.429992676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C601]-[.A601]" office:value-type="float" office:value="1.8199996948" calcext:value-type="float">
            <text:p>1.8199996948</text:p>
          </table:table-cell>
          <table:table-cell office:value-type="float" office:value="89.3199996948" calcext:value-type="float">
            <text:p>89.31999969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C602]-[.A602]" office:value-type="float" office:value="0.259994506999988" calcext:value-type="float">
            <text:p>0.259994507</text:p>
          </table:table-cell>
          <table:table-cell office:value-type="float" office:value="142.259994507" calcext:value-type="float">
            <text:p>142.259994507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table:formula="of:=[.C603]-[.A603]" office:value-type="float" office:value="-1.30999755900001" calcext:value-type="float">
            <text:p>-1.309997559</text:p>
          </table:table-cell>
          <table:table-cell office:value-type="float" office:value="157.190002441" calcext:value-type="float">
            <text:p>157.1900024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604]-[.A604]" office:value-type="float" office:value="1.5199966431" calcext:value-type="float">
            <text:p>1.5199966431</text:p>
          </table:table-cell>
          <table:table-cell office:value-type="float" office:value="85.5199966431" calcext:value-type="float">
            <text:p>85.5199966431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table:formula="of:=[.C605]-[.A605]" office:value-type="float" office:value="1.4499969482" calcext:value-type="float">
            <text:p>1.4499969482</text:p>
          </table:table-cell>
          <table:table-cell office:value-type="float" office:value="68.9499969482" calcext:value-type="float">
            <text:p>68.94999694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606]-[.A606]" office:value-type="float" office:value="1.6599998474" calcext:value-type="float">
            <text:p>1.6599998474</text:p>
          </table:table-cell>
          <table:table-cell office:value-type="float" office:value="52.6599998474" calcext:value-type="float">
            <text:p>52.6599998474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table:formula="of:=[.C607]-[.A607]" office:value-type="float" office:value="1.1899986267" calcext:value-type="float">
            <text:p>1.1899986267</text:p>
          </table:table-cell>
          <table:table-cell office:value-type="float" office:value="46.6899986267" calcext:value-type="float">
            <text:p>46.68999862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608]-[.A608]" office:value-type="float" office:value="0.879997253400006" calcext:value-type="float">
            <text:p>0.8799972534</text:p>
          </table:table-cell>
          <table:table-cell office:value-type="float" office:value="64.8799972534" calcext:value-type="float">
            <text:p>64.8799972534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table:formula="of:=[.C609]-[.A609]" office:value-type="float" office:value="0.760002135999997" calcext:value-type="float">
            <text:p>0.760002136</text:p>
          </table:table-cell>
          <table:table-cell office:value-type="float" office:value="101.260002136" calcext:value-type="float">
            <text:p>101.260002136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table:formula="of:=[.C610]-[.A610]" office:value-type="float" office:value="1.2600021362" calcext:value-type="float">
            <text:p>1.2600021362</text:p>
          </table:table-cell>
          <table:table-cell office:value-type="float" office:value="72.7600021362" calcext:value-type="float">
            <text:p>72.76000213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C611]-[.A611]" office:value-type="float" office:value="1.0899963379" calcext:value-type="float">
            <text:p>1.0899963379</text:p>
          </table:table-cell>
          <table:table-cell office:value-type="float" office:value="99.0899963379" calcext:value-type="float">
            <text:p>99.08999633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612]-[.A612]" office:value-type="float" office:value="1.0200004578" calcext:value-type="float">
            <text:p>1.0200004578</text:p>
          </table:table-cell>
          <table:table-cell office:value-type="float" office:value="35.0200004578" calcext:value-type="float">
            <text:p>35.0200004578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C613]-[.A613]" office:value-type="float" office:value="0.659999847400002" calcext:value-type="float">
            <text:p>0.6599998474</text:p>
          </table:table-cell>
          <table:table-cell office:value-type="float" office:value="43.1599998474" calcext:value-type="float">
            <text:p>43.1599998474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C614]-[.A614]" office:value-type="float" office:value="0.480003357000001" calcext:value-type="float">
            <text:p>0.480003357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C615]-[.A615]" office:value-type="float" office:value="-1.57000732399999" calcext:value-type="float">
            <text:p>-1.570007324</text:p>
          </table:table-cell>
          <table:table-cell office:value-type="float" office:value="163.429992676" calcext:value-type="float">
            <text:p>163.429992676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table:formula="of:=[.C616]-[.A616]" office:value-type="float" office:value="1.4300003052" calcext:value-type="float">
            <text:p>1.4300003052</text:p>
          </table:table-cell>
          <table:table-cell office:value-type="float" office:value="93.9300003052" calcext:value-type="float">
            <text:p>93.93000030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C617]-[.A617]" office:value-type="float" office:value="0.489997864000003" calcext:value-type="float">
            <text:p>0.489997864</text:p>
          </table:table-cell>
          <table:table-cell office:value-type="float" office:value="110.489997864" calcext:value-type="float">
            <text:p>110.489997864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table:formula="of:=[.C618]-[.A618]" office:value-type="float" office:value="-1.66000366200001" calcext:value-type="float">
            <text:p>-1.660003662</text:p>
          </table:table-cell>
          <table:table-cell office:value-type="float" office:value="174.839996338" calcext:value-type="float">
            <text:p>174.8399963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619]-[.A619]" office:value-type="float" office:value="0.699996948000006" calcext:value-type="float">
            <text:p>0.699996948</text:p>
          </table:table-cell>
          <table:table-cell office:value-type="float" office:value="125.699996948" calcext:value-type="float">
            <text:p>125.6999969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620]-[.A620]" office:value-type="float" office:value="0.3000001907" calcext:value-type="float">
            <text:p>0.3000001907</text:p>
          </table:table-cell>
          <table:table-cell office:value-type="float" office:value="13.3000001907" calcext:value-type="float">
            <text:p>13.30000019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621]-[.A621]" office:value-type="float" office:value="-0.0400009154999985" calcext:value-type="float">
            <text:p>-0.0400009155</text:p>
          </table:table-cell>
          <table:table-cell office:value-type="float" office:value="27.9599990845" calcext:value-type="float">
            <text:p>27.95999908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C622]-[.A622]" office:value-type="float" office:value="0.519996642999999" calcext:value-type="float">
            <text:p>0.519996643</text:p>
          </table:table-cell>
          <table:table-cell office:value-type="float" office:value="123.519996643" calcext:value-type="float">
            <text:p>123.5199966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623]-[.A623]" office:value-type="float" office:value="1.0499992371" calcext:value-type="float">
            <text:p>1.0499992371</text:p>
          </table:table-cell>
          <table:table-cell office:value-type="float" office:value="48.0499992371" calcext:value-type="float">
            <text:p>48.0499992371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[.C624]-[.A624]" office:value-type="float" office:value="0" calcext:value-type="float">
            <text:p>0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table:formula="of:=[.C625]-[.A625]" office:value-type="float" office:value="1.4500007629" calcext:value-type="float">
            <text:p>1.4500007629</text:p>
          </table:table-cell>
          <table:table-cell office:value-type="float" office:value="49.9500007629" calcext:value-type="float">
            <text:p>49.95000076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626]-[.A626]" office:value-type="float" office:value="1.0699996948" calcext:value-type="float">
            <text:p>1.0699996948</text:p>
          </table:table-cell>
          <table:table-cell office:value-type="float" office:value="64.0699996948" calcext:value-type="float">
            <text:p>64.0699996948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C627]-[.A627]" office:value-type="float" office:value="1.0999984741" calcext:value-type="float">
            <text:p>1.0999984741</text:p>
          </table:table-cell>
          <table:table-cell office:value-type="float" office:value="86.5999984741" calcext:value-type="float">
            <text:p>86.599998474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628]-[.A628]" office:value-type="float" office:value="0.309997558999996" calcext:value-type="float">
            <text:p>0.309997559</text:p>
          </table:table-cell>
          <table:table-cell office:value-type="float" office:value="111.309997559" calcext:value-type="float">
            <text:p>111.30999755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C629]-[.A629]" office:value-type="float" office:value="-0.339996337999992" calcext:value-type="float">
            <text:p>-0.339996338</text:p>
          </table:table-cell>
          <table:table-cell office:value-type="float" office:value="134.660003662" calcext:value-type="float">
            <text:p>134.660003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30]-[.A630]" office:value-type="float" office:value="-0.92999982834" calcext:value-type="float">
            <text:p>-0.9299998283</text:p>
          </table:table-cell>
          <table:table-cell office:value-type="float" office:value="4.07000017166" calcext:value-type="float">
            <text:p>4.0700001717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table:formula="of:=[.C631]-[.A631]" office:value-type="float" office:value="-1.85000610399999" calcext:value-type="float">
            <text:p>-1.850006104</text:p>
          </table:table-cell>
          <table:table-cell office:value-type="float" office:value="175.649993896" calcext:value-type="float">
            <text:p>175.649993896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table:formula="of:=[.C632]-[.A632]" office:value-type="float" office:value="0.620002747000001" calcext:value-type="float">
            <text:p>0.620002747</text:p>
          </table:table-cell>
          <table:table-cell office:value-type="float" office:value="112.120002747" calcext:value-type="float">
            <text:p>112.1200027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C633]-[.A633]" office:value-type="float" office:value="-0.5" calcext:value-type="float">
            <text:p>-0.5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C634]-[.A634]" office:value-type="float" office:value="-0.740005493000012" calcext:value-type="float">
            <text:p>-0.740005493</text:p>
          </table:table-cell>
          <table:table-cell office:value-type="float" office:value="161.259994507" calcext:value-type="float">
            <text:p>161.2599945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635]-[.A635]" office:value-type="float" office:value="1.120002747" calcext:value-type="float">
            <text:p>1.120002747</text:p>
          </table:table-cell>
          <table:table-cell office:value-type="float" office:value="112.120002747" calcext:value-type="float">
            <text:p>112.120002747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C636]-[.A636]" office:value-type="float" office:value="1.2299995422" calcext:value-type="float">
            <text:p>1.2299995422</text:p>
          </table:table-cell>
          <table:table-cell office:value-type="float" office:value="37.7299995422" calcext:value-type="float">
            <text:p>37.72999954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637]-[.A637]" office:value-type="float" office:value="1.0099983215" calcext:value-type="float">
            <text:p>1.0099983215</text:p>
          </table:table-cell>
          <table:table-cell office:value-type="float" office:value="57.0099983215" calcext:value-type="float">
            <text:p>57.00999832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638]-[.A638]" office:value-type="float" office:value="1.2600021362" calcext:value-type="float">
            <text:p>1.2600021362</text:p>
          </table:table-cell>
          <table:table-cell office:value-type="float" office:value="82.2600021362" calcext:value-type="float">
            <text:p>82.2600021362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[.C639]-[.A639]" office:value-type="float" office:value="1.1700000763" calcext:value-type="float">
            <text:p>1.1700000763</text:p>
          </table:table-cell>
          <table:table-cell office:value-type="float" office:value="30.6700000763" calcext:value-type="float">
            <text:p>30.6700000763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C640]-[.A640]" office:value-type="float" office:value="0.680000305199997" calcext:value-type="float">
            <text:p>0.6800003052</text:p>
          </table:table-cell>
          <table:table-cell office:value-type="float" office:value="40.1800003052" calcext:value-type="float">
            <text:p>40.18000030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641]-[.A641]" office:value-type="float" office:value="0.799999237100003" calcext:value-type="float">
            <text:p>0.7999992371</text:p>
          </table:table-cell>
          <table:table-cell office:value-type="float" office:value="41.7999992371" calcext:value-type="float">
            <text:p>41.7999992371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table:formula="of:=[.C642]-[.A642]" office:value-type="float" office:value="-0.429992676000012" calcext:value-type="float">
            <text:p>-0.429992676</text:p>
          </table:table-cell>
          <table:table-cell office:value-type="float" office:value="143.070007324" calcext:value-type="float">
            <text:p>143.0700073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C643]-[.A643]" office:value-type="float" office:value="1.1900024414" calcext:value-type="float">
            <text:p>1.1900024414</text:p>
          </table:table-cell>
          <table:table-cell office:value-type="float" office:value="97.1900024414" calcext:value-type="float">
            <text:p>97.1900024414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table:formula="of:=[.C644]-[.A644]" office:value-type="float" office:value="-1.44000244099999" calcext:value-type="float">
            <text:p>-1.440002441</text:p>
          </table:table-cell>
          <table:table-cell office:value-type="float" office:value="165.059997559" calcext:value-type="float">
            <text:p>165.059997559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table:formula="of:=[.C645]-[.A645]" office:value-type="float" office:value="0.400001525999997" calcext:value-type="float">
            <text:p>0.400001526</text:p>
          </table:table-cell>
          <table:table-cell office:value-type="float" office:value="121.900001526" calcext:value-type="float">
            <text:p>121.900001526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table:formula="of:=[.C646]-[.A646]" office:value-type="float" office:value="1.62999725340001" calcext:value-type="float">
            <text:p>1.6299972534</text:p>
          </table:table-cell>
          <table:table-cell office:value-type="float" office:value="90.1299972534" calcext:value-type="float">
            <text:p>90.12999725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647]-[.A647]" office:value-type="float" office:value="1.9100036621" calcext:value-type="float">
            <text:p>1.9100036621</text:p>
          </table:table-cell>
          <table:table-cell office:value-type="float" office:value="77.9100036621" calcext:value-type="float">
            <text:p>77.91000366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C648]-[.A648]" office:value-type="float" office:value="0.61000061" calcext:value-type="float">
            <text:p>0.61000061</text:p>
          </table:table-cell>
          <table:table-cell office:value-type="float" office:value="124.61000061" calcext:value-type="float">
            <text:p>124.6100006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table:formula="of:=[.C649]-[.A649]" office:value-type="float" office:value="1.1500015259" calcext:value-type="float">
            <text:p>1.1500015259</text:p>
          </table:table-cell>
          <table:table-cell office:value-type="float" office:value="36.6500015259" calcext:value-type="float">
            <text:p>36.6500015259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table:formula="of:=[.C650]-[.A650]" office:value-type="float" office:value="1.0699996948" calcext:value-type="float">
            <text:p>1.0699996948</text:p>
          </table:table-cell>
          <table:table-cell office:value-type="float" office:value="54.5699996948" calcext:value-type="float">
            <text:p>54.5699996948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table:formula="of:=[.C651]-[.A651]" office:value-type="float" office:value="0.36000061" calcext:value-type="float">
            <text:p>0.36000061</text:p>
          </table:table-cell>
          <table:table-cell office:value-type="float" office:value="108.86000061" calcext:value-type="float">
            <text:p>108.86000061</text:p>
          </table:table-cell>
        </table:table-row>
        <table:table-row table:style-name="ro1">
          <table:table-cell office:value-type="float" office:value="155.5" calcext:value-type="float">
            <text:p>155.5</text:p>
          </table:table-cell>
          <table:table-cell table:formula="of:=[.C652]-[.A652]" office:value-type="float" office:value="-0.75" calcext:value-type="float">
            <text:p>-0.75</text:p>
          </table:table-cell>
          <table:table-cell office:value-type="float" office:value="154.75" calcext:value-type="float">
            <text:p>154.75</text:p>
          </table:table-cell>
        </table:table-row>
        <table:table-row table:style-name="ro1">
          <table:table-cell office:value-type="float" office:value="178.5" calcext:value-type="float">
            <text:p>178.5</text:p>
          </table:table-cell>
          <table:table-cell table:formula="of:=[.C653]-[.A653]" office:value-type="float" office:value="-1.75999450699999" calcext:value-type="float">
            <text:p>-1.759994507</text:p>
          </table:table-cell>
          <table:table-cell office:value-type="float" office:value="176.740005493" calcext:value-type="float">
            <text:p>176.7400054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654]-[.A654]" office:value-type="float" office:value="1.25" calcext:value-type="float">
            <text:p>1.25</text:p>
          </table:table-cell>
          <table:table-cell office:value-type="float" office:value="44.25" calcext:value-type="float">
            <text:p>44.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655]-[.A655]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table:formula="of:=[.C656]-[.A656]" office:value-type="float" office:value="-1.460006714" calcext:value-type="float">
            <text:p>-1.460006714</text:p>
          </table:table-cell>
          <table:table-cell office:value-type="float" office:value="171.039993286" calcext:value-type="float">
            <text:p>171.039993286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C657]-[.A657]" office:value-type="float" office:value="0.690000534100001" calcext:value-type="float">
            <text:p>0.6900005341</text:p>
          </table:table-cell>
          <table:table-cell office:value-type="float" office:value="18.1900005341" calcext:value-type="float">
            <text:p>18.1900005341</text:p>
          </table:table-cell>
        </table:table-row>
        <table:table-row table:style-name="ro1">
          <table:table-cell office:value-type="float" office:value="156.5" calcext:value-type="float">
            <text:p>156.5</text:p>
          </table:table-cell>
          <table:table-cell table:formula="of:=[.C658]-[.A658]" office:value-type="float" office:value="-0.94000244099999" calcext:value-type="float">
            <text:p>-0.940002441</text:p>
          </table:table-cell>
          <table:table-cell office:value-type="float" office:value="155.559997559" calcext:value-type="float">
            <text:p>155.5599975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659]-[.A659]" office:value-type="float" office:value="1.1800003052" calcext:value-type="float">
            <text:p>1.1800003052</text:p>
          </table:table-cell>
          <table:table-cell office:value-type="float" office:value="59.1800003052" calcext:value-type="float">
            <text:p>59.1800003052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table:formula="of:=[.C660]-[.A660]" office:value-type="float" office:value="0.319999695000007" calcext:value-type="float">
            <text:p>0.319999695</text:p>
          </table:table-cell>
          <table:table-cell office:value-type="float" office:value="117.819999695" calcext:value-type="float">
            <text:p>117.819999695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table:formula="of:=[.C661]-[.A661]" office:value-type="float" office:value="-1.580001831" calcext:value-type="float">
            <text:p>-1.580001831</text:p>
          </table:table-cell>
          <table:table-cell office:value-type="float" office:value="175.919998169" calcext:value-type="float">
            <text:p>175.919998169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table:formula="of:=[.C662]-[.A662]" office:value-type="float" office:value="1.379997253" calcext:value-type="float">
            <text:p>1.379997253</text:p>
          </table:table-cell>
          <table:table-cell office:value-type="float" office:value="105.879997253" calcext:value-type="float">
            <text:p>105.8799972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C663]-[.A663]" office:value-type="float" office:value="0.0399932859999979" calcext:value-type="float">
            <text:p>0.039993286</text:p>
          </table:table-cell>
          <table:table-cell office:value-type="float" office:value="130.039993286" calcext:value-type="float">
            <text:p>130.039993286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table:formula="of:=[.C664]-[.A664]" office:value-type="float" office:value="0.739997864000003" calcext:value-type="float">
            <text:p>0.739997864</text:p>
          </table:table-cell>
          <table:table-cell office:value-type="float" office:value="126.239997864" calcext:value-type="float">
            <text:p>126.2399978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C665]-[.A665]" office:value-type="float" office:value="0.790000915999997" calcext:value-type="float">
            <text:p>0.790000916</text:p>
          </table:table-cell>
          <table:table-cell office:value-type="float" office:value="104.790000916" calcext:value-type="float">
            <text:p>104.790000916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table:formula="of:=[.C666]-[.A666]" office:value-type="float" office:value="-0.850006103999988" calcext:value-type="float">
            <text:p>-0.850006104</text:p>
          </table:table-cell>
          <table:table-cell office:value-type="float" office:value="156.649993896" calcext:value-type="float">
            <text:p>156.649993896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table:formula="of:=[.C667]-[.A667]" office:value-type="float" office:value="-1.75" calcext:value-type="float">
            <text:p>-1.75</text:p>
          </table:table-cell>
          <table:table-cell office:value-type="float" office:value="173.75" calcext:value-type="float">
            <text:p>173.75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table:formula="of:=[.C668]-[.A668]" office:value-type="float" office:value="0.0899963379999917" calcext:value-type="float">
            <text:p>0.089996338</text:p>
          </table:table-cell>
          <table:table-cell office:value-type="float" office:value="149.589996338" calcext:value-type="float">
            <text:p>149.5899963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C669]-[.A669]" office:value-type="float" office:value="0.919998168999996" calcext:value-type="float">
            <text:p>0.919998169</text:p>
          </table:table-cell>
          <table:table-cell office:value-type="float" office:value="115.919998169" calcext:value-type="float">
            <text:p>115.919998169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table:formula="of:=[.C670]-[.A670]" office:value-type="float" office:value="-0.199996948000006" calcext:value-type="float">
            <text:p>-0.199996948</text:p>
          </table:table-cell>
          <table:table-cell office:value-type="float" office:value="133.300003052" calcext:value-type="float">
            <text:p>133.3000030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671]-[.A671]" office:value-type="float" office:value="0.440000534100001" calcext:value-type="float">
            <text:p>0.4400005341</text:p>
          </table:table-cell>
          <table:table-cell office:value-type="float" office:value="21.4400005341" calcext:value-type="float">
            <text:p>21.44000053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C672]-[.A672]" office:value-type="float" office:value="1.3000030518" calcext:value-type="float">
            <text:p>1.3000030518</text:p>
          </table:table-cell>
          <table:table-cell office:value-type="float" office:value="92.3000030518" calcext:value-type="float">
            <text:p>92.3000030518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table:formula="of:=[.C673]-[.A673]" office:value-type="float" office:value="0.940002441399997" calcext:value-type="float">
            <text:p>0.9400024414</text:p>
          </table:table-cell>
          <table:table-cell office:value-type="float" office:value="81.4400024414" calcext:value-type="float">
            <text:p>81.4400024414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table:formula="of:=[.C674]-[.A674]" office:value-type="float" office:value="0.480003357000001" calcext:value-type="float">
            <text:p>0.480003357</text:p>
          </table:table-cell>
          <table:table-cell office:value-type="float" office:value="103.980003357" calcext:value-type="float">
            <text:p>103.9800033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675]-[.A675]" office:value-type="float" office:value="-1.459999978542" calcext:value-type="float">
            <text:p>-1.4599999785</text:p>
          </table:table-cell>
          <table:table-cell office:value-type="float" office:value="0.540000021458" calcext:value-type="float">
            <text:p>0.54000002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C676]-[.A676]" office:value-type="float" office:value="0.349998474000003" calcext:value-type="float">
            <text:p>0.349998474</text:p>
          </table:table-cell>
          <table:table-cell office:value-type="float" office:value="121.349998474" calcext:value-type="float">
            <text:p>121.349998474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677]-[.A677]" office:value-type="float" office:value="1.6500015259" calcext:value-type="float">
            <text:p>1.6500015259</text:p>
          </table:table-cell>
          <table:table-cell office:value-type="float" office:value="65.1500015259" calcext:value-type="float">
            <text:p>65.1500015259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table:formula="of:=[.C678]-[.A678]" office:value-type="float" office:value="-0.600006103999988" calcext:value-type="float">
            <text:p>-0.600006104</text:p>
          </table:table-cell>
          <table:table-cell office:value-type="float" office:value="140.899993896" calcext:value-type="float">
            <text:p>140.8999938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C679]-[.A679]" office:value-type="float" office:value="0.690002441000004" calcext:value-type="float">
            <text:p>0.6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C680]-[.A680]" office:value-type="float" office:value="0.690000534100001" calcext:value-type="float">
            <text:p>0.6900005341</text:p>
          </table:table-cell>
          <table:table-cell office:value-type="float" office:value="18.1900005341" calcext:value-type="float">
            <text:p>18.19000053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681]-[.A681]" office:value-type="float" office:value="-0.55999994278" calcext:value-type="float">
            <text:p>-0.5599999428</text:p>
          </table:table-cell>
          <table:table-cell office:value-type="float" office:value="2.44000005722" calcext:value-type="float">
            <text:p>2.4400000572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C682]-[.A682]" office:value-type="float" office:value="0.950000762899997" calcext:value-type="float">
            <text:p>0.9500007629</text:p>
          </table:table-cell>
          <table:table-cell office:value-type="float" office:value="59.4500007629" calcext:value-type="float">
            <text:p>59.45000076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683]-[.A683]" office:value-type="float" office:value="0.459999084500002" calcext:value-type="float">
            <text:p>0.4599990845</text:p>
          </table:table-cell>
          <table:table-cell office:value-type="float" office:value="18.4599990845" calcext:value-type="float">
            <text:p>18.4599990845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table:formula="of:=[.C684]-[.A684]" office:value-type="float" office:value="-1.080001831" calcext:value-type="float">
            <text:p>-1.080001831</text:p>
          </table:table-cell>
          <table:table-cell office:value-type="float" office:value="147.419998169" calcext:value-type="float">
            <text:p>147.419998169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table:formula="of:=[.C685]-[.A685]" office:value-type="float" office:value="1.2099990845" calcext:value-type="float">
            <text:p>1.2099990845</text:p>
          </table:table-cell>
          <table:table-cell office:value-type="float" office:value="81.7099990845" calcext:value-type="float">
            <text:p>81.70999908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C686]-[.A686]" office:value-type="float" office:value="1.41999816889999" calcext:value-type="float">
            <text:p>1.4199981689</text:p>
          </table:table-cell>
          <table:table-cell office:value-type="float" office:value="87.4199981689" calcext:value-type="float">
            <text:p>87.4199981689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table:formula="of:=[.C687]-[.A687]" office:value-type="float" office:value="-1.74000549300001" calcext:value-type="float">
            <text:p>-1.7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688]-[.A688]" office:value-type="float" office:value="0.959999084500002" calcext:value-type="float">
            <text:p>0.9599990845</text:p>
          </table:table-cell>
          <table:table-cell office:value-type="float" office:value="27.9599990845" calcext:value-type="float">
            <text:p>27.95999908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C689]-[.A689]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table:formula="of:=[.C690]-[.A690]" office:value-type="float" office:value="-1.17999267600001" calcext:value-type="float">
            <text:p>-1.179992676</text:p>
          </table:table-cell>
          <table:table-cell office:value-type="float" office:value="168.320007324" calcext:value-type="float">
            <text:p>168.32000732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691]-[.A691]" office:value-type="float" office:value="-1.770000010729" calcext:value-type="float">
            <text:p>-1.7700000107</text:p>
          </table:table-cell>
          <table:table-cell office:value-type="float" office:value="-0.270000010729" calcext:value-type="float">
            <text:p>-0.27000001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C692]-[.A692]" office:value-type="float" office:value="0.519996642999999" calcext:value-type="float">
            <text:p>0.519996643</text:p>
          </table:table-cell>
          <table:table-cell office:value-type="float" office:value="104.519996643" calcext:value-type="float">
            <text:p>104.5199966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693]-[.A693]" office:value-type="float" office:value="0.770000457799998" calcext:value-type="float">
            <text:p>0.7700004578</text:p>
          </table:table-cell>
          <table:table-cell office:value-type="float" office:value="28.7700004578" calcext:value-type="float">
            <text:p>28.7700004578</text:p>
          </table:table-cell>
        </table:table-row>
        <table:table-row table:style-name="ro1">
          <table:table-cell office:value-type="float" office:value="173.5" calcext:value-type="float">
            <text:p>173.5</text:p>
          </table:table-cell>
          <table:table-cell table:formula="of:=[.C694]-[.A694]" office:value-type="float" office:value="-1.919998169" calcext:value-type="float">
            <text:p>-1.919998169</text:p>
          </table:table-cell>
          <table:table-cell office:value-type="float" office:value="171.580001831" calcext:value-type="float">
            <text:p>171.580001831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[.C695]-[.A695]" office:value-type="float" office:value="0.4300003052" calcext:value-type="float">
            <text:p>0.4300003052</text:p>
          </table:table-cell>
          <table:table-cell office:value-type="float" office:value="14.9300003052" calcext:value-type="float">
            <text:p>14.93000030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C696]-[.A696]" office:value-type="float" office:value="-1" calcext:value-type="float">
            <text:p>-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C697]-[.A697]" office:value-type="float" office:value="1.2300033569" calcext:value-type="float">
            <text:p>1.2300033569</text:p>
          </table:table-cell>
          <table:table-cell office:value-type="float" office:value="78.7300033569" calcext:value-type="float">
            <text:p>78.7300033569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table:formula="of:=[.C698]-[.A698]" office:value-type="float" office:value="-0.589996337999992" calcext:value-type="float">
            <text:p>-0.589996338</text:p>
          </table:table-cell>
          <table:table-cell office:value-type="float" office:value="137.910003662" calcext:value-type="float">
            <text:p>137.910003662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table:formula="of:=[.C699]-[.A699]" office:value-type="float" office:value="-0.649993896000012" calcext:value-type="float">
            <text:p>-0.649993896</text:p>
          </table:table-cell>
          <table:table-cell office:value-type="float" office:value="152.850006104" calcext:value-type="float">
            <text:p>152.8500061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700]-[.A700]" office:value-type="float" office:value="1.5099983215" calcext:value-type="float">
            <text:p>1.5099983215</text:p>
          </table:table-cell>
          <table:table-cell office:value-type="float" office:value="47.5099983215" calcext:value-type="float">
            <text:p>47.50999832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701]-[.A701]" office:value-type="float" office:value="0.580001831000004" calcext:value-type="float">
            <text:p>0.580001831</text:p>
          </table:table-cell>
          <table:table-cell office:value-type="float" office:value="111.580001831" calcext:value-type="float">
            <text:p>111.580001831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[.C702]-[.A702]" office:value-type="float" office:value="0.939998626700003" calcext:value-type="float">
            <text:p>0.9399986267</text:p>
          </table:table-cell>
          <table:table-cell office:value-type="float" office:value="62.4399986267" calcext:value-type="float">
            <text:p>62.43999862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C703]-[.A703]" office:value-type="float" office:value="-0.0599975590000099" calcext:value-type="float">
            <text:p>-0.059997559</text:p>
          </table:table-cell>
          <table:table-cell office:value-type="float" office:value="131.940002441" calcext:value-type="float">
            <text:p>131.940002441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table:formula="of:=[.C704]-[.A704]" office:value-type="float" office:value="0.970001221000004" calcext:value-type="float">
            <text:p>0.970001221</text:p>
          </table:table-cell>
          <table:table-cell office:value-type="float" office:value="116.470001221" calcext:value-type="float">
            <text:p>116.470001221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table:formula="of:=[.C705]-[.A705]" office:value-type="float" office:value="1.2600021362" calcext:value-type="float">
            <text:p>1.2600021362</text:p>
          </table:table-cell>
          <table:table-cell office:value-type="float" office:value="72.7600021362" calcext:value-type="float">
            <text:p>72.76000213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706]-[.A706]" office:value-type="float" office:value="1.3300018311" calcext:value-type="float">
            <text:p>1.3300018311</text:p>
          </table:table-cell>
          <table:table-cell office:value-type="float" office:value="45.3300018311" calcext:value-type="float">
            <text:p>45.33000183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707]-[.A707]" office:value-type="float" office:value="0.849998474100005" calcext:value-type="float">
            <text:p>0.8499984741</text:p>
          </table:table-cell>
          <table:table-cell office:value-type="float" office:value="70.8499984741" calcext:value-type="float">
            <text:p>70.849998474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C708]-[.A708]" office:value-type="float" office:value="-1.50999450699999" calcext:value-type="float">
            <text:p>-1.509994507</text:p>
          </table:table-cell>
          <table:table-cell office:value-type="float" office:value="170.490005493" calcext:value-type="float">
            <text:p>170.490005493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[.C709]-[.A709]" office:value-type="float" office:value="0.770000457799998" calcext:value-type="float">
            <text:p>0.7700004578</text:p>
          </table:table-cell>
          <table:table-cell office:value-type="float" office:value="19.2700004578" calcext:value-type="float">
            <text:p>19.2700004578</text:p>
          </table:table-cell>
        </table:table-row>
        <table:table-row table:style-name="ro1">
          <table:table-cell office:value-type="float" office:value="168.5" calcext:value-type="float">
            <text:p>168.5</text:p>
          </table:table-cell>
          <table:table-cell table:formula="of:=[.C710]-[.A710]" office:value-type="float" office:value="-1.539993286" calcext:value-type="float">
            <text:p>-1.539993286</text:p>
          </table:table-cell>
          <table:table-cell office:value-type="float" office:value="166.960006714" calcext:value-type="float">
            <text:p>166.9600067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711]-[.A711]" office:value-type="float" office:value="0.790000915499999" calcext:value-type="float">
            <text:p>0.7900009155</text:p>
          </table:table-cell>
          <table:table-cell office:value-type="float" office:value="25.7900009155" calcext:value-type="float">
            <text:p>25.79000091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712]-[.A712]" office:value-type="float" office:value="0.729999542200002" calcext:value-type="float">
            <text:p>0.7299995422</text:p>
          </table:table-cell>
          <table:table-cell office:value-type="float" office:value="18.7299995422" calcext:value-type="float">
            <text:p>18.7299995422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table:formula="of:=[.C713]-[.A713]" office:value-type="float" office:value="0.13999939" calcext:value-type="float">
            <text:p>0.13999939</text:p>
          </table:table-cell>
          <table:table-cell office:value-type="float" office:value="118.63999939" calcext:value-type="float">
            <text:p>118.639999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714]-[.A714]" office:value-type="float" office:value="0.8899993896" calcext:value-type="float">
            <text:p>0.8899993896</text:p>
          </table:table-cell>
          <table:table-cell office:value-type="float" office:value="23.8899993896" calcext:value-type="float">
            <text:p>23.8899993896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table:formula="of:=[.C715]-[.A715]" office:value-type="float" office:value="0.260002135999997" calcext:value-type="float">
            <text:p>0.260002136</text:p>
          </table:table-cell>
          <table:table-cell office:value-type="float" office:value="110.760002136" calcext:value-type="float">
            <text:p>110.760002136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C716]-[.A716]" office:value-type="float" office:value="0.209999084000003" calcext:value-type="float">
            <text:p>0.209999084</text:p>
          </table:table-cell>
          <table:table-cell office:value-type="float" office:value="122.709999084" calcext:value-type="float">
            <text:p>122.7099990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C717]-[.A717]" office:value-type="float" office:value="1.5699996948" calcext:value-type="float">
            <text:p>1.5699996948</text:p>
          </table:table-cell>
          <table:table-cell office:value-type="float" office:value="54.5699996948" calcext:value-type="float">
            <text:p>54.5699996948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table:formula="of:=[.C718]-[.A718]" office:value-type="float" office:value="1.7099990845" calcext:value-type="float">
            <text:p>1.7099990845</text:p>
          </table:table-cell>
          <table:table-cell office:value-type="float" office:value="53.2099990845" calcext:value-type="float">
            <text:p>53.20999908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C719]-[.A719]" office:value-type="float" office:value="-0.160003662000008" calcext:value-type="float">
            <text:p>-0.160003662</text:p>
          </table:table-cell>
          <table:table-cell office:value-type="float" office:value="133.839996338" calcext:value-type="float">
            <text:p>133.839996338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table:formula="of:=[.C720]-[.A720]" office:value-type="float" office:value="1.040000916" calcext:value-type="float">
            <text:p>1.040000916</text:p>
          </table:table-cell>
          <table:table-cell office:value-type="float" office:value="120.540000916" calcext:value-type="float">
            <text:p>120.5400009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C721]-[.A721]" office:value-type="float" office:value="-1.289993286" calcext:value-type="float">
            <text:p>-1.289993286</text:p>
          </table:table-cell>
          <table:table-cell office:value-type="float" office:value="163.710006714" calcext:value-type="float">
            <text:p>163.710006714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table:formula="of:=[.C722]-[.A722]" office:value-type="float" office:value="1.2099990845" calcext:value-type="float">
            <text:p>1.2099990845</text:p>
          </table:table-cell>
          <table:table-cell office:value-type="float" office:value="81.7099990845" calcext:value-type="float">
            <text:p>81.70999908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C723]-[.A723]" office:value-type="float" office:value="-1.47999572800001" calcext:value-type="float">
            <text:p>-1.479995728</text:p>
          </table:table-cell>
          <table:table-cell office:value-type="float" office:value="164.520004272" calcext:value-type="float">
            <text:p>164.520004272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[.C724]-[.A724]" office:value-type="float" office:value="0.539993285999998" calcext:value-type="float">
            <text:p>0.539993286</text:p>
          </table:table-cell>
          <table:table-cell office:value-type="float" office:value="130.039993286" calcext:value-type="float">
            <text:p>130.039993286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table:formula="of:=[.C725]-[.A725]" office:value-type="float" office:value="1.4700012207" calcext:value-type="float">
            <text:p>1.4700012207</text:p>
          </table:table-cell>
          <table:table-cell office:value-type="float" office:value="65.9700012207" calcext:value-type="float">
            <text:p>65.9700012207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C726]-[.A726]" office:value-type="float" office:value="1.2400016785" calcext:value-type="float">
            <text:p>1.2400016785</text:p>
          </table:table-cell>
          <table:table-cell office:value-type="float" office:value="56.7400016785" calcext:value-type="float">
            <text:p>56.7400016785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[.C727]-[.A727]" office:value-type="float" office:value="0" calcext:value-type="float">
            <text:p>0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C728]-[.A728]" office:value-type="float" office:value="-1.58999633799999" calcext:value-type="float">
            <text:p>-1.589996338</text:p>
          </table:table-cell>
          <table:table-cell office:value-type="float" office:value="169.410003662" calcext:value-type="float">
            <text:p>169.4100036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C729]-[.A729]" office:value-type="float" office:value="-1.17999267600001" calcext:value-type="float">
            <text:p>-1.179992676</text:p>
          </table:table-cell>
          <table:table-cell office:value-type="float" office:value="158.820007324" calcext:value-type="float">
            <text:p>158.8200073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730]-[.A730]" office:value-type="float" office:value="1.1399993896" calcext:value-type="float">
            <text:p>1.1399993896</text:p>
          </table:table-cell>
          <table:table-cell office:value-type="float" office:value="27.1399993896" calcext:value-type="float">
            <text:p>27.139999389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C731]-[.A731]" office:value-type="float" office:value="-0.149993896000012" calcext:value-type="float">
            <text:p>-0.149993896</text:p>
          </table:table-cell>
          <table:table-cell office:value-type="float" office:value="130.850006104" calcext:value-type="float">
            <text:p>130.850006104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table:formula="of:=[.C732]-[.A732]" office:value-type="float" office:value="-1.07000732399999" calcext:value-type="float">
            <text:p>-1.070007324</text:p>
          </table:table-cell>
          <table:table-cell office:value-type="float" office:value="163.429992676" calcext:value-type="float">
            <text:p>163.4299926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733]-[.A733]" office:value-type="float" office:value="1.5400009155" calcext:value-type="float">
            <text:p>1.5400009155</text:p>
          </table:table-cell>
          <table:table-cell office:value-type="float" office:value="60.5400009155" calcext:value-type="float">
            <text:p>60.54000091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734]-[.A734]" office:value-type="float" office:value="0.449996948000006" calcext:value-type="float">
            <text:p>0.449996948</text:p>
          </table:table-cell>
          <table:table-cell office:value-type="float" office:value="100.449996948" calcext:value-type="float">
            <text:p>100.44999694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C735]-[.A735]" office:value-type="float" office:value="-1.30999755900001" calcext:value-type="float">
            <text:p>-1.309997559</text:p>
          </table:table-cell>
          <table:table-cell office:value-type="float" office:value="166.690002441" calcext:value-type="float">
            <text:p>166.690002441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table:formula="of:=[.C736]-[.A736]" office:value-type="float" office:value="-1.55000305199999" calcext:value-type="float">
            <text:p>-1.550003052</text:p>
          </table:table-cell>
          <table:table-cell office:value-type="float" office:value="169.949996948" calcext:value-type="float">
            <text:p>169.9499969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737]-[.A737]" office:value-type="float" office:value="1.4500007629" calcext:value-type="float">
            <text:p>1.4500007629</text:p>
          </table:table-cell>
          <table:table-cell office:value-type="float" office:value="59.4500007629" calcext:value-type="float">
            <text:p>59.45000076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738]-[.A738]" office:value-type="float" office:value="0.799999237100003" calcext:value-type="float">
            <text:p>0.7999992371</text:p>
          </table:table-cell>
          <table:table-cell office:value-type="float" office:value="63.7999992371" calcext:value-type="float">
            <text:p>63.7999992371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C739]-[.A739]" office:value-type="float" office:value="1.2999992371" calcext:value-type="float">
            <text:p>1.2999992371</text:p>
          </table:table-cell>
          <table:table-cell office:value-type="float" office:value="63.7999992371" calcext:value-type="float">
            <text:p>63.7999992371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table:formula="of:=[.C740]-[.A740]" office:value-type="float" office:value="0.510002135999997" calcext:value-type="float">
            <text:p>0.510002136</text:p>
          </table:table-cell>
          <table:table-cell office:value-type="float" office:value="117.010002136" calcext:value-type="float">
            <text:p>117.010002136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[.C741]-[.A741]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C742]-[.A742]" office:value-type="float" office:value="-2.05999755900001" calcext:value-type="float">
            <text:p>-2.059997559</text:p>
          </table:table-cell>
          <table:table-cell office:value-type="float" office:value="172.940002441" calcext:value-type="float">
            <text:p>172.9400024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C743]-[.A743]" office:value-type="float" office:value="-0.270004271999994" calcext:value-type="float">
            <text:p>-0.270004272</text:p>
          </table:table-cell>
          <table:table-cell office:value-type="float" office:value="157.729995728" calcext:value-type="float">
            <text:p>157.729995728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table:formula="of:=[.C744]-[.A744]" office:value-type="float" office:value="1.7600021362" calcext:value-type="float">
            <text:p>1.7600021362</text:p>
          </table:table-cell>
          <table:table-cell office:value-type="float" office:value="82.2600021362" calcext:value-type="float">
            <text:p>82.260002136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C745]-[.A745]" office:value-type="float" office:value="0.260000228900001" calcext:value-type="float">
            <text:p>0.2600002289</text:p>
          </table:table-cell>
          <table:table-cell office:value-type="float" office:value="12.7600002289" calcext:value-type="float">
            <text:p>12.7600002289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table:formula="of:=[.C746]-[.A746]" office:value-type="float" office:value="0.169998168999996" calcext:value-type="float">
            <text:p>0.169998169</text:p>
          </table:table-cell>
          <table:table-cell office:value-type="float" office:value="131.669998169" calcext:value-type="float">
            <text:p>131.6699981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747]-[.A747]" office:value-type="float" office:value="1.4300003052" calcext:value-type="float">
            <text:p>1.4300003052</text:p>
          </table:table-cell>
          <table:table-cell office:value-type="float" office:value="84.4300003052" calcext:value-type="float">
            <text:p>84.43000030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748]-[.A748]" office:value-type="float" office:value="0.809999465899999" calcext:value-type="float">
            <text:p>0.8099994659</text:p>
          </table:table-cell>
          <table:table-cell office:value-type="float" office:value="19.8099994659" calcext:value-type="float">
            <text:p>19.809999465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749]-[.A749]" office:value-type="float" office:value="-0.47000122099999" calcext:value-type="float">
            <text:p>-0.470001221</text:p>
          </table:table-cell>
          <table:table-cell office:value-type="float" office:value="142.529998779" calcext:value-type="float">
            <text:p>142.5299987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750]-[.A750]" office:value-type="float" office:value="1.61000061039999" calcext:value-type="float">
            <text:p>1.6100006104</text:p>
          </table:table-cell>
          <table:table-cell office:value-type="float" office:value="64.6100006104" calcext:value-type="float">
            <text:p>64.6100006104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C751]-[.A751]" office:value-type="float" office:value="1.2000007629" calcext:value-type="float">
            <text:p>1.2000007629</text:p>
          </table:table-cell>
          <table:table-cell office:value-type="float" office:value="24.7000007629" calcext:value-type="float">
            <text:p>24.70000076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C752]-[.A752]" office:value-type="float" office:value="0.349998474000003" calcext:value-type="float">
            <text:p>0.349998474</text:p>
          </table:table-cell>
          <table:table-cell office:value-type="float" office:value="121.349998474" calcext:value-type="float">
            <text:p>121.3499984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C753]-[.A753]" office:value-type="float" office:value="0.259994506999988" calcext:value-type="float">
            <text:p>0.259994507</text:p>
          </table:table-cell>
          <table:table-cell office:value-type="float" office:value="142.259994507" calcext:value-type="float">
            <text:p>142.259994507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table:formula="of:=[.C754]-[.A754]" office:value-type="float" office:value="1.4399986267" calcext:value-type="float">
            <text:p>1.4399986267</text:p>
          </table:table-cell>
          <table:table-cell office:value-type="float" office:value="52.9399986267" calcext:value-type="float">
            <text:p>52.9399986267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[.C755]-[.A755]" office:value-type="float" office:value="0.0999984740000031" calcext:value-type="float">
            <text:p>0.099998474</text:p>
          </table:table-cell>
          <table:table-cell office:value-type="float" office:value="127.599998474" calcext:value-type="float">
            <text:p>127.5999984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756]-[.A756]" office:value-type="float" office:value="1.7799987793" calcext:value-type="float">
            <text:p>1.7799987793</text:p>
          </table:table-cell>
          <table:table-cell office:value-type="float" office:value="47.7799987793" calcext:value-type="float">
            <text:p>47.77999877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757]-[.A757]" office:value-type="float" office:value="1.25" calcext:value-type="float">
            <text:p>1.25</text:p>
          </table:table-cell>
          <table:table-cell office:value-type="float" office:value="44.25" calcext:value-type="float">
            <text:p>44.25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formula="of:=[.C758]-[.A758]" office:value-type="float" office:value="0.309997558999996" calcext:value-type="float">
            <text:p>0.309997559</text:p>
          </table:table-cell>
          <table:table-cell office:value-type="float" office:value="120.809997559" calcext:value-type="float">
            <text:p>120.809997559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C759]-[.A759]" office:value-type="float" office:value="1.5200004578" calcext:value-type="float">
            <text:p>1.5200004578</text:p>
          </table:table-cell>
          <table:table-cell office:value-type="float" office:value="54.0200004578" calcext:value-type="float">
            <text:p>54.020000457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C760]-[.A760]" office:value-type="float" office:value="0.379997252999999" calcext:value-type="float">
            <text:p>0.379997253</text:p>
          </table:table-cell>
          <table:table-cell office:value-type="float" office:value="115.379997253" calcext:value-type="float">
            <text:p>115.3799972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761]-[.A761]" office:value-type="float" office:value="1.1500015259" calcext:value-type="float">
            <text:p>1.1500015259</text:p>
          </table:table-cell>
          <table:table-cell office:value-type="float" office:value="46.1500015259" calcext:value-type="float">
            <text:p>46.15000152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C762]-[.A762]" office:value-type="float" office:value="-0.360000609999986" calcext:value-type="float">
            <text:p>-0.36000061</text:p>
          </table:table-cell>
          <table:table-cell office:value-type="float" office:value="137.63999939" calcext:value-type="float">
            <text:p>137.63999939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table:formula="of:=[.C763]-[.A763]" office:value-type="float" office:value="1.37000274659999" calcext:value-type="float">
            <text:p>1.3700027466</text:p>
          </table:table-cell>
          <table:table-cell office:value-type="float" office:value="67.8700027466" calcext:value-type="float">
            <text:p>67.8700027466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table:formula="of:=[.C764]-[.A764]" office:value-type="float" office:value="-1.85000610399999" calcext:value-type="float">
            <text:p>-1.850006104</text:p>
          </table:table-cell>
          <table:table-cell office:value-type="float" office:value="175.649993896" calcext:value-type="float">
            <text:p>175.6499938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765]-[.A765]" office:value-type="float" office:value="0.449996948000006" calcext:value-type="float">
            <text:p>0.449996948</text:p>
          </table:table-cell>
          <table:table-cell office:value-type="float" office:value="100.449996948" calcext:value-type="float">
            <text:p>100.449996948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C766]-[.A766]" office:value-type="float" office:value="1.41999816889999" calcext:value-type="float">
            <text:p>1.4199981689</text:p>
          </table:table-cell>
          <table:table-cell office:value-type="float" office:value="96.9199981689" calcext:value-type="float">
            <text:p>96.9199981689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table:formula="of:=[.C767]-[.A767]" office:value-type="float" office:value="1.2099990845" calcext:value-type="float">
            <text:p>1.2099990845</text:p>
          </table:table-cell>
          <table:table-cell office:value-type="float" office:value="81.7099990845" calcext:value-type="float">
            <text:p>81.70999908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C768]-[.A768]" office:value-type="float" office:value="0.290000915999997" calcext:value-type="float">
            <text:p>0.290000916</text:p>
          </table:table-cell>
          <table:table-cell office:value-type="float" office:value="114.290000916" calcext:value-type="float">
            <text:p>114.290000916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table:formula="of:=[.C769]-[.A769]" office:value-type="float" office:value="0.169998168999996" calcext:value-type="float">
            <text:p>0.169998169</text:p>
          </table:table-cell>
          <table:table-cell office:value-type="float" office:value="131.669998169" calcext:value-type="float">
            <text:p>131.66999816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C770]-[.A770]" office:value-type="float" office:value="-1.210006714" calcext:value-type="float">
            <text:p>-1.210006714</text:p>
          </table:table-cell>
          <table:table-cell office:value-type="float" office:value="164.789993286" calcext:value-type="float">
            <text:p>164.7899932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771]-[.A771]" office:value-type="float" office:value="1.4799995422" calcext:value-type="float">
            <text:p>1.4799995422</text:p>
          </table:table-cell>
          <table:table-cell office:value-type="float" office:value="53.4799995422" calcext:value-type="float">
            <text:p>53.4799995422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772]-[.A772]" office:value-type="float" office:value="-1.05000305199999" calcext:value-type="float">
            <text:p>-1.050003052</text:p>
          </table:table-cell>
          <table:table-cell office:value-type="float" office:value="160.449996948" calcext:value-type="float">
            <text:p>160.44999694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773]-[.A773]" office:value-type="float" office:value="-1.85000002384" calcext:value-type="float">
            <text:p>-1.8500000238</text:p>
          </table:table-cell>
          <table:table-cell office:value-type="float" office:value="-1.35000002384" calcext:value-type="float">
            <text:p>-1.35000002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774]-[.A774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table:formula="of:=[.C775]-[.A775]" office:value-type="float" office:value="0.379997252999999" calcext:value-type="float">
            <text:p>0.379997253</text:p>
          </table:table-cell>
          <table:table-cell office:value-type="float" office:value="124.879997253" calcext:value-type="float">
            <text:p>124.879997253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table:formula="of:=[.C776]-[.A776]" office:value-type="float" office:value="-1.25" calcext:value-type="float">
            <text:p>-1.25</text:p>
          </table:table-cell>
          <table:table-cell office:value-type="float" office:value="164.25" calcext:value-type="float">
            <text:p>164.2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[.C777]-[.A777]" office:value-type="float" office:value="0.600000381499999" calcext:value-type="float">
            <text:p>0.6000003815</text:p>
          </table:table-cell>
          <table:table-cell office:value-type="float" office:value="17.1000003815" calcext:value-type="float">
            <text:p>17.10000038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778]-[.A778]" office:value-type="float" office:value="0.32999992371" calcext:value-type="float">
            <text:p>0.3299999237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table:formula="of:=[.C779]-[.A779]" office:value-type="float" office:value="-1.69999694800001" calcext:value-type="float">
            <text:p>-1.699996948</text:p>
          </table:table-cell>
          <table:table-cell office:value-type="float" office:value="161.800003052" calcext:value-type="float">
            <text:p>161.800003052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table:formula="of:=[.C780]-[.A780]" office:value-type="float" office:value="1.1999969482" calcext:value-type="float">
            <text:p>1.1999969482</text:p>
          </table:table-cell>
          <table:table-cell office:value-type="float" office:value="65.6999969482" calcext:value-type="float">
            <text:p>65.69999694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781]-[.A781]" office:value-type="float" office:value="1.2700004578" calcext:value-type="float">
            <text:p>1.2700004578</text:p>
          </table:table-cell>
          <table:table-cell office:value-type="float" office:value="60.2700004578" calcext:value-type="float">
            <text:p>60.27000045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782]-[.A782]" office:value-type="float" office:value="0.839996337900004" calcext:value-type="float">
            <text:p>0.8399963379</text:p>
          </table:table-cell>
          <table:table-cell office:value-type="float" office:value="73.8399963379" calcext:value-type="float">
            <text:p>73.8399963379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[.C783]-[.A783]" office:value-type="float" office:value="0.870002746599994" calcext:value-type="float">
            <text:p>0.8700027466</text:p>
          </table:table-cell>
          <table:table-cell office:value-type="float" office:value="77.3700027466" calcext:value-type="float">
            <text:p>77.3700027466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C784]-[.A784]" office:value-type="float" office:value="1.2299995422" calcext:value-type="float">
            <text:p>1.2299995422</text:p>
          </table:table-cell>
          <table:table-cell office:value-type="float" office:value="37.7299995422" calcext:value-type="float">
            <text:p>37.72999954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785]-[.A785]" office:value-type="float" office:value="0.799999237100003" calcext:value-type="float">
            <text:p>0.7999992371</text:p>
          </table:table-cell>
          <table:table-cell office:value-type="float" office:value="63.7999992371" calcext:value-type="float">
            <text:p>63.799999237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786]-[.A786]" office:value-type="float" office:value="-0.47000122099999" calcext:value-type="float">
            <text:p>-0.470001221</text:p>
          </table:table-cell>
          <table:table-cell office:value-type="float" office:value="142.529998779" calcext:value-type="float">
            <text:p>142.5299987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787]-[.A787]" office:value-type="float" office:value="1.4700012207" calcext:value-type="float">
            <text:p>1.4700012207</text:p>
          </table:table-cell>
          <table:table-cell office:value-type="float" office:value="56.4700012207" calcext:value-type="float">
            <text:p>56.4700012207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table:formula="of:=[.C788]-[.A788]" office:value-type="float" office:value="-2.210006714" calcext:value-type="float">
            <text:p>-2.210006714</text:p>
          </table:table-cell>
          <table:table-cell office:value-type="float" office:value="174.289993286" calcext:value-type="float">
            <text:p>174.28999328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C789]-[.A789]" office:value-type="float" office:value="-0.210006714000002" calcext:value-type="float">
            <text:p>-0.210006714</text:p>
          </table:table-cell>
          <table:table-cell office:value-type="float" office:value="145.789993286" calcext:value-type="float">
            <text:p>145.789993286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formula="of:=[.C790]-[.A790]" office:value-type="float" office:value="0.970001220699999" calcext:value-type="float">
            <text:p>0.9700012207</text:p>
          </table:table-cell>
          <table:table-cell office:value-type="float" office:value="34.4700012207" calcext:value-type="float">
            <text:p>34.47000122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791]-[.A791]" office:value-type="float" office:value="0.4799995422" calcext:value-type="float">
            <text:p>0.4799995422</text:p>
          </table:table-cell>
          <table:table-cell office:value-type="float" office:value="12.4799995422" calcext:value-type="float">
            <text:p>12.47999954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C792]-[.A792]" office:value-type="float" office:value="0.0100021359999971" calcext:value-type="float">
            <text:p>0.010002136</text:p>
          </table:table-cell>
          <table:table-cell office:value-type="float" office:value="117.010002136" calcext:value-type="float">
            <text:p>117.0100021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793]-[.A793]" office:value-type="float" office:value="0.849998474000003" calcext:value-type="float">
            <text:p>0.849998474</text:p>
          </table:table-cell>
          <table:table-cell office:value-type="float" office:value="111.849998474" calcext:value-type="float">
            <text:p>111.849998474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C794]-[.A794]" office:value-type="float" office:value="1.1599998474" calcext:value-type="float">
            <text:p>1.1599998474</text:p>
          </table:table-cell>
          <table:table-cell office:value-type="float" office:value="33.6599998474" calcext:value-type="float">
            <text:p>33.6599998474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C795]-[.A795]" office:value-type="float" office:value="0.779998779300001" calcext:value-type="float">
            <text:p>0.7799987793</text:p>
          </table:table-cell>
          <table:table-cell office:value-type="float" office:value="38.2799987793" calcext:value-type="float">
            <text:p>38.2799987793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table:formula="of:=[.C796]-[.A796]" office:value-type="float" office:value="0.729999542199998" calcext:value-type="float">
            <text:p>0.7299995422</text:p>
          </table:table-cell>
          <table:table-cell office:value-type="float" office:value="47.2299995422" calcext:value-type="float">
            <text:p>47.229999542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C797]-[.A797]" office:value-type="float" office:value="-1.689999997616" calcext:value-type="float">
            <text:p>-1.6899999976</text:p>
          </table:table-cell>
          <table:table-cell office:value-type="float" office:value="0.810000002384" calcext:value-type="float">
            <text:p>0.8100000024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[.C798]-[.A798]" office:value-type="float" office:value="-1.55999755900001" calcext:value-type="float">
            <text:p>-1.559997559</text:p>
          </table:table-cell>
          <table:table-cell office:value-type="float" office:value="172.940002441" calcext:value-type="float">
            <text:p>172.9400024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C799]-[.A799]" office:value-type="float" office:value="-0.539993285999998" calcext:value-type="float">
            <text:p>-0.539993286</text:p>
          </table:table-cell>
          <table:table-cell office:value-type="float" office:value="157.460006714" calcext:value-type="float">
            <text:p>157.460006714</text:p>
          </table:table-cell>
        </table:table-row>
        <table:table-row table:style-name="ro1">
          <table:table-cell office:value-type="float" office:value="151.5" calcext:value-type="float">
            <text:p>151.5</text:p>
          </table:table-cell>
          <table:table-cell table:formula="of:=[.C800]-[.A800]" office:value-type="float" office:value="-0.550003051999994" calcext:value-type="float">
            <text:p>-0.550003052</text:p>
          </table:table-cell>
          <table:table-cell office:value-type="float" office:value="150.949996948" calcext:value-type="float">
            <text:p>150.949996948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table:formula="of:=[.C801]-[.A801]" office:value-type="float" office:value="-1.75" calcext:value-type="float">
            <text:p>-1.75</text:p>
          </table:table-cell>
          <table:table-cell office:value-type="float" office:value="173.75" calcext:value-type="float">
            <text:p>173.7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C802]-[.A802]" office:value-type="float" office:value="-0.80000019073" calcext:value-type="float">
            <text:p>-0.8000001907</text:p>
          </table:table-cell>
          <table:table-cell office:value-type="float" office:value="5.69999980927" calcext:value-type="float">
            <text:p>5.699999809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C803]-[.A803]" office:value-type="float" office:value="-0.80000019073" calcext:value-type="float">
            <text:p>-0.8000001907</text:p>
          </table:table-cell>
          <table:table-cell office:value-type="float" office:value="5.69999980927" calcext:value-type="float">
            <text:p>5.6999998093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table:formula="of:=[.C804]-[.A804]" office:value-type="float" office:value="1.25" calcext:value-type="float">
            <text:p>1.25</text:p>
          </table:table-cell>
          <table:table-cell office:value-type="float" office:value="94.75" calcext:value-type="float">
            <text:p>94.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C805]-[.A805]" office:value-type="float" office:value="-0.240005493000012" calcext:value-type="float">
            <text:p>-0.240005493</text:p>
          </table:table-cell>
          <table:table-cell office:value-type="float" office:value="132.759994507" calcext:value-type="float">
            <text:p>132.759994507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[.C806]-[.A806]" office:value-type="float" office:value="0.449996948000006" calcext:value-type="float">
            <text:p>0.449996948</text:p>
          </table:table-cell>
          <table:table-cell office:value-type="float" office:value="128.949996948" calcext:value-type="float">
            <text:p>128.9499969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807]-[.A807]" office:value-type="float" office:value="1.120002747" calcext:value-type="float">
            <text:p>1.120002747</text:p>
          </table:table-cell>
          <table:table-cell office:value-type="float" office:value="112.120002747" calcext:value-type="float">
            <text:p>112.12000274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C808]-[.A808]" office:value-type="float" office:value="0.690000534100001" calcext:value-type="float">
            <text:p>0.6900005341</text:p>
          </table:table-cell>
          <table:table-cell office:value-type="float" office:value="18.1900005341" calcext:value-type="float">
            <text:p>18.1900005341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table:formula="of:=[.C809]-[.A809]" office:value-type="float" office:value="0.909999847400002" calcext:value-type="float">
            <text:p>0.9099998474</text:p>
          </table:table-cell>
          <table:table-cell office:value-type="float" office:value="49.4099998474" calcext:value-type="float">
            <text:p>49.40999984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C810]-[.A810]" office:value-type="float" office:value="-0.300003051999994" calcext:value-type="float">
            <text:p>-0.300003052</text:p>
          </table:table-cell>
          <table:table-cell office:value-type="float" office:value="144.699996948" calcext:value-type="float">
            <text:p>144.699996948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C811]-[.A811]" office:value-type="float" office:value="1.3199996948" calcext:value-type="float">
            <text:p>1.3199996948</text:p>
          </table:table-cell>
          <table:table-cell office:value-type="float" office:value="38.8199996948" calcext:value-type="float">
            <text:p>38.81999969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812]-[.A812]" office:value-type="float" office:value="1.2999992371" calcext:value-type="float">
            <text:p>1.2999992371</text:p>
          </table:table-cell>
          <table:table-cell office:value-type="float" office:value="32.2999992371" calcext:value-type="float">
            <text:p>32.299999237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813]-[.A813]" office:value-type="float" office:value="0.440002441000004" calcext:value-type="float">
            <text:p>0.440002441</text:p>
          </table:table-cell>
          <table:table-cell office:value-type="float" office:value="122.440002441" calcext:value-type="float">
            <text:p>122.4400024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814]-[.A814]" office:value-type="float" office:value="0.4799995422" calcext:value-type="float">
            <text:p>0.4799995422</text:p>
          </table:table-cell>
          <table:table-cell office:value-type="float" office:value="12.4799995422" calcext:value-type="float">
            <text:p>12.4799995422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table:formula="of:=[.C815]-[.A815]" office:value-type="float" office:value="-0.869995117000002" calcext:value-type="float">
            <text:p>-0.869995117</text:p>
          </table:table-cell>
          <table:table-cell office:value-type="float" office:value="159.630004883" calcext:value-type="float">
            <text:p>159.6300048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816]-[.A816]" office:value-type="float" office:value="1.4300003052" calcext:value-type="float">
            <text:p>1.4300003052</text:p>
          </table:table-cell>
          <table:table-cell office:value-type="float" office:value="84.4300003052" calcext:value-type="float">
            <text:p>84.4300003052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[.C817]-[.A817]" office:value-type="float" office:value="1.4799995422" calcext:value-type="float">
            <text:p>1.4799995422</text:p>
          </table:table-cell>
          <table:table-cell office:value-type="float" office:value="62.9799995422" calcext:value-type="float">
            <text:p>62.9799995422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table:formula="of:=[.C818]-[.A818]" office:value-type="float" office:value="-0.570007323999988" calcext:value-type="float">
            <text:p>-0.570007324</text:p>
          </table:table-cell>
          <table:table-cell office:value-type="float" office:value="153.929992676" calcext:value-type="float">
            <text:p>153.929992676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[.C819]-[.A819]" office:value-type="float" office:value="0.4300003052" calcext:value-type="float">
            <text:p>0.4300003052</text:p>
          </table:table-cell>
          <table:table-cell office:value-type="float" office:value="14.9300003052" calcext:value-type="float">
            <text:p>14.93000030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820]-[.A820]" office:value-type="float" office:value="0.399999618500001" calcext:value-type="float">
            <text:p>0.3999996185</text:p>
          </table:table-cell>
          <table:table-cell office:value-type="float" office:value="11.3999996185" calcext:value-type="float">
            <text:p>11.3999996185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C821]-[.A821]" office:value-type="float" office:value="0.129999160800001" calcext:value-type="float">
            <text:p>0.1299991608</text:p>
          </table:table-cell>
          <table:table-cell office:value-type="float" office:value="20.6299991608" calcext:value-type="float">
            <text:p>20.6299991608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table:formula="of:=[.C822]-[.A822]" office:value-type="float" office:value="0.779998779300001" calcext:value-type="float">
            <text:p>0.7799987793</text:p>
          </table:table-cell>
          <table:table-cell office:value-type="float" office:value="57.2799987793" calcext:value-type="float">
            <text:p>57.2799987793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C823]-[.A823]" office:value-type="float" office:value="0.480003357000001" calcext:value-type="float">
            <text:p>0.480003357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table:formula="of:=[.C824]-[.A824]" office:value-type="float" office:value="0.870002747000001" calcext:value-type="float">
            <text:p>0.870002747</text:p>
          </table:table-cell>
          <table:table-cell office:value-type="float" office:value="118.370002747" calcext:value-type="float">
            <text:p>118.370002747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825]-[.A825]" office:value-type="float" office:value="1.190002441" calcext:value-type="float">
            <text:p>1.1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table:formula="of:=[.C826]-[.A826]" office:value-type="float" office:value="1.4400024414" calcext:value-type="float">
            <text:p>1.4400024414</text:p>
          </table:table-cell>
          <table:table-cell office:value-type="float" office:value="71.9400024414" calcext:value-type="float">
            <text:p>71.9400024414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table:formula="of:=[.C827]-[.A827]" office:value-type="float" office:value="-1.07000732399999" calcext:value-type="float">
            <text:p>-1.070007324</text:p>
          </table:table-cell>
          <table:table-cell office:value-type="float" office:value="163.429992676" calcext:value-type="float">
            <text:p>163.429992676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C828]-[.A828]" office:value-type="float" office:value="0.480003357000001" calcext:value-type="float">
            <text:p>0.480003357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C829]-[.A829]" office:value-type="float" office:value="0.959999084499998" calcext:value-type="float">
            <text:p>0.9599990845</text:p>
          </table:table-cell>
          <table:table-cell office:value-type="float" office:value="78.4599990845" calcext:value-type="float">
            <text:p>78.4599990845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table:formula="of:=[.C830]-[.A830]" office:value-type="float" office:value="1.0600013733" calcext:value-type="float">
            <text:p>1.0600013733</text:p>
          </table:table-cell>
          <table:table-cell office:value-type="float" office:value="35.5600013733" calcext:value-type="float">
            <text:p>35.5600013733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formula="of:=[.C831]-[.A831]" office:value-type="float" office:value="0.990001678500001" calcext:value-type="float">
            <text:p>0.9900016785</text:p>
          </table:table-cell>
          <table:table-cell office:value-type="float" office:value="50.4900016785" calcext:value-type="float">
            <text:p>50.4900016785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table:formula="of:=[.C832]-[.A832]" office:value-type="float" office:value="-2.02000427199999" calcext:value-type="float">
            <text:p>-2.020004272</text:p>
          </table:table-cell>
          <table:table-cell office:value-type="float" office:value="173.479995728" calcext:value-type="float">
            <text:p>173.479995728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C833]-[.A833]" office:value-type="float" office:value="1.0299987793" calcext:value-type="float">
            <text:p>1.0299987793</text:p>
          </table:table-cell>
          <table:table-cell office:value-type="float" office:value="41.5299987793" calcext:value-type="float">
            <text:p>41.5299987793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table:formula="of:=[.C834]-[.A834]" office:value-type="float" office:value="1.0699996948" calcext:value-type="float">
            <text:p>1.0699996948</text:p>
          </table:table-cell>
          <table:table-cell office:value-type="float" office:value="54.5699996948" calcext:value-type="float">
            <text:p>54.56999969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835]-[.A835]" office:value-type="float" office:value="0.470000267" calcext:value-type="float">
            <text:p>0.470000267</text:p>
          </table:table-cell>
          <table:table-cell office:value-type="float" office:value="15.470000267" calcext:value-type="float">
            <text:p>15.470000267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[.C836]-[.A836]" office:value-type="float" office:value="1.0199966431" calcext:value-type="float">
            <text:p>1.0199966431</text:p>
          </table:table-cell>
          <table:table-cell office:value-type="float" office:value="85.5199966431" calcext:value-type="float">
            <text:p>85.51999664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837]-[.A837]" office:value-type="float" office:value="0.650001525900002" calcext:value-type="float">
            <text:p>0.6500015259</text:p>
          </table:table-cell>
          <table:table-cell office:value-type="float" office:value="36.6500015259" calcext:value-type="float">
            <text:p>36.6500015259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[.C838]-[.A838]" office:value-type="float" office:value="-0.130004882999998" calcext:value-type="float">
            <text:p>-0.130004883</text:p>
          </table:table-cell>
          <table:table-cell office:value-type="float" office:value="137.369995117" calcext:value-type="float">
            <text:p>137.369995117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C839]-[.A839]" office:value-type="float" office:value="1.2299995422" calcext:value-type="float">
            <text:p>1.2299995422</text:p>
          </table:table-cell>
          <table:table-cell office:value-type="float" office:value="37.7299995422" calcext:value-type="float">
            <text:p>37.72999954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C840]-[.A840]" office:value-type="float" office:value="-2.24000549300001" calcext:value-type="float">
            <text:p>-2.2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C841]-[.A841]" office:value-type="float" office:value="1.2300033569" calcext:value-type="float">
            <text:p>1.2300033569</text:p>
          </table:table-cell>
          <table:table-cell office:value-type="float" office:value="97.7300033569" calcext:value-type="float">
            <text:p>97.730003356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C842]-[.A842]" office:value-type="float" office:value="-0.00999450699998761" calcext:value-type="float">
            <text:p>-0.009994507</text:p>
          </table:table-cell>
          <table:table-cell office:value-type="float" office:value="141.990005493" calcext:value-type="float">
            <text:p>141.9900054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843]-[.A843]" office:value-type="float" office:value="1.3699989319" calcext:value-type="float">
            <text:p>1.3699989319</text:p>
          </table:table-cell>
          <table:table-cell office:value-type="float" office:value="58.3699989319" calcext:value-type="float">
            <text:p>58.3699989319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table:formula="of:=[.C844]-[.A844]" office:value-type="float" office:value="-0.119995117000002" calcext:value-type="float">
            <text:p>-0.119995117</text:p>
          </table:table-cell>
          <table:table-cell office:value-type="float" office:value="134.380004883" calcext:value-type="float">
            <text:p>134.380004883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[.C845]-[.A845]" office:value-type="float" office:value="-0.399993896000012" calcext:value-type="float">
            <text:p>-0.399993896</text:p>
          </table:table-cell>
          <table:table-cell office:value-type="float" office:value="137.100006104" calcext:value-type="float">
            <text:p>137.100006104</text:p>
          </table:table-cell>
        </table:table-row>
        <table:table-row table:style-name="ro1">
          <table:table-cell office:value-type="float" office:value="159.5" calcext:value-type="float">
            <text:p>159.5</text:p>
          </table:table-cell>
          <table:table-cell table:formula="of:=[.C846]-[.A846]" office:value-type="float" office:value="-0.949996948000006" calcext:value-type="float">
            <text:p>-0.949996948</text:p>
          </table:table-cell>
          <table:table-cell office:value-type="float" office:value="158.550003052" calcext:value-type="float">
            <text:p>158.5500030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847]-[.A847]" office:value-type="float" office:value="0.629999160800001" calcext:value-type="float">
            <text:p>0.6299991608</text:p>
          </table:table-cell>
          <table:table-cell office:value-type="float" office:value="20.6299991608" calcext:value-type="float">
            <text:p>20.6299991608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C848]-[.A848]" office:value-type="float" office:value="0.839996337900004" calcext:value-type="float">
            <text:p>0.8399963379</text:p>
          </table:table-cell>
          <table:table-cell office:value-type="float" office:value="83.3399963379" calcext:value-type="float">
            <text:p>83.3399963379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formula="of:=[.C849]-[.A849]" office:value-type="float" office:value="1.2599983215" calcext:value-type="float">
            <text:p>1.2599983215</text:p>
          </table:table-cell>
          <table:table-cell office:value-type="float" office:value="50.7599983215" calcext:value-type="float">
            <text:p>50.759998321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C850]-[.A850]" office:value-type="float" office:value="0.840000152599998" calcext:value-type="float">
            <text:p>0.8400001526</text:p>
          </table:table-cell>
          <table:table-cell office:value-type="float" office:value="23.3400001526" calcext:value-type="float">
            <text:p>23.34000015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851]-[.A851]" office:value-type="float" office:value="0.729999542200002" calcext:value-type="float">
            <text:p>0.7299995422</text:p>
          </table:table-cell>
          <table:table-cell office:value-type="float" office:value="18.7299995422" calcext:value-type="float">
            <text:p>18.7299995422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table:formula="of:=[.C852]-[.A852]" office:value-type="float" office:value="-1.17999267600001" calcext:value-type="float">
            <text:p>-1.179992676</text:p>
          </table:table-cell>
          <table:table-cell office:value-type="float" office:value="168.320007324" calcext:value-type="float">
            <text:p>168.320007324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table:formula="of:=[.C853]-[.A853]" office:value-type="float" office:value="0.400001525999997" calcext:value-type="float">
            <text:p>0.400001526</text:p>
          </table:table-cell>
          <table:table-cell office:value-type="float" office:value="121.900001526" calcext:value-type="float">
            <text:p>121.900001526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C854]-[.A854]" office:value-type="float" office:value="0.959999084499998" calcext:value-type="float">
            <text:p>0.9599990845</text:p>
          </table:table-cell>
          <table:table-cell office:value-type="float" office:value="97.4599990845" calcext:value-type="float">
            <text:p>97.4599990845</text:p>
          </table:table-cell>
        </table:table-row>
        <table:table-row table:style-name="ro1">
          <table:table-cell office:value-type="float" office:value="178.5" calcext:value-type="float">
            <text:p>178.5</text:p>
          </table:table-cell>
          <table:table-cell table:formula="of:=[.C855]-[.A855]" office:value-type="float" office:value="-2.580001831" calcext:value-type="float">
            <text:p>-2.580001831</text:p>
          </table:table-cell>
          <table:table-cell office:value-type="float" office:value="175.919998169" calcext:value-type="float">
            <text:p>175.919998169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table:formula="of:=[.C856]-[.A856]" office:value-type="float" office:value="-0.160003662000008" calcext:value-type="float">
            <text:p>-0.160003662</text:p>
          </table:table-cell>
          <table:table-cell office:value-type="float" office:value="143.339996338" calcext:value-type="float">
            <text:p>143.339996338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C857]-[.A857]" office:value-type="float" office:value="1.0299987793" calcext:value-type="float">
            <text:p>1.0299987793</text:p>
          </table:table-cell>
          <table:table-cell office:value-type="float" office:value="41.5299987793" calcext:value-type="float">
            <text:p>41.529998779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C858]-[.A858]" office:value-type="float" office:value="-1.580001831" calcext:value-type="float">
            <text:p>-1.580001831</text:p>
          </table:table-cell>
          <table:table-cell office:value-type="float" office:value="166.419998169" calcext:value-type="float">
            <text:p>166.41999816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C859]-[.A859]" office:value-type="float" office:value="0.0799999237000009" calcext:value-type="float">
            <text:p>0.0799999237</text:p>
          </table:table-cell>
          <table:table-cell office:value-type="float" office:value="10.5799999237" calcext:value-type="float">
            <text:p>10.57999992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860]-[.A860]" office:value-type="float" office:value="0.6399993896" calcext:value-type="float">
            <text:p>0.6399993896</text:p>
          </table:table-cell>
          <table:table-cell office:value-type="float" office:value="58.6399993896" calcext:value-type="float">
            <text:p>58.63999938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C861]-[.A861]" office:value-type="float" office:value="-0.669998168999996" calcext:value-type="float">
            <text:p>-0.669998169</text:p>
          </table:table-cell>
          <table:table-cell office:value-type="float" office:value="146.330001831" calcext:value-type="float">
            <text:p>146.330001831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C862]-[.A862]" office:value-type="float" office:value="1.5" calcext:value-type="float">
            <text:p>1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C863]-[.A863]" office:value-type="float" office:value="-0.0900001525900009" calcext:value-type="float">
            <text:p>-0.0900001526</text:p>
          </table:table-cell>
          <table:table-cell office:value-type="float" office:value="8.40999984741" calcext:value-type="float">
            <text:p>8.4099998474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table:formula="of:=[.C864]-[.A864]" office:value-type="float" office:value="0.809997558600003" calcext:value-type="float">
            <text:p>0.8099975586</text:p>
          </table:table-cell>
          <table:table-cell office:value-type="float" office:value="70.3099975586" calcext:value-type="float">
            <text:p>70.309997558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C865]-[.A865]" office:value-type="float" office:value="-1.07000732399999" calcext:value-type="float">
            <text:p>-1.070007324</text:p>
          </table:table-cell>
          <table:table-cell office:value-type="float" office:value="153.929992676" calcext:value-type="float">
            <text:p>153.9299926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866]-[.A866]" office:value-type="float" office:value="0.870000839199999" calcext:value-type="float">
            <text:p>0.8700008392</text:p>
          </table:table-cell>
          <table:table-cell office:value-type="float" office:value="26.8700008392" calcext:value-type="float">
            <text:p>26.87000083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867]-[.A867]" office:value-type="float" office:value="1.0400009155" calcext:value-type="float">
            <text:p>1.0400009155</text:p>
          </table:table-cell>
          <table:table-cell office:value-type="float" office:value="70.0400009155" calcext:value-type="float">
            <text:p>70.040000915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868]-[.A868]" office:value-type="float" office:value="-0.17000007629" calcext:value-type="float">
            <text:p>-0.1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C869]-[.A869]" office:value-type="float" office:value="-0.4600000381" calcext:value-type="float">
            <text:p>-0.4600000381</text:p>
          </table:table-cell>
          <table:table-cell office:value-type="float" office:value="10.0399999619" calcext:value-type="float">
            <text:p>10.03999996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C870]-[.A870]" office:value-type="float" office:value="0.800003051999994" calcext:value-type="float">
            <text:p>0.800003052</text:p>
          </table:table-cell>
          <table:table-cell office:value-type="float" office:value="101.800003052" calcext:value-type="float">
            <text:p>101.800003052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table:formula="of:=[.C871]-[.A871]" office:value-type="float" office:value="1.4399986267" calcext:value-type="float">
            <text:p>1.4399986267</text:p>
          </table:table-cell>
          <table:table-cell office:value-type="float" office:value="52.9399986267" calcext:value-type="float">
            <text:p>52.93999862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872]-[.A872]" office:value-type="float" office:value="1.1500015259" calcext:value-type="float">
            <text:p>1.1500015259</text:p>
          </table:table-cell>
          <table:table-cell office:value-type="float" office:value="65.1500015259" calcext:value-type="float">
            <text:p>65.15000152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873]-[.A873]" office:value-type="float" office:value="0.739997863799999" calcext:value-type="float">
            <text:p>0.7399978638</text:p>
          </table:table-cell>
          <table:table-cell office:value-type="float" office:value="75.7399978638" calcext:value-type="float">
            <text:p>75.73999786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874]-[.A874]" office:value-type="float" office:value="1.2299995422" calcext:value-type="float">
            <text:p>1.2299995422</text:p>
          </table:table-cell>
          <table:table-cell office:value-type="float" office:value="47.2299995422" calcext:value-type="float">
            <text:p>47.22999954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C875]-[.A875]" office:value-type="float" office:value="0.720001221000004" calcext:value-type="float">
            <text:p>0.720001221</text:p>
          </table:table-cell>
          <table:table-cell office:value-type="float" office:value="119.720001221" calcext:value-type="float">
            <text:p>119.720001221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[.C876]-[.A876]" office:value-type="float" office:value="1.4599990845" calcext:value-type="float">
            <text:p>1.4599990845</text:p>
          </table:table-cell>
          <table:table-cell office:value-type="float" office:value="87.9599990845" calcext:value-type="float">
            <text:p>87.9599990845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table:formula="of:=[.C877]-[.A877]" office:value-type="float" office:value="0.0500030519999939" calcext:value-type="float">
            <text:p>0.050003052</text:p>
          </table:table-cell>
          <table:table-cell office:value-type="float" office:value="117.550003052" calcext:value-type="float">
            <text:p>117.5500030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878]-[.A878]" office:value-type="float" office:value="0.440000534100001" calcext:value-type="float">
            <text:p>0.4400005341</text:p>
          </table:table-cell>
          <table:table-cell office:value-type="float" office:value="21.4400005341" calcext:value-type="float">
            <text:p>21.4400005341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table:formula="of:=[.C879]-[.A879]" office:value-type="float" office:value="1.1999969482" calcext:value-type="float">
            <text:p>1.1999969482</text:p>
          </table:table-cell>
          <table:table-cell office:value-type="float" office:value="84.6999969482" calcext:value-type="float">
            <text:p>84.6999969482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[.C880]-[.A880]" office:value-type="float" office:value="1.4300003052" calcext:value-type="float">
            <text:p>1.4300003052</text:p>
          </table:table-cell>
          <table:table-cell office:value-type="float" office:value="74.9300003052" calcext:value-type="float">
            <text:p>74.930000305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C881]-[.A881]" office:value-type="float" office:value="-1.86000060999999" calcext:value-type="float">
            <text:p>-1.86000061</text:p>
          </table:table-cell>
          <table:table-cell office:value-type="float" office:value="169.13999939" calcext:value-type="float">
            <text:p>169.13999939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C882]-[.A882]" office:value-type="float" office:value="0.950000762899997" calcext:value-type="float">
            <text:p>0.9500007629</text:p>
          </table:table-cell>
          <table:table-cell office:value-type="float" office:value="40.4500007629" calcext:value-type="float">
            <text:p>40.45000076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C883]-[.A883]" office:value-type="float" office:value="0.830001831100006" calcext:value-type="float">
            <text:p>0.8300018311</text:p>
          </table:table-cell>
          <table:table-cell office:value-type="float" office:value="95.8300018311" calcext:value-type="float">
            <text:p>95.8300018311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table:formula="of:=[.C884]-[.A884]" office:value-type="float" office:value="0.190002441000004" calcext:value-type="float">
            <text:p>0.1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885]-[.A885]" office:value-type="float" office:value="1.0800018311" calcext:value-type="float">
            <text:p>1.0800018311</text:p>
          </table:table-cell>
          <table:table-cell office:value-type="float" office:value="42.0800018311" calcext:value-type="float">
            <text:p>42.0800018311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C886]-[.A886]" office:value-type="float" office:value="0.730003356899999" calcext:value-type="float">
            <text:p>0.7300033569</text:p>
          </table:table-cell>
          <table:table-cell office:value-type="float" office:value="88.2300033569" calcext:value-type="float">
            <text:p>88.230003356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C887]-[.A887]" office:value-type="float" office:value="-0.979995728000006" calcext:value-type="float">
            <text:p>-0.979995728</text:p>
          </table:table-cell>
          <table:table-cell office:value-type="float" office:value="155.020004272" calcext:value-type="float">
            <text:p>155.02000427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C888]-[.A888]" office:value-type="float" office:value="0.130004882999998" calcext:value-type="float">
            <text:p>0.130004883</text:p>
          </table:table-cell>
          <table:table-cell office:value-type="float" office:value="131.130004883" calcext:value-type="float">
            <text:p>131.130004883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[.C889]-[.A889]" office:value-type="float" office:value="0.350006103999988" calcext:value-type="float">
            <text:p>0.350006104</text:p>
          </table:table-cell>
          <table:table-cell office:value-type="float" office:value="130.850006104" calcext:value-type="float">
            <text:p>130.850006104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table:formula="of:=[.C890]-[.A890]" office:value-type="float" office:value="0.989997864000003" calcext:value-type="float">
            <text:p>0.989997864</text:p>
          </table:table-cell>
          <table:table-cell office:value-type="float" office:value="110.489997864" calcext:value-type="float">
            <text:p>110.4899978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891]-[.A891]" office:value-type="float" office:value="1.3100013733" calcext:value-type="float">
            <text:p>1.3100013733</text:p>
          </table:table-cell>
          <table:table-cell office:value-type="float" office:value="51.3100013733" calcext:value-type="float">
            <text:p>51.3100013733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table:formula="of:=[.C892]-[.A892]" office:value-type="float" office:value="0.730003357000001" calcext:value-type="float">
            <text:p>0.730003357</text:p>
          </table:table-cell>
          <table:table-cell office:value-type="float" office:value="107.230003357" calcext:value-type="float">
            <text:p>107.2300033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C893]-[.A893]" office:value-type="float" office:value="1.37999725340001" calcext:value-type="float">
            <text:p>1.3799972534</text:p>
          </table:table-cell>
          <table:table-cell office:value-type="float" office:value="96.3799972534" calcext:value-type="float">
            <text:p>96.37999725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894]-[.A894]" office:value-type="float" office:value="1.0200004578" calcext:value-type="float">
            <text:p>1.0200004578</text:p>
          </table:table-cell>
          <table:table-cell office:value-type="float" office:value="35.0200004578" calcext:value-type="float">
            <text:p>35.02000045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895]-[.A895]" office:value-type="float" office:value="0.9500007629" calcext:value-type="float">
            <text:p>0.9500007629</text:p>
          </table:table-cell>
          <table:table-cell office:value-type="float" office:value="30.9500007629" calcext:value-type="float">
            <text:p>30.9500007629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table:formula="of:=[.C896]-[.A896]" office:value-type="float" office:value="0.459999084499998" calcext:value-type="float">
            <text:p>0.4599990845</text:p>
          </table:table-cell>
          <table:table-cell office:value-type="float" office:value="46.9599990845" calcext:value-type="float">
            <text:p>46.95999908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897]-[.A897]" office:value-type="float" office:value="0.970001220699999" calcext:value-type="float">
            <text:p>0.9700012207</text:p>
          </table:table-cell>
          <table:table-cell office:value-type="float" office:value="84.9700012207" calcext:value-type="float">
            <text:p>84.9700012207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C898]-[.A898]" office:value-type="float" office:value="1.5" calcext:value-type="float">
            <text:p>1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[.C899]-[.A899]" office:value-type="float" office:value="0.770000457799998" calcext:value-type="float">
            <text:p>0.7700004578</text:p>
          </table:table-cell>
          <table:table-cell office:value-type="float" office:value="19.2700004578" calcext:value-type="float">
            <text:p>19.2700004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900]-[.A900]" office:value-type="float" office:value="-0.729999989271" calcext:value-type="float">
            <text:p>-0.7299999893</text:p>
          </table:table-cell>
          <table:table-cell office:value-type="float" office:value="0.270000010729" calcext:value-type="float">
            <text:p>0.2700000107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table:formula="of:=[.C901]-[.A901]" office:value-type="float" office:value="-0.610000609999986" calcext:value-type="float">
            <text:p>-0.61000061</text:p>
          </table:table-cell>
          <table:table-cell office:value-type="float" office:value="143.88999939" calcext:value-type="float">
            <text:p>143.8899993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[.C902]-[.A902]" office:value-type="float" office:value="0.4300003052" calcext:value-type="float">
            <text:p>0.4300003052</text:p>
          </table:table-cell>
          <table:table-cell office:value-type="float" office:value="14.9300003052" calcext:value-type="float">
            <text:p>14.93000030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C903]-[.A903]" office:value-type="float" office:value="1.1900024414" calcext:value-type="float">
            <text:p>1.1900024414</text:p>
          </table:table-cell>
          <table:table-cell office:value-type="float" office:value="97.1900024414" calcext:value-type="float">
            <text:p>97.19000244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C904]-[.A904]" office:value-type="float" office:value="-2.080001831" calcext:value-type="float">
            <text:p>-2.080001831</text:p>
          </table:table-cell>
          <table:table-cell office:value-type="float" office:value="175.919998169" calcext:value-type="float">
            <text:p>175.9199981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C905]-[.A905]" office:value-type="float" office:value="1.12999725340001" calcext:value-type="float">
            <text:p>1.1299972534</text:p>
          </table:table-cell>
          <table:table-cell office:value-type="float" office:value="90.1299972534" calcext:value-type="float">
            <text:p>90.1299972534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table:formula="of:=[.C906]-[.A906]" office:value-type="float" office:value="0.860000610399993" calcext:value-type="float">
            <text:p>0.8600006104</text:p>
          </table:table-cell>
          <table:table-cell office:value-type="float" office:value="99.3600006104" calcext:value-type="float">
            <text:p>99.3600006104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table:formula="of:=[.C907]-[.A907]" office:value-type="float" office:value="0.120002747000001" calcext:value-type="float">
            <text:p>0.120002747</text:p>
          </table:table-cell>
          <table:table-cell office:value-type="float" office:value="121.620002747" calcext:value-type="float">
            <text:p>121.620002747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table:formula="of:=[.C908]-[.A908]" office:value-type="float" office:value="1.3499984741" calcext:value-type="float">
            <text:p>1.3499984741</text:p>
          </table:table-cell>
          <table:table-cell office:value-type="float" office:value="70.8499984741" calcext:value-type="float">
            <text:p>70.84999847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909]-[.A909]" office:value-type="float" office:value="1.4799995422" calcext:value-type="float">
            <text:p>1.4799995422</text:p>
          </table:table-cell>
          <table:table-cell office:value-type="float" office:value="53.4799995422" calcext:value-type="float">
            <text:p>53.47999954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910]-[.A910]" office:value-type="float" office:value="0.470001220699999" calcext:value-type="float">
            <text:p>0.4700012207</text:p>
          </table:table-cell>
          <table:table-cell office:value-type="float" office:value="75.4700012207" calcext:value-type="float">
            <text:p>75.4700012207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911]-[.A911]" office:value-type="float" office:value="0.379997252999999" calcext:value-type="float">
            <text:p>0.379997253</text:p>
          </table:table-cell>
          <table:table-cell office:value-type="float" office:value="105.879997253" calcext:value-type="float">
            <text:p>105.8799972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912]-[.A912]" office:value-type="float" office:value="0.930000305199997" calcext:value-type="float">
            <text:p>0.9300003052</text:p>
          </table:table-cell>
          <table:table-cell office:value-type="float" office:value="33.9300003052" calcext:value-type="float">
            <text:p>33.93000030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913]-[.A913]" office:value-type="float" office:value="0.629997253400006" calcext:value-type="float">
            <text:p>0.6299972534</text:p>
          </table:table-cell>
          <table:table-cell office:value-type="float" office:value="80.6299972534" calcext:value-type="float">
            <text:p>80.6299972534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table:formula="of:=[.C914]-[.A914]" office:value-type="float" office:value="-1.50999450699999" calcext:value-type="float">
            <text:p>-1.509994507</text:p>
          </table:table-cell>
          <table:table-cell office:value-type="float" office:value="160.990005493" calcext:value-type="float">
            <text:p>160.990005493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table:formula="of:=[.C915]-[.A915]" office:value-type="float" office:value="-0.649993896000012" calcext:value-type="float">
            <text:p>-0.649993896</text:p>
          </table:table-cell>
          <table:table-cell office:value-type="float" office:value="152.850006104" calcext:value-type="float">
            <text:p>152.8500061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C916]-[.A916]" office:value-type="float" office:value="0.190002441000004" calcext:value-type="float">
            <text:p>0.190002441</text:p>
          </table:table-cell>
          <table:table-cell office:value-type="float" office:value="116.190002441" calcext:value-type="float">
            <text:p>116.190002441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table:formula="of:=[.C917]-[.A917]" office:value-type="float" office:value="1.16999816889999" calcext:value-type="float">
            <text:p>1.1699981689</text:p>
          </table:table-cell>
          <table:table-cell office:value-type="float" office:value="90.6699981689" calcext:value-type="float">
            <text:p>90.66999816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918]-[.A918]" office:value-type="float" office:value="1.1899986267" calcext:value-type="float">
            <text:p>1.1899986267</text:p>
          </table:table-cell>
          <table:table-cell office:value-type="float" office:value="56.1899986267" calcext:value-type="float">
            <text:p>56.1899986267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table:formula="of:=[.C919]-[.A919]" office:value-type="float" office:value="0.970001220699999" calcext:value-type="float">
            <text:p>0.9700012207</text:p>
          </table:table-cell>
          <table:table-cell office:value-type="float" office:value="94.4700012207" calcext:value-type="float">
            <text:p>94.470001220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C920]-[.A920]" office:value-type="float" office:value="1.2099990845" calcext:value-type="float">
            <text:p>1.2099990845</text:p>
          </table:table-cell>
          <table:table-cell office:value-type="float" office:value="43.7099990845" calcext:value-type="float">
            <text:p>43.70999908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C921]-[.A921]" office:value-type="float" office:value="-1.38999939000001" calcext:value-type="float">
            <text:p>-1.38999939</text:p>
          </table:table-cell>
          <table:table-cell office:value-type="float" office:value="165.61000061" calcext:value-type="float">
            <text:p>165.6100006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922]-[.A922]" office:value-type="float" office:value="0.580001831000004" calcext:value-type="float">
            <text:p>0.580001831</text:p>
          </table:table-cell>
          <table:table-cell office:value-type="float" office:value="111.580001831" calcext:value-type="float">
            <text:p>111.580001831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table:formula="of:=[.C923]-[.A923]" office:value-type="float" office:value="1.37000274659999" calcext:value-type="float">
            <text:p>1.3700027466</text:p>
          </table:table-cell>
          <table:table-cell office:value-type="float" office:value="67.8700027466" calcext:value-type="float">
            <text:p>67.87000274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924]-[.A924]" office:value-type="float" office:value="-0.740005493000012" calcext:value-type="float">
            <text:p>-0.740005493</text:p>
          </table:table-cell>
          <table:table-cell office:value-type="float" office:value="142.259994507" calcext:value-type="float">
            <text:p>142.259994507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table:formula="of:=[.C925]-[.A925]" office:value-type="float" office:value="-2.27999877900001" calcext:value-type="float">
            <text:p>-2.279998779</text:p>
          </table:table-cell>
          <table:table-cell office:value-type="float" office:value="170.220001221" calcext:value-type="float">
            <text:p>170.2200012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C926]-[.A926]" office:value-type="float" office:value="-0.699996948000006" calcext:value-type="float">
            <text:p>-0.699996948</text:p>
          </table:table-cell>
          <table:table-cell office:value-type="float" office:value="152.300003052" calcext:value-type="float">
            <text:p>152.30000305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C927]-[.A927]" office:value-type="float" office:value="-0.34999990463" calcext:value-type="float">
            <text:p>-0.3499999046</text:p>
          </table:table-cell>
          <table:table-cell office:value-type="float" office:value="5.15000009537" calcext:value-type="float">
            <text:p>5.15000009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C928]-[.A928]" office:value-type="float" office:value="0.660003662099996" calcext:value-type="float">
            <text:p>0.6600036621</text:p>
          </table:table-cell>
          <table:table-cell office:value-type="float" office:value="93.6600036621" calcext:value-type="float">
            <text:p>93.66000366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929]-[.A929]" office:value-type="float" office:value="0.989999771099999" calcext:value-type="float">
            <text:p>0.9899997711</text:p>
          </table:table-cell>
          <table:table-cell office:value-type="float" office:value="21.9899997711" calcext:value-type="float">
            <text:p>21.989999771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C930]-[.A930]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C931]-[.A931]" office:value-type="float" office:value="-2.14999389600001" calcext:value-type="float">
            <text:p>-2.149993896</text:p>
          </table:table-cell>
          <table:table-cell office:value-type="float" office:value="171.850006104" calcext:value-type="float">
            <text:p>171.850006104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table:formula="of:=[.C932]-[.A932]" office:value-type="float" office:value="-0.300003051999994" calcext:value-type="float">
            <text:p>-0.300003052</text:p>
          </table:table-cell>
          <table:table-cell office:value-type="float" office:value="154.199996948" calcext:value-type="float">
            <text:p>154.1999969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933]-[.A933]" office:value-type="float" office:value="0.7999992371" calcext:value-type="float">
            <text:p>0.7999992371</text:p>
          </table:table-cell>
          <table:table-cell office:value-type="float" office:value="22.7999992371" calcext:value-type="float">
            <text:p>22.799999237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C934]-[.A934]" office:value-type="float" office:value="0.569999695000007" calcext:value-type="float">
            <text:p>0.569999695</text:p>
          </table:table-cell>
          <table:table-cell office:value-type="float" office:value="114.569999695" calcext:value-type="float">
            <text:p>114.5699996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935]-[.A935]" office:value-type="float" office:value="1.2799987793" calcext:value-type="float">
            <text:p>1.2799987793</text:p>
          </table:table-cell>
          <table:table-cell office:value-type="float" office:value="76.2799987793" calcext:value-type="float">
            <text:p>76.2799987793</text:p>
          </table:table-cell>
        </table:table-row>
        <table:table-row table:style-name="ro1">
          <table:table-cell office:value-type="float" office:value="147.5" calcext:value-type="float">
            <text:p>147.5</text:p>
          </table:table-cell>
          <table:table-cell table:formula="of:=[.C936]-[.A936]" office:value-type="float" office:value="-0.630004882999998" calcext:value-type="float">
            <text:p>-0.630004883</text:p>
          </table:table-cell>
          <table:table-cell office:value-type="float" office:value="146.869995117" calcext:value-type="float">
            <text:p>146.869995117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937]-[.A937]" office:value-type="float" office:value="0.4399995804" calcext:value-type="float">
            <text:p>0.4399995804</text:p>
          </table:table-cell>
          <table:table-cell office:value-type="float" office:value="11.9399995804" calcext:value-type="float">
            <text:p>11.93999958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938]-[.A938]" office:value-type="float" office:value="0.849998474100005" calcext:value-type="float">
            <text:p>0.8499984741</text:p>
          </table:table-cell>
          <table:table-cell office:value-type="float" office:value="70.8499984741" calcext:value-type="float">
            <text:p>70.84999847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939]-[.A939]" office:value-type="float" office:value="-1.64999997616" calcext:value-type="float">
            <text:p>-1.6499999762</text:p>
          </table:table-cell>
          <table:table-cell office:value-type="float" office:value="1.35000002384" calcext:value-type="float">
            <text:p>1.3500000238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C940]-[.A940]" office:value-type="float" office:value="0.690002441399997" calcext:value-type="float">
            <text:p>0.6900024414</text:p>
          </table:table-cell>
          <table:table-cell office:value-type="float" office:value="97.1900024414" calcext:value-type="float">
            <text:p>97.1900024414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table:formula="of:=[.C941]-[.A941]" office:value-type="float" office:value="-0.839996337999992" calcext:value-type="float">
            <text:p>-0.839996338</text:p>
          </table:table-cell>
          <table:table-cell office:value-type="float" office:value="153.660003662" calcext:value-type="float">
            <text:p>153.6600036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C942]-[.A942]" office:value-type="float" office:value="-2.05999755900001" calcext:value-type="float">
            <text:p>-2.059997559</text:p>
          </table:table-cell>
          <table:table-cell office:value-type="float" office:value="172.940002441" calcext:value-type="float">
            <text:p>172.940002441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table:formula="of:=[.C943]-[.A943]" office:value-type="float" office:value="0.0599975590000099" calcext:value-type="float">
            <text:p>0.059997559</text:p>
          </table:table-cell>
          <table:table-cell office:value-type="float" office:value="136.559997559" calcext:value-type="float">
            <text:p>136.559997559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table:formula="of:=[.C944]-[.A944]" office:value-type="float" office:value="1.3199996948" calcext:value-type="float">
            <text:p>1.3199996948</text:p>
          </table:table-cell>
          <table:table-cell office:value-type="float" office:value="57.8199996948" calcext:value-type="float">
            <text:p>57.81999969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945]-[.A945]" office:value-type="float" office:value="0.699996948199996" calcext:value-type="float">
            <text:p>0.6999969482</text:p>
          </table:table-cell>
          <table:table-cell office:value-type="float" office:value="84.6999969482" calcext:value-type="float">
            <text:p>84.699996948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C946]-[.A946]" office:value-type="float" office:value="-0.479995728000006" calcext:value-type="float">
            <text:p>-0.479995728</text:p>
          </table:table-cell>
          <table:table-cell office:value-type="float" office:value="145.520004272" calcext:value-type="float">
            <text:p>145.5200042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947]-[.A947]" office:value-type="float" office:value="1.5499992371" calcext:value-type="float">
            <text:p>1.5499992371</text:p>
          </table:table-cell>
          <table:table-cell office:value-type="float" office:value="57.5499992371" calcext:value-type="float">
            <text:p>57.5499992371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table:formula="of:=[.C948]-[.A948]" office:value-type="float" office:value="-0.339996337999992" calcext:value-type="float">
            <text:p>-0.339996338</text:p>
          </table:table-cell>
          <table:table-cell office:value-type="float" office:value="144.160003662" calcext:value-type="float">
            <text:p>144.160003662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[.C949]-[.A949]" office:value-type="float" office:value="0.719999313399999" calcext:value-type="float">
            <text:p>0.7199993134</text:p>
          </table:table-cell>
          <table:table-cell office:value-type="float" office:value="31.2199993134" calcext:value-type="float">
            <text:p>31.2199993134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table:formula="of:=[.C950]-[.A950]" office:value-type="float" office:value="-2.00999450699999" calcext:value-type="float">
            <text:p>-2.009994507</text:p>
          </table:table-cell>
          <table:table-cell office:value-type="float" office:value="170.490005493" calcext:value-type="float">
            <text:p>170.490005493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table:formula="of:=[.C951]-[.A951]" office:value-type="float" office:value="0.410003661999994" calcext:value-type="float">
            <text:p>0.410003662</text:p>
          </table:table-cell>
          <table:table-cell office:value-type="float" office:value="118.910003662" calcext:value-type="float">
            <text:p>118.9100036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952]-[.A952]" office:value-type="float" office:value="1.5499992371" calcext:value-type="float">
            <text:p>1.5499992371</text:p>
          </table:table-cell>
          <table:table-cell office:value-type="float" office:value="57.5499992371" calcext:value-type="float">
            <text:p>57.549999237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C953]-[.A953]" office:value-type="float" office:value="0.38999939" calcext:value-type="float">
            <text:p>0.38999939</text:p>
          </table:table-cell>
          <table:table-cell office:value-type="float" office:value="112.38999939" calcext:value-type="float">
            <text:p>112.389999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954]-[.A954]" office:value-type="float" office:value="1.25" calcext:value-type="float">
            <text:p>1.25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float" office:value="178.5" calcext:value-type="float">
            <text:p>178.5</text:p>
          </table:table-cell>
          <table:table-cell table:formula="of:=[.C955]-[.A955]" office:value-type="float" office:value="-2.30999755900001" calcext:value-type="float">
            <text:p>-2.309997559</text:p>
          </table:table-cell>
          <table:table-cell office:value-type="float" office:value="176.190002441" calcext:value-type="float">
            <text:p>176.190002441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[.C956]-[.A956]" office:value-type="float" office:value="0.270004271999994" calcext:value-type="float">
            <text:p>0.270004272</text:p>
          </table:table-cell>
          <table:table-cell office:value-type="float" office:value="129.770004272" calcext:value-type="float">
            <text:p>129.770004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957]-[.A957]" office:value-type="float" office:value="-1.35000002384" calcext:value-type="float">
            <text:p>-1.3500000238</text:p>
          </table:table-cell>
          <table:table-cell office:value-type="float" office:value="-1.35000002384" calcext:value-type="float">
            <text:p>-1.3500000238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table:formula="of:=[.C958]-[.A958]" office:value-type="float" office:value="0.160003661999994" calcext:value-type="float">
            <text:p>0.160003662</text:p>
          </table:table-cell>
          <table:table-cell office:value-type="float" office:value="112.660003662" calcext:value-type="float">
            <text:p>112.660003662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table:formula="of:=[.C959]-[.A959]" office:value-type="float" office:value="1.1800003052" calcext:value-type="float">
            <text:p>1.1800003052</text:p>
          </table:table-cell>
          <table:table-cell office:value-type="float" office:value="68.6800003052" calcext:value-type="float">
            <text:p>68.68000030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C960]-[.A960]" office:value-type="float" office:value="1.1999969482" calcext:value-type="float">
            <text:p>1.1999969482</text:p>
          </table:table-cell>
          <table:table-cell office:value-type="float" office:value="75.1999969482" calcext:value-type="float">
            <text:p>75.1999969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961]-[.A961]" office:value-type="float" office:value="-0.30000019073" calcext:value-type="float">
            <text:p>-0.3000001907</text:p>
          </table:table-cell>
          <table:table-cell office:value-type="float" office:value="5.69999980927" calcext:value-type="float">
            <text:p>5.6999998093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table:formula="of:=[.C962]-[.A962]" office:value-type="float" office:value="0.220001221000004" calcext:value-type="float">
            <text:p>0.220001221</text:p>
          </table:table-cell>
          <table:table-cell office:value-type="float" office:value="119.720001221" calcext:value-type="float">
            <text:p>119.720001221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C963]-[.A963]" office:value-type="float" office:value="0.849998474000003" calcext:value-type="float">
            <text:p>0.849998474</text:p>
          </table:table-cell>
          <table:table-cell office:value-type="float" office:value="102.349998474" calcext:value-type="float">
            <text:p>102.3499984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C964]-[.A964]" office:value-type="float" office:value="0.349998474000003" calcext:value-type="float">
            <text:p>0.349998474</text:p>
          </table:table-cell>
          <table:table-cell office:value-type="float" office:value="102.349998474" calcext:value-type="float">
            <text:p>102.349998474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C965]-[.A965]" office:value-type="float" office:value="0.279998778999996" calcext:value-type="float">
            <text:p>0.279998779</text:p>
          </table:table-cell>
          <table:table-cell office:value-type="float" office:value="107.779998779" calcext:value-type="float">
            <text:p>107.7799987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966]-[.A966]" office:value-type="float" office:value="-0.38999986649" calcext:value-type="float">
            <text:p>-0.3899998665</text:p>
          </table:table-cell>
          <table:table-cell office:value-type="float" office:value="4.61000013351" calcext:value-type="float">
            <text:p>4.61000013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967]-[.A967]" office:value-type="float" office:value="0.970001220699999" calcext:value-type="float">
            <text:p>0.9700012207</text:p>
          </table:table-cell>
          <table:table-cell office:value-type="float" office:value="84.9700012207" calcext:value-type="float">
            <text:p>84.9700012207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table:formula="of:=[.C968]-[.A968]" office:value-type="float" office:value="1.16999816889999" calcext:value-type="float">
            <text:p>1.1699981689</text:p>
          </table:table-cell>
          <table:table-cell office:value-type="float" office:value="71.6699981689" calcext:value-type="float">
            <text:p>71.66999816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969]-[.A969]" office:value-type="float" office:value="0.829999923700001" calcext:value-type="float">
            <text:p>0.8299999237</text:p>
          </table:table-cell>
          <table:table-cell office:value-type="float" office:value="16.8299999237" calcext:value-type="float">
            <text:p>16.8299999237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table:formula="of:=[.C970]-[.A970]" office:value-type="float" office:value="0.410003661999994" calcext:value-type="float">
            <text:p>0.410003662</text:p>
          </table:table-cell>
          <table:table-cell office:value-type="float" office:value="118.910003662" calcext:value-type="float">
            <text:p>118.91000366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C971]-[.A971]" office:value-type="float" office:value="-2.25999450699999" calcext:value-type="float">
            <text:p>-2.259994507</text:p>
          </table:table-cell>
          <table:table-cell office:value-type="float" office:value="176.740005493" calcext:value-type="float">
            <text:p>176.740005493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C972]-[.A972]" office:value-type="float" office:value="0.959999084499998" calcext:value-type="float">
            <text:p>0.9599990845</text:p>
          </table:table-cell>
          <table:table-cell office:value-type="float" office:value="78.4599990845" calcext:value-type="float">
            <text:p>78.459999084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C973]-[.A973]" office:value-type="float" office:value="0.840000152599998" calcext:value-type="float">
            <text:p>0.8400001526</text:p>
          </table:table-cell>
          <table:table-cell office:value-type="float" office:value="23.3400001526" calcext:value-type="float">
            <text:p>23.3400001526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C974]-[.A974]" office:value-type="float" office:value="0.349998474099998" calcext:value-type="float">
            <text:p>0.3499984741</text:p>
          </table:table-cell>
          <table:table-cell office:value-type="float" office:value="32.8499984741" calcext:value-type="float">
            <text:p>32.8499984741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table:formula="of:=[.C975]-[.A975]" office:value-type="float" office:value="-1.30999755900001" calcext:value-type="float">
            <text:p>-1.309997559</text:p>
          </table:table-cell>
          <table:table-cell office:value-type="float" office:value="157.190002441" calcext:value-type="float">
            <text:p>157.1900024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976]-[.A976]" office:value-type="float" office:value="1.6599998474" calcext:value-type="float">
            <text:p>1.6599998474</text:p>
          </table:table-cell>
          <table:table-cell office:value-type="float" office:value="52.6599998474" calcext:value-type="float">
            <text:p>52.65999984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C977]-[.A977]" office:value-type="float" office:value="1.0299987793" calcext:value-type="float">
            <text:p>1.0299987793</text:p>
          </table:table-cell>
          <table:table-cell office:value-type="float" office:value="73.0299987793" calcext:value-type="float">
            <text:p>73.0299987793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[.C978]-[.A978]" office:value-type="float" office:value="1.0300006866" calcext:value-type="float">
            <text:p>1.0300006866</text:p>
          </table:table-cell>
          <table:table-cell office:value-type="float" office:value="22.5300006866" calcext:value-type="float">
            <text:p>22.5300006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979]-[.A979]" office:value-type="float" office:value="-1.270000010729" calcext:value-type="float">
            <text:p>-1.2700000107</text:p>
          </table:table-cell>
          <table:table-cell office:value-type="float" office:value="-0.270000010729" calcext:value-type="float">
            <text:p>-0.27000001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980]-[.A980]" office:value-type="float" office:value="0.440002441000004" calcext:value-type="float">
            <text:p>0.440002441</text:p>
          </table:table-cell>
          <table:table-cell office:value-type="float" office:value="122.440002441" calcext:value-type="float">
            <text:p>122.440002441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table:formula="of:=[.C981]-[.A981]" office:value-type="float" office:value="-1.61000060999999" calcext:value-type="float">
            <text:p>-1.61000061</text:p>
          </table:table-cell>
          <table:table-cell office:value-type="float" office:value="162.88999939" calcext:value-type="float">
            <text:p>162.88999939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table:formula="of:=[.C982]-[.A982]" office:value-type="float" office:value="-0.0399932859999979" calcext:value-type="float">
            <text:p>-0.039993286</text:p>
          </table:table-cell>
          <table:table-cell office:value-type="float" office:value="138.460006714" calcext:value-type="float">
            <text:p>138.460006714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[.C983]-[.A983]" office:value-type="float" office:value="-0.399993896000012" calcext:value-type="float">
            <text:p>-0.399993896</text:p>
          </table:table-cell>
          <table:table-cell office:value-type="float" office:value="137.100006104" calcext:value-type="float">
            <text:p>137.1000061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C984]-[.A984]" office:value-type="float" office:value="-0.389999390000014" calcext:value-type="float">
            <text:p>-0.38999939</text:p>
          </table:table-cell>
          <table:table-cell office:value-type="float" office:value="143.61000061" calcext:value-type="float">
            <text:p>143.6100006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985]-[.A985]" office:value-type="float" office:value="0.0700073239999881" calcext:value-type="float">
            <text:p>0.070007324</text:p>
          </table:table-cell>
          <table:table-cell office:value-type="float" office:value="143.070007324" calcext:value-type="float">
            <text:p>143.07000732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table:formula="of:=[.C986]-[.A986]" office:value-type="float" office:value="1.1500015259" calcext:value-type="float">
            <text:p>1.1500015259</text:p>
          </table:table-cell>
          <table:table-cell office:value-type="float" office:value="36.6500015259" calcext:value-type="float">
            <text:p>36.65000152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C987]-[.A987]" office:value-type="float" office:value="-1.94999694800001" calcext:value-type="float">
            <text:p>-1.949996948</text:p>
          </table:table-cell>
          <table:table-cell office:value-type="float" office:value="168.050003052" calcext:value-type="float">
            <text:p>168.0500030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988]-[.A988]" office:value-type="float" office:value="1.3099975586" calcext:value-type="float">
            <text:p>1.3099975586</text:p>
          </table:table-cell>
          <table:table-cell office:value-type="float" office:value="70.3099975586" calcext:value-type="float">
            <text:p>70.3099975586</text:p>
          </table:table-cell>
        </table:table-row>
        <table:table-row table:style-name="ro1">
          <table:table-cell office:value-type="float" office:value="156.5" calcext:value-type="float">
            <text:p>156.5</text:p>
          </table:table-cell>
          <table:table-cell table:formula="of:=[.C989]-[.A989]" office:value-type="float" office:value="-0.94000244099999" calcext:value-type="float">
            <text:p>-0.940002441</text:p>
          </table:table-cell>
          <table:table-cell office:value-type="float" office:value="155.559997559" calcext:value-type="float">
            <text:p>155.559997559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[.C990]-[.A990]" office:value-type="float" office:value="0.989999771099999" calcext:value-type="float">
            <text:p>0.9899997711</text:p>
          </table:table-cell>
          <table:table-cell office:value-type="float" office:value="31.4899997711" calcext:value-type="float">
            <text:p>31.489999771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991]-[.A991]" office:value-type="float" office:value="-1.85000002384" calcext:value-type="float">
            <text:p>-1.8500000238</text:p>
          </table:table-cell>
          <table:table-cell office:value-type="float" office:value="-1.35000002384" calcext:value-type="float">
            <text:p>-1.3500000238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formula="of:=[.C992]-[.A992]" office:value-type="float" office:value="0.309997558999996" calcext:value-type="float">
            <text:p>0.309997559</text:p>
          </table:table-cell>
          <table:table-cell office:value-type="float" office:value="120.809997559" calcext:value-type="float">
            <text:p>120.809997559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C993]-[.A993]" office:value-type="float" office:value="1.4099998474" calcext:value-type="float">
            <text:p>1.4099998474</text:p>
          </table:table-cell>
          <table:table-cell office:value-type="float" office:value="58.9099998474" calcext:value-type="float">
            <text:p>58.90999984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994]-[.A994]" office:value-type="float" office:value="1.2099990845" calcext:value-type="float">
            <text:p>1.2099990845</text:p>
          </table:table-cell>
          <table:table-cell office:value-type="float" office:value="72.2099990845" calcext:value-type="float">
            <text:p>72.2099990845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C995]-[.A995]" office:value-type="float" office:value="0.300003051999994" calcext:value-type="float">
            <text:p>0.300003052</text:p>
          </table:table-cell>
          <table:table-cell office:value-type="float" office:value="101.800003052" calcext:value-type="float">
            <text:p>101.80000305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C996]-[.A996]" office:value-type="float" office:value="-0.759994506999988" calcext:value-type="float">
            <text:p>-0.759994507</text:p>
          </table:table-cell>
          <table:table-cell office:value-type="float" office:value="145.240005493" calcext:value-type="float">
            <text:p>145.240005493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table:formula="of:=[.C997]-[.A997]" office:value-type="float" office:value="-1.25" calcext:value-type="float">
            <text:p>-1.25</text:p>
          </table:table-cell>
          <table:table-cell office:value-type="float" office:value="164.25" calcext:value-type="float">
            <text:p>164.25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C998]-[.A998]" office:value-type="float" office:value="1.25" calcext:value-type="float">
            <text:p>1.25</text:p>
          </table:table-cell>
          <table:table-cell office:value-type="float" office:value="53.75" calcext:value-type="float">
            <text:p>53.75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table:formula="of:=[.C999]-[.A999]" office:value-type="float" office:value="0.529998779300001" calcext:value-type="float">
            <text:p>0.5299987793</text:p>
          </table:table-cell>
          <table:table-cell office:value-type="float" office:value="73.0299987793" calcext:value-type="float">
            <text:p>73.02999877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1000]-[.A1000]" office:value-type="float" office:value="1.0999984741" calcext:value-type="float">
            <text:p>1.0999984741</text:p>
          </table:table-cell>
          <table:table-cell office:value-type="float" office:value="36.0999984741" calcext:value-type="float">
            <text:p>36.099998474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C1001]-[.A1001]" office:value-type="float" office:value="-0.759994506999988" calcext:value-type="float">
            <text:p>-0.759994507</text:p>
          </table:table-cell>
          <table:table-cell office:value-type="float" office:value="145.240005493" calcext:value-type="float">
            <text:p>145.240005493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table:formula="of:=[.C1002]-[.A1002]" office:value-type="float" office:value="1.5400009155" calcext:value-type="float">
            <text:p>1.5400009155</text:p>
          </table:table-cell>
          <table:table-cell office:value-type="float" office:value="70.0400009155" calcext:value-type="float">
            <text:p>70.0400009155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[.C1003]-[.A1003]" office:value-type="float" office:value="0.919998168899994" calcext:value-type="float">
            <text:p>0.9199981689</text:p>
          </table:table-cell>
          <table:table-cell office:value-type="float" office:value="87.4199981689" calcext:value-type="float">
            <text:p>87.41999816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C1004]-[.A1004]" office:value-type="float" office:value="-2.17999267600001" calcext:value-type="float">
            <text:p>-2.179992676</text:p>
          </table:table-cell>
          <table:table-cell office:value-type="float" office:value="177.820007324" calcext:value-type="float">
            <text:p>177.82000732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C1005]-[.A1005]" office:value-type="float" office:value="-0.210006714000002" calcext:value-type="float">
            <text:p>-0.210006714</text:p>
          </table:table-cell>
          <table:table-cell office:value-type="float" office:value="145.789993286" calcext:value-type="float">
            <text:p>145.789993286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table:formula="of:=[.C1006]-[.A1006]" office:value-type="float" office:value="0.680000304999993" calcext:value-type="float">
            <text:p>0.680000305</text:p>
          </table:table-cell>
          <table:table-cell office:value-type="float" office:value="119.180000305" calcext:value-type="float">
            <text:p>119.180000305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table:formula="of:=[.C1007]-[.A1007]" office:value-type="float" office:value="-0.30999755900001" calcext:value-type="float">
            <text:p>-0.309997559</text:p>
          </table:table-cell>
          <table:table-cell office:value-type="float" office:value="138.190002441" calcext:value-type="float">
            <text:p>138.19000244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1008]-[.A1008]" office:value-type="float" office:value="-1.77000427199999" calcext:value-type="float">
            <text:p>-1.770004272</text:p>
          </table:table-cell>
          <table:table-cell office:value-type="float" office:value="167.229995728" calcext:value-type="float">
            <text:p>167.2299957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1009]-[.A1009]" office:value-type="float" office:value="1.5400009155" calcext:value-type="float">
            <text:p>1.5400009155</text:p>
          </table:table-cell>
          <table:table-cell office:value-type="float" office:value="60.5400009155" calcext:value-type="float">
            <text:p>60.54000091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1010]-[.A1010]" office:value-type="float" office:value="1.8199996948" calcext:value-type="float">
            <text:p>1.8199996948</text:p>
          </table:table-cell>
          <table:table-cell office:value-type="float" office:value="57.8199996948" calcext:value-type="float">
            <text:p>57.81999969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C1011]-[.A1011]" office:value-type="float" office:value="-1.17999267600001" calcext:value-type="float">
            <text:p>-1.179992676</text:p>
          </table:table-cell>
          <table:table-cell office:value-type="float" office:value="158.820007324" calcext:value-type="float">
            <text:p>158.820007324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table:formula="of:=[.C1012]-[.A1012]" office:value-type="float" office:value="-1.74000549300001" calcext:value-type="float">
            <text:p>-1.7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[.C1013]-[.A1013]" office:value-type="float" office:value="0.760000228900001" calcext:value-type="float">
            <text:p>0.7600002289</text:p>
          </table:table-cell>
          <table:table-cell office:value-type="float" office:value="22.2600002289" calcext:value-type="float">
            <text:p>22.26000022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1014]-[.A1014]" office:value-type="float" office:value="-0.740005493000012" calcext:value-type="float">
            <text:p>-0.740005493</text:p>
          </table:table-cell>
          <table:table-cell office:value-type="float" office:value="142.259994507" calcext:value-type="float">
            <text:p>142.259994507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table:formula="of:=[.C1015]-[.A1015]" office:value-type="float" office:value="0.379997252999999" calcext:value-type="float">
            <text:p>0.379997253</text:p>
          </table:table-cell>
          <table:table-cell office:value-type="float" office:value="124.879997253" calcext:value-type="float">
            <text:p>124.879997253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[.C1016]-[.A1016]" office:value-type="float" office:value="1.4100036621" calcext:value-type="float">
            <text:p>1.4100036621</text:p>
          </table:table-cell>
          <table:table-cell office:value-type="float" office:value="77.9100036621" calcext:value-type="float">
            <text:p>77.91000366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1017]-[.A1017]" office:value-type="float" office:value="0.790000915500002" calcext:value-type="float">
            <text:p>0.7900009155</text:p>
          </table:table-cell>
          <table:table-cell office:value-type="float" office:value="85.7900009155" calcext:value-type="float">
            <text:p>85.7900009155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table:formula="of:=[.C1018]-[.A1018]" office:value-type="float" office:value="0.220001221000004" calcext:value-type="float">
            <text:p>0.220001221</text:p>
          </table:table-cell>
          <table:table-cell office:value-type="float" office:value="119.720001221" calcext:value-type="float">
            <text:p>119.720001221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C1019]-[.A1019]" office:value-type="float" office:value="0.689998626700003" calcext:value-type="float">
            <text:p>0.6899986267</text:p>
          </table:table-cell>
          <table:table-cell office:value-type="float" office:value="37.1899986267" calcext:value-type="float">
            <text:p>37.1899986267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table:formula="of:=[.C1020]-[.A1020]" office:value-type="float" office:value="0.519996643100001" calcext:value-type="float">
            <text:p>0.5199966431</text:p>
          </table:table-cell>
          <table:table-cell office:value-type="float" office:value="95.0199966431" calcext:value-type="float">
            <text:p>95.0199966431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table:formula="of:=[.C1021]-[.A1021]" office:value-type="float" office:value="1.5899963379" calcext:value-type="float">
            <text:p>1.5899963379</text:p>
          </table:table-cell>
          <table:table-cell office:value-type="float" office:value="80.0899963379" calcext:value-type="float">
            <text:p>80.0899963379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table:formula="of:=[.C1022]-[.A1022]" office:value-type="float" office:value="-0.330001831000004" calcext:value-type="float">
            <text:p>-0.330001831</text:p>
          </table:table-cell>
          <table:table-cell office:value-type="float" office:value="141.169998169" calcext:value-type="float">
            <text:p>141.169998169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1023]-[.A1023]" office:value-type="float" office:value="0.919998168999996" calcext:value-type="float">
            <text:p>0.919998169</text:p>
          </table:table-cell>
          <table:table-cell office:value-type="float" office:value="106.419998169" calcext:value-type="float">
            <text:p>106.4199981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1024]-[.A1024]" office:value-type="float" office:value="1.2700004578" calcext:value-type="float">
            <text:p>1.2700004578</text:p>
          </table:table-cell>
          <table:table-cell office:value-type="float" office:value="60.2700004578" calcext:value-type="float">
            <text:p>60.27000045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1025]-[.A1025]" office:value-type="float" office:value="1.0800018311" calcext:value-type="float">
            <text:p>1.0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1026]-[.A1026]" office:value-type="float" office:value="0.589996338000006" calcext:value-type="float">
            <text:p>0.589996338</text:p>
          </table:table-cell>
          <table:table-cell office:value-type="float" office:value="108.589996338" calcext:value-type="float">
            <text:p>108.58999633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C1027]-[.A1027]" office:value-type="float" office:value="-2.16000366200001" calcext:value-type="float">
            <text:p>-2.160003662</text:p>
          </table:table-cell>
          <table:table-cell office:value-type="float" office:value="174.839996338" calcext:value-type="float">
            <text:p>174.83999633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1028]-[.A1028]" office:value-type="float" office:value="-0.15999984741" calcext:value-type="float">
            <text:p>-0.1599998474</text:p>
          </table:table-cell>
          <table:table-cell office:value-type="float" office:value="4.34000015259" calcext:value-type="float">
            <text:p>4.3400001526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table:formula="of:=[.C1029]-[.A1029]" office:value-type="float" office:value="0.0500030519999939" calcext:value-type="float">
            <text:p>0.050003052</text:p>
          </table:table-cell>
          <table:table-cell office:value-type="float" office:value="117.550003052" calcext:value-type="float">
            <text:p>117.5500030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030]-[.A1030]" office:value-type="float" office:value="0.6399993896" calcext:value-type="float">
            <text:p>0.6399993896</text:p>
          </table:table-cell>
          <table:table-cell office:value-type="float" office:value="17.6399993896" calcext:value-type="float">
            <text:p>17.6399993896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table:formula="of:=[.C1031]-[.A1031]" office:value-type="float" office:value="0.3800010681" calcext:value-type="float">
            <text:p>0.3800010681</text:p>
          </table:table-cell>
          <table:table-cell office:value-type="float" office:value="45.8800010681" calcext:value-type="float">
            <text:p>45.88000106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1032]-[.A1032]" office:value-type="float" office:value="1.1599998474" calcext:value-type="float">
            <text:p>1.1599998474</text:p>
          </table:table-cell>
          <table:table-cell office:value-type="float" office:value="43.1599998474" calcext:value-type="float">
            <text:p>43.1599998474</text:p>
          </table:table-cell>
        </table:table-row>
        <table:table-row table:style-name="ro1">
          <table:table-cell office:value-type="float" office:value="159.5" calcext:value-type="float">
            <text:p>159.5</text:p>
          </table:table-cell>
          <table:table-cell table:formula="of:=[.C1033]-[.A1033]" office:value-type="float" office:value="-0.949996948000006" calcext:value-type="float">
            <text:p>-0.949996948</text:p>
          </table:table-cell>
          <table:table-cell office:value-type="float" office:value="158.550003052" calcext:value-type="float">
            <text:p>158.5500030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1034]-[.A1034]" office:value-type="float" office:value="1.6599998474" calcext:value-type="float">
            <text:p>1.6599998474</text:p>
          </table:table-cell>
          <table:table-cell office:value-type="float" office:value="52.6599998474" calcext:value-type="float">
            <text:p>52.65999984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C1035]-[.A1035]" office:value-type="float" office:value="0.069999695000007" calcext:value-type="float">
            <text:p>0.069999695</text:p>
          </table:table-cell>
          <table:table-cell office:value-type="float" office:value="124.069999695" calcext:value-type="float">
            <text:p>124.0699996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1036]-[.A1036]" office:value-type="float" office:value="1.0599975586" calcext:value-type="float">
            <text:p>1.0599975586</text:p>
          </table:table-cell>
          <table:table-cell office:value-type="float" office:value="86.0599975586" calcext:value-type="float">
            <text:p>86.0599975586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table:formula="of:=[.C1037]-[.A1037]" office:value-type="float" office:value="1.3499984741" calcext:value-type="float">
            <text:p>1.3499984741</text:p>
          </table:table-cell>
          <table:table-cell office:value-type="float" office:value="51.8499984741" calcext:value-type="float">
            <text:p>51.84999847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C1038]-[.A1038]" office:value-type="float" office:value="-1.72000122099999" calcext:value-type="float">
            <text:p>-1.720001221</text:p>
          </table:table-cell>
          <table:table-cell office:value-type="float" office:value="158.279998779" calcext:value-type="float">
            <text:p>158.27999877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C1039]-[.A1039]" office:value-type="float" office:value="-1.64999389600001" calcext:value-type="float">
            <text:p>-1.649993896</text:p>
          </table:table-cell>
          <table:table-cell office:value-type="float" office:value="162.350006104" calcext:value-type="float">
            <text:p>162.35000610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C1040]-[.A1040]" office:value-type="float" office:value="0.550003051999994" calcext:value-type="float">
            <text:p>0.550003052</text:p>
          </table:table-cell>
          <table:table-cell office:value-type="float" office:value="117.550003052" calcext:value-type="float">
            <text:p>117.5500030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1041]-[.A1041]" office:value-type="float" office:value="1.0499992371" calcext:value-type="float">
            <text:p>1.0499992371</text:p>
          </table:table-cell>
          <table:table-cell office:value-type="float" office:value="48.0499992371" calcext:value-type="float">
            <text:p>48.049999237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C1042]-[.A1042]" office:value-type="float" office:value="-0.240005493000012" calcext:value-type="float">
            <text:p>-0.240005493</text:p>
          </table:table-cell>
          <table:table-cell office:value-type="float" office:value="132.759994507" calcext:value-type="float">
            <text:p>132.759994507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C1043]-[.A1043]" office:value-type="float" office:value="0.970001220699999" calcext:value-type="float">
            <text:p>0.9700012207</text:p>
          </table:table-cell>
          <table:table-cell office:value-type="float" office:value="56.4700012207" calcext:value-type="float">
            <text:p>56.4700012207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table:formula="of:=[.C1044]-[.A1044]" office:value-type="float" office:value="0.349998474100005" calcext:value-type="float">
            <text:p>0.3499984741</text:p>
          </table:table-cell>
          <table:table-cell office:value-type="float" office:value="70.8499984741" calcext:value-type="float">
            <text:p>70.849998474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formula="of:=[.C1045]-[.A1045]" office:value-type="float" office:value="0.970001220699999" calcext:value-type="float">
            <text:p>0.9700012207</text:p>
          </table:table-cell>
          <table:table-cell office:value-type="float" office:value="34.4700012207" calcext:value-type="float">
            <text:p>34.47000122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1046]-[.A1046]" office:value-type="float" office:value="0.739997863799999" calcext:value-type="float">
            <text:p>0.7399978638</text:p>
          </table:table-cell>
          <table:table-cell office:value-type="float" office:value="75.7399978638" calcext:value-type="float">
            <text:p>75.7399978638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table:formula="of:=[.C1047]-[.A1047]" office:value-type="float" office:value="1.2799987793" calcext:value-type="float">
            <text:p>1.2799987793</text:p>
          </table:table-cell>
          <table:table-cell office:value-type="float" office:value="66.7799987793" calcext:value-type="float">
            <text:p>66.779998779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C1048]-[.A1048]" office:value-type="float" office:value="-0.399993896000012" calcext:value-type="float">
            <text:p>-0.399993896</text:p>
          </table:table-cell>
          <table:table-cell office:value-type="float" office:value="146.600006104" calcext:value-type="float">
            <text:p>146.600006104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C1049]-[.A1049]" office:value-type="float" office:value="1.0900001526" calcext:value-type="float">
            <text:p>1.0900001526</text:p>
          </table:table-cell>
          <table:table-cell office:value-type="float" office:value="29.5900001526" calcext:value-type="float">
            <text:p>29.5900001526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table:formula="of:=[.C1050]-[.A1050]" office:value-type="float" office:value="-1.50999450699999" calcext:value-type="float">
            <text:p>-1.509994507</text:p>
          </table:table-cell>
          <table:table-cell office:value-type="float" office:value="160.990005493" calcext:value-type="float">
            <text:p>160.990005493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formula="of:=[.C1051]-[.A1051]" office:value-type="float" office:value="1.2599983215" calcext:value-type="float">
            <text:p>1.2599983215</text:p>
          </table:table-cell>
          <table:table-cell office:value-type="float" office:value="50.7599983215" calcext:value-type="float">
            <text:p>50.7599983215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[.C1052]-[.A1052]" office:value-type="float" office:value="1.1700000763" calcext:value-type="float">
            <text:p>1.1700000763</text:p>
          </table:table-cell>
          <table:table-cell office:value-type="float" office:value="30.6700000763" calcext:value-type="float">
            <text:p>30.6700000763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table:formula="of:=[.C1053]-[.A1053]" office:value-type="float" office:value="0.75" calcext:value-type="float">
            <text:p>0.75</text:p>
          </table:table-cell>
          <table:table-cell office:value-type="float" office:value="44.25" calcext:value-type="float">
            <text:p>44.25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table:formula="of:=[.C1054]-[.A1054]" office:value-type="float" office:value="-2.08999633799999" calcext:value-type="float">
            <text:p>-2.089996338</text:p>
          </table:table-cell>
          <table:table-cell office:value-type="float" office:value="169.410003662" calcext:value-type="float">
            <text:p>169.410003662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C1055]-[.A1055]" office:value-type="float" office:value="0.930000304999993" calcext:value-type="float">
            <text:p>0.930000305</text:p>
          </table:table-cell>
          <table:table-cell office:value-type="float" office:value="103.430000305" calcext:value-type="float">
            <text:p>103.4300003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1056]-[.A1056]" office:value-type="float" office:value="1.25" calcext:value-type="float">
            <text:p>1.25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table:formula="of:=[.C1057]-[.A1057]" office:value-type="float" office:value="-0.289993285999998" calcext:value-type="float">
            <text:p>-0.289993286</text:p>
          </table:table-cell>
          <table:table-cell office:value-type="float" office:value="132.210006714" calcext:value-type="float">
            <text:p>132.2100067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C1058]-[.A1058]" office:value-type="float" office:value="1.3000030518" calcext:value-type="float">
            <text:p>1.3000030518</text:p>
          </table:table-cell>
          <table:table-cell office:value-type="float" office:value="73.3000030518" calcext:value-type="float">
            <text:p>73.30000305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1059]-[.A1059]" office:value-type="float" office:value="1.4100036621" calcext:value-type="float">
            <text:p>1.4100036621</text:p>
          </table:table-cell>
          <table:table-cell office:value-type="float" office:value="68.4100036621" calcext:value-type="float">
            <text:p>68.41000366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C1060]-[.A1060]" office:value-type="float" office:value="-2.25999450699999" calcext:value-type="float">
            <text:p>-2.259994507</text:p>
          </table:table-cell>
          <table:table-cell office:value-type="float" office:value="176.740005493" calcext:value-type="float">
            <text:p>176.740005493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C1061]-[.A1061]" office:value-type="float" office:value="1.0200004578" calcext:value-type="float">
            <text:p>1.0200004578</text:p>
          </table:table-cell>
          <table:table-cell office:value-type="float" office:value="63.5200004578" calcext:value-type="float">
            <text:p>63.5200004578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table:formula="of:=[.C1062]-[.A1062]" office:value-type="float" office:value="-0.979995728000006" calcext:value-type="float">
            <text:p>-0.979995728</text:p>
          </table:table-cell>
          <table:table-cell office:value-type="float" office:value="145.520004272" calcext:value-type="float">
            <text:p>145.5200042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063]-[.A1063]" office:value-type="float" office:value="-0.22999954224" calcext:value-type="float">
            <text:p>-0.2299995422</text:p>
          </table:table-cell>
          <table:table-cell office:value-type="float" office:value="9.77000045776" calcext:value-type="float">
            <text:p>9.770000457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C1064]-[.A1064]" office:value-type="float" office:value="-0.2899999619" calcext:value-type="float">
            <text:p>-0.2899999619</text:p>
          </table:table-cell>
          <table:table-cell office:value-type="float" office:value="12.2100000381" calcext:value-type="float">
            <text:p>12.210000038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C1065]-[.A1065]" office:value-type="float" office:value="0.0800018310000041" calcext:value-type="float">
            <text:p>0.080001831</text:p>
          </table:table-cell>
          <table:table-cell office:value-type="float" office:value="121.080001831" calcext:value-type="float">
            <text:p>121.080001831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C1066]-[.A1066]" office:value-type="float" office:value="1.5400009155" calcext:value-type="float">
            <text:p>1.5400009155</text:p>
          </table:table-cell>
          <table:table-cell office:value-type="float" office:value="89.0400009155" calcext:value-type="float">
            <text:p>89.04000091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C1067]-[.A1067]" office:value-type="float" office:value="-0.929992676000012" calcext:value-type="float">
            <text:p>-0.929992676</text:p>
          </table:table-cell>
          <table:table-cell office:value-type="float" office:value="143.070007324" calcext:value-type="float">
            <text:p>143.070007324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table:formula="of:=[.C1068]-[.A1068]" office:value-type="float" office:value="1.7399978638" calcext:value-type="float">
            <text:p>1.7399978638</text:p>
          </table:table-cell>
          <table:table-cell office:value-type="float" office:value="85.2399978638" calcext:value-type="float">
            <text:p>85.239997863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1069]-[.A1069]" office:value-type="float" office:value="-0.17000007629" calcext:value-type="float">
            <text:p>-0.1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C1070]-[.A1070]" office:value-type="float" office:value="0.300003051999994" calcext:value-type="float">
            <text:p>0.300003052</text:p>
          </table:table-cell>
          <table:table-cell office:value-type="float" office:value="101.800003052" calcext:value-type="float">
            <text:p>101.800003052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C1071]-[.A1071]" office:value-type="float" office:value="1.2699966431" calcext:value-type="float">
            <text:p>1.2699966431</text:p>
          </table:table-cell>
          <table:table-cell office:value-type="float" office:value="88.7699966431" calcext:value-type="float">
            <text:p>88.76999664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1072]-[.A1072]" office:value-type="float" office:value="1.16999816889999" calcext:value-type="float">
            <text:p>1.1699981689</text:p>
          </table:table-cell>
          <table:table-cell office:value-type="float" office:value="81.1699981689" calcext:value-type="float">
            <text:p>81.169998168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C1073]-[.A1073]" office:value-type="float" office:value="-1.83999633799999" calcext:value-type="float">
            <text:p>-1.839996338</text:p>
          </table:table-cell>
          <table:table-cell office:value-type="float" office:value="163.160003662" calcext:value-type="float">
            <text:p>163.1600036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1074]-[.A1074]" office:value-type="float" office:value="1.1199989319" calcext:value-type="float">
            <text:p>1.1199989319</text:p>
          </table:table-cell>
          <table:table-cell office:value-type="float" office:value="33.1199989319" calcext:value-type="float">
            <text:p>33.1199989319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C1075]-[.A1075]" office:value-type="float" office:value="0.75" calcext:value-type="float">
            <text:p>0.75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1076]-[.A1076]" office:value-type="float" office:value="0.799999237100003" calcext:value-type="float">
            <text:p>0.7999992371</text:p>
          </table:table-cell>
          <table:table-cell office:value-type="float" office:value="63.7999992371" calcext:value-type="float">
            <text:p>63.7999992371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table:formula="of:=[.C1077]-[.A1077]" office:value-type="float" office:value="-1.55000305199999" calcext:value-type="float">
            <text:p>-1.550003052</text:p>
          </table:table-cell>
          <table:table-cell office:value-type="float" office:value="169.949996948" calcext:value-type="float">
            <text:p>169.9499969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C1078]-[.A1078]" office:value-type="float" office:value="0.550003051999994" calcext:value-type="float">
            <text:p>0.550003052</text:p>
          </table:table-cell>
          <table:table-cell office:value-type="float" office:value="117.550003052" calcext:value-type="float">
            <text:p>117.550003052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table:formula="of:=[.C1079]-[.A1079]" office:value-type="float" office:value="0.540000915999997" calcext:value-type="float">
            <text:p>0.540000916</text:p>
          </table:table-cell>
          <table:table-cell office:value-type="float" office:value="111.040000916" calcext:value-type="float">
            <text:p>111.040000916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[.C1080]-[.A1080]" office:value-type="float" office:value="1.1900024414" calcext:value-type="float">
            <text:p>1.1900024414</text:p>
          </table:table-cell>
          <table:table-cell office:value-type="float" office:value="87.6900024414" calcext:value-type="float">
            <text:p>87.69000244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1081]-[.A1081]" office:value-type="float" office:value="1.3699989319" calcext:value-type="float">
            <text:p>1.3699989319</text:p>
          </table:table-cell>
          <table:table-cell office:value-type="float" office:value="58.3699989319" calcext:value-type="float">
            <text:p>58.36999893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1082]-[.A1082]" office:value-type="float" office:value="1.0999984741" calcext:value-type="float">
            <text:p>1.0999984741</text:p>
          </table:table-cell>
          <table:table-cell office:value-type="float" office:value="77.0999984741" calcext:value-type="float">
            <text:p>77.09999847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1083]-[.A1083]" office:value-type="float" office:value="1.58000183110001" calcext:value-type="float">
            <text:p>1.5800018311</text:p>
          </table:table-cell>
          <table:table-cell office:value-type="float" office:value="70.5800018311" calcext:value-type="float">
            <text:p>70.5800018311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table:formula="of:=[.C1084]-[.A1084]" office:value-type="float" office:value="0.379997252999999" calcext:value-type="float">
            <text:p>0.379997253</text:p>
          </table:table-cell>
          <table:table-cell office:value-type="float" office:value="124.879997253" calcext:value-type="float">
            <text:p>124.879997253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table:formula="of:=[.C1085]-[.A1085]" office:value-type="float" office:value="1.88999938960001" calcext:value-type="float">
            <text:p>1.8899993896</text:p>
          </table:table-cell>
          <table:table-cell office:value-type="float" office:value="93.3899993896" calcext:value-type="float">
            <text:p>93.3899993896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[.C1086]-[.A1086]" office:value-type="float" office:value="-0.169998168999996" calcext:value-type="float">
            <text:p>-0.169998169</text:p>
          </table:table-cell>
          <table:table-cell office:value-type="float" office:value="127.330001831" calcext:value-type="float">
            <text:p>127.3300018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1087]-[.A1087]" office:value-type="float" office:value="1.3099975586" calcext:value-type="float">
            <text:p>1.3099975586</text:p>
          </table:table-cell>
          <table:table-cell office:value-type="float" office:value="70.3099975586" calcext:value-type="float">
            <text:p>70.3099975586</text:p>
          </table:table-cell>
        </table:table-row>
        <table:table-row table:style-name="ro1">
          <table:table-cell office:value-type="float" office:value="156.5" calcext:value-type="float">
            <text:p>156.5</text:p>
          </table:table-cell>
          <table:table-cell table:formula="of:=[.C1088]-[.A1088]" office:value-type="float" office:value="-0.94000244099999" calcext:value-type="float">
            <text:p>-0.940002441</text:p>
          </table:table-cell>
          <table:table-cell office:value-type="float" office:value="155.559997559" calcext:value-type="float">
            <text:p>155.559997559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table:formula="of:=[.C1089]-[.A1089]" office:value-type="float" office:value="-0.139999390000014" calcext:value-type="float">
            <text:p>-0.13999939</text:p>
          </table:table-cell>
          <table:table-cell office:value-type="float" office:value="140.36000061" calcext:value-type="float">
            <text:p>140.360000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C1090]-[.A1090]" office:value-type="float" office:value="-0.639999390000014" calcext:value-type="float">
            <text:p>-0.63999939</text:p>
          </table:table-cell>
          <table:table-cell office:value-type="float" office:value="140.36000061" calcext:value-type="float">
            <text:p>140.360000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1091]-[.A1091]" office:value-type="float" office:value="0.919998168900001" calcext:value-type="float">
            <text:p>0.9199981689</text:p>
          </table:table-cell>
          <table:table-cell office:value-type="float" office:value="36.9199981689" calcext:value-type="float">
            <text:p>36.9199981689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table:formula="of:=[.C1092]-[.A1092]" office:value-type="float" office:value="-1.44000244099999" calcext:value-type="float">
            <text:p>-1.440002441</text:p>
          </table:table-cell>
          <table:table-cell office:value-type="float" office:value="165.059997559" calcext:value-type="float">
            <text:p>165.059997559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table:formula="of:=[.C1093]-[.A1093]" office:value-type="float" office:value="-0.0599975590000099" calcext:value-type="float">
            <text:p>-0.059997559</text:p>
          </table:table-cell>
          <table:table-cell office:value-type="float" office:value="141.440002441" calcext:value-type="float">
            <text:p>141.440002441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C1094]-[.A1094]" office:value-type="float" office:value="1.4099998474" calcext:value-type="float">
            <text:p>1.4099998474</text:p>
          </table:table-cell>
          <table:table-cell office:value-type="float" office:value="58.9099998474" calcext:value-type="float">
            <text:p>58.9099998474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table:formula="of:=[.C1095]-[.A1095]" office:value-type="float" office:value="0.860000610399993" calcext:value-type="float">
            <text:p>0.8600006104</text:p>
          </table:table-cell>
          <table:table-cell office:value-type="float" office:value="99.3600006104" calcext:value-type="float">
            <text:p>99.36000061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1096]-[.A1096]" office:value-type="float" office:value="1.3499984741" calcext:value-type="float">
            <text:p>1.3499984741</text:p>
          </table:table-cell>
          <table:table-cell office:value-type="float" office:value="42.3499984741" calcext:value-type="float">
            <text:p>42.34999847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C1097]-[.A1097]" office:value-type="float" office:value="0.830001831100006" calcext:value-type="float">
            <text:p>0.8300018311</text:p>
          </table:table-cell>
          <table:table-cell office:value-type="float" office:value="95.8300018311" calcext:value-type="float">
            <text:p>95.8300018311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table:formula="of:=[.C1098]-[.A1098]" office:value-type="float" office:value="-1.74000549300001" calcext:value-type="float">
            <text:p>-1.7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C1099]-[.A1099]" office:value-type="float" office:value="0.88999939" calcext:value-type="float">
            <text:p>0.88999939</text:p>
          </table:table-cell>
          <table:table-cell office:value-type="float" office:value="102.88999939" calcext:value-type="float">
            <text:p>102.88999939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C1100]-[.A1100]" office:value-type="float" office:value="1.25" calcext:value-type="float">
            <text:p>1.25</text:p>
          </table:table-cell>
          <table:table-cell office:value-type="float" office:value="53.75" calcext:value-type="float">
            <text:p>53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101]-[.A1101]" office:value-type="float" office:value="-1.729999989271" calcext:value-type="float">
            <text:p>-1.7299999893</text:p>
          </table:table-cell>
          <table:table-cell office:value-type="float" office:value="0.270000010729" calcext:value-type="float">
            <text:p>0.2700000107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table:formula="of:=[.C1102]-[.A1102]" office:value-type="float" office:value="0.800003051800005" calcext:value-type="float">
            <text:p>0.8000030518</text:p>
          </table:table-cell>
          <table:table-cell office:value-type="float" office:value="92.3000030518" calcext:value-type="float">
            <text:p>92.30000305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C1103]-[.A1103]" office:value-type="float" office:value="0.459999084499998" calcext:value-type="float">
            <text:p>0.4599990845</text:p>
          </table:table-cell>
          <table:table-cell office:value-type="float" office:value="97.4599990845" calcext:value-type="float">
            <text:p>97.4599990845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table:formula="of:=[.C1104]-[.A1104]" office:value-type="float" office:value="1.3499984741" calcext:value-type="float">
            <text:p>1.3499984741</text:p>
          </table:table-cell>
          <table:table-cell office:value-type="float" office:value="51.8499984741" calcext:value-type="float">
            <text:p>51.8499984741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C1105]-[.A1105]" office:value-type="float" office:value="1.2200012207" calcext:value-type="float">
            <text:p>1.2200012207</text:p>
          </table:table-cell>
          <table:table-cell office:value-type="float" office:value="40.7200012207" calcext:value-type="float">
            <text:p>40.7200012207</text:p>
          </table:table-cell>
        </table:table-row>
        <table:table-row table:style-name="ro1">
          <table:table-cell office:value-type="float" office:value="151.5" calcext:value-type="float">
            <text:p>151.5</text:p>
          </table:table-cell>
          <table:table-cell table:formula="of:=[.C1106]-[.A1106]" office:value-type="float" office:value="-0.830001831000004" calcext:value-type="float">
            <text:p>-0.830001831</text:p>
          </table:table-cell>
          <table:table-cell office:value-type="float" office:value="150.669998169" calcext:value-type="float">
            <text:p>150.669998169</text:p>
          </table:table-cell>
        </table:table-row>
        <table:table-row table:style-name="ro1">
          <table:table-cell office:value-type="float" office:value="167.5" calcext:value-type="float">
            <text:p>167.5</text:p>
          </table:table-cell>
          <table:table-cell table:formula="of:=[.C1107]-[.A1107]" office:value-type="float" office:value="-1.619995117" calcext:value-type="float">
            <text:p>-1.619995117</text:p>
          </table:table-cell>
          <table:table-cell office:value-type="float" office:value="165.880004883" calcext:value-type="float">
            <text:p>165.880004883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table:formula="of:=[.C1108]-[.A1108]" office:value-type="float" office:value="1.4599990845" calcext:value-type="float">
            <text:p>1.4599990845</text:p>
          </table:table-cell>
          <table:table-cell office:value-type="float" office:value="46.9599990845" calcext:value-type="float">
            <text:p>46.9599990845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formula="of:=[.C1109]-[.A1109]" office:value-type="float" office:value="0.720001220699999" calcext:value-type="float">
            <text:p>0.7200012207</text:p>
          </table:table-cell>
          <table:table-cell office:value-type="float" office:value="50.2200012207" calcext:value-type="float">
            <text:p>50.2200012207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table:formula="of:=[.C1110]-[.A1110]" office:value-type="float" office:value="1.4599990845" calcext:value-type="float">
            <text:p>1.4599990845</text:p>
          </table:table-cell>
          <table:table-cell office:value-type="float" office:value="46.9599990845" calcext:value-type="float">
            <text:p>46.9599990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111]-[.A1111]" office:value-type="float" office:value="-1.459999978542" calcext:value-type="float">
            <text:p>-1.4599999785</text:p>
          </table:table-cell>
          <table:table-cell office:value-type="float" office:value="0.540000021458" calcext:value-type="float">
            <text:p>0.5400000215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table:formula="of:=[.C1112]-[.A1112]" office:value-type="float" office:value="0.11000061" calcext:value-type="float">
            <text:p>0.11000061</text:p>
          </table:table-cell>
          <table:table-cell office:value-type="float" office:value="124.61000061" calcext:value-type="float">
            <text:p>124.61000061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table:formula="of:=[.C1113]-[.A1113]" office:value-type="float" office:value="-1.25" calcext:value-type="float">
            <text:p>-1.25</text:p>
          </table:table-cell>
          <table:table-cell office:value-type="float" office:value="164.25" calcext:value-type="float">
            <text:p>164.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C1114]-[.A1114]" office:value-type="float" office:value="-1.369995117" calcext:value-type="float">
            <text:p>-1.369995117</text:p>
          </table:table-cell>
          <table:table-cell office:value-type="float" office:value="159.630004883" calcext:value-type="float">
            <text:p>159.6300048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115]-[.A1115]" office:value-type="float" office:value="0.3800001144" calcext:value-type="float">
            <text:p>0.3800001144</text:p>
          </table:table-cell>
          <table:table-cell office:value-type="float" office:value="14.3800001144" calcext:value-type="float">
            <text:p>14.38000011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1116]-[.A1116]" office:value-type="float" office:value="1.3699989319" calcext:value-type="float">
            <text:p>1.3699989319</text:p>
          </table:table-cell>
          <table:table-cell office:value-type="float" office:value="58.3699989319" calcext:value-type="float">
            <text:p>58.36999893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1117]-[.A1117]" office:value-type="float" office:value="1.1399993896" calcext:value-type="float">
            <text:p>1.1399993896</text:p>
          </table:table-cell>
          <table:table-cell office:value-type="float" office:value="49.1399993896" calcext:value-type="float">
            <text:p>49.13999938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1118]-[.A1118]" office:value-type="float" office:value="1.0800018311" calcext:value-type="float">
            <text:p>1.0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C1119]-[.A1119]" office:value-type="float" office:value="-0.600006103999988" calcext:value-type="float">
            <text:p>-0.600006104</text:p>
          </table:table-cell>
          <table:table-cell office:value-type="float" office:value="150.399993896" calcext:value-type="float">
            <text:p>150.399993896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[.C1120]-[.A1120]" office:value-type="float" office:value="0.139999390000014" calcext:value-type="float">
            <text:p>0.13999939</text:p>
          </table:table-cell>
          <table:table-cell office:value-type="float" office:value="137.63999939" calcext:value-type="float">
            <text:p>137.639999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1121]-[.A1121]" office:value-type="float" office:value="-1.49000549300001" calcext:value-type="float">
            <text:p>-1.490005493</text:p>
          </table:table-cell>
          <table:table-cell office:value-type="float" office:value="167.509994507" calcext:value-type="float">
            <text:p>167.509994507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1122]-[.A1122]" office:value-type="float" office:value="-1.05000305199999" calcext:value-type="float">
            <text:p>-1.050003052</text:p>
          </table:table-cell>
          <table:table-cell office:value-type="float" office:value="160.449996948" calcext:value-type="float">
            <text:p>160.449996948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table:formula="of:=[.C1123]-[.A1123]" office:value-type="float" office:value="0.519996642999999" calcext:value-type="float">
            <text:p>0.519996643</text:p>
          </table:table-cell>
          <table:table-cell office:value-type="float" office:value="114.019996643" calcext:value-type="float">
            <text:p>114.019996643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table:formula="of:=[.C1124]-[.A1124]" office:value-type="float" office:value="1.3199996948" calcext:value-type="float">
            <text:p>1.3199996948</text:p>
          </table:table-cell>
          <table:table-cell office:value-type="float" office:value="57.8199996948" calcext:value-type="float">
            <text:p>57.81999969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C1125]-[.A1125]" office:value-type="float" office:value="-0.129997252999999" calcext:value-type="float">
            <text:p>-0.129997253</text:p>
          </table:table-cell>
          <table:table-cell office:value-type="float" office:value="127.870002747" calcext:value-type="float">
            <text:p>127.870002747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table:formula="of:=[.C1126]-[.A1126]" office:value-type="float" office:value="1.6199989319" calcext:value-type="float">
            <text:p>1.6199989319</text:p>
          </table:table-cell>
          <table:table-cell office:value-type="float" office:value="52.1199989319" calcext:value-type="float">
            <text:p>52.11999893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1127]-[.A1127]" office:value-type="float" office:value="0.909999847400002" calcext:value-type="float">
            <text:p>0.9099998474</text:p>
          </table:table-cell>
          <table:table-cell office:value-type="float" office:value="58.9099998474" calcext:value-type="float">
            <text:p>58.90999984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1128]-[.A1128]" office:value-type="float" office:value="0.809999465899999" calcext:value-type="float">
            <text:p>0.8099994659</text:p>
          </table:table-cell>
          <table:table-cell office:value-type="float" office:value="19.8099994659" calcext:value-type="float">
            <text:p>19.8099994659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table:formula="of:=[.C1129]-[.A1129]" office:value-type="float" office:value="-0.0299987790000102" calcext:value-type="float">
            <text:p>-0.029998779</text:p>
          </table:table-cell>
          <table:table-cell office:value-type="float" office:value="135.470001221" calcext:value-type="float">
            <text:p>135.470001221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C1130]-[.A1130]" office:value-type="float" office:value="1.0499992371" calcext:value-type="float">
            <text:p>1.0499992371</text:p>
          </table:table-cell>
          <table:table-cell office:value-type="float" office:value="38.5499992371" calcext:value-type="float">
            <text:p>38.54999923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C1131]-[.A1131]" office:value-type="float" office:value="0.690002441399997" calcext:value-type="float">
            <text:p>0.6900024414</text:p>
          </table:table-cell>
          <table:table-cell office:value-type="float" office:value="87.6900024414" calcext:value-type="float">
            <text:p>87.6900024414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table:formula="of:=[.C1132]-[.A1132]" office:value-type="float" office:value="0.160003662000008" calcext:value-type="float">
            <text:p>0.160003662</text:p>
          </table:table-cell>
          <table:table-cell office:value-type="float" office:value="134.660003662" calcext:value-type="float">
            <text:p>134.660003662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table:formula="of:=[.C1133]-[.A1133]" office:value-type="float" office:value="0.690002441000004" calcext:value-type="float">
            <text:p>0.690002441</text:p>
          </table:table-cell>
          <table:table-cell office:value-type="float" office:value="116.190002441" calcext:value-type="float">
            <text:p>116.190002441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C1134]-[.A1134]" office:value-type="float" office:value="1.1300010681" calcext:value-type="float">
            <text:p>1.1300010681</text:p>
          </table:table-cell>
          <table:table-cell office:value-type="float" office:value="39.6300010681" calcext:value-type="float">
            <text:p>39.6300010681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1135]-[.A1135]" office:value-type="float" office:value="0.379997252999999" calcext:value-type="float">
            <text:p>0.379997253</text:p>
          </table:table-cell>
          <table:table-cell office:value-type="float" office:value="105.879997253" calcext:value-type="float">
            <text:p>105.8799972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C1136]-[.A1136]" office:value-type="float" office:value="1.4000015259" calcext:value-type="float">
            <text:p>1.4000015259</text:p>
          </table:table-cell>
          <table:table-cell office:value-type="float" office:value="90.4000015259" calcext:value-type="float">
            <text:p>90.40000152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C1137]-[.A1137]" office:value-type="float" office:value="-0.270004271999994" calcext:value-type="float">
            <text:p>-0.270004272</text:p>
          </table:table-cell>
          <table:table-cell office:value-type="float" office:value="138.729995728" calcext:value-type="float">
            <text:p>138.7299957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C1138]-[.A1138]" office:value-type="float" office:value="1.5500030518" calcext:value-type="float">
            <text:p>1.5500030518</text:p>
          </table:table-cell>
          <table:table-cell office:value-type="float" office:value="98.5500030518" calcext:value-type="float">
            <text:p>98.5500030518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table:formula="of:=[.C1139]-[.A1139]" office:value-type="float" office:value="-0.929992676000012" calcext:value-type="float">
            <text:p>-0.929992676</text:p>
          </table:table-cell>
          <table:table-cell office:value-type="float" office:value="152.570007324" calcext:value-type="float">
            <text:p>152.5700073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C1140]-[.A1140]" office:value-type="float" office:value="-1.380004883" calcext:value-type="float">
            <text:p>-1.380004883</text:p>
          </table:table-cell>
          <table:table-cell office:value-type="float" office:value="162.619995117" calcext:value-type="float">
            <text:p>162.6199951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1141]-[.A1141]" office:value-type="float" office:value="0.919998168900001" calcext:value-type="float">
            <text:p>0.9199981689</text:p>
          </table:table-cell>
          <table:table-cell office:value-type="float" office:value="36.9199981689" calcext:value-type="float">
            <text:p>36.91999816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C1142]-[.A1142]" office:value-type="float" office:value="-2.25" calcext:value-type="float">
            <text:p>-2.25</text:p>
          </table:table-cell>
          <table:table-cell office:value-type="float" office:value="173.75" calcext:value-type="float">
            <text:p>173.75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table:formula="of:=[.C1143]-[.A1143]" office:value-type="float" office:value="-1.169998169" calcext:value-type="float">
            <text:p>-1.169998169</text:p>
          </table:table-cell>
          <table:table-cell office:value-type="float" office:value="165.330001831" calcext:value-type="float">
            <text:p>165.330001831</text:p>
          </table:table-cell>
        </table:table-row>
        <table:table-row table:style-name="ro1">
          <table:table-cell office:value-type="float" office:value="170.5" calcext:value-type="float">
            <text:p>170.5</text:p>
          </table:table-cell>
          <table:table-cell table:formula="of:=[.C1144]-[.A1144]" office:value-type="float" office:value="-1.91000366200001" calcext:value-type="float">
            <text:p>-1.910003662</text:p>
          </table:table-cell>
          <table:table-cell office:value-type="float" office:value="168.589996338" calcext:value-type="float">
            <text:p>168.58999633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C1145]-[.A1145]" office:value-type="float" office:value="0.839996338000006" calcext:value-type="float">
            <text:p>0.839996338</text:p>
          </table:table-cell>
          <table:table-cell office:value-type="float" office:value="114.839996338" calcext:value-type="float">
            <text:p>114.839996338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C1146]-[.A1146]" office:value-type="float" office:value="0.819999695000007" calcext:value-type="float">
            <text:p>0.819999695</text:p>
          </table:table-cell>
          <table:table-cell office:value-type="float" office:value="108.319999695" calcext:value-type="float">
            <text:p>108.319999695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table:formula="of:=[.C1147]-[.A1147]" office:value-type="float" office:value="1.2099990845" calcext:value-type="float">
            <text:p>1.2099990845</text:p>
          </table:table-cell>
          <table:table-cell office:value-type="float" office:value="81.7099990845" calcext:value-type="float">
            <text:p>81.7099990845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table:formula="of:=[.C1148]-[.A1148]" office:value-type="float" office:value="0.190002441000004" calcext:value-type="float">
            <text:p>0.1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table:formula="of:=[.C1149]-[.A1149]" office:value-type="float" office:value="1.2099990845" calcext:value-type="float">
            <text:p>1.2099990845</text:p>
          </table:table-cell>
          <table:table-cell office:value-type="float" office:value="81.7099990845" calcext:value-type="float">
            <text:p>81.70999908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C1150]-[.A1150]" office:value-type="float" office:value="0.120002747000001" calcext:value-type="float">
            <text:p>0.120002747</text:p>
          </table:table-cell>
          <table:table-cell office:value-type="float" office:value="112.120002747" calcext:value-type="float">
            <text:p>112.120002747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table:formula="of:=[.C1151]-[.A1151]" office:value-type="float" office:value="0.760002135999997" calcext:value-type="float">
            <text:p>0.760002136</text:p>
          </table:table-cell>
          <table:table-cell office:value-type="float" office:value="101.260002136" calcext:value-type="float">
            <text:p>101.26000213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C1152]-[.A1152]" office:value-type="float" office:value="-0.289993285999998" calcext:value-type="float">
            <text:p>-0.289993286</text:p>
          </table:table-cell>
          <table:table-cell office:value-type="float" office:value="141.710006714" calcext:value-type="float">
            <text:p>141.710006714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table:formula="of:=[.C1153]-[.A1153]" office:value-type="float" office:value="1.33000183110001" calcext:value-type="float">
            <text:p>1.3300018311</text:p>
          </table:table-cell>
          <table:table-cell office:value-type="float" office:value="76.8300018311" calcext:value-type="float">
            <text:p>76.8300018311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C1154]-[.A1154]" office:value-type="float" office:value="1.5099983215" calcext:value-type="float">
            <text:p>1.5099983215</text:p>
          </table:table-cell>
          <table:table-cell office:value-type="float" office:value="57.0099983215" calcext:value-type="float">
            <text:p>57.0099983215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1155]-[.A1155]" office:value-type="float" office:value="0.839996337900004" calcext:value-type="float">
            <text:p>0.8399963379</text:p>
          </table:table-cell>
          <table:table-cell office:value-type="float" office:value="64.3399963379" calcext:value-type="float">
            <text:p>64.339996337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C1156]-[.A1156]" office:value-type="float" office:value="-0.149993896000012" calcext:value-type="float">
            <text:p>-0.149993896</text:p>
          </table:table-cell>
          <table:table-cell office:value-type="float" office:value="130.850006104" calcext:value-type="float">
            <text:p>130.850006104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[.C1157]-[.A1157]" office:value-type="float" office:value="-1.83999633799999" calcext:value-type="float">
            <text:p>-1.839996338</text:p>
          </table:table-cell>
          <table:table-cell office:value-type="float" office:value="172.660003662" calcext:value-type="float">
            <text:p>172.660003662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table:formula="of:=[.C1158]-[.A1158]" office:value-type="float" office:value="-1.77999877900001" calcext:value-type="float">
            <text:p>-1.779998779</text:p>
          </table:table-cell>
          <table:table-cell office:value-type="float" office:value="160.720001221" calcext:value-type="float">
            <text:p>160.720001221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table:formula="of:=[.C1159]-[.A1159]" office:value-type="float" office:value="0.0199966429999989" calcext:value-type="float">
            <text:p>0.019996643</text:p>
          </table:table-cell>
          <table:table-cell office:value-type="float" office:value="123.519996643" calcext:value-type="float">
            <text:p>123.5199966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1160]-[.A1160]" office:value-type="float" office:value="1.1899986267" calcext:value-type="float">
            <text:p>1.1899986267</text:p>
          </table:table-cell>
          <table:table-cell office:value-type="float" office:value="56.1899986267" calcext:value-type="float">
            <text:p>56.18999862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C1161]-[.A1161]" office:value-type="float" office:value="0.690002441399997" calcext:value-type="float">
            <text:p>0.6900024414</text:p>
          </table:table-cell>
          <table:table-cell office:value-type="float" office:value="87.6900024414" calcext:value-type="float">
            <text:p>87.69000244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1162]-[.A1162]" office:value-type="float" office:value="1.4300003052" calcext:value-type="float">
            <text:p>1.4300003052</text:p>
          </table:table-cell>
          <table:table-cell office:value-type="float" office:value="84.4300003052" calcext:value-type="float">
            <text:p>84.43000030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1163]-[.A1163]" office:value-type="float" office:value="0.919998168900001" calcext:value-type="float">
            <text:p>0.9199981689</text:p>
          </table:table-cell>
          <table:table-cell office:value-type="float" office:value="36.9199981689" calcext:value-type="float">
            <text:p>36.91999816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C1164]-[.A1164]" office:value-type="float" office:value="0.290000915999997" calcext:value-type="float">
            <text:p>0.290000916</text:p>
          </table:table-cell>
          <table:table-cell office:value-type="float" office:value="114.290000916" calcext:value-type="float">
            <text:p>114.2900009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1165]-[.A1165]" office:value-type="float" office:value="0.8800010681" calcext:value-type="float">
            <text:p>0.8800010681</text:p>
          </table:table-cell>
          <table:table-cell office:value-type="float" office:value="45.8800010681" calcext:value-type="float">
            <text:p>45.88000106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1166]-[.A1166]" office:value-type="float" office:value="1.1599998474" calcext:value-type="float">
            <text:p>1.1599998474</text:p>
          </table:table-cell>
          <table:table-cell office:value-type="float" office:value="43.1599998474" calcext:value-type="float">
            <text:p>43.15999984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1167]-[.A1167]" office:value-type="float" office:value="0.909999847400002" calcext:value-type="float">
            <text:p>0.9099998474</text:p>
          </table:table-cell>
          <table:table-cell office:value-type="float" office:value="58.9099998474" calcext:value-type="float">
            <text:p>58.9099998474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table:formula="of:=[.C1168]-[.A1168]" office:value-type="float" office:value="0.540000915999997" calcext:value-type="float">
            <text:p>0.540000916</text:p>
          </table:table-cell>
          <table:table-cell office:value-type="float" office:value="111.040000916" calcext:value-type="float">
            <text:p>111.040000916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table:formula="of:=[.C1169]-[.A1169]" office:value-type="float" office:value="1.5100021362" calcext:value-type="float">
            <text:p>1.5100021362</text:p>
          </table:table-cell>
          <table:table-cell office:value-type="float" office:value="76.0100021362" calcext:value-type="float">
            <text:p>76.010002136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C1170]-[.A1170]" office:value-type="float" office:value="-2.24000549300001" calcext:value-type="float">
            <text:p>-2.2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C1171]-[.A1171]" office:value-type="float" office:value="-0.25" calcext:value-type="float">
            <text:p>-0.25</text:p>
          </table:table-cell>
          <table:table-cell office:value-type="float" office:value="154.75" calcext:value-type="float">
            <text:p>154.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1172]-[.A1172]" office:value-type="float" office:value="1.7600021362" calcext:value-type="float">
            <text:p>1.7600021362</text:p>
          </table:table-cell>
          <table:table-cell office:value-type="float" office:value="72.7600021362" calcext:value-type="float">
            <text:p>72.76000213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1173]-[.A1173]" office:value-type="float" office:value="0.629997253400006" calcext:value-type="float">
            <text:p>0.6299972534</text:p>
          </table:table-cell>
          <table:table-cell office:value-type="float" office:value="80.6299972534" calcext:value-type="float">
            <text:p>80.62999725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1174]-[.A1174]" office:value-type="float" office:value="0.959999084500002" calcext:value-type="float">
            <text:p>0.9599990845</text:p>
          </table:table-cell>
          <table:table-cell office:value-type="float" office:value="27.9599990845" calcext:value-type="float">
            <text:p>27.95999908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1175]-[.A1175]" office:value-type="float" office:value="0.270000457799998" calcext:value-type="float">
            <text:p>0.2700004578</text:p>
          </table:table-cell>
          <table:table-cell office:value-type="float" office:value="19.2700004578" calcext:value-type="float">
            <text:p>19.27000045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1176]-[.A1176]" office:value-type="float" office:value="0.909999847400002" calcext:value-type="float">
            <text:p>0.9099998474</text:p>
          </table:table-cell>
          <table:table-cell office:value-type="float" office:value="58.9099998474" calcext:value-type="float">
            <text:p>58.90999984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177]-[.A1177]" office:value-type="float" office:value="0.4799995422" calcext:value-type="float">
            <text:p>0.4799995422</text:p>
          </table:table-cell>
          <table:table-cell office:value-type="float" office:value="12.4799995422" calcext:value-type="float">
            <text:p>12.4799995422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table:formula="of:=[.C1178]-[.A1178]" office:value-type="float" office:value="0.919998168899994" calcext:value-type="float">
            <text:p>0.9199981689</text:p>
          </table:table-cell>
          <table:table-cell office:value-type="float" office:value="65.4199981689" calcext:value-type="float">
            <text:p>65.41999816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1179]-[.A1179]" office:value-type="float" office:value="1.1899986267" calcext:value-type="float">
            <text:p>1.1899986267</text:p>
          </table:table-cell>
          <table:table-cell office:value-type="float" office:value="37.1899986267" calcext:value-type="float">
            <text:p>37.1899986267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C1180]-[.A1180]" office:value-type="float" office:value="0.689998626700003" calcext:value-type="float">
            <text:p>0.6899986267</text:p>
          </table:table-cell>
          <table:table-cell office:value-type="float" office:value="37.1899986267" calcext:value-type="float">
            <text:p>37.1899986267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table:formula="of:=[.C1181]-[.A1181]" office:value-type="float" office:value="0.520000457800002" calcext:value-type="float">
            <text:p>0.5200004578</text:p>
          </table:table-cell>
          <table:table-cell office:value-type="float" office:value="35.0200004578" calcext:value-type="float">
            <text:p>35.020000457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C1182]-[.A1182]" office:value-type="float" office:value="-2.35000610399999" calcext:value-type="float">
            <text:p>-2.350006104</text:p>
          </table:table-cell>
          <table:table-cell office:value-type="float" office:value="175.649993896" calcext:value-type="float">
            <text:p>175.6499938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1183]-[.A1183]" office:value-type="float" office:value="1.7799987793" calcext:value-type="float">
            <text:p>1.7799987793</text:p>
          </table:table-cell>
          <table:table-cell office:value-type="float" office:value="47.7799987793" calcext:value-type="float">
            <text:p>47.7799987793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C1184]-[.A1184]" office:value-type="float" office:value="0.580001831000004" calcext:value-type="float">
            <text:p>0.580001831</text:p>
          </table:table-cell>
          <table:table-cell office:value-type="float" office:value="102.080001831" calcext:value-type="float">
            <text:p>102.0800018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1185]-[.A1185]" office:value-type="float" office:value="1.0699996948" calcext:value-type="float">
            <text:p>1.0699996948</text:p>
          </table:table-cell>
          <table:table-cell office:value-type="float" office:value="23.0699996948" calcext:value-type="float">
            <text:p>23.0699996948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table:formula="of:=[.C1186]-[.A1186]" office:value-type="float" office:value="-1.74000549300001" calcext:value-type="float">
            <text:p>-1.7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table:formula="of:=[.C1187]-[.A1187]" office:value-type="float" office:value="0.470001221000004" calcext:value-type="float">
            <text:p>0.470001221</text:p>
          </table:table-cell>
          <table:table-cell office:value-type="float" office:value="125.970001221" calcext:value-type="float">
            <text:p>125.970001221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table:formula="of:=[.C1188]-[.A1188]" office:value-type="float" office:value="1.4399986267" calcext:value-type="float">
            <text:p>1.4399986267</text:p>
          </table:table-cell>
          <table:table-cell office:value-type="float" office:value="52.9399986267" calcext:value-type="float">
            <text:p>52.939998626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C1189]-[.A1189]" office:value-type="float" office:value="-0.26000022888" calcext:value-type="float">
            <text:p>-0.2600002289</text:p>
          </table:table-cell>
          <table:table-cell office:value-type="float" office:value="6.23999977112" calcext:value-type="float">
            <text:p>6.2399997711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[.C1190]-[.A1190]" office:value-type="float" office:value="0.370000839199999" calcext:value-type="float">
            <text:p>0.3700008392</text:p>
          </table:table-cell>
          <table:table-cell office:value-type="float" office:value="26.8700008392" calcext:value-type="float">
            <text:p>26.87000083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1191]-[.A1191]" office:value-type="float" office:value="0.509998321499999" calcext:value-type="float">
            <text:p>0.5099983215</text:p>
          </table:table-cell>
          <table:table-cell office:value-type="float" office:value="47.5099983215" calcext:value-type="float">
            <text:p>47.50999832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192]-[.A1192]" office:value-type="float" office:value="0.0399999618999995" calcext:value-type="float">
            <text:p>0.0399999619</text:p>
          </table:table-cell>
          <table:table-cell office:value-type="float" office:value="10.0399999619" calcext:value-type="float">
            <text:p>10.0399999619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table:formula="of:=[.C1193]-[.A1193]" office:value-type="float" office:value="0.0800018310000041" calcext:value-type="float">
            <text:p>0.080001831</text:p>
          </table:table-cell>
          <table:table-cell office:value-type="float" office:value="111.580001831" calcext:value-type="float">
            <text:p>111.5800018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C1194]-[.A1194]" office:value-type="float" office:value="0.339996338000006" calcext:value-type="float">
            <text:p>0.339996338</text:p>
          </table:table-cell>
          <table:table-cell office:value-type="float" office:value="124.339996338" calcext:value-type="float">
            <text:p>124.3399963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C1195]-[.A1195]" office:value-type="float" office:value="-1.07000732399999" calcext:value-type="float">
            <text:p>-1.070007324</text:p>
          </table:table-cell>
          <table:table-cell office:value-type="float" office:value="153.929992676" calcext:value-type="float">
            <text:p>153.9299926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1196]-[.A1196]" office:value-type="float" office:value="0.0700073239999881" calcext:value-type="float">
            <text:p>0.070007324</text:p>
          </table:table-cell>
          <table:table-cell office:value-type="float" office:value="143.070007324" calcext:value-type="float">
            <text:p>143.0700073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1197]-[.A1197]" office:value-type="float" office:value="1.16999816889999" calcext:value-type="float">
            <text:p>1.1699981689</text:p>
          </table:table-cell>
          <table:table-cell office:value-type="float" office:value="81.1699981689" calcext:value-type="float">
            <text:p>81.16999816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1198]-[.A1198]" office:value-type="float" office:value="1.5400009155" calcext:value-type="float">
            <text:p>1.5400009155</text:p>
          </table:table-cell>
          <table:table-cell office:value-type="float" office:value="60.5400009155" calcext:value-type="float">
            <text:p>60.5400009155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C1199]-[.A1199]" office:value-type="float" office:value="0.819999695000007" calcext:value-type="float">
            <text:p>0.819999695</text:p>
          </table:table-cell>
          <table:table-cell office:value-type="float" office:value="108.319999695" calcext:value-type="float">
            <text:p>108.319999695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table:formula="of:=[.C1200]-[.A1200]" office:value-type="float" office:value="-1.419998169" calcext:value-type="float">
            <text:p>-1.419998169</text:p>
          </table:table-cell>
          <table:table-cell office:value-type="float" office:value="162.080001831" calcext:value-type="float">
            <text:p>162.080001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1201]-[.A1201]" office:value-type="float" office:value="-1.62000000477" calcext:value-type="float">
            <text:p>-1.6200000048</text:p>
          </table:table-cell>
          <table:table-cell office:value-type="float" office:value="-1.62000000477" calcext:value-type="float">
            <text:p>-1.6200000048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table:formula="of:=[.C1202]-[.A1202]" office:value-type="float" office:value="0.120002747000001" calcext:value-type="float">
            <text:p>0.120002747</text:p>
          </table:table-cell>
          <table:table-cell office:value-type="float" office:value="121.620002747" calcext:value-type="float">
            <text:p>121.6200027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C1203]-[.A1203]" office:value-type="float" office:value="0.940002441000004" calcext:value-type="float">
            <text:p>0.940002441</text:p>
          </table:table-cell>
          <table:table-cell office:value-type="float" office:value="112.940002441" calcext:value-type="float">
            <text:p>112.940002441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C1204]-[.A1204]" office:value-type="float" office:value="0.940000534100001" calcext:value-type="float">
            <text:p>0.9400005341</text:p>
          </table:table-cell>
          <table:table-cell office:value-type="float" office:value="21.4400005341" calcext:value-type="float">
            <text:p>21.4400005341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table:formula="of:=[.C1205]-[.A1205]" office:value-type="float" office:value="0.729999542199998" calcext:value-type="float">
            <text:p>0.7299995422</text:p>
          </table:table-cell>
          <table:table-cell office:value-type="float" office:value="47.2299995422" calcext:value-type="float">
            <text:p>47.22999954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1206]-[.A1206]" office:value-type="float" office:value="0.870002746599994" calcext:value-type="float">
            <text:p>0.8700027466</text:p>
          </table:table-cell>
          <table:table-cell office:value-type="float" office:value="67.8700027466" calcext:value-type="float">
            <text:p>67.8700027466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[.C1207]-[.A1207]" office:value-type="float" office:value="1.4300003052" calcext:value-type="float">
            <text:p>1.4300003052</text:p>
          </table:table-cell>
          <table:table-cell office:value-type="float" office:value="74.9300003052" calcext:value-type="float">
            <text:p>74.93000030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1208]-[.A1208]" office:value-type="float" office:value="1.5400009155" calcext:value-type="float">
            <text:p>1.5400009155</text:p>
          </table:table-cell>
          <table:table-cell office:value-type="float" office:value="60.5400009155" calcext:value-type="float">
            <text:p>60.5400009155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table:formula="of:=[.C1209]-[.A1209]" office:value-type="float" office:value="0.760002135999997" calcext:value-type="float">
            <text:p>0.760002136</text:p>
          </table:table-cell>
          <table:table-cell office:value-type="float" office:value="101.260002136" calcext:value-type="float">
            <text:p>101.260002136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table:formula="of:=[.C1210]-[.A1210]" office:value-type="float" office:value="0.220001221000004" calcext:value-type="float">
            <text:p>0.220001221</text:p>
          </table:table-cell>
          <table:table-cell office:value-type="float" office:value="119.720001221" calcext:value-type="float">
            <text:p>119.720001221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table:formula="of:=[.C1211]-[.A1211]" office:value-type="float" office:value="0.519996642999999" calcext:value-type="float">
            <text:p>0.519996643</text:p>
          </table:table-cell>
          <table:table-cell office:value-type="float" office:value="114.019996643" calcext:value-type="float">
            <text:p>114.0199966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C1212]-[.A1212]" office:value-type="float" office:value="0.110000609999986" calcext:value-type="float">
            <text:p>0.11000061</text:p>
          </table:table-cell>
          <table:table-cell office:value-type="float" office:value="134.11000061" calcext:value-type="float">
            <text:p>134.110000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1213]-[.A1213]" office:value-type="float" office:value="0.699996948000006" calcext:value-type="float">
            <text:p>0.699996948</text:p>
          </table:table-cell>
          <table:table-cell office:value-type="float" office:value="125.699996948" calcext:value-type="float">
            <text:p>125.6999969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1214]-[.A1214]" office:value-type="float" office:value="1.1500015259" calcext:value-type="float">
            <text:p>1.1500015259</text:p>
          </table:table-cell>
          <table:table-cell office:value-type="float" office:value="46.1500015259" calcext:value-type="float">
            <text:p>46.15000152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C1215]-[.A1215]" office:value-type="float" office:value="0.930000305199997" calcext:value-type="float">
            <text:p>0.9300003052</text:p>
          </table:table-cell>
          <table:table-cell office:value-type="float" office:value="93.9300003052" calcext:value-type="float">
            <text:p>93.9300003052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C1216]-[.A1216]" office:value-type="float" office:value="1.4099998474" calcext:value-type="float">
            <text:p>1.4099998474</text:p>
          </table:table-cell>
          <table:table-cell office:value-type="float" office:value="58.9099998474" calcext:value-type="float">
            <text:p>58.90999984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C1217]-[.A1217]" office:value-type="float" office:value="-0.0700073239999881" calcext:value-type="float">
            <text:p>-0.070007324</text:p>
          </table:table-cell>
          <table:table-cell office:value-type="float" office:value="134.929992676" calcext:value-type="float">
            <text:p>134.9299926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1218]-[.A1218]" office:value-type="float" office:value="1.4300003052" calcext:value-type="float">
            <text:p>1.4300003052</text:p>
          </table:table-cell>
          <table:table-cell office:value-type="float" office:value="84.4300003052" calcext:value-type="float">
            <text:p>84.4300003052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C1219]-[.A1219]" office:value-type="float" office:value="1.0900001526" calcext:value-type="float">
            <text:p>1.0900001526</text:p>
          </table:table-cell>
          <table:table-cell office:value-type="float" office:value="29.5900001526" calcext:value-type="float">
            <text:p>29.59000015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C1220]-[.A1220]" office:value-type="float" office:value="0.690002441000004" calcext:value-type="float">
            <text:p>0.6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C1221]-[.A1221]" office:value-type="float" office:value="1.6900024414" calcext:value-type="float">
            <text:p>1.6900024414</text:p>
          </table:table-cell>
          <table:table-cell office:value-type="float" office:value="97.1900024414" calcext:value-type="float">
            <text:p>97.19000244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1222]-[.A1222]" office:value-type="float" office:value="1.1599998474" calcext:value-type="float">
            <text:p>1.1599998474</text:p>
          </table:table-cell>
          <table:table-cell office:value-type="float" office:value="24.1599998474" calcext:value-type="float">
            <text:p>24.1599998474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table:formula="of:=[.C1223]-[.A1223]" office:value-type="float" office:value="0.0700073239999881" calcext:value-type="float">
            <text:p>0.070007324</text:p>
          </table:table-cell>
          <table:table-cell office:value-type="float" office:value="133.570007324" calcext:value-type="float">
            <text:p>133.5700073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224]-[.A1224]" office:value-type="float" office:value="0.729999542200002" calcext:value-type="float">
            <text:p>0.7299995422</text:p>
          </table:table-cell>
          <table:table-cell office:value-type="float" office:value="18.7299995422" calcext:value-type="float">
            <text:p>18.72999954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1225]-[.A1225]" office:value-type="float" office:value="0.6100006104" calcext:value-type="float">
            <text:p>0.6100006104</text:p>
          </table:table-cell>
          <table:table-cell office:value-type="float" office:value="23.6100006104" calcext:value-type="float">
            <text:p>23.61000061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1226]-[.A1226]" office:value-type="float" office:value="1.1199989319" calcext:value-type="float">
            <text:p>1.1199989319</text:p>
          </table:table-cell>
          <table:table-cell office:value-type="float" office:value="52.1199989319" calcext:value-type="float">
            <text:p>52.1199989319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table:formula="of:=[.C1227]-[.A1227]" office:value-type="float" office:value="0.339996338000006" calcext:value-type="float">
            <text:p>0.339996338</text:p>
          </table:table-cell>
          <table:table-cell office:value-type="float" office:value="114.839996338" calcext:value-type="float">
            <text:p>114.8399963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1228]-[.A1228]" office:value-type="float" office:value="0.6100006104" calcext:value-type="float">
            <text:p>0.6100006104</text:p>
          </table:table-cell>
          <table:table-cell office:value-type="float" office:value="23.6100006104" calcext:value-type="float">
            <text:p>23.61000061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C1229]-[.A1229]" office:value-type="float" office:value="-1.17999267600001" calcext:value-type="float">
            <text:p>-1.179992676</text:p>
          </table:table-cell>
          <table:table-cell office:value-type="float" office:value="158.820007324" calcext:value-type="float">
            <text:p>158.82000732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table:formula="of:=[.C1230]-[.A1230]" office:value-type="float" office:value="1.1500015259" calcext:value-type="float">
            <text:p>1.1500015259</text:p>
          </table:table-cell>
          <table:table-cell office:value-type="float" office:value="36.6500015259" calcext:value-type="float">
            <text:p>36.6500015259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[.C1231]-[.A1231]" office:value-type="float" office:value="0.179992676000012" calcext:value-type="float">
            <text:p>0.179992676</text:p>
          </table:table-cell>
          <table:table-cell office:value-type="float" office:value="128.679992676" calcext:value-type="float">
            <text:p>128.679992676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table:formula="of:=[.C1232]-[.A1232]" office:value-type="float" office:value="-0.699996948000006" calcext:value-type="float">
            <text:p>-0.699996948</text:p>
          </table:table-cell>
          <table:table-cell office:value-type="float" office:value="142.800003052" calcext:value-type="float">
            <text:p>142.800003052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table:formula="of:=[.C1233]-[.A1233]" office:value-type="float" office:value="1.33000183110001" calcext:value-type="float">
            <text:p>1.3300018311</text:p>
          </table:table-cell>
          <table:table-cell office:value-type="float" office:value="76.8300018311" calcext:value-type="float">
            <text:p>76.83000183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C1234]-[.A1234]" office:value-type="float" office:value="-1.080001831" calcext:value-type="float">
            <text:p>-1.080001831</text:p>
          </table:table-cell>
          <table:table-cell office:value-type="float" office:value="156.919998169" calcext:value-type="float">
            <text:p>156.9199981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C1235]-[.A1235]" office:value-type="float" office:value="-1.17999267600001" calcext:value-type="float">
            <text:p>-1.179992676</text:p>
          </table:table-cell>
          <table:table-cell office:value-type="float" office:value="158.820007324" calcext:value-type="float">
            <text:p>158.8200073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1236]-[.A1236]" office:value-type="float" office:value="1.3399963379" calcext:value-type="float">
            <text:p>1.3399963379</text:p>
          </table:table-cell>
          <table:table-cell office:value-type="float" office:value="64.3399963379" calcext:value-type="float">
            <text:p>64.33999633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1237]-[.A1237]" office:value-type="float" office:value="-1.01999998093" calcext:value-type="float">
            <text:p>-1.0199999809</text:p>
          </table:table-cell>
          <table:table-cell office:value-type="float" office:value="2.98000001907" calcext:value-type="float">
            <text:p>2.98000001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C1238]-[.A1238]" office:value-type="float" office:value="-2.05999755900001" calcext:value-type="float">
            <text:p>-2.059997559</text:p>
          </table:table-cell>
          <table:table-cell office:value-type="float" office:value="172.940002441" calcext:value-type="float">
            <text:p>172.940002441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table:formula="of:=[.C1239]-[.A1239]" office:value-type="float" office:value="-0.44000244099999" calcext:value-type="float">
            <text:p>-0.440002441</text:p>
          </table:table-cell>
          <table:table-cell office:value-type="float" office:value="146.059997559" calcext:value-type="float">
            <text:p>146.0599975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1240]-[.A1240]" office:value-type="float" office:value="-1.77000427199999" calcext:value-type="float">
            <text:p>-1.770004272</text:p>
          </table:table-cell>
          <table:table-cell office:value-type="float" office:value="167.229995728" calcext:value-type="float">
            <text:p>167.2299957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C1241]-[.A1241]" office:value-type="float" office:value="1.18000030499999" calcext:value-type="float">
            <text:p>1.180000305</text:p>
          </table:table-cell>
          <table:table-cell office:value-type="float" office:value="100.180000305" calcext:value-type="float">
            <text:p>100.180000305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[.C1242]-[.A1242]" office:value-type="float" office:value="1.6899986267" calcext:value-type="float">
            <text:p>1.6899986267</text:p>
          </table:table-cell>
          <table:table-cell office:value-type="float" office:value="56.1899986267" calcext:value-type="float">
            <text:p>56.1899986267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C1243]-[.A1243]" office:value-type="float" office:value="1.3199996948" calcext:value-type="float">
            <text:p>1.3199996948</text:p>
          </table:table-cell>
          <table:table-cell office:value-type="float" office:value="38.8199996948" calcext:value-type="float">
            <text:p>38.81999969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1244]-[.A1244]" office:value-type="float" office:value="0.919998168900001" calcext:value-type="float">
            <text:p>0.9199981689</text:p>
          </table:table-cell>
          <table:table-cell office:value-type="float" office:value="36.9199981689" calcext:value-type="float">
            <text:p>36.9199981689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table:formula="of:=[.C1245]-[.A1245]" office:value-type="float" office:value="0.699996948199996" calcext:value-type="float">
            <text:p>0.6999969482</text:p>
          </table:table-cell>
          <table:table-cell office:value-type="float" office:value="75.1999969482" calcext:value-type="float">
            <text:p>75.1999969482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C1246]-[.A1246]" office:value-type="float" office:value="0.300003051999994" calcext:value-type="float">
            <text:p>0.300003052</text:p>
          </table:table-cell>
          <table:table-cell office:value-type="float" office:value="101.800003052" calcext:value-type="float">
            <text:p>101.800003052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table:formula="of:=[.C1247]-[.A1247]" office:value-type="float" office:value="0.0500030519999939" calcext:value-type="float">
            <text:p>0.050003052</text:p>
          </table:table-cell>
          <table:table-cell office:value-type="float" office:value="117.550003052" calcext:value-type="float">
            <text:p>117.550003052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table:formula="of:=[.C1248]-[.A1248]" office:value-type="float" office:value="-1.39999389600001" calcext:value-type="float">
            <text:p>-1.399993896</text:p>
          </table:table-cell>
          <table:table-cell office:value-type="float" office:value="156.100006104" calcext:value-type="float">
            <text:p>156.1000061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C1249]-[.A1249]" office:value-type="float" office:value="-1.27000427199999" calcext:value-type="float">
            <text:p>-1.270004272</text:p>
          </table:table-cell>
          <table:table-cell office:value-type="float" office:value="157.729995728" calcext:value-type="float">
            <text:p>157.729995728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table:formula="of:=[.C1250]-[.A1250]" office:value-type="float" office:value="1.1999969482" calcext:value-type="float">
            <text:p>1.1999969482</text:p>
          </table:table-cell>
          <table:table-cell office:value-type="float" office:value="65.6999969482" calcext:value-type="float">
            <text:p>65.69999694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1251]-[.A1251]" office:value-type="float" office:value="0.870002746599994" calcext:value-type="float">
            <text:p>0.8700027466</text:p>
          </table:table-cell>
          <table:table-cell office:value-type="float" office:value="67.8700027466" calcext:value-type="float">
            <text:p>67.8700027466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table:formula="of:=[.C1252]-[.A1252]" office:value-type="float" office:value="1.5500030518" calcext:value-type="float">
            <text:p>1.5500030518</text:p>
          </table:table-cell>
          <table:table-cell office:value-type="float" office:value="67.0500030518" calcext:value-type="float">
            <text:p>67.05000305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1253]-[.A1253]" office:value-type="float" office:value="1.3399963379" calcext:value-type="float">
            <text:p>1.3399963379</text:p>
          </table:table-cell>
          <table:table-cell office:value-type="float" office:value="64.3399963379" calcext:value-type="float">
            <text:p>64.3399963379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[.C1254]-[.A1254]" office:value-type="float" office:value="1.6899986267" calcext:value-type="float">
            <text:p>1.6899986267</text:p>
          </table:table-cell>
          <table:table-cell office:value-type="float" office:value="56.1899986267" calcext:value-type="float">
            <text:p>56.1899986267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C1255]-[.A1255]" office:value-type="float" office:value="0.730003356899999" calcext:value-type="float">
            <text:p>0.7300033569</text:p>
          </table:table-cell>
          <table:table-cell office:value-type="float" office:value="88.2300033569" calcext:value-type="float">
            <text:p>88.23000335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C1256]-[.A1256]" office:value-type="float" office:value="0.819999694800003" calcext:value-type="float">
            <text:p>0.8199996948</text:p>
          </table:table-cell>
          <table:table-cell office:value-type="float" office:value="98.8199996948" calcext:value-type="float">
            <text:p>98.81999969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1257]-[.A1257]" office:value-type="float" office:value="0.899999618500001" calcext:value-type="float">
            <text:p>0.8999996185</text:p>
          </table:table-cell>
          <table:table-cell office:value-type="float" office:value="20.8999996185" calcext:value-type="float">
            <text:p>20.89999961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1258]-[.A1258]" office:value-type="float" office:value="0.709999084499998" calcext:value-type="float">
            <text:p>0.7099990845</text:p>
          </table:table-cell>
          <table:table-cell office:value-type="float" office:value="43.7099990845" calcext:value-type="float">
            <text:p>43.7099990845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C1259]-[.A1259]" office:value-type="float" office:value="1.0999984741" calcext:value-type="float">
            <text:p>1.0999984741</text:p>
          </table:table-cell>
          <table:table-cell office:value-type="float" office:value="86.5999984741" calcext:value-type="float">
            <text:p>86.5999984741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C1260]-[.A1260]" office:value-type="float" office:value="0.38999939" calcext:value-type="float">
            <text:p>0.38999939</text:p>
          </table:table-cell>
          <table:table-cell office:value-type="float" office:value="102.88999939" calcext:value-type="float">
            <text:p>102.88999939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table:formula="of:=[.C1261]-[.A1261]" office:value-type="float" office:value="1.5999984741" calcext:value-type="float">
            <text:p>1.5999984741</text:p>
          </table:table-cell>
          <table:table-cell office:value-type="float" office:value="96.0999984741" calcext:value-type="float">
            <text:p>96.0999984741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table:formula="of:=[.C1262]-[.A1262]" office:value-type="float" office:value="-1.13999939000001" calcext:value-type="float">
            <text:p>-1.13999939</text:p>
          </table:table-cell>
          <table:table-cell office:value-type="float" office:value="159.36000061" calcext:value-type="float">
            <text:p>159.36000061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table:formula="of:=[.C1263]-[.A1263]" office:value-type="float" office:value="1.379997253" calcext:value-type="float">
            <text:p>1.379997253</text:p>
          </table:table-cell>
          <table:table-cell office:value-type="float" office:value="105.879997253" calcext:value-type="float">
            <text:p>105.8799972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1264]-[.A1264]" office:value-type="float" office:value="1.3100013733" calcext:value-type="float">
            <text:p>1.3100013733</text:p>
          </table:table-cell>
          <table:table-cell office:value-type="float" office:value="51.3100013733" calcext:value-type="float">
            <text:p>51.31000137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1265]-[.A1265]" office:value-type="float" office:value="0.909999847400002" calcext:value-type="float">
            <text:p>0.9099998474</text:p>
          </table:table-cell>
          <table:table-cell office:value-type="float" office:value="58.9099998474" calcext:value-type="float">
            <text:p>58.90999984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266]-[.A1266]" office:value-type="float" office:value="-0.13000011444" calcext:value-type="float">
            <text:p>-0.1300001144</text:p>
          </table:table-cell>
          <table:table-cell office:value-type="float" office:value="7.86999988556" calcext:value-type="float">
            <text:p>7.8699998856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table:formula="of:=[.C1267]-[.A1267]" office:value-type="float" office:value="-0.0800018310000041" calcext:value-type="float">
            <text:p>-0.080001831</text:p>
          </table:table-cell>
          <table:table-cell office:value-type="float" office:value="125.419998169" calcext:value-type="float">
            <text:p>125.41999816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C1268]-[.A1268]" office:value-type="float" office:value="-2.25999450699999" calcext:value-type="float">
            <text:p>-2.259994507</text:p>
          </table:table-cell>
          <table:table-cell office:value-type="float" office:value="176.740005493" calcext:value-type="float">
            <text:p>176.740005493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table:formula="of:=[.C1269]-[.A1269]" office:value-type="float" office:value="-1.13999939000001" calcext:value-type="float">
            <text:p>-1.13999939</text:p>
          </table:table-cell>
          <table:table-cell office:value-type="float" office:value="159.36000061" calcext:value-type="float">
            <text:p>159.360000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1270]-[.A1270]" office:value-type="float" office:value="1.37999725340001" calcext:value-type="float">
            <text:p>1.3799972534</text:p>
          </table:table-cell>
          <table:table-cell office:value-type="float" office:value="74.3799972534" calcext:value-type="float">
            <text:p>74.37999725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1271]-[.A1271]" office:value-type="float" office:value="1.5100021362" calcext:value-type="float">
            <text:p>1.5100021362</text:p>
          </table:table-cell>
          <table:table-cell office:value-type="float" office:value="66.5100021362" calcext:value-type="float">
            <text:p>66.5100021362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table:formula="of:=[.C1272]-[.A1272]" office:value-type="float" office:value="0.61000061" calcext:value-type="float">
            <text:p>0.61000061</text:p>
          </table:table-cell>
          <table:table-cell office:value-type="float" office:value="115.11000061" calcext:value-type="float">
            <text:p>115.11000061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[.C1273]-[.A1273]" office:value-type="float" office:value="-0.169998168999996" calcext:value-type="float">
            <text:p>-0.169998169</text:p>
          </table:table-cell>
          <table:table-cell office:value-type="float" office:value="127.330001831" calcext:value-type="float">
            <text:p>127.3300018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274]-[.A1274]" office:value-type="float" office:value="-0.13000011444" calcext:value-type="float">
            <text:p>-0.1300001144</text:p>
          </table:table-cell>
          <table:table-cell office:value-type="float" office:value="7.86999988556" calcext:value-type="float">
            <text:p>7.86999988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C1275]-[.A1275]" office:value-type="float" office:value="1.1999969482" calcext:value-type="float">
            <text:p>1.1999969482</text:p>
          </table:table-cell>
          <table:table-cell office:value-type="float" office:value="94.1999969482" calcext:value-type="float">
            <text:p>94.1999969482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[.C1276]-[.A1276]" office:value-type="float" office:value="0.770000457799998" calcext:value-type="float">
            <text:p>0.7700004578</text:p>
          </table:table-cell>
          <table:table-cell office:value-type="float" office:value="19.2700004578" calcext:value-type="float">
            <text:p>19.27000045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C1277]-[.A1277]" office:value-type="float" office:value="-1.960006714" calcext:value-type="float">
            <text:p>-1.960006714</text:p>
          </table:table-cell>
          <table:table-cell office:value-type="float" office:value="171.039993286" calcext:value-type="float">
            <text:p>171.03999328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table:formula="of:=[.C1278]-[.A1278]" office:value-type="float" office:value="1.0600013733" calcext:value-type="float">
            <text:p>1.0600013733</text:p>
          </table:table-cell>
          <table:table-cell office:value-type="float" office:value="35.5600013733" calcext:value-type="float">
            <text:p>35.56000137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C1279]-[.A1279]" office:value-type="float" office:value="-0.0199966429999989" calcext:value-type="float">
            <text:p>-0.019996643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1280]-[.A1280]" office:value-type="float" office:value="0.419998168999996" calcext:value-type="float">
            <text:p>0.419998169</text:p>
          </table:table-cell>
          <table:table-cell office:value-type="float" office:value="125.419998169" calcext:value-type="float">
            <text:p>125.419998169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1281]-[.A1281]" office:value-type="float" office:value="-1.05000305199999" calcext:value-type="float">
            <text:p>-1.050003052</text:p>
          </table:table-cell>
          <table:table-cell office:value-type="float" office:value="160.449996948" calcext:value-type="float">
            <text:p>160.4499969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C1282]-[.A1282]" office:value-type="float" office:value="1.87000274659999" calcext:value-type="float">
            <text:p>1.8700027466</text:p>
          </table:table-cell>
          <table:table-cell office:value-type="float" office:value="67.8700027466" calcext:value-type="float">
            <text:p>67.87000274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1283]-[.A1283]" office:value-type="float" office:value="1.37000274659999" calcext:value-type="float">
            <text:p>1.3700027466</text:p>
          </table:table-cell>
          <table:table-cell office:value-type="float" office:value="77.3700027466" calcext:value-type="float">
            <text:p>77.370002746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C1284]-[.A1284]" office:value-type="float" office:value="-0.399993896000012" calcext:value-type="float">
            <text:p>-0.399993896</text:p>
          </table:table-cell>
          <table:table-cell office:value-type="float" office:value="146.600006104" calcext:value-type="float">
            <text:p>146.6000061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1285]-[.A1285]" office:value-type="float" office:value="1.2700004578" calcext:value-type="float">
            <text:p>1.2700004578</text:p>
          </table:table-cell>
          <table:table-cell office:value-type="float" office:value="60.2700004578" calcext:value-type="float">
            <text:p>60.27000045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C1286]-[.A1286]" office:value-type="float" office:value="-0.0800018310000041" calcext:value-type="float">
            <text:p>-0.080001831</text:p>
          </table:table-cell>
          <table:table-cell office:value-type="float" office:value="115.919998169" calcext:value-type="float">
            <text:p>115.91999816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C1287]-[.A1287]" office:value-type="float" office:value="-1.47000122099999" calcext:value-type="float">
            <text:p>-1.470001221</text:p>
          </table:table-cell>
          <table:table-cell office:value-type="float" office:value="161.529998779" calcext:value-type="float">
            <text:p>161.52999877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C1288]-[.A1288]" office:value-type="float" office:value="0.300003051999994" calcext:value-type="float">
            <text:p>0.300003052</text:p>
          </table:table-cell>
          <table:table-cell office:value-type="float" office:value="133.300003052" calcext:value-type="float">
            <text:p>133.300003052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table:formula="of:=[.C1289]-[.A1289]" office:value-type="float" office:value="1.62999725340001" calcext:value-type="float">
            <text:p>1.6299972534</text:p>
          </table:table-cell>
          <table:table-cell office:value-type="float" office:value="71.1299972534" calcext:value-type="float">
            <text:p>71.1299972534</text:p>
          </table:table-cell>
        </table:table-row>
        <table:table-row table:style-name="ro1">
          <table:table-cell office:value-type="float" office:value="173.5" calcext:value-type="float">
            <text:p>173.5</text:p>
          </table:table-cell>
          <table:table-cell table:formula="of:=[.C1290]-[.A1290]" office:value-type="float" office:value="-2.19000244099999" calcext:value-type="float">
            <text:p>-2.190002441</text:p>
          </table:table-cell>
          <table:table-cell office:value-type="float" office:value="171.309997559" calcext:value-type="float">
            <text:p>171.309997559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[.C1291]-[.A1291]" office:value-type="float" office:value="0.139999390000014" calcext:value-type="float">
            <text:p>0.13999939</text:p>
          </table:table-cell>
          <table:table-cell office:value-type="float" office:value="137.63999939" calcext:value-type="float">
            <text:p>137.63999939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table:formula="of:=[.C1292]-[.A1292]" office:value-type="float" office:value="-0.0299987790000102" calcext:value-type="float">
            <text:p>-0.029998779</text:p>
          </table:table-cell>
          <table:table-cell office:value-type="float" office:value="135.470001221" calcext:value-type="float">
            <text:p>135.4700012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1293]-[.A1293]" office:value-type="float" office:value="1.0900001526" calcext:value-type="float">
            <text:p>1.0900001526</text:p>
          </table:table-cell>
          <table:table-cell office:value-type="float" office:value="39.0900001526" calcext:value-type="float">
            <text:p>39.09000015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1294]-[.A1294]" office:value-type="float" office:value="1.2299995422" calcext:value-type="float">
            <text:p>1.2299995422</text:p>
          </table:table-cell>
          <table:table-cell office:value-type="float" office:value="47.2299995422" calcext:value-type="float">
            <text:p>47.2299995422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[.C1295]-[.A1295]" office:value-type="float" office:value="0.989999771099999" calcext:value-type="float">
            <text:p>0.9899997711</text:p>
          </table:table-cell>
          <table:table-cell office:value-type="float" office:value="31.4899997711" calcext:value-type="float">
            <text:p>31.4899997711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table:formula="of:=[.C1296]-[.A1296]" office:value-type="float" office:value="-1.39999389600001" calcext:value-type="float">
            <text:p>-1.399993896</text:p>
          </table:table-cell>
          <table:table-cell office:value-type="float" office:value="156.100006104" calcext:value-type="float">
            <text:p>156.1000061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C1297]-[.A1297]" office:value-type="float" office:value="-1.67999267600001" calcext:value-type="float">
            <text:p>-1.679992676</text:p>
          </table:table-cell>
          <table:table-cell office:value-type="float" office:value="168.320007324" calcext:value-type="float">
            <text:p>168.3200073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C1298]-[.A1298]" office:value-type="float" office:value="-0.330001831000004" calcext:value-type="float">
            <text:p>-0.330001831</text:p>
          </table:table-cell>
          <table:table-cell office:value-type="float" office:value="150.669998169" calcext:value-type="float">
            <text:p>150.669998169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table:formula="of:=[.C1299]-[.A1299]" office:value-type="float" office:value="-1.07000732399999" calcext:value-type="float">
            <text:p>-1.070007324</text:p>
          </table:table-cell>
          <table:table-cell office:value-type="float" office:value="163.429992676" calcext:value-type="float">
            <text:p>163.4299926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C1300]-[.A1300]" office:value-type="float" office:value="0.110000609999986" calcext:value-type="float">
            <text:p>0.11000061</text:p>
          </table:table-cell>
          <table:table-cell office:value-type="float" office:value="134.11000061" calcext:value-type="float">
            <text:p>134.11000061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1301]-[.A1301]" office:value-type="float" office:value="0.650001525999997" calcext:value-type="float">
            <text:p>0.650001526</text:p>
          </table:table-cell>
          <table:table-cell office:value-type="float" office:value="106.150001526" calcext:value-type="float">
            <text:p>106.1500015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C1302]-[.A1302]" office:value-type="float" office:value="-1.130004883" calcext:value-type="float">
            <text:p>-1.130004883</text:p>
          </table:table-cell>
          <table:table-cell office:value-type="float" office:value="146.869995117" calcext:value-type="float">
            <text:p>146.8699951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C1303]-[.A1303]" office:value-type="float" office:value="0.569999695000007" calcext:value-type="float">
            <text:p>0.569999695</text:p>
          </table:table-cell>
          <table:table-cell office:value-type="float" office:value="114.569999695" calcext:value-type="float">
            <text:p>114.569999695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C1304]-[.A1304]" office:value-type="float" office:value="1.0900001526" calcext:value-type="float">
            <text:p>1.0900001526</text:p>
          </table:table-cell>
          <table:table-cell office:value-type="float" office:value="29.5900001526" calcext:value-type="float">
            <text:p>29.59000015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C1305]-[.A1305]" office:value-type="float" office:value="-0.869995117000002" calcext:value-type="float">
            <text:p>-0.869995117</text:p>
          </table:table-cell>
          <table:table-cell office:value-type="float" office:value="150.130004883" calcext:value-type="float">
            <text:p>150.130004883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table:formula="of:=[.C1306]-[.A1306]" office:value-type="float" office:value="1.2699966431" calcext:value-type="float">
            <text:p>1.2699966431</text:p>
          </table:table-cell>
          <table:table-cell office:value-type="float" office:value="69.7699966431" calcext:value-type="float">
            <text:p>69.769996643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1307]-[.A1307]" office:value-type="float" office:value="-0.42999982834" calcext:value-type="float">
            <text:p>-0.4299998283</text:p>
          </table:table-cell>
          <table:table-cell office:value-type="float" office:value="4.07000017166" calcext:value-type="float">
            <text:p>4.070000171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C1308]-[.A1308]" office:value-type="float" office:value="0.659999847400002" calcext:value-type="float">
            <text:p>0.6599998474</text:p>
          </table:table-cell>
          <table:table-cell office:value-type="float" office:value="43.1599998474" calcext:value-type="float">
            <text:p>43.1599998474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[.C1309]-[.A1309]" office:value-type="float" office:value="1.0300006866" calcext:value-type="float">
            <text:p>1.0300006866</text:p>
          </table:table-cell>
          <table:table-cell office:value-type="float" office:value="22.5300006866" calcext:value-type="float">
            <text:p>22.53000068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C1310]-[.A1310]" office:value-type="float" office:value="-0.339996337999992" calcext:value-type="float">
            <text:p>-0.339996338</text:p>
          </table:table-cell>
          <table:table-cell office:value-type="float" office:value="134.660003662" calcext:value-type="float">
            <text:p>134.6600036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1311]-[.A1311]" office:value-type="float" office:value="1.2799987793" calcext:value-type="float">
            <text:p>1.2799987793</text:p>
          </table:table-cell>
          <table:table-cell office:value-type="float" office:value="76.2799987793" calcext:value-type="float">
            <text:p>76.279998779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C1312]-[.A1312]" office:value-type="float" office:value="-1.689999997616" calcext:value-type="float">
            <text:p>-1.6899999976</text:p>
          </table:table-cell>
          <table:table-cell office:value-type="float" office:value="0.810000002384" calcext:value-type="float">
            <text:p>0.81000000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C1313]-[.A1313]" office:value-type="float" office:value="1.41999816889999" calcext:value-type="float">
            <text:p>1.4199981689</text:p>
          </table:table-cell>
          <table:table-cell office:value-type="float" office:value="87.4199981689" calcext:value-type="float">
            <text:p>87.41999816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1314]-[.A1314]" office:value-type="float" office:value="-0.30000019073" calcext:value-type="float">
            <text:p>-0.3000001907</text:p>
          </table:table-cell>
          <table:table-cell office:value-type="float" office:value="5.69999980927" calcext:value-type="float">
            <text:p>5.6999998093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C1315]-[.A1315]" office:value-type="float" office:value="-0.1999998093" calcext:value-type="float">
            <text:p>-0.1999998093</text:p>
          </table:table-cell>
          <table:table-cell office:value-type="float" office:value="13.3000001907" calcext:value-type="float">
            <text:p>13.30000019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C1316]-[.A1316]" office:value-type="float" office:value="-0.619995117000002" calcext:value-type="float">
            <text:p>-0.619995117</text:p>
          </table:table-cell>
          <table:table-cell office:value-type="float" office:value="134.380004883" calcext:value-type="float">
            <text:p>134.3800048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C1317]-[.A1317]" office:value-type="float" office:value="0.0399932859999979" calcext:value-type="float">
            <text:p>0.039993286</text:p>
          </table:table-cell>
          <table:table-cell office:value-type="float" office:value="130.039993286" calcext:value-type="float">
            <text:p>130.039993286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C1318]-[.A1318]" office:value-type="float" office:value="1.2300033569" calcext:value-type="float">
            <text:p>1.2300033569</text:p>
          </table:table-cell>
          <table:table-cell office:value-type="float" office:value="97.7300033569" calcext:value-type="float">
            <text:p>97.7300033569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[.C1319]-[.A1319]" office:value-type="float" office:value="1.4300003052" calcext:value-type="float">
            <text:p>1.4300003052</text:p>
          </table:table-cell>
          <table:table-cell office:value-type="float" office:value="74.9300003052" calcext:value-type="float">
            <text:p>74.93000030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C1320]-[.A1320]" office:value-type="float" office:value="-1.14999389600001" calcext:value-type="float">
            <text:p>-1.149993896</text:p>
          </table:table-cell>
          <table:table-cell office:value-type="float" office:value="152.850006104" calcext:value-type="float">
            <text:p>152.850006104</text:p>
          </table:table-cell>
        </table:table-row>
        <table:table-row table:style-name="ro1">
          <table:table-cell office:value-type="float" office:value="179.5" calcext:value-type="float">
            <text:p>179.5</text:p>
          </table:table-cell>
          <table:table-cell table:formula="of:=[.C1321]-[.A1321]" office:value-type="float" office:value="-1.41000366200001" calcext:value-type="float">
            <text:p>-1.410003662</text:p>
          </table:table-cell>
          <table:table-cell office:value-type="float" office:value="178.089996338" calcext:value-type="float">
            <text:p>178.089996338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C1322]-[.A1322]" office:value-type="float" office:value="1.0900001526" calcext:value-type="float">
            <text:p>1.0900001526</text:p>
          </table:table-cell>
          <table:table-cell office:value-type="float" office:value="48.5900001526" calcext:value-type="float">
            <text:p>48.59000015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C1323]-[.A1323]" office:value-type="float" office:value="0.75" calcext:value-type="float">
            <text:p>0.75</text:p>
          </table:table-cell>
          <table:table-cell office:value-type="float" office:value="53.75" calcext:value-type="float">
            <text:p>53.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1324]-[.A1324]" office:value-type="float" office:value="1.0099983215" calcext:value-type="float">
            <text:p>1.0099983215</text:p>
          </table:table-cell>
          <table:table-cell office:value-type="float" office:value="57.0099983215" calcext:value-type="float">
            <text:p>57.0099983215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table:formula="of:=[.C1325]-[.A1325]" office:value-type="float" office:value="-1.74000549300001" calcext:value-type="float">
            <text:p>-1.7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[.C1326]-[.A1326]" office:value-type="float" office:value="1.4100036621" calcext:value-type="float">
            <text:p>1.4100036621</text:p>
          </table:table-cell>
          <table:table-cell office:value-type="float" office:value="77.9100036621" calcext:value-type="float">
            <text:p>77.9100036621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C1327]-[.A1327]" office:value-type="float" office:value="1.0900001526" calcext:value-type="float">
            <text:p>1.0900001526</text:p>
          </table:table-cell>
          <table:table-cell office:value-type="float" office:value="29.5900001526" calcext:value-type="float">
            <text:p>29.59000015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C1328]-[.A1328]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table:formula="of:=[.C1329]-[.A1329]" office:value-type="float" office:value="0.559997558999996" calcext:value-type="float">
            <text:p>0.559997559</text:p>
          </table:table-cell>
          <table:table-cell office:value-type="float" office:value="105.059997559" calcext:value-type="float">
            <text:p>105.059997559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table:formula="of:=[.C1330]-[.A1330]" office:value-type="float" office:value="0.0199966429999989" calcext:value-type="float">
            <text:p>0.019996643</text:p>
          </table:table-cell>
          <table:table-cell office:value-type="float" office:value="123.519996643" calcext:value-type="float">
            <text:p>123.5199966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1331]-[.A1331]" office:value-type="float" office:value="1.260002136" calcext:value-type="float">
            <text:p>1.260002136</text:p>
          </table:table-cell>
          <table:table-cell office:value-type="float" office:value="101.260002136" calcext:value-type="float">
            <text:p>101.2600021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1332]-[.A1332]" office:value-type="float" office:value="1.260002136" calcext:value-type="float">
            <text:p>1.260002136</text:p>
          </table:table-cell>
          <table:table-cell office:value-type="float" office:value="101.260002136" calcext:value-type="float">
            <text:p>101.260002136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[.C1333]-[.A1333]" office:value-type="float" office:value="0.989999771099999" calcext:value-type="float">
            <text:p>0.9899997711</text:p>
          </table:table-cell>
          <table:table-cell office:value-type="float" office:value="31.4899997711" calcext:value-type="float">
            <text:p>31.48999977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C1334]-[.A1334]" office:value-type="float" office:value="-1.38999939000001" calcext:value-type="float">
            <text:p>-1.38999939</text:p>
          </table:table-cell>
          <table:table-cell office:value-type="float" office:value="165.61000061" calcext:value-type="float">
            <text:p>165.610000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1335]-[.A1335]" office:value-type="float" office:value="1.6599998474" calcext:value-type="float">
            <text:p>1.6599998474</text:p>
          </table:table-cell>
          <table:table-cell office:value-type="float" office:value="52.6599998474" calcext:value-type="float">
            <text:p>52.6599998474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table:formula="of:=[.C1336]-[.A1336]" office:value-type="float" office:value="-0.029998778999996" calcext:value-type="float">
            <text:p>-0.029998779</text:p>
          </table:table-cell>
          <table:table-cell office:value-type="float" office:value="116.470001221" calcext:value-type="float">
            <text:p>116.470001221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[.C1337]-[.A1337]" office:value-type="float" office:value="1.4100036621" calcext:value-type="float">
            <text:p>1.4100036621</text:p>
          </table:table-cell>
          <table:table-cell office:value-type="float" office:value="77.9100036621" calcext:value-type="float">
            <text:p>77.9100036621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table:formula="of:=[.C1338]-[.A1338]" office:value-type="float" office:value="-1.74000549300001" calcext:value-type="float">
            <text:p>-1.7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[.C1339]-[.A1339]" office:value-type="float" office:value="0.770000457799998" calcext:value-type="float">
            <text:p>0.7700004578</text:p>
          </table:table-cell>
          <table:table-cell office:value-type="float" office:value="19.2700004578" calcext:value-type="float">
            <text:p>19.270000457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C1340]-[.A1340]" office:value-type="float" office:value="0.419998168900001" calcext:value-type="float">
            <text:p>0.4199981689</text:p>
          </table:table-cell>
          <table:table-cell office:value-type="float" office:value="36.9199981689" calcext:value-type="float">
            <text:p>36.91999816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341]-[.A1341]" office:value-type="float" office:value="-0.590000152590001" calcext:value-type="float">
            <text:p>-0.5900001526</text:p>
          </table:table-cell>
          <table:table-cell office:value-type="float" office:value="8.40999984741" calcext:value-type="float">
            <text:p>8.4099998474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C1342]-[.A1342]" office:value-type="float" office:value="0.879997253400006" calcext:value-type="float">
            <text:p>0.8799972534</text:p>
          </table:table-cell>
          <table:table-cell office:value-type="float" office:value="96.3799972534" calcext:value-type="float">
            <text:p>96.379997253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C1343]-[.A1343]" office:value-type="float" office:value="0.8600006104" calcext:value-type="float">
            <text:p>0.8600006104</text:p>
          </table:table-cell>
          <table:table-cell office:value-type="float" office:value="20.3600006104" calcext:value-type="float">
            <text:p>20.3600006104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table:formula="of:=[.C1344]-[.A1344]" office:value-type="float" office:value="0.830001831100006" calcext:value-type="float">
            <text:p>0.8300018311</text:p>
          </table:table-cell>
          <table:table-cell office:value-type="float" office:value="67.3300018311" calcext:value-type="float">
            <text:p>67.3300018311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table:formula="of:=[.C1345]-[.A1345]" office:value-type="float" office:value="0.970001220699999" calcext:value-type="float">
            <text:p>0.9700012207</text:p>
          </table:table-cell>
          <table:table-cell office:value-type="float" office:value="75.4700012207" calcext:value-type="float">
            <text:p>75.4700012207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table:formula="of:=[.C1346]-[.A1346]" office:value-type="float" office:value="-1.69999694800001" calcext:value-type="float">
            <text:p>-1.699996948</text:p>
          </table:table-cell>
          <table:table-cell office:value-type="float" office:value="161.800003052" calcext:value-type="float">
            <text:p>161.800003052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table:formula="of:=[.C1347]-[.A1347]" office:value-type="float" office:value="0.339996337999992" calcext:value-type="float">
            <text:p>0.339996338</text:p>
          </table:table-cell>
          <table:table-cell office:value-type="float" office:value="133.839996338" calcext:value-type="float">
            <text:p>133.839996338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C1348]-[.A1348]" office:value-type="float" office:value="0.3400001526" calcext:value-type="float">
            <text:p>0.3400001526</text:p>
          </table:table-cell>
          <table:table-cell office:value-type="float" office:value="13.8400001526" calcext:value-type="float">
            <text:p>13.8400001526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C1349]-[.A1349]" office:value-type="float" office:value="0.680000305199997" calcext:value-type="float">
            <text:p>0.6800003052</text:p>
          </table:table-cell>
          <table:table-cell office:value-type="float" office:value="40.1800003052" calcext:value-type="float">
            <text:p>40.18000030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C1350]-[.A1350]" office:value-type="float" office:value="-0.699996948000006" calcext:value-type="float">
            <text:p>-0.699996948</text:p>
          </table:table-cell>
          <table:table-cell office:value-type="float" office:value="152.300003052" calcext:value-type="float">
            <text:p>152.300003052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table:formula="of:=[.C1351]-[.A1351]" office:value-type="float" office:value="-1.710006714" calcext:value-type="float">
            <text:p>-1.710006714</text:p>
          </table:table-cell>
          <table:table-cell office:value-type="float" office:value="164.789993286" calcext:value-type="float">
            <text:p>164.789993286</text:p>
          </table:table-cell>
        </table:table-row>
        <table:table-row table:style-name="ro1">
          <table:table-cell office:value-type="float" office:value="167.5" calcext:value-type="float">
            <text:p>167.5</text:p>
          </table:table-cell>
          <table:table-cell table:formula="of:=[.C1352]-[.A1352]" office:value-type="float" office:value="-1.619995117" calcext:value-type="float">
            <text:p>-1.619995117</text:p>
          </table:table-cell>
          <table:table-cell office:value-type="float" office:value="165.880004883" calcext:value-type="float">
            <text:p>165.880004883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table:formula="of:=[.C1353]-[.A1353]" office:value-type="float" office:value="1.5400009155" calcext:value-type="float">
            <text:p>1.5400009155</text:p>
          </table:table-cell>
          <table:table-cell office:value-type="float" office:value="70.0400009155" calcext:value-type="float">
            <text:p>70.04000091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1354]-[.A1354]" office:value-type="float" office:value="1.25" calcext:value-type="float">
            <text:p>1.25</text:p>
          </table:table-cell>
          <table:table-cell office:value-type="float" office:value="44.25" calcext:value-type="float">
            <text:p>44.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1355]-[.A1355]" office:value-type="float" office:value="0.989997863799999" calcext:value-type="float">
            <text:p>0.9899978638</text:p>
          </table:table-cell>
          <table:table-cell office:value-type="float" office:value="81.9899978638" calcext:value-type="float">
            <text:p>81.9899978638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table:formula="of:=[.C1356]-[.A1356]" office:value-type="float" office:value="-1.39999389600001" calcext:value-type="float">
            <text:p>-1.399993896</text:p>
          </table:table-cell>
          <table:table-cell office:value-type="float" office:value="156.100006104" calcext:value-type="float">
            <text:p>156.1000061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1357]-[.A1357]" office:value-type="float" office:value="-1.49000549300001" calcext:value-type="float">
            <text:p>-1.490005493</text:p>
          </table:table-cell>
          <table:table-cell office:value-type="float" office:value="167.509994507" calcext:value-type="float">
            <text:p>167.509994507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C1358]-[.A1358]" office:value-type="float" office:value="1.1500015259" calcext:value-type="float">
            <text:p>1.1500015259</text:p>
          </table:table-cell>
          <table:table-cell office:value-type="float" office:value="96.6500015259" calcext:value-type="float">
            <text:p>96.65000152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1359]-[.A1359]" office:value-type="float" office:value="0.930000305199997" calcext:value-type="float">
            <text:p>0.9300003052</text:p>
          </table:table-cell>
          <table:table-cell office:value-type="float" office:value="33.9300003052" calcext:value-type="float">
            <text:p>33.93000030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1360]-[.A1360]" office:value-type="float" office:value="-0.47000122099999" calcext:value-type="float">
            <text:p>-0.470001221</text:p>
          </table:table-cell>
          <table:table-cell office:value-type="float" office:value="142.529998779" calcext:value-type="float">
            <text:p>142.5299987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C1361]-[.A1361]" office:value-type="float" office:value="0.660003661999994" calcext:value-type="float">
            <text:p>0.660003662</text:p>
          </table:table-cell>
          <table:table-cell office:value-type="float" office:value="112.660003662" calcext:value-type="float">
            <text:p>112.660003662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1362]-[.A1362]" office:value-type="float" office:value="1.6500015259" calcext:value-type="float">
            <text:p>1.6500015259</text:p>
          </table:table-cell>
          <table:table-cell office:value-type="float" office:value="65.1500015259" calcext:value-type="float">
            <text:p>65.15000152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C1363]-[.A1363]" office:value-type="float" office:value="0.379997252999999" calcext:value-type="float">
            <text:p>0.379997253</text:p>
          </table:table-cell>
          <table:table-cell office:value-type="float" office:value="115.379997253" calcext:value-type="float">
            <text:p>115.379997253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table:formula="of:=[.C1364]-[.A1364]" office:value-type="float" office:value="-0.589996337999992" calcext:value-type="float">
            <text:p>-0.589996338</text:p>
          </table:table-cell>
          <table:table-cell office:value-type="float" office:value="137.910003662" calcext:value-type="float">
            <text:p>137.9100036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C1365]-[.A1365]" office:value-type="float" office:value="1.8499984741" calcext:value-type="float">
            <text:p>1.8499984741</text:p>
          </table:table-cell>
          <table:table-cell office:value-type="float" office:value="92.8499984741" calcext:value-type="float">
            <text:p>92.8499984741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C1366]-[.A1366]" office:value-type="float" office:value="1.25" calcext:value-type="float">
            <text:p>1.25</text:p>
          </table:table-cell>
          <table:table-cell office:value-type="float" office:value="53.75" calcext:value-type="float">
            <text:p>53.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C1367]-[.A1367]" office:value-type="float" office:value="0.0500030519999939" calcext:value-type="float">
            <text:p>0.050003052</text:p>
          </table:table-cell>
          <table:table-cell office:value-type="float" office:value="127.050003052" calcext:value-type="float">
            <text:p>127.050003052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[.C1368]-[.A1368]" office:value-type="float" office:value="1.4100036621" calcext:value-type="float">
            <text:p>1.4100036621</text:p>
          </table:table-cell>
          <table:table-cell office:value-type="float" office:value="77.9100036621" calcext:value-type="float">
            <text:p>77.91000366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1369]-[.A1369]" office:value-type="float" office:value="1.2300033569" calcext:value-type="float">
            <text:p>1.2300033569</text:p>
          </table:table-cell>
          <table:table-cell office:value-type="float" office:value="69.2300033569" calcext:value-type="float">
            <text:p>69.23000335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1370]-[.A1370]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1371]-[.A1371]" office:value-type="float" office:value="0.440002441000004" calcext:value-type="float">
            <text:p>0.440002441</text:p>
          </table:table-cell>
          <table:table-cell office:value-type="float" office:value="122.440002441" calcext:value-type="float">
            <text:p>122.440002441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table:formula="of:=[.C1372]-[.A1372]" office:value-type="float" office:value="0.799999237100003" calcext:value-type="float">
            <text:p>0.7999992371</text:p>
          </table:table-cell>
          <table:table-cell office:value-type="float" office:value="32.2999992371" calcext:value-type="float">
            <text:p>32.299999237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1373]-[.A1373]" office:value-type="float" office:value="-2.039993286" calcext:value-type="float">
            <text:p>-2.039993286</text:p>
          </table:table-cell>
          <table:table-cell office:value-type="float" office:value="166.960006714" calcext:value-type="float">
            <text:p>166.96000671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C1374]-[.A1374]" office:value-type="float" office:value="-0.300003051999994" calcext:value-type="float">
            <text:p>-0.300003052</text:p>
          </table:table-cell>
          <table:table-cell office:value-type="float" office:value="144.699996948" calcext:value-type="float">
            <text:p>144.6999969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C1375]-[.A1375]" office:value-type="float" office:value="-2.05999755900001" calcext:value-type="float">
            <text:p>-2.059997559</text:p>
          </table:table-cell>
          <table:table-cell office:value-type="float" office:value="172.940002441" calcext:value-type="float">
            <text:p>172.94000244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C1376]-[.A1376]" office:value-type="float" office:value="-1.07000732399999" calcext:value-type="float">
            <text:p>-1.070007324</text:p>
          </table:table-cell>
          <table:table-cell office:value-type="float" office:value="153.929992676" calcext:value-type="float">
            <text:p>153.929992676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table:formula="of:=[.C1377]-[.A1377]" office:value-type="float" office:value="1.62999725340001" calcext:value-type="float">
            <text:p>1.6299972534</text:p>
          </table:table-cell>
          <table:table-cell office:value-type="float" office:value="90.1299972534" calcext:value-type="float">
            <text:p>90.12999725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1378]-[.A1378]" office:value-type="float" office:value="0.949996948199996" calcext:value-type="float">
            <text:p>0.9499969482</text:p>
          </table:table-cell>
          <table:table-cell office:value-type="float" office:value="90.9499969482" calcext:value-type="float">
            <text:p>90.9499969482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C1379]-[.A1379]" office:value-type="float" office:value="1.0999984741" calcext:value-type="float">
            <text:p>1.0999984741</text:p>
          </table:table-cell>
          <table:table-cell office:value-type="float" office:value="86.5999984741" calcext:value-type="float">
            <text:p>86.59999847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1380]-[.A1380]" office:value-type="float" office:value="1.3499984741" calcext:value-type="float">
            <text:p>1.3499984741</text:p>
          </table:table-cell>
          <table:table-cell office:value-type="float" office:value="42.3499984741" calcext:value-type="float">
            <text:p>42.34999847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1381]-[.A1381]" office:value-type="float" office:value="1.0900001526" calcext:value-type="float">
            <text:p>1.0900001526</text:p>
          </table:table-cell>
          <table:table-cell office:value-type="float" office:value="39.0900001526" calcext:value-type="float">
            <text:p>39.0900001526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table:formula="of:=[.C1382]-[.A1382]" office:value-type="float" office:value="-1.710006714" calcext:value-type="float">
            <text:p>-1.710006714</text:p>
          </table:table-cell>
          <table:table-cell office:value-type="float" office:value="164.789993286" calcext:value-type="float">
            <text:p>164.789993286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table:formula="of:=[.C1383]-[.A1383]" office:value-type="float" office:value="1.5199966431" calcext:value-type="float">
            <text:p>1.5199966431</text:p>
          </table:table-cell>
          <table:table-cell office:value-type="float" office:value="95.0199966431" calcext:value-type="float">
            <text:p>95.01999664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C1384]-[.A1384]" office:value-type="float" office:value="-0.899993896000012" calcext:value-type="float">
            <text:p>-0.899993896</text:p>
          </table:table-cell>
          <table:table-cell office:value-type="float" office:value="156.100006104" calcext:value-type="float">
            <text:p>156.100006104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[.C1385]-[.A1385]" office:value-type="float" office:value="0.829999923700001" calcext:value-type="float">
            <text:p>0.8299999237</text:p>
          </table:table-cell>
          <table:table-cell office:value-type="float" office:value="26.3299999237" calcext:value-type="float">
            <text:p>26.3299999237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table:formula="of:=[.C1386]-[.A1386]" office:value-type="float" office:value="0.449996948000006" calcext:value-type="float">
            <text:p>0.449996948</text:p>
          </table:table-cell>
          <table:table-cell office:value-type="float" office:value="109.949996948" calcext:value-type="float">
            <text:p>109.949996948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table:formula="of:=[.C1387]-[.A1387]" office:value-type="float" office:value="1.2600021362" calcext:value-type="float">
            <text:p>1.2600021362</text:p>
          </table:table-cell>
          <table:table-cell office:value-type="float" office:value="91.7600021362" calcext:value-type="float">
            <text:p>91.7600021362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C1388]-[.A1388]" office:value-type="float" office:value="0.690002441399997" calcext:value-type="float">
            <text:p>0.6900024414</text:p>
          </table:table-cell>
          <table:table-cell office:value-type="float" office:value="97.1900024414" calcext:value-type="float">
            <text:p>97.1900024414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table:formula="of:=[.C1389]-[.A1389]" office:value-type="float" office:value="-0.910003662000008" calcext:value-type="float">
            <text:p>-0.910003662</text:p>
          </table:table-cell>
          <table:table-cell office:value-type="float" office:value="149.589996338" calcext:value-type="float">
            <text:p>149.589996338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1390]-[.A1390]" office:value-type="float" office:value="0.170000076299999" calcext:value-type="float">
            <text:p>0.1700000763</text:p>
          </table:table-cell>
          <table:table-cell office:value-type="float" office:value="11.6700000763" calcext:value-type="float">
            <text:p>11.67000007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1391]-[.A1391]" office:value-type="float" office:value="0.799999237100003" calcext:value-type="float">
            <text:p>0.7999992371</text:p>
          </table:table-cell>
          <table:table-cell office:value-type="float" office:value="41.7999992371" calcext:value-type="float">
            <text:p>41.7999992371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table:formula="of:=[.C1392]-[.A1392]" office:value-type="float" office:value="-0.839996337999992" calcext:value-type="float">
            <text:p>-0.839996338</text:p>
          </table:table-cell>
          <table:table-cell office:value-type="float" office:value="153.660003662" calcext:value-type="float">
            <text:p>153.660003662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C1393]-[.A1393]" office:value-type="float" office:value="1.5800018311" calcext:value-type="float">
            <text:p>1.5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1394]-[.A1394]" office:value-type="float" office:value="1.25" calcext:value-type="float">
            <text:p>1.25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C1395]-[.A1395]" office:value-type="float" office:value="0.769996643100001" calcext:value-type="float">
            <text:p>0.7699966431</text:p>
          </table:table-cell>
          <table:table-cell office:value-type="float" office:value="88.7699966431" calcext:value-type="float">
            <text:p>88.76999664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396]-[.A1396]" office:value-type="float" office:value="0.470000267" calcext:value-type="float">
            <text:p>0.470000267</text:p>
          </table:table-cell>
          <table:table-cell office:value-type="float" office:value="15.470000267" calcext:value-type="float">
            <text:p>15.470000267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table:formula="of:=[.C1397]-[.A1397]" office:value-type="float" office:value="-1.50999450699999" calcext:value-type="float">
            <text:p>-1.509994507</text:p>
          </table:table-cell>
          <table:table-cell office:value-type="float" office:value="160.990005493" calcext:value-type="float">
            <text:p>160.9900054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1398]-[.A1398]" office:value-type="float" office:value="1.6599998474" calcext:value-type="float">
            <text:p>1.6599998474</text:p>
          </table:table-cell>
          <table:table-cell office:value-type="float" office:value="52.6599998474" calcext:value-type="float">
            <text:p>52.65999984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C1399]-[.A1399]" office:value-type="float" office:value="-0.240005493000012" calcext:value-type="float">
            <text:p>-0.240005493</text:p>
          </table:table-cell>
          <table:table-cell office:value-type="float" office:value="132.759994507" calcext:value-type="float">
            <text:p>132.7599945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C1400]-[.A1400]" office:value-type="float" office:value="1.1900024414" calcext:value-type="float">
            <text:p>1.1900024414</text:p>
          </table:table-cell>
          <table:table-cell office:value-type="float" office:value="97.1900024414" calcext:value-type="float">
            <text:p>97.19000244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401]-[.A1401]" office:value-type="float" office:value="0.1300001144" calcext:value-type="float">
            <text:p>0.1300001144</text:p>
          </table:table-cell>
          <table:table-cell office:value-type="float" office:value="11.1300001144" calcext:value-type="float">
            <text:p>11.1300001144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[.C1402]-[.A1402]" office:value-type="float" office:value="0" calcext:value-type="float">
            <text:p>0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1403]-[.A1403]" office:value-type="float" office:value="0.419998168999996" calcext:value-type="float">
            <text:p>0.419998169</text:p>
          </table:table-cell>
          <table:table-cell office:value-type="float" office:value="125.419998169" calcext:value-type="float">
            <text:p>125.4199981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1404]-[.A1404]" office:value-type="float" office:value="1.1500015259" calcext:value-type="float">
            <text:p>1.1500015259</text:p>
          </table:table-cell>
          <table:table-cell office:value-type="float" office:value="65.1500015259" calcext:value-type="float">
            <text:p>65.1500015259</text:p>
          </table:table-cell>
        </table:table-row>
        <table:table-row table:style-name="ro1">
          <table:table-cell office:value-type="float" office:value="170.5" calcext:value-type="float">
            <text:p>170.5</text:p>
          </table:table-cell>
          <table:table-cell table:formula="of:=[.C1405]-[.A1405]" office:value-type="float" office:value="-2.17999267600001" calcext:value-type="float">
            <text:p>-2.179992676</text:p>
          </table:table-cell>
          <table:table-cell office:value-type="float" office:value="168.320007324" calcext:value-type="float">
            <text:p>168.320007324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table:formula="of:=[.C1406]-[.A1406]" office:value-type="float" office:value="0.25" calcext:value-type="float">
            <text:p>0.25</text:p>
          </table:table-cell>
          <table:table-cell office:value-type="float" office:value="113.75" calcext:value-type="float">
            <text:p>113.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C1407]-[.A1407]" office:value-type="float" office:value="-2.35000610399999" calcext:value-type="float">
            <text:p>-2.350006104</text:p>
          </table:table-cell>
          <table:table-cell office:value-type="float" office:value="175.649993896" calcext:value-type="float">
            <text:p>175.649993896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C1408]-[.A1408]" office:value-type="float" office:value="1.1500015259" calcext:value-type="float">
            <text:p>1.1500015259</text:p>
          </table:table-cell>
          <table:table-cell office:value-type="float" office:value="96.6500015259" calcext:value-type="float">
            <text:p>96.6500015259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table:formula="of:=[.C1409]-[.A1409]" office:value-type="float" office:value="0.919998168899994" calcext:value-type="float">
            <text:p>0.9199981689</text:p>
          </table:table-cell>
          <table:table-cell office:value-type="float" office:value="65.4199981689" calcext:value-type="float">
            <text:p>65.419998168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C1410]-[.A1410]" office:value-type="float" office:value="0.150001525999997" calcext:value-type="float">
            <text:p>0.150001526</text:p>
          </table:table-cell>
          <table:table-cell office:value-type="float" office:value="106.150001526" calcext:value-type="float">
            <text:p>106.150001526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1411]-[.A1411]" office:value-type="float" office:value="1.6500015259" calcext:value-type="float">
            <text:p>1.6500015259</text:p>
          </table:table-cell>
          <table:table-cell office:value-type="float" office:value="65.1500015259" calcext:value-type="float">
            <text:p>65.1500015259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table:formula="of:=[.C1412]-[.A1412]" office:value-type="float" office:value="0.830001831100006" calcext:value-type="float">
            <text:p>0.8300018311</text:p>
          </table:table-cell>
          <table:table-cell office:value-type="float" office:value="67.3300018311" calcext:value-type="float">
            <text:p>67.33000183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413]-[.A1413]" office:value-type="float" office:value="-0.67000007629" calcext:value-type="float">
            <text:p>-0.6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table:formula="of:=[.C1414]-[.A1414]" office:value-type="float" office:value="-1.52000427199999" calcext:value-type="float">
            <text:p>-1.520004272</text:p>
          </table:table-cell>
          <table:table-cell office:value-type="float" office:value="163.979995728" calcext:value-type="float">
            <text:p>163.9799957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C1415]-[.A1415]" office:value-type="float" office:value="0.410003662000008" calcext:value-type="float">
            <text:p>0.410003662</text:p>
          </table:table-cell>
          <table:table-cell office:value-type="float" office:value="128.410003662" calcext:value-type="float">
            <text:p>128.4100036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1416]-[.A1416]" office:value-type="float" office:value="1.41999816889999" calcext:value-type="float">
            <text:p>1.4199981689</text:p>
          </table:table-cell>
          <table:table-cell office:value-type="float" office:value="65.4199981689" calcext:value-type="float">
            <text:p>65.41999816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417]-[.A1417]" office:value-type="float" office:value="0.3000001907" calcext:value-type="float">
            <text:p>0.3000001907</text:p>
          </table:table-cell>
          <table:table-cell office:value-type="float" office:value="13.3000001907" calcext:value-type="float">
            <text:p>13.3000001907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table:formula="of:=[.C1418]-[.A1418]" office:value-type="float" office:value="0.11000061" calcext:value-type="float">
            <text:p>0.11000061</text:p>
          </table:table-cell>
          <table:table-cell office:value-type="float" office:value="124.61000061" calcext:value-type="float">
            <text:p>124.610000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C1419]-[.A1419]" office:value-type="float" office:value="-1.27999877900001" calcext:value-type="float">
            <text:p>-1.279998779</text:p>
          </table:table-cell>
          <table:table-cell office:value-type="float" office:value="160.720001221" calcext:value-type="float">
            <text:p>160.7200012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1420]-[.A1420]" office:value-type="float" office:value="0.919998168900001" calcext:value-type="float">
            <text:p>0.9199981689</text:p>
          </table:table-cell>
          <table:table-cell office:value-type="float" office:value="36.9199981689" calcext:value-type="float">
            <text:p>36.91999816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421]-[.A1421]" office:value-type="float" office:value="0.6399993896" calcext:value-type="float">
            <text:p>0.6399993896</text:p>
          </table:table-cell>
          <table:table-cell office:value-type="float" office:value="17.6399993896" calcext:value-type="float">
            <text:p>17.6399993896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C1422]-[.A1422]" office:value-type="float" office:value="0.839996337900004" calcext:value-type="float">
            <text:p>0.8399963379</text:p>
          </table:table-cell>
          <table:table-cell office:value-type="float" office:value="83.3399963379" calcext:value-type="float">
            <text:p>83.3399963379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C1423]-[.A1423]" office:value-type="float" office:value="0.670000076299999" calcext:value-type="float">
            <text:p>0.6700000763</text:p>
          </table:table-cell>
          <table:table-cell office:value-type="float" office:value="21.1700000763" calcext:value-type="float">
            <text:p>21.17000007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C1424]-[.A1424]" office:value-type="float" office:value="0.11000061" calcext:value-type="float">
            <text:p>0.11000061</text:p>
          </table:table-cell>
          <table:table-cell office:value-type="float" office:value="115.11000061" calcext:value-type="float">
            <text:p>115.110000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C1425]-[.A1425]" office:value-type="float" office:value="1.36000061039999" calcext:value-type="float">
            <text:p>1.3600006104</text:p>
          </table:table-cell>
          <table:table-cell office:value-type="float" office:value="99.3600006104" calcext:value-type="float">
            <text:p>99.36000061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426]-[.A1426]" office:value-type="float" office:value="0.0399999618999995" calcext:value-type="float">
            <text:p>0.0399999619</text:p>
          </table:table-cell>
          <table:table-cell office:value-type="float" office:value="10.0399999619" calcext:value-type="float">
            <text:p>10.03999996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C1427]-[.A1427]" office:value-type="float" office:value="0.330001831000004" calcext:value-type="float">
            <text:p>0.330001831</text:p>
          </table:table-cell>
          <table:table-cell office:value-type="float" office:value="127.330001831" calcext:value-type="float">
            <text:p>127.330001831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table:formula="of:=[.C1428]-[.A1428]" office:value-type="float" office:value="0.739997864000003" calcext:value-type="float">
            <text:p>0.739997864</text:p>
          </table:table-cell>
          <table:table-cell office:value-type="float" office:value="126.239997864" calcext:value-type="float">
            <text:p>126.239997864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C1429]-[.A1429]" office:value-type="float" office:value="1.2999992371" calcext:value-type="float">
            <text:p>1.2999992371</text:p>
          </table:table-cell>
          <table:table-cell office:value-type="float" office:value="41.7999992371" calcext:value-type="float">
            <text:p>41.79999923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1430]-[.A1430]" office:value-type="float" office:value="0.799999237100003" calcext:value-type="float">
            <text:p>0.7999992371</text:p>
          </table:table-cell>
          <table:table-cell office:value-type="float" office:value="63.7999992371" calcext:value-type="float">
            <text:p>63.7999992371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C1431]-[.A1431]" office:value-type="float" office:value="1.5800018311" calcext:value-type="float">
            <text:p>1.5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1432]-[.A1432]" office:value-type="float" office:value="0.169998168999996" calcext:value-type="float">
            <text:p>0.169998169</text:p>
          </table:table-cell>
          <table:table-cell office:value-type="float" office:value="122.169998169" calcext:value-type="float">
            <text:p>122.16999816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C1433]-[.A1433]" office:value-type="float" office:value="-1.14999389600001" calcext:value-type="float">
            <text:p>-1.149993896</text:p>
          </table:table-cell>
          <table:table-cell office:value-type="float" office:value="152.850006104" calcext:value-type="float">
            <text:p>152.85000610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C1434]-[.A1434]" office:value-type="float" office:value="0.510000228900001" calcext:value-type="float">
            <text:p>0.5100002289</text:p>
          </table:table-cell>
          <table:table-cell office:value-type="float" office:value="16.0100002289" calcext:value-type="float">
            <text:p>16.0100002289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table:formula="of:=[.C1435]-[.A1435]" office:value-type="float" office:value="-0.839996337999992" calcext:value-type="float">
            <text:p>-0.839996338</text:p>
          </table:table-cell>
          <table:table-cell office:value-type="float" office:value="153.660003662" calcext:value-type="float">
            <text:p>153.660003662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C1436]-[.A1436]" office:value-type="float" office:value="1.2300033569" calcext:value-type="float">
            <text:p>1.2300033569</text:p>
          </table:table-cell>
          <table:table-cell office:value-type="float" office:value="78.7300033569" calcext:value-type="float">
            <text:p>78.730003356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C1437]-[.A1437]" office:value-type="float" office:value="-1.07000732399999" calcext:value-type="float">
            <text:p>-1.070007324</text:p>
          </table:table-cell>
          <table:table-cell office:value-type="float" office:value="153.929992676" calcext:value-type="float">
            <text:p>153.9299926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1438]-[.A1438]" office:value-type="float" office:value="0.919998168900001" calcext:value-type="float">
            <text:p>0.9199981689</text:p>
          </table:table-cell>
          <table:table-cell office:value-type="float" office:value="36.9199981689" calcext:value-type="float">
            <text:p>36.9199981689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[.C1439]-[.A1439]" office:value-type="float" office:value="0.939998626700003" calcext:value-type="float">
            <text:p>0.9399986267</text:p>
          </table:table-cell>
          <table:table-cell office:value-type="float" office:value="62.4399986267" calcext:value-type="float">
            <text:p>62.43999862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C1440]-[.A1440]" office:value-type="float" office:value="-1.47000122099999" calcext:value-type="float">
            <text:p>-1.470001221</text:p>
          </table:table-cell>
          <table:table-cell office:value-type="float" office:value="161.529998779" calcext:value-type="float">
            <text:p>161.529998779</text:p>
          </table:table-cell>
        </table:table-row>
        <table:table-row table:style-name="ro1">
          <table:table-cell office:value-type="float" office:value="151.5" calcext:value-type="float">
            <text:p>151.5</text:p>
          </table:table-cell>
          <table:table-cell table:formula="of:=[.C1441]-[.A1441]" office:value-type="float" office:value="-0.550003051999994" calcext:value-type="float">
            <text:p>-0.550003052</text:p>
          </table:table-cell>
          <table:table-cell office:value-type="float" office:value="150.949996948" calcext:value-type="float">
            <text:p>150.9499969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1442]-[.A1442]" office:value-type="float" office:value="1.4799995422" calcext:value-type="float">
            <text:p>1.4799995422</text:p>
          </table:table-cell>
          <table:table-cell office:value-type="float" office:value="53.4799995422" calcext:value-type="float">
            <text:p>53.47999954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C1443]-[.A1443]" office:value-type="float" office:value="0.519996642999999" calcext:value-type="float">
            <text:p>0.519996643</text:p>
          </table:table-cell>
          <table:table-cell office:value-type="float" office:value="104.519996643" calcext:value-type="float">
            <text:p>104.51999664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C1444]-[.A1444]" office:value-type="float" office:value="0.150001525999997" calcext:value-type="float">
            <text:p>0.150001526</text:p>
          </table:table-cell>
          <table:table-cell office:value-type="float" office:value="106.150001526" calcext:value-type="float">
            <text:p>106.1500015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C1445]-[.A1445]" office:value-type="float" office:value="0.370002747000001" calcext:value-type="float">
            <text:p>0.370002747</text:p>
          </table:table-cell>
          <table:table-cell office:value-type="float" office:value="118.370002747" calcext:value-type="float">
            <text:p>118.370002747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[.C1446]-[.A1446]" office:value-type="float" office:value="-0.169998168999996" calcext:value-type="float">
            <text:p>-0.169998169</text:p>
          </table:table-cell>
          <table:table-cell office:value-type="float" office:value="127.330001831" calcext:value-type="float">
            <text:p>127.3300018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1447]-[.A1447]" office:value-type="float" office:value="1.5499992371" calcext:value-type="float">
            <text:p>1.5499992371</text:p>
          </table:table-cell>
          <table:table-cell office:value-type="float" office:value="57.5499992371" calcext:value-type="float">
            <text:p>57.54999923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1448]-[.A1448]" office:value-type="float" office:value="1.3300018311" calcext:value-type="float">
            <text:p>1.3300018311</text:p>
          </table:table-cell>
          <table:table-cell office:value-type="float" office:value="45.3300018311" calcext:value-type="float">
            <text:p>45.33000183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C1449]-[.A1449]" office:value-type="float" office:value="0.919998168899994" calcext:value-type="float">
            <text:p>0.9199981689</text:p>
          </table:table-cell>
          <table:table-cell office:value-type="float" office:value="96.9199981689" calcext:value-type="float">
            <text:p>96.9199981689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table:formula="of:=[.C1450]-[.A1450]" office:value-type="float" office:value="0.730003357000001" calcext:value-type="float">
            <text:p>0.730003357</text:p>
          </table:table-cell>
          <table:table-cell office:value-type="float" office:value="107.230003357" calcext:value-type="float">
            <text:p>107.2300033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451]-[.A1451]" office:value-type="float" office:value="-0.22999954224" calcext:value-type="float">
            <text:p>-0.2299995422</text:p>
          </table:table-cell>
          <table:table-cell office:value-type="float" office:value="9.77000045776" calcext:value-type="float">
            <text:p>9.770000457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C1452]-[.A1452]" office:value-type="float" office:value="0.849998474100005" calcext:value-type="float">
            <text:p>0.8499984741</text:p>
          </table:table-cell>
          <table:table-cell office:value-type="float" office:value="92.8499984741" calcext:value-type="float">
            <text:p>92.84999847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453]-[.A1453]" office:value-type="float" office:value="0.22999954224" calcext:value-type="float">
            <text:p>0.2299995422</text:p>
          </table:table-cell>
          <table:table-cell office:value-type="float" office:value="9.22999954224" calcext:value-type="float">
            <text:p>9.22999954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C1454]-[.A1454]" office:value-type="float" office:value="-0.330001831000004" calcext:value-type="float">
            <text:p>-0.330001831</text:p>
          </table:table-cell>
          <table:table-cell office:value-type="float" office:value="131.669998169" calcext:value-type="float">
            <text:p>131.669998169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C1455]-[.A1455]" office:value-type="float" office:value="0.940000534100001" calcext:value-type="float">
            <text:p>0.9400005341</text:p>
          </table:table-cell>
          <table:table-cell office:value-type="float" office:value="21.4400005341" calcext:value-type="float">
            <text:p>21.4400005341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[.C1456]-[.A1456]" office:value-type="float" office:value="0" calcext:value-type="float">
            <text:p>0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C1457]-[.A1457]" office:value-type="float" office:value="1.2799987793" calcext:value-type="float">
            <text:p>1.2799987793</text:p>
          </table:table-cell>
          <table:table-cell office:value-type="float" office:value="98.2799987793" calcext:value-type="float">
            <text:p>98.2799987793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[.C1458]-[.A1458]" office:value-type="float" office:value="-0.399993896000012" calcext:value-type="float">
            <text:p>-0.399993896</text:p>
          </table:table-cell>
          <table:table-cell office:value-type="float" office:value="137.100006104" calcext:value-type="float">
            <text:p>137.100006104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table:formula="of:=[.C1459]-[.A1459]" office:value-type="float" office:value="0.790000915999997" calcext:value-type="float">
            <text:p>0.790000916</text:p>
          </table:table-cell>
          <table:table-cell office:value-type="float" office:value="114.290000916" calcext:value-type="float">
            <text:p>114.2900009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C1460]-[.A1460]" office:value-type="float" office:value="-0.460006714000002" calcext:value-type="float">
            <text:p>-0.460006714</text:p>
          </table:table-cell>
          <table:table-cell office:value-type="float" office:value="139.539993286" calcext:value-type="float">
            <text:p>139.53999328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C1461]-[.A1461]" office:value-type="float" office:value="-0.0900001525900009" calcext:value-type="float">
            <text:p>-0.0900001526</text:p>
          </table:table-cell>
          <table:table-cell office:value-type="float" office:value="8.40999984741" calcext:value-type="float">
            <text:p>8.409999847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C1462]-[.A1462]" office:value-type="float" office:value="0.419998168999996" calcext:value-type="float">
            <text:p>0.419998169</text:p>
          </table:table-cell>
          <table:table-cell office:value-type="float" office:value="106.419998169" calcext:value-type="float">
            <text:p>106.41999816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1463]-[.A1463]" office:value-type="float" office:value="-0.42999982834" calcext:value-type="float">
            <text:p>-0.4299998283</text:p>
          </table:table-cell>
          <table:table-cell office:value-type="float" office:value="4.07000017166" calcext:value-type="float">
            <text:p>4.07000017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C1464]-[.A1464]" office:value-type="float" office:value="0.089996338000006" calcext:value-type="float">
            <text:p>0.089996338</text:p>
          </table:table-cell>
          <table:table-cell office:value-type="float" office:value="118.089996338" calcext:value-type="float">
            <text:p>118.089996338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table:formula="of:=[.C1465]-[.A1465]" office:value-type="float" office:value="0.160003661999994" calcext:value-type="float">
            <text:p>0.160003662</text:p>
          </table:table-cell>
          <table:table-cell office:value-type="float" office:value="112.660003662" calcext:value-type="float">
            <text:p>112.660003662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[.C1466]-[.A1466]" office:value-type="float" office:value="1.4300003052" calcext:value-type="float">
            <text:p>1.4300003052</text:p>
          </table:table-cell>
          <table:table-cell office:value-type="float" office:value="74.9300003052" calcext:value-type="float">
            <text:p>74.93000030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C1467]-[.A1467]" office:value-type="float" office:value="0.180000304999993" calcext:value-type="float">
            <text:p>0.180000305</text:p>
          </table:table-cell>
          <table:table-cell office:value-type="float" office:value="119.180000305" calcext:value-type="float">
            <text:p>119.1800003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C1468]-[.A1468]" office:value-type="float" office:value="-0.0700073239999881" calcext:value-type="float">
            <text:p>-0.070007324</text:p>
          </table:table-cell>
          <table:table-cell office:value-type="float" office:value="134.929992676" calcext:value-type="float">
            <text:p>134.929992676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1469]-[.A1469]" office:value-type="float" office:value="-1.32000732399999" calcext:value-type="float">
            <text:p>-1.320007324</text:p>
          </table:table-cell>
          <table:table-cell office:value-type="float" office:value="160.179992676" calcext:value-type="float">
            <text:p>160.1799926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1470]-[.A1470]" office:value-type="float" office:value="1.3099975586" calcext:value-type="float">
            <text:p>1.3099975586</text:p>
          </table:table-cell>
          <table:table-cell office:value-type="float" office:value="70.3099975586" calcext:value-type="float">
            <text:p>70.30999755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C1471]-[.A1471]" office:value-type="float" office:value="-0.0599975590000099" calcext:value-type="float">
            <text:p>-0.059997559</text:p>
          </table:table-cell>
          <table:table-cell office:value-type="float" office:value="131.940002441" calcext:value-type="float">
            <text:p>131.940002441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C1472]-[.A1472]" office:value-type="float" office:value="0.849998474000003" calcext:value-type="float">
            <text:p>0.849998474</text:p>
          </table:table-cell>
          <table:table-cell office:value-type="float" office:value="102.349998474" calcext:value-type="float">
            <text:p>102.349998474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table:formula="of:=[.C1473]-[.A1473]" office:value-type="float" office:value="1.5500030518" calcext:value-type="float">
            <text:p>1.5500030518</text:p>
          </table:table-cell>
          <table:table-cell office:value-type="float" office:value="67.0500030518" calcext:value-type="float">
            <text:p>67.05000305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C1474]-[.A1474]" office:value-type="float" office:value="-1.50999450699999" calcext:value-type="float">
            <text:p>-1.509994507</text:p>
          </table:table-cell>
          <table:table-cell office:value-type="float" office:value="170.490005493" calcext:value-type="float">
            <text:p>170.490005493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[.C1475]-[.A1475]" office:value-type="float" office:value="1.13999938960001" calcext:value-type="float">
            <text:p>1.1399993896</text:p>
          </table:table-cell>
          <table:table-cell office:value-type="float" office:value="77.6399993896" calcext:value-type="float">
            <text:p>77.639999389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1476]-[.A1476]" office:value-type="float" office:value="-1.85000002384" calcext:value-type="float">
            <text:p>-1.8500000238</text:p>
          </table:table-cell>
          <table:table-cell office:value-type="float" office:value="-1.35000002384" calcext:value-type="float">
            <text:p>-1.35000002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1477]-[.A1477]" office:value-type="float" office:value="0.159999847400002" calcext:value-type="float">
            <text:p>0.1599998474</text:p>
          </table:table-cell>
          <table:table-cell office:value-type="float" office:value="24.1599998474" calcext:value-type="float">
            <text:p>24.1599998474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C1478]-[.A1478]" office:value-type="float" office:value="-0.0599975589999957" calcext:value-type="float">
            <text:p>-0.059997559</text:p>
          </table:table-cell>
          <table:table-cell office:value-type="float" office:value="122.440002441" calcext:value-type="float">
            <text:p>122.440002441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table:formula="of:=[.C1479]-[.A1479]" office:value-type="float" office:value="0.620002747000001" calcext:value-type="float">
            <text:p>0.620002747</text:p>
          </table:table-cell>
          <table:table-cell office:value-type="float" office:value="112.120002747" calcext:value-type="float">
            <text:p>112.120002747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C1480]-[.A1480]" office:value-type="float" office:value="0.930000304999993" calcext:value-type="float">
            <text:p>0.930000305</text:p>
          </table:table-cell>
          <table:table-cell office:value-type="float" office:value="103.430000305" calcext:value-type="float">
            <text:p>103.4300003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1481]-[.A1481]" office:value-type="float" office:value="0.319999695000007" calcext:value-type="float">
            <text:p>0.319999695</text:p>
          </table:table-cell>
          <table:table-cell office:value-type="float" office:value="108.319999695" calcext:value-type="float">
            <text:p>108.3199996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1482]-[.A1482]" office:value-type="float" office:value="0.8800010681" calcext:value-type="float">
            <text:p>0.8800010681</text:p>
          </table:table-cell>
          <table:table-cell office:value-type="float" office:value="45.8800010681" calcext:value-type="float">
            <text:p>45.88000106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1483]-[.A1483]" office:value-type="float" office:value="0.790000915500002" calcext:value-type="float">
            <text:p>0.7900009155</text:p>
          </table:table-cell>
          <table:table-cell office:value-type="float" office:value="44.7900009155" calcext:value-type="float">
            <text:p>44.79000091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C1484]-[.A1484]" office:value-type="float" office:value="-0.759994506999988" calcext:value-type="float">
            <text:p>-0.759994507</text:p>
          </table:table-cell>
          <table:table-cell office:value-type="float" office:value="145.240005493" calcext:value-type="float">
            <text:p>145.240005493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table:formula="of:=[.C1485]-[.A1485]" office:value-type="float" office:value="-0.139999390000014" calcext:value-type="float">
            <text:p>-0.13999939</text:p>
          </table:table-cell>
          <table:table-cell office:value-type="float" office:value="140.36000061" calcext:value-type="float">
            <text:p>140.36000061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table:formula="of:=[.C1486]-[.A1486]" office:value-type="float" office:value="0.339996337999992" calcext:value-type="float">
            <text:p>0.339996338</text:p>
          </table:table-cell>
          <table:table-cell office:value-type="float" office:value="133.839996338" calcext:value-type="float">
            <text:p>133.839996338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table:formula="of:=[.C1487]-[.A1487]" office:value-type="float" office:value="0.739997864000003" calcext:value-type="float">
            <text:p>0.739997864</text:p>
          </table:table-cell>
          <table:table-cell office:value-type="float" office:value="126.239997864" calcext:value-type="float">
            <text:p>126.23999786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C1488]-[.A1488]" office:value-type="float" office:value="0.980003357000001" calcext:value-type="float">
            <text:p>0.980003357</text:p>
          </table:table-cell>
          <table:table-cell office:value-type="float" office:value="103.980003357" calcext:value-type="float">
            <text:p>103.9800033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1489]-[.A1489]" office:value-type="float" office:value="0.7999992371" calcext:value-type="float">
            <text:p>0.7999992371</text:p>
          </table:table-cell>
          <table:table-cell office:value-type="float" office:value="22.7999992371" calcext:value-type="float">
            <text:p>22.799999237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C1490]-[.A1490]" office:value-type="float" office:value="-1.07000732399999" calcext:value-type="float">
            <text:p>-1.070007324</text:p>
          </table:table-cell>
          <table:table-cell office:value-type="float" office:value="153.929992676" calcext:value-type="float">
            <text:p>153.929992676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table:formula="of:=[.C1491]-[.A1491]" office:value-type="float" office:value="1.5299987793" calcext:value-type="float">
            <text:p>1.5299987793</text:p>
          </table:table-cell>
          <table:table-cell office:value-type="float" office:value="92.0299987793" calcext:value-type="float">
            <text:p>92.0299987793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C1492]-[.A1492]" office:value-type="float" office:value="1.4099998474" calcext:value-type="float">
            <text:p>1.4099998474</text:p>
          </table:table-cell>
          <table:table-cell office:value-type="float" office:value="58.9099998474" calcext:value-type="float">
            <text:p>58.909999847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C1493]-[.A1493]" office:value-type="float" office:value="-0.869995117000002" calcext:value-type="float">
            <text:p>-0.869995117</text:p>
          </table:table-cell>
          <table:table-cell office:value-type="float" office:value="150.130004883" calcext:value-type="float">
            <text:p>150.130004883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table:formula="of:=[.C1494]-[.A1494]" office:value-type="float" office:value="0.0399932859999979" calcext:value-type="float">
            <text:p>0.039993286</text:p>
          </table:table-cell>
          <table:table-cell office:value-type="float" office:value="139.539993286" calcext:value-type="float">
            <text:p>139.539993286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table:formula="of:=[.C1495]-[.A1495]" office:value-type="float" office:value="1.4399986267" calcext:value-type="float">
            <text:p>1.4399986267</text:p>
          </table:table-cell>
          <table:table-cell office:value-type="float" office:value="52.9399986267" calcext:value-type="float">
            <text:p>52.9399986267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table:formula="of:=[.C1496]-[.A1496]" office:value-type="float" office:value="0.779998779300001" calcext:value-type="float">
            <text:p>0.7799987793</text:p>
          </table:table-cell>
          <table:table-cell office:value-type="float" office:value="76.2799987793" calcext:value-type="float">
            <text:p>76.27999877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497]-[.A1497]" office:value-type="float" office:value="0.6399993896" calcext:value-type="float">
            <text:p>0.6399993896</text:p>
          </table:table-cell>
          <table:table-cell office:value-type="float" office:value="17.6399993896" calcext:value-type="float">
            <text:p>17.6399993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498]-[.A1498]" office:value-type="float" office:value="-0.459999978542" calcext:value-type="float">
            <text:p>-0.4599999785</text:p>
          </table:table-cell>
          <table:table-cell office:value-type="float" office:value="0.540000021458" calcext:value-type="float">
            <text:p>0.540000021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1499]-[.A1499]" office:value-type="float" office:value="-0.3699998856" calcext:value-type="float">
            <text:p>-0.3699998856</text:p>
          </table:table-cell>
          <table:table-cell office:value-type="float" office:value="11.1300001144" calcext:value-type="float">
            <text:p>11.1300001144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table:formula="of:=[.C1500]-[.A1500]" office:value-type="float" office:value="0.459999084499998" calcext:value-type="float">
            <text:p>0.4599990845</text:p>
          </table:table-cell>
          <table:table-cell office:value-type="float" office:value="46.9599990845" calcext:value-type="float">
            <text:p>46.9599990845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C1501]-[.A1501]" office:value-type="float" office:value="1.4000015259" calcext:value-type="float">
            <text:p>1.4000015259</text:p>
          </table:table-cell>
          <table:table-cell office:value-type="float" office:value="39.9000015259" calcext:value-type="float">
            <text:p>39.90000152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C1502]-[.A1502]" office:value-type="float" office:value="1.1999969482" calcext:value-type="float">
            <text:p>1.1999969482</text:p>
          </table:table-cell>
          <table:table-cell office:value-type="float" office:value="94.1999969482" calcext:value-type="float">
            <text:p>94.199996948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1503]-[.A1503]" office:value-type="float" office:value="0.86000061" calcext:value-type="float">
            <text:p>0.86000061</text:p>
          </table:table-cell>
          <table:table-cell office:value-type="float" office:value="108.86000061" calcext:value-type="float">
            <text:p>108.86000061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table:formula="of:=[.C1504]-[.A1504]" office:value-type="float" office:value="-1.30999755900001" calcext:value-type="float">
            <text:p>-1.309997559</text:p>
          </table:table-cell>
          <table:table-cell office:value-type="float" office:value="157.190002441" calcext:value-type="float">
            <text:p>157.19000244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1505]-[.A1505]" office:value-type="float" office:value="-1.49000549300001" calcext:value-type="float">
            <text:p>-1.490005493</text:p>
          </table:table-cell>
          <table:table-cell office:value-type="float" office:value="167.509994507" calcext:value-type="float">
            <text:p>167.509994507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C1506]-[.A1506]" office:value-type="float" office:value="1.41999816889999" calcext:value-type="float">
            <text:p>1.4199981689</text:p>
          </table:table-cell>
          <table:table-cell office:value-type="float" office:value="96.9199981689" calcext:value-type="float">
            <text:p>96.9199981689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1507]-[.A1507]" office:value-type="float" office:value="1.6500015259" calcext:value-type="float">
            <text:p>1.6500015259</text:p>
          </table:table-cell>
          <table:table-cell office:value-type="float" office:value="65.1500015259" calcext:value-type="float">
            <text:p>65.15000152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1508]-[.A1508]" office:value-type="float" office:value="1.4599990845" calcext:value-type="float">
            <text:p>1.4599990845</text:p>
          </table:table-cell>
          <table:table-cell office:value-type="float" office:value="37.4599990845" calcext:value-type="float">
            <text:p>37.4599990845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[.C1509]-[.A1509]" office:value-type="float" office:value="1.4300003052" calcext:value-type="float">
            <text:p>1.4300003052</text:p>
          </table:table-cell>
          <table:table-cell office:value-type="float" office:value="74.9300003052" calcext:value-type="float">
            <text:p>74.9300003052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1510]-[.A1510]" office:value-type="float" office:value="-1.05000305199999" calcext:value-type="float">
            <text:p>-1.050003052</text:p>
          </table:table-cell>
          <table:table-cell office:value-type="float" office:value="160.449996948" calcext:value-type="float">
            <text:p>160.4499969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1511]-[.A1511]" office:value-type="float" office:value="0.670000076299999" calcext:value-type="float">
            <text:p>0.6700000763</text:p>
          </table:table-cell>
          <table:table-cell office:value-type="float" office:value="30.6700000763" calcext:value-type="float">
            <text:p>30.670000076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C1512]-[.A1512]" office:value-type="float" office:value="0.430000304999993" calcext:value-type="float">
            <text:p>0.430000305</text:p>
          </table:table-cell>
          <table:table-cell office:value-type="float" office:value="103.430000305" calcext:value-type="float">
            <text:p>103.4300003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C1513]-[.A1513]" office:value-type="float" office:value="-0.580001831000004" calcext:value-type="float">
            <text:p>-0.580001831</text:p>
          </table:table-cell>
          <table:table-cell office:value-type="float" office:value="147.419998169" calcext:value-type="float">
            <text:p>147.419998169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[.C1514]-[.A1514]" office:value-type="float" office:value="-1.83999633799999" calcext:value-type="float">
            <text:p>-1.839996338</text:p>
          </table:table-cell>
          <table:table-cell office:value-type="float" office:value="172.660003662" calcext:value-type="float">
            <text:p>172.660003662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C1515]-[.A1515]" office:value-type="float" office:value="1.0200004578" calcext:value-type="float">
            <text:p>1.0200004578</text:p>
          </table:table-cell>
          <table:table-cell office:value-type="float" office:value="63.5200004578" calcext:value-type="float">
            <text:p>63.520000457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C1516]-[.A1516]" office:value-type="float" office:value="-0.160003662000008" calcext:value-type="float">
            <text:p>-0.160003662</text:p>
          </table:table-cell>
          <table:table-cell office:value-type="float" office:value="133.839996338" calcext:value-type="float">
            <text:p>133.839996338</text:p>
          </table:table-cell>
        </table:table-row>
        <table:table-row table:style-name="ro1">
          <table:table-cell office:value-type="float" office:value="159.5" calcext:value-type="float">
            <text:p>159.5</text:p>
          </table:table-cell>
          <table:table-cell table:formula="of:=[.C1517]-[.A1517]" office:value-type="float" office:value="-0.949996948000006" calcext:value-type="float">
            <text:p>-0.949996948</text:p>
          </table:table-cell>
          <table:table-cell office:value-type="float" office:value="158.550003052" calcext:value-type="float">
            <text:p>158.5500030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C1518]-[.A1518]" office:value-type="float" office:value="-1.94999694800001" calcext:value-type="float">
            <text:p>-1.949996948</text:p>
          </table:table-cell>
          <table:table-cell office:value-type="float" office:value="168.050003052" calcext:value-type="float">
            <text:p>168.050003052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[.C1519]-[.A1519]" office:value-type="float" office:value="1.4799995422" calcext:value-type="float">
            <text:p>1.4799995422</text:p>
          </table:table-cell>
          <table:table-cell office:value-type="float" office:value="62.9799995422" calcext:value-type="float">
            <text:p>62.9799995422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table:formula="of:=[.C1520]-[.A1520]" office:value-type="float" office:value="1.4500007629" calcext:value-type="float">
            <text:p>1.4500007629</text:p>
          </table:table-cell>
          <table:table-cell office:value-type="float" office:value="49.9500007629" calcext:value-type="float">
            <text:p>49.95000076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C1521]-[.A1521]" office:value-type="float" office:value="0.529998779300001" calcext:value-type="float">
            <text:p>0.5299987793</text:p>
          </table:table-cell>
          <table:table-cell office:value-type="float" office:value="82.5299987793" calcext:value-type="float">
            <text:p>82.5299987793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1522]-[.A1522]" office:value-type="float" office:value="-1.32000732399999" calcext:value-type="float">
            <text:p>-1.320007324</text:p>
          </table:table-cell>
          <table:table-cell office:value-type="float" office:value="160.179992676" calcext:value-type="float">
            <text:p>160.1799926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1523]-[.A1523]" office:value-type="float" office:value="0.270000457799998" calcext:value-type="float">
            <text:p>0.2700004578</text:p>
          </table:table-cell>
          <table:table-cell office:value-type="float" office:value="19.2700004578" calcext:value-type="float">
            <text:p>19.27000045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1524]-[.A1524]" office:value-type="float" office:value="0.650001525900002" calcext:value-type="float">
            <text:p>0.6500015259</text:p>
          </table:table-cell>
          <table:table-cell office:value-type="float" office:value="55.6500015259" calcext:value-type="float">
            <text:p>55.6500015259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C1525]-[.A1525]" office:value-type="float" office:value="1.2200012207" calcext:value-type="float">
            <text:p>1.2200012207</text:p>
          </table:table-cell>
          <table:table-cell office:value-type="float" office:value="40.7200012207" calcext:value-type="float">
            <text:p>40.7200012207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table:formula="of:=[.C1526]-[.A1526]" office:value-type="float" office:value="0.819999694800003" calcext:value-type="float">
            <text:p>0.8199996948</text:p>
          </table:table-cell>
          <table:table-cell office:value-type="float" office:value="89.3199996948" calcext:value-type="float">
            <text:p>89.3199996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527]-[.A1527]" office:value-type="float" office:value="-1.810000002384" calcext:value-type="float">
            <text:p>-1.8100000024</text:p>
          </table:table-cell>
          <table:table-cell office:value-type="float" office:value="-0.810000002384" calcext:value-type="float">
            <text:p>-0.8100000024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C1528]-[.A1528]" office:value-type="float" office:value="0.959999084499998" calcext:value-type="float">
            <text:p>0.9599990845</text:p>
          </table:table-cell>
          <table:table-cell office:value-type="float" office:value="78.4599990845" calcext:value-type="float">
            <text:p>78.459999084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C1529]-[.A1529]" office:value-type="float" office:value="-1.039993286" calcext:value-type="float">
            <text:p>-1.039993286</text:p>
          </table:table-cell>
          <table:table-cell office:value-type="float" office:value="147.960006714" calcext:value-type="float">
            <text:p>147.9600067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C1530]-[.A1530]" office:value-type="float" office:value="1.4700012207" calcext:value-type="float">
            <text:p>1.4700012207</text:p>
          </table:table-cell>
          <table:table-cell office:value-type="float" office:value="75.4700012207" calcext:value-type="float">
            <text:p>75.4700012207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table:formula="of:=[.C1531]-[.A1531]" office:value-type="float" office:value="0.339996338000006" calcext:value-type="float">
            <text:p>0.339996338</text:p>
          </table:table-cell>
          <table:table-cell office:value-type="float" office:value="114.839996338" calcext:value-type="float">
            <text:p>114.839996338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table:formula="of:=[.C1532]-[.A1532]" office:value-type="float" office:value="1.4500007629" calcext:value-type="float">
            <text:p>1.4500007629</text:p>
          </table:table-cell>
          <table:table-cell office:value-type="float" office:value="49.9500007629" calcext:value-type="float">
            <text:p>49.950000762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C1533]-[.A1533]" office:value-type="float" office:value="-0.169998168999996" calcext:value-type="float">
            <text:p>-0.169998169</text:p>
          </table:table-cell>
          <table:table-cell office:value-type="float" office:value="136.830001831" calcext:value-type="float">
            <text:p>136.830001831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table:formula="of:=[.C1534]-[.A1534]" office:value-type="float" office:value="-1.00999450699999" calcext:value-type="float">
            <text:p>-1.009994507</text:p>
          </table:table-cell>
          <table:table-cell office:value-type="float" office:value="151.490005493" calcext:value-type="float">
            <text:p>151.490005493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C1535]-[.A1535]" office:value-type="float" office:value="0.9300003052" calcext:value-type="float">
            <text:p>0.9300003052</text:p>
          </table:table-cell>
          <table:table-cell office:value-type="float" office:value="24.4300003052" calcext:value-type="float">
            <text:p>24.4300003052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table:formula="of:=[.C1536]-[.A1536]" office:value-type="float" office:value="-0.369995117000002" calcext:value-type="float">
            <text:p>-0.369995117</text:p>
          </table:table-cell>
          <table:table-cell office:value-type="float" office:value="131.130004883" calcext:value-type="float">
            <text:p>131.13000488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C1537]-[.A1537]" office:value-type="float" office:value="-2.16000366200001" calcext:value-type="float">
            <text:p>-2.160003662</text:p>
          </table:table-cell>
          <table:table-cell office:value-type="float" office:value="174.839996338" calcext:value-type="float">
            <text:p>174.8399963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1538]-[.A1538]" office:value-type="float" office:value="1.0999984741" calcext:value-type="float">
            <text:p>1.0999984741</text:p>
          </table:table-cell>
          <table:table-cell office:value-type="float" office:value="36.0999984741" calcext:value-type="float">
            <text:p>36.0999984741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C1539]-[.A1539]" office:value-type="float" office:value="0.689998626700003" calcext:value-type="float">
            <text:p>0.6899986267</text:p>
          </table:table-cell>
          <table:table-cell office:value-type="float" office:value="56.1899986267" calcext:value-type="float">
            <text:p>56.18999862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1540]-[.A1540]" office:value-type="float" office:value="1.3099975586" calcext:value-type="float">
            <text:p>1.3099975586</text:p>
          </table:table-cell>
          <table:table-cell office:value-type="float" office:value="70.3099975586" calcext:value-type="float">
            <text:p>70.3099975586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[.C1541]-[.A1541]" office:value-type="float" office:value="0.0599994658999989" calcext:value-type="float">
            <text:p>0.0599994659</text:p>
          </table:table-cell>
          <table:table-cell office:value-type="float" office:value="16.5599994659" calcext:value-type="float">
            <text:p>16.5599994659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C1542]-[.A1542]" office:value-type="float" office:value="0.569999694800003" calcext:value-type="float">
            <text:p>0.5699996948</text:p>
          </table:table-cell>
          <table:table-cell office:value-type="float" office:value="83.0699996948" calcext:value-type="float">
            <text:p>83.06999969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1543]-[.A1543]" office:value-type="float" office:value="1.1899986267" calcext:value-type="float">
            <text:p>1.1899986267</text:p>
          </table:table-cell>
          <table:table-cell office:value-type="float" office:value="56.1899986267" calcext:value-type="float">
            <text:p>56.1899986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1544]-[.A1544]" office:value-type="float" office:value="-0.82999992371" calcext:value-type="float">
            <text:p>-0.8299999237</text:p>
          </table:table-cell>
          <table:table-cell office:value-type="float" office:value="2.17000007629" calcext:value-type="float">
            <text:p>2.170000076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C1545]-[.A1545]" office:value-type="float" office:value="-0.0500030519999939" calcext:value-type="float">
            <text:p>-0.050003052</text:p>
          </table:table-cell>
          <table:table-cell office:value-type="float" office:value="128.949996948" calcext:value-type="float">
            <text:p>128.9499969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C1546]-[.A1546]" office:value-type="float" office:value="-1.47000122099999" calcext:value-type="float">
            <text:p>-1.470001221</text:p>
          </table:table-cell>
          <table:table-cell office:value-type="float" office:value="161.529998779" calcext:value-type="float">
            <text:p>161.52999877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C1547]-[.A1547]" office:value-type="float" office:value="-0.759994506999988" calcext:value-type="float">
            <text:p>-0.759994507</text:p>
          </table:table-cell>
          <table:table-cell office:value-type="float" office:value="145.240005493" calcext:value-type="float">
            <text:p>145.240005493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table:formula="of:=[.C1548]-[.A1548]" office:value-type="float" office:value="1.1599998474" calcext:value-type="float">
            <text:p>1.1599998474</text:p>
          </table:table-cell>
          <table:table-cell office:value-type="float" office:value="52.6599998474" calcext:value-type="float">
            <text:p>52.6599998474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table:formula="of:=[.C1549]-[.A1549]" office:value-type="float" office:value="1" calcext:value-type="float">
            <text:p>1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C1550]-[.A1550]" office:value-type="float" office:value="-2.25999450699999" calcext:value-type="float">
            <text:p>-2.259994507</text:p>
          </table:table-cell>
          <table:table-cell office:value-type="float" office:value="176.740005493" calcext:value-type="float">
            <text:p>176.740005493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table:formula="of:=[.C1551]-[.A1551]" office:value-type="float" office:value="0.0299987790000102" calcext:value-type="float">
            <text:p>0.029998779</text:p>
          </table:table-cell>
          <table:table-cell office:value-type="float" office:value="142.529998779" calcext:value-type="float">
            <text:p>142.5299987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C1552]-[.A1552]" office:value-type="float" office:value="1.4700012207" calcext:value-type="float">
            <text:p>1.4700012207</text:p>
          </table:table-cell>
          <table:table-cell office:value-type="float" office:value="75.4700012207" calcext:value-type="float">
            <text:p>75.47000122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C1553]-[.A1553]" office:value-type="float" office:value="0.61000061" calcext:value-type="float">
            <text:p>0.61000061</text:p>
          </table:table-cell>
          <table:table-cell office:value-type="float" office:value="105.61000061" calcext:value-type="float">
            <text:p>105.61000061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C1554]-[.A1554]" office:value-type="float" office:value="0.279998778999996" calcext:value-type="float">
            <text:p>0.279998779</text:p>
          </table:table-cell>
          <table:table-cell office:value-type="float" office:value="107.779998779" calcext:value-type="float">
            <text:p>107.7799987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1555]-[.A1555]" office:value-type="float" office:value="1.7600021362" calcext:value-type="float">
            <text:p>1.7600021362</text:p>
          </table:table-cell>
          <table:table-cell office:value-type="float" office:value="72.7600021362" calcext:value-type="float">
            <text:p>72.76000213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1556]-[.A1556]" office:value-type="float" office:value="1.2299995422" calcext:value-type="float">
            <text:p>1.2299995422</text:p>
          </table:table-cell>
          <table:table-cell office:value-type="float" office:value="47.2299995422" calcext:value-type="float">
            <text:p>47.2299995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557]-[.A1557]" office:value-type="float" office:value="-1.810000002384" calcext:value-type="float">
            <text:p>-1.8100000024</text:p>
          </table:table-cell>
          <table:table-cell office:value-type="float" office:value="-0.810000002384" calcext:value-type="float">
            <text:p>-0.81000000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1558]-[.A1558]" office:value-type="float" office:value="1.5499992371" calcext:value-type="float">
            <text:p>1.5499992371</text:p>
          </table:table-cell>
          <table:table-cell office:value-type="float" office:value="57.5499992371" calcext:value-type="float">
            <text:p>57.5499992371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1559]-[.A1559]" office:value-type="float" office:value="1.37999725340001" calcext:value-type="float">
            <text:p>1.3799972534</text:p>
          </table:table-cell>
          <table:table-cell office:value-type="float" office:value="64.8799972534" calcext:value-type="float">
            <text:p>64.8799972534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table:formula="of:=[.C1560]-[.A1560]" office:value-type="float" office:value="-1.419998169" calcext:value-type="float">
            <text:p>-1.419998169</text:p>
          </table:table-cell>
          <table:table-cell office:value-type="float" office:value="162.080001831" calcext:value-type="float">
            <text:p>162.0800018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1561]-[.A1561]" office:value-type="float" office:value="1.2300033569" calcext:value-type="float">
            <text:p>1.2300033569</text:p>
          </table:table-cell>
          <table:table-cell office:value-type="float" office:value="69.2300033569" calcext:value-type="float">
            <text:p>69.23000335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562]-[.A1562]" office:value-type="float" office:value="0.6399993896" calcext:value-type="float">
            <text:p>0.6399993896</text:p>
          </table:table-cell>
          <table:table-cell office:value-type="float" office:value="17.6399993896" calcext:value-type="float">
            <text:p>17.6399993896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C1563]-[.A1563]" office:value-type="float" office:value="0.690002441399997" calcext:value-type="float">
            <text:p>0.6900024414</text:p>
          </table:table-cell>
          <table:table-cell office:value-type="float" office:value="78.1900024414" calcext:value-type="float">
            <text:p>78.1900024414</text:p>
          </table:table-cell>
        </table:table-row>
        <table:table-row table:style-name="ro1">
          <table:table-cell office:value-type="float" office:value="147.5" calcext:value-type="float">
            <text:p>147.5</text:p>
          </table:table-cell>
          <table:table-cell table:formula="of:=[.C1564]-[.A1564]" office:value-type="float" office:value="-0.899993896000012" calcext:value-type="float">
            <text:p>-0.899993896</text:p>
          </table:table-cell>
          <table:table-cell office:value-type="float" office:value="146.600006104" calcext:value-type="float">
            <text:p>146.60000610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C1565]-[.A1565]" office:value-type="float" office:value="0.260000228900001" calcext:value-type="float">
            <text:p>0.2600002289</text:p>
          </table:table-cell>
          <table:table-cell office:value-type="float" office:value="12.7600002289" calcext:value-type="float">
            <text:p>12.76000022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C1566]-[.A1566]" office:value-type="float" office:value="-0.289993285999998" calcext:value-type="float">
            <text:p>-0.289993286</text:p>
          </table:table-cell>
          <table:table-cell office:value-type="float" office:value="141.710006714" calcext:value-type="float">
            <text:p>141.710006714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table:formula="of:=[.C1567]-[.A1567]" office:value-type="float" office:value="0.980003356899999" calcext:value-type="float">
            <text:p>0.9800033569</text:p>
          </table:table-cell>
          <table:table-cell office:value-type="float" office:value="72.4800033569" calcext:value-type="float">
            <text:p>72.4800033569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table:formula="of:=[.C1568]-[.A1568]" office:value-type="float" office:value="-0.029998778999996" calcext:value-type="float">
            <text:p>-0.029998779</text:p>
          </table:table-cell>
          <table:table-cell office:value-type="float" office:value="116.470001221" calcext:value-type="float">
            <text:p>116.4700012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1569]-[.A1569]" office:value-type="float" office:value="1.37000274659999" calcext:value-type="float">
            <text:p>1.3700027466</text:p>
          </table:table-cell>
          <table:table-cell office:value-type="float" office:value="77.3700027466" calcext:value-type="float">
            <text:p>77.37000274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1570]-[.A1570]" office:value-type="float" office:value="0.629997253400006" calcext:value-type="float">
            <text:p>0.6299972534</text:p>
          </table:table-cell>
          <table:table-cell office:value-type="float" office:value="80.6299972534" calcext:value-type="float">
            <text:p>80.62999725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571]-[.A1571]" office:value-type="float" office:value="-0.31999969482" calcext:value-type="float">
            <text:p>-0.3199996948</text:p>
          </table:table-cell>
          <table:table-cell office:value-type="float" office:value="8.68000030518" calcext:value-type="float">
            <text:p>8.6800003052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[.C1572]-[.A1572]" office:value-type="float" office:value="0.370000839199999" calcext:value-type="float">
            <text:p>0.3700008392</text:p>
          </table:table-cell>
          <table:table-cell office:value-type="float" office:value="26.8700008392" calcext:value-type="float">
            <text:p>26.8700008392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C1573]-[.A1573]" office:value-type="float" office:value="0.490001678500001" calcext:value-type="float">
            <text:p>0.4900016785</text:p>
          </table:table-cell>
          <table:table-cell office:value-type="float" office:value="40.9900016785" calcext:value-type="float">
            <text:p>40.990001678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1574]-[.A1574]" office:value-type="float" office:value="-1.85000002384" calcext:value-type="float">
            <text:p>-1.8500000238</text:p>
          </table:table-cell>
          <table:table-cell office:value-type="float" office:value="-1.35000002384" calcext:value-type="float">
            <text:p>-1.3500000238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table:formula="of:=[.C1575]-[.A1575]" office:value-type="float" office:value="0.629997253400006" calcext:value-type="float">
            <text:p>0.6299972534</text:p>
          </table:table-cell>
          <table:table-cell office:value-type="float" office:value="90.1299972534" calcext:value-type="float">
            <text:p>90.1299972534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table:formula="of:=[.C1576]-[.A1576]" office:value-type="float" office:value="-1.789993286" calcext:value-type="float">
            <text:p>-1.789993286</text:p>
          </table:table-cell>
          <table:table-cell office:value-type="float" office:value="163.710006714" calcext:value-type="float">
            <text:p>163.710006714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C1577]-[.A1577]" office:value-type="float" office:value="1.1300010681" calcext:value-type="float">
            <text:p>1.1300010681</text:p>
          </table:table-cell>
          <table:table-cell office:value-type="float" office:value="39.6300010681" calcext:value-type="float">
            <text:p>39.63000106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C1578]-[.A1578]" office:value-type="float" office:value="-1.44999694800001" calcext:value-type="float">
            <text:p>-1.449996948</text:p>
          </table:table-cell>
          <table:table-cell office:value-type="float" office:value="158.550003052" calcext:value-type="float">
            <text:p>158.5500030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1579]-[.A1579]" office:value-type="float" office:value="1.25" calcext:value-type="float">
            <text:p>1.25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C1580]-[.A1580]" office:value-type="float" office:value="0.529998778999996" calcext:value-type="float">
            <text:p>0.529998779</text:p>
          </table:table-cell>
          <table:table-cell office:value-type="float" office:value="101.529998779" calcext:value-type="float">
            <text:p>101.529998779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1581]-[.A1581]" office:value-type="float" office:value="-1.05000305199999" calcext:value-type="float">
            <text:p>-1.050003052</text:p>
          </table:table-cell>
          <table:table-cell office:value-type="float" office:value="160.449996948" calcext:value-type="float">
            <text:p>160.4499969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1582]-[.A1582]" office:value-type="float" office:value="0.959999084500002" calcext:value-type="float">
            <text:p>0.9599990845</text:p>
          </table:table-cell>
          <table:table-cell office:value-type="float" office:value="27.9599990845" calcext:value-type="float">
            <text:p>27.9599990845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[.C1583]-[.A1583]" office:value-type="float" office:value="0.870002746599994" calcext:value-type="float">
            <text:p>0.8700027466</text:p>
          </table:table-cell>
          <table:table-cell office:value-type="float" office:value="77.3700027466" calcext:value-type="float">
            <text:p>77.3700027466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C1584]-[.A1584]" office:value-type="float" office:value="-0.0599975589999957" calcext:value-type="float">
            <text:p>-0.059997559</text:p>
          </table:table-cell>
          <table:table-cell office:value-type="float" office:value="122.440002441" calcext:value-type="float">
            <text:p>122.440002441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table:formula="of:=[.C1585]-[.A1585]" office:value-type="float" office:value="-1.82000732399999" calcext:value-type="float">
            <text:p>-1.820007324</text:p>
          </table:table-cell>
          <table:table-cell office:value-type="float" office:value="169.679992676" calcext:value-type="float">
            <text:p>169.6799926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C1586]-[.A1586]" office:value-type="float" office:value="0.75" calcext:value-type="float">
            <text:p>0.75</text:p>
          </table:table-cell>
          <table:table-cell office:value-type="float" office:value="113.75" calcext:value-type="float">
            <text:p>113.75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table:formula="of:=[.C1587]-[.A1587]" office:value-type="float" office:value="1.3499984741" calcext:value-type="float">
            <text:p>1.3499984741</text:p>
          </table:table-cell>
          <table:table-cell office:value-type="float" office:value="70.8499984741" calcext:value-type="float">
            <text:p>70.8499984741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1588]-[.A1588]" office:value-type="float" office:value="-1.60000610399999" calcext:value-type="float">
            <text:p>-1.600006104</text:p>
          </table:table-cell>
          <table:table-cell office:value-type="float" office:value="159.899993896" calcext:value-type="float">
            <text:p>159.899993896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table:formula="of:=[.C1589]-[.A1589]" office:value-type="float" office:value="1.3199996948" calcext:value-type="float">
            <text:p>1.3199996948</text:p>
          </table:table-cell>
          <table:table-cell office:value-type="float" office:value="57.8199996948" calcext:value-type="float">
            <text:p>57.81999969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1590]-[.A1590]" office:value-type="float" office:value="0.849998474100005" calcext:value-type="float">
            <text:p>0.8499984741</text:p>
          </table:table-cell>
          <table:table-cell office:value-type="float" office:value="70.8499984741" calcext:value-type="float">
            <text:p>70.84999847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1591]-[.A1591]" office:value-type="float" office:value="1.6199989319" calcext:value-type="float">
            <text:p>1.6199989319</text:p>
          </table:table-cell>
          <table:table-cell office:value-type="float" office:value="61.6199989319" calcext:value-type="float">
            <text:p>61.6199989319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table:formula="of:=[.C1592]-[.A1592]" office:value-type="float" office:value="-0.839996337999992" calcext:value-type="float">
            <text:p>-0.839996338</text:p>
          </table:table-cell>
          <table:table-cell office:value-type="float" office:value="153.660003662" calcext:value-type="float">
            <text:p>153.660003662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table:formula="of:=[.C1593]-[.A1593]" office:value-type="float" office:value="1.2399978638" calcext:value-type="float">
            <text:p>1.2399978638</text:p>
          </table:table-cell>
          <table:table-cell office:value-type="float" office:value="75.7399978638" calcext:value-type="float">
            <text:p>75.73999786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C1594]-[.A1594]" office:value-type="float" office:value="1.3000030518" calcext:value-type="float">
            <text:p>1.3000030518</text:p>
          </table:table-cell>
          <table:table-cell office:value-type="float" office:value="92.3000030518" calcext:value-type="float">
            <text:p>92.3000030518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C1595]-[.A1595]" office:value-type="float" office:value="1.5400009155" calcext:value-type="float">
            <text:p>1.5400009155</text:p>
          </table:table-cell>
          <table:table-cell office:value-type="float" office:value="89.0400009155" calcext:value-type="float">
            <text:p>89.0400009155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table:formula="of:=[.C1596]-[.A1596]" office:value-type="float" office:value="1.3000030518" calcext:value-type="float">
            <text:p>1.3000030518</text:p>
          </table:table-cell>
          <table:table-cell office:value-type="float" office:value="82.8000030518" calcext:value-type="float">
            <text:p>82.80000305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C1597]-[.A1597]" office:value-type="float" office:value="-2.25" calcext:value-type="float">
            <text:p>-2.25</text:p>
          </table:table-cell>
          <table:table-cell office:value-type="float" office:value="173.75" calcext:value-type="float">
            <text:p>173.75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table:formula="of:=[.C1598]-[.A1598]" office:value-type="float" office:value="1.0699996948" calcext:value-type="float">
            <text:p>1.0699996948</text:p>
          </table:table-cell>
          <table:table-cell office:value-type="float" office:value="73.5699996948" calcext:value-type="float">
            <text:p>73.56999969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1599]-[.A1599]" office:value-type="float" office:value="1.2200012207" calcext:value-type="float">
            <text:p>1.2200012207</text:p>
          </table:table-cell>
          <table:table-cell office:value-type="float" office:value="50.2200012207" calcext:value-type="float">
            <text:p>50.22000122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C1600]-[.A1600]" office:value-type="float" office:value="-0.129997252999999" calcext:value-type="float">
            <text:p>-0.129997253</text:p>
          </table:table-cell>
          <table:table-cell office:value-type="float" office:value="127.870002747" calcext:value-type="float">
            <text:p>127.8700027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C1601]-[.A1601]" office:value-type="float" office:value="0.680000304999993" calcext:value-type="float">
            <text:p>0.680000305</text:p>
          </table:table-cell>
          <table:table-cell office:value-type="float" office:value="109.680000305" calcext:value-type="float">
            <text:p>109.680000305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table:formula="of:=[.C1602]-[.A1602]" office:value-type="float" office:value="-0.22000122099999" calcext:value-type="float">
            <text:p>-0.220001221</text:p>
          </table:table-cell>
          <table:table-cell office:value-type="float" office:value="136.279998779" calcext:value-type="float">
            <text:p>136.2799987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C1603]-[.A1603]" office:value-type="float" office:value="0.470001221000004" calcext:value-type="float">
            <text:p>0.470001221</text:p>
          </table:table-cell>
          <table:table-cell office:value-type="float" office:value="116.470001221" calcext:value-type="float">
            <text:p>116.4700012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1604]-[.A1604]" office:value-type="float" office:value="1.4799995422" calcext:value-type="float">
            <text:p>1.4799995422</text:p>
          </table:table-cell>
          <table:table-cell office:value-type="float" office:value="53.4799995422" calcext:value-type="float">
            <text:p>53.47999954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1605]-[.A1605]" office:value-type="float" office:value="0.959999084500002" calcext:value-type="float">
            <text:p>0.9599990845</text:p>
          </table:table-cell>
          <table:table-cell office:value-type="float" office:value="27.9599990845" calcext:value-type="float">
            <text:p>27.95999908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1606]-[.A1606]" office:value-type="float" office:value="0.610000610399993" calcext:value-type="float">
            <text:p>0.6100006104</text:p>
          </table:table-cell>
          <table:table-cell office:value-type="float" office:value="64.6100006104" calcext:value-type="float">
            <text:p>64.61000061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1607]-[.A1607]" office:value-type="float" office:value="0.879997253400006" calcext:value-type="float">
            <text:p>0.8799972534</text:p>
          </table:table-cell>
          <table:table-cell office:value-type="float" office:value="64.8799972534" calcext:value-type="float">
            <text:p>64.8799972534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table:formula="of:=[.C1608]-[.A1608]" office:value-type="float" office:value="0.779998779300001" calcext:value-type="float">
            <text:p>0.7799987793</text:p>
          </table:table-cell>
          <table:table-cell office:value-type="float" office:value="76.2799987793" calcext:value-type="float">
            <text:p>76.27999877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1609]-[.A1609]" office:value-type="float" office:value="-0.55999994278" calcext:value-type="float">
            <text:p>-0.5599999428</text:p>
          </table:table-cell>
          <table:table-cell office:value-type="float" office:value="2.44000005722" calcext:value-type="float">
            <text:p>2.4400000572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table:formula="of:=[.C1610]-[.A1610]" office:value-type="float" office:value="0.699996948199996" calcext:value-type="float">
            <text:p>0.6999969482</text:p>
          </table:table-cell>
          <table:table-cell office:value-type="float" office:value="75.1999969482" calcext:value-type="float">
            <text:p>75.1999969482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C1611]-[.A1611]" office:value-type="float" office:value="1.2400016785" calcext:value-type="float">
            <text:p>1.2400016785</text:p>
          </table:table-cell>
          <table:table-cell office:value-type="float" office:value="56.7400016785" calcext:value-type="float">
            <text:p>56.7400016785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C1612]-[.A1612]" office:value-type="float" office:value="-0.0599975589999957" calcext:value-type="float">
            <text:p>-0.059997559</text:p>
          </table:table-cell>
          <table:table-cell office:value-type="float" office:value="122.440002441" calcext:value-type="float">
            <text:p>122.4400024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613]-[.A1613]" office:value-type="float" office:value="0.559999465899999" calcext:value-type="float">
            <text:p>0.5599994659</text:p>
          </table:table-cell>
          <table:table-cell office:value-type="float" office:value="16.5599994659" calcext:value-type="float">
            <text:p>16.55999946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C1614]-[.A1614]" office:value-type="float" office:value="0.849998474100005" calcext:value-type="float">
            <text:p>0.8499984741</text:p>
          </table:table-cell>
          <table:table-cell office:value-type="float" office:value="92.8499984741" calcext:value-type="float">
            <text:p>92.8499984741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C1615]-[.A1615]" office:value-type="float" office:value="0.690002441399997" calcext:value-type="float">
            <text:p>0.6900024414</text:p>
          </table:table-cell>
          <table:table-cell office:value-type="float" office:value="97.1900024414" calcext:value-type="float">
            <text:p>97.1900024414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formula="of:=[.C1616]-[.A1616]" office:value-type="float" office:value="0.970001220699999" calcext:value-type="float">
            <text:p>0.9700012207</text:p>
          </table:table-cell>
          <table:table-cell office:value-type="float" office:value="34.4700012207" calcext:value-type="float">
            <text:p>34.47000122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1617]-[.A1617]" office:value-type="float" office:value="0.900001525899995" calcext:value-type="float">
            <text:p>0.9000015259</text:p>
          </table:table-cell>
          <table:table-cell office:value-type="float" office:value="80.9000015259" calcext:value-type="float">
            <text:p>80.90000152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C1618]-[.A1618]" office:value-type="float" office:value="0.860000610399993" calcext:value-type="float">
            <text:p>0.8600006104</text:p>
          </table:table-cell>
          <table:table-cell office:value-type="float" office:value="89.8600006104" calcext:value-type="float">
            <text:p>89.86000061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1619]-[.A1619]" office:value-type="float" office:value="0.650001525900002" calcext:value-type="float">
            <text:p>0.6500015259</text:p>
          </table:table-cell>
          <table:table-cell office:value-type="float" office:value="36.6500015259" calcext:value-type="float">
            <text:p>36.65000152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1620]-[.A1620]" office:value-type="float" office:value="0.989997863799999" calcext:value-type="float">
            <text:p>0.9899978638</text:p>
          </table:table-cell>
          <table:table-cell office:value-type="float" office:value="81.9899978638" calcext:value-type="float">
            <text:p>81.9899978638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table:formula="of:=[.C1621]-[.A1621]" office:value-type="float" office:value="1.5899963379" calcext:value-type="float">
            <text:p>1.5899963379</text:p>
          </table:table-cell>
          <table:table-cell office:value-type="float" office:value="80.0899963379" calcext:value-type="float">
            <text:p>80.089996337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C1622]-[.A1622]" office:value-type="float" office:value="-1.63999939000001" calcext:value-type="float">
            <text:p>-1.63999939</text:p>
          </table:table-cell>
          <table:table-cell office:value-type="float" office:value="159.36000061" calcext:value-type="float">
            <text:p>159.360000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C1623]-[.A1623]" office:value-type="float" office:value="0.239997864000003" calcext:value-type="float">
            <text:p>0.239997864</text:p>
          </table:table-cell>
          <table:table-cell office:value-type="float" office:value="126.239997864" calcext:value-type="float">
            <text:p>126.239997864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C1624]-[.A1624]" office:value-type="float" office:value="1.1300010681" calcext:value-type="float">
            <text:p>1.1300010681</text:p>
          </table:table-cell>
          <table:table-cell office:value-type="float" office:value="39.6300010681" calcext:value-type="float">
            <text:p>39.630001068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C1625]-[.A1625]" office:value-type="float" office:value="0.8600006104" calcext:value-type="float">
            <text:p>0.8600006104</text:p>
          </table:table-cell>
          <table:table-cell office:value-type="float" office:value="20.3600006104" calcext:value-type="float">
            <text:p>20.36000061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C1626]-[.A1626]" office:value-type="float" office:value="0.690002441399997" calcext:value-type="float">
            <text:p>0.6900024414</text:p>
          </table:table-cell>
          <table:table-cell office:value-type="float" office:value="87.6900024414" calcext:value-type="float">
            <text:p>87.6900024414</text:p>
          </table:table-cell>
        </table:table-row>
        <table:table-row table:style-name="ro1">
          <table:table-cell office:value-type="float" office:value="173.5" calcext:value-type="float">
            <text:p>173.5</text:p>
          </table:table-cell>
          <table:table-cell table:formula="of:=[.C1627]-[.A1627]" office:value-type="float" office:value="-2.19000244099999" calcext:value-type="float">
            <text:p>-2.190002441</text:p>
          </table:table-cell>
          <table:table-cell office:value-type="float" office:value="171.309997559" calcext:value-type="float">
            <text:p>171.309997559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C1628]-[.A1628]" office:value-type="float" office:value="1.1300010681" calcext:value-type="float">
            <text:p>1.1300010681</text:p>
          </table:table-cell>
          <table:table-cell office:value-type="float" office:value="39.6300010681" calcext:value-type="float">
            <text:p>39.630001068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C1629]-[.A1629]" office:value-type="float" office:value="-0.359999656679999" calcext:value-type="float">
            <text:p>-0.3599996567</text:p>
          </table:table-cell>
          <table:table-cell office:value-type="float" office:value="8.14000034332" calcext:value-type="float">
            <text:p>8.14000034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C1630]-[.A1630]" office:value-type="float" office:value="0.230003357000001" calcext:value-type="float">
            <text:p>0.230003357</text:p>
          </table:table-cell>
          <table:table-cell office:value-type="float" office:value="107.230003357" calcext:value-type="float">
            <text:p>107.230003357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C1631]-[.A1631]" office:value-type="float" office:value="1.2400016785" calcext:value-type="float">
            <text:p>1.2400016785</text:p>
          </table:table-cell>
          <table:table-cell office:value-type="float" office:value="56.7400016785" calcext:value-type="float">
            <text:p>56.7400016785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table:formula="of:=[.C1632]-[.A1632]" office:value-type="float" office:value="0.36000061" calcext:value-type="float">
            <text:p>0.36000061</text:p>
          </table:table-cell>
          <table:table-cell office:value-type="float" office:value="108.86000061" calcext:value-type="float">
            <text:p>108.86000061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C1633]-[.A1633]" office:value-type="float" office:value="1.2000007629" calcext:value-type="float">
            <text:p>1.2000007629</text:p>
          </table:table-cell>
          <table:table-cell office:value-type="float" office:value="24.7000007629" calcext:value-type="float">
            <text:p>24.70000076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634]-[.A1634]" office:value-type="float" office:value="0.559999465899999" calcext:value-type="float">
            <text:p>0.5599994659</text:p>
          </table:table-cell>
          <table:table-cell office:value-type="float" office:value="16.5599994659" calcext:value-type="float">
            <text:p>16.55999946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1635]-[.A1635]" office:value-type="float" office:value="0.1399993896" calcext:value-type="float">
            <text:p>0.1399993896</text:p>
          </table:table-cell>
          <table:table-cell office:value-type="float" office:value="27.1399993896" calcext:value-type="float">
            <text:p>27.13999938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1636]-[.A1636]" office:value-type="float" office:value="0.349998474099998" calcext:value-type="float">
            <text:p>0.3499984741</text:p>
          </table:table-cell>
          <table:table-cell office:value-type="float" office:value="42.3499984741" calcext:value-type="float">
            <text:p>42.34999847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1637]-[.A1637]" office:value-type="float" office:value="0.939998626700003" calcext:value-type="float">
            <text:p>0.9399986267</text:p>
          </table:table-cell>
          <table:table-cell office:value-type="float" office:value="52.9399986267" calcext:value-type="float">
            <text:p>52.9399986267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table:formula="of:=[.C1638]-[.A1638]" office:value-type="float" office:value="1.3499984741" calcext:value-type="float">
            <text:p>1.3499984741</text:p>
          </table:table-cell>
          <table:table-cell office:value-type="float" office:value="70.8499984741" calcext:value-type="float">
            <text:p>70.8499984741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C1639]-[.A1639]" office:value-type="float" office:value="0.959999084499998" calcext:value-type="float">
            <text:p>0.9599990845</text:p>
          </table:table-cell>
          <table:table-cell office:value-type="float" office:value="78.4599990845" calcext:value-type="float">
            <text:p>78.4599990845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table:formula="of:=[.C1640]-[.A1640]" office:value-type="float" office:value="1.0100021362" calcext:value-type="float">
            <text:p>1.0100021362</text:p>
          </table:table-cell>
          <table:table-cell office:value-type="float" office:value="66.5100021362" calcext:value-type="float">
            <text:p>66.51000213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1641]-[.A1641]" office:value-type="float" office:value="-0.38999986649" calcext:value-type="float">
            <text:p>-0.3899998665</text:p>
          </table:table-cell>
          <table:table-cell office:value-type="float" office:value="4.61000013351" calcext:value-type="float">
            <text:p>4.6100001335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table:formula="of:=[.C1642]-[.A1642]" office:value-type="float" office:value="0.75" calcext:value-type="float">
            <text:p>0.75</text:p>
          </table:table-cell>
          <table:table-cell office:value-type="float" office:value="44.25" calcext:value-type="float">
            <text:p>44.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C1643]-[.A1643]" office:value-type="float" office:value="0.089996338000006" calcext:value-type="float">
            <text:p>0.089996338</text:p>
          </table:table-cell>
          <table:table-cell office:value-type="float" office:value="118.089996338" calcext:value-type="float">
            <text:p>118.089996338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C1644]-[.A1644]" office:value-type="float" office:value="1.1500015259" calcext:value-type="float">
            <text:p>1.1500015259</text:p>
          </table:table-cell>
          <table:table-cell office:value-type="float" office:value="96.6500015259" calcext:value-type="float">
            <text:p>96.65000152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C1645]-[.A1645]" office:value-type="float" office:value="0.629997253400006" calcext:value-type="float">
            <text:p>0.6299972534</text:p>
          </table:table-cell>
          <table:table-cell office:value-type="float" office:value="99.6299972534" calcext:value-type="float">
            <text:p>99.6299972534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table:formula="of:=[.C1646]-[.A1646]" office:value-type="float" office:value="0.150001525999997" calcext:value-type="float">
            <text:p>0.150001526</text:p>
          </table:table-cell>
          <table:table-cell office:value-type="float" office:value="115.650001526" calcext:value-type="float">
            <text:p>115.65000152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C1647]-[.A1647]" office:value-type="float" office:value="-0.34999990463" calcext:value-type="float">
            <text:p>-0.3499999046</text:p>
          </table:table-cell>
          <table:table-cell office:value-type="float" office:value="5.15000009537" calcext:value-type="float">
            <text:p>5.1500000954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table:formula="of:=[.C1648]-[.A1648]" office:value-type="float" office:value="-1.97000122099999" calcext:value-type="float">
            <text:p>-1.970001221</text:p>
          </table:table-cell>
          <table:table-cell office:value-type="float" office:value="161.529998779" calcext:value-type="float">
            <text:p>161.529998779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C1649]-[.A1649]" office:value-type="float" office:value="1.0200004578" calcext:value-type="float">
            <text:p>1.0200004578</text:p>
          </table:table-cell>
          <table:table-cell office:value-type="float" office:value="63.5200004578" calcext:value-type="float">
            <text:p>63.52000045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C1650]-[.A1650]" office:value-type="float" office:value="-0.729995728000006" calcext:value-type="float">
            <text:p>-0.729995728</text:p>
          </table:table-cell>
          <table:table-cell office:value-type="float" office:value="139.270004272" calcext:value-type="float">
            <text:p>139.270004272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table:formula="of:=[.C1651]-[.A1651]" office:value-type="float" office:value="1.5899963379" calcext:value-type="float">
            <text:p>1.5899963379</text:p>
          </table:table-cell>
          <table:table-cell office:value-type="float" office:value="80.0899963379" calcext:value-type="float">
            <text:p>80.0899963379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1652]-[.A1652]" office:value-type="float" office:value="0.170000076299999" calcext:value-type="float">
            <text:p>0.1700000763</text:p>
          </table:table-cell>
          <table:table-cell office:value-type="float" office:value="11.6700000763" calcext:value-type="float">
            <text:p>11.6700000763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table:formula="of:=[.C1653]-[.A1653]" office:value-type="float" office:value="-1.07000732399999" calcext:value-type="float">
            <text:p>-1.070007324</text:p>
          </table:table-cell>
          <table:table-cell office:value-type="float" office:value="163.429992676" calcext:value-type="float">
            <text:p>163.429992676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C1654]-[.A1654]" office:value-type="float" office:value="1.2299995422" calcext:value-type="float">
            <text:p>1.2299995422</text:p>
          </table:table-cell>
          <table:table-cell office:value-type="float" office:value="37.7299995422" calcext:value-type="float">
            <text:p>37.7299995422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table:formula="of:=[.C1655]-[.A1655]" office:value-type="float" office:value="0.760002135999997" calcext:value-type="float">
            <text:p>0.760002136</text:p>
          </table:table-cell>
          <table:table-cell office:value-type="float" office:value="101.260002136" calcext:value-type="float">
            <text:p>101.2600021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1656]-[.A1656]" office:value-type="float" office:value="0.709999084500002" calcext:value-type="float">
            <text:p>0.7099990845</text:p>
          </table:table-cell>
          <table:table-cell office:value-type="float" office:value="21.7099990845" calcext:value-type="float">
            <text:p>21.70999908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C1657]-[.A1657]" office:value-type="float" office:value="0.959999084499998" calcext:value-type="float">
            <text:p>0.9599990845</text:p>
          </table:table-cell>
          <table:table-cell office:value-type="float" office:value="87.9599990845" calcext:value-type="float">
            <text:p>87.959999084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C1658]-[.A1658]" office:value-type="float" office:value="-0.580001831000004" calcext:value-type="float">
            <text:p>-0.580001831</text:p>
          </table:table-cell>
          <table:table-cell office:value-type="float" office:value="147.419998169" calcext:value-type="float">
            <text:p>147.419998169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table:formula="of:=[.C1659]-[.A1659]"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table:formula="of:=[.C1660]-[.A1660]" office:value-type="float" office:value="1.2099990845" calcext:value-type="float">
            <text:p>1.2099990845</text:p>
          </table:table-cell>
          <table:table-cell office:value-type="float" office:value="81.7099990845" calcext:value-type="float">
            <text:p>81.70999908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661]-[.A1661]" office:value-type="float" office:value="0.6399993896" calcext:value-type="float">
            <text:p>0.6399993896</text:p>
          </table:table-cell>
          <table:table-cell office:value-type="float" office:value="17.6399993896" calcext:value-type="float">
            <text:p>17.6399993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1662]-[.A1662]" office:value-type="float" office:value="-0.48000001907" calcext:value-type="float">
            <text:p>-0.4800000191</text:p>
          </table:table-cell>
          <table:table-cell office:value-type="float" office:value="3.51999998093" calcext:value-type="float">
            <text:p>3.5199999809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table:formula="of:=[.C1663]-[.A1663]" office:value-type="float" office:value="-1.19999694800001" calcext:value-type="float">
            <text:p>-1.199996948</text:p>
          </table:table-cell>
          <table:table-cell office:value-type="float" office:value="152.300003052" calcext:value-type="float">
            <text:p>152.300003052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[.C1664]-[.A1664]" office:value-type="float" office:value="0.989999771099999" calcext:value-type="float">
            <text:p>0.9899997711</text:p>
          </table:table-cell>
          <table:table-cell office:value-type="float" office:value="31.4899997711" calcext:value-type="float">
            <text:p>31.4899997711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C1665]-[.A1665]" office:value-type="float" office:value="0.659999847400002" calcext:value-type="float">
            <text:p>0.6599998474</text:p>
          </table:table-cell>
          <table:table-cell office:value-type="float" office:value="43.1599998474" calcext:value-type="float">
            <text:p>43.159999847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C1666]-[.A1666]" office:value-type="float" office:value="0.260000228900001" calcext:value-type="float">
            <text:p>0.2600002289</text:p>
          </table:table-cell>
          <table:table-cell office:value-type="float" office:value="12.7600002289" calcext:value-type="float">
            <text:p>12.7600002289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table:formula="of:=[.C1667]-[.A1667]" office:value-type="float" office:value="0.760002135999997" calcext:value-type="float">
            <text:p>0.760002136</text:p>
          </table:table-cell>
          <table:table-cell office:value-type="float" office:value="101.260002136" calcext:value-type="float">
            <text:p>101.26000213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C1668]-[.A1668]" office:value-type="float" office:value="-1.47999572800001" calcext:value-type="float">
            <text:p>-1.479995728</text:p>
          </table:table-cell>
          <table:table-cell office:value-type="float" office:value="164.520004272" calcext:value-type="float">
            <text:p>164.5200042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1669]-[.A1669]" office:value-type="float" office:value="1.5900001526" calcext:value-type="float">
            <text:p>1.5900001526</text:p>
          </table:table-cell>
          <table:table-cell office:value-type="float" office:value="48.5900001526" calcext:value-type="float">
            <text:p>48.5900001526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table:formula="of:=[.C1670]-[.A1670]" office:value-type="float" office:value="1.1999969482" calcext:value-type="float">
            <text:p>1.1999969482</text:p>
          </table:table-cell>
          <table:table-cell office:value-type="float" office:value="84.6999969482" calcext:value-type="float">
            <text:p>84.6999969482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table:formula="of:=[.C1671]-[.A1671]" office:value-type="float" office:value="1.5900001526" calcext:value-type="float">
            <text:p>1.5900001526</text:p>
          </table:table-cell>
          <table:table-cell office:value-type="float" office:value="58.0900001526" calcext:value-type="float">
            <text:p>58.09000015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C1672]-[.A1672]" office:value-type="float" office:value="0.0299987790000102" calcext:value-type="float">
            <text:p>0.029998779</text:p>
          </table:table-cell>
          <table:table-cell office:value-type="float" office:value="133.029998779" calcext:value-type="float">
            <text:p>133.029998779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table:formula="of:=[.C1673]-[.A1673]" office:value-type="float" office:value="-1.13999939000001" calcext:value-type="float">
            <text:p>-1.13999939</text:p>
          </table:table-cell>
          <table:table-cell office:value-type="float" office:value="159.36000061" calcext:value-type="float">
            <text:p>159.36000061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[.C1674]-[.A1674]" office:value-type="float" office:value="1.2099990845" calcext:value-type="float">
            <text:p>1.2099990845</text:p>
          </table:table-cell>
          <table:table-cell office:value-type="float" office:value="62.7099990845" calcext:value-type="float">
            <text:p>62.709999084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C1675]-[.A1675]" office:value-type="float" office:value="0.260000228900001" calcext:value-type="float">
            <text:p>0.2600002289</text:p>
          </table:table-cell>
          <table:table-cell office:value-type="float" office:value="12.7600002289" calcext:value-type="float">
            <text:p>12.76000022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676]-[.A1676]" office:value-type="float" office:value="0.0399999618999995" calcext:value-type="float">
            <text:p>0.0399999619</text:p>
          </table:table-cell>
          <table:table-cell office:value-type="float" office:value="10.0399999619" calcext:value-type="float">
            <text:p>10.039999961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table:formula="of:=[.C1677]-[.A1677]" office:value-type="float" office:value="0.599998474099998" calcext:value-type="float">
            <text:p>0.5999984741</text:p>
          </table:table-cell>
          <table:table-cell office:value-type="float" office:value="36.0999984741" calcext:value-type="float">
            <text:p>36.09999847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1678]-[.A1678]" office:value-type="float" office:value="1.1599998474" calcext:value-type="float">
            <text:p>1.1599998474</text:p>
          </table:table-cell>
          <table:table-cell office:value-type="float" office:value="24.1599998474" calcext:value-type="float">
            <text:p>24.15999984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C1679]-[.A1679]" office:value-type="float" office:value="0.0500030519999939" calcext:value-type="float">
            <text:p>0.050003052</text:p>
          </table:table-cell>
          <table:table-cell office:value-type="float" office:value="127.050003052" calcext:value-type="float">
            <text:p>127.050003052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[.C1680]-[.A1680]" office:value-type="float" office:value="-0.19000244099999" calcext:value-type="float">
            <text:p>-0.190002441</text:p>
          </table:table-cell>
          <table:table-cell office:value-type="float" office:value="130.309997559" calcext:value-type="float">
            <text:p>130.3099975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1681]-[.A1681]" office:value-type="float" office:value="1.13999939" calcext:value-type="float">
            <text:p>1.13999939</text:p>
          </table:table-cell>
          <table:table-cell office:value-type="float" office:value="109.13999939" calcext:value-type="float">
            <text:p>109.13999939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table:formula="of:=[.C1682]-[.A1682]" office:value-type="float" office:value="1.0500030518" calcext:value-type="float">
            <text:p>1.0500030518</text:p>
          </table:table-cell>
          <table:table-cell office:value-type="float" office:value="98.5500030518" calcext:value-type="float">
            <text:p>98.5500030518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table:formula="of:=[.C1683]-[.A1683]" office:value-type="float" office:value="-1.00999450699999" calcext:value-type="float">
            <text:p>-1.009994507</text:p>
          </table:table-cell>
          <table:table-cell office:value-type="float" office:value="151.490005493" calcext:value-type="float">
            <text:p>151.4900054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1684]-[.A1684]" office:value-type="float" office:value="1.3099975586" calcext:value-type="float">
            <text:p>1.3099975586</text:p>
          </table:table-cell>
          <table:table-cell office:value-type="float" office:value="70.3099975586" calcext:value-type="float">
            <text:p>70.30999755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C1685]-[.A1685]" office:value-type="float" office:value="0.660003661999994" calcext:value-type="float">
            <text:p>0.660003662</text:p>
          </table:table-cell>
          <table:table-cell office:value-type="float" office:value="112.660003662" calcext:value-type="float">
            <text:p>112.6600036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1686]-[.A1686]" office:value-type="float" office:value="0.709999084500002" calcext:value-type="float">
            <text:p>0.7099990845</text:p>
          </table:table-cell>
          <table:table-cell office:value-type="float" office:value="21.7099990845" calcext:value-type="float">
            <text:p>21.70999908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1687]-[.A1687]" office:value-type="float" office:value="0.799999237100003" calcext:value-type="float">
            <text:p>0.7999992371</text:p>
          </table:table-cell>
          <table:table-cell office:value-type="float" office:value="41.7999992371" calcext:value-type="float">
            <text:p>41.7999992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1688]-[.A1688]" office:value-type="float" office:value="-0.48000001907" calcext:value-type="float">
            <text:p>-0.4800000191</text:p>
          </table:table-cell>
          <table:table-cell office:value-type="float" office:value="3.51999998093" calcext:value-type="float">
            <text:p>3.5199999809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[.C1689]-[.A1689]" office:value-type="float" office:value="1.1500015259" calcext:value-type="float">
            <text:p>1.1500015259</text:p>
          </table:table-cell>
          <table:table-cell office:value-type="float" office:value="55.6500015259" calcext:value-type="float">
            <text:p>55.6500015259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table:formula="of:=[.C1690]-[.A1690]" office:value-type="float" office:value="0.150001525999997" calcext:value-type="float">
            <text:p>0.150001526</text:p>
          </table:table-cell>
          <table:table-cell office:value-type="float" office:value="115.650001526" calcext:value-type="float">
            <text:p>115.650001526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table:formula="of:=[.C1691]-[.A1691]" office:value-type="float" office:value="-1.92999267600001" calcext:value-type="float">
            <text:p>-1.929992676</text:p>
          </table:table-cell>
          <table:table-cell office:value-type="float" office:value="174.570007324" calcext:value-type="float">
            <text:p>174.570007324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C1692]-[.A1692]" office:value-type="float" office:value="0.930000304999993" calcext:value-type="float">
            <text:p>0.930000305</text:p>
          </table:table-cell>
          <table:table-cell office:value-type="float" office:value="103.430000305" calcext:value-type="float">
            <text:p>103.4300003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1693]-[.A1693]" office:value-type="float" office:value="1.4100036621" calcext:value-type="float">
            <text:p>1.4100036621</text:p>
          </table:table-cell>
          <table:table-cell office:value-type="float" office:value="68.4100036621" calcext:value-type="float">
            <text:p>68.41000366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C1694]-[.A1694]" office:value-type="float" office:value="-0.0199966429999989" calcext:value-type="float">
            <text:p>-0.019996643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C1695]-[.A1695]" office:value-type="float" office:value="0.849998474000003" calcext:value-type="float">
            <text:p>0.849998474</text:p>
          </table:table-cell>
          <table:table-cell office:value-type="float" office:value="102.349998474" calcext:value-type="float">
            <text:p>102.3499984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C1696]-[.A1696]" office:value-type="float" office:value="-0.960006714000002" calcext:value-type="float">
            <text:p>-0.960006714</text:p>
          </table:table-cell>
          <table:table-cell office:value-type="float" office:value="149.039993286" calcext:value-type="float">
            <text:p>149.0399932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C1697]-[.A1697]" office:value-type="float" office:value="1.05000305199999" calcext:value-type="float">
            <text:p>1.050003052</text:p>
          </table:table-cell>
          <table:table-cell office:value-type="float" office:value="108.050003052" calcext:value-type="float">
            <text:p>108.050003052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table:formula="of:=[.C1698]-[.A1698]" office:value-type="float" office:value="0.949996948000006" calcext:value-type="float">
            <text:p>0.949996948</text:p>
          </table:table-cell>
          <table:table-cell office:value-type="float" office:value="100.449996948" calcext:value-type="float">
            <text:p>100.4499969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699]-[.A1699]" office:value-type="float" office:value="0.4799995422" calcext:value-type="float">
            <text:p>0.4799995422</text:p>
          </table:table-cell>
          <table:table-cell office:value-type="float" office:value="12.4799995422" calcext:value-type="float">
            <text:p>12.47999954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700]-[.A1700]" office:value-type="float" office:value="-0.3400001526" calcext:value-type="float">
            <text:p>-0.3400001526</text:p>
          </table:table-cell>
          <table:table-cell office:value-type="float" office:value="14.6599998474" calcext:value-type="float">
            <text:p>14.65999984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1701]-[.A1701]" office:value-type="float" office:value="0.260000228900001" calcext:value-type="float">
            <text:p>0.2600002289</text:p>
          </table:table-cell>
          <table:table-cell office:value-type="float" office:value="22.2600002289" calcext:value-type="float">
            <text:p>22.26000022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1702]-[.A1702]" office:value-type="float" office:value="0.650001525900002" calcext:value-type="float">
            <text:p>0.6500015259</text:p>
          </table:table-cell>
          <table:table-cell office:value-type="float" office:value="36.6500015259" calcext:value-type="float">
            <text:p>36.65000152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C1703]-[.A1703]" office:value-type="float" office:value="-0.389999390000014" calcext:value-type="float">
            <text:p>-0.38999939</text:p>
          </table:table-cell>
          <table:table-cell office:value-type="float" office:value="143.61000061" calcext:value-type="float">
            <text:p>143.610000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1704]-[.A1704]" office:value-type="float" office:value="0.8899993896" calcext:value-type="float">
            <text:p>0.8899993896</text:p>
          </table:table-cell>
          <table:table-cell office:value-type="float" office:value="23.8899993896" calcext:value-type="float">
            <text:p>23.88999938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1705]-[.A1705]" office:value-type="float" office:value="-0.0300006866000011" calcext:value-type="float">
            <text:p>-0.0300006866</text:p>
          </table:table-cell>
          <table:table-cell office:value-type="float" office:value="24.9699993134" calcext:value-type="float">
            <text:p>24.9699993134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table:formula="of:=[.C1706]-[.A1706]" office:value-type="float" office:value="0.589996337900004" calcext:value-type="float">
            <text:p>0.5899963379</text:p>
          </table:table-cell>
          <table:table-cell office:value-type="float" office:value="80.0899963379" calcext:value-type="float">
            <text:p>80.0899963379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table:formula="of:=[.C1707]-[.A1707]" office:value-type="float" office:value="0.589996337900004" calcext:value-type="float">
            <text:p>0.5899963379</text:p>
          </table:table-cell>
          <table:table-cell office:value-type="float" office:value="80.0899963379" calcext:value-type="float">
            <text:p>80.0899963379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table:formula="of:=[.C1708]-[.A1708]" office:value-type="float" office:value="1.4500007629" calcext:value-type="float">
            <text:p>1.4500007629</text:p>
          </table:table-cell>
          <table:table-cell office:value-type="float" office:value="49.9500007629" calcext:value-type="float">
            <text:p>49.95000076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709]-[.A1709]" office:value-type="float" office:value="1.2999992371" calcext:value-type="float">
            <text:p>1.2999992371</text:p>
          </table:table-cell>
          <table:table-cell office:value-type="float" office:value="32.2999992371" calcext:value-type="float">
            <text:p>32.2999992371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1710]-[.A1710]" office:value-type="float" office:value="0.650001525999997" calcext:value-type="float">
            <text:p>0.650001526</text:p>
          </table:table-cell>
          <table:table-cell office:value-type="float" office:value="106.150001526" calcext:value-type="float">
            <text:p>106.1500015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C1711]-[.A1711]" office:value-type="float" office:value="1.2900009155" calcext:value-type="float">
            <text:p>1.2900009155</text:p>
          </table:table-cell>
          <table:table-cell office:value-type="float" office:value="95.2900009155" calcext:value-type="float">
            <text:p>95.2900009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1712]-[.A1712]" office:value-type="float" office:value="-0.38999986649" calcext:value-type="float">
            <text:p>-0.3899998665</text:p>
          </table:table-cell>
          <table:table-cell office:value-type="float" office:value="4.61000013351" calcext:value-type="float">
            <text:p>4.61000013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1713]-[.A1713]" office:value-type="float" office:value="0.470001220699999" calcext:value-type="float">
            <text:p>0.4700012207</text:p>
          </table:table-cell>
          <table:table-cell office:value-type="float" office:value="34.4700012207" calcext:value-type="float">
            <text:p>34.470001220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C1714]-[.A1714]" office:value-type="float" office:value="0.309999465899999" calcext:value-type="float">
            <text:p>0.3099994659</text:p>
          </table:table-cell>
          <table:table-cell office:value-type="float" office:value="19.8099994659" calcext:value-type="float">
            <text:p>19.809999465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C1715]-[.A1715]" office:value-type="float" office:value="0.519996642999999" calcext:value-type="float">
            <text:p>0.519996643</text:p>
          </table:table-cell>
          <table:table-cell office:value-type="float" office:value="104.519996643" calcext:value-type="float">
            <text:p>104.519996643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C1716]-[.A1716]" office:value-type="float" office:value="0.550003051999994" calcext:value-type="float">
            <text:p>0.550003052</text:p>
          </table:table-cell>
          <table:table-cell office:value-type="float" office:value="108.050003052" calcext:value-type="float">
            <text:p>108.050003052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C1717]-[.A1717]" office:value-type="float" office:value="1.6800003052" calcext:value-type="float">
            <text:p>1.6800003052</text:p>
          </table:table-cell>
          <table:table-cell office:value-type="float" office:value="40.1800003052" calcext:value-type="float">
            <text:p>40.1800003052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table:formula="of:=[.C1718]-[.A1718]" office:value-type="float" office:value="-0.100006103999988" calcext:value-type="float">
            <text:p>-0.100006104</text:p>
          </table:table-cell>
          <table:table-cell office:value-type="float" office:value="131.399993896" calcext:value-type="float">
            <text:p>131.399993896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table:formula="of:=[.C1719]-[.A1719]" office:value-type="float" office:value="-0.339996337999992" calcext:value-type="float">
            <text:p>-0.339996338</text:p>
          </table:table-cell>
          <table:table-cell office:value-type="float" office:value="144.160003662" calcext:value-type="float">
            <text:p>144.1600036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1720]-[.A1720]" office:value-type="float" office:value="1.5199966431" calcext:value-type="float">
            <text:p>1.5199966431</text:p>
          </table:table-cell>
          <table:table-cell office:value-type="float" office:value="85.5199966431" calcext:value-type="float">
            <text:p>85.5199966431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table:formula="of:=[.C1721]-[.A1721]" office:value-type="float" office:value="0.339996338000006" calcext:value-type="float">
            <text:p>0.339996338</text:p>
          </table:table-cell>
          <table:table-cell office:value-type="float" office:value="114.839996338" calcext:value-type="float">
            <text:p>114.839996338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table:formula="of:=[.C1722]-[.A1722]" office:value-type="float" office:value="1.6100006104" calcext:value-type="float">
            <text:p>1.6100006104</text:p>
          </table:table-cell>
          <table:table-cell office:value-type="float" office:value="55.1100006104" calcext:value-type="float">
            <text:p>55.11000061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C1723]-[.A1723]" office:value-type="float" office:value="0.430000304999993" calcext:value-type="float">
            <text:p>0.430000305</text:p>
          </table:table-cell>
          <table:table-cell office:value-type="float" office:value="103.430000305" calcext:value-type="float">
            <text:p>103.430000305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table:formula="of:=[.C1724]-[.A1724]" office:value-type="float" office:value="1.4000015259" calcext:value-type="float">
            <text:p>1.4000015259</text:p>
          </table:table-cell>
          <table:table-cell office:value-type="float" office:value="80.9000015259" calcext:value-type="float">
            <text:p>80.9000015259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[.C1725]-[.A1725]" office:value-type="float" office:value="0" calcext:value-type="float">
            <text:p>0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1726]-[.A1726]" office:value-type="float" office:value="0.170000076299999" calcext:value-type="float">
            <text:p>0.1700000763</text:p>
          </table:table-cell>
          <table:table-cell office:value-type="float" office:value="11.6700000763" calcext:value-type="float">
            <text:p>11.6700000763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table:formula="of:=[.C1727]-[.A1727]" office:value-type="float" office:value="0.760002136200001" calcext:value-type="float">
            <text:p>0.7600021362</text:p>
          </table:table-cell>
          <table:table-cell office:value-type="float" office:value="82.2600021362" calcext:value-type="float">
            <text:p>82.260002136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C1728]-[.A1728]" office:value-type="float" office:value="-0.580001831000004" calcext:value-type="float">
            <text:p>-0.580001831</text:p>
          </table:table-cell>
          <table:table-cell office:value-type="float" office:value="147.419998169" calcext:value-type="float">
            <text:p>147.419998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C1729]-[.A1729]" office:value-type="float" office:value="-1.94999694800001" calcext:value-type="float">
            <text:p>-1.949996948</text:p>
          </table:table-cell>
          <table:table-cell office:value-type="float" office:value="168.050003052" calcext:value-type="float">
            <text:p>168.05000305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1730]-[.A1730]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table:formula="of:=[.C1731]-[.A1731]" office:value-type="float" office:value="0.0199966429999989" calcext:value-type="float">
            <text:p>0.019996643</text:p>
          </table:table-cell>
          <table:table-cell office:value-type="float" office:value="123.519996643" calcext:value-type="float">
            <text:p>123.519996643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C1732]-[.A1732]" office:value-type="float" office:value="0.930000304999993" calcext:value-type="float">
            <text:p>0.930000305</text:p>
          </table:table-cell>
          <table:table-cell office:value-type="float" office:value="103.430000305" calcext:value-type="float">
            <text:p>103.430000305</text:p>
          </table:table-cell>
        </table:table-row>
        <table:table-row table:style-name="ro1">
          <table:table-cell office:value-type="float" office:value="156.5" calcext:value-type="float">
            <text:p>156.5</text:p>
          </table:table-cell>
          <table:table-cell table:formula="of:=[.C1733]-[.A1733]" office:value-type="float" office:value="-0.94000244099999" calcext:value-type="float">
            <text:p>-0.940002441</text:p>
          </table:table-cell>
          <table:table-cell office:value-type="float" office:value="155.559997559" calcext:value-type="float">
            <text:p>155.559997559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table:formula="of:=[.C1734]-[.A1734]" office:value-type="float" office:value="1.0699996948" calcext:value-type="float">
            <text:p>1.0699996948</text:p>
          </table:table-cell>
          <table:table-cell office:value-type="float" office:value="73.5699996948" calcext:value-type="float">
            <text:p>73.56999969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1735]-[.A1735]" office:value-type="float" office:value="1.2200012207" calcext:value-type="float">
            <text:p>1.2200012207</text:p>
          </table:table-cell>
          <table:table-cell office:value-type="float" office:value="50.2200012207" calcext:value-type="float">
            <text:p>50.22000122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C1736]-[.A1736]" office:value-type="float" office:value="-0.460006714000002" calcext:value-type="float">
            <text:p>-0.460006714</text:p>
          </table:table-cell>
          <table:table-cell office:value-type="float" office:value="139.539993286" calcext:value-type="float">
            <text:p>139.539993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737]-[.A1737]" office:value-type="float" office:value="-0.40000009537" calcext:value-type="float">
            <text:p>-0.4000000954</text:p>
          </table:table-cell>
          <table:table-cell office:value-type="float" office:value="7.59999990463" calcext:value-type="float">
            <text:p>7.599999904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C1738]-[.A1738]" office:value-type="float" office:value="-0.60000002384" calcext:value-type="float">
            <text:p>-0.6000000238</text:p>
          </table:table-cell>
          <table:table-cell office:value-type="float" office:value="1.89999997616" calcext:value-type="float">
            <text:p>1.89999997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1739]-[.A1739]" office:value-type="float" office:value="-0.47000122099999" calcext:value-type="float">
            <text:p>-0.470001221</text:p>
          </table:table-cell>
          <table:table-cell office:value-type="float" office:value="142.529998779" calcext:value-type="float">
            <text:p>142.5299987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1740]-[.A1740]" office:value-type="float" office:value="0.9500007629" calcext:value-type="float">
            <text:p>0.9500007629</text:p>
          </table:table-cell>
          <table:table-cell office:value-type="float" office:value="30.9500007629" calcext:value-type="float">
            <text:p>30.95000076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C1741]-[.A1741]" office:value-type="float" office:value="-0.100006103999988" calcext:value-type="float">
            <text:p>-0.100006104</text:p>
          </table:table-cell>
          <table:table-cell office:value-type="float" office:value="140.899993896" calcext:value-type="float">
            <text:p>140.899993896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table:formula="of:=[.C1742]-[.A1742]" office:value-type="float" office:value="1.62999725340001" calcext:value-type="float">
            <text:p>1.6299972534</text:p>
          </table:table-cell>
          <table:table-cell office:value-type="float" office:value="90.1299972534" calcext:value-type="float">
            <text:p>90.1299972534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table:formula="of:=[.C1743]-[.A1743]" office:value-type="float" office:value="1.61000061039999" calcext:value-type="float">
            <text:p>1.6100006104</text:p>
          </table:table-cell>
          <table:table-cell office:value-type="float" office:value="74.1100006104" calcext:value-type="float">
            <text:p>74.1100006104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table:formula="of:=[.C1744]-[.A1744]" office:value-type="float" office:value="0.800003051800005" calcext:value-type="float">
            <text:p>0.8000030518</text:p>
          </table:table-cell>
          <table:table-cell office:value-type="float" office:value="92.3000030518" calcext:value-type="float">
            <text:p>92.3000030518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table:formula="of:=[.C1745]-[.A1745]" office:value-type="float" office:value="1.0699996948" calcext:value-type="float">
            <text:p>1.0699996948</text:p>
          </table:table-cell>
          <table:table-cell office:value-type="float" office:value="32.5699996948" calcext:value-type="float">
            <text:p>32.5699996948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table:formula="of:=[.C1746]-[.A1746]" office:value-type="float" office:value="0.339996338000006" calcext:value-type="float">
            <text:p>0.339996338</text:p>
          </table:table-cell>
          <table:table-cell office:value-type="float" office:value="114.839996338" calcext:value-type="float">
            <text:p>114.839996338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table:formula="of:=[.C1747]-[.A1747]" office:value-type="float" office:value="1.33000183110001" calcext:value-type="float">
            <text:p>1.3300018311</text:p>
          </table:table-cell>
          <table:table-cell office:value-type="float" office:value="76.8300018311" calcext:value-type="float">
            <text:p>76.8300018311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table:formula="of:=[.C1748]-[.A1748]" office:value-type="float" office:value="0.0800018310000041" calcext:value-type="float">
            <text:p>0.080001831</text:p>
          </table:table-cell>
          <table:table-cell office:value-type="float" office:value="111.580001831" calcext:value-type="float">
            <text:p>111.580001831</text:p>
          </table:table-cell>
        </table:table-row>
        <table:table-row table:style-name="ro1">
          <table:table-cell office:value-type="float" office:value="167.5" calcext:value-type="float">
            <text:p>167.5</text:p>
          </table:table-cell>
          <table:table-cell table:formula="of:=[.C1749]-[.A1749]" office:value-type="float" office:value="-1.619995117" calcext:value-type="float">
            <text:p>-1.619995117</text:p>
          </table:table-cell>
          <table:table-cell office:value-type="float" office:value="165.880004883" calcext:value-type="float">
            <text:p>165.88000488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C1750]-[.A1750]" office:value-type="float" office:value="-1.47000122099999" calcext:value-type="float">
            <text:p>-1.470001221</text:p>
          </table:table-cell>
          <table:table-cell office:value-type="float" office:value="161.529998779" calcext:value-type="float">
            <text:p>161.52999877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C1751]-[.A1751]" office:value-type="float" office:value="0.27000045776" calcext:value-type="float">
            <text:p>0.2700004578</text:p>
          </table:table-cell>
          <table:table-cell office:value-type="float" office:value="9.77000045776" calcext:value-type="float">
            <text:p>9.7700004578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1752]-[.A1752]" office:value-type="float" office:value="-1.60000610399999" calcext:value-type="float">
            <text:p>-1.600006104</text:p>
          </table:table-cell>
          <table:table-cell office:value-type="float" office:value="159.899993896" calcext:value-type="float">
            <text:p>159.8999938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1753]-[.A1753]" office:value-type="float" office:value="0.580001831000004" calcext:value-type="float">
            <text:p>0.580001831</text:p>
          </table:table-cell>
          <table:table-cell office:value-type="float" office:value="111.580001831" calcext:value-type="float">
            <text:p>111.5800018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1754]-[.A1754]" office:value-type="float" office:value="1.37000274659999" calcext:value-type="float">
            <text:p>1.3700027466</text:p>
          </table:table-cell>
          <table:table-cell office:value-type="float" office:value="77.3700027466" calcext:value-type="float">
            <text:p>77.37000274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1755]-[.A1755]" office:value-type="float" office:value="-0.30000019073" calcext:value-type="float">
            <text:p>-0.3000001907</text:p>
          </table:table-cell>
          <table:table-cell office:value-type="float" office:value="5.69999980927" calcext:value-type="float">
            <text:p>5.6999998093</text:p>
          </table:table-cell>
        </table:table-row>
        <table:table-row table:style-name="ro1">
          <table:table-cell office:value-type="float" office:value="159.5" calcext:value-type="float">
            <text:p>159.5</text:p>
          </table:table-cell>
          <table:table-cell table:formula="of:=[.C1756]-[.A1756]" office:value-type="float" office:value="-0.949996948000006" calcext:value-type="float">
            <text:p>-0.949996948</text:p>
          </table:table-cell>
          <table:table-cell office:value-type="float" office:value="158.550003052" calcext:value-type="float">
            <text:p>158.5500030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1757]-[.A1757]" office:value-type="float" office:value="1.1299991608" calcext:value-type="float">
            <text:p>1.1299991608</text:p>
          </table:table-cell>
          <table:table-cell office:value-type="float" office:value="30.1299991608" calcext:value-type="float">
            <text:p>30.1299991608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table:formula="of:=[.C1758]-[.A1758]" office:value-type="float" office:value="-1.00999450699999" calcext:value-type="float">
            <text:p>-1.009994507</text:p>
          </table:table-cell>
          <table:table-cell office:value-type="float" office:value="151.490005493" calcext:value-type="float">
            <text:p>151.490005493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table:formula="of:=[.C1759]-[.A1759]" office:value-type="float" office:value="1.5199966431" calcext:value-type="float">
            <text:p>1.5199966431</text:p>
          </table:table-cell>
          <table:table-cell office:value-type="float" office:value="95.0199966431" calcext:value-type="float">
            <text:p>95.0199966431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table:formula="of:=[.C1760]-[.A1760]" office:value-type="float" office:value="0.150001525999997" calcext:value-type="float">
            <text:p>0.150001526</text:p>
          </table:table-cell>
          <table:table-cell office:value-type="float" office:value="115.650001526" calcext:value-type="float">
            <text:p>115.650001526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table:formula="of:=[.C1761]-[.A1761]" office:value-type="float" office:value="1.5600013733" calcext:value-type="float">
            <text:p>1.5600013733</text:p>
          </table:table-cell>
          <table:table-cell office:value-type="float" office:value="45.0600013733" calcext:value-type="float">
            <text:p>45.06000137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C1762]-[.A1762]" office:value-type="float" office:value="0.069999695000007" calcext:value-type="float">
            <text:p>0.069999695</text:p>
          </table:table-cell>
          <table:table-cell office:value-type="float" office:value="124.069999695" calcext:value-type="float">
            <text:p>124.069999695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table:formula="of:=[.C1763]-[.A1763]" office:value-type="float" office:value="1.3499984741" calcext:value-type="float">
            <text:p>1.3499984741</text:p>
          </table:table-cell>
          <table:table-cell office:value-type="float" office:value="51.8499984741" calcext:value-type="float">
            <text:p>51.8499984741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C1764]-[.A1764]" office:value-type="float" office:value="0.550003051999994" calcext:value-type="float">
            <text:p>0.550003052</text:p>
          </table:table-cell>
          <table:table-cell office:value-type="float" office:value="108.050003052" calcext:value-type="float">
            <text:p>108.0500030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765]-[.A1765]" office:value-type="float" office:value="-0.22999954224" calcext:value-type="float">
            <text:p>-0.2299995422</text:p>
          </table:table-cell>
          <table:table-cell office:value-type="float" office:value="9.77000045776" calcext:value-type="float">
            <text:p>9.7700004578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table:formula="of:=[.C1766]-[.A1766]" office:value-type="float" office:value="0.970001220699999" calcext:value-type="float">
            <text:p>0.9700012207</text:p>
          </table:table-cell>
          <table:table-cell office:value-type="float" office:value="75.4700012207" calcext:value-type="float">
            <text:p>75.4700012207</text:p>
          </table:table-cell>
        </table:table-row>
        <table:table-row table:style-name="ro1">
          <table:table-cell office:value-type="float" office:value="173.5" calcext:value-type="float">
            <text:p>173.5</text:p>
          </table:table-cell>
          <table:table-cell table:formula="of:=[.C1767]-[.A1767]" office:value-type="float" office:value="-2.19000244099999" calcext:value-type="float">
            <text:p>-2.190002441</text:p>
          </table:table-cell>
          <table:table-cell office:value-type="float" office:value="171.309997559" calcext:value-type="float">
            <text:p>171.30999755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C1768]-[.A1768]" office:value-type="float" office:value="0.720001221000004" calcext:value-type="float">
            <text:p>0.720001221</text:p>
          </table:table-cell>
          <table:table-cell office:value-type="float" office:value="119.720001221" calcext:value-type="float">
            <text:p>119.720001221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table:formula="of:=[.C1769]-[.A1769]" office:value-type="float" office:value="0.709999084000003" calcext:value-type="float">
            <text:p>0.709999084</text:p>
          </table:table-cell>
          <table:table-cell office:value-type="float" office:value="113.209999084" calcext:value-type="float">
            <text:p>113.209999084</text:p>
          </table:table-cell>
        </table:table-row>
        <table:table-row table:style-name="ro1">
          <table:table-cell office:value-type="float" office:value="156.5" calcext:value-type="float">
            <text:p>156.5</text:p>
          </table:table-cell>
          <table:table-cell table:formula="of:=[.C1770]-[.A1770]" office:value-type="float" office:value="-1.210006714" calcext:value-type="float">
            <text:p>-1.210006714</text:p>
          </table:table-cell>
          <table:table-cell office:value-type="float" office:value="155.289993286" calcext:value-type="float">
            <text:p>155.2899932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1771]-[.A1771]" office:value-type="float" office:value="0.419998168999996" calcext:value-type="float">
            <text:p>0.419998169</text:p>
          </table:table-cell>
          <table:table-cell office:value-type="float" office:value="125.419998169" calcext:value-type="float">
            <text:p>125.4199981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1772]-[.A1772]" office:value-type="float" office:value="1.4500007629" calcext:value-type="float">
            <text:p>1.4500007629</text:p>
          </table:table-cell>
          <table:table-cell office:value-type="float" office:value="59.4500007629" calcext:value-type="float">
            <text:p>59.4500007629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table:formula="of:=[.C1773]-[.A1773]" office:value-type="float" office:value="-1.52000427199999" calcext:value-type="float">
            <text:p>-1.520004272</text:p>
          </table:table-cell>
          <table:table-cell office:value-type="float" office:value="163.979995728" calcext:value-type="float">
            <text:p>163.979995728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[.C1774]-[.A1774]" office:value-type="float" office:value="1.4599990845" calcext:value-type="float">
            <text:p>1.4599990845</text:p>
          </table:table-cell>
          <table:table-cell office:value-type="float" office:value="87.9599990845" calcext:value-type="float">
            <text:p>87.95999908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C1775]-[.A1775]" office:value-type="float" office:value="-1.86000060999999" calcext:value-type="float">
            <text:p>-1.86000061</text:p>
          </table:table-cell>
          <table:table-cell office:value-type="float" office:value="169.13999939" calcext:value-type="float">
            <text:p>169.13999939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1776]-[.A1776]" office:value-type="float" office:value="1.190002441" calcext:value-type="float">
            <text:p>1.1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table:formula="of:=[.C1777]-[.A1777]" office:value-type="float" office:value="1.5100021362" calcext:value-type="float">
            <text:p>1.5100021362</text:p>
          </table:table-cell>
          <table:table-cell office:value-type="float" office:value="76.0100021362" calcext:value-type="float">
            <text:p>76.01000213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C1778]-[.A1778]" office:value-type="float" office:value="0.660003661999994" calcext:value-type="float">
            <text:p>0.660003662</text:p>
          </table:table-cell>
          <table:table-cell office:value-type="float" office:value="112.660003662" calcext:value-type="float">
            <text:p>112.660003662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[.C1779]-[.A1779]" office:value-type="float" office:value="1.4300003052" calcext:value-type="float">
            <text:p>1.4300003052</text:p>
          </table:table-cell>
          <table:table-cell office:value-type="float" office:value="74.9300003052" calcext:value-type="float">
            <text:p>74.93000030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1780]-[.A1780]" office:value-type="float" office:value="1.11000061039999" calcext:value-type="float">
            <text:p>1.1100006104</text:p>
          </table:table-cell>
          <table:table-cell office:value-type="float" office:value="74.1100006104" calcext:value-type="float">
            <text:p>74.11000061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1781]-[.A1781]" office:value-type="float" office:value="1.6399993896" calcext:value-type="float">
            <text:p>1.6399993896</text:p>
          </table:table-cell>
          <table:table-cell office:value-type="float" office:value="58.6399993896" calcext:value-type="float">
            <text:p>58.63999938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1782]-[.A1782]" office:value-type="float" office:value="1.6399993896" calcext:value-type="float">
            <text:p>1.6399993896</text:p>
          </table:table-cell>
          <table:table-cell office:value-type="float" office:value="58.6399993896" calcext:value-type="float">
            <text:p>58.6399993896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table:formula="of:=[.C1783]-[.A1783]" office:value-type="float" office:value="1.12999725340001" calcext:value-type="float">
            <text:p>1.1299972534</text:p>
          </table:table-cell>
          <table:table-cell office:value-type="float" office:value="80.6299972534" calcext:value-type="float">
            <text:p>80.62999725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1784]-[.A1784]" office:value-type="float" office:value="1.0400009155" calcext:value-type="float">
            <text:p>1.0400009155</text:p>
          </table:table-cell>
          <table:table-cell office:value-type="float" office:value="29.0400009155" calcext:value-type="float">
            <text:p>29.0400009155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table:formula="of:=[.C1785]-[.A1785]" office:value-type="float" office:value="0.760002135999997" calcext:value-type="float">
            <text:p>0.760002136</text:p>
          </table:table-cell>
          <table:table-cell office:value-type="float" office:value="101.260002136" calcext:value-type="float">
            <text:p>101.260002136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table:formula="of:=[.C1786]-[.A1786]" office:value-type="float" office:value="0.569999695000007" calcext:value-type="float">
            <text:p>0.569999695</text:p>
          </table:table-cell>
          <table:table-cell office:value-type="float" office:value="124.069999695" calcext:value-type="float">
            <text:p>124.0699996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C1787]-[.A1787]" office:value-type="float" office:value="0.540000915999997" calcext:value-type="float">
            <text:p>0.540000916</text:p>
          </table:table-cell>
          <table:table-cell office:value-type="float" office:value="120.540000916" calcext:value-type="float">
            <text:p>120.540000916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[.C1788]-[.A1788]" office:value-type="float" office:value="1.2900009155" calcext:value-type="float">
            <text:p>1.2900009155</text:p>
          </table:table-cell>
          <table:table-cell office:value-type="float" office:value="85.7900009155" calcext:value-type="float">
            <text:p>85.79000091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C1789]-[.A1789]" office:value-type="float" office:value="0.620002747000001" calcext:value-type="float">
            <text:p>0.620002747</text:p>
          </table:table-cell>
          <table:table-cell office:value-type="float" office:value="102.620002747" calcext:value-type="float">
            <text:p>102.6200027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C1790]-[.A1790]" office:value-type="float" office:value="-0.149993896000012" calcext:value-type="float">
            <text:p>-0.149993896</text:p>
          </table:table-cell>
          <table:table-cell office:value-type="float" office:value="130.850006104" calcext:value-type="float">
            <text:p>130.850006104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C1791]-[.A1791]" office:value-type="float" office:value="1.2300033569" calcext:value-type="float">
            <text:p>1.2300033569</text:p>
          </table:table-cell>
          <table:table-cell office:value-type="float" office:value="97.7300033569" calcext:value-type="float">
            <text:p>97.7300033569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table:formula="of:=[.C1792]-[.A1792]" office:value-type="float" office:value="1.1999969482" calcext:value-type="float">
            <text:p>1.1999969482</text:p>
          </table:table-cell>
          <table:table-cell office:value-type="float" office:value="65.6999969482" calcext:value-type="float">
            <text:p>65.69999694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1793]-[.A1793]" office:value-type="float" office:value="1.4900016785" calcext:value-type="float">
            <text:p>1.4900016785</text:p>
          </table:table-cell>
          <table:table-cell office:value-type="float" office:value="50.4900016785" calcext:value-type="float">
            <text:p>50.49000167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1794]-[.A1794]" office:value-type="float" office:value="0.970001220699999" calcext:value-type="float">
            <text:p>0.9700012207</text:p>
          </table:table-cell>
          <table:table-cell office:value-type="float" office:value="65.9700012207" calcext:value-type="float">
            <text:p>65.9700012207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[.C1795]-[.A1795]" office:value-type="float" office:value="0.639999389600007" calcext:value-type="float">
            <text:p>0.6399993896</text:p>
          </table:table-cell>
          <table:table-cell office:value-type="float" office:value="87.1399993896" calcext:value-type="float">
            <text:p>87.1399993896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C1796]-[.A1796]" office:value-type="float" office:value="1.2699966431" calcext:value-type="float">
            <text:p>1.2699966431</text:p>
          </table:table-cell>
          <table:table-cell office:value-type="float" office:value="88.7699966431" calcext:value-type="float">
            <text:p>88.769996643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C1797]-[.A1797]" office:value-type="float" office:value="0.8600006104" calcext:value-type="float">
            <text:p>0.8600006104</text:p>
          </table:table-cell>
          <table:table-cell office:value-type="float" office:value="20.3600006104" calcext:value-type="float">
            <text:p>20.360000610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C1798]-[.A1798]" office:value-type="float" office:value="-0.639999390000014" calcext:value-type="float">
            <text:p>-0.63999939</text:p>
          </table:table-cell>
          <table:table-cell office:value-type="float" office:value="140.36000061" calcext:value-type="float">
            <text:p>140.360000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799]-[.A1799]" office:value-type="float" office:value="0.470000267" calcext:value-type="float">
            <text:p>0.470000267</text:p>
          </table:table-cell>
          <table:table-cell office:value-type="float" office:value="15.470000267" calcext:value-type="float">
            <text:p>15.4700002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1800]-[.A1800]" office:value-type="float" office:value="-0.120002747000001" calcext:value-type="float">
            <text:p>-0.120002747</text:p>
          </table:table-cell>
          <table:table-cell office:value-type="float" office:value="124.879997253" calcext:value-type="float">
            <text:p>124.879997253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[.C1801]-[.A1801]" office:value-type="float" office:value="0" calcext:value-type="float">
            <text:p>0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C1802]-[.A1802]" office:value-type="float" office:value="0.3400001526" calcext:value-type="float">
            <text:p>0.3400001526</text:p>
          </table:table-cell>
          <table:table-cell office:value-type="float" office:value="13.8400001526" calcext:value-type="float">
            <text:p>13.8400001526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formula="of:=[.C1803]-[.A1803]" office:value-type="float" office:value="0.0400009159999968" calcext:value-type="float">
            <text:p>0.040000916</text:p>
          </table:table-cell>
          <table:table-cell office:value-type="float" office:value="120.540000916" calcext:value-type="float">
            <text:p>120.540000916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table:formula="of:=[.C1804]-[.A1804]" office:value-type="float" office:value="-0.929992676000012" calcext:value-type="float">
            <text:p>-0.929992676</text:p>
          </table:table-cell>
          <table:table-cell office:value-type="float" office:value="152.570007324" calcext:value-type="float">
            <text:p>152.5700073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1805]-[.A1805]" office:value-type="float" office:value="1.1100006104" calcext:value-type="float">
            <text:p>1.1100006104</text:p>
          </table:table-cell>
          <table:table-cell office:value-type="float" office:value="55.1100006104" calcext:value-type="float">
            <text:p>55.1100006104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table:formula="of:=[.C1806]-[.A1806]" office:value-type="float" office:value="1.4399986267" calcext:value-type="float">
            <text:p>1.4399986267</text:p>
          </table:table-cell>
          <table:table-cell office:value-type="float" office:value="52.9399986267" calcext:value-type="float">
            <text:p>52.93999862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1807]-[.A1807]" office:value-type="float" office:value="0.6399993896" calcext:value-type="float">
            <text:p>0.6399993896</text:p>
          </table:table-cell>
          <table:table-cell office:value-type="float" office:value="58.6399993896" calcext:value-type="float">
            <text:p>58.63999938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808]-[.A1808]" office:value-type="float" office:value="0.3000001907" calcext:value-type="float">
            <text:p>0.3000001907</text:p>
          </table:table-cell>
          <table:table-cell office:value-type="float" office:value="13.3000001907" calcext:value-type="float">
            <text:p>13.30000019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C1809]-[.A1809]" office:value-type="float" office:value="0.0500030519999939" calcext:value-type="float">
            <text:p>0.050003052</text:p>
          </table:table-cell>
          <table:table-cell office:value-type="float" office:value="127.050003052" calcext:value-type="float">
            <text:p>127.0500030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C1810]-[.A1810]" office:value-type="float" office:value="1.38999938960001" calcext:value-type="float">
            <text:p>1.3899993896</text:p>
          </table:table-cell>
          <table:table-cell office:value-type="float" office:value="93.3899993896" calcext:value-type="float">
            <text:p>93.3899993896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C1811]-[.A1811]" office:value-type="float" office:value="0.599998474100005" calcext:value-type="float">
            <text:p>0.5999984741</text:p>
          </table:table-cell>
          <table:table-cell office:value-type="float" office:value="96.0999984741" calcext:value-type="float">
            <text:p>96.0999984741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[.C1812]-[.A1812]" office:value-type="float" office:value="-0.260002135999997" calcext:value-type="float">
            <text:p>-0.260002136</text:p>
          </table:table-cell>
          <table:table-cell office:value-type="float" office:value="126.239997864" calcext:value-type="float">
            <text:p>126.239997864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formula="of:=[.C1813]-[.A1813]" office:value-type="float" office:value="0.849998474000003" calcext:value-type="float">
            <text:p>0.849998474</text:p>
          </table:table-cell>
          <table:table-cell office:value-type="float" office:value="121.349998474" calcext:value-type="float">
            <text:p>121.3499984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C1814]-[.A1814]" office:value-type="float" office:value="0.760002135999997" calcext:value-type="float">
            <text:p>0.760002136</text:p>
          </table:table-cell>
          <table:table-cell office:value-type="float" office:value="110.760002136" calcext:value-type="float">
            <text:p>110.7600021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1815]-[.A1815]" office:value-type="float" office:value="0.959999084500002" calcext:value-type="float">
            <text:p>0.9599990845</text:p>
          </table:table-cell>
          <table:table-cell office:value-type="float" office:value="27.9599990845" calcext:value-type="float">
            <text:p>27.9599990845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1816]-[.A1816]" office:value-type="float" office:value="-1.32000732399999" calcext:value-type="float">
            <text:p>-1.320007324</text:p>
          </table:table-cell>
          <table:table-cell office:value-type="float" office:value="160.179992676" calcext:value-type="float">
            <text:p>160.1799926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1817]-[.A1817]" office:value-type="float" office:value="0.440002441000004" calcext:value-type="float">
            <text:p>0.440002441</text:p>
          </table:table-cell>
          <table:table-cell office:value-type="float" office:value="122.440002441" calcext:value-type="float">
            <text:p>122.4400024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1818]-[.A1818]" office:value-type="float" office:value="0.849998474099998" calcext:value-type="float">
            <text:p>0.8499984741</text:p>
          </table:table-cell>
          <table:table-cell office:value-type="float" office:value="32.8499984741" calcext:value-type="float">
            <text:p>32.84999847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819]-[.A1819]" office:value-type="float" office:value="1.2999992371" calcext:value-type="float">
            <text:p>1.2999992371</text:p>
          </table:table-cell>
          <table:table-cell office:value-type="float" office:value="32.2999992371" calcext:value-type="float">
            <text:p>32.29999923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1820]-[.A1820]" office:value-type="float" office:value="0.450000762899997" calcext:value-type="float">
            <text:p>0.4500007629</text:p>
          </table:table-cell>
          <table:table-cell office:value-type="float" office:value="40.4500007629" calcext:value-type="float">
            <text:p>40.4500007629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table:formula="of:=[.C1821]-[.A1821]" office:value-type="float" office:value="0.199996948000006" calcext:value-type="float">
            <text:p>0.199996948</text:p>
          </table:table-cell>
          <table:table-cell office:value-type="float" office:value="125.699996948" calcext:value-type="float">
            <text:p>125.699996948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C1822]-[.A1822]" office:value-type="float" office:value="1.6800003052" calcext:value-type="float">
            <text:p>1.6800003052</text:p>
          </table:table-cell>
          <table:table-cell office:value-type="float" office:value="59.1800003052" calcext:value-type="float">
            <text:p>59.1800003052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table:formula="of:=[.C1823]-[.A1823]" office:value-type="float" office:value="0.669998168899994" calcext:value-type="float">
            <text:p>0.6699981689</text:p>
          </table:table-cell>
          <table:table-cell office:value-type="float" office:value="81.1699981689" calcext:value-type="float">
            <text:p>81.1699981689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formula="of:=[.C1824]-[.A1824]" office:value-type="float" office:value="0.309997558999996" calcext:value-type="float">
            <text:p>0.309997559</text:p>
          </table:table-cell>
          <table:table-cell office:value-type="float" office:value="120.809997559" calcext:value-type="float">
            <text:p>120.809997559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[.C1825]-[.A1825]" office:value-type="float" office:value="1.1000003815" calcext:value-type="float">
            <text:p>1.1000003815</text:p>
          </table:table-cell>
          <table:table-cell office:value-type="float" office:value="26.6000003815" calcext:value-type="float">
            <text:p>26.60000038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C1826]-[.A1826]" office:value-type="float" office:value="0.210006714000002" calcext:value-type="float">
            <text:p>0.210006714</text:p>
          </table:table-cell>
          <table:table-cell office:value-type="float" office:value="132.210006714" calcext:value-type="float">
            <text:p>132.21000671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C1827]-[.A1827]" office:value-type="float" office:value="0.350000381499999" calcext:value-type="float">
            <text:p>0.3500003815</text:p>
          </table:table-cell>
          <table:table-cell office:value-type="float" office:value="10.8500003815" calcext:value-type="float">
            <text:p>10.85000038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828]-[.A1828]" office:value-type="float" office:value="-0.5200004578" calcext:value-type="float">
            <text:p>-0.5200004578</text:p>
          </table:table-cell>
          <table:table-cell office:value-type="float" office:value="12.4799995422" calcext:value-type="float">
            <text:p>12.47999954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1829]-[.A1829]" office:value-type="float" office:value="0.159999847400002" calcext:value-type="float">
            <text:p>0.1599998474</text:p>
          </table:table-cell>
          <table:table-cell office:value-type="float" office:value="24.1599998474" calcext:value-type="float">
            <text:p>24.15999984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830]-[.A1830]" office:value-type="float" office:value="0.829999923700001" calcext:value-type="float">
            <text:p>0.8299999237</text:p>
          </table:table-cell>
          <table:table-cell office:value-type="float" office:value="16.8299999237" calcext:value-type="float">
            <text:p>16.8299999237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table:formula="of:=[.C1831]-[.A1831]" office:value-type="float" office:value="0.449996948000006" calcext:value-type="float">
            <text:p>0.449996948</text:p>
          </table:table-cell>
          <table:table-cell office:value-type="float" office:value="109.949996948" calcext:value-type="float">
            <text:p>109.94999694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1832]-[.A1832]" office:value-type="float" office:value="-0.15999984741" calcext:value-type="float">
            <text:p>-0.1599998474</text:p>
          </table:table-cell>
          <table:table-cell office:value-type="float" office:value="4.34000015259" calcext:value-type="float">
            <text:p>4.34000015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C1833]-[.A1833]" office:value-type="float" office:value="-1.119995117" calcext:value-type="float">
            <text:p>-1.119995117</text:p>
          </table:table-cell>
          <table:table-cell office:value-type="float" office:value="165.880004883" calcext:value-type="float">
            <text:p>165.8800048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C1834]-[.A1834]" office:value-type="float" office:value="1.3199996948" calcext:value-type="float">
            <text:p>1.3199996948</text:p>
          </table:table-cell>
          <table:table-cell office:value-type="float" office:value="89.3199996948" calcext:value-type="float">
            <text:p>89.31999969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C1835]-[.A1835]" office:value-type="float" office:value="-1.58999633799999" calcext:value-type="float">
            <text:p>-1.589996338</text:p>
          </table:table-cell>
          <table:table-cell office:value-type="float" office:value="169.410003662" calcext:value-type="float">
            <text:p>169.4100036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C1836]-[.A1836]" office:value-type="float" office:value="-1.64999389600001" calcext:value-type="float">
            <text:p>-1.649993896</text:p>
          </table:table-cell>
          <table:table-cell office:value-type="float" office:value="162.350006104" calcext:value-type="float">
            <text:p>162.3500061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1837]-[.A1837]" office:value-type="float" office:value="0.709999084500002" calcext:value-type="float">
            <text:p>0.7099990845</text:p>
          </table:table-cell>
          <table:table-cell office:value-type="float" office:value="21.7099990845" calcext:value-type="float">
            <text:p>21.70999908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1838]-[.A1838]" office:value-type="float" office:value="0.939998626700003" calcext:value-type="float">
            <text:p>0.9399986267</text:p>
          </table:table-cell>
          <table:table-cell office:value-type="float" office:value="52.9399986267" calcext:value-type="float">
            <text:p>52.9399986267</text:p>
          </table:table-cell>
        </table:table-row>
        <table:table-row table:style-name="ro1">
          <table:table-cell office:value-type="float" office:value="151.5" calcext:value-type="float">
            <text:p>151.5</text:p>
          </table:table-cell>
          <table:table-cell table:formula="of:=[.C1839]-[.A1839]" office:value-type="float" office:value="-0.830001831000004" calcext:value-type="float">
            <text:p>-0.830001831</text:p>
          </table:table-cell>
          <table:table-cell office:value-type="float" office:value="150.669998169" calcext:value-type="float">
            <text:p>150.669998169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[.C1840]-[.A1840]" office:value-type="float" office:value="-0.399993896000012" calcext:value-type="float">
            <text:p>-0.399993896</text:p>
          </table:table-cell>
          <table:table-cell office:value-type="float" office:value="137.100006104" calcext:value-type="float">
            <text:p>137.1000061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1841]-[.A1841]" office:value-type="float" office:value="1.5999984741" calcext:value-type="float">
            <text:p>1.5999984741</text:p>
          </table:table-cell>
          <table:table-cell office:value-type="float" office:value="86.5999984741" calcext:value-type="float">
            <text:p>86.59999847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C1842]-[.A1842]" office:value-type="float" office:value="-0.19000244099999" calcext:value-type="float">
            <text:p>-0.190002441</text:p>
          </table:table-cell>
          <table:table-cell office:value-type="float" office:value="139.809997559" calcext:value-type="float">
            <text:p>139.809997559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table:formula="of:=[.C1843]-[.A1843]" office:value-type="float" office:value="1.33000183110001" calcext:value-type="float">
            <text:p>1.3300018311</text:p>
          </table:table-cell>
          <table:table-cell office:value-type="float" office:value="76.8300018311" calcext:value-type="float">
            <text:p>76.8300018311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C1844]-[.A1844]" office:value-type="float" office:value="0.839996337900004" calcext:value-type="float">
            <text:p>0.8399963379</text:p>
          </table:table-cell>
          <table:table-cell office:value-type="float" office:value="83.3399963379" calcext:value-type="float">
            <text:p>83.33999633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845]-[.A1845]" office:value-type="float" office:value="-0.0500001907299996" calcext:value-type="float">
            <text:p>-0.0500001907</text:p>
          </table:table-cell>
          <table:table-cell office:value-type="float" office:value="8.94999980927" calcext:value-type="float">
            <text:p>8.9499998093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1846]-[.A1846]" office:value-type="float" office:value="-1.32000732399999" calcext:value-type="float">
            <text:p>-1.320007324</text:p>
          </table:table-cell>
          <table:table-cell office:value-type="float" office:value="160.179992676" calcext:value-type="float">
            <text:p>160.179992676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table:formula="of:=[.C1847]-[.A1847]" office:value-type="float" office:value="0.910003661999994" calcext:value-type="float">
            <text:p>0.910003662</text:p>
          </table:table-cell>
          <table:table-cell office:value-type="float" office:value="109.410003662" calcext:value-type="float">
            <text:p>109.410003662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table:formula="of:=[.C1848]-[.A1848]" office:value-type="float" office:value="-0.789993285999998" calcext:value-type="float">
            <text:p>-0.789993286</text:p>
          </table:table-cell>
          <table:table-cell office:value-type="float" office:value="141.710006714" calcext:value-type="float">
            <text:p>141.710006714</text:p>
          </table:table-cell>
        </table:table-row>
        <table:table-row table:style-name="ro1">
          <table:table-cell office:value-type="float" office:value="168.5" calcext:value-type="float">
            <text:p>168.5</text:p>
          </table:table-cell>
          <table:table-cell table:formula="of:=[.C1849]-[.A1849]" office:value-type="float" office:value="-1.80999755900001" calcext:value-type="float">
            <text:p>-1.809997559</text:p>
          </table:table-cell>
          <table:table-cell office:value-type="float" office:value="166.690002441" calcext:value-type="float">
            <text:p>166.690002441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table:formula="of:=[.C1850]-[.A1850]" office:value-type="float" office:value="-0.330001831000004" calcext:value-type="float">
            <text:p>-0.330001831</text:p>
          </table:table-cell>
          <table:table-cell office:value-type="float" office:value="141.169998169" calcext:value-type="float">
            <text:p>141.169998169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table:formula="of:=[.C1851]-[.A1851]" office:value-type="float" office:value="1.5900001526" calcext:value-type="float">
            <text:p>1.5900001526</text:p>
          </table:table-cell>
          <table:table-cell office:value-type="float" office:value="58.0900001526" calcext:value-type="float">
            <text:p>58.0900001526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C1852]-[.A1852]" office:value-type="float" office:value="-0.0299997330000004" calcext:value-type="float">
            <text:p>-0.029999733</text:p>
          </table:table-cell>
          <table:table-cell office:value-type="float" office:value="15.470000267" calcext:value-type="float">
            <text:p>15.4700002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1853]-[.A1853]" office:value-type="float" office:value="-0.120002747000001" calcext:value-type="float">
            <text:p>-0.120002747</text:p>
          </table:table-cell>
          <table:table-cell office:value-type="float" office:value="124.879997253" calcext:value-type="float">
            <text:p>124.879997253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[.C1854]-[.A1854]" office:value-type="float" office:value="1.2600002289" calcext:value-type="float">
            <text:p>1.2600002289</text:p>
          </table:table-cell>
          <table:table-cell office:value-type="float" office:value="31.7600002289" calcext:value-type="float">
            <text:p>31.760000228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C1855]-[.A1855]" office:value-type="float" office:value="-0.740005493000012" calcext:value-type="float">
            <text:p>-0.740005493</text:p>
          </table:table-cell>
          <table:table-cell office:value-type="float" office:value="161.259994507" calcext:value-type="float">
            <text:p>161.2599945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C1856]-[.A1856]" office:value-type="float" office:value="1.37999725340001" calcext:value-type="float">
            <text:p>1.3799972534</text:p>
          </table:table-cell>
          <table:table-cell office:value-type="float" office:value="96.3799972534" calcext:value-type="float">
            <text:p>96.3799972534</text:p>
          </table:table-cell>
        </table:table-row>
        <table:table-row table:style-name="ro1">
          <table:table-cell office:value-type="float" office:value="155.5" calcext:value-type="float">
            <text:p>155.5</text:p>
          </table:table-cell>
          <table:table-cell table:formula="of:=[.C1857]-[.A1857]" office:value-type="float" office:value="-1.02999877900001" calcext:value-type="float">
            <text:p>-1.029998779</text:p>
          </table:table-cell>
          <table:table-cell office:value-type="float" office:value="154.470001221" calcext:value-type="float">
            <text:p>154.470001221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table:formula="of:=[.C1858]-[.A1858]" office:value-type="float" office:value="1.4499969482" calcext:value-type="float">
            <text:p>1.4499969482</text:p>
          </table:table-cell>
          <table:table-cell office:value-type="float" office:value="90.9499969482" calcext:value-type="float">
            <text:p>90.949996948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C1859]-[.A1859]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table:formula="of:=[.C1860]-[.A1860]" office:value-type="float" office:value="-1.710006714" calcext:value-type="float">
            <text:p>-1.710006714</text:p>
          </table:table-cell>
          <table:table-cell office:value-type="float" office:value="164.789993286" calcext:value-type="float">
            <text:p>164.7899932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C1861]-[.A1861]" office:value-type="float" office:value="1.4700012207" calcext:value-type="float">
            <text:p>1.4700012207</text:p>
          </table:table-cell>
          <table:table-cell office:value-type="float" office:value="75.4700012207" calcext:value-type="float">
            <text:p>75.4700012207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table:formula="of:=[.C1862]-[.A1862]" office:value-type="float" office:value="0.0399932859999979" calcext:value-type="float">
            <text:p>0.039993286</text:p>
          </table:table-cell>
          <table:table-cell office:value-type="float" office:value="139.539993286" calcext:value-type="float">
            <text:p>139.539993286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table:formula="of:=[.C1863]-[.A1863]" office:value-type="float" office:value="0.0399932859999979" calcext:value-type="float">
            <text:p>0.039993286</text:p>
          </table:table-cell>
          <table:table-cell office:value-type="float" office:value="139.539993286" calcext:value-type="float">
            <text:p>139.539993286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table:formula="of:=[.C1864]-[.A1864]" office:value-type="float" office:value="-1.92999267600001" calcext:value-type="float">
            <text:p>-1.929992676</text:p>
          </table:table-cell>
          <table:table-cell office:value-type="float" office:value="174.570007324" calcext:value-type="float">
            <text:p>174.5700073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C1865]-[.A1865]" office:value-type="float" office:value="0.199996948000006" calcext:value-type="float">
            <text:p>0.199996948</text:p>
          </table:table-cell>
          <table:table-cell office:value-type="float" office:value="135.199996948" calcext:value-type="float">
            <text:p>135.19999694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table:formula="of:=[.C1866]-[.A1866]" office:value-type="float" office:value="1.1500015259" calcext:value-type="float">
            <text:p>1.1500015259</text:p>
          </table:table-cell>
          <table:table-cell office:value-type="float" office:value="36.6500015259" calcext:value-type="float">
            <text:p>36.65000152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867]-[.A1867]" office:value-type="float" office:value="0.4799995422" calcext:value-type="float">
            <text:p>0.4799995422</text:p>
          </table:table-cell>
          <table:table-cell office:value-type="float" office:value="12.4799995422" calcext:value-type="float">
            <text:p>12.479999542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C1868]-[.A1868]" office:value-type="float" office:value="-0.60000002384" calcext:value-type="float">
            <text:p>-0.6000000238</text:p>
          </table:table-cell>
          <table:table-cell office:value-type="float" office:value="1.89999997616" calcext:value-type="float">
            <text:p>1.89999997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C1869]-[.A1869]" office:value-type="float" office:value="0.730003356899999" calcext:value-type="float">
            <text:p>0.7300033569</text:p>
          </table:table-cell>
          <table:table-cell office:value-type="float" office:value="97.7300033569" calcext:value-type="float">
            <text:p>97.7300033569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table:formula="of:=[.C1870]-[.A1870]" office:value-type="float" office:value="-0.199996948000006" calcext:value-type="float">
            <text:p>-0.199996948</text:p>
          </table:table-cell>
          <table:table-cell office:value-type="float" office:value="133.300003052" calcext:value-type="float">
            <text:p>133.300003052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table:formula="of:=[.C1871]-[.A1871]" office:value-type="float" office:value="1.3499984741" calcext:value-type="float">
            <text:p>1.3499984741</text:p>
          </table:table-cell>
          <table:table-cell office:value-type="float" office:value="70.8499984741" calcext:value-type="float">
            <text:p>70.84999847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C1872]-[.A1872]" office:value-type="float" office:value="0.61000061" calcext:value-type="float">
            <text:p>0.61000061</text:p>
          </table:table-cell>
          <table:table-cell office:value-type="float" office:value="105.61000061" calcext:value-type="float">
            <text:p>105.61000061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C1873]-[.A1873]" office:value-type="float" office:value="1.120002747" calcext:value-type="float">
            <text:p>1.120002747</text:p>
          </table:table-cell>
          <table:table-cell office:value-type="float" office:value="102.620002747" calcext:value-type="float">
            <text:p>102.620002747</text:p>
          </table:table-cell>
        </table:table-row>
        <table:table-row table:style-name="ro1">
          <table:table-cell office:value-type="float" office:value="168.5" calcext:value-type="float">
            <text:p>168.5</text:p>
          </table:table-cell>
          <table:table-cell table:formula="of:=[.C1874]-[.A1874]" office:value-type="float" office:value="-1.80999755900001" calcext:value-type="float">
            <text:p>-1.809997559</text:p>
          </table:table-cell>
          <table:table-cell office:value-type="float" office:value="166.690002441" calcext:value-type="float">
            <text:p>166.6900024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C1875]-[.A1875]" office:value-type="float" office:value="0.259994506999988" calcext:value-type="float">
            <text:p>0.259994507</text:p>
          </table:table-cell>
          <table:table-cell office:value-type="float" office:value="142.259994507" calcext:value-type="float">
            <text:p>142.259994507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table:formula="of:=[.C1876]-[.A1876]" office:value-type="float" office:value="0.849998474099998" calcext:value-type="float">
            <text:p>0.8499984741</text:p>
          </table:table-cell>
          <table:table-cell office:value-type="float" office:value="42.3499984741" calcext:value-type="float">
            <text:p>42.34999847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1877]-[.A1877]" office:value-type="float" office:value="0.790000915500002" calcext:value-type="float">
            <text:p>0.7900009155</text:p>
          </table:table-cell>
          <table:table-cell office:value-type="float" office:value="85.7900009155" calcext:value-type="float">
            <text:p>85.79000091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1878]-[.A1878]" office:value-type="float" office:value="-0.21999979019" calcext:value-type="float">
            <text:p>-0.2199997902</text:p>
          </table:table-cell>
          <table:table-cell office:value-type="float" office:value="6.78000020981" calcext:value-type="float">
            <text:p>6.78000020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1879]-[.A1879]" office:value-type="float" office:value="0.790000915499999" calcext:value-type="float">
            <text:p>0.7900009155</text:p>
          </table:table-cell>
          <table:table-cell office:value-type="float" office:value="25.7900009155" calcext:value-type="float">
            <text:p>25.79000091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C1880]-[.A1880]" office:value-type="float" office:value="0.410003662000008" calcext:value-type="float">
            <text:p>0.410003662</text:p>
          </table:table-cell>
          <table:table-cell office:value-type="float" office:value="128.410003662" calcext:value-type="float">
            <text:p>128.410003662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table:formula="of:=[.C1881]-[.A1881]" office:value-type="float" office:value="1.3000030518" calcext:value-type="float">
            <text:p>1.3000030518</text:p>
          </table:table-cell>
          <table:table-cell office:value-type="float" office:value="82.8000030518" calcext:value-type="float">
            <text:p>82.80000305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1882]-[.A1882]" office:value-type="float" office:value="1.1800003052" calcext:value-type="float">
            <text:p>1.1800003052</text:p>
          </table:table-cell>
          <table:table-cell office:value-type="float" office:value="40.1800003052" calcext:value-type="float">
            <text:p>40.18000030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1883]-[.A1883]" office:value-type="float" office:value="0.0500001907299996" calcext:value-type="float">
            <text:p>0.0500001907</text:p>
          </table:table-cell>
          <table:table-cell office:value-type="float" office:value="7.05000019073" calcext:value-type="float">
            <text:p>7.05000019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C1884]-[.A1884]" office:value-type="float" office:value="-0.259994506999988" calcext:value-type="float">
            <text:p>-0.259994507</text:p>
          </table:table-cell>
          <table:table-cell office:value-type="float" office:value="135.740005493" calcext:value-type="float">
            <text:p>135.740005493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table:formula="of:=[.C1885]-[.A1885]" office:value-type="float" office:value="-0.710006714000002" calcext:value-type="float">
            <text:p>-0.710006714</text:p>
          </table:table-cell>
          <table:table-cell office:value-type="float" office:value="145.789993286" calcext:value-type="float">
            <text:p>145.789993286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table:formula="of:=[.C1886]-[.A1886]" office:value-type="float" office:value="1.11000061" calcext:value-type="float">
            <text:p>1.11000061</text:p>
          </table:table-cell>
          <table:table-cell office:value-type="float" office:value="105.61000061" calcext:value-type="float">
            <text:p>105.61000061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table:formula="of:=[.C1887]-[.A1887]" office:value-type="float" office:value="1.0800018311" calcext:value-type="float">
            <text:p>1.0800018311</text:p>
          </table:table-cell>
          <table:table-cell office:value-type="float" office:value="51.5800018311" calcext:value-type="float">
            <text:p>51.58000183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1888]-[.A1888]" office:value-type="float" office:value="0.870000839199999" calcext:value-type="float">
            <text:p>0.8700008392</text:p>
          </table:table-cell>
          <table:table-cell office:value-type="float" office:value="26.8700008392" calcext:value-type="float">
            <text:p>26.8700008392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table:formula="of:=[.C1889]-[.A1889]" office:value-type="float" office:value="0.730003357000001" calcext:value-type="float">
            <text:p>0.730003357</text:p>
          </table:table-cell>
          <table:table-cell office:value-type="float" office:value="107.230003357" calcext:value-type="float">
            <text:p>107.230003357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table:formula="of:=[.C1890]-[.A1890]" office:value-type="float" office:value="0.790000915500002" calcext:value-type="float">
            <text:p>0.7900009155</text:p>
          </table:table-cell>
          <table:table-cell office:value-type="float" office:value="35.2900009155" calcext:value-type="float">
            <text:p>35.29000091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1891]-[.A1891]" office:value-type="float" office:value="0.680000305199997" calcext:value-type="float">
            <text:p>0.6800003052</text:p>
          </table:table-cell>
          <table:table-cell office:value-type="float" office:value="68.6800003052" calcext:value-type="float">
            <text:p>68.6800003052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table:formula="of:=[.C1892]-[.A1892]" office:value-type="float" office:value="0.809997558600003" calcext:value-type="float">
            <text:p>0.8099975586</text:p>
          </table:table-cell>
          <table:table-cell office:value-type="float" office:value="70.3099975586" calcext:value-type="float">
            <text:p>70.309997558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C1893]-[.A1893]" office:value-type="float" office:value="0.419998168999996" calcext:value-type="float">
            <text:p>0.419998169</text:p>
          </table:table-cell>
          <table:table-cell office:value-type="float" office:value="106.419998169" calcext:value-type="float">
            <text:p>106.4199981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1894]-[.A1894]" office:value-type="float" office:value="1.25" calcext:value-type="float">
            <text:p>1.25</text:p>
          </table:table-cell>
          <table:table-cell office:value-type="float" office:value="44.25" calcext:value-type="float">
            <text:p>44.25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table:formula="of:=[.C1895]-[.A1895]" office:value-type="float" office:value="-1.419998169" calcext:value-type="float">
            <text:p>-1.419998169</text:p>
          </table:table-cell>
          <table:table-cell office:value-type="float" office:value="162.080001831" calcext:value-type="float">
            <text:p>162.080001831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C1896]-[.A1896]" office:value-type="float" office:value="1.0900001526" calcext:value-type="float">
            <text:p>1.0900001526</text:p>
          </table:table-cell>
          <table:table-cell office:value-type="float" office:value="29.5900001526" calcext:value-type="float">
            <text:p>29.59000015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C1897]-[.A1897]" office:value-type="float" office:value="-0.389999390000014" calcext:value-type="float">
            <text:p>-0.38999939</text:p>
          </table:table-cell>
          <table:table-cell office:value-type="float" office:value="143.61000061" calcext:value-type="float">
            <text:p>143.61000061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C1898]-[.A1898]" office:value-type="float" office:value="1.3199996948" calcext:value-type="float">
            <text:p>1.3199996948</text:p>
          </table:table-cell>
          <table:table-cell office:value-type="float" office:value="38.8199996948" calcext:value-type="float">
            <text:p>38.8199996948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table:formula="of:=[.C1899]-[.A1899]" office:value-type="float" office:value="-1.50999450699999" calcext:value-type="float">
            <text:p>-1.509994507</text:p>
          </table:table-cell>
          <table:table-cell office:value-type="float" office:value="160.990005493" calcext:value-type="float">
            <text:p>160.990005493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table:formula="of:=[.C1900]-[.A1900]" office:value-type="float" office:value="1.12999725340001" calcext:value-type="float">
            <text:p>1.1299972534</text:p>
          </table:table-cell>
          <table:table-cell office:value-type="float" office:value="80.6299972534" calcext:value-type="float">
            <text:p>80.62999725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1901]-[.A1901]" office:value-type="float" office:value="-0.47000122099999" calcext:value-type="float">
            <text:p>-0.470001221</text:p>
          </table:table-cell>
          <table:table-cell office:value-type="float" office:value="142.529998779" calcext:value-type="float">
            <text:p>142.529998779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C1902]-[.A1902]" office:value-type="float" office:value="0.480003357000001" calcext:value-type="float">
            <text:p>0.480003357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1903]-[.A1903]" office:value-type="float" office:value="1.4100036621" calcext:value-type="float">
            <text:p>1.4100036621</text:p>
          </table:table-cell>
          <table:table-cell office:value-type="float" office:value="68.4100036621" calcext:value-type="float">
            <text:p>68.4100036621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C1904]-[.A1904]" office:value-type="float" office:value="1.2400016785" calcext:value-type="float">
            <text:p>1.2400016785</text:p>
          </table:table-cell>
          <table:table-cell office:value-type="float" office:value="56.7400016785" calcext:value-type="float">
            <text:p>56.7400016785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table:formula="of:=[.C1905]-[.A1905]" office:value-type="float" office:value="0.809997558600003" calcext:value-type="float">
            <text:p>0.8099975586</text:p>
          </table:table-cell>
          <table:table-cell office:value-type="float" office:value="70.3099975586" calcext:value-type="float">
            <text:p>70.30999755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1906]-[.A1906]" office:value-type="float" office:value="1.3199996948" calcext:value-type="float">
            <text:p>1.3199996948</text:p>
          </table:table-cell>
          <table:table-cell office:value-type="float" office:value="48.3199996948" calcext:value-type="float">
            <text:p>48.3199996948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table:formula="of:=[.C1907]-[.A1907]" office:value-type="float" office:value="0.13999939" calcext:value-type="float">
            <text:p>0.13999939</text:p>
          </table:table-cell>
          <table:table-cell office:value-type="float" office:value="118.63999939" calcext:value-type="float">
            <text:p>118.639999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C1908]-[.A1908]" office:value-type="float" office:value="-0.419998168999996" calcext:value-type="float">
            <text:p>-0.419998169</text:p>
          </table:table-cell>
          <table:table-cell office:value-type="float" office:value="130.580001831" calcext:value-type="float">
            <text:p>130.5800018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1909]-[.A1909]" office:value-type="float" office:value="1.12999725340001" calcext:value-type="float">
            <text:p>1.1299972534</text:p>
          </table:table-cell>
          <table:table-cell office:value-type="float" office:value="71.1299972534" calcext:value-type="float">
            <text:p>71.1299972534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table:formula="of:=[.C1910]-[.A1910]" office:value-type="float" office:value="-0.119995117000002" calcext:value-type="float">
            <text:p>-0.119995117</text:p>
          </table:table-cell>
          <table:table-cell office:value-type="float" office:value="134.380004883" calcext:value-type="float">
            <text:p>134.380004883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table:formula="of:=[.C1911]-[.A1911]" office:value-type="float" office:value="-0.729995728000006" calcext:value-type="float">
            <text:p>-0.729995728</text:p>
          </table:table-cell>
          <table:table-cell office:value-type="float" office:value="148.770004272" calcext:value-type="float">
            <text:p>148.77000427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C1912]-[.A1912]" office:value-type="float" office:value="0.690000534100001" calcext:value-type="float">
            <text:p>0.6900005341</text:p>
          </table:table-cell>
          <table:table-cell office:value-type="float" office:value="18.1900005341" calcext:value-type="float">
            <text:p>18.1900005341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table:formula="of:=[.C1913]-[.A1913]" office:value-type="float" office:value="-0.199996948000006" calcext:value-type="float">
            <text:p>-0.199996948</text:p>
          </table:table-cell>
          <table:table-cell office:value-type="float" office:value="133.300003052" calcext:value-type="float">
            <text:p>133.300003052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table:formula="of:=[.C1914]-[.A1914]" office:value-type="float" office:value="1.5299987793" calcext:value-type="float">
            <text:p>1.5299987793</text:p>
          </table:table-cell>
          <table:table-cell office:value-type="float" office:value="73.0299987793" calcext:value-type="float">
            <text:p>73.0299987793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[.C1915]-[.A1915]" office:value-type="float" office:value="1.4300003052" calcext:value-type="float">
            <text:p>1.4300003052</text:p>
          </table:table-cell>
          <table:table-cell office:value-type="float" office:value="74.9300003052" calcext:value-type="float">
            <text:p>74.93000030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C1916]-[.A1916]" office:value-type="float" office:value="0.550003051999994" calcext:value-type="float">
            <text:p>0.550003052</text:p>
          </table:table-cell>
          <table:table-cell office:value-type="float" office:value="117.550003052" calcext:value-type="float">
            <text:p>117.5500030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1917]-[.A1917]" office:value-type="float" office:value="0.419998168999996" calcext:value-type="float">
            <text:p>0.419998169</text:p>
          </table:table-cell>
          <table:table-cell office:value-type="float" office:value="125.419998169" calcext:value-type="float">
            <text:p>125.419998169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C1918]-[.A1918]" office:value-type="float" office:value="0.959999084499998" calcext:value-type="float">
            <text:p>0.9599990845</text:p>
          </table:table-cell>
          <table:table-cell office:value-type="float" office:value="37.4599990845" calcext:value-type="float">
            <text:p>37.4599990845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table:formula="of:=[.C1919]-[.A1919]" office:value-type="float" office:value="0.199996948000006" calcext:value-type="float">
            <text:p>0.199996948</text:p>
          </table:table-cell>
          <table:table-cell office:value-type="float" office:value="125.699996948" calcext:value-type="float">
            <text:p>125.6999969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1920]-[.A1920]" office:value-type="float" office:value="1.4400024414" calcext:value-type="float">
            <text:p>1.4400024414</text:p>
          </table:table-cell>
          <table:table-cell office:value-type="float" office:value="81.4400024414" calcext:value-type="float">
            <text:p>81.44000244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1921]-[.A1921]" office:value-type="float" office:value="1.2599983215" calcext:value-type="float">
            <text:p>1.2599983215</text:p>
          </table:table-cell>
          <table:table-cell office:value-type="float" office:value="41.2599983215" calcext:value-type="float">
            <text:p>41.2599983215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table:formula="of:=[.C1922]-[.A1922]" office:value-type="float" office:value="0.199996948000006" calcext:value-type="float">
            <text:p>0.199996948</text:p>
          </table:table-cell>
          <table:table-cell office:value-type="float" office:value="125.699996948" calcext:value-type="float">
            <text:p>125.6999969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C1923]-[.A1923]" office:value-type="float" office:value="-1.50999450699999" calcext:value-type="float">
            <text:p>-1.509994507</text:p>
          </table:table-cell>
          <table:table-cell office:value-type="float" office:value="170.490005493" calcext:value-type="float">
            <text:p>170.4900054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1924]-[.A1924]" office:value-type="float" office:value="1.0800018311" calcext:value-type="float">
            <text:p>1.0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[.C1925]-[.A1925]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table:formula="of:=[.C1926]-[.A1926]" office:value-type="float" office:value="1.25" calcext:value-type="float">
            <text:p>1.25</text:p>
          </table:table-cell>
          <table:table-cell office:value-type="float" office:value="94.75" calcext:value-type="float">
            <text:p>94.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C1927]-[.A1927]" office:value-type="float" office:value="0.209999084000003" calcext:value-type="float">
            <text:p>0.209999084</text:p>
          </table:table-cell>
          <table:table-cell office:value-type="float" office:value="113.209999084" calcext:value-type="float">
            <text:p>113.209999084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table:formula="of:=[.C1928]-[.A1928]" office:value-type="float" office:value="1.0500030518" calcext:value-type="float">
            <text:p>1.0500030518</text:p>
          </table:table-cell>
          <table:table-cell office:value-type="float" office:value="98.5500030518" calcext:value-type="float">
            <text:p>98.5500030518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C1929]-[.A1929]" office:value-type="float" office:value="1.6800003052" calcext:value-type="float">
            <text:p>1.6800003052</text:p>
          </table:table-cell>
          <table:table-cell office:value-type="float" office:value="59.1800003052" calcext:value-type="float">
            <text:p>59.1800003052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[.C1930]-[.A1930]" office:value-type="float" office:value="1.1700000763" calcext:value-type="float">
            <text:p>1.1700000763</text:p>
          </table:table-cell>
          <table:table-cell office:value-type="float" office:value="30.6700000763" calcext:value-type="float">
            <text:p>30.6700000763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table:formula="of:=[.C1931]-[.A1931]" office:value-type="float" office:value="0.580001831099999" calcext:value-type="float">
            <text:p>0.5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1932]-[.A1932]" office:value-type="float" office:value="1.3100013733" calcext:value-type="float">
            <text:p>1.3100013733</text:p>
          </table:table-cell>
          <table:table-cell office:value-type="float" office:value="51.3100013733" calcext:value-type="float">
            <text:p>51.31000137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C1933]-[.A1933]" office:value-type="float" office:value="-1.38999939000001" calcext:value-type="float">
            <text:p>-1.38999939</text:p>
          </table:table-cell>
          <table:table-cell office:value-type="float" office:value="165.61000061" calcext:value-type="float">
            <text:p>165.610000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C1934]-[.A1934]" office:value-type="float" office:value="0.949996948000006" calcext:value-type="float">
            <text:p>0.949996948</text:p>
          </table:table-cell>
          <table:table-cell office:value-type="float" office:value="109.949996948" calcext:value-type="float">
            <text:p>109.9499969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C1935]-[.A1935]" office:value-type="float" office:value="-2.080001831" calcext:value-type="float">
            <text:p>-2.080001831</text:p>
          </table:table-cell>
          <table:table-cell office:value-type="float" office:value="175.919998169" calcext:value-type="float">
            <text:p>175.919998169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table:formula="of:=[.C1936]-[.A1936]" office:value-type="float" office:value="-1.07000732399999" calcext:value-type="float">
            <text:p>-1.070007324</text:p>
          </table:table-cell>
          <table:table-cell office:value-type="float" office:value="163.429992676" calcext:value-type="float">
            <text:p>163.4299926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1937]-[.A1937]" office:value-type="float" office:value="1.37999725340001" calcext:value-type="float">
            <text:p>1.3799972534</text:p>
          </table:table-cell>
          <table:table-cell office:value-type="float" office:value="74.3799972534" calcext:value-type="float">
            <text:p>74.379997253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1938]-[.A1938]" office:value-type="float" office:value="-0.42999982834" calcext:value-type="float">
            <text:p>-0.4299998283</text:p>
          </table:table-cell>
          <table:table-cell office:value-type="float" office:value="4.07000017166" calcext:value-type="float">
            <text:p>4.0700001717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[.C1939]-[.A1939]" office:value-type="float" office:value="0.179992676000012" calcext:value-type="float">
            <text:p>0.179992676</text:p>
          </table:table-cell>
          <table:table-cell office:value-type="float" office:value="128.679992676" calcext:value-type="float">
            <text:p>128.679992676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C1940]-[.A1940]" office:value-type="float" office:value="1.5099983215" calcext:value-type="float">
            <text:p>1.5099983215</text:p>
          </table:table-cell>
          <table:table-cell office:value-type="float" office:value="57.0099983215" calcext:value-type="float">
            <text:p>57.00999832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1941]-[.A1941]" office:value-type="float" office:value="0.270000457799998" calcext:value-type="float">
            <text:p>0.2700004578</text:p>
          </table:table-cell>
          <table:table-cell office:value-type="float" office:value="19.2700004578" calcext:value-type="float">
            <text:p>19.27000045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1942]-[.A1942]" office:value-type="float" office:value="1.2299995422" calcext:value-type="float">
            <text:p>1.2299995422</text:p>
          </table:table-cell>
          <table:table-cell office:value-type="float" office:value="47.2299995422" calcext:value-type="float">
            <text:p>47.22999954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1943]-[.A1943]" office:value-type="float" office:value="0.7000007629" calcext:value-type="float">
            <text:p>0.7000007629</text:p>
          </table:table-cell>
          <table:table-cell office:value-type="float" office:value="24.7000007629" calcext:value-type="float">
            <text:p>24.70000076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C1944]-[.A1944]" office:value-type="float" office:value="0.139999390000014" calcext:value-type="float">
            <text:p>0.13999939</text:p>
          </table:table-cell>
          <table:table-cell office:value-type="float" office:value="128.13999939" calcext:value-type="float">
            <text:p>128.13999939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1945]-[.A1945]" office:value-type="float" office:value="1.190002441" calcext:value-type="float">
            <text:p>1.1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1946]-[.A1946]" office:value-type="float" office:value="1.4799995422" calcext:value-type="float">
            <text:p>1.4799995422</text:p>
          </table:table-cell>
          <table:table-cell office:value-type="float" office:value="53.4799995422" calcext:value-type="float">
            <text:p>53.4799995422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table:formula="of:=[.C1947]-[.A1947]" office:value-type="float" office:value="1.12999725340001" calcext:value-type="float">
            <text:p>1.1299972534</text:p>
          </table:table-cell>
          <table:table-cell office:value-type="float" office:value="80.6299972534" calcext:value-type="float">
            <text:p>80.6299972534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C1948]-[.A1948]" office:value-type="float" office:value="0.839996337900004" calcext:value-type="float">
            <text:p>0.8399963379</text:p>
          </table:table-cell>
          <table:table-cell office:value-type="float" office:value="83.3399963379" calcext:value-type="float">
            <text:p>83.339996337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C1949]-[.A1949]" office:value-type="float" office:value="-2.14999389600001" calcext:value-type="float">
            <text:p>-2.149993896</text:p>
          </table:table-cell>
          <table:table-cell office:value-type="float" office:value="171.850006104" calcext:value-type="float">
            <text:p>171.850006104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table:formula="of:=[.C1950]-[.A1950]" office:value-type="float" office:value="0.0599975590000099" calcext:value-type="float">
            <text:p>0.059997559</text:p>
          </table:table-cell>
          <table:table-cell office:value-type="float" office:value="136.559997559" calcext:value-type="float">
            <text:p>136.5599975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C1951]-[.A1951]" office:value-type="float" office:value="0.580001831000004" calcext:value-type="float">
            <text:p>0.580001831</text:p>
          </table:table-cell>
          <table:table-cell office:value-type="float" office:value="130.580001831" calcext:value-type="float">
            <text:p>130.5800018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1952]-[.A1952]" office:value-type="float" office:value="1.6999969482" calcext:value-type="float">
            <text:p>1.6999969482</text:p>
          </table:table-cell>
          <table:table-cell office:value-type="float" office:value="84.6999969482" calcext:value-type="float">
            <text:p>84.6999969482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C1953]-[.A1953]" office:value-type="float" office:value="0.879997253400006" calcext:value-type="float">
            <text:p>0.8799972534</text:p>
          </table:table-cell>
          <table:table-cell office:value-type="float" office:value="96.3799972534" calcext:value-type="float">
            <text:p>96.3799972534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table:formula="of:=[.C1954]-[.A1954]" office:value-type="float" office:value="-1.17999267600001" calcext:value-type="float">
            <text:p>-1.179992676</text:p>
          </table:table-cell>
          <table:table-cell office:value-type="float" office:value="168.320007324" calcext:value-type="float">
            <text:p>168.320007324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table:formula="of:=[.C1955]-[.A1955]" office:value-type="float" office:value="1.4000015259" calcext:value-type="float">
            <text:p>1.4000015259</text:p>
          </table:table-cell>
          <table:table-cell office:value-type="float" office:value="99.9000015259" calcext:value-type="float">
            <text:p>99.9000015259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C1956]-[.A1956]" office:value-type="float" office:value="1.5099983215" calcext:value-type="float">
            <text:p>1.5099983215</text:p>
          </table:table-cell>
          <table:table-cell office:value-type="float" office:value="57.0099983215" calcext:value-type="float">
            <text:p>57.00999832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C1957]-[.A1957]" office:value-type="float" office:value="0.959999084000003" calcext:value-type="float">
            <text:p>0.959999084</text:p>
          </table:table-cell>
          <table:table-cell office:value-type="float" office:value="106.959999084" calcext:value-type="float">
            <text:p>106.959999084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1958]-[.A1958]" office:value-type="float" office:value="1.190002441" calcext:value-type="float">
            <text:p>1.1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1959]-[.A1959]" office:value-type="float" office:value="0.670000076299999" calcext:value-type="float">
            <text:p>0.6700000763</text:p>
          </table:table-cell>
          <table:table-cell office:value-type="float" office:value="30.6700000763" calcext:value-type="float">
            <text:p>30.6700000763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table:formula="of:=[.C1960]-[.A1960]" office:value-type="float" office:value="-1.00999450699999" calcext:value-type="float">
            <text:p>-1.009994507</text:p>
          </table:table-cell>
          <table:table-cell office:value-type="float" office:value="151.490005493" calcext:value-type="float">
            <text:p>151.490005493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C1961]-[.A1961]" office:value-type="float" office:value="0.9300003052" calcext:value-type="float">
            <text:p>0.9300003052</text:p>
          </table:table-cell>
          <table:table-cell office:value-type="float" office:value="24.4300003052" calcext:value-type="float">
            <text:p>24.4300003052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table:formula="of:=[.C1962]-[.A1962]" office:value-type="float" office:value="0.13999939" calcext:value-type="float">
            <text:p>0.13999939</text:p>
          </table:table-cell>
          <table:table-cell office:value-type="float" office:value="118.63999939" calcext:value-type="float">
            <text:p>118.639999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963]-[.A1963]" office:value-type="float" office:value="-1.459999978542" calcext:value-type="float">
            <text:p>-1.4599999785</text:p>
          </table:table-cell>
          <table:table-cell office:value-type="float" office:value="0.540000021458" calcext:value-type="float">
            <text:p>0.54000002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C1964]-[.A1964]" office:value-type="float" office:value="-1" calcext:value-type="float">
            <text:p>-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C1965]-[.A1965]" office:value-type="float" office:value="1.6399993896" calcext:value-type="float">
            <text:p>1.6399993896</text:p>
          </table:table-cell>
          <table:table-cell office:value-type="float" office:value="49.1399993896" calcext:value-type="float">
            <text:p>49.1399993896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table:formula="of:=[.C1966]-[.A1966]" office:value-type="float" office:value="-1.50999450699999" calcext:value-type="float">
            <text:p>-1.509994507</text:p>
          </table:table-cell>
          <table:table-cell office:value-type="float" office:value="160.990005493" calcext:value-type="float">
            <text:p>160.9900054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1967]-[.A1967]" office:value-type="float" office:value="1.33000183110001" calcext:value-type="float">
            <text:p>1.3300018311</text:p>
          </table:table-cell>
          <table:table-cell office:value-type="float" office:value="86.3300018311" calcext:value-type="float">
            <text:p>86.33000183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968]-[.A1968]" office:value-type="float" office:value="0.729999542200002" calcext:value-type="float">
            <text:p>0.7299995422</text:p>
          </table:table-cell>
          <table:table-cell office:value-type="float" office:value="18.7299995422" calcext:value-type="float">
            <text:p>18.72999954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1969]-[.A1969]" office:value-type="float" office:value="0.949996948199996" calcext:value-type="float">
            <text:p>0.9499969482</text:p>
          </table:table-cell>
          <table:table-cell office:value-type="float" office:value="90.9499969482" calcext:value-type="float">
            <text:p>90.9499969482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C1970]-[.A1970]" office:value-type="float" office:value="0.38999939" calcext:value-type="float">
            <text:p>0.38999939</text:p>
          </table:table-cell>
          <table:table-cell office:value-type="float" office:value="102.88999939" calcext:value-type="float">
            <text:p>102.889999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C1971]-[.A1971]" office:value-type="float" office:value="-2.35000610399999" calcext:value-type="float">
            <text:p>-2.350006104</text:p>
          </table:table-cell>
          <table:table-cell office:value-type="float" office:value="175.649993896" calcext:value-type="float">
            <text:p>175.6499938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1972]-[.A1972]" office:value-type="float" office:value="1.2799987793" calcext:value-type="float">
            <text:p>1.2799987793</text:p>
          </table:table-cell>
          <table:table-cell office:value-type="float" office:value="76.2799987793" calcext:value-type="float">
            <text:p>76.2799987793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table:formula="of:=[.C1973]-[.A1973]" office:value-type="float" office:value="-0.369995117000002" calcext:value-type="float">
            <text:p>-0.369995117</text:p>
          </table:table-cell>
          <table:table-cell office:value-type="float" office:value="131.130004883" calcext:value-type="float">
            <text:p>131.130004883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table:formula="of:=[.C1974]-[.A1974]" office:value-type="float" office:value="1.4399986267" calcext:value-type="float">
            <text:p>1.4399986267</text:p>
          </table:table-cell>
          <table:table-cell office:value-type="float" office:value="52.9399986267" calcext:value-type="float">
            <text:p>52.9399986267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table:formula="of:=[.C1975]-[.A1975]" office:value-type="float" office:value="0.669998168899994" calcext:value-type="float">
            <text:p>0.6699981689</text:p>
          </table:table-cell>
          <table:table-cell office:value-type="float" office:value="81.1699981689" calcext:value-type="float">
            <text:p>81.1699981689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[.C1976]-[.A1976]" office:value-type="float" office:value="1.4100036621" calcext:value-type="float">
            <text:p>1.4100036621</text:p>
          </table:table-cell>
          <table:table-cell office:value-type="float" office:value="77.9100036621" calcext:value-type="float">
            <text:p>77.91000366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1977]-[.A1977]" office:value-type="float" office:value="1.0999984741" calcext:value-type="float">
            <text:p>1.0999984741</text:p>
          </table:table-cell>
          <table:table-cell office:value-type="float" office:value="36.0999984741" calcext:value-type="float">
            <text:p>36.0999984741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table:formula="of:=[.C1978]-[.A1978]" office:value-type="float" office:value="0.650001525899995" calcext:value-type="float">
            <text:p>0.6500015259</text:p>
          </table:table-cell>
          <table:table-cell office:value-type="float" office:value="65.1500015259" calcext:value-type="float">
            <text:p>65.150001525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C1979]-[.A1979]" office:value-type="float" office:value="-2.24000549300001" calcext:value-type="float">
            <text:p>-2.2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C1980]-[.A1980]" office:value-type="float" office:value="0.690000534100001" calcext:value-type="float">
            <text:p>0.6900005341</text:p>
          </table:table-cell>
          <table:table-cell office:value-type="float" office:value="18.1900005341" calcext:value-type="float">
            <text:p>18.1900005341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table:formula="of:=[.C1981]-[.A1981]" office:value-type="float" office:value="0.449996948000006" calcext:value-type="float">
            <text:p>0.449996948</text:p>
          </table:table-cell>
          <table:table-cell office:value-type="float" office:value="109.949996948" calcext:value-type="float">
            <text:p>109.949996948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table:formula="of:=[.C1982]-[.A1982]" office:value-type="float" office:value="1.0200004578" calcext:value-type="float">
            <text:p>1.0200004578</text:p>
          </table:table-cell>
          <table:table-cell office:value-type="float" office:value="25.5200004578" calcext:value-type="float">
            <text:p>25.52000045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C1983]-[.A1983]" office:value-type="float" office:value="-0.389999390000014" calcext:value-type="float">
            <text:p>-0.38999939</text:p>
          </table:table-cell>
          <table:table-cell office:value-type="float" office:value="143.61000061" calcext:value-type="float">
            <text:p>143.610000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1984]-[.A1984]" office:value-type="float" office:value="0.650001525900002" calcext:value-type="float">
            <text:p>0.6500015259</text:p>
          </table:table-cell>
          <table:table-cell office:value-type="float" office:value="36.6500015259" calcext:value-type="float">
            <text:p>36.65000152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985]-[.A1985]" office:value-type="float" office:value="0.0399999618999995" calcext:value-type="float">
            <text:p>0.0399999619</text:p>
          </table:table-cell>
          <table:table-cell office:value-type="float" office:value="10.0399999619" calcext:value-type="float">
            <text:p>10.0399999619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table:formula="of:=[.C1986]-[.A1986]" office:value-type="float" office:value="0.199996948000006" calcext:value-type="float">
            <text:p>0.199996948</text:p>
          </table:table-cell>
          <table:table-cell office:value-type="float" office:value="125.699996948" calcext:value-type="float">
            <text:p>125.6999969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1987]-[.A1987]" office:value-type="float" office:value="1.1399993896" calcext:value-type="float">
            <text:p>1.1399993896</text:p>
          </table:table-cell>
          <table:table-cell office:value-type="float" office:value="27.1399993896" calcext:value-type="float">
            <text:p>27.1399993896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table:formula="of:=[.C1988]-[.A1988]" office:value-type="float" office:value="0.3800010681" calcext:value-type="float">
            <text:p>0.3800010681</text:p>
          </table:table-cell>
          <table:table-cell office:value-type="float" office:value="45.8800010681" calcext:value-type="float">
            <text:p>45.880001068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C1989]-[.A1989]" office:value-type="float" office:value="-0.389999390000014" calcext:value-type="float">
            <text:p>-0.38999939</text:p>
          </table:table-cell>
          <table:table-cell office:value-type="float" office:value="143.61000061" calcext:value-type="float">
            <text:p>143.610000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C1990]-[.A1990]" office:value-type="float" office:value="0.790000915999997" calcext:value-type="float">
            <text:p>0.790000916</text:p>
          </table:table-cell>
          <table:table-cell office:value-type="float" office:value="104.790000916" calcext:value-type="float">
            <text:p>104.7900009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1991]-[.A1991]" office:value-type="float" office:value="-0.65999984741" calcext:value-type="float">
            <text:p>-0.6599998474</text:p>
          </table:table-cell>
          <table:table-cell office:value-type="float" office:value="4.34000015259" calcext:value-type="float">
            <text:p>4.34000015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C1992]-[.A1992]" office:value-type="float" office:value="0.830001831100006" calcext:value-type="float">
            <text:p>0.8300018311</text:p>
          </table:table-cell>
          <table:table-cell office:value-type="float" office:value="95.8300018311" calcext:value-type="float">
            <text:p>95.83000183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C1993]-[.A1993]" office:value-type="float" office:value="0.330001831000004" calcext:value-type="float">
            <text:p>0.330001831</text:p>
          </table:table-cell>
          <table:table-cell office:value-type="float" office:value="105.330001831" calcext:value-type="float">
            <text:p>105.33000183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C1994]-[.A1994]" office:value-type="float" office:value="-0.169998168999996" calcext:value-type="float">
            <text:p>-0.169998169</text:p>
          </table:table-cell>
          <table:table-cell office:value-type="float" office:value="136.830001831" calcext:value-type="float">
            <text:p>136.830001831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[.C1995]-[.A1995]" office:value-type="float" office:value="0.4300003052" calcext:value-type="float">
            <text:p>0.4300003052</text:p>
          </table:table-cell>
          <table:table-cell office:value-type="float" office:value="14.9300003052" calcext:value-type="float">
            <text:p>14.93000030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C1996]-[.A1996]" office:value-type="float" office:value="0.800003051800005" calcext:value-type="float">
            <text:p>0.8000030518</text:p>
          </table:table-cell>
          <table:table-cell office:value-type="float" office:value="82.8000030518" calcext:value-type="float">
            <text:p>82.80000305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1997]-[.A1997]" office:value-type="float" office:value="1.1599998474" calcext:value-type="float">
            <text:p>1.1599998474</text:p>
          </table:table-cell>
          <table:table-cell office:value-type="float" office:value="43.1599998474" calcext:value-type="float">
            <text:p>43.15999984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C1998]-[.A1998]" office:value-type="float" office:value="0.269996642999999" calcext:value-type="float">
            <text:p>0.269996643</text:p>
          </table:table-cell>
          <table:table-cell office:value-type="float" office:value="120.269996643" calcext:value-type="float">
            <text:p>120.269996643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C1999]-[.A1999]" office:value-type="float" office:value="1.2200012207" calcext:value-type="float">
            <text:p>1.2200012207</text:p>
          </table:table-cell>
          <table:table-cell office:value-type="float" office:value="59.7200012207" calcext:value-type="float">
            <text:p>59.72000122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C2000]-[.A2000]" office:value-type="float" office:value="-0.860000609999986" calcext:value-type="float">
            <text:p>-0.86000061</text:p>
          </table:table-cell>
          <table:table-cell office:value-type="float" office:value="147.13999939" calcext:value-type="float">
            <text:p>147.13999939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[.C2001]-[.A2001]" office:value-type="float" office:value="1.2600002289" calcext:value-type="float">
            <text:p>1.2600002289</text:p>
          </table:table-cell>
          <table:table-cell office:value-type="float" office:value="31.7600002289" calcext:value-type="float">
            <text:p>31.76000022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C2002]-[.A2002]" office:value-type="float" office:value="0.290000915999997" calcext:value-type="float">
            <text:p>0.290000916</text:p>
          </table:table-cell>
          <table:table-cell office:value-type="float" office:value="114.290000916" calcext:value-type="float">
            <text:p>114.2900009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2003]-[.A2003]" office:value-type="float" office:value="1.2799987793" calcext:value-type="float">
            <text:p>1.2799987793</text:p>
          </table:table-cell>
          <table:table-cell office:value-type="float" office:value="76.2799987793" calcext:value-type="float">
            <text:p>76.2799987793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[.C2004]-[.A2004]" office:value-type="float" office:value="0.770000457799998" calcext:value-type="float">
            <text:p>0.7700004578</text:p>
          </table:table-cell>
          <table:table-cell office:value-type="float" office:value="19.2700004578" calcext:value-type="float">
            <text:p>19.27000045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2005]-[.A2005]" office:value-type="float" office:value="0.6399993896" calcext:value-type="float">
            <text:p>0.6399993896</text:p>
          </table:table-cell>
          <table:table-cell office:value-type="float" office:value="17.6399993896" calcext:value-type="float">
            <text:p>17.63999938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2006]-[.A2006]" office:value-type="float" office:value="0.670000076299999" calcext:value-type="float">
            <text:p>0.6700000763</text:p>
          </table:table-cell>
          <table:table-cell office:value-type="float" office:value="30.6700000763" calcext:value-type="float">
            <text:p>30.6700000763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table:formula="of:=[.C2007]-[.A2007]" office:value-type="float" office:value="0.589996337900004" calcext:value-type="float">
            <text:p>0.5899963379</text:p>
          </table:table-cell>
          <table:table-cell office:value-type="float" office:value="99.0899963379" calcext:value-type="float">
            <text:p>99.0899963379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2008]-[.A2008]" office:value-type="float" office:value="0.170000076299999" calcext:value-type="float">
            <text:p>0.1700000763</text:p>
          </table:table-cell>
          <table:table-cell office:value-type="float" office:value="11.6700000763" calcext:value-type="float">
            <text:p>11.67000007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C2009]-[.A2009]" office:value-type="float" office:value="-1.380004883" calcext:value-type="float">
            <text:p>-1.380004883</text:p>
          </table:table-cell>
          <table:table-cell office:value-type="float" office:value="162.619995117" calcext:value-type="float">
            <text:p>162.61999511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C2010]-[.A2010]" office:value-type="float" office:value="-0.26000022888" calcext:value-type="float">
            <text:p>-0.2600002289</text:p>
          </table:table-cell>
          <table:table-cell office:value-type="float" office:value="6.23999977112" calcext:value-type="float">
            <text:p>6.2399997711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[.C2011]-[.A2011]" office:value-type="float" office:value="0.270004271999994" calcext:value-type="float">
            <text:p>0.270004272</text:p>
          </table:table-cell>
          <table:table-cell office:value-type="float" office:value="129.770004272" calcext:value-type="float">
            <text:p>129.7700042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C2012]-[.A2012]" office:value-type="float" office:value="-1.27000427199999" calcext:value-type="float">
            <text:p>-1.270004272</text:p>
          </table:table-cell>
          <table:table-cell office:value-type="float" office:value="157.729995728" calcext:value-type="float">
            <text:p>157.7299957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2013]-[.A2013]" office:value-type="float" office:value="1.4000015259" calcext:value-type="float">
            <text:p>1.4000015259</text:p>
          </table:table-cell>
          <table:table-cell office:value-type="float" office:value="71.4000015259" calcext:value-type="float">
            <text:p>71.40000152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2014]-[.A2014]" office:value-type="float" office:value="1.25" calcext:value-type="float">
            <text:p>1.25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2015]-[.A2015]" office:value-type="float" office:value="0.319999695000007" calcext:value-type="float">
            <text:p>0.319999695</text:p>
          </table:table-cell>
          <table:table-cell office:value-type="float" office:value="108.319999695" calcext:value-type="float">
            <text:p>108.319999695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table:formula="of:=[.C2016]-[.A2016]" office:value-type="float" office:value="1.2900009155" calcext:value-type="float">
            <text:p>1.2900009155</text:p>
          </table:table-cell>
          <table:table-cell office:value-type="float" office:value="44.7900009155" calcext:value-type="float">
            <text:p>44.79000091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2017]-[.A2017]" office:value-type="float" office:value="-0.0500001907299996" calcext:value-type="float">
            <text:p>-0.0500001907</text:p>
          </table:table-cell>
          <table:table-cell office:value-type="float" office:value="8.94999980927" calcext:value-type="float">
            <text:p>8.94999980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2018]-[.A2018]" office:value-type="float" office:value="0.970001220699999" calcext:value-type="float">
            <text:p>0.9700012207</text:p>
          </table:table-cell>
          <table:table-cell office:value-type="float" office:value="65.9700012207" calcext:value-type="float">
            <text:p>65.97000122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C2019]-[.A2019]" office:value-type="float" office:value="-1.039993286" calcext:value-type="float">
            <text:p>-1.039993286</text:p>
          </table:table-cell>
          <table:table-cell office:value-type="float" office:value="147.960006714" calcext:value-type="float">
            <text:p>147.9600067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C2020]-[.A2020]" office:value-type="float" office:value="0.680000304999993" calcext:value-type="float">
            <text:p>0.680000305</text:p>
          </table:table-cell>
          <table:table-cell office:value-type="float" office:value="109.680000305" calcext:value-type="float">
            <text:p>109.680000305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C2021]-[.A2021]" office:value-type="float" office:value="1.0299987793" calcext:value-type="float">
            <text:p>1.0299987793</text:p>
          </table:table-cell>
          <table:table-cell office:value-type="float" office:value="41.5299987793" calcext:value-type="float">
            <text:p>41.52999877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C2022]-[.A2022]" office:value-type="float" office:value="0.229995728000006" calcext:value-type="float">
            <text:p>0.229995728</text:p>
          </table:table-cell>
          <table:table-cell office:value-type="float" office:value="129.229995728" calcext:value-type="float">
            <text:p>129.229995728</text:p>
          </table:table-cell>
        </table:table-row>
        <table:table-row table:style-name="ro1">
          <table:table-cell office:value-type="float" office:value="173.5" calcext:value-type="float">
            <text:p>173.5</text:p>
          </table:table-cell>
          <table:table-cell table:formula="of:=[.C2023]-[.A2023]" office:value-type="float" office:value="-2.19000244099999" calcext:value-type="float">
            <text:p>-2.190002441</text:p>
          </table:table-cell>
          <table:table-cell office:value-type="float" office:value="171.309997559" calcext:value-type="float">
            <text:p>171.309997559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C2024]-[.A2024]" office:value-type="float" office:value="0.5699996948" calcext:value-type="float">
            <text:p>0.5699996948</text:p>
          </table:table-cell>
          <table:table-cell office:value-type="float" office:value="23.0699996948" calcext:value-type="float">
            <text:p>23.06999969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2025]-[.A2025]" office:value-type="float" office:value="0.129999160800001" calcext:value-type="float">
            <text:p>0.1299991608</text:p>
          </table:table-cell>
          <table:table-cell office:value-type="float" office:value="30.1299991608" calcext:value-type="float">
            <text:p>30.1299991608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C2026]-[.A2026]" office:value-type="float" office:value="0.349998474099998" calcext:value-type="float">
            <text:p>0.3499984741</text:p>
          </table:table-cell>
          <table:table-cell office:value-type="float" office:value="32.8499984741" calcext:value-type="float">
            <text:p>32.849998474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2027]-[.A2027]" office:value-type="float" office:value="0.309997558999996" calcext:value-type="float">
            <text:p>0.309997559</text:p>
          </table:table-cell>
          <table:table-cell office:value-type="float" office:value="111.309997559" calcext:value-type="float">
            <text:p>111.3099975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2028]-[.A2028]" office:value-type="float" office:value="1.1199989319" calcext:value-type="float">
            <text:p>1.1199989319</text:p>
          </table:table-cell>
          <table:table-cell office:value-type="float" office:value="33.1199989319" calcext:value-type="float">
            <text:p>33.11999893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C2029]-[.A2029]" office:value-type="float" office:value="0.550003051800005" calcext:value-type="float">
            <text:p>0.5500030518</text:p>
          </table:table-cell>
          <table:table-cell office:value-type="float" office:value="98.5500030518" calcext:value-type="float">
            <text:p>98.55000305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2030]-[.A2030]" office:value-type="float" office:value="0.2100000381" calcext:value-type="float">
            <text:p>0.2100000381</text:p>
          </table:table-cell>
          <table:table-cell office:value-type="float" office:value="12.2100000381" calcext:value-type="float">
            <text:p>12.21000003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031]-[.A2031]" office:value-type="float" office:value="0.159999847400002" calcext:value-type="float">
            <text:p>0.1599998474</text:p>
          </table:table-cell>
          <table:table-cell office:value-type="float" office:value="24.1599998474" calcext:value-type="float">
            <text:p>24.1599998474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table:formula="of:=[.C2032]-[.A2032]" office:value-type="float" office:value="-0.029998778999996" calcext:value-type="float">
            <text:p>-0.029998779</text:p>
          </table:table-cell>
          <table:table-cell office:value-type="float" office:value="116.470001221" calcext:value-type="float">
            <text:p>116.47000122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2033]-[.A2033]" office:value-type="float" office:value="-0.740005493000012" calcext:value-type="float">
            <text:p>-0.740005493</text:p>
          </table:table-cell>
          <table:table-cell office:value-type="float" office:value="142.259994507" calcext:value-type="float">
            <text:p>142.2599945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034]-[.A2034]" office:value-type="float" office:value="0.8899993896" calcext:value-type="float">
            <text:p>0.8899993896</text:p>
          </table:table-cell>
          <table:table-cell office:value-type="float" office:value="23.8899993896" calcext:value-type="float">
            <text:p>23.8899993896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table:formula="of:=[.C2035]-[.A2035]" office:value-type="float" office:value="-0.5" calcext:value-type="float">
            <text:p>-0.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2036]-[.A2036]" office:value-type="float" office:value="1.190002441" calcext:value-type="float">
            <text:p>1.1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C2037]-[.A2037]" office:value-type="float" office:value="1.2099990845" calcext:value-type="float">
            <text:p>1.2099990845</text:p>
          </table:table-cell>
          <table:table-cell office:value-type="float" office:value="21.7099990845" calcext:value-type="float">
            <text:p>21.7099990845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[.C2038]-[.A2038]" office:value-type="float" office:value="-0.0899963379999917" calcext:value-type="float">
            <text:p>-0.089996338</text:p>
          </table:table-cell>
          <table:table-cell office:value-type="float" office:value="128.410003662" calcext:value-type="float">
            <text:p>128.4100036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2039]-[.A2039]" office:value-type="float" office:value="1.63999938960001" calcext:value-type="float">
            <text:p>1.6399993896</text:p>
          </table:table-cell>
          <table:table-cell office:value-type="float" office:value="77.6399993896" calcext:value-type="float">
            <text:p>77.6399993896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table:formula="of:=[.C2040]-[.A2040]" office:value-type="float" office:value="-1.07000732399999" calcext:value-type="float">
            <text:p>-1.070007324</text:p>
          </table:table-cell>
          <table:table-cell office:value-type="float" office:value="163.429992676" calcext:value-type="float">
            <text:p>163.4299926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2041]-[.A2041]" office:value-type="float" office:value="1.1500015259" calcext:value-type="float">
            <text:p>1.1500015259</text:p>
          </table:table-cell>
          <table:table-cell office:value-type="float" office:value="65.1500015259" calcext:value-type="float">
            <text:p>65.1500015259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[.C2042]-[.A2042]" office:value-type="float" office:value="0.870002746599994" calcext:value-type="float">
            <text:p>0.8700027466</text:p>
          </table:table-cell>
          <table:table-cell office:value-type="float" office:value="77.3700027466" calcext:value-type="float">
            <text:p>77.3700027466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2043]-[.A2043]" office:value-type="float" office:value="0.379997252999999" calcext:value-type="float">
            <text:p>0.379997253</text:p>
          </table:table-cell>
          <table:table-cell office:value-type="float" office:value="105.879997253" calcext:value-type="float">
            <text:p>105.8799972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C2044]-[.A2044]" office:value-type="float" office:value="-2.17999267600001" calcext:value-type="float">
            <text:p>-2.179992676</text:p>
          </table:table-cell>
          <table:table-cell office:value-type="float" office:value="177.820007324" calcext:value-type="float">
            <text:p>177.820007324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table:formula="of:=[.C2045]-[.A2045]" office:value-type="float" office:value="0.400001525999997" calcext:value-type="float">
            <text:p>0.400001526</text:p>
          </table:table-cell>
          <table:table-cell office:value-type="float" office:value="121.900001526" calcext:value-type="float">
            <text:p>121.900001526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table:formula="of:=[.C2046]-[.A2046]" office:value-type="float" office:value="1.6100006104" calcext:value-type="float">
            <text:p>1.6100006104</text:p>
          </table:table-cell>
          <table:table-cell office:value-type="float" office:value="55.1100006104" calcext:value-type="float">
            <text:p>55.11000061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C2047]-[.A2047]" office:value-type="float" office:value="-1.169998169" calcext:value-type="float">
            <text:p>-1.169998169</text:p>
          </table:table-cell>
          <table:table-cell office:value-type="float" office:value="155.830001831" calcext:value-type="float">
            <text:p>155.83000183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C2048]-[.A2048]" office:value-type="float" office:value="0.260000228900001" calcext:value-type="float">
            <text:p>0.2600002289</text:p>
          </table:table-cell>
          <table:table-cell office:value-type="float" office:value="12.7600002289" calcext:value-type="float">
            <text:p>12.7600002289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table:formula="of:=[.C2049]-[.A2049]" office:value-type="float" office:value="-0.22000122099999" calcext:value-type="float">
            <text:p>-0.220001221</text:p>
          </table:table-cell>
          <table:table-cell office:value-type="float" office:value="136.279998779" calcext:value-type="float">
            <text:p>136.279998779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table:formula="of:=[.C2050]-[.A2050]" office:value-type="float" office:value="-0.339996337999992" calcext:value-type="float">
            <text:p>-0.339996338</text:p>
          </table:table-cell>
          <table:table-cell office:value-type="float" office:value="144.160003662" calcext:value-type="float">
            <text:p>144.1600036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C2051]-[.A2051]" office:value-type="float" office:value="-1.369995117" calcext:value-type="float">
            <text:p>-1.369995117</text:p>
          </table:table-cell>
          <table:table-cell office:value-type="float" office:value="159.630004883" calcext:value-type="float">
            <text:p>159.630004883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C2052]-[.A2052]" office:value-type="float" office:value="1.2300033569" calcext:value-type="float">
            <text:p>1.2300033569</text:p>
          </table:table-cell>
          <table:table-cell office:value-type="float" office:value="97.7300033569" calcext:value-type="float">
            <text:p>97.730003356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C2053]-[.A2053]" office:value-type="float" office:value="-2.16000366200001" calcext:value-type="float">
            <text:p>-2.160003662</text:p>
          </table:table-cell>
          <table:table-cell office:value-type="float" office:value="174.839996338" calcext:value-type="float">
            <text:p>174.839996338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C2054]-[.A2054]" office:value-type="float" office:value="1.2000007629" calcext:value-type="float">
            <text:p>1.2000007629</text:p>
          </table:table-cell>
          <table:table-cell office:value-type="float" office:value="24.7000007629" calcext:value-type="float">
            <text:p>24.70000076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2055]-[.A2055]" office:value-type="float" office:value="0.669998168899994" calcext:value-type="float">
            <text:p>0.6699981689</text:p>
          </table:table-cell>
          <table:table-cell office:value-type="float" office:value="90.6699981689" calcext:value-type="float">
            <text:p>90.6699981689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table:formula="of:=[.C2056]-[.A2056]" office:value-type="float" office:value="0.589996337900004" calcext:value-type="float">
            <text:p>0.5899963379</text:p>
          </table:table-cell>
          <table:table-cell office:value-type="float" office:value="99.0899963379" calcext:value-type="float">
            <text:p>99.0899963379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C2057]-[.A2057]" office:value-type="float" office:value="0.8899993896" calcext:value-type="float">
            <text:p>0.8899993896</text:p>
          </table:table-cell>
          <table:table-cell office:value-type="float" office:value="33.3899993896" calcext:value-type="float">
            <text:p>33.38999938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C2058]-[.A2058]" office:value-type="float" office:value="-1.47000122099999" calcext:value-type="float">
            <text:p>-1.470001221</text:p>
          </table:table-cell>
          <table:table-cell office:value-type="float" office:value="161.529998779" calcext:value-type="float">
            <text:p>161.529998779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table:formula="of:=[.C2059]-[.A2059]" office:value-type="float" office:value="-2.38999939000001" calcext:value-type="float">
            <text:p>-2.38999939</text:p>
          </table:table-cell>
          <table:table-cell office:value-type="float" office:value="175.11000061" calcext:value-type="float">
            <text:p>175.1100006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C2060]-[.A2060]" office:value-type="float" office:value="-2.619995117" calcext:value-type="float">
            <text:p>-2.619995117</text:p>
          </table:table-cell>
          <table:table-cell office:value-type="float" office:value="175.380004883" calcext:value-type="float">
            <text:p>175.3800048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2061]-[.A2061]" office:value-type="float" office:value="1.0999984741" calcext:value-type="float">
            <text:p>1.0999984741</text:p>
          </table:table-cell>
          <table:table-cell office:value-type="float" office:value="36.0999984741" calcext:value-type="float">
            <text:p>36.0999984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062]-[.A2062]" office:value-type="float" office:value="-1.08000004292" calcext:value-type="float">
            <text:p>-1.0800000429</text:p>
          </table:table-cell>
          <table:table-cell office:value-type="float" office:value="-1.08000004292" calcext:value-type="float">
            <text:p>-1.0800000429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table:formula="of:=[.C2063]-[.A2063]" office:value-type="float" office:value="-1.50999450699999" calcext:value-type="float">
            <text:p>-1.509994507</text:p>
          </table:table-cell>
          <table:table-cell office:value-type="float" office:value="160.990005493" calcext:value-type="float">
            <text:p>160.990005493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table:formula="of:=[.C2064]-[.A2064]" office:value-type="float" office:value="1.4500007629" calcext:value-type="float">
            <text:p>1.4500007629</text:p>
          </table:table-cell>
          <table:table-cell office:value-type="float" office:value="49.9500007629" calcext:value-type="float">
            <text:p>49.9500007629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table:formula="of:=[.C2065]-[.A2065]" office:value-type="float" office:value="-1.50999450699999" calcext:value-type="float">
            <text:p>-1.509994507</text:p>
          </table:table-cell>
          <table:table-cell office:value-type="float" office:value="160.990005493" calcext:value-type="float">
            <text:p>160.9900054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2066]-[.A2066]" office:value-type="float" office:value="1.2399978638" calcext:value-type="float">
            <text:p>1.2399978638</text:p>
          </table:table-cell>
          <table:table-cell office:value-type="float" office:value="66.2399978638" calcext:value-type="float">
            <text:p>66.2399978638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table:formula="of:=[.C2067]-[.A2067]" office:value-type="float" office:value="0.519996643100001" calcext:value-type="float">
            <text:p>0.5199966431</text:p>
          </table:table-cell>
          <table:table-cell office:value-type="float" office:value="95.0199966431" calcext:value-type="float">
            <text:p>95.01999664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2068]-[.A2068]" office:value-type="float" office:value="1.5900001526" calcext:value-type="float">
            <text:p>1.5900001526</text:p>
          </table:table-cell>
          <table:table-cell office:value-type="float" office:value="48.5900001526" calcext:value-type="float">
            <text:p>48.59000015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2069]-[.A2069]" office:value-type="float" office:value="0.6399993896" calcext:value-type="float">
            <text:p>0.6399993896</text:p>
          </table:table-cell>
          <table:table-cell office:value-type="float" office:value="17.6399993896" calcext:value-type="float">
            <text:p>17.639999389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table:formula="of:=[.C2070]-[.A2070]" office:value-type="float" office:value="0.520000457800002" calcext:value-type="float">
            <text:p>0.5200004578</text:p>
          </table:table-cell>
          <table:table-cell office:value-type="float" office:value="35.0200004578" calcext:value-type="float">
            <text:p>35.02000045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2071]-[.A2071]" office:value-type="float" office:value="0.6100006104" calcext:value-type="float">
            <text:p>0.6100006104</text:p>
          </table:table-cell>
          <table:table-cell office:value-type="float" office:value="45.6100006104" calcext:value-type="float">
            <text:p>45.61000061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C2072]-[.A2072]" office:value-type="float" office:value="0.660003661999994" calcext:value-type="float">
            <text:p>0.660003662</text:p>
          </table:table-cell>
          <table:table-cell office:value-type="float" office:value="112.660003662" calcext:value-type="float">
            <text:p>112.66000366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table:formula="of:=[.C2073]-[.A2073]" office:value-type="float" office:value="0.790000915500002" calcext:value-type="float">
            <text:p>0.7900009155</text:p>
          </table:table-cell>
          <table:table-cell office:value-type="float" office:value="35.2900009155" calcext:value-type="float">
            <text:p>35.29000091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C2074]-[.A2074]" office:value-type="float" office:value="0.089996338000006" calcext:value-type="float">
            <text:p>0.089996338</text:p>
          </table:table-cell>
          <table:table-cell office:value-type="float" office:value="118.089996338" calcext:value-type="float">
            <text:p>118.089996338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2075]-[.A2075]" office:value-type="float" office:value="0.170000076299999" calcext:value-type="float">
            <text:p>0.1700000763</text:p>
          </table:table-cell>
          <table:table-cell office:value-type="float" office:value="11.6700000763" calcext:value-type="float">
            <text:p>11.6700000763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C2076]-[.A2076]" office:value-type="float" office:value="0.0400009154999985" calcext:value-type="float">
            <text:p>0.0400009155</text:p>
          </table:table-cell>
          <table:table-cell office:value-type="float" office:value="19.5400009155" calcext:value-type="float">
            <text:p>19.54000091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2077]-[.A2077]" office:value-type="float" office:value="0.2100000381" calcext:value-type="float">
            <text:p>0.2100000381</text:p>
          </table:table-cell>
          <table:table-cell office:value-type="float" office:value="12.2100000381" calcext:value-type="float">
            <text:p>12.210000038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C2078]-[.A2078]" office:value-type="float" office:value="-1.83999633799999" calcext:value-type="float">
            <text:p>-1.839996338</text:p>
          </table:table-cell>
          <table:table-cell office:value-type="float" office:value="163.160003662" calcext:value-type="float">
            <text:p>163.160003662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table:formula="of:=[.C2079]-[.A2079]" office:value-type="float" office:value="1.1800003052" calcext:value-type="float">
            <text:p>1.1800003052</text:p>
          </table:table-cell>
          <table:table-cell office:value-type="float" office:value="49.6800003052" calcext:value-type="float">
            <text:p>49.6800003052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[.C2080]-[.A2080]" office:value-type="float" office:value="-0.169998168999996" calcext:value-type="float">
            <text:p>-0.169998169</text:p>
          </table:table-cell>
          <table:table-cell office:value-type="float" office:value="127.330001831" calcext:value-type="float">
            <text:p>127.330001831</text:p>
          </table:table-cell>
        </table:table-row>
        <table:table-row table:style-name="ro1">
          <table:table-cell office:value-type="float" office:value="167.5" calcext:value-type="float">
            <text:p>167.5</text:p>
          </table:table-cell>
          <table:table-cell table:formula="of:=[.C2081]-[.A2081]" office:value-type="float" office:value="-1.88999939000001" calcext:value-type="float">
            <text:p>-1.88999939</text:p>
          </table:table-cell>
          <table:table-cell office:value-type="float" office:value="165.61000061" calcext:value-type="float">
            <text:p>165.61000061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table:formula="of:=[.C2082]-[.A2082]" office:value-type="float" office:value="-0.179992676000012" calcext:value-type="float">
            <text:p>-0.179992676</text:p>
          </table:table-cell>
          <table:table-cell office:value-type="float" office:value="149.320007324" calcext:value-type="float">
            <text:p>149.3200073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2083]-[.A2083]" office:value-type="float" office:value="0.959999084500002" calcext:value-type="float">
            <text:p>0.9599990845</text:p>
          </table:table-cell>
          <table:table-cell office:value-type="float" office:value="27.9599990845" calcext:value-type="float">
            <text:p>27.9599990845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table:formula="of:=[.C2084]-[.A2084]" office:value-type="float" office:value="-0.839996337999992" calcext:value-type="float">
            <text:p>-0.839996338</text:p>
          </table:table-cell>
          <table:table-cell office:value-type="float" office:value="153.660003662" calcext:value-type="float">
            <text:p>153.660003662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table:formula="of:=[.C2085]-[.A2085]" office:value-type="float" office:value="1.4400024414" calcext:value-type="float">
            <text:p>1.4400024414</text:p>
          </table:table-cell>
          <table:table-cell office:value-type="float" office:value="71.9400024414" calcext:value-type="float">
            <text:p>71.94000244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086]-[.A2086]" office:value-type="float" office:value="1.0699996948" calcext:value-type="float">
            <text:p>1.0699996948</text:p>
          </table:table-cell>
          <table:table-cell office:value-type="float" office:value="23.0699996948" calcext:value-type="float">
            <text:p>23.06999969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2087]-[.A2087]" office:value-type="float" office:value="0.940002441399997" calcext:value-type="float">
            <text:p>0.9400024414</text:p>
          </table:table-cell>
          <table:table-cell office:value-type="float" office:value="71.9400024414" calcext:value-type="float">
            <text:p>71.9400024414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[.C2088]-[.A2088]" office:value-type="float" office:value="0.470001220699999" calcext:value-type="float">
            <text:p>0.4700012207</text:p>
          </table:table-cell>
          <table:table-cell office:value-type="float" office:value="84.9700012207" calcext:value-type="float">
            <text:p>84.9700012207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table:formula="of:=[.C2089]-[.A2089]" office:value-type="float" office:value="1.6699981689" calcext:value-type="float">
            <text:p>1.6699981689</text:p>
          </table:table-cell>
          <table:table-cell office:value-type="float" office:value="62.1699981689" calcext:value-type="float">
            <text:p>62.16999816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2090]-[.A2090]" office:value-type="float" office:value="0.849998474099998" calcext:value-type="float">
            <text:p>0.8499984741</text:p>
          </table:table-cell>
          <table:table-cell office:value-type="float" office:value="32.8499984741" calcext:value-type="float">
            <text:p>32.8499984741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table:formula="of:=[.C2091]-[.A2091]" office:value-type="float" office:value="0.779998779300001" calcext:value-type="float">
            <text:p>0.7799987793</text:p>
          </table:table-cell>
          <table:table-cell office:value-type="float" office:value="98.2799987793" calcext:value-type="float">
            <text:p>98.27999877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C2092]-[.A2092]" office:value-type="float" office:value="1.2900009155" calcext:value-type="float">
            <text:p>1.2900009155</text:p>
          </table:table-cell>
          <table:table-cell office:value-type="float" office:value="95.2900009155" calcext:value-type="float">
            <text:p>95.2900009155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2093]-[.A2093]" office:value-type="float" office:value="1.37999725340001" calcext:value-type="float">
            <text:p>1.3799972534</text:p>
          </table:table-cell>
          <table:table-cell office:value-type="float" office:value="64.8799972534" calcext:value-type="float">
            <text:p>64.87999725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C2094]-[.A2094]" office:value-type="float" office:value="-1.44999694800001" calcext:value-type="float">
            <text:p>-1.449996948</text:p>
          </table:table-cell>
          <table:table-cell office:value-type="float" office:value="158.550003052" calcext:value-type="float">
            <text:p>158.550003052</text:p>
          </table:table-cell>
        </table:table-row>
        <table:table-row table:style-name="ro1">
          <table:table-cell office:value-type="float" office:value="168.5" calcext:value-type="float">
            <text:p>168.5</text:p>
          </table:table-cell>
          <table:table-cell table:formula="of:=[.C2095]-[.A2095]" office:value-type="float" office:value="-1.539993286" calcext:value-type="float">
            <text:p>-1.539993286</text:p>
          </table:table-cell>
          <table:table-cell office:value-type="float" office:value="166.960006714" calcext:value-type="float">
            <text:p>166.9600067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2096]-[.A2096]" office:value-type="float" office:value="1.2300033569" calcext:value-type="float">
            <text:p>1.2300033569</text:p>
          </table:table-cell>
          <table:table-cell office:value-type="float" office:value="69.2300033569" calcext:value-type="float">
            <text:p>69.23000335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C2097]-[.A2097]" office:value-type="float" office:value="0.629997253400006" calcext:value-type="float">
            <text:p>0.6299972534</text:p>
          </table:table-cell>
          <table:table-cell office:value-type="float" office:value="99.6299972534" calcext:value-type="float">
            <text:p>99.62999725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C2098]-[.A2098]" office:value-type="float" office:value="1.4399986267" calcext:value-type="float">
            <text:p>1.4399986267</text:p>
          </table:table-cell>
          <table:table-cell office:value-type="float" office:value="62.4399986267" calcext:value-type="float">
            <text:p>62.43999862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C2099]-[.A2099]" office:value-type="float" office:value="0.120002747000001" calcext:value-type="float">
            <text:p>0.120002747</text:p>
          </table:table-cell>
          <table:table-cell office:value-type="float" office:value="112.120002747" calcext:value-type="float">
            <text:p>112.120002747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C2100]-[.A2100]" office:value-type="float" office:value="1.7700004578" calcext:value-type="float">
            <text:p>1.7700004578</text:p>
          </table:table-cell>
          <table:table-cell office:value-type="float" office:value="60.2700004578" calcext:value-type="float">
            <text:p>60.270000457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2101]-[.A2101]" office:value-type="float" office:value="-0.15999984741" calcext:value-type="float">
            <text:p>-0.1599998474</text:p>
          </table:table-cell>
          <table:table-cell office:value-type="float" office:value="4.34000015259" calcext:value-type="float">
            <text:p>4.34000015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2102]-[.A2102]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C2103]-[.A2103]" office:value-type="float" office:value="0.120002747000001" calcext:value-type="float">
            <text:p>0.120002747</text:p>
          </table:table-cell>
          <table:table-cell office:value-type="float" office:value="112.120002747" calcext:value-type="float">
            <text:p>112.120002747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table:formula="of:=[.C2104]-[.A2104]" office:value-type="float" office:value="0.0500030519999939" calcext:value-type="float">
            <text:p>0.050003052</text:p>
          </table:table-cell>
          <table:table-cell office:value-type="float" office:value="117.550003052" calcext:value-type="float">
            <text:p>117.55000305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C2105]-[.A2105]" office:value-type="float" office:value="-1.47999572800001" calcext:value-type="float">
            <text:p>-1.479995728</text:p>
          </table:table-cell>
          <table:table-cell office:value-type="float" office:value="164.520004272" calcext:value-type="float">
            <text:p>164.520004272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table:formula="of:=[.C2106]-[.A2106]" office:value-type="float" office:value="0.419998168999996" calcext:value-type="float">
            <text:p>0.419998169</text:p>
          </table:table-cell>
          <table:table-cell office:value-type="float" office:value="115.919998169" calcext:value-type="float">
            <text:p>115.9199981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2107]-[.A2107]" office:value-type="float" office:value="1.5299987793" calcext:value-type="float">
            <text:p>1.5299987793</text:p>
          </table:table-cell>
          <table:table-cell office:value-type="float" office:value="82.5299987793" calcext:value-type="float">
            <text:p>82.5299987793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2108]-[.A2108]" office:value-type="float" office:value="0.379997252999999" calcext:value-type="float">
            <text:p>0.379997253</text:p>
          </table:table-cell>
          <table:table-cell office:value-type="float" office:value="105.879997253" calcext:value-type="float">
            <text:p>105.8799972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C2109]-[.A2109]" office:value-type="float" office:value="1.6600036621" calcext:value-type="float">
            <text:p>1.6600036621</text:p>
          </table:table-cell>
          <table:table-cell office:value-type="float" office:value="93.6600036621" calcext:value-type="float">
            <text:p>93.6600036621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table:formula="of:=[.C2110]-[.A2110]" office:value-type="float" office:value="1.63999938960001" calcext:value-type="float">
            <text:p>1.6399993896</text:p>
          </table:table-cell>
          <table:table-cell office:value-type="float" office:value="68.1399993896" calcext:value-type="float">
            <text:p>68.13999938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2111]-[.A2111]" office:value-type="float" office:value="0.360000610399993" calcext:value-type="float">
            <text:p>0.3600006104</text:p>
          </table:table-cell>
          <table:table-cell office:value-type="float" office:value="80.3600006104" calcext:value-type="float">
            <text:p>80.3600006104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C2112]-[.A2112]" office:value-type="float" office:value="0.8600006104" calcext:value-type="float">
            <text:p>0.8600006104</text:p>
          </table:table-cell>
          <table:table-cell office:value-type="float" office:value="39.3600006104" calcext:value-type="float">
            <text:p>39.3600006104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table:formula="of:=[.C2113]-[.A2113]" office:value-type="float" office:value="1.0699996948" calcext:value-type="float">
            <text:p>1.0699996948</text:p>
          </table:table-cell>
          <table:table-cell office:value-type="float" office:value="92.5699996948" calcext:value-type="float">
            <text:p>92.5699996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114]-[.A2114]" office:value-type="float" office:value="-1.08000004292" calcext:value-type="float">
            <text:p>-1.0800000429</text:p>
          </table:table-cell>
          <table:table-cell office:value-type="float" office:value="-1.08000004292" calcext:value-type="float">
            <text:p>-1.08000004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C2115]-[.A2115]" office:value-type="float" office:value="-1.27000427199999" calcext:value-type="float">
            <text:p>-1.270004272</text:p>
          </table:table-cell>
          <table:table-cell office:value-type="float" office:value="157.729995728" calcext:value-type="float">
            <text:p>157.7299957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C2116]-[.A2116]" office:value-type="float" office:value="1.0899963379" calcext:value-type="float">
            <text:p>1.0899963379</text:p>
          </table:table-cell>
          <table:table-cell office:value-type="float" office:value="99.0899963379" calcext:value-type="float">
            <text:p>99.08999633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2117]-[.A2117]" office:value-type="float" office:value="1.61000061039999" calcext:value-type="float">
            <text:p>1.6100006104</text:p>
          </table:table-cell>
          <table:table-cell office:value-type="float" office:value="64.6100006104" calcext:value-type="float">
            <text:p>64.6100006104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C2118]-[.A2118]" office:value-type="float" office:value="0.580001831000004" calcext:value-type="float">
            <text:p>0.580001831</text:p>
          </table:table-cell>
          <table:table-cell office:value-type="float" office:value="102.080001831" calcext:value-type="float">
            <text:p>102.080001831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table:formula="of:=[.C2119]-[.A2119]" office:value-type="float" office:value="1.3199996948" calcext:value-type="float">
            <text:p>1.3199996948</text:p>
          </table:table-cell>
          <table:table-cell office:value-type="float" office:value="57.8199996948" calcext:value-type="float">
            <text:p>57.8199996948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table:formula="of:=[.C2120]-[.A2120]" office:value-type="float" office:value="0.970001220699999" calcext:value-type="float">
            <text:p>0.9700012207</text:p>
          </table:table-cell>
          <table:table-cell office:value-type="float" office:value="94.4700012207" calcext:value-type="float">
            <text:p>94.4700012207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table:formula="of:=[.C2121]-[.A2121]" office:value-type="float" office:value="-0.929992676000012" calcext:value-type="float">
            <text:p>-0.929992676</text:p>
          </table:table-cell>
          <table:table-cell office:value-type="float" office:value="152.570007324" calcext:value-type="float">
            <text:p>152.570007324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table:formula="of:=[.C2122]-[.A2122]" office:value-type="float" office:value="1.5299987793" calcext:value-type="float">
            <text:p>1.5299987793</text:p>
          </table:table-cell>
          <table:table-cell office:value-type="float" office:value="92.0299987793" calcext:value-type="float">
            <text:p>92.02999877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C2123]-[.A2123]" office:value-type="float" office:value="-0.160003662000008" calcext:value-type="float">
            <text:p>-0.160003662</text:p>
          </table:table-cell>
          <table:table-cell office:value-type="float" office:value="133.839996338" calcext:value-type="float">
            <text:p>133.8399963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2124]-[.A2124]" office:value-type="float" office:value="1.63999938960001" calcext:value-type="float">
            <text:p>1.6399993896</text:p>
          </table:table-cell>
          <table:table-cell office:value-type="float" office:value="77.6399993896" calcext:value-type="float">
            <text:p>77.63999938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2125]-[.A2125]" office:value-type="float" office:value="-0.22999954224" calcext:value-type="float">
            <text:p>-0.2299995422</text:p>
          </table:table-cell>
          <table:table-cell office:value-type="float" office:value="9.77000045776" calcext:value-type="float">
            <text:p>9.7700004578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table:formula="of:=[.C2126]-[.A2126]" office:value-type="float" office:value="-1.080001831" calcext:value-type="float">
            <text:p>-1.080001831</text:p>
          </table:table-cell>
          <table:table-cell office:value-type="float" office:value="147.419998169" calcext:value-type="float">
            <text:p>147.419998169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table:formula="of:=[.C2127]-[.A2127]" office:value-type="float" office:value="0.810001373299997" calcext:value-type="float">
            <text:p>0.8100013733</text:p>
          </table:table-cell>
          <table:table-cell office:value-type="float" office:value="51.3100013733" calcext:value-type="float">
            <text:p>51.31000137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C2128]-[.A2128]" office:value-type="float" office:value="0.660003662099996" calcext:value-type="float">
            <text:p>0.6600036621</text:p>
          </table:table-cell>
          <table:table-cell office:value-type="float" office:value="93.6600036621" calcext:value-type="float">
            <text:p>93.6600036621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table:formula="of:=[.C2129]-[.A2129]" office:value-type="float" office:value="0.160003661999994" calcext:value-type="float">
            <text:p>0.160003662</text:p>
          </table:table-cell>
          <table:table-cell office:value-type="float" office:value="112.660003662" calcext:value-type="float">
            <text:p>112.660003662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table:formula="of:=[.C2130]-[.A2130]" office:value-type="float" office:value="-2.38999939000001" calcext:value-type="float">
            <text:p>-2.38999939</text:p>
          </table:table-cell>
          <table:table-cell office:value-type="float" office:value="175.11000061" calcext:value-type="float">
            <text:p>175.1100006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2131]-[.A2131]" office:value-type="float" office:value="-0.44999980927" calcext:value-type="float">
            <text:p>-0.4499998093</text:p>
          </table:table-cell>
          <table:table-cell office:value-type="float" office:value="7.05000019073" calcext:value-type="float">
            <text:p>7.05000019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C2132]-[.A2132]" office:value-type="float" office:value="0.0399932859999979" calcext:value-type="float">
            <text:p>0.039993286</text:p>
          </table:table-cell>
          <table:table-cell office:value-type="float" office:value="130.039993286" calcext:value-type="float">
            <text:p>130.039993286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C2133]-[.A2133]" office:value-type="float" office:value="0.3400001526" calcext:value-type="float">
            <text:p>0.3400001526</text:p>
          </table:table-cell>
          <table:table-cell office:value-type="float" office:value="13.8400001526" calcext:value-type="float">
            <text:p>13.84000015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C2134]-[.A2134]" office:value-type="float" office:value="-0.419998168999996" calcext:value-type="float">
            <text:p>-0.419998169</text:p>
          </table:table-cell>
          <table:table-cell office:value-type="float" office:value="130.580001831" calcext:value-type="float">
            <text:p>130.580001831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formula="of:=[.C2135]-[.A2135]" office:value-type="float" office:value="0.309997558999996" calcext:value-type="float">
            <text:p>0.309997559</text:p>
          </table:table-cell>
          <table:table-cell office:value-type="float" office:value="120.809997559" calcext:value-type="float">
            <text:p>120.8099975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136]-[.A2136]" office:value-type="float" office:value="0.899999618500001" calcext:value-type="float">
            <text:p>0.8999996185</text:p>
          </table:table-cell>
          <table:table-cell office:value-type="float" office:value="20.8999996185" calcext:value-type="float">
            <text:p>20.89999961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C2137]-[.A2137]" office:value-type="float" office:value="0.769996643100001" calcext:value-type="float">
            <text:p>0.7699966431</text:p>
          </table:table-cell>
          <table:table-cell office:value-type="float" office:value="88.7699966431" calcext:value-type="float">
            <text:p>88.769996643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C2138]-[.A2138]" office:value-type="float" office:value="0.3400001526" calcext:value-type="float">
            <text:p>0.3400001526</text:p>
          </table:table-cell>
          <table:table-cell office:value-type="float" office:value="13.8400001526" calcext:value-type="float">
            <text:p>13.84000015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C2139]-[.A2139]" office:value-type="float" office:value="-0.979995728000006" calcext:value-type="float">
            <text:p>-0.979995728</text:p>
          </table:table-cell>
          <table:table-cell office:value-type="float" office:value="155.020004272" calcext:value-type="float">
            <text:p>155.0200042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2140]-[.A2140]" office:value-type="float" office:value="-0.0600004195999997" calcext:value-type="float">
            <text:p>-0.0600004196</text:p>
          </table:table-cell>
          <table:table-cell office:value-type="float" office:value="11.9399995804" calcext:value-type="float">
            <text:p>11.93999958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2141]-[.A2141]" office:value-type="float" office:value="0.3899993896" calcext:value-type="float">
            <text:p>0.3899993896</text:p>
          </table:table-cell>
          <table:table-cell office:value-type="float" office:value="33.3899993896" calcext:value-type="float">
            <text:p>33.3899993896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C2142]-[.A2142]" office:value-type="float" office:value="0.690002441399997" calcext:value-type="float">
            <text:p>0.6900024414</text:p>
          </table:table-cell>
          <table:table-cell office:value-type="float" office:value="97.1900024414" calcext:value-type="float">
            <text:p>97.1900024414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table:formula="of:=[.C2143]-[.A2143]" office:value-type="float" office:value="0.11000061" calcext:value-type="float">
            <text:p>0.11000061</text:p>
          </table:table-cell>
          <table:table-cell office:value-type="float" office:value="124.61000061" calcext:value-type="float">
            <text:p>124.61000061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table:formula="of:=[.C2144]-[.A2144]" office:value-type="float" office:value="0.760002135999997" calcext:value-type="float">
            <text:p>0.760002136</text:p>
          </table:table-cell>
          <table:table-cell office:value-type="float" office:value="101.260002136" calcext:value-type="float">
            <text:p>101.2600021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C2145]-[.A2145]" office:value-type="float" office:value="0.209999084000003" calcext:value-type="float">
            <text:p>0.209999084</text:p>
          </table:table-cell>
          <table:table-cell office:value-type="float" office:value="113.209999084" calcext:value-type="float">
            <text:p>113.2099990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C2146]-[.A2146]" office:value-type="float" office:value="-0.669998168999996" calcext:value-type="float">
            <text:p>-0.669998169</text:p>
          </table:table-cell>
          <table:table-cell office:value-type="float" office:value="146.330001831" calcext:value-type="float">
            <text:p>146.3300018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2147]-[.A2147]" office:value-type="float" office:value="1.3100013733" calcext:value-type="float">
            <text:p>1.3100013733</text:p>
          </table:table-cell>
          <table:table-cell office:value-type="float" office:value="51.3100013733" calcext:value-type="float">
            <text:p>51.3100013733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table:formula="of:=[.C2148]-[.A2148]" office:value-type="float" office:value="-0.25" calcext:value-type="float">
            <text:p>-0.25</text:p>
          </table:table-cell>
          <table:table-cell office:value-type="float" office:value="123.25" calcext:value-type="float">
            <text:p>123.25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C2149]-[.A2149]" office:value-type="float" office:value="1.5" calcext:value-type="float">
            <text:p>1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[.C2150]-[.A2150]" office:value-type="float" office:value="0.279998778999996" calcext:value-type="float">
            <text:p>0.279998779</text:p>
          </table:table-cell>
          <table:table-cell office:value-type="float" office:value="126.779998779" calcext:value-type="float">
            <text:p>126.779998779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table:formula="of:=[.C2151]-[.A2151]" office:value-type="float" office:value="1.3499984741" calcext:value-type="float">
            <text:p>1.3499984741</text:p>
          </table:table-cell>
          <table:table-cell office:value-type="float" office:value="51.8499984741" calcext:value-type="float">
            <text:p>51.8499984741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table:formula="of:=[.C2152]-[.A2152]" office:value-type="float" office:value="0.779998779300001" calcext:value-type="float">
            <text:p>0.7799987793</text:p>
          </table:table-cell>
          <table:table-cell office:value-type="float" office:value="76.2799987793" calcext:value-type="float">
            <text:p>76.27999877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C2153]-[.A2153]" office:value-type="float" office:value="-0.839996337999992" calcext:value-type="float">
            <text:p>-0.839996338</text:p>
          </table:table-cell>
          <table:table-cell office:value-type="float" office:value="144.160003662" calcext:value-type="float">
            <text:p>144.160003662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C2154]-[.A2154]" office:value-type="float" office:value="1.4099998474" calcext:value-type="float">
            <text:p>1.4099998474</text:p>
          </table:table-cell>
          <table:table-cell office:value-type="float" office:value="58.9099998474" calcext:value-type="float">
            <text:p>58.909999847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C2155]-[.A2155]" office:value-type="float" office:value="-0.34999990463" calcext:value-type="float">
            <text:p>-0.3499999046</text:p>
          </table:table-cell>
          <table:table-cell office:value-type="float" office:value="5.15000009537" calcext:value-type="float">
            <text:p>5.1500000954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[.C2156]-[.A2156]" office:value-type="float" office:value="0.0100021359999971" calcext:value-type="float">
            <text:p>0.010002136</text:p>
          </table:table-cell>
          <table:table-cell office:value-type="float" office:value="126.510002136" calcext:value-type="float">
            <text:p>126.51000213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C2157]-[.A2157]" office:value-type="float" office:value="-0.5" calcext:value-type="float">
            <text:p>-0.5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table:formula="of:=[.C2158]-[.A2158]" office:value-type="float" office:value="0.0500030519999939" calcext:value-type="float">
            <text:p>0.050003052</text:p>
          </table:table-cell>
          <table:table-cell office:value-type="float" office:value="117.550003052" calcext:value-type="float">
            <text:p>117.5500030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C2159]-[.A2159]" office:value-type="float" office:value="1.33000183110001" calcext:value-type="float">
            <text:p>1.3300018311</text:p>
          </table:table-cell>
          <table:table-cell office:value-type="float" office:value="67.3300018311" calcext:value-type="float">
            <text:p>67.33000183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2160]-[.A2160]" office:value-type="float" office:value="0.720001221000004" calcext:value-type="float">
            <text:p>0.720001221</text:p>
          </table:table-cell>
          <table:table-cell office:value-type="float" office:value="100.720001221" calcext:value-type="float">
            <text:p>100.7200012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C2161]-[.A2161]" office:value-type="float" office:value="-1.94999694800001" calcext:value-type="float">
            <text:p>-1.949996948</text:p>
          </table:table-cell>
          <table:table-cell office:value-type="float" office:value="168.050003052" calcext:value-type="float">
            <text:p>168.0500030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2162]-[.A2162]" office:value-type="float" office:value="1.2200012207" calcext:value-type="float">
            <text:p>1.2200012207</text:p>
          </table:table-cell>
          <table:table-cell office:value-type="float" office:value="91.2200012207" calcext:value-type="float">
            <text:p>91.22000122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2163]-[.A2163]" office:value-type="float" office:value="-1.77000427199999" calcext:value-type="float">
            <text:p>-1.770004272</text:p>
          </table:table-cell>
          <table:table-cell office:value-type="float" office:value="167.229995728" calcext:value-type="float">
            <text:p>167.229995728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table:formula="of:=[.C2164]-[.A2164]" office:value-type="float" office:value="-2.00999450699999" calcext:value-type="float">
            <text:p>-2.009994507</text:p>
          </table:table-cell>
          <table:table-cell office:value-type="float" office:value="170.490005493" calcext:value-type="float">
            <text:p>170.490005493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table:formula="of:=[.C2165]-[.A2165]" office:value-type="float" office:value="-1.789993286" calcext:value-type="float">
            <text:p>-1.789993286</text:p>
          </table:table-cell>
          <table:table-cell office:value-type="float" office:value="163.710006714" calcext:value-type="float">
            <text:p>163.71000671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C2166]-[.A2166]" office:value-type="float" office:value="0.510000228900001" calcext:value-type="float">
            <text:p>0.5100002289</text:p>
          </table:table-cell>
          <table:table-cell office:value-type="float" office:value="16.0100002289" calcext:value-type="float">
            <text:p>16.01000022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2167]-[.A2167]" office:value-type="float" office:value="0.610000610399993" calcext:value-type="float">
            <text:p>0.6100006104</text:p>
          </table:table-cell>
          <table:table-cell office:value-type="float" office:value="64.6100006104" calcext:value-type="float">
            <text:p>64.6100006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2168]-[.A2168]" office:value-type="float" office:value="1.2600021362" calcext:value-type="float">
            <text:p>1.2600021362</text:p>
          </table:table-cell>
          <table:table-cell office:value-type="float" office:value="82.2600021362" calcext:value-type="float">
            <text:p>82.2600021362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[.C2169]-[.A2169]" office:value-type="float" office:value="1.0199966431" calcext:value-type="float">
            <text:p>1.0199966431</text:p>
          </table:table-cell>
          <table:table-cell office:value-type="float" office:value="85.5199966431" calcext:value-type="float">
            <text:p>85.51999664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2170]-[.A2170]" office:value-type="float" office:value="1.6600036621" calcext:value-type="float">
            <text:p>1.6600036621</text:p>
          </table:table-cell>
          <table:table-cell office:value-type="float" office:value="74.6600036621" calcext:value-type="float">
            <text:p>74.660003662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2171]-[.A2171]" office:value-type="float" office:value="0.170000076299999" calcext:value-type="float">
            <text:p>0.1700000763</text:p>
          </table:table-cell>
          <table:table-cell office:value-type="float" office:value="11.6700000763" calcext:value-type="float">
            <text:p>11.6700000763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table:formula="of:=[.C2172]-[.A2172]" office:value-type="float" office:value="-0.490005493000012" calcext:value-type="float">
            <text:p>-0.490005493</text:p>
          </table:table-cell>
          <table:table-cell office:value-type="float" office:value="136.009994507" calcext:value-type="float">
            <text:p>136.009994507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table:formula="of:=[.C2173]-[.A2173]" office:value-type="float" office:value="1.1199989319" calcext:value-type="float">
            <text:p>1.1199989319</text:p>
          </table:table-cell>
          <table:table-cell office:value-type="float" office:value="42.6199989319" calcext:value-type="float">
            <text:p>42.6199989319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table:formula="of:=[.C2174]-[.A2174]" office:value-type="float" office:value="-0.119995117000002" calcext:value-type="float">
            <text:p>-0.119995117</text:p>
          </table:table-cell>
          <table:table-cell office:value-type="float" office:value="134.380004883" calcext:value-type="float">
            <text:p>134.380004883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table:formula="of:=[.C2175]-[.A2175]" office:value-type="float" office:value="-0.710006714000002" calcext:value-type="float">
            <text:p>-0.710006714</text:p>
          </table:table-cell>
          <table:table-cell office:value-type="float" office:value="145.789993286" calcext:value-type="float">
            <text:p>145.7899932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2176]-[.A2176]" office:value-type="float" office:value="1.1100006104" calcext:value-type="float">
            <text:p>1.1100006104</text:p>
          </table:table-cell>
          <table:table-cell office:value-type="float" office:value="55.1100006104" calcext:value-type="float">
            <text:p>55.11000061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2177]-[.A2177]" office:value-type="float" office:value="0.739997863799999" calcext:value-type="float">
            <text:p>0.7399978638</text:p>
          </table:table-cell>
          <table:table-cell office:value-type="float" office:value="75.7399978638" calcext:value-type="float">
            <text:p>75.7399978638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table:formula="of:=[.C2178]-[.A2178]" office:value-type="float" office:value="0.620002746599994" calcext:value-type="float">
            <text:p>0.6200027466</text:p>
          </table:table-cell>
          <table:table-cell office:value-type="float" office:value="93.1200027466" calcext:value-type="float">
            <text:p>93.12000274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C2179]-[.A2179]" office:value-type="float" office:value="1.1999969482" calcext:value-type="float">
            <text:p>1.1999969482</text:p>
          </table:table-cell>
          <table:table-cell office:value-type="float" office:value="75.1999969482" calcext:value-type="float">
            <text:p>75.1999969482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C2180]-[.A2180]" office:value-type="float" office:value="1.0299987793" calcext:value-type="float">
            <text:p>1.0299987793</text:p>
          </table:table-cell>
          <table:table-cell office:value-type="float" office:value="41.5299987793" calcext:value-type="float">
            <text:p>41.5299987793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table:formula="of:=[.C2181]-[.A2181]" office:value-type="float" office:value="0.709999084499998" calcext:value-type="float">
            <text:p>0.7099990845</text:p>
          </table:table-cell>
          <table:table-cell office:value-type="float" office:value="72.2099990845" calcext:value-type="float">
            <text:p>72.20999908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C2182]-[.A2182]" office:value-type="float" office:value="0.919998168899994" calcext:value-type="float">
            <text:p>0.9199981689</text:p>
          </table:table-cell>
          <table:table-cell office:value-type="float" office:value="96.9199981689" calcext:value-type="float">
            <text:p>96.9199981689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table:formula="of:=[.C2183]-[.A2183]" office:value-type="float" office:value="-0.839996337999992" calcext:value-type="float">
            <text:p>-0.839996338</text:p>
          </table:table-cell>
          <table:table-cell office:value-type="float" office:value="153.660003662" calcext:value-type="float">
            <text:p>153.660003662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table:formula="of:=[.C2184]-[.A2184]" office:value-type="float" office:value="-1.39999389600001" calcext:value-type="float">
            <text:p>-1.399993896</text:p>
          </table:table-cell>
          <table:table-cell office:value-type="float" office:value="156.100006104" calcext:value-type="float">
            <text:p>156.100006104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table:formula="of:=[.C2185]-[.A2185]" office:value-type="float" office:value="1.1199989319" calcext:value-type="float">
            <text:p>1.1199989319</text:p>
          </table:table-cell>
          <table:table-cell office:value-type="float" office:value="42.6199989319" calcext:value-type="float">
            <text:p>42.61999893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2186]-[.A2186]" office:value-type="float" office:value="0.560001373299997" calcext:value-type="float">
            <text:p>0.5600013733</text:p>
          </table:table-cell>
          <table:table-cell office:value-type="float" office:value="35.5600013733" calcext:value-type="float">
            <text:p>35.5600013733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C2187]-[.A2187]" office:value-type="float" office:value="1.0400009155" calcext:value-type="float">
            <text:p>1.0400009155</text:p>
          </table:table-cell>
          <table:table-cell office:value-type="float" office:value="60.5400009155" calcext:value-type="float">
            <text:p>60.54000091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C2188]-[.A2188]" office:value-type="float" office:value="-0.129997252999999" calcext:value-type="float">
            <text:p>-0.129997253</text:p>
          </table:table-cell>
          <table:table-cell office:value-type="float" office:value="127.870002747" calcext:value-type="float">
            <text:p>127.870002747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table:formula="of:=[.C2189]-[.A2189]" office:value-type="float" office:value="1.5199966431" calcext:value-type="float">
            <text:p>1.5199966431</text:p>
          </table:table-cell>
          <table:table-cell office:value-type="float" office:value="95.0199966431" calcext:value-type="float">
            <text:p>95.0199966431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[.C2190]-[.A2190]" office:value-type="float" office:value="1.4199981689" calcext:value-type="float">
            <text:p>1.4199981689</text:p>
          </table:table-cell>
          <table:table-cell office:value-type="float" office:value="55.9199981689" calcext:value-type="float">
            <text:p>55.9199981689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C2191]-[.A2191]" office:value-type="float" office:value="0.830001831100006" calcext:value-type="float">
            <text:p>0.8300018311</text:p>
          </table:table-cell>
          <table:table-cell office:value-type="float" office:value="86.3300018311" calcext:value-type="float">
            <text:p>86.3300018311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C2192]-[.A2192]" office:value-type="float" office:value="1.3600006104" calcext:value-type="float">
            <text:p>1.3600006104</text:p>
          </table:table-cell>
          <table:table-cell office:value-type="float" office:value="48.8600006104" calcext:value-type="float">
            <text:p>48.86000061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2193]-[.A2193]" office:value-type="float" office:value="0.939998626700003" calcext:value-type="float">
            <text:p>0.9399986267</text:p>
          </table:table-cell>
          <table:table-cell office:value-type="float" office:value="52.9399986267" calcext:value-type="float">
            <text:p>52.9399986267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table:formula="of:=[.C2194]-[.A2194]" office:value-type="float" office:value="1.3499984741" calcext:value-type="float">
            <text:p>1.3499984741</text:p>
          </table:table-cell>
          <table:table-cell office:value-type="float" office:value="51.8499984741" calcext:value-type="float">
            <text:p>51.8499984741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table:formula="of:=[.C2195]-[.A2195]" office:value-type="float" office:value="0.800003051800005" calcext:value-type="float">
            <text:p>0.8000030518</text:p>
          </table:table-cell>
          <table:table-cell office:value-type="float" office:value="73.3000030518" calcext:value-type="float">
            <text:p>73.30000305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C2196]-[.A2196]" office:value-type="float" office:value="0.0399932859999979" calcext:value-type="float">
            <text:p>0.039993286</text:p>
          </table:table-cell>
          <table:table-cell office:value-type="float" office:value="130.039993286" calcext:value-type="float">
            <text:p>130.0399932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2197]-[.A2197]" office:value-type="float" office:value="1.16999816889999" calcext:value-type="float">
            <text:p>1.1699981689</text:p>
          </table:table-cell>
          <table:table-cell office:value-type="float" office:value="81.1699981689" calcext:value-type="float">
            <text:p>81.1699981689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table:formula="of:=[.C2198]-[.A2198]" office:value-type="float" office:value="0.339996338000006" calcext:value-type="float">
            <text:p>0.339996338</text:p>
          </table:table-cell>
          <table:table-cell office:value-type="float" office:value="114.839996338" calcext:value-type="float">
            <text:p>114.8399963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C2199]-[.A2199]" office:value-type="float" office:value="-0.369995117000002" calcext:value-type="float">
            <text:p>-0.369995117</text:p>
          </table:table-cell>
          <table:table-cell office:value-type="float" office:value="140.630004883" calcext:value-type="float">
            <text:p>140.6300048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C2200]-[.A2200]" office:value-type="float" office:value="0.809997558999996" calcext:value-type="float">
            <text:p>0.809997559</text:p>
          </table:table-cell>
          <table:table-cell office:value-type="float" office:value="120.809997559" calcext:value-type="float">
            <text:p>120.8099975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C2201]-[.A2201]" office:value-type="float" office:value="-0.0199966429999989" calcext:value-type="float">
            <text:p>-0.019996643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155.5" calcext:value-type="float">
            <text:p>155.5</text:p>
          </table:table-cell>
          <table:table-cell table:formula="of:=[.C2202]-[.A2202]" office:value-type="float" office:value="-1.02999877900001" calcext:value-type="float">
            <text:p>-1.029998779</text:p>
          </table:table-cell>
          <table:table-cell office:value-type="float" office:value="154.470001221" calcext:value-type="float">
            <text:p>154.4700012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C2203]-[.A2203]" office:value-type="float" office:value="1.18000030499999" calcext:value-type="float">
            <text:p>1.180000305</text:p>
          </table:table-cell>
          <table:table-cell office:value-type="float" office:value="100.180000305" calcext:value-type="float">
            <text:p>100.1800003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C2204]-[.A2204]" office:value-type="float" office:value="-0.509994506999988" calcext:value-type="float">
            <text:p>-0.509994507</text:p>
          </table:table-cell>
          <table:table-cell office:value-type="float" office:value="151.490005493" calcext:value-type="float">
            <text:p>151.4900054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C2205]-[.A2205]" office:value-type="float" office:value="-2.33999633799999" calcext:value-type="float">
            <text:p>-2.339996338</text:p>
          </table:table-cell>
          <table:table-cell office:value-type="float" office:value="172.660003662" calcext:value-type="float">
            <text:p>172.660003662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C2206]-[.A2206]" office:value-type="float" office:value="1.25" calcext:value-type="float">
            <text:p>1.25</text:p>
          </table:table-cell>
          <table:table-cell office:value-type="float" office:value="53.75" calcext:value-type="float">
            <text:p>53.75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table:formula="of:=[.C2207]-[.A2207]" office:value-type="float" office:value="-0.600006103999988" calcext:value-type="float">
            <text:p>-0.600006104</text:p>
          </table:table-cell>
          <table:table-cell office:value-type="float" office:value="140.899993896" calcext:value-type="float">
            <text:p>140.8999938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2208]-[.A2208]" office:value-type="float" office:value="1.25" calcext:value-type="float">
            <text:p>1.25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2209]-[.A2209]" office:value-type="float" office:value="0.739997863799999" calcext:value-type="float">
            <text:p>0.7399978638</text:p>
          </table:table-cell>
          <table:table-cell office:value-type="float" office:value="75.7399978638" calcext:value-type="float">
            <text:p>75.73999786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2210]-[.A2210]" office:value-type="float" office:value="0.840000152599998" calcext:value-type="float">
            <text:p>0.8400001526</text:p>
          </table:table-cell>
          <table:table-cell office:value-type="float" office:value="54.8400001526" calcext:value-type="float">
            <text:p>54.8400001526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table:formula="of:=[.C2211]-[.A2211]" office:value-type="float" office:value="0.5" calcext:value-type="float">
            <text:p>0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[.C2212]-[.A2212]" office:value-type="float" office:value="-0.399993896000012" calcext:value-type="float">
            <text:p>-0.399993896</text:p>
          </table:table-cell>
          <table:table-cell office:value-type="float" office:value="137.100006104" calcext:value-type="float">
            <text:p>137.10000610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C2213]-[.A2213]" office:value-type="float" office:value="-2.419998169" calcext:value-type="float">
            <text:p>-2.419998169</text:p>
          </table:table-cell>
          <table:table-cell office:value-type="float" office:value="171.580001831" calcext:value-type="float">
            <text:p>171.58000183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C2214]-[.A2214]" office:value-type="float" office:value="-1.38999939000001" calcext:value-type="float">
            <text:p>-1.38999939</text:p>
          </table:table-cell>
          <table:table-cell office:value-type="float" office:value="165.61000061" calcext:value-type="float">
            <text:p>165.61000061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table:formula="of:=[.C2215]-[.A2215]" office:value-type="float" office:value="1.33000183110001" calcext:value-type="float">
            <text:p>1.3300018311</text:p>
          </table:table-cell>
          <table:table-cell office:value-type="float" office:value="95.8300018311" calcext:value-type="float">
            <text:p>95.8300018311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table:formula="of:=[.C2216]-[.A2216]" office:value-type="float" office:value="1.62999725340001" calcext:value-type="float">
            <text:p>1.6299972534</text:p>
          </table:table-cell>
          <table:table-cell office:value-type="float" office:value="90.1299972534" calcext:value-type="float">
            <text:p>90.129997253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C2217]-[.A2217]" office:value-type="float" office:value="-1.77999877900001" calcext:value-type="float">
            <text:p>-1.779998779</text:p>
          </table:table-cell>
          <table:table-cell office:value-type="float" office:value="170.220001221" calcext:value-type="float">
            <text:p>170.220001221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2218]-[.A2218]" office:value-type="float" office:value="1.6500015259" calcext:value-type="float">
            <text:p>1.6500015259</text:p>
          </table:table-cell>
          <table:table-cell office:value-type="float" office:value="65.1500015259" calcext:value-type="float">
            <text:p>65.1500015259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table:formula="of:=[.C2219]-[.A2219]" office:value-type="float" office:value="0.720001220699999" calcext:value-type="float">
            <text:p>0.7200012207</text:p>
          </table:table-cell>
          <table:table-cell office:value-type="float" office:value="91.2200012207" calcext:value-type="float">
            <text:p>91.22000122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220]-[.A2220]" office:value-type="float" office:value="0.790000915499999" calcext:value-type="float">
            <text:p>0.7900009155</text:p>
          </table:table-cell>
          <table:table-cell office:value-type="float" office:value="25.7900009155" calcext:value-type="float">
            <text:p>25.79000091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C2221]-[.A2221]" office:value-type="float" office:value="-0.660003662000008" calcext:value-type="float">
            <text:p>-0.660003662</text:p>
          </table:table-cell>
          <table:table-cell office:value-type="float" office:value="143.339996338" calcext:value-type="float">
            <text:p>143.339996338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C2222]-[.A2222]" office:value-type="float" office:value="1.0900001526" calcext:value-type="float">
            <text:p>1.0900001526</text:p>
          </table:table-cell>
          <table:table-cell office:value-type="float" office:value="48.5900001526" calcext:value-type="float">
            <text:p>48.590000152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C2223]-[.A2223]" office:value-type="float" office:value="-1.689999997616" calcext:value-type="float">
            <text:p>-1.6899999976</text:p>
          </table:table-cell>
          <table:table-cell office:value-type="float" office:value="0.810000002384" calcext:value-type="float">
            <text:p>0.810000002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C2224]-[.A2224]" office:value-type="float" office:value="-1.42999982834" calcext:value-type="float">
            <text:p>-1.4299998283</text:p>
          </table:table-cell>
          <table:table-cell office:value-type="float" office:value="4.07000017166" calcext:value-type="float">
            <text:p>4.0700001717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table:formula="of:=[.C2225]-[.A2225]" office:value-type="float" office:value="-0.759994506999988" calcext:value-type="float">
            <text:p>-0.759994507</text:p>
          </table:table-cell>
          <table:table-cell office:value-type="float" office:value="135.740005493" calcext:value-type="float">
            <text:p>135.74000549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C2226]-[.A2226]" office:value-type="float" office:value="1.0900001526" calcext:value-type="float">
            <text:p>1.0900001526</text:p>
          </table:table-cell>
          <table:table-cell office:value-type="float" office:value="29.5900001526" calcext:value-type="float">
            <text:p>29.59000015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227]-[.A2227]" office:value-type="float" office:value="0.790000915499999" calcext:value-type="float">
            <text:p>0.7900009155</text:p>
          </table:table-cell>
          <table:table-cell office:value-type="float" office:value="25.7900009155" calcext:value-type="float">
            <text:p>25.7900009155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[.C2228]-[.A2228]" office:value-type="float" office:value="-0.460006714000002" calcext:value-type="float">
            <text:p>-0.460006714</text:p>
          </table:table-cell>
          <table:table-cell office:value-type="float" office:value="130.039993286" calcext:value-type="float">
            <text:p>130.039993286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[.C2229]-[.A2229]" office:value-type="float" office:value="1.2099990845" calcext:value-type="float">
            <text:p>1.2099990845</text:p>
          </table:table-cell>
          <table:table-cell office:value-type="float" office:value="62.7099990845" calcext:value-type="float">
            <text:p>62.70999908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C2230]-[.A2230]" office:value-type="float" office:value="-1.83999633799999" calcext:value-type="float">
            <text:p>-1.839996338</text:p>
          </table:table-cell>
          <table:table-cell office:value-type="float" office:value="163.160003662" calcext:value-type="float">
            <text:p>163.1600036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2231]-[.A2231]" office:value-type="float" office:value="0.930000305199997" calcext:value-type="float">
            <text:p>0.9300003052</text:p>
          </table:table-cell>
          <table:table-cell office:value-type="float" office:value="33.9300003052" calcext:value-type="float">
            <text:p>33.930000305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C2232]-[.A2232]" office:value-type="float" office:value="-1.689999997616" calcext:value-type="float">
            <text:p>-1.6899999976</text:p>
          </table:table-cell>
          <table:table-cell office:value-type="float" office:value="0.810000002384" calcext:value-type="float">
            <text:p>0.8100000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2233]-[.A2233]" office:value-type="float" office:value="-1.48000001907" calcext:value-type="float">
            <text:p>-1.4800000191</text:p>
          </table:table-cell>
          <table:table-cell office:value-type="float" office:value="3.51999998093" calcext:value-type="float">
            <text:p>3.51999998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C2234]-[.A2234]" office:value-type="float" office:value="-0.0199966429999989" calcext:value-type="float">
            <text:p>-0.019996643</text:p>
          </table:table-cell>
          <table:table-cell office:value-type="float" office:value="103.980003357" calcext:value-type="float">
            <text:p>103.980003357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C2235]-[.A2235]" office:value-type="float" office:value="1.37000274659999" calcext:value-type="float">
            <text:p>1.3700027466</text:p>
          </table:table-cell>
          <table:table-cell office:value-type="float" office:value="86.8700027466" calcext:value-type="float">
            <text:p>86.8700027466</text:p>
          </table:table-cell>
        </table:table-row>
        <table:table-row table:style-name="ro1">
          <table:table-cell office:value-type="float" office:value="147.5" calcext:value-type="float">
            <text:p>147.5</text:p>
          </table:table-cell>
          <table:table-cell table:formula="of:=[.C2236]-[.A2236]" office:value-type="float" office:value="-1.169998169" calcext:value-type="float">
            <text:p>-1.169998169</text:p>
          </table:table-cell>
          <table:table-cell office:value-type="float" office:value="146.330001831" calcext:value-type="float">
            <text:p>146.33000183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table:formula="of:=[.C2237]-[.A2237]" office:value-type="float" office:value="1.1500015259" calcext:value-type="float">
            <text:p>1.1500015259</text:p>
          </table:table-cell>
          <table:table-cell office:value-type="float" office:value="36.6500015259" calcext:value-type="float">
            <text:p>36.6500015259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table:formula="of:=[.C2238]-[.A2238]" office:value-type="float" office:value="0.589996337900004" calcext:value-type="float">
            <text:p>0.5899963379</text:p>
          </table:table-cell>
          <table:table-cell office:value-type="float" office:value="80.0899963379" calcext:value-type="float">
            <text:p>80.08999633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C2239]-[.A2239]" office:value-type="float" office:value="0.569999694800003" calcext:value-type="float">
            <text:p>0.5699996948</text:p>
          </table:table-cell>
          <table:table-cell office:value-type="float" office:value="92.5699996948" calcext:value-type="float">
            <text:p>92.5699996948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[.C2240]-[.A2240]" office:value-type="float" office:value="-0.399993896000012" calcext:value-type="float">
            <text:p>-0.399993896</text:p>
          </table:table-cell>
          <table:table-cell office:value-type="float" office:value="137.100006104" calcext:value-type="float">
            <text:p>137.100006104</text:p>
          </table:table-cell>
        </table:table-row>
        <table:table-row table:style-name="ro1">
          <table:table-cell office:value-type="float" office:value="178.5" calcext:value-type="float">
            <text:p>178.5</text:p>
          </table:table-cell>
          <table:table-cell table:formula="of:=[.C2241]-[.A2241]" office:value-type="float" office:value="-2.30999755900001" calcext:value-type="float">
            <text:p>-2.309997559</text:p>
          </table:table-cell>
          <table:table-cell office:value-type="float" office:value="176.190002441" calcext:value-type="float">
            <text:p>176.1900024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2242]-[.A2242]" office:value-type="float" office:value="1.63999938960001" calcext:value-type="float">
            <text:p>1.6399993896</text:p>
          </table:table-cell>
          <table:table-cell office:value-type="float" office:value="77.6399993896" calcext:value-type="float">
            <text:p>77.639999389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C2243]-[.A2243]" office:value-type="float" office:value="-1.63999939000001" calcext:value-type="float">
            <text:p>-1.63999939</text:p>
          </table:table-cell>
          <table:table-cell office:value-type="float" office:value="159.36000061" calcext:value-type="float">
            <text:p>159.36000061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table:formula="of:=[.C2244]-[.A2244]" office:value-type="float" office:value="1.0699996948" calcext:value-type="float">
            <text:p>1.0699996948</text:p>
          </table:table-cell>
          <table:table-cell office:value-type="float" office:value="92.5699996948" calcext:value-type="float">
            <text:p>92.56999969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C2245]-[.A2245]" office:value-type="float" office:value="0.569999694800003" calcext:value-type="float">
            <text:p>0.5699996948</text:p>
          </table:table-cell>
          <table:table-cell office:value-type="float" office:value="92.5699996948" calcext:value-type="float">
            <text:p>92.5699996948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[.C2246]-[.A2246]" office:value-type="float" office:value="-0.94000244099999" calcext:value-type="float">
            <text:p>-0.940002441</text:p>
          </table:table-cell>
          <table:table-cell office:value-type="float" office:value="136.559997559" calcext:value-type="float">
            <text:p>136.55999755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C2247]-[.A2247]" office:value-type="float" office:value="-2.80999755900001" calcext:value-type="float">
            <text:p>-2.809997559</text:p>
          </table:table-cell>
          <table:table-cell office:value-type="float" office:value="176.190002441" calcext:value-type="float">
            <text:p>176.19000244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C2248]-[.A2248]" office:value-type="float" office:value="-2.080001831" calcext:value-type="float">
            <text:p>-2.080001831</text:p>
          </table:table-cell>
          <table:table-cell office:value-type="float" office:value="175.919998169" calcext:value-type="float">
            <text:p>175.9199981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C2249]-[.A2249]" office:value-type="float" office:value="1.0899963379" calcext:value-type="float">
            <text:p>1.0899963379</text:p>
          </table:table-cell>
          <table:table-cell office:value-type="float" office:value="80.0899963379" calcext:value-type="float">
            <text:p>80.08999633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2250]-[.A2250]" office:value-type="float" office:value="1.2299995422" calcext:value-type="float">
            <text:p>1.2299995422</text:p>
          </table:table-cell>
          <table:table-cell office:value-type="float" office:value="47.2299995422" calcext:value-type="float">
            <text:p>47.229999542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2251]-[.A2251]" office:value-type="float" office:value="-1.770000010729" calcext:value-type="float">
            <text:p>-1.7700000107</text:p>
          </table:table-cell>
          <table:table-cell office:value-type="float" office:value="-0.270000010729" calcext:value-type="float">
            <text:p>-0.27000001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252]-[.A2252]" office:value-type="float" office:value="-0.010000228900001" calcext:value-type="float">
            <text:p>-0.0100002289</text:p>
          </table:table-cell>
          <table:table-cell office:value-type="float" office:value="21.9899997711" calcext:value-type="float">
            <text:p>21.9899997711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table:formula="of:=[.C2253]-[.A2253]" office:value-type="float" office:value="-0.979995728000006" calcext:value-type="float">
            <text:p>-0.979995728</text:p>
          </table:table-cell>
          <table:table-cell office:value-type="float" office:value="145.520004272" calcext:value-type="float">
            <text:p>145.520004272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table:formula="of:=[.C2254]-[.A2254]" office:value-type="float" office:value="0.589996338000006" calcext:value-type="float">
            <text:p>0.589996338</text:p>
          </table:table-cell>
          <table:table-cell office:value-type="float" office:value="118.089996338" calcext:value-type="float">
            <text:p>118.0899963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2255]-[.A2255]" office:value-type="float" office:value="0.819999694800003" calcext:value-type="float">
            <text:p>0.8199996948</text:p>
          </table:table-cell>
          <table:table-cell office:value-type="float" office:value="38.8199996948" calcext:value-type="float">
            <text:p>38.81999969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C2256]-[.A2256]" office:value-type="float" office:value="-0.300003051999994" calcext:value-type="float">
            <text:p>-0.300003052</text:p>
          </table:table-cell>
          <table:table-cell office:value-type="float" office:value="125.699996948" calcext:value-type="float">
            <text:p>125.6999969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2257]-[.A2257]" office:value-type="float" office:value="1.2700004578" calcext:value-type="float">
            <text:p>1.2700004578</text:p>
          </table:table-cell>
          <table:table-cell office:value-type="float" office:value="60.2700004578" calcext:value-type="float">
            <text:p>60.2700004578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table:formula="of:=[.C2258]-[.A2258]" office:value-type="float" office:value="0.180000304999993" calcext:value-type="float">
            <text:p>0.180000305</text:p>
          </table:table-cell>
          <table:table-cell office:value-type="float" office:value="109.680000305" calcext:value-type="float">
            <text:p>109.6800003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C2259]-[.A2259]" office:value-type="float" office:value="-1.64999389600001" calcext:value-type="float">
            <text:p>-1.649993896</text:p>
          </table:table-cell>
          <table:table-cell office:value-type="float" office:value="162.350006104" calcext:value-type="float">
            <text:p>162.3500061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C2260]-[.A2260]" office:value-type="float" office:value="-2.44999694800001" calcext:value-type="float">
            <text:p>-2.449996948</text:p>
          </table:table-cell>
          <table:table-cell office:value-type="float" office:value="177.550003052" calcext:value-type="float">
            <text:p>177.5500030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2261]-[.A2261]" office:value-type="float" office:value="0.86000061" calcext:value-type="float">
            <text:p>0.86000061</text:p>
          </table:table-cell>
          <table:table-cell office:value-type="float" office:value="108.86000061" calcext:value-type="float">
            <text:p>108.86000061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table:formula="of:=[.C2262]-[.A2262]" office:value-type="float" office:value="0.919998168900001" calcext:value-type="float">
            <text:p>0.9199981689</text:p>
          </table:table-cell>
          <table:table-cell office:value-type="float" office:value="46.4199981689" calcext:value-type="float">
            <text:p>46.4199981689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table:formula="of:=[.C2263]-[.A2263]" office:value-type="float" office:value="1.2699966431" calcext:value-type="float">
            <text:p>1.2699966431</text:p>
          </table:table-cell>
          <table:table-cell office:value-type="float" office:value="69.7699966431" calcext:value-type="float">
            <text:p>69.7699966431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C2264]-[.A2264]" office:value-type="float" office:value="0.559997558600003" calcext:value-type="float">
            <text:p>0.5599975586</text:p>
          </table:table-cell>
          <table:table-cell office:value-type="float" office:value="86.0599975586" calcext:value-type="float">
            <text:p>86.0599975586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table:formula="of:=[.C2265]-[.A2265]" office:value-type="float" office:value="-0.490005493000012" calcext:value-type="float">
            <text:p>-0.490005493</text:p>
          </table:table-cell>
          <table:table-cell office:value-type="float" office:value="136.009994507" calcext:value-type="float">
            <text:p>136.0099945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2266]-[.A2266]" office:value-type="float" office:value="-0.590000152590001" calcext:value-type="float">
            <text:p>-0.5900001526</text:p>
          </table:table-cell>
          <table:table-cell office:value-type="float" office:value="8.40999984741" calcext:value-type="float">
            <text:p>8.409999847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C2267]-[.A2267]" office:value-type="float" office:value="-0.87999999523" calcext:value-type="float">
            <text:p>-0.8799999952</text:p>
          </table:table-cell>
          <table:table-cell office:value-type="float" office:value="1.62000000477" calcext:value-type="float">
            <text:p>1.6200000048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table:formula="of:=[.C2268]-[.A2268]" office:value-type="float" office:value="0.089996338000006" calcext:value-type="float">
            <text:p>0.089996338</text:p>
          </table:table-cell>
          <table:table-cell office:value-type="float" office:value="108.589996338" calcext:value-type="float">
            <text:p>108.589996338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table:formula="of:=[.C2269]-[.A2269]" office:value-type="float" office:value="0.089996338000006" calcext:value-type="float">
            <text:p>0.089996338</text:p>
          </table:table-cell>
          <table:table-cell office:value-type="float" office:value="108.589996338" calcext:value-type="float">
            <text:p>108.589996338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table:formula="of:=[.C2270]-[.A2270]" office:value-type="float" office:value="1.3199996948" calcext:value-type="float">
            <text:p>1.3199996948</text:p>
          </table:table-cell>
          <table:table-cell office:value-type="float" office:value="57.8199996948" calcext:value-type="float">
            <text:p>57.8199996948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table:formula="of:=[.C2271]-[.A2271]" office:value-type="float" office:value="-0.490005493000012" calcext:value-type="float">
            <text:p>-0.490005493</text:p>
          </table:table-cell>
          <table:table-cell office:value-type="float" office:value="136.009994507" calcext:value-type="float">
            <text:p>136.0099945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C2272]-[.A2272]" office:value-type="float" office:value="0.61000061" calcext:value-type="float">
            <text:p>0.61000061</text:p>
          </table:table-cell>
          <table:table-cell office:value-type="float" office:value="105.61000061" calcext:value-type="float">
            <text:p>105.6100006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2273]-[.A2273]" office:value-type="float" office:value="-0.17000007629" calcext:value-type="float">
            <text:p>-0.1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C2274]-[.A2274]" office:value-type="float" office:value="0.659999847400002" calcext:value-type="float">
            <text:p>0.6599998474</text:p>
          </table:table-cell>
          <table:table-cell office:value-type="float" office:value="43.1599998474" calcext:value-type="float">
            <text:p>43.159999847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C2275]-[.A2275]" office:value-type="float" office:value="-2.14999389600001" calcext:value-type="float">
            <text:p>-2.149993896</text:p>
          </table:table-cell>
          <table:table-cell office:value-type="float" office:value="171.850006104" calcext:value-type="float">
            <text:p>171.8500061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C2276]-[.A2276]" office:value-type="float" office:value="1.41999816889999" calcext:value-type="float">
            <text:p>1.4199981689</text:p>
          </table:table-cell>
          <table:table-cell office:value-type="float" office:value="87.4199981689" calcext:value-type="float">
            <text:p>87.4199981689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C2277]-[.A2277]" office:value-type="float" office:value="1.5800018311" calcext:value-type="float">
            <text:p>1.5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2278]-[.A2278]" office:value-type="float" office:value="-1.770000010729" calcext:value-type="float">
            <text:p>-1.7700000107</text:p>
          </table:table-cell>
          <table:table-cell office:value-type="float" office:value="-0.270000010729" calcext:value-type="float">
            <text:p>-0.27000001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C2279]-[.A2279]" office:value-type="float" office:value="-1.41000366200001" calcext:value-type="float">
            <text:p>-1.410003662</text:p>
          </table:table-cell>
          <table:table-cell office:value-type="float" office:value="149.589996338" calcext:value-type="float">
            <text:p>149.58999633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C2280]-[.A2280]" office:value-type="float" office:value="0.590000152599998" calcext:value-type="float">
            <text:p>0.5900001526</text:p>
          </table:table-cell>
          <table:table-cell office:value-type="float" office:value="20.0900001526" calcext:value-type="float">
            <text:p>20.09000015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281]-[.A2281]" office:value-type="float" office:value="0.0699996947999999" calcext:value-type="float">
            <text:p>0.0699996948</text:p>
          </table:table-cell>
          <table:table-cell office:value-type="float" office:value="23.0699996948" calcext:value-type="float">
            <text:p>23.06999969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2282]-[.A2282]" office:value-type="float" office:value="0.200000762899997" calcext:value-type="float">
            <text:p>0.2000007629</text:p>
          </table:table-cell>
          <table:table-cell office:value-type="float" office:value="34.2000007629" calcext:value-type="float">
            <text:p>34.20000076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C2283]-[.A2283]" office:value-type="float" office:value="-1.22999572800001" calcext:value-type="float">
            <text:p>-1.229995728</text:p>
          </table:table-cell>
          <table:table-cell office:value-type="float" office:value="148.770004272" calcext:value-type="float">
            <text:p>148.7700042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2284]-[.A2284]" office:value-type="float" office:value="1.11000061039999" calcext:value-type="float">
            <text:p>1.1100006104</text:p>
          </table:table-cell>
          <table:table-cell office:value-type="float" office:value="74.1100006104" calcext:value-type="float">
            <text:p>74.110000610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C2285]-[.A2285]" office:value-type="float" office:value="-0.0199966429999989" calcext:value-type="float">
            <text:p>-0.019996643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C2286]-[.A2286]" office:value-type="float" office:value="1.4300003052" calcext:value-type="float">
            <text:p>1.4300003052</text:p>
          </table:table-cell>
          <table:table-cell office:value-type="float" office:value="33.9300003052" calcext:value-type="float">
            <text:p>33.930000305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C2287]-[.A2287]" office:value-type="float" office:value="-2.52000427199999" calcext:value-type="float">
            <text:p>-2.520004272</text:p>
          </table:table-cell>
          <table:table-cell office:value-type="float" office:value="173.479995728" calcext:value-type="float">
            <text:p>173.4799957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288]-[.A2288]" office:value-type="float" office:value="0.790000915499999" calcext:value-type="float">
            <text:p>0.7900009155</text:p>
          </table:table-cell>
          <table:table-cell office:value-type="float" office:value="25.7900009155" calcext:value-type="float">
            <text:p>25.79000091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2289]-[.A2289]" office:value-type="float" office:value="0.529998779300001" calcext:value-type="float">
            <text:p>0.5299987793</text:p>
          </table:table-cell>
          <table:table-cell office:value-type="float" office:value="41.5299987793" calcext:value-type="float">
            <text:p>41.5299987793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[.C2290]-[.A2290]" office:value-type="float" office:value="0.279998778999996" calcext:value-type="float">
            <text:p>0.279998779</text:p>
          </table:table-cell>
          <table:table-cell office:value-type="float" office:value="126.779998779" calcext:value-type="float">
            <text:p>126.7799987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2291]-[.A2291]" office:value-type="float" office:value="1.3499984741" calcext:value-type="float">
            <text:p>1.3499984741</text:p>
          </table:table-cell>
          <table:table-cell office:value-type="float" office:value="42.3499984741" calcext:value-type="float">
            <text:p>42.3499984741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C2292]-[.A2292]" office:value-type="float" office:value="0.730003356899999" calcext:value-type="float">
            <text:p>0.7300033569</text:p>
          </table:table-cell>
          <table:table-cell office:value-type="float" office:value="88.2300033569" calcext:value-type="float">
            <text:p>88.23000335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2293]-[.A2293]" office:value-type="float" office:value="1.3600006104" calcext:value-type="float">
            <text:p>1.3600006104</text:p>
          </table:table-cell>
          <table:table-cell office:value-type="float" office:value="39.3600006104" calcext:value-type="float">
            <text:p>39.3600006104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table:formula="of:=[.C2294]-[.A2294]" office:value-type="float" office:value="-0.290000915999997" calcext:value-type="float">
            <text:p>-0.290000916</text:p>
          </table:table-cell>
          <table:table-cell office:value-type="float" office:value="113.209999084" calcext:value-type="float">
            <text:p>113.20999908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C2295]-[.A2295]" office:value-type="float" office:value="-1.91000366200001" calcext:value-type="float">
            <text:p>-1.910003662</text:p>
          </table:table-cell>
          <table:table-cell office:value-type="float" office:value="159.089996338" calcext:value-type="float">
            <text:p>159.089996338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2296]-[.A2296]" office:value-type="float" office:value="0.919998168999996" calcext:value-type="float">
            <text:p>0.919998169</text:p>
          </table:table-cell>
          <table:table-cell office:value-type="float" office:value="106.419998169" calcext:value-type="float">
            <text:p>106.419998169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[.C2297]-[.A2297]" office:value-type="float" office:value="-2.11000060999999" calcext:value-type="float">
            <text:p>-2.11000061</text:p>
          </table:table-cell>
          <table:table-cell office:value-type="float" office:value="172.38999939" calcext:value-type="float">
            <text:p>172.38999939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table:formula="of:=[.C2298]-[.A2298]" office:value-type="float" office:value="0.300003051999994" calcext:value-type="float">
            <text:p>0.300003052</text:p>
          </table:table-cell>
          <table:table-cell office:value-type="float" office:value="123.800003052" calcext:value-type="float">
            <text:p>123.800003052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[.C2299]-[.A2299]" office:value-type="float" office:value="-2.380004883" calcext:value-type="float">
            <text:p>-2.380004883</text:p>
          </table:table-cell>
          <table:table-cell office:value-type="float" office:value="172.119995117" calcext:value-type="float">
            <text:p>172.1199951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C2300]-[.A2300]" office:value-type="float" office:value="0.910003662099996" calcext:value-type="float">
            <text:p>0.9100036621</text:p>
          </table:table-cell>
          <table:table-cell office:value-type="float" office:value="77.9100036621" calcext:value-type="float">
            <text:p>77.91000366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C2301]-[.A2301]" office:value-type="float" office:value="-2.44999694800001" calcext:value-type="float">
            <text:p>-2.449996948</text:p>
          </table:table-cell>
          <table:table-cell office:value-type="float" office:value="177.550003052" calcext:value-type="float">
            <text:p>177.550003052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table:formula="of:=[.C2302]-[.A2302]" office:value-type="float" office:value="-0.80999755900001" calcext:value-type="float">
            <text:p>-0.809997559</text:p>
          </table:table-cell>
          <table:table-cell office:value-type="float" office:value="147.690002441" calcext:value-type="float">
            <text:p>147.690002441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table:formula="of:=[.C2303]-[.A2303]" office:value-type="float" office:value="1.62999725340001" calcext:value-type="float">
            <text:p>1.6299972534</text:p>
          </table:table-cell>
          <table:table-cell office:value-type="float" office:value="90.1299972534" calcext:value-type="float">
            <text:p>90.1299972534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table:formula="of:=[.C2304]-[.A2304]" office:value-type="float" office:value="0.489997864000003" calcext:value-type="float">
            <text:p>0.489997864</text:p>
          </table:table-cell>
          <table:table-cell office:value-type="float" office:value="100.989997864" calcext:value-type="float">
            <text:p>100.989997864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C2305]-[.A2305]" office:value-type="float" office:value="1.1399993896" calcext:value-type="float">
            <text:p>1.1399993896</text:p>
          </table:table-cell>
          <table:table-cell office:value-type="float" office:value="58.6399993896" calcext:value-type="float">
            <text:p>58.63999938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2306]-[.A2306]" office:value-type="float" office:value="0.3800001144" calcext:value-type="float">
            <text:p>0.3800001144</text:p>
          </table:table-cell>
          <table:table-cell office:value-type="float" office:value="14.3800001144" calcext:value-type="float">
            <text:p>14.3800001144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C2307]-[.A2307]" office:value-type="float" office:value="0.680000305199997" calcext:value-type="float">
            <text:p>0.6800003052</text:p>
          </table:table-cell>
          <table:table-cell office:value-type="float" office:value="59.1800003052" calcext:value-type="float">
            <text:p>59.18000030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2308]-[.A2308]" office:value-type="float" office:value="-0.30000019073" calcext:value-type="float">
            <text:p>-0.3000001907</text:p>
          </table:table-cell>
          <table:table-cell office:value-type="float" office:value="5.69999980927" calcext:value-type="float">
            <text:p>5.6999998093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C2309]-[.A2309]" office:value-type="float" office:value="0.689998626700003" calcext:value-type="float">
            <text:p>0.6899986267</text:p>
          </table:table-cell>
          <table:table-cell office:value-type="float" office:value="56.1899986267" calcext:value-type="float">
            <text:p>56.18999862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310]-[.A2310]" office:value-type="float" office:value="1.0699996948" calcext:value-type="float">
            <text:p>1.0699996948</text:p>
          </table:table-cell>
          <table:table-cell office:value-type="float" office:value="23.0699996948" calcext:value-type="float">
            <text:p>23.0699996948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C2311]-[.A2311]" office:value-type="float" office:value="0.709999084499998" calcext:value-type="float">
            <text:p>0.7099990845</text:p>
          </table:table-cell>
          <table:table-cell office:value-type="float" office:value="53.2099990845" calcext:value-type="float">
            <text:p>53.2099990845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C2312]-[.A2312]" office:value-type="float" office:value="1.2099990845" calcext:value-type="float">
            <text:p>1.2099990845</text:p>
          </table:table-cell>
          <table:table-cell office:value-type="float" office:value="43.7099990845" calcext:value-type="float">
            <text:p>43.7099990845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table:formula="of:=[.C2313]-[.A2313]" office:value-type="float" office:value="0.25" calcext:value-type="float">
            <text:p>0.25</text:p>
          </table:table-cell>
          <table:table-cell office:value-type="float" office:value="113.75" calcext:value-type="float">
            <text:p>113.75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table:formula="of:=[.C2314]-[.A2314]" office:value-type="float" office:value="1.3099975586" calcext:value-type="float">
            <text:p>1.3099975586</text:p>
          </table:table-cell>
          <table:table-cell office:value-type="float" office:value="79.8099975586" calcext:value-type="float">
            <text:p>79.8099975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315]-[.A2315]" office:value-type="float" office:value="-1.810000002384" calcext:value-type="float">
            <text:p>-1.8100000024</text:p>
          </table:table-cell>
          <table:table-cell office:value-type="float" office:value="-0.810000002384" calcext:value-type="float">
            <text:p>-0.81000000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2316]-[.A2316]" office:value-type="float" office:value="0.849998474100005" calcext:value-type="float">
            <text:p>0.8499984741</text:p>
          </table:table-cell>
          <table:table-cell office:value-type="float" office:value="70.8499984741" calcext:value-type="float">
            <text:p>70.84999847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2317]-[.A2317]" office:value-type="float" office:value="1.0999984741" calcext:value-type="float">
            <text:p>1.0999984741</text:p>
          </table:table-cell>
          <table:table-cell office:value-type="float" office:value="77.0999984741" calcext:value-type="float">
            <text:p>77.09999847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2318]-[.A2318]" office:value-type="float" office:value="-0.21999979019" calcext:value-type="float">
            <text:p>-0.2199997902</text:p>
          </table:table-cell>
          <table:table-cell office:value-type="float" office:value="6.78000020981" calcext:value-type="float">
            <text:p>6.7800002098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table:formula="of:=[.C2319]-[.A2319]" office:value-type="float" office:value="0.900001525899995" calcext:value-type="float">
            <text:p>0.9000015259</text:p>
          </table:table-cell>
          <table:table-cell office:value-type="float" office:value="71.4000015259" calcext:value-type="float">
            <text:p>71.40000152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C2320]-[.A2320]" office:value-type="float" office:value="-0.360000609999986" calcext:value-type="float">
            <text:p>-0.36000061</text:p>
          </table:table-cell>
          <table:table-cell office:value-type="float" office:value="137.63999939" calcext:value-type="float">
            <text:p>137.63999939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C2321]-[.A2321]" office:value-type="float" office:value="1.1500015259" calcext:value-type="float">
            <text:p>1.1500015259</text:p>
          </table:table-cell>
          <table:table-cell office:value-type="float" office:value="96.6500015259" calcext:value-type="float">
            <text:p>96.6500015259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[.C2322]-[.A2322]" office:value-type="float" office:value="0" calcext:value-type="float">
            <text:p>0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C2323]-[.A2323]" office:value-type="float" office:value="0.550003051999994" calcext:value-type="float">
            <text:p>0.550003052</text:p>
          </table:table-cell>
          <table:table-cell office:value-type="float" office:value="108.050003052" calcext:value-type="float">
            <text:p>108.050003052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[.C2324]-[.A2324]" office:value-type="float" office:value="0.719999313399999" calcext:value-type="float">
            <text:p>0.7199993134</text:p>
          </table:table-cell>
          <table:table-cell office:value-type="float" office:value="31.2199993134" calcext:value-type="float">
            <text:p>31.2199993134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table:formula="of:=[.C2325]-[.A2325]" office:value-type="float" office:value="0.209999084000003" calcext:value-type="float">
            <text:p>0.209999084</text:p>
          </table:table-cell>
          <table:table-cell office:value-type="float" office:value="103.709999084" calcext:value-type="float">
            <text:p>103.7099990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C2326]-[.A2326]" office:value-type="float" office:value="-1.919998169" calcext:value-type="float">
            <text:p>-1.919998169</text:p>
          </table:table-cell>
          <table:table-cell office:value-type="float" office:value="162.080001831" calcext:value-type="float">
            <text:p>162.080001831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table:formula="of:=[.C2327]-[.A2327]" office:value-type="float" office:value="1.0699996948" calcext:value-type="float">
            <text:p>1.0699996948</text:p>
          </table:table-cell>
          <table:table-cell office:value-type="float" office:value="73.5699996948" calcext:value-type="float">
            <text:p>73.5699996948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table:formula="of:=[.C2328]-[.A2328]" office:value-type="float" office:value="1.3499984741" calcext:value-type="float">
            <text:p>1.3499984741</text:p>
          </table:table-cell>
          <table:table-cell office:value-type="float" office:value="70.8499984741" calcext:value-type="float">
            <text:p>70.8499984741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table:formula="of:=[.C2329]-[.A2329]" office:value-type="float" office:value="1.37000274659999" calcext:value-type="float">
            <text:p>1.3700027466</text:p>
          </table:table-cell>
          <table:table-cell office:value-type="float" office:value="67.8700027466" calcext:value-type="float">
            <text:p>67.87000274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C2330]-[.A2330]" office:value-type="float" office:value="-0.330001831000004" calcext:value-type="float">
            <text:p>-0.330001831</text:p>
          </table:table-cell>
          <table:table-cell office:value-type="float" office:value="131.669998169" calcext:value-type="float">
            <text:p>131.669998169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table:formula="of:=[.C2331]-[.A2331]" office:value-type="float" office:value="0.0199966429999989" calcext:value-type="float">
            <text:p>0.019996643</text:p>
          </table:table-cell>
          <table:table-cell office:value-type="float" office:value="123.519996643" calcext:value-type="float">
            <text:p>123.519996643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table:formula="of:=[.C2332]-[.A2332]" office:value-type="float" office:value="-1.07000732399999" calcext:value-type="float">
            <text:p>-1.070007324</text:p>
          </table:table-cell>
          <table:table-cell office:value-type="float" office:value="163.429992676" calcext:value-type="float">
            <text:p>163.4299926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333]-[.A2333]" office:value-type="float" office:value="0.870000839199999" calcext:value-type="float">
            <text:p>0.8700008392</text:p>
          </table:table-cell>
          <table:table-cell office:value-type="float" office:value="26.8700008392" calcext:value-type="float">
            <text:p>26.870000839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2334]-[.A2334]" office:value-type="float" office:value="-0.42999982834" calcext:value-type="float">
            <text:p>-0.4299998283</text:p>
          </table:table-cell>
          <table:table-cell office:value-type="float" office:value="4.07000017166" calcext:value-type="float">
            <text:p>4.070000171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C2335]-[.A2335]" office:value-type="float" office:value="-0.51999998093" calcext:value-type="float">
            <text:p>-0.5199999809</text:p>
          </table:table-cell>
          <table:table-cell office:value-type="float" office:value="2.98000001907" calcext:value-type="float">
            <text:p>2.98000001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2336]-[.A2336]" office:value-type="float" office:value="1.2600021362" calcext:value-type="float">
            <text:p>1.2600021362</text:p>
          </table:table-cell>
          <table:table-cell office:value-type="float" office:value="82.2600021362" calcext:value-type="float">
            <text:p>82.2600021362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[.C2337]-[.A2337]" office:value-type="float" office:value="1.6899986267" calcext:value-type="float">
            <text:p>1.6899986267</text:p>
          </table:table-cell>
          <table:table-cell office:value-type="float" office:value="56.1899986267" calcext:value-type="float">
            <text:p>56.189998626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C2338]-[.A2338]" office:value-type="float" office:value="-0.839996337999992" calcext:value-type="float">
            <text:p>-0.839996338</text:p>
          </table:table-cell>
          <table:table-cell office:value-type="float" office:value="144.160003662" calcext:value-type="float">
            <text:p>144.1600036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2339]-[.A2339]" office:value-type="float" office:value="1.4000015259" calcext:value-type="float">
            <text:p>1.4000015259</text:p>
          </table:table-cell>
          <table:table-cell office:value-type="float" office:value="71.4000015259" calcext:value-type="float">
            <text:p>71.4000015259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C2340]-[.A2340]" office:value-type="float" office:value="1.7700004578" calcext:value-type="float">
            <text:p>1.7700004578</text:p>
          </table:table-cell>
          <table:table-cell office:value-type="float" office:value="60.2700004578" calcext:value-type="float">
            <text:p>60.2700004578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table:formula="of:=[.C2341]-[.A2341]" office:value-type="float" office:value="-1.74000549300001" calcext:value-type="float">
            <text:p>-1.7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table:formula="of:=[.C2342]-[.A2342]" office:value-type="float" office:value="0.540000915999997" calcext:value-type="float">
            <text:p>0.540000916</text:p>
          </table:table-cell>
          <table:table-cell office:value-type="float" office:value="111.040000916" calcext:value-type="float">
            <text:p>111.0400009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2343]-[.A2343]" office:value-type="float" office:value="-0.31999969482" calcext:value-type="float">
            <text:p>-0.3199996948</text:p>
          </table:table-cell>
          <table:table-cell office:value-type="float" office:value="8.68000030518" calcext:value-type="float">
            <text:p>8.6800003052</text:p>
          </table:table-cell>
        </table:table-row>
        <table:table-row table:style-name="ro1">
          <table:table-cell office:value-type="float" office:value="179.5" calcext:value-type="float">
            <text:p>179.5</text:p>
          </table:table-cell>
          <table:table-cell table:formula="of:=[.C2344]-[.A2344]" office:value-type="float" office:value="-2.22000122099999" calcext:value-type="float">
            <text:p>-2.220001221</text:p>
          </table:table-cell>
          <table:table-cell office:value-type="float" office:value="177.279998779" calcext:value-type="float">
            <text:p>177.279998779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table:formula="of:=[.C2345]-[.A2345]" office:value-type="float" office:value="1.1199989319" calcext:value-type="float">
            <text:p>1.1199989319</text:p>
          </table:table-cell>
          <table:table-cell office:value-type="float" office:value="61.6199989319" calcext:value-type="float">
            <text:p>61.61999893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2346]-[.A2346]" office:value-type="float" office:value="0.560001373299997" calcext:value-type="float">
            <text:p>0.5600013733</text:p>
          </table:table-cell>
          <table:table-cell office:value-type="float" office:value="35.5600013733" calcext:value-type="float">
            <text:p>35.56000137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2347]-[.A2347]" office:value-type="float" office:value="0.6399993896" calcext:value-type="float">
            <text:p>0.6399993896</text:p>
          </table:table-cell>
          <table:table-cell office:value-type="float" office:value="17.6399993896" calcext:value-type="float">
            <text:p>17.63999938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2348]-[.A2348]" office:value-type="float" office:value="0.629997253400006" calcext:value-type="float">
            <text:p>0.6299972534</text:p>
          </table:table-cell>
          <table:table-cell office:value-type="float" office:value="80.6299972534" calcext:value-type="float">
            <text:p>80.62999725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C2349]-[.A2349]" office:value-type="float" office:value="1.0299987793" calcext:value-type="float">
            <text:p>1.0299987793</text:p>
          </table:table-cell>
          <table:table-cell office:value-type="float" office:value="92.0299987793" calcext:value-type="float">
            <text:p>92.029998779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C2350]-[.A2350]" office:value-type="float" office:value="1.12999725340001" calcext:value-type="float">
            <text:p>1.1299972534</text:p>
          </table:table-cell>
          <table:table-cell office:value-type="float" office:value="90.1299972534" calcext:value-type="float">
            <text:p>90.12999725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2351]-[.A2351]" office:value-type="float" office:value="-0.120002747000001" calcext:value-type="float">
            <text:p>-0.120002747</text:p>
          </table:table-cell>
          <table:table-cell office:value-type="float" office:value="124.879997253" calcext:value-type="float">
            <text:p>124.879997253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formula="of:=[.C2352]-[.A2352]" office:value-type="float" office:value="0.309997558999996" calcext:value-type="float">
            <text:p>0.309997559</text:p>
          </table:table-cell>
          <table:table-cell office:value-type="float" office:value="120.809997559" calcext:value-type="float">
            <text:p>120.809997559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table:formula="of:=[.C2353]-[.A2353]" office:value-type="float" office:value="0.349998474000003" calcext:value-type="float">
            <text:p>0.349998474</text:p>
          </table:table-cell>
          <table:table-cell office:value-type="float" office:value="111.849998474" calcext:value-type="float">
            <text:p>111.8499984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C2354]-[.A2354]" office:value-type="float" office:value="1.37999725340001" calcext:value-type="float">
            <text:p>1.3799972534</text:p>
          </table:table-cell>
          <table:table-cell office:value-type="float" office:value="96.3799972534" calcext:value-type="float">
            <text:p>96.3799972534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table:formula="of:=[.C2355]-[.A2355]" office:value-type="float" office:value="0.970001220699999" calcext:value-type="float">
            <text:p>0.9700012207</text:p>
          </table:table-cell>
          <table:table-cell office:value-type="float" office:value="75.4700012207" calcext:value-type="float">
            <text:p>75.47000122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C2356]-[.A2356]" office:value-type="float" office:value="-0.770004271999994" calcext:value-type="float">
            <text:p>-0.770004272</text:p>
          </table:table-cell>
          <table:table-cell office:value-type="float" office:value="148.229995728" calcext:value-type="float">
            <text:p>148.229995728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2357]-[.A2357]" office:value-type="float" office:value="1.6500015259" calcext:value-type="float">
            <text:p>1.6500015259</text:p>
          </table:table-cell>
          <table:table-cell office:value-type="float" office:value="65.1500015259" calcext:value-type="float">
            <text:p>65.15000152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C2358]-[.A2358]" office:value-type="float" office:value="-1.94999694800001" calcext:value-type="float">
            <text:p>-1.949996948</text:p>
          </table:table-cell>
          <table:table-cell office:value-type="float" office:value="168.050003052" calcext:value-type="float">
            <text:p>168.050003052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C2359]-[.A2359]" office:value-type="float" office:value="1.1599998474" calcext:value-type="float">
            <text:p>1.1599998474</text:p>
          </table:table-cell>
          <table:table-cell office:value-type="float" office:value="33.6599998474" calcext:value-type="float">
            <text:p>33.65999984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C2360]-[.A2360]" office:value-type="float" office:value="-0.220001221000004" calcext:value-type="float">
            <text:p>-0.220001221</text:p>
          </table:table-cell>
          <table:table-cell office:value-type="float" office:value="126.779998779" calcext:value-type="float">
            <text:p>126.77999877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C2361]-[.A2361]" office:value-type="float" office:value="0.0799999237000009" calcext:value-type="float">
            <text:p>0.0799999237</text:p>
          </table:table-cell>
          <table:table-cell office:value-type="float" office:value="10.5799999237" calcext:value-type="float">
            <text:p>10.57999992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2362]-[.A2362]" office:value-type="float" office:value="0.450000762899997" calcext:value-type="float">
            <text:p>0.4500007629</text:p>
          </table:table-cell>
          <table:table-cell office:value-type="float" office:value="40.4500007629" calcext:value-type="float">
            <text:p>40.4500007629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table:formula="of:=[.C2363]-[.A2363]" office:value-type="float" office:value="-0.570007323999988" calcext:value-type="float">
            <text:p>-0.570007324</text:p>
          </table:table-cell>
          <table:table-cell office:value-type="float" office:value="134.929992676" calcext:value-type="float">
            <text:p>134.9299926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2364]-[.A2364]" office:value-type="float" office:value="1.3399963379" calcext:value-type="float">
            <text:p>1.3399963379</text:p>
          </table:table-cell>
          <table:table-cell office:value-type="float" office:value="64.3399963379" calcext:value-type="float">
            <text:p>64.3399963379</text:p>
          </table:table-cell>
        </table:table-row>
        <table:table-row table:style-name="ro1">
          <table:table-cell office:value-type="float" office:value="179.5" calcext:value-type="float">
            <text:p>179.5</text:p>
          </table:table-cell>
          <table:table-cell table:formula="of:=[.C2365]-[.A2365]" office:value-type="float" office:value="-2.22000122099999" calcext:value-type="float">
            <text:p>-2.220001221</text:p>
          </table:table-cell>
          <table:table-cell office:value-type="float" office:value="177.279998779" calcext:value-type="float">
            <text:p>177.2799987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2366]-[.A2366]" office:value-type="float" office:value="1.16999816889999" calcext:value-type="float">
            <text:p>1.1699981689</text:p>
          </table:table-cell>
          <table:table-cell office:value-type="float" office:value="81.1699981689" calcext:value-type="float">
            <text:p>81.1699981689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table:formula="of:=[.C2367]-[.A2367]" office:value-type="float" office:value="0.0800018310000041" calcext:value-type="float">
            <text:p>0.080001831</text:p>
          </table:table-cell>
          <table:table-cell office:value-type="float" office:value="111.580001831" calcext:value-type="float">
            <text:p>111.580001831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C2368]-[.A2368]" office:value-type="float" office:value="0.950000762899997" calcext:value-type="float">
            <text:p>0.9500007629</text:p>
          </table:table-cell>
          <table:table-cell office:value-type="float" office:value="40.4500007629" calcext:value-type="float">
            <text:p>40.4500007629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table:formula="of:=[.C2369]-[.A2369]" office:value-type="float" office:value="-0.369995117000002" calcext:value-type="float">
            <text:p>-0.369995117</text:p>
          </table:table-cell>
          <table:table-cell office:value-type="float" office:value="131.130004883" calcext:value-type="float">
            <text:p>131.1300048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C2370]-[.A2370]" office:value-type="float" office:value="1.0899963379" calcext:value-type="float">
            <text:p>1.0899963379</text:p>
          </table:table-cell>
          <table:table-cell office:value-type="float" office:value="80.0899963379" calcext:value-type="float">
            <text:p>80.08999633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C2371]-[.A2371]" office:value-type="float" office:value="-0.129997252999999" calcext:value-type="float">
            <text:p>-0.129997253</text:p>
          </table:table-cell>
          <table:table-cell office:value-type="float" office:value="127.870002747" calcext:value-type="float">
            <text:p>127.870002747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[.C2372]-[.A2372]" office:value-type="float" office:value="0.829999923700001" calcext:value-type="float">
            <text:p>0.8299999237</text:p>
          </table:table-cell>
          <table:table-cell office:value-type="float" office:value="26.3299999237" calcext:value-type="float">
            <text:p>26.3299999237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table:formula="of:=[.C2373]-[.A2373]" office:value-type="float" office:value="0.209999084000003" calcext:value-type="float">
            <text:p>0.209999084</text:p>
          </table:table-cell>
          <table:table-cell office:value-type="float" office:value="103.709999084" calcext:value-type="float">
            <text:p>103.7099990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2374]-[.A2374]" office:value-type="float" office:value="0.3800001144" calcext:value-type="float">
            <text:p>0.3800001144</text:p>
          </table:table-cell>
          <table:table-cell office:value-type="float" office:value="14.3800001144" calcext:value-type="float">
            <text:p>14.3800001144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table:formula="of:=[.C2375]-[.A2375]" office:value-type="float" office:value="0.11000061" calcext:value-type="float">
            <text:p>0.11000061</text:p>
          </table:table-cell>
          <table:table-cell office:value-type="float" office:value="124.61000061" calcext:value-type="float">
            <text:p>124.610000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2376]-[.A2376]" office:value-type="float" office:value="1.3800010681" calcext:value-type="float">
            <text:p>1.3800010681</text:p>
          </table:table-cell>
          <table:table-cell office:value-type="float" office:value="55.3800010681" calcext:value-type="float">
            <text:p>55.38000106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2377]-[.A2377]" office:value-type="float" office:value="0.739997863799999" calcext:value-type="float">
            <text:p>0.7399978638</text:p>
          </table:table-cell>
          <table:table-cell office:value-type="float" office:value="75.7399978638" calcext:value-type="float">
            <text:p>75.7399978638</text:p>
          </table:table-cell>
        </table:table-row>
        <table:table-row table:style-name="ro1">
          <table:table-cell office:value-type="float" office:value="170.5" calcext:value-type="float">
            <text:p>170.5</text:p>
          </table:table-cell>
          <table:table-cell table:formula="of:=[.C2378]-[.A2378]" office:value-type="float" office:value="-1.91000366200001" calcext:value-type="float">
            <text:p>-1.910003662</text:p>
          </table:table-cell>
          <table:table-cell office:value-type="float" office:value="168.589996338" calcext:value-type="float">
            <text:p>168.5899963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C2379]-[.A2379]" office:value-type="float" office:value="0.879997252999999" calcext:value-type="float">
            <text:p>0.879997253</text:p>
          </table:table-cell>
          <table:table-cell office:value-type="float" office:value="105.879997253" calcext:value-type="float">
            <text:p>105.879997253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C2380]-[.A2380]" office:value-type="float" office:value="0.779998779300001" calcext:value-type="float">
            <text:p>0.7799987793</text:p>
          </table:table-cell>
          <table:table-cell office:value-type="float" office:value="38.2799987793" calcext:value-type="float">
            <text:p>38.2799987793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[.C2381]-[.A2381]" office:value-type="float" office:value="0.4300003052" calcext:value-type="float">
            <text:p>0.4300003052</text:p>
          </table:table-cell>
          <table:table-cell office:value-type="float" office:value="14.9300003052" calcext:value-type="float">
            <text:p>14.93000030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C2382]-[.A2382]" office:value-type="float" office:value="-0.619995117000002" calcext:value-type="float">
            <text:p>-0.619995117</text:p>
          </table:table-cell>
          <table:table-cell office:value-type="float" office:value="134.380004883" calcext:value-type="float">
            <text:p>134.3800048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C2383]-[.A2383]" office:value-type="float" office:value="0.980003357000001" calcext:value-type="float">
            <text:p>0.980003357</text:p>
          </table:table-cell>
          <table:table-cell office:value-type="float" office:value="103.980003357" calcext:value-type="float">
            <text:p>103.9800033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C2384]-[.A2384]" office:value-type="float" office:value="-0.279998778999996" calcext:value-type="float">
            <text:p>-0.279998779</text:p>
          </table:table-cell>
          <table:table-cell office:value-type="float" office:value="119.720001221" calcext:value-type="float">
            <text:p>119.7200012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2385]-[.A2385]" office:value-type="float" office:value="0.169998168999996" calcext:value-type="float">
            <text:p>0.169998169</text:p>
          </table:table-cell>
          <table:table-cell office:value-type="float" office:value="122.169998169" calcext:value-type="float">
            <text:p>122.16999816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C2386]-[.A2386]" office:value-type="float" office:value="0.620002747000001" calcext:value-type="float">
            <text:p>0.620002747</text:p>
          </table:table-cell>
          <table:table-cell office:value-type="float" office:value="121.620002747" calcext:value-type="float">
            <text:p>121.6200027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C2387]-[.A2387]" office:value-type="float" office:value="1.1999969482" calcext:value-type="float">
            <text:p>1.1999969482</text:p>
          </table:table-cell>
          <table:table-cell office:value-type="float" office:value="94.1999969482" calcext:value-type="float">
            <text:p>94.1999969482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[.C2388]-[.A2388]" office:value-type="float" office:value="1.4100036621" calcext:value-type="float">
            <text:p>1.4100036621</text:p>
          </table:table-cell>
          <table:table-cell office:value-type="float" office:value="77.9100036621" calcext:value-type="float">
            <text:p>77.9100036621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table:formula="of:=[.C2389]-[.A2389]" office:value-type="float" office:value="0.790000915500002" calcext:value-type="float">
            <text:p>0.7900009155</text:p>
          </table:table-cell>
          <table:table-cell office:value-type="float" office:value="95.2900009155" calcext:value-type="float">
            <text:p>95.290000915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C2390]-[.A2390]" office:value-type="float" office:value="0.3400001526" calcext:value-type="float">
            <text:p>0.3400001526</text:p>
          </table:table-cell>
          <table:table-cell office:value-type="float" office:value="13.8400001526" calcext:value-type="float">
            <text:p>13.8400001526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C2391]-[.A2391]" office:value-type="float" office:value="0.300003051999994" calcext:value-type="float">
            <text:p>0.300003052</text:p>
          </table:table-cell>
          <table:table-cell office:value-type="float" office:value="101.800003052" calcext:value-type="float">
            <text:p>101.800003052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[.C2392]-[.A2392]" office:value-type="float" office:value="1.5599975586" calcext:value-type="float">
            <text:p>1.5599975586</text:p>
          </table:table-cell>
          <table:table-cell office:value-type="float" office:value="86.0599975586" calcext:value-type="float">
            <text:p>86.0599975586</text:p>
          </table:table-cell>
        </table:table-row>
        <table:table-row table:style-name="ro1">
          <table:table-cell office:value-type="float" office:value="167.5" calcext:value-type="float">
            <text:p>167.5</text:p>
          </table:table-cell>
          <table:table-cell table:formula="of:=[.C2393]-[.A2393]" office:value-type="float" office:value="-1.619995117" calcext:value-type="float">
            <text:p>-1.619995117</text:p>
          </table:table-cell>
          <table:table-cell office:value-type="float" office:value="165.880004883" calcext:value-type="float">
            <text:p>165.8800048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2394]-[.A2394]" office:value-type="float" office:value="-1.10000002384" calcext:value-type="float">
            <text:p>-1.1000000238</text:p>
          </table:table-cell>
          <table:table-cell office:value-type="float" office:value="1.89999997616" calcext:value-type="float">
            <text:p>1.89999997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C2395]-[.A2395]" office:value-type="float" office:value="-1.63999939000001" calcext:value-type="float">
            <text:p>-1.63999939</text:p>
          </table:table-cell>
          <table:table-cell office:value-type="float" office:value="159.36000061" calcext:value-type="float">
            <text:p>159.360000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C2396]-[.A2396]" office:value-type="float" office:value="1.2900009155" calcext:value-type="float">
            <text:p>1.2900009155</text:p>
          </table:table-cell>
          <table:table-cell office:value-type="float" office:value="54.2900009155" calcext:value-type="float">
            <text:p>54.2900009155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table:formula="of:=[.C2397]-[.A2397]" office:value-type="float" office:value="-0.910003662000008" calcext:value-type="float">
            <text:p>-0.910003662</text:p>
          </table:table-cell>
          <table:table-cell office:value-type="float" office:value="149.589996338" calcext:value-type="float">
            <text:p>149.5899963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2398]-[.A2398]" office:value-type="float" office:value="0.650001525900002" calcext:value-type="float">
            <text:p>0.6500015259</text:p>
          </table:table-cell>
          <table:table-cell office:value-type="float" office:value="36.6500015259" calcext:value-type="float">
            <text:p>36.65000152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399]-[.A2399]" office:value-type="float" office:value="0.7999992371" calcext:value-type="float">
            <text:p>0.7999992371</text:p>
          </table:table-cell>
          <table:table-cell office:value-type="float" office:value="22.7999992371" calcext:value-type="float">
            <text:p>22.7999992371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C2400]-[.A2400]" office:value-type="float" office:value="0.400001525900002" calcext:value-type="float">
            <text:p>0.4000015259</text:p>
          </table:table-cell>
          <table:table-cell office:value-type="float" office:value="39.9000015259" calcext:value-type="float">
            <text:p>39.900001525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C2401]-[.A2401]" office:value-type="float" office:value="-1.85000610399999" calcext:value-type="float">
            <text:p>-1.850006104</text:p>
          </table:table-cell>
          <table:table-cell office:value-type="float" office:value="166.149993896" calcext:value-type="float">
            <text:p>166.149993896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table:formula="of:=[.C2402]-[.A2402]" office:value-type="float" office:value="-0.429992676000012" calcext:value-type="float">
            <text:p>-0.429992676</text:p>
          </table:table-cell>
          <table:table-cell office:value-type="float" office:value="143.070007324" calcext:value-type="float">
            <text:p>143.0700073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2403]-[.A2403]" office:value-type="float" office:value="-0.76000022888" calcext:value-type="float">
            <text:p>-0.7600002289</text:p>
          </table:table-cell>
          <table:table-cell office:value-type="float" office:value="6.23999977112" calcext:value-type="float">
            <text:p>6.239999771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C2404]-[.A2404]" office:value-type="float" office:value="-0.0599975590000099" calcext:value-type="float">
            <text:p>-0.059997559</text:p>
          </table:table-cell>
          <table:table-cell office:value-type="float" office:value="131.940002441" calcext:value-type="float">
            <text:p>131.940002441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table:formula="of:=[.C2405]-[.A2405]" office:value-type="float" office:value="-0.710006714000002" calcext:value-type="float">
            <text:p>-0.710006714</text:p>
          </table:table-cell>
          <table:table-cell office:value-type="float" office:value="145.789993286" calcext:value-type="float">
            <text:p>145.7899932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2406]-[.A2406]" office:value-type="float" office:value="-0.199996948000006" calcext:value-type="float">
            <text:p>-0.199996948</text:p>
          </table:table-cell>
          <table:table-cell office:value-type="float" office:value="142.800003052" calcext:value-type="float">
            <text:p>142.800003052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[.C2407]-[.A2407]" office:value-type="float" office:value="1.1500015259" calcext:value-type="float">
            <text:p>1.1500015259</text:p>
          </table:table-cell>
          <table:table-cell office:value-type="float" office:value="55.6500015259" calcext:value-type="float">
            <text:p>55.65000152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2408]-[.A2408]" office:value-type="float" office:value="1.1899986267" calcext:value-type="float">
            <text:p>1.1899986267</text:p>
          </table:table-cell>
          <table:table-cell office:value-type="float" office:value="37.1899986267" calcext:value-type="float">
            <text:p>37.18999862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2409]-[.A2409]" office:value-type="float" office:value="0.720001220699999" calcext:value-type="float">
            <text:p>0.7200012207</text:p>
          </table:table-cell>
          <table:table-cell office:value-type="float" office:value="59.7200012207" calcext:value-type="float">
            <text:p>59.7200012207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[.C2410]-[.A2410]" office:value-type="float" office:value="0.279998778999996" calcext:value-type="float">
            <text:p>0.279998779</text:p>
          </table:table-cell>
          <table:table-cell office:value-type="float" office:value="126.779998779" calcext:value-type="float">
            <text:p>126.7799987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2411]-[.A2411]" office:value-type="float" office:value="1.2099990845" calcext:value-type="float">
            <text:p>1.2099990845</text:p>
          </table:table-cell>
          <table:table-cell office:value-type="float" office:value="53.2099990845" calcext:value-type="float">
            <text:p>53.20999908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C2412]-[.A2412]" office:value-type="float" office:value="0.660003662099996" calcext:value-type="float">
            <text:p>0.6600036621</text:p>
          </table:table-cell>
          <table:table-cell office:value-type="float" office:value="74.6600036621" calcext:value-type="float">
            <text:p>74.6600036621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formula="of:=[.C2413]-[.A2413]" office:value-type="float" office:value="-0.230003357000001" calcext:value-type="float">
            <text:p>-0.230003357</text:p>
          </table:table-cell>
          <table:table-cell office:value-type="float" office:value="120.269996643" calcext:value-type="float">
            <text:p>120.2699966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2414]-[.A2414]" office:value-type="float" office:value="1.11000061039999" calcext:value-type="float">
            <text:p>1.1100006104</text:p>
          </table:table-cell>
          <table:table-cell office:value-type="float" office:value="74.1100006104" calcext:value-type="float">
            <text:p>74.110000610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C2415]-[.A2415]" office:value-type="float" office:value="-1.63999939000001" calcext:value-type="float">
            <text:p>-1.63999939</text:p>
          </table:table-cell>
          <table:table-cell office:value-type="float" office:value="159.36000061" calcext:value-type="float">
            <text:p>159.3600006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C2416]-[.A2416]" office:value-type="float" office:value="-0.610000609999986" calcext:value-type="float">
            <text:p>-0.61000061</text:p>
          </table:table-cell>
          <table:table-cell office:value-type="float" office:value="153.38999939" calcext:value-type="float">
            <text:p>153.38999939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table:formula="of:=[.C2417]-[.A2417]" office:value-type="float" office:value="-0.179992676000012" calcext:value-type="float">
            <text:p>-0.179992676</text:p>
          </table:table-cell>
          <table:table-cell office:value-type="float" office:value="149.320007324" calcext:value-type="float">
            <text:p>149.3200073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C2418]-[.A2418]" office:value-type="float" office:value="-0.19000244099999" calcext:value-type="float">
            <text:p>-0.190002441</text:p>
          </table:table-cell>
          <table:table-cell office:value-type="float" office:value="139.809997559" calcext:value-type="float">
            <text:p>139.809997559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table:formula="of:=[.C2419]-[.A2419]" office:value-type="float" office:value="-1.19999694800001" calcext:value-type="float">
            <text:p>-1.199996948</text:p>
          </table:table-cell>
          <table:table-cell office:value-type="float" office:value="152.300003052" calcext:value-type="float">
            <text:p>152.3000030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C2420]-[.A2420]" office:value-type="float" office:value="0.63999939" calcext:value-type="float">
            <text:p>0.63999939</text:p>
          </table:table-cell>
          <table:table-cell office:value-type="float" office:value="118.63999939" calcext:value-type="float">
            <text:p>118.639999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C2421]-[.A2421]" office:value-type="float" office:value="1.3199996948" calcext:value-type="float">
            <text:p>1.3199996948</text:p>
          </table:table-cell>
          <table:table-cell office:value-type="float" office:value="89.3199996948" calcext:value-type="float">
            <text:p>89.31999969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C2422]-[.A2422]" office:value-type="float" office:value="0.519996642999999" calcext:value-type="float">
            <text:p>0.519996643</text:p>
          </table:table-cell>
          <table:table-cell office:value-type="float" office:value="104.519996643" calcext:value-type="float">
            <text:p>104.51999664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C2423]-[.A2423]" office:value-type="float" office:value="-1.25" calcext:value-type="float">
            <text:p>-1.25</text:p>
          </table:table-cell>
          <table:table-cell office:value-type="float" office:value="154.75" calcext:value-type="float">
            <text:p>154.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2424]-[.A2424]" office:value-type="float" office:value="1.5999984741" calcext:value-type="float">
            <text:p>1.5999984741</text:p>
          </table:table-cell>
          <table:table-cell office:value-type="float" office:value="86.5999984741" calcext:value-type="float">
            <text:p>86.59999847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2425]-[.A2425]" office:value-type="float" office:value="0.720001221000004" calcext:value-type="float">
            <text:p>0.720001221</text:p>
          </table:table-cell>
          <table:table-cell office:value-type="float" office:value="100.720001221" calcext:value-type="float">
            <text:p>100.7200012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C2426]-[.A2426]" office:value-type="float" office:value="-1.94999694800001" calcext:value-type="float">
            <text:p>-1.949996948</text:p>
          </table:table-cell>
          <table:table-cell office:value-type="float" office:value="168.050003052" calcext:value-type="float">
            <text:p>168.0500030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2427]-[.A2427]" office:value-type="float" office:value="0.989997864000003" calcext:value-type="float">
            <text:p>0.989997864</text:p>
          </table:table-cell>
          <table:table-cell office:value-type="float" office:value="100.989997864" calcext:value-type="float">
            <text:p>100.989997864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C2428]-[.A2428]" office:value-type="float" office:value="1.2099990845" calcext:value-type="float">
            <text:p>1.2099990845</text:p>
          </table:table-cell>
          <table:table-cell office:value-type="float" office:value="43.7099990845" calcext:value-type="float">
            <text:p>43.7099990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429]-[.A2429]" office:value-type="float" office:value="-1.62000000477" calcext:value-type="float">
            <text:p>-1.6200000048</text:p>
          </table:table-cell>
          <table:table-cell office:value-type="float" office:value="-1.62000000477" calcext:value-type="float">
            <text:p>-1.62000000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C2430]-[.A2430]" office:value-type="float" office:value="0.830001831100006" calcext:value-type="float">
            <text:p>0.8300018311</text:p>
          </table:table-cell>
          <table:table-cell office:value-type="float" office:value="95.8300018311" calcext:value-type="float">
            <text:p>95.8300018311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table:formula="of:=[.C2431]-[.A2431]" office:value-type="float" office:value="-1.19999694800001" calcext:value-type="float">
            <text:p>-1.199996948</text:p>
          </table:table-cell>
          <table:table-cell office:value-type="float" office:value="152.300003052" calcext:value-type="float">
            <text:p>152.30000305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C2432]-[.A2432]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table:formula="of:=[.C2433]-[.A2433]" office:value-type="float" office:value="0.919998168900001" calcext:value-type="float">
            <text:p>0.9199981689</text:p>
          </table:table-cell>
          <table:table-cell office:value-type="float" office:value="46.4199981689" calcext:value-type="float">
            <text:p>46.41999816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434]-[.A2434]" office:value-type="float" office:value="0.790000915499999" calcext:value-type="float">
            <text:p>0.7900009155</text:p>
          </table:table-cell>
          <table:table-cell office:value-type="float" office:value="25.7900009155" calcext:value-type="float">
            <text:p>25.7900009155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table:formula="of:=[.C2435]-[.A2435]" office:value-type="float" office:value="-0.029998778999996" calcext:value-type="float">
            <text:p>-0.029998779</text:p>
          </table:table-cell>
          <table:table-cell office:value-type="float" office:value="116.470001221" calcext:value-type="float">
            <text:p>116.4700012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C2436]-[.A2436]" office:value-type="float" office:value="-0.630004882999998" calcext:value-type="float">
            <text:p>-0.630004883</text:p>
          </table:table-cell>
          <table:table-cell office:value-type="float" office:value="137.369995117" calcext:value-type="float">
            <text:p>137.3699951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2437]-[.A2437]" office:value-type="float" office:value="1.2799987793" calcext:value-type="float">
            <text:p>1.2799987793</text:p>
          </table:table-cell>
          <table:table-cell office:value-type="float" office:value="38.2799987793" calcext:value-type="float">
            <text:p>38.27999877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2438]-[.A2438]" office:value-type="float" office:value="0.519996643100001" calcext:value-type="float">
            <text:p>0.5199966431</text:p>
          </table:table-cell>
          <table:table-cell office:value-type="float" office:value="85.5199966431" calcext:value-type="float">
            <text:p>85.51999664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2439]-[.A2439]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table:formula="of:=[.C2440]-[.A2440]" office:value-type="float" office:value="0.36000061" calcext:value-type="float">
            <text:p>0.36000061</text:p>
          </table:table-cell>
          <table:table-cell office:value-type="float" office:value="108.86000061" calcext:value-type="float">
            <text:p>108.8600006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C2441]-[.A2441]" office:value-type="float" office:value="-0.27000045776" calcext:value-type="float">
            <text:p>-0.2700004578</text:p>
          </table:table-cell>
          <table:table-cell office:value-type="float" office:value="9.22999954224" calcext:value-type="float">
            <text:p>9.22999954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2442]-[.A2442]" office:value-type="float" office:value="-0.6899995804" calcext:value-type="float">
            <text:p>-0.6899995804</text:p>
          </table:table-cell>
          <table:table-cell office:value-type="float" office:value="10.3100004196" calcext:value-type="float">
            <text:p>10.31000041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2443]-[.A2443]" office:value-type="float" office:value="0.879997253400006" calcext:value-type="float">
            <text:p>0.8799972534</text:p>
          </table:table-cell>
          <table:table-cell office:value-type="float" office:value="64.8799972534" calcext:value-type="float">
            <text:p>64.87999725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2444]-[.A2444]" office:value-type="float" office:value="0.729999542200002" calcext:value-type="float">
            <text:p>0.7299995422</text:p>
          </table:table-cell>
          <table:table-cell office:value-type="float" office:value="18.7299995422" calcext:value-type="float">
            <text:p>18.72999954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C2445]-[.A2445]" office:value-type="float" office:value="-0.759994506999988" calcext:value-type="float">
            <text:p>-0.759994507</text:p>
          </table:table-cell>
          <table:table-cell office:value-type="float" office:value="145.240005493" calcext:value-type="float">
            <text:p>145.240005493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table:formula="of:=[.C2446]-[.A2446]" office:value-type="float" office:value="0.620002747000001" calcext:value-type="float">
            <text:p>0.620002747</text:p>
          </table:table-cell>
          <table:table-cell office:value-type="float" office:value="112.120002747" calcext:value-type="float">
            <text:p>112.120002747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table:formula="of:=[.C2447]-[.A2447]" office:value-type="float" office:value="1.0599975586" calcext:value-type="float">
            <text:p>1.0599975586</text:p>
          </table:table-cell>
          <table:table-cell office:value-type="float" office:value="95.5599975586" calcext:value-type="float">
            <text:p>95.5599975586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[.C2448]-[.A2448]" office:value-type="float" office:value="-0.460006714000002" calcext:value-type="float">
            <text:p>-0.460006714</text:p>
          </table:table-cell>
          <table:table-cell office:value-type="float" office:value="130.039993286" calcext:value-type="float">
            <text:p>130.03999328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C2449]-[.A2449]" office:value-type="float" office:value="0.940000534100001" calcext:value-type="float">
            <text:p>0.9400005341</text:p>
          </table:table-cell>
          <table:table-cell office:value-type="float" office:value="21.4400005341" calcext:value-type="float">
            <text:p>21.4400005341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table:formula="of:=[.C2450]-[.A2450]" office:value-type="float" office:value="-0.97000122099999" calcext:value-type="float">
            <text:p>-0.970001221</text:p>
          </table:table-cell>
          <table:table-cell office:value-type="float" office:value="142.529998779" calcext:value-type="float">
            <text:p>142.5299987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2451]-[.A2451]" office:value-type="float" office:value="1.3099975586" calcext:value-type="float">
            <text:p>1.3099975586</text:p>
          </table:table-cell>
          <table:table-cell office:value-type="float" office:value="70.3099975586" calcext:value-type="float">
            <text:p>70.3099975586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table:formula="of:=[.C2452]-[.A2452]" office:value-type="float" office:value="-0.789993285999998" calcext:value-type="float">
            <text:p>-0.789993286</text:p>
          </table:table-cell>
          <table:table-cell office:value-type="float" office:value="141.710006714" calcext:value-type="float">
            <text:p>141.710006714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[.C2453]-[.A2453]" office:value-type="float" office:value="0.0800018310000041" calcext:value-type="float">
            <text:p>0.080001831</text:p>
          </table:table-cell>
          <table:table-cell office:value-type="float" office:value="130.580001831" calcext:value-type="float">
            <text:p>130.58000183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formula="of:=[.C2454]-[.A2454]" office:value-type="float" office:value="0.970001220699999" calcext:value-type="float">
            <text:p>0.9700012207</text:p>
          </table:table-cell>
          <table:table-cell office:value-type="float" office:value="34.4700012207" calcext:value-type="float">
            <text:p>34.47000122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2455]-[.A2455]" office:value-type="float" office:value="0.0399999618999995" calcext:value-type="float">
            <text:p>0.0399999619</text:p>
          </table:table-cell>
          <table:table-cell office:value-type="float" office:value="10.0399999619" calcext:value-type="float">
            <text:p>10.0399999619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table:formula="of:=[.C2456]-[.A2456]" office:value-type="float" office:value="0.580001831099999" calcext:value-type="float">
            <text:p>0.5800018311</text:p>
          </table:table-cell>
          <table:table-cell office:value-type="float" office:value="42.0800018311" calcext:value-type="float">
            <text:p>42.0800018311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C2457]-[.A2457]" office:value-type="float" office:value="0.0100021359999971" calcext:value-type="float">
            <text:p>0.010002136</text:p>
          </table:table-cell>
          <table:table-cell office:value-type="float" office:value="107.510002136" calcext:value-type="float">
            <text:p>107.510002136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C2458]-[.A2458]" office:value-type="float" office:value="0.950000762899997" calcext:value-type="float">
            <text:p>0.9500007629</text:p>
          </table:table-cell>
          <table:table-cell office:value-type="float" office:value="40.4500007629" calcext:value-type="float">
            <text:p>40.4500007629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[.C2459]-[.A2459]" office:value-type="float" office:value="0.639999389600007" calcext:value-type="float">
            <text:p>0.6399993896</text:p>
          </table:table-cell>
          <table:table-cell office:value-type="float" office:value="87.1399993896" calcext:value-type="float">
            <text:p>87.1399993896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table:formula="of:=[.C2460]-[.A2460]" office:value-type="float" office:value="1.2600021362" calcext:value-type="float">
            <text:p>1.2600021362</text:p>
          </table:table-cell>
          <table:table-cell office:value-type="float" office:value="72.7600021362" calcext:value-type="float">
            <text:p>72.76000213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C2461]-[.A2461]" office:value-type="float" office:value="0.209999084000003" calcext:value-type="float">
            <text:p>0.209999084</text:p>
          </table:table-cell>
          <table:table-cell office:value-type="float" office:value="113.209999084" calcext:value-type="float">
            <text:p>113.2099990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C2462]-[.A2462]" office:value-type="float" office:value="-0.699996948000006" calcext:value-type="float">
            <text:p>-0.699996948</text:p>
          </table:table-cell>
          <table:table-cell office:value-type="float" office:value="133.300003052" calcext:value-type="float">
            <text:p>133.3000030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2463]-[.A2463]" office:value-type="float" office:value="0.720001221000004" calcext:value-type="float">
            <text:p>0.720001221</text:p>
          </table:table-cell>
          <table:table-cell office:value-type="float" office:value="100.720001221" calcext:value-type="float">
            <text:p>100.720001221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table:formula="of:=[.C2464]-[.A2464]" office:value-type="float" office:value="-0.589996337999992" calcext:value-type="float">
            <text:p>-0.589996338</text:p>
          </table:table-cell>
          <table:table-cell office:value-type="float" office:value="137.910003662" calcext:value-type="float">
            <text:p>137.910003662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C2465]-[.A2465]" office:value-type="float" office:value="0.309999465899999" calcext:value-type="float">
            <text:p>0.3099994659</text:p>
          </table:table-cell>
          <table:table-cell office:value-type="float" office:value="19.8099994659" calcext:value-type="float">
            <text:p>19.8099994659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table:formula="of:=[.C2466]-[.A2466]" office:value-type="float" office:value="0.299999237100003" calcext:value-type="float">
            <text:p>0.2999992371</text:p>
          </table:table-cell>
          <table:table-cell office:value-type="float" office:value="41.7999992371" calcext:value-type="float">
            <text:p>41.7999992371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[.C2467]-[.A2467]" office:value-type="float" office:value="1.4300003052" calcext:value-type="float">
            <text:p>1.4300003052</text:p>
          </table:table-cell>
          <table:table-cell office:value-type="float" office:value="74.9300003052" calcext:value-type="float">
            <text:p>74.930000305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C2468]-[.A2468]" office:value-type="float" office:value="0.0799999237000009" calcext:value-type="float">
            <text:p>0.0799999237</text:p>
          </table:table-cell>
          <table:table-cell office:value-type="float" office:value="10.5799999237" calcext:value-type="float">
            <text:p>10.5799999237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C2469]-[.A2469]" office:value-type="float" office:value="0.490001678500001" calcext:value-type="float">
            <text:p>0.4900016785</text:p>
          </table:table-cell>
          <table:table-cell office:value-type="float" office:value="40.9900016785" calcext:value-type="float">
            <text:p>40.990001678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C2470]-[.A2470]" office:value-type="float" office:value="-1.75" calcext:value-type="float">
            <text:p>-1.75</text:p>
          </table:table-cell>
          <table:table-cell office:value-type="float" office:value="164.25" calcext:value-type="float">
            <text:p>164.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C2471]-[.A2471]" office:value-type="float" office:value="-0.429992676000012" calcext:value-type="float">
            <text:p>-0.429992676</text:p>
          </table:table-cell>
          <table:table-cell office:value-type="float" office:value="152.570007324" calcext:value-type="float">
            <text:p>152.570007324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C2472]-[.A2472]" office:value-type="float" office:value="1.5800018311" calcext:value-type="float">
            <text:p>1.5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C2473]-[.A2473]" office:value-type="float" office:value="0.279998778999996" calcext:value-type="float">
            <text:p>0.279998779</text:p>
          </table:table-cell>
          <table:table-cell office:value-type="float" office:value="107.779998779" calcext:value-type="float">
            <text:p>107.779998779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table:formula="of:=[.C2474]-[.A2474]" office:value-type="float" office:value="0.220001221000004" calcext:value-type="float">
            <text:p>0.220001221</text:p>
          </table:table-cell>
          <table:table-cell office:value-type="float" office:value="119.720001221" calcext:value-type="float">
            <text:p>119.72000122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C2475]-[.A2475]" office:value-type="float" office:value="0.3400001526" calcext:value-type="float">
            <text:p>0.3400001526</text:p>
          </table:table-cell>
          <table:table-cell office:value-type="float" office:value="13.8400001526" calcext:value-type="float">
            <text:p>13.8400001526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table:formula="of:=[.C2476]-[.A2476]" office:value-type="float" office:value="0.220001221000004" calcext:value-type="float">
            <text:p>0.220001221</text:p>
          </table:table-cell>
          <table:table-cell office:value-type="float" office:value="119.720001221" calcext:value-type="float">
            <text:p>119.720001221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C2477]-[.A2477]" office:value-type="float" office:value="0.580001831000004" calcext:value-type="float">
            <text:p>0.580001831</text:p>
          </table:table-cell>
          <table:table-cell office:value-type="float" office:value="102.080001831" calcext:value-type="float">
            <text:p>102.08000183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C2478]-[.A2478]" office:value-type="float" office:value="-0.580001831000004" calcext:value-type="float">
            <text:p>-0.580001831</text:p>
          </table:table-cell>
          <table:table-cell office:value-type="float" office:value="147.419998169" calcext:value-type="float">
            <text:p>147.419998169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table:formula="of:=[.C2479]-[.A2479]" office:value-type="float" office:value="1.4499969482" calcext:value-type="float">
            <text:p>1.4499969482</text:p>
          </table:table-cell>
          <table:table-cell office:value-type="float" office:value="90.9499969482" calcext:value-type="float">
            <text:p>90.9499969482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[.C2480]-[.A2480]" office:value-type="float" office:value="1.1900024414" calcext:value-type="float">
            <text:p>1.1900024414</text:p>
          </table:table-cell>
          <table:table-cell office:value-type="float" office:value="87.6900024414" calcext:value-type="float">
            <text:p>87.6900024414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table:formula="of:=[.C2481]-[.A2481]" office:value-type="float" office:value="-0.910003662000008" calcext:value-type="float">
            <text:p>-0.910003662</text:p>
          </table:table-cell>
          <table:table-cell office:value-type="float" office:value="149.589996338" calcext:value-type="float">
            <text:p>149.5899963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482]-[.A2482]" office:value-type="float" office:value="0.270000457799998" calcext:value-type="float">
            <text:p>0.2700004578</text:p>
          </table:table-cell>
          <table:table-cell office:value-type="float" office:value="19.2700004578" calcext:value-type="float">
            <text:p>19.2700004578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table:formula="of:=[.C2483]-[.A2483]" office:value-type="float" office:value="1.08000183110001" calcext:value-type="float">
            <text:p>1.0800018311</text:p>
          </table:table-cell>
          <table:table-cell office:value-type="float" office:value="70.5800018311" calcext:value-type="float">
            <text:p>70.58000183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2484]-[.A2484]" office:value-type="float" office:value="0.919998168900001" calcext:value-type="float">
            <text:p>0.9199981689</text:p>
          </table:table-cell>
          <table:table-cell office:value-type="float" office:value="36.9199981689" calcext:value-type="float">
            <text:p>36.9199981689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C2485]-[.A2485]" office:value-type="float" office:value="0.569999694800003" calcext:value-type="float">
            <text:p>0.5699996948</text:p>
          </table:table-cell>
          <table:table-cell office:value-type="float" office:value="83.0699996948" calcext:value-type="float">
            <text:p>83.06999969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C2486]-[.A2486]" office:value-type="float" office:value="-0.160003661999994" calcext:value-type="float">
            <text:p>-0.160003662</text:p>
          </table:table-cell>
          <table:table-cell office:value-type="float" office:value="114.839996338" calcext:value-type="float">
            <text:p>114.839996338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table:formula="of:=[.C2487]-[.A2487]" office:value-type="float" office:value="-0.120002747000001" calcext:value-type="float">
            <text:p>-0.120002747</text:p>
          </table:table-cell>
          <table:table-cell office:value-type="float" office:value="115.379997253" calcext:value-type="float">
            <text:p>115.37999725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C2488]-[.A2488]" office:value-type="float" office:value="-1.539993286" calcext:value-type="float">
            <text:p>-1.539993286</text:p>
          </table:table-cell>
          <table:table-cell office:value-type="float" office:value="157.460006714" calcext:value-type="float">
            <text:p>157.4600067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C2489]-[.A2489]" office:value-type="float" office:value="-0.389999390000014" calcext:value-type="float">
            <text:p>-0.38999939</text:p>
          </table:table-cell>
          <table:table-cell office:value-type="float" office:value="143.61000061" calcext:value-type="float">
            <text:p>143.610000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2490]-[.A2490]" office:value-type="float" office:value="1.3699989319" calcext:value-type="float">
            <text:p>1.3699989319</text:p>
          </table:table-cell>
          <table:table-cell office:value-type="float" office:value="58.3699989319" calcext:value-type="float">
            <text:p>58.36999893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C2491]-[.A2491]" office:value-type="float" office:value="-0.729995728000006" calcext:value-type="float">
            <text:p>-0.729995728</text:p>
          </table:table-cell>
          <table:table-cell office:value-type="float" office:value="139.270004272" calcext:value-type="float">
            <text:p>139.2700042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2492]-[.A2492]" office:value-type="float" office:value="1.2300033569" calcext:value-type="float">
            <text:p>1.2300033569</text:p>
          </table:table-cell>
          <table:table-cell office:value-type="float" office:value="69.2300033569" calcext:value-type="float">
            <text:p>69.230003356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C2493]-[.A2493]" office:value-type="float" office:value="-1.14999389600001" calcext:value-type="float">
            <text:p>-1.149993896</text:p>
          </table:table-cell>
          <table:table-cell office:value-type="float" office:value="152.850006104" calcext:value-type="float">
            <text:p>152.850006104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table:formula="of:=[.C2494]-[.A2494]" office:value-type="float" office:value="1.4400024414" calcext:value-type="float">
            <text:p>1.4400024414</text:p>
          </table:table-cell>
          <table:table-cell office:value-type="float" office:value="71.9400024414" calcext:value-type="float">
            <text:p>71.94000244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C2495]-[.A2495]" office:value-type="float" office:value="0.349998474000003" calcext:value-type="float">
            <text:p>0.349998474</text:p>
          </table:table-cell>
          <table:table-cell office:value-type="float" office:value="102.349998474" calcext:value-type="float">
            <text:p>102.3499984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2496]-[.A2496]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2497]-[.A2497]" office:value-type="float" office:value="0.819999694800003" calcext:value-type="float">
            <text:p>0.8199996948</text:p>
          </table:table-cell>
          <table:table-cell office:value-type="float" office:value="38.8199996948" calcext:value-type="float">
            <text:p>38.81999969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2498]-[.A2498]" office:value-type="float" office:value="0.309997558999996" calcext:value-type="float">
            <text:p>0.309997559</text:p>
          </table:table-cell>
          <table:table-cell office:value-type="float" office:value="111.309997559" calcext:value-type="float">
            <text:p>111.3099975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C2499]-[.A2499]" office:value-type="float" office:value="0.339996338000006" calcext:value-type="float">
            <text:p>0.339996338</text:p>
          </table:table-cell>
          <table:table-cell office:value-type="float" office:value="124.339996338" calcext:value-type="float">
            <text:p>124.339996338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table:formula="of:=[.C2500]-[.A2500]" office:value-type="float" office:value="1.63999938960001" calcext:value-type="float">
            <text:p>1.6399993896</text:p>
          </table:table-cell>
          <table:table-cell office:value-type="float" office:value="68.1399993896" calcext:value-type="float">
            <text:p>68.139999389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C2501]-[.A2501]" office:value-type="float" office:value="-0.369995117000002" calcext:value-type="float">
            <text:p>-0.369995117</text:p>
          </table:table-cell>
          <table:table-cell office:value-type="float" office:value="140.630004883" calcext:value-type="float">
            <text:p>140.630004883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C2502]-[.A2502]" office:value-type="float" office:value="1.1300010681" calcext:value-type="float">
            <text:p>1.1300010681</text:p>
          </table:table-cell>
          <table:table-cell office:value-type="float" office:value="39.6300010681" calcext:value-type="float">
            <text:p>39.6300010681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[.C2503]-[.A2503]" office:value-type="float" office:value="-1.83999633799999" calcext:value-type="float">
            <text:p>-1.839996338</text:p>
          </table:table-cell>
          <table:table-cell office:value-type="float" office:value="172.660003662" calcext:value-type="float">
            <text:p>172.660003662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table:formula="of:=[.C2504]-[.A2504]" office:value-type="float" office:value="1.0500030518" calcext:value-type="float">
            <text:p>1.0500030518</text:p>
          </table:table-cell>
          <table:table-cell office:value-type="float" office:value="98.5500030518" calcext:value-type="float">
            <text:p>98.55000305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2505]-[.A2505]" office:value-type="float" office:value="0.4799995422" calcext:value-type="float">
            <text:p>0.4799995422</text:p>
          </table:table-cell>
          <table:table-cell office:value-type="float" office:value="12.4799995422" calcext:value-type="float">
            <text:p>12.479999542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C2506]-[.A2506]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[.C2507]-[.A2507]" office:value-type="float" office:value="0.190000534100001" calcext:value-type="float">
            <text:p>0.1900005341</text:p>
          </table:table-cell>
          <table:table-cell office:value-type="float" office:value="27.6900005341" calcext:value-type="float">
            <text:p>27.6900005341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table:formula="of:=[.C2508]-[.A2508]" office:value-type="float" office:value="-1.080001831" calcext:value-type="float">
            <text:p>-1.080001831</text:p>
          </table:table-cell>
          <table:table-cell office:value-type="float" office:value="147.419998169" calcext:value-type="float">
            <text:p>147.419998169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formula="of:=[.C2509]-[.A2509]" office:value-type="float" office:value="0.309997558999996" calcext:value-type="float">
            <text:p>0.309997559</text:p>
          </table:table-cell>
          <table:table-cell office:value-type="float" office:value="120.809997559" calcext:value-type="float">
            <text:p>120.809997559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table:formula="of:=[.C2510]-[.A2510]" office:value-type="float" office:value="0.11000061" calcext:value-type="float">
            <text:p>0.11000061</text:p>
          </table:table-cell>
          <table:table-cell office:value-type="float" office:value="124.61000061" calcext:value-type="float">
            <text:p>124.610000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C2511]-[.A2511]" office:value-type="float" office:value="0.800003051999994" calcext:value-type="float">
            <text:p>0.800003052</text:p>
          </table:table-cell>
          <table:table-cell office:value-type="float" office:value="101.800003052" calcext:value-type="float">
            <text:p>101.800003052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table:formula="of:=[.C2512]-[.A2512]" office:value-type="float" office:value="1" calcext:value-type="float">
            <text:p>1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C2513]-[.A2513]" office:value-type="float" office:value="-1.27000427199999" calcext:value-type="float">
            <text:p>-1.270004272</text:p>
          </table:table-cell>
          <table:table-cell office:value-type="float" office:value="157.729995728" calcext:value-type="float">
            <text:p>157.72999572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C2514]-[.A2514]" office:value-type="float" office:value="-1.05999994278" calcext:value-type="float">
            <text:p>-1.0599999428</text:p>
          </table:table-cell>
          <table:table-cell office:value-type="float" office:value="2.44000005722" calcext:value-type="float">
            <text:p>2.440000057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C2515]-[.A2515]" office:value-type="float" office:value="-1.85000610399999" calcext:value-type="float">
            <text:p>-1.850006104</text:p>
          </table:table-cell>
          <table:table-cell office:value-type="float" office:value="166.149993896" calcext:value-type="float">
            <text:p>166.149993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2516]-[.A2516]" office:value-type="float" office:value="-1.729999989271" calcext:value-type="float">
            <text:p>-1.7299999893</text:p>
          </table:table-cell>
          <table:table-cell office:value-type="float" office:value="0.270000010729" calcext:value-type="float">
            <text:p>0.27000001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C2517]-[.A2517]" office:value-type="float" office:value="-0.089996338000006" calcext:value-type="float">
            <text:p>-0.089996338</text:p>
          </table:table-cell>
          <table:table-cell office:value-type="float" office:value="118.910003662" calcext:value-type="float">
            <text:p>118.910003662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[.C2518]-[.A2518]" office:value-type="float" office:value="-1.83999633799999" calcext:value-type="float">
            <text:p>-1.839996338</text:p>
          </table:table-cell>
          <table:table-cell office:value-type="float" office:value="172.660003662" calcext:value-type="float">
            <text:p>172.66000366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C2519]-[.A2519]" office:value-type="float" office:value="-0.169998168999996" calcext:value-type="float">
            <text:p>-0.169998169</text:p>
          </table:table-cell>
          <table:table-cell office:value-type="float" office:value="136.830001831" calcext:value-type="float">
            <text:p>136.830001831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[.C2520]-[.A2520]" office:value-type="float" office:value="0.4300003052" calcext:value-type="float">
            <text:p>0.4300003052</text:p>
          </table:table-cell>
          <table:table-cell office:value-type="float" office:value="14.9300003052" calcext:value-type="float">
            <text:p>14.93000030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C2521]-[.A2521]" office:value-type="float" office:value="0.529998778999996" calcext:value-type="float">
            <text:p>0.529998779</text:p>
          </table:table-cell>
          <table:table-cell office:value-type="float" office:value="101.529998779" calcext:value-type="float">
            <text:p>101.5299987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2522]-[.A2522]" office:value-type="float" office:value="1.4700012207" calcext:value-type="float">
            <text:p>1.4700012207</text:p>
          </table:table-cell>
          <table:table-cell office:value-type="float" office:value="56.4700012207" calcext:value-type="float">
            <text:p>56.47000122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C2523]-[.A2523]" office:value-type="float" office:value="0.61000061" calcext:value-type="float">
            <text:p>0.61000061</text:p>
          </table:table-cell>
          <table:table-cell office:value-type="float" office:value="105.61000061" calcext:value-type="float">
            <text:p>105.610000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C2524]-[.A2524]" office:value-type="float" office:value="-0.729995728000006" calcext:value-type="float">
            <text:p>-0.729995728</text:p>
          </table:table-cell>
          <table:table-cell office:value-type="float" office:value="139.270004272" calcext:value-type="float">
            <text:p>139.2700042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C2525]-[.A2525]" office:value-type="float" office:value="-1.38999939000001" calcext:value-type="float">
            <text:p>-1.38999939</text:p>
          </table:table-cell>
          <table:table-cell office:value-type="float" office:value="165.61000061" calcext:value-type="float">
            <text:p>165.61000061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[.C2526]-[.A2526]" office:value-type="float" office:value="-1.83999633799999" calcext:value-type="float">
            <text:p>-1.839996338</text:p>
          </table:table-cell>
          <table:table-cell office:value-type="float" office:value="172.660003662" calcext:value-type="float">
            <text:p>172.6600036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C2527]-[.A2527]" office:value-type="float" office:value="1.4599990845" calcext:value-type="float">
            <text:p>1.4599990845</text:p>
          </table:table-cell>
          <table:table-cell office:value-type="float" office:value="78.4599990845" calcext:value-type="float">
            <text:p>78.459999084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C2528]-[.A2528]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C2529]-[.A2529]" office:value-type="float" office:value="0.510002135999997" calcext:value-type="float">
            <text:p>0.510002136</text:p>
          </table:table-cell>
          <table:table-cell office:value-type="float" office:value="107.510002136" calcext:value-type="float">
            <text:p>107.5100021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2530]-[.A2530]" office:value-type="float" office:value="1.5100021362" calcext:value-type="float">
            <text:p>1.5100021362</text:p>
          </table:table-cell>
          <table:table-cell office:value-type="float" office:value="66.5100021362" calcext:value-type="float">
            <text:p>66.510002136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C2531]-[.A2531]" office:value-type="float" office:value="0.779998778999996" calcext:value-type="float">
            <text:p>0.779998779</text:p>
          </table:table-cell>
          <table:table-cell office:value-type="float" office:value="107.779998779" calcext:value-type="float">
            <text:p>107.77999877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C2532]-[.A2532]" office:value-type="float" office:value="-0.660003662000008" calcext:value-type="float">
            <text:p>-0.660003662</text:p>
          </table:table-cell>
          <table:table-cell office:value-type="float" office:value="143.339996338" calcext:value-type="float">
            <text:p>143.3399963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2533]-[.A2533]" office:value-type="float" office:value="1.3499984741" calcext:value-type="float">
            <text:p>1.3499984741</text:p>
          </table:table-cell>
          <table:table-cell office:value-type="float" office:value="42.3499984741" calcext:value-type="float">
            <text:p>42.34999847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2534]-[.A2534]" office:value-type="float" office:value="-0.0500001907299996" calcext:value-type="float">
            <text:p>-0.0500001907</text:p>
          </table:table-cell>
          <table:table-cell office:value-type="float" office:value="8.94999980927" calcext:value-type="float">
            <text:p>8.949999809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2535]-[.A2535]" office:value-type="float" office:value="-0.17000007629" calcext:value-type="float">
            <text:p>-0.1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536]-[.A2536]" office:value-type="float" office:value="0.0699996947999999" calcext:value-type="float">
            <text:p>0.0699996948</text:p>
          </table:table-cell>
          <table:table-cell office:value-type="float" office:value="23.0699996948" calcext:value-type="float">
            <text:p>23.06999969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537]-[.A2537]" office:value-type="float" office:value="0.0699996947999999" calcext:value-type="float">
            <text:p>0.0699996948</text:p>
          </table:table-cell>
          <table:table-cell office:value-type="float" office:value="23.0699996948" calcext:value-type="float">
            <text:p>23.06999969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2538]-[.A2538]" office:value-type="float" office:value="0.949996948199996" calcext:value-type="float">
            <text:p>0.9499969482</text:p>
          </table:table-cell>
          <table:table-cell office:value-type="float" office:value="90.9499969482" calcext:value-type="float">
            <text:p>90.9499969482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table:formula="of:=[.C2539]-[.A2539]" office:value-type="float" office:value="1.0099983215" calcext:value-type="float">
            <text:p>1.0099983215</text:p>
          </table:table-cell>
          <table:table-cell office:value-type="float" office:value="47.5099983215" calcext:value-type="float">
            <text:p>47.50999832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2540]-[.A2540]" office:value-type="float" office:value="1.1299991608" calcext:value-type="float">
            <text:p>1.1299991608</text:p>
          </table:table-cell>
          <table:table-cell office:value-type="float" office:value="30.1299991608" calcext:value-type="float">
            <text:p>30.12999916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2541]-[.A2541]" office:value-type="float" office:value="-0.30000019073" calcext:value-type="float">
            <text:p>-0.3000001907</text:p>
          </table:table-cell>
          <table:table-cell office:value-type="float" office:value="5.69999980927" calcext:value-type="float">
            <text:p>5.6999998093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table:formula="of:=[.C2542]-[.A2542]" office:value-type="float" office:value="0.36000061" calcext:value-type="float">
            <text:p>0.36000061</text:p>
          </table:table-cell>
          <table:table-cell office:value-type="float" office:value="108.86000061" calcext:value-type="float">
            <text:p>108.8600006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C2543]-[.A2543]" office:value-type="float" office:value="-1.05999994278" calcext:value-type="float">
            <text:p>-1.0599999428</text:p>
          </table:table-cell>
          <table:table-cell office:value-type="float" office:value="2.44000005722" calcext:value-type="float">
            <text:p>2.4400000572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table:formula="of:=[.C2544]-[.A2544]" office:value-type="float" office:value="-1.580001831" calcext:value-type="float">
            <text:p>-1.580001831</text:p>
          </table:table-cell>
          <table:table-cell office:value-type="float" office:value="156.919998169" calcext:value-type="float">
            <text:p>156.919998169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C2545]-[.A2545]" office:value-type="float" office:value="1.5800018311" calcext:value-type="float">
            <text:p>1.5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C2546]-[.A2546]" office:value-type="float" office:value="-0.77999877900001" calcext:value-type="float">
            <text:p>-0.779998779</text:p>
          </table:table-cell>
          <table:table-cell office:value-type="float" office:value="151.220001221" calcext:value-type="float">
            <text:p>151.2200012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2547]-[.A2547]" office:value-type="float" office:value="1.1899986267" calcext:value-type="float">
            <text:p>1.1899986267</text:p>
          </table:table-cell>
          <table:table-cell office:value-type="float" office:value="37.1899986267" calcext:value-type="float">
            <text:p>37.1899986267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table:formula="of:=[.C2548]-[.A2548]" office:value-type="float" office:value="0.940002441399997" calcext:value-type="float">
            <text:p>0.9400024414</text:p>
          </table:table-cell>
          <table:table-cell office:value-type="float" office:value="81.4400024414" calcext:value-type="float">
            <text:p>81.4400024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2549]-[.A2549]" office:value-type="float" office:value="-0.13000011444" calcext:value-type="float">
            <text:p>-0.1300001144</text:p>
          </table:table-cell>
          <table:table-cell office:value-type="float" office:value="7.86999988556" calcext:value-type="float">
            <text:p>7.8699998856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C2550]-[.A2550]" office:value-type="float" office:value="0.309999465899999" calcext:value-type="float">
            <text:p>0.3099994659</text:p>
          </table:table-cell>
          <table:table-cell office:value-type="float" office:value="19.8099994659" calcext:value-type="float">
            <text:p>19.80999946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551]-[.A2551]" office:value-type="float" office:value="-0.100000381499999" calcext:value-type="float">
            <text:p>-0.1000003815</text:p>
          </table:table-cell>
          <table:table-cell office:value-type="float" office:value="20.8999996185" calcext:value-type="float">
            <text:p>20.8999996185</text:p>
          </table:table-cell>
        </table:table-row>
        <table:table-row table:style-name="ro1">
          <table:table-cell office:value-type="float" office:value="147.5" calcext:value-type="float">
            <text:p>147.5</text:p>
          </table:table-cell>
          <table:table-cell table:formula="of:=[.C2552]-[.A2552]" office:value-type="float" office:value="-0.630004882999998" calcext:value-type="float">
            <text:p>-0.630004883</text:p>
          </table:table-cell>
          <table:table-cell office:value-type="float" office:value="146.869995117" calcext:value-type="float">
            <text:p>146.86999511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C2553]-[.A2553]" office:value-type="float" office:value="-2.33999633799999" calcext:value-type="float">
            <text:p>-2.339996338</text:p>
          </table:table-cell>
          <table:table-cell office:value-type="float" office:value="172.660003662" calcext:value-type="float">
            <text:p>172.6600036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2554]-[.A2554]" office:value-type="float" office:value="1.2200012207" calcext:value-type="float">
            <text:p>1.2200012207</text:p>
          </table:table-cell>
          <table:table-cell office:value-type="float" office:value="50.2200012207" calcext:value-type="float">
            <text:p>50.2200012207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2555]-[.A2555]" office:value-type="float" office:value="-1.60000610399999" calcext:value-type="float">
            <text:p>-1.600006104</text:p>
          </table:table-cell>
          <table:table-cell office:value-type="float" office:value="159.899993896" calcext:value-type="float">
            <text:p>159.8999938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2556]-[.A2556]" office:value-type="float" office:value="1.2299995422" calcext:value-type="float">
            <text:p>1.2299995422</text:p>
          </table:table-cell>
          <table:table-cell office:value-type="float" office:value="47.2299995422" calcext:value-type="float">
            <text:p>47.22999954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2557]-[.A2557]" office:value-type="float" office:value="0.319999695000007" calcext:value-type="float">
            <text:p>0.319999695</text:p>
          </table:table-cell>
          <table:table-cell office:value-type="float" office:value="108.319999695" calcext:value-type="float">
            <text:p>108.319999695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C2558]-[.A2558]" office:value-type="float" office:value="1.0900001526" calcext:value-type="float">
            <text:p>1.0900001526</text:p>
          </table:table-cell>
          <table:table-cell office:value-type="float" office:value="29.5900001526" calcext:value-type="float">
            <text:p>29.5900001526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C2559]-[.A2559]" office:value-type="float" office:value="0.709999084499998" calcext:value-type="float">
            <text:p>0.7099990845</text:p>
          </table:table-cell>
          <table:table-cell office:value-type="float" office:value="53.2099990845" calcext:value-type="float">
            <text:p>53.20999908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C2560]-[.A2560]" office:value-type="float" office:value="0.540000915500002" calcext:value-type="float">
            <text:p>0.5400009155</text:p>
          </table:table-cell>
          <table:table-cell office:value-type="float" office:value="79.5400009155" calcext:value-type="float">
            <text:p>79.54000091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2561]-[.A2561]" office:value-type="float" office:value="1.6199989319" calcext:value-type="float">
            <text:p>1.6199989319</text:p>
          </table:table-cell>
          <table:table-cell office:value-type="float" office:value="61.6199989319" calcext:value-type="float">
            <text:p>61.6199989319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[.C2562]-[.A2562]" office:value-type="float" office:value="-0.669998168999996" calcext:value-type="float">
            <text:p>-0.669998169</text:p>
          </table:table-cell>
          <table:table-cell office:value-type="float" office:value="136.830001831" calcext:value-type="float">
            <text:p>136.830001831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[.C2563]-[.A2563]" office:value-type="float" office:value="0.370002747000001" calcext:value-type="float">
            <text:p>0.370002747</text:p>
          </table:table-cell>
          <table:table-cell office:value-type="float" office:value="127.870002747" calcext:value-type="float">
            <text:p>127.870002747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table:formula="of:=[.C2564]-[.A2564]" office:value-type="float" office:value="-2.38999939000001" calcext:value-type="float">
            <text:p>-2.38999939</text:p>
          </table:table-cell>
          <table:table-cell office:value-type="float" office:value="175.11000061" calcext:value-type="float">
            <text:p>175.110000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2565]-[.A2565]" office:value-type="float" office:value="0.2100000381" calcext:value-type="float">
            <text:p>0.2100000381</text:p>
          </table:table-cell>
          <table:table-cell office:value-type="float" office:value="12.2100000381" calcext:value-type="float">
            <text:p>12.2100000381</text:p>
          </table:table-cell>
        </table:table-row>
        <table:table-row table:style-name="ro1">
          <table:table-cell office:value-type="float" office:value="170.5" calcext:value-type="float">
            <text:p>170.5</text:p>
          </table:table-cell>
          <table:table-cell table:formula="of:=[.C2566]-[.A2566]" office:value-type="float" office:value="-2.44999694800001" calcext:value-type="float">
            <text:p>-2.449996948</text:p>
          </table:table-cell>
          <table:table-cell office:value-type="float" office:value="168.050003052" calcext:value-type="float">
            <text:p>168.0500030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C2567]-[.A2567]" office:value-type="float" office:value="-1.27000427199999" calcext:value-type="float">
            <text:p>-1.270004272</text:p>
          </table:table-cell>
          <table:table-cell office:value-type="float" office:value="157.729995728" calcext:value-type="float">
            <text:p>157.7299957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C2568]-[.A2568]" office:value-type="float" office:value="0.089996338000006" calcext:value-type="float">
            <text:p>0.089996338</text:p>
          </table:table-cell>
          <table:table-cell office:value-type="float" office:value="118.089996338" calcext:value-type="float">
            <text:p>118.0899963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C2569]-[.A2569]" office:value-type="float" office:value="-0.52999877900001" calcext:value-type="float">
            <text:p>-0.529998779</text:p>
          </table:table-cell>
          <table:table-cell office:value-type="float" office:value="135.470001221" calcext:value-type="float">
            <text:p>135.470001221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table:formula="of:=[.C2570]-[.A2570]" office:value-type="float" office:value="0.919998168900001" calcext:value-type="float">
            <text:p>0.9199981689</text:p>
          </table:table-cell>
          <table:table-cell office:value-type="float" office:value="46.4199981689" calcext:value-type="float">
            <text:p>46.41999816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C2571]-[.A2571]" office:value-type="float" office:value="-1.72000122099999" calcext:value-type="float">
            <text:p>-1.720001221</text:p>
          </table:table-cell>
          <table:table-cell office:value-type="float" office:value="158.279998779" calcext:value-type="float">
            <text:p>158.2799987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2572]-[.A2572]" office:value-type="float" office:value="0.1999998093" calcext:value-type="float">
            <text:p>0.1999998093</text:p>
          </table:table-cell>
          <table:table-cell office:value-type="float" office:value="15.1999998093" calcext:value-type="float">
            <text:p>15.19999980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2573]-[.A2573]" office:value-type="float" office:value="0.580001831099999" calcext:value-type="float">
            <text:p>0.5800018311</text:p>
          </table:table-cell>
          <table:table-cell office:value-type="float" office:value="51.5800018311" calcext:value-type="float">
            <text:p>51.58000183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574]-[.A2574]" office:value-type="float" office:value="0.790000915499999" calcext:value-type="float">
            <text:p>0.7900009155</text:p>
          </table:table-cell>
          <table:table-cell office:value-type="float" office:value="25.7900009155" calcext:value-type="float">
            <text:p>25.790000915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2575]-[.A2575]" office:value-type="float" office:value="-0.17000007629" calcext:value-type="float">
            <text:p>-0.1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2576]-[.A2576]" office:value-type="float" office:value="-0.67000007629" calcext:value-type="float">
            <text:p>-0.6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C2577]-[.A2577]" office:value-type="float" office:value="0.349998474099998" calcext:value-type="float">
            <text:p>0.3499984741</text:p>
          </table:table-cell>
          <table:table-cell office:value-type="float" office:value="32.8499984741" calcext:value-type="float">
            <text:p>32.84999847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578]-[.A2578]" office:value-type="float" office:value="0.790000915499999" calcext:value-type="float">
            <text:p>0.7900009155</text:p>
          </table:table-cell>
          <table:table-cell office:value-type="float" office:value="25.7900009155" calcext:value-type="float">
            <text:p>25.7900009155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table:formula="of:=[.C2579]-[.A2579]" office:value-type="float" office:value="-0.55999755900001" calcext:value-type="float">
            <text:p>-0.559997559</text:p>
          </table:table-cell>
          <table:table-cell office:value-type="float" office:value="131.940002441" calcext:value-type="float">
            <text:p>131.940002441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[.C2580]-[.A2580]" office:value-type="float" office:value="1.1900024414" calcext:value-type="float">
            <text:p>1.1900024414</text:p>
          </table:table-cell>
          <table:table-cell office:value-type="float" office:value="87.6900024414" calcext:value-type="float">
            <text:p>87.69000244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C2581]-[.A2581]" office:value-type="float" office:value="-1.13999939000001" calcext:value-type="float">
            <text:p>-1.13999939</text:p>
          </table:table-cell>
          <table:table-cell office:value-type="float" office:value="149.86000061" calcext:value-type="float">
            <text:p>149.86000061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table:formula="of:=[.C2582]-[.A2582]" office:value-type="float" office:value="1.3199996948" calcext:value-type="float">
            <text:p>1.3199996948</text:p>
          </table:table-cell>
          <table:table-cell office:value-type="float" office:value="57.8199996948" calcext:value-type="float">
            <text:p>57.81999969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C2583]-[.A2583]" office:value-type="float" office:value="0.0100021359999971" calcext:value-type="float">
            <text:p>0.010002136</text:p>
          </table:table-cell>
          <table:table-cell office:value-type="float" office:value="117.010002136" calcext:value-type="float">
            <text:p>117.010002136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table:formula="of:=[.C2584]-[.A2584]" office:value-type="float" office:value="-0.490005493000012" calcext:value-type="float">
            <text:p>-0.490005493</text:p>
          </table:table-cell>
          <table:table-cell office:value-type="float" office:value="136.009994507" calcext:value-type="float">
            <text:p>136.0099945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C2585]-[.A2585]" office:value-type="float" office:value="-1.94999694800001" calcext:value-type="float">
            <text:p>-1.949996948</text:p>
          </table:table-cell>
          <table:table-cell office:value-type="float" office:value="168.050003052" calcext:value-type="float">
            <text:p>168.050003052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[.C2586]-[.A2586]" office:value-type="float" office:value="1.0300006866" calcext:value-type="float">
            <text:p>1.0300006866</text:p>
          </table:table-cell>
          <table:table-cell office:value-type="float" office:value="22.5300006866" calcext:value-type="float">
            <text:p>22.53000068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2587]-[.A2587]" office:value-type="float" office:value="0.629997253400006" calcext:value-type="float">
            <text:p>0.6299972534</text:p>
          </table:table-cell>
          <table:table-cell office:value-type="float" office:value="80.6299972534" calcext:value-type="float">
            <text:p>80.6299972534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table:formula="of:=[.C2588]-[.A2588]" office:value-type="float" office:value="0.730003357000001" calcext:value-type="float">
            <text:p>0.730003357</text:p>
          </table:table-cell>
          <table:table-cell office:value-type="float" office:value="107.230003357" calcext:value-type="float">
            <text:p>107.23000335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C2589]-[.A2589]" office:value-type="float" office:value="0.0100021359999971" calcext:value-type="float">
            <text:p>0.010002136</text:p>
          </table:table-cell>
          <table:table-cell office:value-type="float" office:value="117.010002136" calcext:value-type="float">
            <text:p>117.010002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C2590]-[.A2590]" office:value-type="float" office:value="-0.0700073239999881" calcext:value-type="float">
            <text:p>-0.070007324</text:p>
          </table:table-cell>
          <table:table-cell office:value-type="float" office:value="134.929992676" calcext:value-type="float">
            <text:p>134.929992676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table:formula="of:=[.C2591]-[.A2591]" office:value-type="float" office:value="1.2799987793" calcext:value-type="float">
            <text:p>1.2799987793</text:p>
          </table:table-cell>
          <table:table-cell office:value-type="float" office:value="47.7799987793" calcext:value-type="float">
            <text:p>47.779998779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C2592]-[.A2592]" office:value-type="float" office:value="-0.800003051999994" calcext:value-type="float">
            <text:p>-0.800003052</text:p>
          </table:table-cell>
          <table:table-cell office:value-type="float" office:value="154.199996948" calcext:value-type="float">
            <text:p>154.199996948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[.C2593]-[.A2593]" office:value-type="float" office:value="-2.11000060999999" calcext:value-type="float">
            <text:p>-2.11000061</text:p>
          </table:table-cell>
          <table:table-cell office:value-type="float" office:value="172.38999939" calcext:value-type="float">
            <text:p>172.389999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C2594]-[.A2594]" office:value-type="float" office:value="1.2300033569" calcext:value-type="float">
            <text:p>1.2300033569</text:p>
          </table:table-cell>
          <table:table-cell office:value-type="float" office:value="88.2300033569" calcext:value-type="float">
            <text:p>88.23000335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C2595]-[.A2595]" office:value-type="float" office:value="-1.85000610399999" calcext:value-type="float">
            <text:p>-1.850006104</text:p>
          </table:table-cell>
          <table:table-cell office:value-type="float" office:value="166.149993896" calcext:value-type="float">
            <text:p>166.149993896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C2596]-[.A2596]" office:value-type="float" office:value="1.7700004578" calcext:value-type="float">
            <text:p>1.7700004578</text:p>
          </table:table-cell>
          <table:table-cell office:value-type="float" office:value="60.2700004578" calcext:value-type="float">
            <text:p>60.27000045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C2597]-[.A2597]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2598]-[.A2598]" office:value-type="float" office:value="0.970001220699999" calcext:value-type="float">
            <text:p>0.9700012207</text:p>
          </table:table-cell>
          <table:table-cell office:value-type="float" office:value="65.9700012207" calcext:value-type="float">
            <text:p>65.9700012207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C2599]-[.A2599]" office:value-type="float" office:value="0.839996337900004" calcext:value-type="float">
            <text:p>0.8399963379</text:p>
          </table:table-cell>
          <table:table-cell office:value-type="float" office:value="83.3399963379" calcext:value-type="float">
            <text:p>83.3399963379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table:formula="of:=[.C2600]-[.A2600]" office:value-type="float" office:value="0.919998168900001" calcext:value-type="float">
            <text:p>0.9199981689</text:p>
          </table:table-cell>
          <table:table-cell office:value-type="float" office:value="46.4199981689" calcext:value-type="float">
            <text:p>46.4199981689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table:formula="of:=[.C2601]-[.A2601]" office:value-type="float" office:value="0.150001525999997" calcext:value-type="float">
            <text:p>0.150001526</text:p>
          </table:table-cell>
          <table:table-cell office:value-type="float" office:value="115.650001526" calcext:value-type="float">
            <text:p>115.650001526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table:formula="of:=[.C2602]-[.A2602]" office:value-type="float" office:value="-0.699996948000006" calcext:value-type="float">
            <text:p>-0.699996948</text:p>
          </table:table-cell>
          <table:table-cell office:value-type="float" office:value="142.800003052" calcext:value-type="float">
            <text:p>142.800003052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[.C2603]-[.A2603]" office:value-type="float" office:value="1.9700012207" calcext:value-type="float">
            <text:p>1.9700012207</text:p>
          </table:table-cell>
          <table:table-cell office:value-type="float" office:value="75.4700012207" calcext:value-type="float">
            <text:p>75.4700012207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table:formula="of:=[.C2604]-[.A2604]" office:value-type="float" office:value="0.930000305199997" calcext:value-type="float">
            <text:p>0.9300003052</text:p>
          </table:table-cell>
          <table:table-cell office:value-type="float" office:value="84.4300003052" calcext:value-type="float">
            <text:p>84.43000030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2605]-[.A2605]" office:value-type="float" office:value="0.919998168900001" calcext:value-type="float">
            <text:p>0.9199981689</text:p>
          </table:table-cell>
          <table:table-cell office:value-type="float" office:value="36.9199981689" calcext:value-type="float">
            <text:p>36.91999816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C2606]-[.A2606]" office:value-type="float" office:value="0.849998474100005" calcext:value-type="float">
            <text:p>0.8499984741</text:p>
          </table:table-cell>
          <table:table-cell office:value-type="float" office:value="92.8499984741" calcext:value-type="float">
            <text:p>92.8499984741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table:formula="of:=[.C2607]-[.A2607]" office:value-type="float" office:value="1.4399986267" calcext:value-type="float">
            <text:p>1.4399986267</text:p>
          </table:table-cell>
          <table:table-cell office:value-type="float" office:value="52.9399986267" calcext:value-type="float">
            <text:p>52.93999862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C2608]-[.A2608]" office:value-type="float" office:value="-0.339996337999992" calcext:value-type="float">
            <text:p>-0.339996338</text:p>
          </table:table-cell>
          <table:table-cell office:value-type="float" office:value="134.660003662" calcext:value-type="float">
            <text:p>134.66000366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[.C2609]-[.A2609]" office:value-type="float" office:value="0.4300003052" calcext:value-type="float">
            <text:p>0.4300003052</text:p>
          </table:table-cell>
          <table:table-cell office:value-type="float" office:value="14.9300003052" calcext:value-type="float">
            <text:p>14.93000030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C2610]-[.A2610]" office:value-type="float" office:value="-0.220001221000004" calcext:value-type="float">
            <text:p>-0.220001221</text:p>
          </table:table-cell>
          <table:table-cell office:value-type="float" office:value="126.779998779" calcext:value-type="float">
            <text:p>126.779998779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2611]-[.A2611]" office:value-type="float" office:value="0.919998168999996" calcext:value-type="float">
            <text:p>0.919998169</text:p>
          </table:table-cell>
          <table:table-cell office:value-type="float" office:value="106.419998169" calcext:value-type="float">
            <text:p>106.41999816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C2612]-[.A2612]" office:value-type="float" office:value="0.260000228900001" calcext:value-type="float">
            <text:p>0.2600002289</text:p>
          </table:table-cell>
          <table:table-cell office:value-type="float" office:value="12.7600002289" calcext:value-type="float">
            <text:p>12.7600002289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C2613]-[.A2613]" office:value-type="float" office:value="0.680000305199997" calcext:value-type="float">
            <text:p>0.6800003052</text:p>
          </table:table-cell>
          <table:table-cell office:value-type="float" office:value="40.1800003052" calcext:value-type="float">
            <text:p>40.1800003052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table:formula="of:=[.C2614]-[.A2614]" office:value-type="float" office:value="0.909999847400002" calcext:value-type="float">
            <text:p>0.9099998474</text:p>
          </table:table-cell>
          <table:table-cell office:value-type="float" office:value="49.4099998474" calcext:value-type="float">
            <text:p>49.4099998474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table:formula="of:=[.C2615]-[.A2615]" office:value-type="float" office:value="-0.770004271999994" calcext:value-type="float">
            <text:p>-0.770004272</text:p>
          </table:table-cell>
          <table:table-cell office:value-type="float" office:value="138.729995728" calcext:value-type="float">
            <text:p>138.7299957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2616]-[.A2616]" office:value-type="float" office:value="1.6500015259" calcext:value-type="float">
            <text:p>1.6500015259</text:p>
          </table:table-cell>
          <table:table-cell office:value-type="float" office:value="55.6500015259" calcext:value-type="float">
            <text:p>55.6500015259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table:formula="of:=[.C2617]-[.A2617]" office:value-type="float" office:value="-0.789993285999998" calcext:value-type="float">
            <text:p>-0.789993286</text:p>
          </table:table-cell>
          <table:table-cell office:value-type="float" office:value="141.710006714" calcext:value-type="float">
            <text:p>141.710006714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C2618]-[.A2618]" office:value-type="float" office:value="1.25" calcext:value-type="float">
            <text:p>1.25</text:p>
          </table:table-cell>
          <table:table-cell office:value-type="float" office:value="53.75" calcext:value-type="float">
            <text:p>53.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2619]-[.A2619]" office:value-type="float" office:value="0.709999084499998" calcext:value-type="float">
            <text:p>0.7099990845</text:p>
          </table:table-cell>
          <table:table-cell office:value-type="float" office:value="62.7099990845" calcext:value-type="float">
            <text:p>62.7099990845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table:formula="of:=[.C2620]-[.A2620]" office:value-type="float" office:value="1.4700012207" calcext:value-type="float">
            <text:p>1.4700012207</text:p>
          </table:table-cell>
          <table:table-cell office:value-type="float" office:value="65.9700012207" calcext:value-type="float">
            <text:p>65.9700012207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[.C2621]-[.A2621]" office:value-type="float" office:value="1.2099990845" calcext:value-type="float">
            <text:p>1.2099990845</text:p>
          </table:table-cell>
          <table:table-cell office:value-type="float" office:value="62.7099990845" calcext:value-type="float">
            <text:p>62.7099990845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table:formula="of:=[.C2622]-[.A2622]" office:value-type="float" office:value="0.440002441399997" calcext:value-type="float">
            <text:p>0.4400024414</text:p>
          </table:table-cell>
          <table:table-cell office:value-type="float" office:value="71.9400024414" calcext:value-type="float">
            <text:p>71.94000244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2623]-[.A2623]" office:value-type="float" office:value="0.6399993896" calcext:value-type="float">
            <text:p>0.6399993896</text:p>
          </table:table-cell>
          <table:table-cell office:value-type="float" office:value="17.6399993896" calcext:value-type="float">
            <text:p>17.63999938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624]-[.A2624]" office:value-type="float" office:value="-0.270000457799998" calcext:value-type="float">
            <text:p>-0.2700004578</text:p>
          </table:table-cell>
          <table:table-cell office:value-type="float" office:value="18.7299995422" calcext:value-type="float">
            <text:p>18.7299995422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C2625]-[.A2625]" office:value-type="float" office:value="1.0400009155" calcext:value-type="float">
            <text:p>1.0400009155</text:p>
          </table:table-cell>
          <table:table-cell office:value-type="float" office:value="60.5400009155" calcext:value-type="float">
            <text:p>60.5400009155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table:formula="of:=[.C2626]-[.A2626]" office:value-type="float" office:value="-1.33999633799999" calcext:value-type="float">
            <text:p>-1.339996338</text:p>
          </table:table-cell>
          <table:table-cell office:value-type="float" office:value="163.160003662" calcext:value-type="float">
            <text:p>163.160003662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table:formula="of:=[.C2627]-[.A2627]" office:value-type="float" office:value="-1.13999939000001" calcext:value-type="float">
            <text:p>-1.13999939</text:p>
          </table:table-cell>
          <table:table-cell office:value-type="float" office:value="159.36000061" calcext:value-type="float">
            <text:p>159.36000061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C2628]-[.A2628]" office:value-type="float" office:value="0.959999084499998" calcext:value-type="float">
            <text:p>0.9599990845</text:p>
          </table:table-cell>
          <table:table-cell office:value-type="float" office:value="78.4599990845" calcext:value-type="float">
            <text:p>78.45999908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2629]-[.A2629]" office:value-type="float" office:value="1.25" calcext:value-type="float">
            <text:p>1.25</text:p>
          </table:table-cell>
          <table:table-cell office:value-type="float" office:value="44.25" calcext:value-type="float">
            <text:p>44.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630]-[.A2630]" office:value-type="float" office:value="0.760000228900001" calcext:value-type="float">
            <text:p>0.7600002289</text:p>
          </table:table-cell>
          <table:table-cell office:value-type="float" office:value="31.7600002289" calcext:value-type="float">
            <text:p>31.76000022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2631]-[.A2631]" office:value-type="float" office:value="0.830001831100006" calcext:value-type="float">
            <text:p>0.8300018311</text:p>
          </table:table-cell>
          <table:table-cell office:value-type="float" office:value="76.8300018311" calcext:value-type="float">
            <text:p>76.83000183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2632]-[.A2632]" office:value-type="float" office:value="1.0699996948" calcext:value-type="float">
            <text:p>1.0699996948</text:p>
          </table:table-cell>
          <table:table-cell office:value-type="float" office:value="64.0699996948" calcext:value-type="float">
            <text:p>64.0699996948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C2633]-[.A2633]" office:value-type="float" office:value="0.9300003052" calcext:value-type="float">
            <text:p>0.9300003052</text:p>
          </table:table-cell>
          <table:table-cell office:value-type="float" office:value="24.4300003052" calcext:value-type="float">
            <text:p>24.4300003052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C2634]-[.A2634]" office:value-type="float" office:value="0.759998321499999" calcext:value-type="float">
            <text:p>0.7599983215</text:p>
          </table:table-cell>
          <table:table-cell office:value-type="float" office:value="41.2599983215" calcext:value-type="float">
            <text:p>41.25999832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C2635]-[.A2635]" office:value-type="float" office:value="0.760002136200001" calcext:value-type="float">
            <text:p>0.7600021362</text:p>
          </table:table-cell>
          <table:table-cell office:value-type="float" office:value="91.7600021362" calcext:value-type="float">
            <text:p>91.7600021362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C2636]-[.A2636]" office:value-type="float" office:value="1.0499992371" calcext:value-type="float">
            <text:p>1.0499992371</text:p>
          </table:table-cell>
          <table:table-cell office:value-type="float" office:value="38.5499992371" calcext:value-type="float">
            <text:p>38.5499992371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C2637]-[.A2637]" office:value-type="float" office:value="0.690000534100001" calcext:value-type="float">
            <text:p>0.6900005341</text:p>
          </table:table-cell>
          <table:table-cell office:value-type="float" office:value="18.1900005341" calcext:value-type="float">
            <text:p>18.190000534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C2638]-[.A2638]" office:value-type="float" office:value="-1.86000060999999" calcext:value-type="float">
            <text:p>-1.86000061</text:p>
          </table:table-cell>
          <table:table-cell office:value-type="float" office:value="169.13999939" calcext:value-type="float">
            <text:p>169.139999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C2639]-[.A2639]" office:value-type="float" office:value="-0.259994506999988" calcext:value-type="float">
            <text:p>-0.259994507</text:p>
          </table:table-cell>
          <table:table-cell office:value-type="float" office:value="135.740005493" calcext:value-type="float">
            <text:p>135.74000549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C2640]-[.A2640]" office:value-type="float" office:value="-1.77999877900001" calcext:value-type="float">
            <text:p>-1.779998779</text:p>
          </table:table-cell>
          <table:table-cell office:value-type="float" office:value="170.220001221" calcext:value-type="float">
            <text:p>170.220001221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table:formula="of:=[.C2641]-[.A2641]" office:value-type="float" office:value="-0.0299987790000102" calcext:value-type="float">
            <text:p>-0.029998779</text:p>
          </table:table-cell>
          <table:table-cell office:value-type="float" office:value="135.470001221" calcext:value-type="float">
            <text:p>135.470001221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C2642]-[.A2642]" office:value-type="float" office:value="1.5800018311" calcext:value-type="float">
            <text:p>1.5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C2643]-[.A2643]" office:value-type="float" office:value="1.3600006104" calcext:value-type="float">
            <text:p>1.3600006104</text:p>
          </table:table-cell>
          <table:table-cell office:value-type="float" office:value="48.8600006104" calcext:value-type="float">
            <text:p>48.86000061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C2644]-[.A2644]" office:value-type="float" office:value="-1.919998169" calcext:value-type="float">
            <text:p>-1.919998169</text:p>
          </table:table-cell>
          <table:table-cell office:value-type="float" office:value="162.080001831" calcext:value-type="float">
            <text:p>162.0800018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2645]-[.A2645]" office:value-type="float" office:value="1.5199966431" calcext:value-type="float">
            <text:p>1.5199966431</text:p>
          </table:table-cell>
          <table:table-cell office:value-type="float" office:value="85.5199966431" calcext:value-type="float">
            <text:p>85.51999664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2646]-[.A2646]" office:value-type="float" office:value="1.4100036621" calcext:value-type="float">
            <text:p>1.4100036621</text:p>
          </table:table-cell>
          <table:table-cell office:value-type="float" office:value="68.4100036621" calcext:value-type="float">
            <text:p>68.41000366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2647]-[.A2647]" office:value-type="float" office:value="1.2099990845" calcext:value-type="float">
            <text:p>1.2099990845</text:p>
          </table:table-cell>
          <table:table-cell office:value-type="float" office:value="72.2099990845" calcext:value-type="float">
            <text:p>72.20999908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C2648]-[.A2648]" office:value-type="float" office:value="0.00999450699998761" calcext:value-type="float">
            <text:p>0.009994507</text:p>
          </table:table-cell>
          <table:table-cell office:value-type="float" office:value="136.009994507" calcext:value-type="float">
            <text:p>136.0099945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649]-[.A2649]" office:value-type="float" office:value="0.8899993896" calcext:value-type="float">
            <text:p>0.8899993896</text:p>
          </table:table-cell>
          <table:table-cell office:value-type="float" office:value="23.8899993896" calcext:value-type="float">
            <text:p>23.8899993896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[.C2650]-[.A2650]" office:value-type="float" office:value="0.4300003052" calcext:value-type="float">
            <text:p>0.4300003052</text:p>
          </table:table-cell>
          <table:table-cell office:value-type="float" office:value="14.9300003052" calcext:value-type="float">
            <text:p>14.93000030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2651]-[.A2651]" office:value-type="float" office:value="-0.55999994278" calcext:value-type="float">
            <text:p>-0.5599999428</text:p>
          </table:table-cell>
          <table:table-cell office:value-type="float" office:value="2.44000005722" calcext:value-type="float">
            <text:p>2.4400000572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table:formula="of:=[.C2652]-[.A2652]" office:value-type="float" office:value="0.800003051800005" calcext:value-type="float">
            <text:p>0.8000030518</text:p>
          </table:table-cell>
          <table:table-cell office:value-type="float" office:value="92.3000030518" calcext:value-type="float">
            <text:p>92.3000030518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table:formula="of:=[.C2653]-[.A2653]" office:value-type="float" office:value="-0.759994506999988" calcext:value-type="float">
            <text:p>-0.759994507</text:p>
          </table:table-cell>
          <table:table-cell office:value-type="float" office:value="135.740005493" calcext:value-type="float">
            <text:p>135.7400054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C2654]-[.A2654]" office:value-type="float" office:value="0.130004882999998" calcext:value-type="float">
            <text:p>0.130004883</text:p>
          </table:table-cell>
          <table:table-cell office:value-type="float" office:value="131.130004883" calcext:value-type="float">
            <text:p>131.130004883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table:formula="of:=[.C2655]-[.A2655]" office:value-type="float" office:value="0.290000915999997" calcext:value-type="float">
            <text:p>0.290000916</text:p>
          </table:table-cell>
          <table:table-cell office:value-type="float" office:value="104.790000916" calcext:value-type="float">
            <text:p>104.7900009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C2656]-[.A2656]" office:value-type="float" office:value="-0.240005493000012" calcext:value-type="float">
            <text:p>-0.240005493</text:p>
          </table:table-cell>
          <table:table-cell office:value-type="float" office:value="132.759994507" calcext:value-type="float">
            <text:p>132.7599945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C2657]-[.A2657]" office:value-type="float" office:value="0.959999084499998" calcext:value-type="float">
            <text:p>0.9599990845</text:p>
          </table:table-cell>
          <table:table-cell office:value-type="float" office:value="87.9599990845" calcext:value-type="float">
            <text:p>87.9599990845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[.C2658]-[.A2658]" office:value-type="float" office:value="1.4199981689" calcext:value-type="float">
            <text:p>1.4199981689</text:p>
          </table:table-cell>
          <table:table-cell office:value-type="float" office:value="55.9199981689" calcext:value-type="float">
            <text:p>55.9199981689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C2659]-[.A2659]" office:value-type="float" office:value="0.309999465899999" calcext:value-type="float">
            <text:p>0.3099994659</text:p>
          </table:table-cell>
          <table:table-cell office:value-type="float" office:value="19.8099994659" calcext:value-type="float">
            <text:p>19.80999946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C2660]-[.A2660]" office:value-type="float" office:value="0.0199966429999989" calcext:value-type="float">
            <text:p>0.019996643</text:p>
          </table:table-cell>
          <table:table-cell office:value-type="float" office:value="114.019996643" calcext:value-type="float">
            <text:p>114.01999664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C2661]-[.A2661]" office:value-type="float" office:value="-2.24000549300001" calcext:value-type="float">
            <text:p>-2.2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table:formula="of:=[.C2662]-[.A2662]" office:value-type="float" office:value="-0.80999755900001" calcext:value-type="float">
            <text:p>-0.809997559</text:p>
          </table:table-cell>
          <table:table-cell office:value-type="float" office:value="147.690002441" calcext:value-type="float">
            <text:p>147.690002441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C2663]-[.A2663]" office:value-type="float" office:value="1.5800018311" calcext:value-type="float">
            <text:p>1.5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C2664]-[.A2664]" office:value-type="float" office:value="-0.639999390000014" calcext:value-type="float">
            <text:p>-0.63999939</text:p>
          </table:table-cell>
          <table:table-cell office:value-type="float" office:value="140.36000061" calcext:value-type="float">
            <text:p>140.36000061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C2665]-[.A2665]" office:value-type="float" office:value="1.2400016785" calcext:value-type="float">
            <text:p>1.2400016785</text:p>
          </table:table-cell>
          <table:table-cell office:value-type="float" office:value="56.7400016785" calcext:value-type="float">
            <text:p>56.74000167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C2666]-[.A2666]" office:value-type="float" office:value="0.690002441399997" calcext:value-type="float">
            <text:p>0.6900024414</text:p>
          </table:table-cell>
          <table:table-cell office:value-type="float" office:value="87.6900024414" calcext:value-type="float">
            <text:p>87.6900024414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table:formula="of:=[.C2667]-[.A2667]" office:value-type="float" office:value="0.799999237100003" calcext:value-type="float">
            <text:p>0.7999992371</text:p>
          </table:table-cell>
          <table:table-cell office:value-type="float" office:value="32.2999992371" calcext:value-type="float">
            <text:p>32.29999923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2668]-[.A2668]" office:value-type="float" office:value="1.2799987793" calcext:value-type="float">
            <text:p>1.2799987793</text:p>
          </table:table-cell>
          <table:table-cell office:value-type="float" office:value="57.2799987793" calcext:value-type="float">
            <text:p>57.2799987793</text:p>
          </table:table-cell>
        </table:table-row>
        <table:table-row table:style-name="ro1">
          <table:table-cell office:value-type="float" office:value="151.5" calcext:value-type="float">
            <text:p>151.5</text:p>
          </table:table-cell>
          <table:table-cell table:formula="of:=[.C2669]-[.A2669]" office:value-type="float" office:value="-1.369995117" calcext:value-type="float">
            <text:p>-1.369995117</text:p>
          </table:table-cell>
          <table:table-cell office:value-type="float" office:value="150.130004883" calcext:value-type="float">
            <text:p>150.1300048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2670]-[.A2670]" office:value-type="float" office:value="1.2099990845" calcext:value-type="float">
            <text:p>1.2099990845</text:p>
          </table:table-cell>
          <table:table-cell office:value-type="float" office:value="53.2099990845" calcext:value-type="float">
            <text:p>53.2099990845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[.C2671]-[.A2671]" office:value-type="float" office:value="-2.380004883" calcext:value-type="float">
            <text:p>-2.380004883</text:p>
          </table:table-cell>
          <table:table-cell office:value-type="float" office:value="172.119995117" calcext:value-type="float">
            <text:p>172.1199951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2672]-[.A2672]" office:value-type="float" office:value="0.0400009159999968" calcext:value-type="float">
            <text:p>0.040000916</text:p>
          </table:table-cell>
          <table:table-cell office:value-type="float" office:value="111.040000916" calcext:value-type="float">
            <text:p>111.040000916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C2673]-[.A2673]" office:value-type="float" office:value="0.839996337900004" calcext:value-type="float">
            <text:p>0.8399963379</text:p>
          </table:table-cell>
          <table:table-cell office:value-type="float" office:value="83.3399963379" calcext:value-type="float">
            <text:p>83.3399963379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table:formula="of:=[.C2674]-[.A2674]" office:value-type="float" office:value="-1.67999267600001" calcext:value-type="float">
            <text:p>-1.679992676</text:p>
          </table:table-cell>
          <table:table-cell office:value-type="float" office:value="158.820007324" calcext:value-type="float">
            <text:p>158.820007324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[.C2675]-[.A2675]" office:value-type="float" office:value="1.4300003052" calcext:value-type="float">
            <text:p>1.4300003052</text:p>
          </table:table-cell>
          <table:table-cell office:value-type="float" office:value="74.9300003052" calcext:value-type="float">
            <text:p>74.93000030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2676]-[.A2676]" office:value-type="float" office:value="0.319999695000007" calcext:value-type="float">
            <text:p>0.319999695</text:p>
          </table:table-cell>
          <table:table-cell office:value-type="float" office:value="108.319999695" calcext:value-type="float">
            <text:p>108.319999695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table:formula="of:=[.C2677]-[.A2677]" office:value-type="float" office:value="-1.85000610399999" calcext:value-type="float">
            <text:p>-1.850006104</text:p>
          </table:table-cell>
          <table:table-cell office:value-type="float" office:value="156.649993896" calcext:value-type="float">
            <text:p>156.649993896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table:formula="of:=[.C2678]-[.A2678]" office:value-type="float" office:value="-0.80999755900001" calcext:value-type="float">
            <text:p>-0.809997559</text:p>
          </table:table-cell>
          <table:table-cell office:value-type="float" office:value="147.690002441" calcext:value-type="float">
            <text:p>147.690002441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table:formula="of:=[.C2679]-[.A2679]" office:value-type="float" office:value="1.12999725340001" calcext:value-type="float">
            <text:p>1.1299972534</text:p>
          </table:table-cell>
          <table:table-cell office:value-type="float" office:value="80.6299972534" calcext:value-type="float">
            <text:p>80.62999725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C2680]-[.A2680]" office:value-type="float" office:value="-0.0199966429999989" calcext:value-type="float">
            <text:p>-0.019996643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C2681]-[.A2681]" office:value-type="float" office:value="-2.24000549300001" calcext:value-type="float">
            <text:p>-2.2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table:formula="of:=[.C2682]-[.A2682]" office:value-type="float" office:value="1.2699966431" calcext:value-type="float">
            <text:p>1.2699966431</text:p>
          </table:table-cell>
          <table:table-cell office:value-type="float" office:value="69.7699966431" calcext:value-type="float">
            <text:p>69.76999664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C2683]-[.A2683]" office:value-type="float" office:value="0.0199966429999989" calcext:value-type="float">
            <text:p>0.019996643</text:p>
          </table:table-cell>
          <table:table-cell office:value-type="float" office:value="114.019996643" calcext:value-type="float">
            <text:p>114.0199966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2684]-[.A2684]" office:value-type="float" office:value="1.2600021362" calcext:value-type="float">
            <text:p>1.2600021362</text:p>
          </table:table-cell>
          <table:table-cell office:value-type="float" office:value="82.2600021362" calcext:value-type="float">
            <text:p>82.26000213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C2685]-[.A2685]" office:value-type="float" office:value="0.209999084000003" calcext:value-type="float">
            <text:p>0.209999084</text:p>
          </table:table-cell>
          <table:table-cell office:value-type="float" office:value="113.209999084" calcext:value-type="float">
            <text:p>113.2099990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C2686]-[.A2686]" office:value-type="float" office:value="-2.00999450699999" calcext:value-type="float">
            <text:p>-2.009994507</text:p>
          </table:table-cell>
          <table:table-cell office:value-type="float" office:value="160.990005493" calcext:value-type="float">
            <text:p>160.9900054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2687]-[.A2687]" office:value-type="float" office:value="1.0800018311" calcext:value-type="float">
            <text:p>1.0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C2688]-[.A2688]" office:value-type="float" office:value="0.779998779300001" calcext:value-type="float">
            <text:p>0.7799987793</text:p>
          </table:table-cell>
          <table:table-cell office:value-type="float" office:value="38.2799987793" calcext:value-type="float">
            <text:p>38.27999877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C2689]-[.A2689]" office:value-type="float" office:value="0.269996642999999" calcext:value-type="float">
            <text:p>0.269996643</text:p>
          </table:table-cell>
          <table:table-cell office:value-type="float" office:value="120.269996643" calcext:value-type="float">
            <text:p>120.269996643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table:formula="of:=[.C2690]-[.A2690]" office:value-type="float" office:value="0.680000304999993" calcext:value-type="float">
            <text:p>0.680000305</text:p>
          </table:table-cell>
          <table:table-cell office:value-type="float" office:value="100.180000305" calcext:value-type="float">
            <text:p>100.180000305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2691]-[.A2691]" office:value-type="float" office:value="0.11000061" calcext:value-type="float">
            <text:p>0.11000061</text:p>
          </table:table-cell>
          <table:table-cell office:value-type="float" office:value="105.61000061" calcext:value-type="float">
            <text:p>105.610000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C2692]-[.A2692]" office:value-type="float" office:value="-0.910003662000008" calcext:value-type="float">
            <text:p>-0.910003662</text:p>
          </table:table-cell>
          <table:table-cell office:value-type="float" office:value="140.089996338" calcext:value-type="float">
            <text:p>140.089996338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table:formula="of:=[.C2693]-[.A2693]" office:value-type="float" office:value="-2.47999572800001" calcext:value-type="float">
            <text:p>-2.479995728</text:p>
          </table:table-cell>
          <table:table-cell office:value-type="float" office:value="174.020004272" calcext:value-type="float">
            <text:p>174.020004272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table:formula="of:=[.C2694]-[.A2694]" office:value-type="float" office:value="1.0500030518" calcext:value-type="float">
            <text:p>1.0500030518</text:p>
          </table:table-cell>
          <table:table-cell office:value-type="float" office:value="98.5500030518" calcext:value-type="float">
            <text:p>98.5500030518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[.C2695]-[.A2695]" office:value-type="float" office:value="1.4300003052" calcext:value-type="float">
            <text:p>1.4300003052</text:p>
          </table:table-cell>
          <table:table-cell office:value-type="float" office:value="74.9300003052" calcext:value-type="float">
            <text:p>74.93000030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C2696]-[.A2696]" office:value-type="float" office:value="-1.169998169" calcext:value-type="float">
            <text:p>-1.169998169</text:p>
          </table:table-cell>
          <table:table-cell office:value-type="float" office:value="155.830001831" calcext:value-type="float">
            <text:p>155.830001831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C2697]-[.A2697]" office:value-type="float" office:value="0.8899993896" calcext:value-type="float">
            <text:p>0.8899993896</text:p>
          </table:table-cell>
          <table:table-cell office:value-type="float" office:value="33.3899993896" calcext:value-type="float">
            <text:p>33.389999389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C2698]-[.A2698]" office:value-type="float" office:value="-2.61000060999999" calcext:value-type="float">
            <text:p>-2.61000061</text:p>
          </table:table-cell>
          <table:table-cell office:value-type="float" office:value="172.38999939" calcext:value-type="float">
            <text:p>172.3899993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C2699]-[.A2699]" office:value-type="float" office:value="-0.880004882999998" calcext:value-type="float">
            <text:p>-0.880004883</text:p>
          </table:table-cell>
          <table:table-cell office:value-type="float" office:value="153.119995117" calcext:value-type="float">
            <text:p>153.119995117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[.C2700]-[.A2700]" office:value-type="float" office:value="0.329999923700001" calcext:value-type="float">
            <text:p>0.3299999237</text:p>
          </table:table-cell>
          <table:table-cell office:value-type="float" office:value="16.8299999237" calcext:value-type="float">
            <text:p>16.829999923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C2701]-[.A2701]" office:value-type="float" office:value="-1.52999877900001" calcext:value-type="float">
            <text:p>-1.529998779</text:p>
          </table:table-cell>
          <table:table-cell office:value-type="float" office:value="154.470001221" calcext:value-type="float">
            <text:p>154.4700012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C2702]-[.A2702]" office:value-type="float" office:value="0.61000061" calcext:value-type="float">
            <text:p>0.61000061</text:p>
          </table:table-cell>
          <table:table-cell office:value-type="float" office:value="124.61000061" calcext:value-type="float">
            <text:p>124.61000061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C2703]-[.A2703]" office:value-type="float" office:value="0.5699996948" calcext:value-type="float">
            <text:p>0.5699996948</text:p>
          </table:table-cell>
          <table:table-cell office:value-type="float" office:value="23.0699996948" calcext:value-type="float">
            <text:p>23.0699996948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2704]-[.A2704]" office:value-type="float" office:value="0.170000076299999" calcext:value-type="float">
            <text:p>0.1700000763</text:p>
          </table:table-cell>
          <table:table-cell office:value-type="float" office:value="11.6700000763" calcext:value-type="float">
            <text:p>11.670000076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C2705]-[.A2705]" office:value-type="float" office:value="-2.24000549300001" calcext:value-type="float">
            <text:p>-2.2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table:formula="of:=[.C2706]-[.A2706]" office:value-type="float" office:value="-0.729995728000006" calcext:value-type="float">
            <text:p>-0.729995728</text:p>
          </table:table-cell>
          <table:table-cell office:value-type="float" office:value="148.770004272" calcext:value-type="float">
            <text:p>148.770004272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table:formula="of:=[.C2707]-[.A2707]" office:value-type="float" office:value="1.3099975586" calcext:value-type="float">
            <text:p>1.3099975586</text:p>
          </table:table-cell>
          <table:table-cell office:value-type="float" office:value="79.8099975586" calcext:value-type="float">
            <text:p>79.80999755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2708]-[.A2708]" office:value-type="float" office:value="-0.22999954224" calcext:value-type="float">
            <text:p>-0.2299995422</text:p>
          </table:table-cell>
          <table:table-cell office:value-type="float" office:value="9.77000045776" calcext:value-type="float">
            <text:p>9.7700004578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[.C2709]-[.A2709]" office:value-type="float" office:value="-0.460006714000002" calcext:value-type="float">
            <text:p>-0.460006714</text:p>
          </table:table-cell>
          <table:table-cell office:value-type="float" office:value="130.039993286" calcext:value-type="float">
            <text:p>130.0399932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C2710]-[.A2710]" office:value-type="float" office:value="-0.929992676000012" calcext:value-type="float">
            <text:p>-0.929992676</text:p>
          </table:table-cell>
          <table:table-cell office:value-type="float" office:value="143.070007324" calcext:value-type="float">
            <text:p>143.070007324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table:formula="of:=[.C2711]-[.A2711]" office:value-type="float" office:value="-0.11000061" calcext:value-type="float">
            <text:p>-0.11000061</text:p>
          </table:table-cell>
          <table:table-cell office:value-type="float" office:value="112.38999939" calcext:value-type="float">
            <text:p>112.3899993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C2712]-[.A2712]" office:value-type="float" office:value="0.330001831000004" calcext:value-type="float">
            <text:p>0.330001831</text:p>
          </table:table-cell>
          <table:table-cell office:value-type="float" office:value="127.330001831" calcext:value-type="float">
            <text:p>127.33000183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C2713]-[.A2713]" office:value-type="float" office:value="-0.77999877900001" calcext:value-type="float">
            <text:p>-0.779998779</text:p>
          </table:table-cell>
          <table:table-cell office:value-type="float" office:value="151.220001221" calcext:value-type="float">
            <text:p>151.220001221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C2714]-[.A2714]" office:value-type="float" office:value="0.670000076299999" calcext:value-type="float">
            <text:p>0.6700000763</text:p>
          </table:table-cell>
          <table:table-cell office:value-type="float" office:value="21.1700000763" calcext:value-type="float">
            <text:p>21.17000007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C2715]-[.A2715]" office:value-type="float" office:value="0.650001525899995" calcext:value-type="float">
            <text:p>0.6500015259</text:p>
          </table:table-cell>
          <table:table-cell office:value-type="float" office:value="96.6500015259" calcext:value-type="float">
            <text:p>96.6500015259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table:formula="of:=[.C2716]-[.A2716]" office:value-type="float" office:value="-2.47999572800001" calcext:value-type="float">
            <text:p>-2.479995728</text:p>
          </table:table-cell>
          <table:table-cell office:value-type="float" office:value="174.020004272" calcext:value-type="float">
            <text:p>174.0200042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2717]-[.A2717]" office:value-type="float" office:value="0.930000305199997" calcext:value-type="float">
            <text:p>0.9300003052</text:p>
          </table:table-cell>
          <table:table-cell office:value-type="float" office:value="33.9300003052" calcext:value-type="float">
            <text:p>33.9300003052</text:p>
          </table:table-cell>
        </table:table-row>
        <table:table-row table:style-name="ro1">
          <table:table-cell office:value-type="float" office:value="168.5" calcext:value-type="float">
            <text:p>168.5</text:p>
          </table:table-cell>
          <table:table-cell table:formula="of:=[.C2718]-[.A2718]" office:value-type="float" office:value="-1.80999755900001" calcext:value-type="float">
            <text:p>-1.809997559</text:p>
          </table:table-cell>
          <table:table-cell office:value-type="float" office:value="166.690002441" calcext:value-type="float">
            <text:p>166.69000244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C2719]-[.A2719]" office:value-type="float" office:value="0.350000381499999" calcext:value-type="float">
            <text:p>0.3500003815</text:p>
          </table:table-cell>
          <table:table-cell office:value-type="float" office:value="10.8500003815" calcext:value-type="float">
            <text:p>10.8500003815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table:formula="of:=[.C2720]-[.A2720]" office:value-type="float" office:value="-1.82000732399999" calcext:value-type="float">
            <text:p>-1.820007324</text:p>
          </table:table-cell>
          <table:table-cell office:value-type="float" office:value="169.679992676" calcext:value-type="float">
            <text:p>169.6799926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C2721]-[.A2721]" office:value-type="float" office:value="-0.5" calcext:value-type="float">
            <text:p>-0.5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C2722]-[.A2722]" office:value-type="float" office:value="0.8899993896" calcext:value-type="float">
            <text:p>0.8899993896</text:p>
          </table:table-cell>
          <table:table-cell office:value-type="float" office:value="33.3899993896" calcext:value-type="float">
            <text:p>33.38999938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C2723]-[.A2723]" office:value-type="float" office:value="0.559997558600003" calcext:value-type="float">
            <text:p>0.5599975586</text:p>
          </table:table-cell>
          <table:table-cell office:value-type="float" office:value="95.5599975586" calcext:value-type="float">
            <text:p>95.55999755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C2724]-[.A2724]" office:value-type="float" office:value="-0.979995728000006" calcext:value-type="float">
            <text:p>-0.979995728</text:p>
          </table:table-cell>
          <table:table-cell office:value-type="float" office:value="155.020004272" calcext:value-type="float">
            <text:p>155.020004272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table:formula="of:=[.C2725]-[.A2725]" office:value-type="float" office:value="-2.02000427199999" calcext:value-type="float">
            <text:p>-2.020004272</text:p>
          </table:table-cell>
          <table:table-cell office:value-type="float" office:value="173.479995728" calcext:value-type="float">
            <text:p>173.479995728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C2726]-[.A2726]" office:value-type="float" office:value="0.9300003052" calcext:value-type="float">
            <text:p>0.9300003052</text:p>
          </table:table-cell>
          <table:table-cell office:value-type="float" office:value="24.4300003052" calcext:value-type="float">
            <text:p>24.43000030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C2727]-[.A2727]" office:value-type="float" office:value="-1.63999939000001" calcext:value-type="float">
            <text:p>-1.63999939</text:p>
          </table:table-cell>
          <table:table-cell office:value-type="float" office:value="159.36000061" calcext:value-type="float">
            <text:p>159.360000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2728]-[.A2728]" office:value-type="float" office:value="1.4300003052" calcext:value-type="float">
            <text:p>1.4300003052</text:p>
          </table:table-cell>
          <table:table-cell office:value-type="float" office:value="84.4300003052" calcext:value-type="float">
            <text:p>84.43000030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C2729]-[.A2729]" office:value-type="float" office:value="-0.240005493000012" calcext:value-type="float">
            <text:p>-0.240005493</text:p>
          </table:table-cell>
          <table:table-cell office:value-type="float" office:value="132.759994507" calcext:value-type="float">
            <text:p>132.759994507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2730]-[.A2730]" office:value-type="float" office:value="1.37999725340001" calcext:value-type="float">
            <text:p>1.3799972534</text:p>
          </table:table-cell>
          <table:table-cell office:value-type="float" office:value="64.8799972534" calcext:value-type="float">
            <text:p>64.87999725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2731]-[.A2731]" office:value-type="float" office:value="1.5499992371" calcext:value-type="float">
            <text:p>1.5499992371</text:p>
          </table:table-cell>
          <table:table-cell office:value-type="float" office:value="57.5499992371" calcext:value-type="float">
            <text:p>57.5499992371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table:formula="of:=[.C2732]-[.A2732]" office:value-type="float" office:value="-0.710006714000002" calcext:value-type="float">
            <text:p>-0.710006714</text:p>
          </table:table-cell>
          <table:table-cell office:value-type="float" office:value="145.789993286" calcext:value-type="float">
            <text:p>145.789993286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table:formula="of:=[.C2733]-[.A2733]" office:value-type="float" office:value="0.760002135999997" calcext:value-type="float">
            <text:p>0.760002136</text:p>
          </table:table-cell>
          <table:table-cell office:value-type="float" office:value="101.260002136" calcext:value-type="float">
            <text:p>101.2600021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2734]-[.A2734]" office:value-type="float" office:value="1.37000274659999" calcext:value-type="float">
            <text:p>1.3700027466</text:p>
          </table:table-cell>
          <table:table-cell office:value-type="float" office:value="77.3700027466" calcext:value-type="float">
            <text:p>77.3700027466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[.C2735]-[.A2735]" office:value-type="float" office:value="1.1000003815" calcext:value-type="float">
            <text:p>1.1000003815</text:p>
          </table:table-cell>
          <table:table-cell office:value-type="float" office:value="26.6000003815" calcext:value-type="float">
            <text:p>26.60000038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2736]-[.A2736]" office:value-type="float" office:value="0.319999695000007" calcext:value-type="float">
            <text:p>0.319999695</text:p>
          </table:table-cell>
          <table:table-cell office:value-type="float" office:value="108.319999695" calcext:value-type="float">
            <text:p>108.319999695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C2737]-[.A2737]" office:value-type="float" office:value="1.2099990845" calcext:value-type="float">
            <text:p>1.2099990845</text:p>
          </table:table-cell>
          <table:table-cell office:value-type="float" office:value="43.7099990845" calcext:value-type="float">
            <text:p>43.7099990845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table:formula="of:=[.C2738]-[.A2738]" office:value-type="float" office:value="0.529998779300001" calcext:value-type="float">
            <text:p>0.5299987793</text:p>
          </table:table-cell>
          <table:table-cell office:value-type="float" office:value="73.0299987793" calcext:value-type="float">
            <text:p>73.0299987793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[.C2739]-[.A2739]" office:value-type="float" office:value="0.920000076299999" calcext:value-type="float">
            <text:p>0.9200000763</text:p>
          </table:table-cell>
          <table:table-cell office:value-type="float" office:value="27.4200000763" calcext:value-type="float">
            <text:p>27.4200000763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table:formula="of:=[.C2740]-[.A2740]" office:value-type="float" office:value="0.900001525899995" calcext:value-type="float">
            <text:p>0.9000015259</text:p>
          </table:table-cell>
          <table:table-cell office:value-type="float" office:value="90.4000015259" calcext:value-type="float">
            <text:p>90.4000015259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table:formula="of:=[.C2741]-[.A2741]" office:value-type="float" office:value="-0.5" calcext:value-type="float">
            <text:p>-0.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79.5" calcext:value-type="float">
            <text:p>179.5</text:p>
          </table:table-cell>
          <table:table-cell table:formula="of:=[.C2742]-[.A2742]" office:value-type="float" office:value="-2.22000122099999" calcext:value-type="float">
            <text:p>-2.220001221</text:p>
          </table:table-cell>
          <table:table-cell office:value-type="float" office:value="177.279998779" calcext:value-type="float">
            <text:p>177.279998779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table:formula="of:=[.C2743]-[.A2743]" office:value-type="float" office:value="1.3499984741" calcext:value-type="float">
            <text:p>1.3499984741</text:p>
          </table:table-cell>
          <table:table-cell office:value-type="float" office:value="70.8499984741" calcext:value-type="float">
            <text:p>70.8499984741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C2744]-[.A2744]" office:value-type="float" office:value="-0.0299997330000004" calcext:value-type="float">
            <text:p>-0.029999733</text:p>
          </table:table-cell>
          <table:table-cell office:value-type="float" office:value="15.470000267" calcext:value-type="float">
            <text:p>15.470000267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[.C2745]-[.A2745]" office:value-type="float" office:value="0.639999389600007" calcext:value-type="float">
            <text:p>0.6399993896</text:p>
          </table:table-cell>
          <table:table-cell office:value-type="float" office:value="87.1399993896" calcext:value-type="float">
            <text:p>87.1399993896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[.C2746]-[.A2746]" office:value-type="float" office:value="-0.94000244099999" calcext:value-type="float">
            <text:p>-0.940002441</text:p>
          </table:table-cell>
          <table:table-cell office:value-type="float" office:value="136.559997559" calcext:value-type="float">
            <text:p>136.5599975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C2747]-[.A2747]" office:value-type="float" office:value="1.3000030518" calcext:value-type="float">
            <text:p>1.3000030518</text:p>
          </table:table-cell>
          <table:table-cell office:value-type="float" office:value="73.3000030518" calcext:value-type="float">
            <text:p>73.3000030518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C2748]-[.A2748]" office:value-type="float" office:value="0.38999939" calcext:value-type="float">
            <text:p>0.38999939</text:p>
          </table:table-cell>
          <table:table-cell office:value-type="float" office:value="102.88999939" calcext:value-type="float">
            <text:p>102.8899993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C2749]-[.A2749]" office:value-type="float" office:value="0.0799999237000009" calcext:value-type="float">
            <text:p>0.0799999237</text:p>
          </table:table-cell>
          <table:table-cell office:value-type="float" office:value="10.5799999237" calcext:value-type="float">
            <text:p>10.57999992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C2750]-[.A2750]" office:value-type="float" office:value="-0.52999877900001" calcext:value-type="float">
            <text:p>-0.529998779</text:p>
          </table:table-cell>
          <table:table-cell office:value-type="float" office:value="135.470001221" calcext:value-type="float">
            <text:p>135.470001221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table:formula="of:=[.C2751]-[.A2751]" office:value-type="float" office:value="1.0500030518" calcext:value-type="float">
            <text:p>1.0500030518</text:p>
          </table:table-cell>
          <table:table-cell office:value-type="float" office:value="98.5500030518" calcext:value-type="float">
            <text:p>98.550003051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C2752]-[.A2752]" office:value-type="float" office:value="-1.05999994278" calcext:value-type="float">
            <text:p>-1.0599999428</text:p>
          </table:table-cell>
          <table:table-cell office:value-type="float" office:value="2.44000005722" calcext:value-type="float">
            <text:p>2.440000057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C2753]-[.A2753]" office:value-type="float" office:value="-0.360000609999986" calcext:value-type="float">
            <text:p>-0.36000061</text:p>
          </table:table-cell>
          <table:table-cell office:value-type="float" office:value="137.63999939" calcext:value-type="float">
            <text:p>137.63999939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[.C2754]-[.A2754]" office:value-type="float" office:value="1.4799995422" calcext:value-type="float">
            <text:p>1.4799995422</text:p>
          </table:table-cell>
          <table:table-cell office:value-type="float" office:value="62.9799995422" calcext:value-type="float">
            <text:p>62.9799995422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table:formula="of:=[.C2755]-[.A2755]" office:value-type="float" office:value="-2.66000366200001" calcext:value-type="float">
            <text:p>-2.660003662</text:p>
          </table:table-cell>
          <table:table-cell office:value-type="float" office:value="174.839996338" calcext:value-type="float">
            <text:p>174.83999633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2756]-[.A2756]" office:value-type="float" office:value="-0.42999982834" calcext:value-type="float">
            <text:p>-0.4299998283</text:p>
          </table:table-cell>
          <table:table-cell office:value-type="float" office:value="4.07000017166" calcext:value-type="float">
            <text:p>4.07000017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C2757]-[.A2757]" office:value-type="float" office:value="-0.55999755900001" calcext:value-type="float">
            <text:p>-0.559997559</text:p>
          </table:table-cell>
          <table:table-cell office:value-type="float" office:value="141.440002441" calcext:value-type="float">
            <text:p>141.4400024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C2758]-[.A2758]" office:value-type="float" office:value="-0.94000244099999" calcext:value-type="float">
            <text:p>-0.940002441</text:p>
          </table:table-cell>
          <table:table-cell office:value-type="float" office:value="146.059997559" calcext:value-type="float">
            <text:p>146.0599975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2759]-[.A2759]" office:value-type="float" office:value="-0.31999969482" calcext:value-type="float">
            <text:p>-0.3199996948</text:p>
          </table:table-cell>
          <table:table-cell office:value-type="float" office:value="8.68000030518" calcext:value-type="float">
            <text:p>8.6800003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2760]-[.A2760]" office:value-type="float" office:value="-0.91999995708" calcext:value-type="float">
            <text:p>-0.9199999571</text:p>
          </table:table-cell>
          <table:table-cell office:value-type="float" office:value="1.08000004292" calcext:value-type="float">
            <text:p>1.0800000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761]-[.A2761]" office:value-type="float" office:value="-0.729999989271" calcext:value-type="float">
            <text:p>-0.7299999893</text:p>
          </table:table-cell>
          <table:table-cell office:value-type="float" office:value="0.270000010729" calcext:value-type="float">
            <text:p>0.2700000107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table:formula="of:=[.C2762]-[.A2762]" office:value-type="float" office:value="0.760002136200001" calcext:value-type="float">
            <text:p>0.7600021362</text:p>
          </table:table-cell>
          <table:table-cell office:value-type="float" office:value="82.2600021362" calcext:value-type="float">
            <text:p>82.260002136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2763]-[.A2763]" office:value-type="float" office:value="-0.17000007629" calcext:value-type="float">
            <text:p>-0.1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2764]-[.A2764]" office:value-type="float" office:value="0.450000762899997" calcext:value-type="float">
            <text:p>0.4500007629</text:p>
          </table:table-cell>
          <table:table-cell office:value-type="float" office:value="40.4500007629" calcext:value-type="float">
            <text:p>40.45000076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C2765]-[.A2765]" office:value-type="float" office:value="0.260002135999997" calcext:value-type="float">
            <text:p>0.260002136</text:p>
          </table:table-cell>
          <table:table-cell office:value-type="float" office:value="101.260002136" calcext:value-type="float">
            <text:p>101.26000213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2766]-[.A2766]" office:value-type="float" office:value="-0.0999984740000031" calcext:value-type="float">
            <text:p>-0.099998474</text:p>
          </table:table-cell>
          <table:table-cell office:value-type="float" office:value="121.900001526" calcext:value-type="float">
            <text:p>121.9000015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2767]-[.A2767]" office:value-type="float" office:value="1.1899986267" calcext:value-type="float">
            <text:p>1.1899986267</text:p>
          </table:table-cell>
          <table:table-cell office:value-type="float" office:value="56.1899986267" calcext:value-type="float">
            <text:p>56.189998626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C2768]-[.A2768]" office:value-type="float" office:value="0.11000061" calcext:value-type="float">
            <text:p>0.11000061</text:p>
          </table:table-cell>
          <table:table-cell office:value-type="float" office:value="115.11000061" calcext:value-type="float">
            <text:p>115.110000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C2769]-[.A2769]" office:value-type="float" office:value="1.0899963379" calcext:value-type="float">
            <text:p>1.0899963379</text:p>
          </table:table-cell>
          <table:table-cell office:value-type="float" office:value="80.0899963379" calcext:value-type="float">
            <text:p>80.08999633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2770]-[.A2770]" office:value-type="float" office:value="0.720001221000004" calcext:value-type="float">
            <text:p>0.720001221</text:p>
          </table:table-cell>
          <table:table-cell office:value-type="float" office:value="100.720001221" calcext:value-type="float">
            <text:p>100.7200012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2771]-[.A2771]" office:value-type="float" office:value="0.990001678500001" calcext:value-type="float">
            <text:p>0.9900016785</text:p>
          </table:table-cell>
          <table:table-cell office:value-type="float" office:value="40.9900016785" calcext:value-type="float">
            <text:p>40.99000167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2772]-[.A2772]" office:value-type="float" office:value="0.669998168899994" calcext:value-type="float">
            <text:p>0.6699981689</text:p>
          </table:table-cell>
          <table:table-cell office:value-type="float" office:value="71.6699981689" calcext:value-type="float">
            <text:p>71.669998168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C2773]-[.A2773]" office:value-type="float" office:value="-1.05000305199999" calcext:value-type="float">
            <text:p>-1.050003052</text:p>
          </table:table-cell>
          <table:table-cell office:value-type="float" office:value="150.949996948" calcext:value-type="float">
            <text:p>150.9499969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C2774]-[.A2774]" office:value-type="float" office:value="0.489997864000003" calcext:value-type="float">
            <text:p>0.489997864</text:p>
          </table:table-cell>
          <table:table-cell office:value-type="float" office:value="110.489997864" calcext:value-type="float">
            <text:p>110.489997864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table:formula="of:=[.C2775]-[.A2775]" office:value-type="float" office:value="1.1800003052" calcext:value-type="float">
            <text:p>1.1800003052</text:p>
          </table:table-cell>
          <table:table-cell office:value-type="float" office:value="49.6800003052" calcext:value-type="float">
            <text:p>49.68000030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C2776]-[.A2776]" office:value-type="float" office:value="-0.899993896000012" calcext:value-type="float">
            <text:p>-0.899993896</text:p>
          </table:table-cell>
          <table:table-cell office:value-type="float" office:value="156.100006104" calcext:value-type="float">
            <text:p>156.100006104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2777]-[.A2777]" office:value-type="float" office:value="1.6500015259" calcext:value-type="float">
            <text:p>1.6500015259</text:p>
          </table:table-cell>
          <table:table-cell office:value-type="float" office:value="65.1500015259" calcext:value-type="float">
            <text:p>65.1500015259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C2778]-[.A2778]" office:value-type="float" office:value="0.950000762899997" calcext:value-type="float">
            <text:p>0.9500007629</text:p>
          </table:table-cell>
          <table:table-cell office:value-type="float" office:value="40.4500007629" calcext:value-type="float">
            <text:p>40.45000076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C2779]-[.A2779]" office:value-type="float" office:value="0.459999084499998" calcext:value-type="float">
            <text:p>0.4599990845</text:p>
          </table:table-cell>
          <table:table-cell office:value-type="float" office:value="78.4599990845" calcext:value-type="float">
            <text:p>78.45999908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C2780]-[.A2780]" office:value-type="float" office:value="0.430000304999993" calcext:value-type="float">
            <text:p>0.430000305</text:p>
          </table:table-cell>
          <table:table-cell office:value-type="float" office:value="103.430000305" calcext:value-type="float">
            <text:p>103.430000305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table:formula="of:=[.C2781]-[.A2781]" office:value-type="float" office:value="-2.47999572800001" calcext:value-type="float">
            <text:p>-2.479995728</text:p>
          </table:table-cell>
          <table:table-cell office:value-type="float" office:value="174.020004272" calcext:value-type="float">
            <text:p>174.02000427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2782]-[.A2782]" office:value-type="float" office:value="-1.310000002384" calcext:value-type="float">
            <text:p>-1.3100000024</text:p>
          </table:table-cell>
          <table:table-cell office:value-type="float" office:value="-0.810000002384" calcext:value-type="float">
            <text:p>-0.8100000024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table:formula="of:=[.C2783]-[.A2783]" office:value-type="float" office:value="-0.150001525999997" calcext:value-type="float">
            <text:p>-0.150001526</text:p>
          </table:table-cell>
          <table:table-cell office:value-type="float" office:value="121.349998474" calcext:value-type="float">
            <text:p>121.3499984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2784]-[.A2784]" office:value-type="float" office:value="-2.039993286" calcext:value-type="float">
            <text:p>-2.039993286</text:p>
          </table:table-cell>
          <table:table-cell office:value-type="float" office:value="166.960006714" calcext:value-type="float">
            <text:p>166.9600067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C2785]-[.A2785]" office:value-type="float" office:value="-0.699996948000006" calcext:value-type="float">
            <text:p>-0.699996948</text:p>
          </table:table-cell>
          <table:table-cell office:value-type="float" office:value="152.300003052" calcext:value-type="float">
            <text:p>152.300003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786]-[.A2786]" office:value-type="float" office:value="-1.62000000477" calcext:value-type="float">
            <text:p>-1.6200000048</text:p>
          </table:table-cell>
          <table:table-cell office:value-type="float" office:value="-1.62000000477" calcext:value-type="float">
            <text:p>-1.62000000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C2787]-[.A2787]" office:value-type="float" office:value="0.459999084499998" calcext:value-type="float">
            <text:p>0.4599990845</text:p>
          </table:table-cell>
          <table:table-cell office:value-type="float" office:value="97.4599990845" calcext:value-type="float">
            <text:p>97.4599990845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table:formula="of:=[.C2788]-[.A2788]" office:value-type="float" office:value="0.529998779300001" calcext:value-type="float">
            <text:p>0.5299987793</text:p>
          </table:table-cell>
          <table:table-cell office:value-type="float" office:value="32.0299987793" calcext:value-type="float">
            <text:p>32.02999877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2789]-[.A2789]" office:value-type="float" office:value="1.2299995422" calcext:value-type="float">
            <text:p>1.2299995422</text:p>
          </table:table-cell>
          <table:table-cell office:value-type="float" office:value="47.2299995422" calcext:value-type="float">
            <text:p>47.22999954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2790]-[.A2790]" office:value-type="float" office:value="0.4799995422" calcext:value-type="float">
            <text:p>0.4799995422</text:p>
          </table:table-cell>
          <table:table-cell office:value-type="float" office:value="12.4799995422" calcext:value-type="float">
            <text:p>12.4799995422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table:formula="of:=[.C2791]-[.A2791]" office:value-type="float" office:value="0.629997253400006" calcext:value-type="float">
            <text:p>0.6299972534</text:p>
          </table:table-cell>
          <table:table-cell office:value-type="float" office:value="90.1299972534" calcext:value-type="float">
            <text:p>90.1299972534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table:formula="of:=[.C2792]-[.A2792]" office:value-type="float" office:value="-0.349998474000003" calcext:value-type="float">
            <text:p>-0.349998474</text:p>
          </table:table-cell>
          <table:table-cell office:value-type="float" office:value="125.150001526" calcext:value-type="float">
            <text:p>125.150001526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table:formula="of:=[.C2793]-[.A2793]" office:value-type="float" office:value="1.63999938960001" calcext:value-type="float">
            <text:p>1.6399993896</text:p>
          </table:table-cell>
          <table:table-cell office:value-type="float" office:value="68.1399993896" calcext:value-type="float">
            <text:p>68.1399993896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table:formula="of:=[.C2794]-[.A2794]" office:value-type="float" office:value="1.1199989319" calcext:value-type="float">
            <text:p>1.1199989319</text:p>
          </table:table-cell>
          <table:table-cell office:value-type="float" office:value="42.6199989319" calcext:value-type="float">
            <text:p>42.619998931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C2795]-[.A2795]" office:value-type="float" office:value="-1.13999939000001" calcext:value-type="float">
            <text:p>-1.13999939</text:p>
          </table:table-cell>
          <table:table-cell office:value-type="float" office:value="149.86000061" calcext:value-type="float">
            <text:p>149.8600006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C2796]-[.A2796]" office:value-type="float" office:value="0.100006103999988" calcext:value-type="float">
            <text:p>0.100006104</text:p>
          </table:table-cell>
          <table:table-cell office:value-type="float" office:value="137.100006104" calcext:value-type="float">
            <text:p>137.100006104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table:formula="of:=[.C2797]-[.A2797]" office:value-type="float" office:value="-1.19999694800001" calcext:value-type="float">
            <text:p>-1.199996948</text:p>
          </table:table-cell>
          <table:table-cell office:value-type="float" office:value="152.300003052" calcext:value-type="float">
            <text:p>152.300003052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formula="of:=[.C2798]-[.A2798]" office:value-type="float" office:value="1.2599983215" calcext:value-type="float">
            <text:p>1.2599983215</text:p>
          </table:table-cell>
          <table:table-cell office:value-type="float" office:value="50.7599983215" calcext:value-type="float">
            <text:p>50.7599983215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table:formula="of:=[.C2799]-[.A2799]" office:value-type="float" office:value="-0.120002747000001" calcext:value-type="float">
            <text:p>-0.120002747</text:p>
          </table:table-cell>
          <table:table-cell office:value-type="float" office:value="115.379997253" calcext:value-type="float">
            <text:p>115.3799972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2800]-[.A2800]" office:value-type="float" office:value="0.319999695000007" calcext:value-type="float">
            <text:p>0.319999695</text:p>
          </table:table-cell>
          <table:table-cell office:value-type="float" office:value="108.319999695" calcext:value-type="float">
            <text:p>108.31999969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C2801]-[.A2801]" office:value-type="float" office:value="-0.97000122099999" calcext:value-type="float">
            <text:p>-0.970001221</text:p>
          </table:table-cell>
          <table:table-cell office:value-type="float" office:value="152.029998779" calcext:value-type="float">
            <text:p>152.029998779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C2802]-[.A2802]" office:value-type="float" office:value="0.670000076299999" calcext:value-type="float">
            <text:p>0.6700000763</text:p>
          </table:table-cell>
          <table:table-cell office:value-type="float" office:value="21.1700000763" calcext:value-type="float">
            <text:p>21.17000007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803]-[.A2803]" office:value-type="float" office:value="0.809999465899999" calcext:value-type="float">
            <text:p>0.8099994659</text:p>
          </table:table-cell>
          <table:table-cell office:value-type="float" office:value="19.8099994659" calcext:value-type="float">
            <text:p>19.8099994659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table:formula="of:=[.C2804]-[.A2804]" office:value-type="float" office:value="-1.07000732399999" calcext:value-type="float">
            <text:p>-1.070007324</text:p>
          </table:table-cell>
          <table:table-cell office:value-type="float" office:value="163.429992676" calcext:value-type="float">
            <text:p>163.429992676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table:formula="of:=[.C2805]-[.A2805]" office:value-type="float" office:value="1.4500007629" calcext:value-type="float">
            <text:p>1.4500007629</text:p>
          </table:table-cell>
          <table:table-cell office:value-type="float" office:value="49.9500007629" calcext:value-type="float">
            <text:p>49.950000762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2806]-[.A2806]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C2807]-[.A2807]" office:value-type="float" office:value="0.830001831100006" calcext:value-type="float">
            <text:p>0.8300018311</text:p>
          </table:table-cell>
          <table:table-cell office:value-type="float" office:value="95.8300018311" calcext:value-type="float">
            <text:p>95.83000183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2808]-[.A2808]" office:value-type="float" office:value="-0.38999939" calcext:value-type="float">
            <text:p>-0.38999939</text:p>
          </table:table-cell>
          <table:table-cell office:value-type="float" office:value="124.61000061" calcext:value-type="float">
            <text:p>124.610000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2809]-[.A2809]" office:value-type="float" office:value="1.2799987793" calcext:value-type="float">
            <text:p>1.2799987793</text:p>
          </table:table-cell>
          <table:table-cell office:value-type="float" office:value="76.2799987793" calcext:value-type="float">
            <text:p>76.2799987793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table:formula="of:=[.C2810]-[.A2810]" office:value-type="float" office:value="1.16999816889999" calcext:value-type="float">
            <text:p>1.1699981689</text:p>
          </table:table-cell>
          <table:table-cell office:value-type="float" office:value="71.6699981689" calcext:value-type="float">
            <text:p>71.669998168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C2811]-[.A2811]" office:value-type="float" office:value="-1.27999877900001" calcext:value-type="float">
            <text:p>-1.279998779</text:p>
          </table:table-cell>
          <table:table-cell office:value-type="float" office:value="160.720001221" calcext:value-type="float">
            <text:p>160.720001221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table:formula="of:=[.C2812]-[.A2812]" office:value-type="float" office:value="0.120002747000001" calcext:value-type="float">
            <text:p>0.120002747</text:p>
          </table:table-cell>
          <table:table-cell office:value-type="float" office:value="121.620002747" calcext:value-type="float">
            <text:p>121.620002747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table:formula="of:=[.C2813]-[.A2813]" office:value-type="float" office:value="-0.610000609999986" calcext:value-type="float">
            <text:p>-0.61000061</text:p>
          </table:table-cell>
          <table:table-cell office:value-type="float" office:value="143.88999939" calcext:value-type="float">
            <text:p>143.8899993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C2814]-[.A2814]" office:value-type="float" office:value="-1.689999997616" calcext:value-type="float">
            <text:p>-1.6899999976</text:p>
          </table:table-cell>
          <table:table-cell office:value-type="float" office:value="0.810000002384" calcext:value-type="float">
            <text:p>0.81000000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C2815]-[.A2815]" office:value-type="float" office:value="-0.97000122099999" calcext:value-type="float">
            <text:p>-0.970001221</text:p>
          </table:table-cell>
          <table:table-cell office:value-type="float" office:value="152.029998779" calcext:value-type="float">
            <text:p>152.02999877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C2816]-[.A2816]" office:value-type="float" office:value="-0.34999990463" calcext:value-type="float">
            <text:p>-0.3499999046</text:p>
          </table:table-cell>
          <table:table-cell office:value-type="float" office:value="5.15000009537" calcext:value-type="float">
            <text:p>5.15000009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2817]-[.A2817]" office:value-type="float" office:value="1.0999984741" calcext:value-type="float">
            <text:p>1.0999984741</text:p>
          </table:table-cell>
          <table:table-cell office:value-type="float" office:value="77.0999984741" calcext:value-type="float">
            <text:p>77.0999984741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C2818]-[.A2818]" office:value-type="float" office:value="0.38999939" calcext:value-type="float">
            <text:p>0.38999939</text:p>
          </table:table-cell>
          <table:table-cell office:value-type="float" office:value="102.88999939" calcext:value-type="float">
            <text:p>102.88999939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table:formula="of:=[.C2819]-[.A2819]" office:value-type="float" office:value="-0.710006714000002" calcext:value-type="float">
            <text:p>-0.710006714</text:p>
          </table:table-cell>
          <table:table-cell office:value-type="float" office:value="145.789993286" calcext:value-type="float">
            <text:p>145.7899932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2820]-[.A2820]" office:value-type="float" office:value="0.949996948199996" calcext:value-type="float">
            <text:p>0.9499969482</text:p>
          </table:table-cell>
          <table:table-cell office:value-type="float" office:value="90.9499969482" calcext:value-type="float">
            <text:p>90.9499969482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table:formula="of:=[.C2821]-[.A2821]" office:value-type="float" office:value="1.1800003052" calcext:value-type="float">
            <text:p>1.1800003052</text:p>
          </table:table-cell>
          <table:table-cell office:value-type="float" office:value="68.6800003052" calcext:value-type="float">
            <text:p>68.68000030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2822]-[.A2822]" office:value-type="float" office:value="0.889999389600007" calcext:value-type="float">
            <text:p>0.8899993896</text:p>
          </table:table-cell>
          <table:table-cell office:value-type="float" office:value="83.8899993896" calcext:value-type="float">
            <text:p>83.889999389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C2823]-[.A2823]" office:value-type="float" office:value="-2.24000549300001" calcext:value-type="float">
            <text:p>-2.2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2824]-[.A2824]" office:value-type="float" office:value="1.3399963379" calcext:value-type="float">
            <text:p>1.3399963379</text:p>
          </table:table-cell>
          <table:table-cell office:value-type="float" office:value="64.3399963379" calcext:value-type="float">
            <text:p>64.33999633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2825]-[.A2825]" office:value-type="float" office:value="-0.13000011444" calcext:value-type="float">
            <text:p>-0.1300001144</text:p>
          </table:table-cell>
          <table:table-cell office:value-type="float" office:value="7.86999988556" calcext:value-type="float">
            <text:p>7.8699998856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C2826]-[.A2826]" office:value-type="float" office:value="0.549999237100003" calcext:value-type="float">
            <text:p>0.5499992371</text:p>
          </table:table-cell>
          <table:table-cell office:value-type="float" office:value="48.0499992371" calcext:value-type="float">
            <text:p>48.0499992371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table:formula="of:=[.C2827]-[.A2827]" office:value-type="float" office:value="0.199996948000006" calcext:value-type="float">
            <text:p>0.199996948</text:p>
          </table:table-cell>
          <table:table-cell office:value-type="float" office:value="125.699996948" calcext:value-type="float">
            <text:p>125.699996948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table:formula="of:=[.C2828]-[.A2828]" office:value-type="float" office:value="1.2699966431" calcext:value-type="float">
            <text:p>1.2699966431</text:p>
          </table:table-cell>
          <table:table-cell office:value-type="float" office:value="69.7699966431" calcext:value-type="float">
            <text:p>69.76999664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C2829]-[.A2829]" office:value-type="float" office:value="-0.419998168999996" calcext:value-type="float">
            <text:p>-0.419998169</text:p>
          </table:table-cell>
          <table:table-cell office:value-type="float" office:value="130.580001831" calcext:value-type="float">
            <text:p>130.580001831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table:formula="of:=[.C2830]-[.A2830]" office:value-type="float" office:value="-1.97999572800001" calcext:value-type="float">
            <text:p>-1.979995728</text:p>
          </table:table-cell>
          <table:table-cell office:value-type="float" office:value="164.520004272" calcext:value-type="float">
            <text:p>164.5200042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C2831]-[.A2831]" office:value-type="float" office:value="0.800003051800005" calcext:value-type="float">
            <text:p>0.8000030518</text:p>
          </table:table-cell>
          <table:table-cell office:value-type="float" office:value="82.8000030518" calcext:value-type="float">
            <text:p>82.80000305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2832]-[.A2832]" office:value-type="float" office:value="0.790000915500002" calcext:value-type="float">
            <text:p>0.7900009155</text:p>
          </table:table-cell>
          <table:table-cell office:value-type="float" office:value="44.7900009155" calcext:value-type="float">
            <text:p>44.7900009155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table:formula="of:=[.C2833]-[.A2833]" office:value-type="float" office:value="-1.67999267600001" calcext:value-type="float">
            <text:p>-1.679992676</text:p>
          </table:table-cell>
          <table:table-cell office:value-type="float" office:value="158.820007324" calcext:value-type="float">
            <text:p>158.8200073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C2834]-[.A2834]" office:value-type="float" office:value="-0.520004271999994" calcext:value-type="float">
            <text:p>-0.520004272</text:p>
          </table:table-cell>
          <table:table-cell office:value-type="float" office:value="132.479995728" calcext:value-type="float">
            <text:p>132.479995728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[.C2835]-[.A2835]" office:value-type="float" office:value="0.629999160800001" calcext:value-type="float">
            <text:p>0.6299991608</text:p>
          </table:table-cell>
          <table:table-cell office:value-type="float" office:value="30.1299991608" calcext:value-type="float">
            <text:p>30.129999160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C2836]-[.A2836]" office:value-type="float" office:value="-1.69999694800001" calcext:value-type="float">
            <text:p>-1.699996948</text:p>
          </table:table-cell>
          <table:table-cell office:value-type="float" office:value="152.300003052" calcext:value-type="float">
            <text:p>152.30000305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C2837]-[.A2837]" office:value-type="float" office:value="-0.0900001525900009" calcext:value-type="float">
            <text:p>-0.0900001526</text:p>
          </table:table-cell>
          <table:table-cell office:value-type="float" office:value="8.40999984741" calcext:value-type="float">
            <text:p>8.409999847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C2838]-[.A2838]" office:value-type="float" office:value="-0.80999755900001" calcext:value-type="float">
            <text:p>-0.809997559</text:p>
          </table:table-cell>
          <table:table-cell office:value-type="float" office:value="138.190002441" calcext:value-type="float">
            <text:p>138.1900024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2839]-[.A2839]" office:value-type="float" office:value="0.590000152599998" calcext:value-type="float">
            <text:p>0.5900001526</text:p>
          </table:table-cell>
          <table:table-cell office:value-type="float" office:value="29.5900001526" calcext:value-type="float">
            <text:p>29.59000015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2840]-[.A2840]" office:value-type="float" office:value="0.709999084499998" calcext:value-type="float">
            <text:p>0.7099990845</text:p>
          </table:table-cell>
          <table:table-cell office:value-type="float" office:value="81.7099990845" calcext:value-type="float">
            <text:p>81.70999908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2841]-[.A2841]" office:value-type="float" office:value="-0.67000007629" calcext:value-type="float">
            <text:p>-0.6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2842]-[.A2842]" office:value-type="float" office:value="-0.420000076299999" calcext:value-type="float">
            <text:p>-0.4200000763</text:p>
          </table:table-cell>
          <table:table-cell office:value-type="float" office:value="10.5799999237" calcext:value-type="float">
            <text:p>10.579999923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C2843]-[.A2843]" office:value-type="float" office:value="-2.52999877900001" calcext:value-type="float">
            <text:p>-2.529998779</text:p>
          </table:table-cell>
          <table:table-cell office:value-type="float" office:value="176.470001221" calcext:value-type="float">
            <text:p>176.47000122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2844]-[.A2844]" office:value-type="float" office:value="0.170000076299999" calcext:value-type="float">
            <text:p>0.1700000763</text:p>
          </table:table-cell>
          <table:table-cell office:value-type="float" office:value="11.6700000763" calcext:value-type="float">
            <text:p>11.6700000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845]-[.A2845]" office:value-type="float" office:value="-0.810000002384" calcext:value-type="float">
            <text:p>-0.8100000024</text:p>
          </table:table-cell>
          <table:table-cell office:value-type="float" office:value="-0.810000002384" calcext:value-type="float">
            <text:p>-0.81000000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2846]-[.A2846]" office:value-type="float" office:value="0.580001831099999" calcext:value-type="float">
            <text:p>0.5800018311</text:p>
          </table:table-cell>
          <table:table-cell office:value-type="float" office:value="51.5800018311" calcext:value-type="float">
            <text:p>51.580001831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2847]-[.A2847]" office:value-type="float" office:value="-2.039993286" calcext:value-type="float">
            <text:p>-2.039993286</text:p>
          </table:table-cell>
          <table:table-cell office:value-type="float" office:value="166.960006714" calcext:value-type="float">
            <text:p>166.96000671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C2848]-[.A2848]" office:value-type="float" office:value="0.239997864000003" calcext:value-type="float">
            <text:p>0.239997864</text:p>
          </table:table-cell>
          <table:table-cell office:value-type="float" office:value="126.239997864" calcext:value-type="float">
            <text:p>126.239997864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C2849]-[.A2849]" office:value-type="float" office:value="1.5800018311" calcext:value-type="float">
            <text:p>1.5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[.C2850]-[.A2850]" office:value-type="float" office:value="1.1700000763" calcext:value-type="float">
            <text:p>1.1700000763</text:p>
          </table:table-cell>
          <table:table-cell office:value-type="float" office:value="30.6700000763" calcext:value-type="float">
            <text:p>30.6700000763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C2851]-[.A2851]" office:value-type="float" office:value="0.309999465899999" calcext:value-type="float">
            <text:p>0.3099994659</text:p>
          </table:table-cell>
          <table:table-cell office:value-type="float" office:value="19.8099994659" calcext:value-type="float">
            <text:p>19.8099994659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table:formula="of:=[.C2852]-[.A2852]" office:value-type="float" office:value="-0.710006714000002" calcext:value-type="float">
            <text:p>-0.710006714</text:p>
          </table:table-cell>
          <table:table-cell office:value-type="float" office:value="145.789993286" calcext:value-type="float">
            <text:p>145.789993286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C2853]-[.A2853]" office:value-type="float" office:value="0.279998778999996" calcext:value-type="float">
            <text:p>0.279998779</text:p>
          </table:table-cell>
          <table:table-cell office:value-type="float" office:value="107.779998779" calcext:value-type="float">
            <text:p>107.779998779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table:formula="of:=[.C2854]-[.A2854]" office:value-type="float" office:value="-0.610000609999986" calcext:value-type="float">
            <text:p>-0.61000061</text:p>
          </table:table-cell>
          <table:table-cell office:value-type="float" office:value="143.88999939" calcext:value-type="float">
            <text:p>143.889999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2855]-[.A2855]" office:value-type="float" office:value="1.1599998474" calcext:value-type="float">
            <text:p>1.1599998474</text:p>
          </table:table-cell>
          <table:table-cell office:value-type="float" office:value="43.1599998474" calcext:value-type="float">
            <text:p>43.15999984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C2856]-[.A2856]" office:value-type="float" office:value="0.760002136200001" calcext:value-type="float">
            <text:p>0.7600021362</text:p>
          </table:table-cell>
          <table:table-cell office:value-type="float" office:value="91.7600021362" calcext:value-type="float">
            <text:p>91.76000213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857]-[.A2857]" office:value-type="float" office:value="0.790000915499999" calcext:value-type="float">
            <text:p>0.7900009155</text:p>
          </table:table-cell>
          <table:table-cell office:value-type="float" office:value="25.7900009155" calcext:value-type="float">
            <text:p>25.79000091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C2858]-[.A2858]" office:value-type="float" office:value="-2.419998169" calcext:value-type="float">
            <text:p>-2.419998169</text:p>
          </table:table-cell>
          <table:table-cell office:value-type="float" office:value="171.580001831" calcext:value-type="float">
            <text:p>171.5800018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2859]-[.A2859]" office:value-type="float" office:value="1.1599998474" calcext:value-type="float">
            <text:p>1.1599998474</text:p>
          </table:table-cell>
          <table:table-cell office:value-type="float" office:value="43.1599998474" calcext:value-type="float">
            <text:p>43.15999984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C2860]-[.A2860]" office:value-type="float" office:value="0.529998779300001" calcext:value-type="float">
            <text:p>0.5299987793</text:p>
          </table:table-cell>
          <table:table-cell office:value-type="float" office:value="82.5299987793" calcext:value-type="float">
            <text:p>82.529998779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C2861]-[.A2861]" office:value-type="float" office:value="0.260000228900001" calcext:value-type="float">
            <text:p>0.2600002289</text:p>
          </table:table-cell>
          <table:table-cell office:value-type="float" office:value="12.7600002289" calcext:value-type="float">
            <text:p>12.7600002289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[.C2862]-[.A2862]" office:value-type="float" office:value="-0.260002135999997" calcext:value-type="float">
            <text:p>-0.260002136</text:p>
          </table:table-cell>
          <table:table-cell office:value-type="float" office:value="126.239997864" calcext:value-type="float">
            <text:p>126.239997864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table:formula="of:=[.C2863]-[.A2863]" office:value-type="float" office:value="1.0699996948" calcext:value-type="float">
            <text:p>1.0699996948</text:p>
          </table:table-cell>
          <table:table-cell office:value-type="float" office:value="92.5699996948" calcext:value-type="float">
            <text:p>92.56999969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C2864]-[.A2864]" office:value-type="float" office:value="-0.160003661999994" calcext:value-type="float">
            <text:p>-0.160003662</text:p>
          </table:table-cell>
          <table:table-cell office:value-type="float" office:value="114.839996338" calcext:value-type="float">
            <text:p>114.8399963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C2865]-[.A2865]" office:value-type="float" office:value="0.0500030519999939" calcext:value-type="float">
            <text:p>0.050003052</text:p>
          </table:table-cell>
          <table:table-cell office:value-type="float" office:value="127.050003052" calcext:value-type="float">
            <text:p>127.0500030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C2866]-[.A2866]" office:value-type="float" office:value="-0.669998168999996" calcext:value-type="float">
            <text:p>-0.669998169</text:p>
          </table:table-cell>
          <table:table-cell office:value-type="float" office:value="146.330001831" calcext:value-type="float">
            <text:p>146.330001831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C2867]-[.A2867]" office:value-type="float" office:value="0.690000534100001" calcext:value-type="float">
            <text:p>0.6900005341</text:p>
          </table:table-cell>
          <table:table-cell office:value-type="float" office:value="18.1900005341" calcext:value-type="float">
            <text:p>18.1900005341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[.C2868]-[.A2868]" office:value-type="float" office:value="0.6100006104" calcext:value-type="float">
            <text:p>0.6100006104</text:p>
          </table:table-cell>
          <table:table-cell office:value-type="float" office:value="55.1100006104" calcext:value-type="float">
            <text:p>55.110000610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C2869]-[.A2869]" office:value-type="float" office:value="-0.300003051999994" calcext:value-type="float">
            <text:p>-0.300003052</text:p>
          </table:table-cell>
          <table:table-cell office:value-type="float" office:value="125.699996948" calcext:value-type="float">
            <text:p>125.6999969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C2870]-[.A2870]" office:value-type="float" office:value="0.339996338000006" calcext:value-type="float">
            <text:p>0.339996338</text:p>
          </table:table-cell>
          <table:table-cell office:value-type="float" office:value="124.339996338" calcext:value-type="float">
            <text:p>124.339996338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formula="of:=[.C2871]-[.A2871]" office:value-type="float" office:value="0.309997558999996" calcext:value-type="float">
            <text:p>0.309997559</text:p>
          </table:table-cell>
          <table:table-cell office:value-type="float" office:value="120.809997559" calcext:value-type="float">
            <text:p>120.8099975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2872]-[.A2872]" office:value-type="float" office:value="0.849998474100005" calcext:value-type="float">
            <text:p>0.8499984741</text:p>
          </table:table-cell>
          <table:table-cell office:value-type="float" office:value="70.8499984741" calcext:value-type="float">
            <text:p>70.84999847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C2873]-[.A2873]" office:value-type="float" office:value="-1.44999694800001" calcext:value-type="float">
            <text:p>-1.449996948</text:p>
          </table:table-cell>
          <table:table-cell office:value-type="float" office:value="158.550003052" calcext:value-type="float">
            <text:p>158.5500030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874]-[.A2874]" office:value-type="float" office:value="0.270000457799998" calcext:value-type="float">
            <text:p>0.2700004578</text:p>
          </table:table-cell>
          <table:table-cell office:value-type="float" office:value="19.2700004578" calcext:value-type="float">
            <text:p>19.27000045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C2875]-[.A2875]" office:value-type="float" office:value="-2.24000549300001" calcext:value-type="float">
            <text:p>-2.2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C2876]-[.A2876]" office:value-type="float" office:value="-2.080001831" calcext:value-type="float">
            <text:p>-2.080001831</text:p>
          </table:table-cell>
          <table:table-cell office:value-type="float" office:value="175.919998169" calcext:value-type="float">
            <text:p>175.91999816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2877]-[.A2877]" office:value-type="float" office:value="-1.310000002384" calcext:value-type="float">
            <text:p>-1.3100000024</text:p>
          </table:table-cell>
          <table:table-cell office:value-type="float" office:value="-0.810000002384" calcext:value-type="float">
            <text:p>-0.8100000024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C2878]-[.A2878]" office:value-type="float" office:value="0.1399993896" calcext:value-type="float">
            <text:p>0.1399993896</text:p>
          </table:table-cell>
          <table:table-cell office:value-type="float" office:value="17.6399993896" calcext:value-type="float">
            <text:p>17.639999389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C2879]-[.A2879]" office:value-type="float" office:value="-2.52000427199999" calcext:value-type="float">
            <text:p>-2.520004272</text:p>
          </table:table-cell>
          <table:table-cell office:value-type="float" office:value="173.479995728" calcext:value-type="float">
            <text:p>173.479995728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table:formula="of:=[.C2880]-[.A2880]" office:value-type="float" office:value="-0.369995117000002" calcext:value-type="float">
            <text:p>-0.369995117</text:p>
          </table:table-cell>
          <table:table-cell office:value-type="float" office:value="131.130004883" calcext:value-type="float">
            <text:p>131.1300048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C2881]-[.A2881]" office:value-type="float" office:value="-0.55999755900001" calcext:value-type="float">
            <text:p>-0.559997559</text:p>
          </table:table-cell>
          <table:table-cell office:value-type="float" office:value="141.440002441" calcext:value-type="float">
            <text:p>141.4400024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C2882]-[.A2882]" office:value-type="float" office:value="-1.41000366200001" calcext:value-type="float">
            <text:p>-1.410003662</text:p>
          </table:table-cell>
          <table:table-cell office:value-type="float" office:value="149.589996338" calcext:value-type="float">
            <text:p>149.5899963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C2883]-[.A2883]" office:value-type="float" office:value="0.349998474000003" calcext:value-type="float">
            <text:p>0.349998474</text:p>
          </table:table-cell>
          <table:table-cell office:value-type="float" office:value="121.349998474" calcext:value-type="float">
            <text:p>121.3499984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C2884]-[.A2884]" office:value-type="float" office:value="1.33000183110001" calcext:value-type="float">
            <text:p>1.3300018311</text:p>
          </table:table-cell>
          <table:table-cell office:value-type="float" office:value="67.3300018311" calcext:value-type="float">
            <text:p>67.3300018311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table:formula="of:=[.C2885]-[.A2885]" office:value-type="float" office:value="1.1199989319" calcext:value-type="float">
            <text:p>1.1199989319</text:p>
          </table:table-cell>
          <table:table-cell office:value-type="float" office:value="61.6199989319" calcext:value-type="float">
            <text:p>61.619998931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[.C2886]-[.A2886]" office:value-type="float" office:value="0.4300003052" calcext:value-type="float">
            <text:p>0.4300003052</text:p>
          </table:table-cell>
          <table:table-cell office:value-type="float" office:value="14.9300003052" calcext:value-type="float">
            <text:p>14.9300003052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table:formula="of:=[.C2887]-[.A2887]" office:value-type="float" office:value="1.0899963379" calcext:value-type="float">
            <text:p>1.0899963379</text:p>
          </table:table-cell>
          <table:table-cell office:value-type="float" office:value="89.5899963379" calcext:value-type="float">
            <text:p>89.58999633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C2888]-[.A2888]" office:value-type="float" office:value="-1.94999694800001" calcext:value-type="float">
            <text:p>-1.949996948</text:p>
          </table:table-cell>
          <table:table-cell office:value-type="float" office:value="168.050003052" calcext:value-type="float">
            <text:p>168.050003052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[.C2889]-[.A2889]" office:value-type="float" office:value="-0.0899963379999917" calcext:value-type="float">
            <text:p>-0.089996338</text:p>
          </table:table-cell>
          <table:table-cell office:value-type="float" office:value="128.410003662" calcext:value-type="float">
            <text:p>128.410003662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table:formula="of:=[.C2890]-[.A2890]" office:value-type="float" office:value="-1.72000122099999" calcext:value-type="float">
            <text:p>-1.720001221</text:p>
          </table:table-cell>
          <table:table-cell office:value-type="float" office:value="167.779998779" calcext:value-type="float">
            <text:p>167.77999877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2891]-[.A2891]" office:value-type="float" office:value="0.86000061" calcext:value-type="float">
            <text:p>0.86000061</text:p>
          </table:table-cell>
          <table:table-cell office:value-type="float" office:value="108.86000061" calcext:value-type="float">
            <text:p>108.860000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2892]-[.A2892]" office:value-type="float" office:value="1.3699989319" calcext:value-type="float">
            <text:p>1.3699989319</text:p>
          </table:table-cell>
          <table:table-cell office:value-type="float" office:value="58.3699989319" calcext:value-type="float">
            <text:p>58.36999893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C2893]-[.A2893]" office:value-type="float" office:value="0.269996642999999" calcext:value-type="float">
            <text:p>0.269996643</text:p>
          </table:table-cell>
          <table:table-cell office:value-type="float" office:value="120.269996643" calcext:value-type="float">
            <text:p>120.269996643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C2894]-[.A2894]" office:value-type="float" office:value="-0.0599975589999957" calcext:value-type="float">
            <text:p>-0.059997559</text:p>
          </table:table-cell>
          <table:table-cell office:value-type="float" office:value="122.440002441" calcext:value-type="float">
            <text:p>122.440002441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table:formula="of:=[.C2895]-[.A2895]" office:value-type="float" office:value="1.3499984741" calcext:value-type="float">
            <text:p>1.3499984741</text:p>
          </table:table-cell>
          <table:table-cell office:value-type="float" office:value="70.8499984741" calcext:value-type="float">
            <text:p>70.84999847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2896]-[.A2896]" office:value-type="float" office:value="1.4799995422" calcext:value-type="float">
            <text:p>1.4799995422</text:p>
          </table:table-cell>
          <table:table-cell office:value-type="float" office:value="53.4799995422" calcext:value-type="float">
            <text:p>53.4799995422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formula="of:=[.C2897]-[.A2897]" office:value-type="float" office:value="0.0400009159999968" calcext:value-type="float">
            <text:p>0.040000916</text:p>
          </table:table-cell>
          <table:table-cell office:value-type="float" office:value="120.540000916" calcext:value-type="float">
            <text:p>120.5400009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2898]-[.A2898]" office:value-type="float" office:value="-0.22999954224" calcext:value-type="float">
            <text:p>-0.2299995422</text:p>
          </table:table-cell>
          <table:table-cell office:value-type="float" office:value="9.77000045776" calcext:value-type="float">
            <text:p>9.77000045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C2899]-[.A2899]" office:value-type="float" office:value="-1.5" calcext:value-type="float">
            <text:p>-1.5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table:formula="of:=[.C2900]-[.A2900]" office:value-type="float" office:value="-1.19999694800001" calcext:value-type="float">
            <text:p>-1.199996948</text:p>
          </table:table-cell>
          <table:table-cell office:value-type="float" office:value="152.300003052" calcext:value-type="float">
            <text:p>152.300003052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C2901]-[.A2901]" office:value-type="float" office:value="0.5699996948" calcext:value-type="float">
            <text:p>0.5699996948</text:p>
          </table:table-cell>
          <table:table-cell office:value-type="float" office:value="23.0699996948" calcext:value-type="float">
            <text:p>23.06999969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2902]-[.A2902]" office:value-type="float" office:value="0.989997863799999" calcext:value-type="float">
            <text:p>0.9899978638</text:p>
          </table:table-cell>
          <table:table-cell office:value-type="float" office:value="81.9899978638" calcext:value-type="float">
            <text:p>81.989997863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C2903]-[.A2903]" office:value-type="float" office:value="-1.169998169" calcext:value-type="float">
            <text:p>-1.169998169</text:p>
          </table:table-cell>
          <table:table-cell office:value-type="float" office:value="155.830001831" calcext:value-type="float">
            <text:p>155.8300018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C2904]-[.A2904]" office:value-type="float" office:value="1.1900024414" calcext:value-type="float">
            <text:p>1.1900024414</text:p>
          </table:table-cell>
          <table:table-cell office:value-type="float" office:value="97.1900024414" calcext:value-type="float">
            <text:p>97.19000244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2905]-[.A2905]" office:value-type="float" office:value="0.729999542199998" calcext:value-type="float">
            <text:p>0.7299995422</text:p>
          </table:table-cell>
          <table:table-cell office:value-type="float" office:value="37.7299995422" calcext:value-type="float">
            <text:p>37.729999542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[.C2906]-[.A2906]" office:value-type="float" office:value="0.4300003052" calcext:value-type="float">
            <text:p>0.4300003052</text:p>
          </table:table-cell>
          <table:table-cell office:value-type="float" office:value="14.9300003052" calcext:value-type="float">
            <text:p>14.93000030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C2907]-[.A2907]" office:value-type="float" office:value="0.349998474000003" calcext:value-type="float">
            <text:p>0.349998474</text:p>
          </table:table-cell>
          <table:table-cell office:value-type="float" office:value="121.349998474" calcext:value-type="float">
            <text:p>121.3499984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2908]-[.A2908]" office:value-type="float" office:value="0.190000534100001" calcext:value-type="float">
            <text:p>0.1900005341</text:p>
          </table:table-cell>
          <table:table-cell office:value-type="float" office:value="18.1900005341" calcext:value-type="float">
            <text:p>18.1900005341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C2909]-[.A2909]" office:value-type="float" office:value="0.930000305199997" calcext:value-type="float">
            <text:p>0.9300003052</text:p>
          </table:table-cell>
          <table:table-cell office:value-type="float" office:value="43.4300003052" calcext:value-type="float">
            <text:p>43.43000030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2910]-[.A2910]" office:value-type="float" office:value="-1.10000002384" calcext:value-type="float">
            <text:p>-1.1000000238</text:p>
          </table:table-cell>
          <table:table-cell office:value-type="float" office:value="1.89999997616" calcext:value-type="float">
            <text:p>1.89999997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2911]-[.A2911]" office:value-type="float" office:value="0.319999695000007" calcext:value-type="float">
            <text:p>0.319999695</text:p>
          </table:table-cell>
          <table:table-cell office:value-type="float" office:value="108.319999695" calcext:value-type="float">
            <text:p>108.31999969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C2912]-[.A2912]" office:value-type="float" office:value="0.5699996948" calcext:value-type="float">
            <text:p>0.5699996948</text:p>
          </table:table-cell>
          <table:table-cell office:value-type="float" office:value="23.0699996948" calcext:value-type="float">
            <text:p>23.0699996948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table:formula="of:=[.C2913]-[.A2913]" office:value-type="float" office:value="0.730003357000001" calcext:value-type="float">
            <text:p>0.730003357</text:p>
          </table:table-cell>
          <table:table-cell office:value-type="float" office:value="107.230003357" calcext:value-type="float">
            <text:p>107.2300033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914]-[.A2914]" office:value-type="float" office:value="0.790000915499999" calcext:value-type="float">
            <text:p>0.7900009155</text:p>
          </table:table-cell>
          <table:table-cell office:value-type="float" office:value="25.7900009155" calcext:value-type="float">
            <text:p>25.790000915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C2915]-[.A2915]" office:value-type="float" office:value="-1.35000610399999" calcext:value-type="float">
            <text:p>-1.350006104</text:p>
          </table:table-cell>
          <table:table-cell office:value-type="float" office:value="156.649993896" calcext:value-type="float">
            <text:p>156.64999389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C2916]-[.A2916]" office:value-type="float" office:value="0.130004882999998" calcext:value-type="float">
            <text:p>0.130004883</text:p>
          </table:table-cell>
          <table:table-cell office:value-type="float" office:value="131.130004883" calcext:value-type="float">
            <text:p>131.13000488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C2917]-[.A2917]" office:value-type="float" office:value="-0.539993285999998" calcext:value-type="float">
            <text:p>-0.539993286</text:p>
          </table:table-cell>
          <table:table-cell office:value-type="float" office:value="138.460006714" calcext:value-type="float">
            <text:p>138.4600067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C2918]-[.A2918]" office:value-type="float" office:value="-0.97000122099999" calcext:value-type="float">
            <text:p>-0.970001221</text:p>
          </table:table-cell>
          <table:table-cell office:value-type="float" office:value="152.029998779" calcext:value-type="float">
            <text:p>152.029998779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table:formula="of:=[.C2919]-[.A2919]" office:value-type="float" office:value="1.7399978638" calcext:value-type="float">
            <text:p>1.7399978638</text:p>
          </table:table-cell>
          <table:table-cell office:value-type="float" office:value="85.2399978638" calcext:value-type="float">
            <text:p>85.2399978638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table:formula="of:=[.C2920]-[.A2920]" office:value-type="float" office:value="1.3800010681" calcext:value-type="float">
            <text:p>1.3800010681</text:p>
          </table:table-cell>
          <table:table-cell office:value-type="float" office:value="45.8800010681" calcext:value-type="float">
            <text:p>45.8800010681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table:formula="of:=[.C2921]-[.A2921]" office:value-type="float" office:value="0.760002136200001" calcext:value-type="float">
            <text:p>0.7600021362</text:p>
          </table:table-cell>
          <table:table-cell office:value-type="float" office:value="82.2600021362" calcext:value-type="float">
            <text:p>82.26000213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C2922]-[.A2922]" office:value-type="float" office:value="-0.660003662000008" calcext:value-type="float">
            <text:p>-0.660003662</text:p>
          </table:table-cell>
          <table:table-cell office:value-type="float" office:value="143.339996338" calcext:value-type="float">
            <text:p>143.3399963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2923]-[.A2923]" office:value-type="float" office:value="1.1399993896" calcext:value-type="float">
            <text:p>1.1399993896</text:p>
          </table:table-cell>
          <table:table-cell office:value-type="float" office:value="49.1399993896" calcext:value-type="float">
            <text:p>49.1399993896</text:p>
          </table:table-cell>
        </table:table-row>
        <table:table-row table:style-name="ro1">
          <table:table-cell office:value-type="float" office:value="168.5" calcext:value-type="float">
            <text:p>168.5</text:p>
          </table:table-cell>
          <table:table-cell table:formula="of:=[.C2924]-[.A2924]" office:value-type="float" office:value="-2.080001831" calcext:value-type="float">
            <text:p>-2.080001831</text:p>
          </table:table-cell>
          <table:table-cell office:value-type="float" office:value="166.419998169" calcext:value-type="float">
            <text:p>166.419998169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table:formula="of:=[.C2925]-[.A2925]" office:value-type="float" office:value="1.08000183110001" calcext:value-type="float">
            <text:p>1.0800018311</text:p>
          </table:table-cell>
          <table:table-cell office:value-type="float" office:value="70.5800018311" calcext:value-type="float">
            <text:p>70.58000183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926]-[.A2926]" office:value-type="float" office:value="0.270000457799998" calcext:value-type="float">
            <text:p>0.2700004578</text:p>
          </table:table-cell>
          <table:table-cell office:value-type="float" office:value="19.2700004578" calcext:value-type="float">
            <text:p>19.2700004578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C2927]-[.A2927]" office:value-type="float" office:value="0.490001678500001" calcext:value-type="float">
            <text:p>0.4900016785</text:p>
          </table:table-cell>
          <table:table-cell office:value-type="float" office:value="40.9900016785" calcext:value-type="float">
            <text:p>40.99000167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C2928]-[.A2928]" office:value-type="float" office:value="-1.72000122099999" calcext:value-type="float">
            <text:p>-1.720001221</text:p>
          </table:table-cell>
          <table:table-cell office:value-type="float" office:value="158.279998779" calcext:value-type="float">
            <text:p>158.27999877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2929]-[.A2929]" office:value-type="float" office:value="0.319999695000007" calcext:value-type="float">
            <text:p>0.319999695</text:p>
          </table:table-cell>
          <table:table-cell office:value-type="float" office:value="108.319999695" calcext:value-type="float">
            <text:p>108.319999695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table:formula="of:=[.C2930]-[.A2930]" office:value-type="float" office:value="-2.38999939000001" calcext:value-type="float">
            <text:p>-2.38999939</text:p>
          </table:table-cell>
          <table:table-cell office:value-type="float" office:value="175.11000061" calcext:value-type="float">
            <text:p>175.110000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C2931]-[.A2931]" office:value-type="float" office:value="0.419998168999996" calcext:value-type="float">
            <text:p>0.419998169</text:p>
          </table:table-cell>
          <table:table-cell office:value-type="float" office:value="106.419998169" calcext:value-type="float">
            <text:p>106.419998169</text:p>
          </table:table-cell>
        </table:table-row>
        <table:table-row table:style-name="ro1">
          <table:table-cell office:value-type="float" office:value="151.5" calcext:value-type="float">
            <text:p>151.5</text:p>
          </table:table-cell>
          <table:table-cell table:formula="of:=[.C2932]-[.A2932]" office:value-type="float" office:value="-1.369995117" calcext:value-type="float">
            <text:p>-1.369995117</text:p>
          </table:table-cell>
          <table:table-cell office:value-type="float" office:value="150.130004883" calcext:value-type="float">
            <text:p>150.130004883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table:formula="of:=[.C2933]-[.A2933]" office:value-type="float" office:value="-1.82000732399999" calcext:value-type="float">
            <text:p>-1.820007324</text:p>
          </table:table-cell>
          <table:table-cell office:value-type="float" office:value="169.679992676" calcext:value-type="float">
            <text:p>169.679992676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table:formula="of:=[.C2934]-[.A2934]" office:value-type="float" office:value="0.75" calcext:value-type="float">
            <text:p>0.75</text:p>
          </table:table-cell>
          <table:table-cell office:value-type="float" office:value="104.25" calcext:value-type="float">
            <text:p>104.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C2935]-[.A2935]" office:value-type="float" office:value="-0.72000122099999" calcext:value-type="float">
            <text:p>-0.720001221</text:p>
          </table:table-cell>
          <table:table-cell office:value-type="float" office:value="136.279998779" calcext:value-type="float">
            <text:p>136.2799987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C2936]-[.A2936]" office:value-type="float" office:value="0.410003662000008" calcext:value-type="float">
            <text:p>0.410003662</text:p>
          </table:table-cell>
          <table:table-cell office:value-type="float" office:value="128.410003662" calcext:value-type="float">
            <text:p>128.4100036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2937]-[.A2937]" office:value-type="float" office:value="0.3800001144" calcext:value-type="float">
            <text:p>0.3800001144</text:p>
          </table:table-cell>
          <table:table-cell office:value-type="float" office:value="14.3800001144" calcext:value-type="float">
            <text:p>14.38000011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2938]-[.A2938]" office:value-type="float" office:value="0.689998626700003" calcext:value-type="float">
            <text:p>0.6899986267</text:p>
          </table:table-cell>
          <table:table-cell office:value-type="float" office:value="46.6899986267" calcext:value-type="float">
            <text:p>46.68999862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2939]-[.A2939]" office:value-type="float" office:value="0.559999465899999" calcext:value-type="float">
            <text:p>0.5599994659</text:p>
          </table:table-cell>
          <table:table-cell office:value-type="float" office:value="16.5599994659" calcext:value-type="float">
            <text:p>16.559999465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C2940]-[.A2940]" office:value-type="float" office:value="-2.24000549300001" calcext:value-type="float">
            <text:p>-2.2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C2941]-[.A2941]" office:value-type="float" office:value="-0.639999390000014" calcext:value-type="float">
            <text:p>-0.63999939</text:p>
          </table:table-cell>
          <table:table-cell office:value-type="float" office:value="140.36000061" calcext:value-type="float">
            <text:p>140.36000061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table:formula="of:=[.C2942]-[.A2942]" office:value-type="float" office:value="-1.19999694800001" calcext:value-type="float">
            <text:p>-1.199996948</text:p>
          </table:table-cell>
          <table:table-cell office:value-type="float" office:value="152.300003052" calcext:value-type="float">
            <text:p>152.300003052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table:formula="of:=[.C2943]-[.A2943]" office:value-type="float" office:value="0.419998168999996" calcext:value-type="float">
            <text:p>0.419998169</text:p>
          </table:table-cell>
          <table:table-cell office:value-type="float" office:value="115.919998169" calcext:value-type="float">
            <text:p>115.919998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C2944]-[.A2944]" office:value-type="float" office:value="-0.429992676000012" calcext:value-type="float">
            <text:p>-0.429992676</text:p>
          </table:table-cell>
          <table:table-cell office:value-type="float" office:value="133.570007324" calcext:value-type="float">
            <text:p>133.5700073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C2945]-[.A2945]" office:value-type="float" office:value="-1.33999633799999" calcext:value-type="float">
            <text:p>-1.339996338</text:p>
          </table:table-cell>
          <table:table-cell office:value-type="float" office:value="153.660003662" calcext:value-type="float">
            <text:p>153.660003662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C2946]-[.A2946]" office:value-type="float" office:value="1.0900001526" calcext:value-type="float">
            <text:p>1.0900001526</text:p>
          </table:table-cell>
          <table:table-cell office:value-type="float" office:value="29.5900001526" calcext:value-type="float">
            <text:p>29.59000015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2947]-[.A2947]" office:value-type="float" office:value="0.879997253400006" calcext:value-type="float">
            <text:p>0.8799972534</text:p>
          </table:table-cell>
          <table:table-cell office:value-type="float" office:value="64.8799972534" calcext:value-type="float">
            <text:p>64.87999725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C2948]-[.A2948]" office:value-type="float" office:value="-0.0800018310000041" calcext:value-type="float">
            <text:p>-0.080001831</text:p>
          </table:table-cell>
          <table:table-cell office:value-type="float" office:value="115.919998169" calcext:value-type="float">
            <text:p>115.919998169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table:formula="of:=[.C2949]-[.A2949]" office:value-type="float" office:value="0.900001525899995" calcext:value-type="float">
            <text:p>0.9000015259</text:p>
          </table:table-cell>
          <table:table-cell office:value-type="float" office:value="71.4000015259" calcext:value-type="float">
            <text:p>71.4000015259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C2950]-[.A2950]" office:value-type="float" office:value="1.2999992371" calcext:value-type="float">
            <text:p>1.2999992371</text:p>
          </table:table-cell>
          <table:table-cell office:value-type="float" office:value="63.7999992371" calcext:value-type="float">
            <text:p>63.7999992371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C2951]-[.A2951]" office:value-type="float" office:value="1.2400016785" calcext:value-type="float">
            <text:p>1.2400016785</text:p>
          </table:table-cell>
          <table:table-cell office:value-type="float" office:value="56.7400016785" calcext:value-type="float">
            <text:p>56.7400016785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table:formula="of:=[.C2952]-[.A2952]" office:value-type="float" office:value="-1.60000610399999" calcext:value-type="float">
            <text:p>-1.600006104</text:p>
          </table:table-cell>
          <table:table-cell office:value-type="float" office:value="159.899993896" calcext:value-type="float">
            <text:p>159.8999938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2953]-[.A2953]" office:value-type="float" office:value="-0.47000122099999" calcext:value-type="float">
            <text:p>-0.470001221</text:p>
          </table:table-cell>
          <table:table-cell office:value-type="float" office:value="142.529998779" calcext:value-type="float">
            <text:p>142.529998779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table:formula="of:=[.C2954]-[.A2954]" office:value-type="float" office:value="0.989997863799999" calcext:value-type="float">
            <text:p>0.9899978638</text:p>
          </table:table-cell>
          <table:table-cell office:value-type="float" office:value="91.4899978638" calcext:value-type="float">
            <text:p>91.4899978638</text:p>
          </table:table-cell>
        </table:table-row>
        <table:table-row table:style-name="ro1">
          <table:table-cell office:value-type="float" office:value="159.5" calcext:value-type="float">
            <text:p>159.5</text:p>
          </table:table-cell>
          <table:table-cell table:formula="of:=[.C2955]-[.A2955]" office:value-type="float" office:value="-1.5" calcext:value-type="float">
            <text:p>-1.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2956]-[.A2956]" office:value-type="float" office:value="1.2200012207" calcext:value-type="float">
            <text:p>1.2200012207</text:p>
          </table:table-cell>
          <table:table-cell office:value-type="float" office:value="91.2200012207" calcext:value-type="float">
            <text:p>91.22000122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2957]-[.A2957]" office:value-type="float" office:value="0.840000152599998" calcext:value-type="float">
            <text:p>0.8400001526</text:p>
          </table:table-cell>
          <table:table-cell office:value-type="float" office:value="54.8400001526" calcext:value-type="float">
            <text:p>54.8400001526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table:formula="of:=[.C2958]-[.A2958]" office:value-type="float" office:value="1.3400001526" calcext:value-type="float">
            <text:p>1.3400001526</text:p>
          </table:table-cell>
          <table:table-cell office:value-type="float" office:value="54.8400001526" calcext:value-type="float">
            <text:p>54.8400001526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table:formula="of:=[.C2959]-[.A2959]" office:value-type="float" office:value="-0.389999390000014" calcext:value-type="float">
            <text:p>-0.38999939</text:p>
          </table:table-cell>
          <table:table-cell office:value-type="float" office:value="134.11000061" calcext:value-type="float">
            <text:p>134.110000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C2960]-[.A2960]" office:value-type="float" office:value="-0.619995117000002" calcext:value-type="float">
            <text:p>-0.619995117</text:p>
          </table:table-cell>
          <table:table-cell office:value-type="float" office:value="134.380004883" calcext:value-type="float">
            <text:p>134.380004883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table:formula="of:=[.C2961]-[.A2961]" office:value-type="float" office:value="1.0099983215" calcext:value-type="float">
            <text:p>1.0099983215</text:p>
          </table:table-cell>
          <table:table-cell office:value-type="float" office:value="47.5099983215" calcext:value-type="float">
            <text:p>47.509998321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C2962]-[.A2962]" office:value-type="float" office:value="-2.80999755900001" calcext:value-type="float">
            <text:p>-2.809997559</text:p>
          </table:table-cell>
          <table:table-cell office:value-type="float" office:value="176.190002441" calcext:value-type="float">
            <text:p>176.190002441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table:formula="of:=[.C2963]-[.A2963]" office:value-type="float" office:value="0.720001221000004" calcext:value-type="float">
            <text:p>0.720001221</text:p>
          </table:table-cell>
          <table:table-cell office:value-type="float" office:value="110.220001221" calcext:value-type="float">
            <text:p>110.22000122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C2964]-[.A2964]" office:value-type="float" office:value="0.3400001526" calcext:value-type="float">
            <text:p>0.3400001526</text:p>
          </table:table-cell>
          <table:table-cell office:value-type="float" office:value="13.8400001526" calcext:value-type="float">
            <text:p>13.84000015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2965]-[.A2965]" office:value-type="float" office:value="0.819999694800003" calcext:value-type="float">
            <text:p>0.8199996948</text:p>
          </table:table-cell>
          <table:table-cell office:value-type="float" office:value="38.8199996948" calcext:value-type="float">
            <text:p>38.8199996948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table:formula="of:=[.C2966]-[.A2966]" office:value-type="float" office:value="0.650001525900002" calcext:value-type="float">
            <text:p>0.6500015259</text:p>
          </table:table-cell>
          <table:table-cell office:value-type="float" office:value="46.1500015259" calcext:value-type="float">
            <text:p>46.1500015259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[.C2967]-[.A2967]" office:value-type="float" office:value="-0.669998168999996" calcext:value-type="float">
            <text:p>-0.669998169</text:p>
          </table:table-cell>
          <table:table-cell office:value-type="float" office:value="136.830001831" calcext:value-type="float">
            <text:p>136.83000183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C2968]-[.A2968]" office:value-type="float" office:value="-1.05999994278" calcext:value-type="float">
            <text:p>-1.0599999428</text:p>
          </table:table-cell>
          <table:table-cell office:value-type="float" office:value="2.44000005722" calcext:value-type="float">
            <text:p>2.4400000572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table:formula="of:=[.C2969]-[.A2969]" office:value-type="float" office:value="-0.22000122099999" calcext:value-type="float">
            <text:p>-0.220001221</text:p>
          </table:table-cell>
          <table:table-cell office:value-type="float" office:value="136.279998779" calcext:value-type="float">
            <text:p>136.27999877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C2970]-[.A2970]" office:value-type="float" office:value="0.339996338000006" calcext:value-type="float">
            <text:p>0.339996338</text:p>
          </table:table-cell>
          <table:table-cell office:value-type="float" office:value="124.339996338" calcext:value-type="float">
            <text:p>124.3399963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C2971]-[.A2971]" office:value-type="float" office:value="0.800003051999994" calcext:value-type="float">
            <text:p>0.800003052</text:p>
          </table:table-cell>
          <table:table-cell office:value-type="float" office:value="101.800003052" calcext:value-type="float">
            <text:p>101.8000030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2972]-[.A2972]" office:value-type="float" office:value="1.0200004578" calcext:value-type="float">
            <text:p>1.0200004578</text:p>
          </table:table-cell>
          <table:table-cell office:value-type="float" office:value="35.0200004578" calcext:value-type="float">
            <text:p>35.02000045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2973]-[.A2973]" office:value-type="float" office:value="0.5" calcext:value-type="float">
            <text:p>0.5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C2974]-[.A2974]" office:value-type="float" office:value="-0.279998778999996" calcext:value-type="float">
            <text:p>-0.279998779</text:p>
          </table:table-cell>
          <table:table-cell office:value-type="float" office:value="119.720001221" calcext:value-type="float">
            <text:p>119.720001221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[.C2975]-[.A2975]" office:value-type="float" office:value="1.5599975586" calcext:value-type="float">
            <text:p>1.5599975586</text:p>
          </table:table-cell>
          <table:table-cell office:value-type="float" office:value="86.0599975586" calcext:value-type="float">
            <text:p>86.05999755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2976]-[.A2976]" office:value-type="float" office:value="-0.120002747000001" calcext:value-type="float">
            <text:p>-0.120002747</text:p>
          </table:table-cell>
          <table:table-cell office:value-type="float" office:value="124.879997253" calcext:value-type="float">
            <text:p>124.879997253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[.C2977]-[.A2977]" office:value-type="float" office:value="1.0199966431" calcext:value-type="float">
            <text:p>1.0199966431</text:p>
          </table:table-cell>
          <table:table-cell office:value-type="float" office:value="85.5199966431" calcext:value-type="float">
            <text:p>85.51999664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2978]-[.A2978]" office:value-type="float" office:value="1.5299987793" calcext:value-type="float">
            <text:p>1.5299987793</text:p>
          </table:table-cell>
          <table:table-cell office:value-type="float" office:value="82.5299987793" calcext:value-type="float">
            <text:p>82.5299987793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table:formula="of:=[.C2979]-[.A2979]" office:value-type="float" office:value="-0.349998474000003" calcext:value-type="float">
            <text:p>-0.349998474</text:p>
          </table:table-cell>
          <table:table-cell office:value-type="float" office:value="125.150001526" calcext:value-type="float">
            <text:p>125.150001526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C2980]-[.A2980]" office:value-type="float" office:value="1.0299987793" calcext:value-type="float">
            <text:p>1.0299987793</text:p>
          </table:table-cell>
          <table:table-cell office:value-type="float" office:value="41.5299987793" calcext:value-type="float">
            <text:p>41.5299987793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table:formula="of:=[.C2981]-[.A2981]" office:value-type="float" office:value="0.680000304999993" calcext:value-type="float">
            <text:p>0.680000305</text:p>
          </table:table-cell>
          <table:table-cell office:value-type="float" office:value="100.180000305" calcext:value-type="float">
            <text:p>100.18000030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[.C2982]-[.A2982]" office:value-type="float" office:value="1.0300006866" calcext:value-type="float">
            <text:p>1.0300006866</text:p>
          </table:table-cell>
          <table:table-cell office:value-type="float" office:value="22.5300006866" calcext:value-type="float">
            <text:p>22.5300006866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table:formula="of:=[.C2983]-[.A2983]" office:value-type="float" office:value="0.6399993896" calcext:value-type="float">
            <text:p>0.6399993896</text:p>
          </table:table-cell>
          <table:table-cell office:value-type="float" office:value="49.1399993896" calcext:value-type="float">
            <text:p>49.13999938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C2984]-[.A2984]" office:value-type="float" office:value="-1.05000305199999" calcext:value-type="float">
            <text:p>-1.050003052</text:p>
          </table:table-cell>
          <table:table-cell office:value-type="float" office:value="150.949996948" calcext:value-type="float">
            <text:p>150.9499969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C2985]-[.A2985]" office:value-type="float" office:value="-0.679992676000012" calcext:value-type="float">
            <text:p>-0.679992676</text:p>
          </table:table-cell>
          <table:table-cell office:value-type="float" office:value="149.320007324" calcext:value-type="float">
            <text:p>149.320007324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C2986]-[.A2986]" office:value-type="float" office:value="0.970001220699999" calcext:value-type="float">
            <text:p>0.9700012207</text:p>
          </table:table-cell>
          <table:table-cell office:value-type="float" office:value="56.4700012207" calcext:value-type="float">
            <text:p>56.4700012207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table:formula="of:=[.C2987]-[.A2987]" office:value-type="float" office:value="-0.160003661999994" calcext:value-type="float">
            <text:p>-0.160003662</text:p>
          </table:table-cell>
          <table:table-cell office:value-type="float" office:value="124.339996338" calcext:value-type="float">
            <text:p>124.339996338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table:formula="of:=[.C2988]-[.A2988]" office:value-type="float" office:value="1.2900009155" calcext:value-type="float">
            <text:p>1.2900009155</text:p>
          </table:table-cell>
          <table:table-cell office:value-type="float" office:value="44.7900009155" calcext:value-type="float">
            <text:p>44.790000915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C2989]-[.A2989]" office:value-type="float" office:value="0.0799999237000009" calcext:value-type="float">
            <text:p>0.0799999237</text:p>
          </table:table-cell>
          <table:table-cell office:value-type="float" office:value="10.5799999237" calcext:value-type="float">
            <text:p>10.579999923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C2990]-[.A2990]" office:value-type="float" office:value="-0.470000267" calcext:value-type="float">
            <text:p>-0.470000267</text:p>
          </table:table-cell>
          <table:table-cell office:value-type="float" office:value="13.029999733" calcext:value-type="float">
            <text:p>13.0299997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C2991]-[.A2991]" office:value-type="float" office:value="0.470001220699999" calcext:value-type="float">
            <text:p>0.4700012207</text:p>
          </table:table-cell>
          <table:table-cell office:value-type="float" office:value="94.4700012207" calcext:value-type="float">
            <text:p>94.47000122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C2992]-[.A2992]" office:value-type="float" office:value="-0.679992676000012" calcext:value-type="float">
            <text:p>-0.679992676</text:p>
          </table:table-cell>
          <table:table-cell office:value-type="float" office:value="149.320007324" calcext:value-type="float">
            <text:p>149.3200073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2993]-[.A2993]" office:value-type="float" office:value="1.0900001526" calcext:value-type="float">
            <text:p>1.0900001526</text:p>
          </table:table-cell>
          <table:table-cell office:value-type="float" office:value="39.0900001526" calcext:value-type="float">
            <text:p>39.09000015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2994]-[.A2994]" office:value-type="float" office:value="0.979999542199998" calcext:value-type="float">
            <text:p>0.9799995422</text:p>
          </table:table-cell>
          <table:table-cell office:value-type="float" office:value="62.9799995422" calcext:value-type="float">
            <text:p>62.97999954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C2995]-[.A2995]" office:value-type="float" office:value="0.11000061" calcext:value-type="float">
            <text:p>0.11000061</text:p>
          </table:table-cell>
          <table:table-cell office:value-type="float" office:value="115.11000061" calcext:value-type="float">
            <text:p>115.110000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C2996]-[.A2996]" office:value-type="float" office:value="-0.630004882999998" calcext:value-type="float">
            <text:p>-0.630004883</text:p>
          </table:table-cell>
          <table:table-cell office:value-type="float" office:value="137.369995117" calcext:value-type="float">
            <text:p>137.369995117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table:formula="of:=[.C2997]-[.A2997]" office:value-type="float" office:value="1.33000183110001" calcext:value-type="float">
            <text:p>1.3300018311</text:p>
          </table:table-cell>
          <table:table-cell office:value-type="float" office:value="95.8300018311" calcext:value-type="float">
            <text:p>95.8300018311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table:formula="of:=[.C2998]-[.A2998]" office:value-type="float" office:value="0.180000304999993" calcext:value-type="float">
            <text:p>0.180000305</text:p>
          </table:table-cell>
          <table:table-cell office:value-type="float" office:value="109.680000305" calcext:value-type="float">
            <text:p>109.6800003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C2999]-[.A2999]" office:value-type="float" office:value="-2.52000427199999" calcext:value-type="float">
            <text:p>-2.520004272</text:p>
          </table:table-cell>
          <table:table-cell office:value-type="float" office:value="173.479995728" calcext:value-type="float">
            <text:p>173.4799957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3000]-[.A3000]" office:value-type="float" office:value="-1.77000427199999" calcext:value-type="float">
            <text:p>-1.770004272</text:p>
          </table:table-cell>
          <table:table-cell office:value-type="float" office:value="167.229995728" calcext:value-type="float">
            <text:p>167.229995728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table:formula="of:=[.C3001]-[.A3001]" office:value-type="float" office:value="0.919998168900001" calcext:value-type="float">
            <text:p>0.9199981689</text:p>
          </table:table-cell>
          <table:table-cell office:value-type="float" office:value="46.4199981689" calcext:value-type="float">
            <text:p>46.4199981689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[.C3002]-[.A3002]" office:value-type="float" office:value="0.739997863799999" calcext:value-type="float">
            <text:p>0.7399978638</text:p>
          </table:table-cell>
          <table:table-cell office:value-type="float" office:value="85.2399978638" calcext:value-type="float">
            <text:p>85.2399978638</text:p>
          </table:table-cell>
        </table:table-row>
        <table:table-row table:style-name="ro1">
          <table:table-cell office:value-type="float" office:value="155.5" calcext:value-type="float">
            <text:p>155.5</text:p>
          </table:table-cell>
          <table:table-cell table:formula="of:=[.C3003]-[.A3003]" office:value-type="float" office:value="-1.30000305199999" calcext:value-type="float">
            <text:p>-1.300003052</text:p>
          </table:table-cell>
          <table:table-cell office:value-type="float" office:value="154.199996948" calcext:value-type="float">
            <text:p>154.19999694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C3004]-[.A3004]" office:value-type="float" office:value="-1.169998169" calcext:value-type="float">
            <text:p>-1.169998169</text:p>
          </table:table-cell>
          <table:table-cell office:value-type="float" office:value="155.830001831" calcext:value-type="float">
            <text:p>155.8300018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3005]-[.A3005]" office:value-type="float" office:value="0.790000915499999" calcext:value-type="float">
            <text:p>0.7900009155</text:p>
          </table:table-cell>
          <table:table-cell office:value-type="float" office:value="25.7900009155" calcext:value-type="float">
            <text:p>25.7900009155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3006]-[.A3006]" office:value-type="float" office:value="0.11000061" calcext:value-type="float">
            <text:p>0.11000061</text:p>
          </table:table-cell>
          <table:table-cell office:value-type="float" office:value="105.61000061" calcext:value-type="float">
            <text:p>105.61000061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formula="of:=[.C3007]-[.A3007]" office:value-type="float" office:value="1.2599983215" calcext:value-type="float">
            <text:p>1.2599983215</text:p>
          </table:table-cell>
          <table:table-cell office:value-type="float" office:value="50.7599983215" calcext:value-type="float">
            <text:p>50.7599983215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table:formula="of:=[.C3008]-[.A3008]" office:value-type="float" office:value="-2.66000366200001" calcext:value-type="float">
            <text:p>-2.660003662</text:p>
          </table:table-cell>
          <table:table-cell office:value-type="float" office:value="174.839996338" calcext:value-type="float">
            <text:p>174.839996338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table:formula="of:=[.C3009]-[.A3009]" office:value-type="float" office:value="0.980003356899999" calcext:value-type="float">
            <text:p>0.9800033569</text:p>
          </table:table-cell>
          <table:table-cell office:value-type="float" office:value="72.4800033569" calcext:value-type="float">
            <text:p>72.4800033569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table:formula="of:=[.C3010]-[.A3010]" office:value-type="float" office:value="0.589996337900004" calcext:value-type="float">
            <text:p>0.5899963379</text:p>
          </table:table-cell>
          <table:table-cell office:value-type="float" office:value="99.0899963379" calcext:value-type="float">
            <text:p>99.08999633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3011]-[.A3011]" office:value-type="float" office:value="-0.67000007629" calcext:value-type="float">
            <text:p>-0.6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3012]-[.A3012]" office:value-type="float" office:value="0.879997253400006" calcext:value-type="float">
            <text:p>0.8799972534</text:p>
          </table:table-cell>
          <table:table-cell office:value-type="float" office:value="64.8799972534" calcext:value-type="float">
            <text:p>64.879997253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C3013]-[.A3013]" office:value-type="float" office:value="0.510000228900001" calcext:value-type="float">
            <text:p>0.5100002289</text:p>
          </table:table-cell>
          <table:table-cell office:value-type="float" office:value="16.0100002289" calcext:value-type="float">
            <text:p>16.010000228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[.C3014]-[.A3014]" office:value-type="float" office:value="-0.489999771099999" calcext:value-type="float">
            <text:p>-0.4899997711</text:p>
          </table:table-cell>
          <table:table-cell office:value-type="float" office:value="16.0100002289" calcext:value-type="float">
            <text:p>16.010000228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3015]-[.A3015]" office:value-type="float" office:value="0.319999695000007" calcext:value-type="float">
            <text:p>0.319999695</text:p>
          </table:table-cell>
          <table:table-cell office:value-type="float" office:value="108.319999695" calcext:value-type="float">
            <text:p>108.3199996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3016]-[.A3016]" office:value-type="float" office:value="1.0400009155" calcext:value-type="float">
            <text:p>1.0400009155</text:p>
          </table:table-cell>
          <table:table-cell office:value-type="float" office:value="51.0400009155" calcext:value-type="float">
            <text:p>51.0400009155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[.C3017]-[.A3017]" office:value-type="float" office:value="0.870002746599994" calcext:value-type="float">
            <text:p>0.8700027466</text:p>
          </table:table-cell>
          <table:table-cell office:value-type="float" office:value="77.3700027466" calcext:value-type="float">
            <text:p>77.37000274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3018]-[.A3018]" office:value-type="float" office:value="-0.1599998474" calcext:value-type="float">
            <text:p>-0.1599998474</text:p>
          </table:table-cell>
          <table:table-cell office:value-type="float" office:value="13.8400001526" calcext:value-type="float">
            <text:p>13.8400001526</text:p>
          </table:table-cell>
        </table:table-row>
        <table:table-row table:style-name="ro1">
          <table:table-cell office:value-type="float" office:value="167.5" calcext:value-type="float">
            <text:p>167.5</text:p>
          </table:table-cell>
          <table:table-cell table:formula="of:=[.C3019]-[.A3019]" office:value-type="float" office:value="-1.619995117" calcext:value-type="float">
            <text:p>-1.619995117</text:p>
          </table:table-cell>
          <table:table-cell office:value-type="float" office:value="165.880004883" calcext:value-type="float">
            <text:p>165.8800048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3020]-[.A3020]" office:value-type="float" office:value="1.1599998474" calcext:value-type="float">
            <text:p>1.1599998474</text:p>
          </table:table-cell>
          <table:table-cell office:value-type="float" office:value="43.1599998474" calcext:value-type="float">
            <text:p>43.1599998474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table:formula="of:=[.C3021]-[.A3021]" office:value-type="float" office:value="0.11000061" calcext:value-type="float">
            <text:p>0.11000061</text:p>
          </table:table-cell>
          <table:table-cell office:value-type="float" office:value="124.61000061" calcext:value-type="float">
            <text:p>124.61000061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C3022]-[.A3022]" office:value-type="float" office:value="0.480003357000001" calcext:value-type="float">
            <text:p>0.480003357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C3023]-[.A3023]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51.5" calcext:value-type="float">
            <text:p>151.5</text:p>
          </table:table-cell>
          <table:table-cell table:formula="of:=[.C3024]-[.A3024]" office:value-type="float" office:value="-1.369995117" calcext:value-type="float">
            <text:p>-1.369995117</text:p>
          </table:table-cell>
          <table:table-cell office:value-type="float" office:value="150.130004883" calcext:value-type="float">
            <text:p>150.1300048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3025]-[.A3025]" office:value-type="float" office:value="1.16999816889999" calcext:value-type="float">
            <text:p>1.1699981689</text:p>
          </table:table-cell>
          <table:table-cell office:value-type="float" office:value="81.1699981689" calcext:value-type="float">
            <text:p>81.16999816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C3026]-[.A3026]" office:value-type="float" office:value="1.0899963379" calcext:value-type="float">
            <text:p>1.0899963379</text:p>
          </table:table-cell>
          <table:table-cell office:value-type="float" office:value="80.0899963379" calcext:value-type="float">
            <text:p>80.0899963379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[.C3027]-[.A3027]" office:value-type="float" office:value="0.639999389600007" calcext:value-type="float">
            <text:p>0.6399993896</text:p>
          </table:table-cell>
          <table:table-cell office:value-type="float" office:value="87.1399993896" calcext:value-type="float">
            <text:p>87.139999389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C3028]-[.A3028]" office:value-type="float" office:value="-0.78999996185" calcext:value-type="float">
            <text:p>-0.7899999619</text:p>
          </table:table-cell>
          <table:table-cell office:value-type="float" office:value="2.71000003815" calcext:value-type="float">
            <text:p>2.710000038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C3029]-[.A3029]" office:value-type="float" office:value="-0.470000267" calcext:value-type="float">
            <text:p>-0.470000267</text:p>
          </table:table-cell>
          <table:table-cell office:value-type="float" office:value="13.029999733" calcext:value-type="float">
            <text:p>13.029999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3030]-[.A3030]" office:value-type="float" office:value="0.0399999618999995" calcext:value-type="float">
            <text:p>0.0399999619</text:p>
          </table:table-cell>
          <table:table-cell office:value-type="float" office:value="10.0399999619" calcext:value-type="float">
            <text:p>10.0399999619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table:formula="of:=[.C3031]-[.A3031]" office:value-type="float" office:value="1.3400001526" calcext:value-type="float">
            <text:p>1.3400001526</text:p>
          </table:table-cell>
          <table:table-cell office:value-type="float" office:value="54.8400001526" calcext:value-type="float">
            <text:p>54.8400001526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table:formula="of:=[.C3032]-[.A3032]" office:value-type="float" office:value="-1.52000427199999" calcext:value-type="float">
            <text:p>-1.520004272</text:p>
          </table:table-cell>
          <table:table-cell office:value-type="float" office:value="163.979995728" calcext:value-type="float">
            <text:p>163.979995728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C3033]-[.A3033]" office:value-type="float" office:value="0.670000076299999" calcext:value-type="float">
            <text:p>0.6700000763</text:p>
          </table:table-cell>
          <table:table-cell office:value-type="float" office:value="21.1700000763" calcext:value-type="float">
            <text:p>21.1700000763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table:formula="of:=[.C3034]-[.A3034]" office:value-type="float" office:value="1" calcext:value-type="float">
            <text:p>1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3035]-[.A3035]" office:value-type="float" office:value="0.900001525900002" calcext:value-type="float">
            <text:p>0.9000015259</text:p>
          </table:table-cell>
          <table:table-cell office:value-type="float" office:value="39.9000015259" calcext:value-type="float">
            <text:p>39.90000152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C3036]-[.A3036]" office:value-type="float" office:value="0.910003662099996" calcext:value-type="float">
            <text:p>0.9100036621</text:p>
          </table:table-cell>
          <table:table-cell office:value-type="float" office:value="77.9100036621" calcext:value-type="float">
            <text:p>77.91000366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3037]-[.A3037]" office:value-type="float" office:value="0.2100000381" calcext:value-type="float">
            <text:p>0.2100000381</text:p>
          </table:table-cell>
          <table:table-cell office:value-type="float" office:value="12.2100000381" calcext:value-type="float">
            <text:p>12.2100000381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table:formula="of:=[.C3038]-[.A3038]" office:value-type="float" office:value="0.760002136200001" calcext:value-type="float">
            <text:p>0.7600021362</text:p>
          </table:table-cell>
          <table:table-cell office:value-type="float" office:value="82.2600021362" calcext:value-type="float">
            <text:p>82.26000213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3039]-[.A3039]" office:value-type="float" office:value="1.6800003052" calcext:value-type="float">
            <text:p>1.6800003052</text:p>
          </table:table-cell>
          <table:table-cell office:value-type="float" office:value="68.6800003052" calcext:value-type="float">
            <text:p>68.68000030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3040]-[.A3040]" office:value-type="float" office:value="1.5099983215" calcext:value-type="float">
            <text:p>1.5099983215</text:p>
          </table:table-cell>
          <table:table-cell office:value-type="float" office:value="47.5099983215" calcext:value-type="float">
            <text:p>47.50999832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C3041]-[.A3041]" office:value-type="float" office:value="-0.149993896000012" calcext:value-type="float">
            <text:p>-0.149993896</text:p>
          </table:table-cell>
          <table:table-cell office:value-type="float" office:value="130.850006104" calcext:value-type="float">
            <text:p>130.850006104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table:formula="of:=[.C3042]-[.A3042]" office:value-type="float" office:value="1.62999725340001" calcext:value-type="float">
            <text:p>1.6299972534</text:p>
          </table:table-cell>
          <table:table-cell office:value-type="float" office:value="90.1299972534" calcext:value-type="float">
            <text:p>90.129997253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C3043]-[.A3043]" office:value-type="float" office:value="-0.0900001525900009" calcext:value-type="float">
            <text:p>-0.0900001526</text:p>
          </table:table-cell>
          <table:table-cell office:value-type="float" office:value="8.40999984741" calcext:value-type="float">
            <text:p>8.4099998474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C3044]-[.A3044]" office:value-type="float" office:value="0.349998474099998" calcext:value-type="float">
            <text:p>0.3499984741</text:p>
          </table:table-cell>
          <table:table-cell office:value-type="float" office:value="32.8499984741" calcext:value-type="float">
            <text:p>32.849998474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C3045]-[.A3045]" office:value-type="float" office:value="0.260000228900001" calcext:value-type="float">
            <text:p>0.2600002289</text:p>
          </table:table-cell>
          <table:table-cell office:value-type="float" office:value="12.7600002289" calcext:value-type="float">
            <text:p>12.7600002289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table:formula="of:=[.C3046]-[.A3046]" office:value-type="float" office:value="-1.30999755900001" calcext:value-type="float">
            <text:p>-1.309997559</text:p>
          </table:table-cell>
          <table:table-cell office:value-type="float" office:value="157.190002441" calcext:value-type="float">
            <text:p>157.1900024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C3047]-[.A3047]" office:value-type="float" office:value="1.33000183110001" calcext:value-type="float">
            <text:p>1.3300018311</text:p>
          </table:table-cell>
          <table:table-cell office:value-type="float" office:value="67.3300018311" calcext:value-type="float">
            <text:p>67.33000183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C3048]-[.A3048]" office:value-type="float" office:value="-1.27000427199999" calcext:value-type="float">
            <text:p>-1.270004272</text:p>
          </table:table-cell>
          <table:table-cell office:value-type="float" office:value="157.729995728" calcext:value-type="float">
            <text:p>157.7299957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C3049]-[.A3049]" office:value-type="float" office:value="1.5699996948" calcext:value-type="float">
            <text:p>1.5699996948</text:p>
          </table:table-cell>
          <table:table-cell office:value-type="float" office:value="73.5699996948" calcext:value-type="float">
            <text:p>73.56999969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050]-[.A3050]" office:value-type="float" office:value="1.1199989319" calcext:value-type="float">
            <text:p>1.1199989319</text:p>
          </table:table-cell>
          <table:table-cell office:value-type="float" office:value="33.1199989319" calcext:value-type="float">
            <text:p>33.1199989319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3051]-[.A3051]" office:value-type="float" office:value="1.11000061039999" calcext:value-type="float">
            <text:p>1.1100006104</text:p>
          </table:table-cell>
          <table:table-cell office:value-type="float" office:value="64.6100006104" calcext:value-type="float">
            <text:p>64.6100006104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[.C3052]-[.A3052]" office:value-type="float" office:value="1.4199981689" calcext:value-type="float">
            <text:p>1.4199981689</text:p>
          </table:table-cell>
          <table:table-cell office:value-type="float" office:value="55.9199981689" calcext:value-type="float">
            <text:p>55.91999816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3053]-[.A3053]" office:value-type="float" office:value="0.830001831099999" calcext:value-type="float">
            <text:p>0.8300018311</text:p>
          </table:table-cell>
          <table:table-cell office:value-type="float" office:value="35.8300018311" calcext:value-type="float">
            <text:p>35.83000183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C3054]-[.A3054]" office:value-type="float" office:value="-0.419998168999996" calcext:value-type="float">
            <text:p>-0.419998169</text:p>
          </table:table-cell>
          <table:table-cell office:value-type="float" office:value="130.580001831" calcext:value-type="float">
            <text:p>130.5800018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C3055]-[.A3055]" office:value-type="float" office:value="0.690002441000004" calcext:value-type="float">
            <text:p>0.6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table:formula="of:=[.C3056]-[.A3056]" office:value-type="float" office:value="-0.410003661999994" calcext:value-type="float">
            <text:p>-0.410003662</text:p>
          </table:table-cell>
          <table:table-cell office:value-type="float" office:value="118.089996338" calcext:value-type="float">
            <text:p>118.0899963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C3057]-[.A3057]" office:value-type="float" office:value="-0.839996337999992" calcext:value-type="float">
            <text:p>-0.839996338</text:p>
          </table:table-cell>
          <table:table-cell office:value-type="float" office:value="144.160003662" calcext:value-type="float">
            <text:p>144.160003662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table:formula="of:=[.C3058]-[.A3058]" office:value-type="float" office:value="1.3499984741" calcext:value-type="float">
            <text:p>1.3499984741</text:p>
          </table:table-cell>
          <table:table-cell office:value-type="float" office:value="51.8499984741" calcext:value-type="float">
            <text:p>51.8499984741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table:formula="of:=[.C3059]-[.A3059]" office:value-type="float" office:value="-0.180000304999993" calcext:value-type="float">
            <text:p>-0.180000305</text:p>
          </table:table-cell>
          <table:table-cell office:value-type="float" office:value="108.319999695" calcext:value-type="float">
            <text:p>108.3199996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3060]-[.A3060]" office:value-type="float" office:value="0.0400009159999968" calcext:value-type="float">
            <text:p>0.040000916</text:p>
          </table:table-cell>
          <table:table-cell office:value-type="float" office:value="111.040000916" calcext:value-type="float">
            <text:p>111.040000916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table:formula="of:=[.C3061]-[.A3061]" office:value-type="float" office:value="-0.290000915999997" calcext:value-type="float">
            <text:p>-0.290000916</text:p>
          </table:table-cell>
          <table:table-cell office:value-type="float" office:value="113.209999084" calcext:value-type="float">
            <text:p>113.20999908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3062]-[.A3062]" office:value-type="float" office:value="-1.310000002384" calcext:value-type="float">
            <text:p>-1.3100000024</text:p>
          </table:table-cell>
          <table:table-cell office:value-type="float" office:value="-0.810000002384" calcext:value-type="float">
            <text:p>-0.81000000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C3063]-[.A3063]" office:value-type="float" office:value="-2.52000427199999" calcext:value-type="float">
            <text:p>-2.520004272</text:p>
          </table:table-cell>
          <table:table-cell office:value-type="float" office:value="173.479995728" calcext:value-type="float">
            <text:p>173.4799957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3064]-[.A3064]" office:value-type="float" office:value="-0.47000122099999" calcext:value-type="float">
            <text:p>-0.470001221</text:p>
          </table:table-cell>
          <table:table-cell office:value-type="float" office:value="142.529998779" calcext:value-type="float">
            <text:p>142.5299987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C3065]-[.A3065]" office:value-type="float" office:value="0.349998474000003" calcext:value-type="float">
            <text:p>0.349998474</text:p>
          </table:table-cell>
          <table:table-cell office:value-type="float" office:value="121.349998474" calcext:value-type="float">
            <text:p>121.3499984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3066]-[.A3066]" office:value-type="float" office:value="0.709999084499998" calcext:value-type="float">
            <text:p>0.7099990845</text:p>
          </table:table-cell>
          <table:table-cell office:value-type="float" office:value="43.7099990845" calcext:value-type="float">
            <text:p>43.70999908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3067]-[.A3067]" office:value-type="float" office:value="1.3499984741" calcext:value-type="float">
            <text:p>1.3499984741</text:p>
          </table:table-cell>
          <table:table-cell office:value-type="float" office:value="42.3499984741" calcext:value-type="float">
            <text:p>42.34999847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C3068]-[.A3068]" office:value-type="float" office:value="0.779998779300001" calcext:value-type="float">
            <text:p>0.7799987793</text:p>
          </table:table-cell>
          <table:table-cell office:value-type="float" office:value="66.7799987793" calcext:value-type="float">
            <text:p>66.77999877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C3069]-[.A3069]" office:value-type="float" office:value="0.769996643100001" calcext:value-type="float">
            <text:p>0.7699966431</text:p>
          </table:table-cell>
          <table:table-cell office:value-type="float" office:value="88.7699966431" calcext:value-type="float">
            <text:p>88.76999664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3070]-[.A3070]" office:value-type="float" office:value="1.1899986267" calcext:value-type="float">
            <text:p>1.1899986267</text:p>
          </table:table-cell>
          <table:table-cell office:value-type="float" office:value="37.1899986267" calcext:value-type="float">
            <text:p>37.1899986267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table:formula="of:=[.C3071]-[.A3071]" office:value-type="float" office:value="0.910003662099996" calcext:value-type="float">
            <text:p>0.9100036621</text:p>
          </table:table-cell>
          <table:table-cell office:value-type="float" office:value="68.4100036621" calcext:value-type="float">
            <text:p>68.41000366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C3072]-[.A3072]" office:value-type="float" office:value="-0.0800018310000041" calcext:value-type="float">
            <text:p>-0.080001831</text:p>
          </table:table-cell>
          <table:table-cell office:value-type="float" office:value="115.919998169" calcext:value-type="float">
            <text:p>115.919998169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C3073]-[.A3073]" office:value-type="float" office:value="0.959999084499998" calcext:value-type="float">
            <text:p>0.9599990845</text:p>
          </table:table-cell>
          <table:table-cell office:value-type="float" office:value="97.4599990845" calcext:value-type="float">
            <text:p>97.4599990845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[.C3074]-[.A3074]" office:value-type="float" office:value="0.6399993896" calcext:value-type="float">
            <text:p>0.6399993896</text:p>
          </table:table-cell>
          <table:table-cell office:value-type="float" office:value="27.1399993896" calcext:value-type="float">
            <text:p>27.1399993896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table:formula="of:=[.C3075]-[.A3075]" office:value-type="float" office:value="-0.55999755900001" calcext:value-type="float">
            <text:p>-0.559997559</text:p>
          </table:table-cell>
          <table:table-cell office:value-type="float" office:value="131.940002441" calcext:value-type="float">
            <text:p>131.940002441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C3076]-[.A3076]" office:value-type="float" office:value="1.2999992371" calcext:value-type="float">
            <text:p>1.2999992371</text:p>
          </table:table-cell>
          <table:table-cell office:value-type="float" office:value="63.7999992371" calcext:value-type="float">
            <text:p>63.79999923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C3077]-[.A3077]" office:value-type="float" office:value="-2.61000060999999" calcext:value-type="float">
            <text:p>-2.61000061</text:p>
          </table:table-cell>
          <table:table-cell office:value-type="float" office:value="172.38999939" calcext:value-type="float">
            <text:p>172.38999939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table:formula="of:=[.C3078]-[.A3078]" office:value-type="float" office:value="1.3199996948" calcext:value-type="float">
            <text:p>1.3199996948</text:p>
          </table:table-cell>
          <table:table-cell office:value-type="float" office:value="57.8199996948" calcext:value-type="float">
            <text:p>57.8199996948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table:formula="of:=[.C3079]-[.A3079]" office:value-type="float" office:value="-0.029998778999996" calcext:value-type="float">
            <text:p>-0.029998779</text:p>
          </table:table-cell>
          <table:table-cell office:value-type="float" office:value="116.470001221" calcext:value-type="float">
            <text:p>116.4700012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C3080]-[.A3080]" office:value-type="float" office:value="0.900001525899995" calcext:value-type="float">
            <text:p>0.9000015259</text:p>
          </table:table-cell>
          <table:table-cell office:value-type="float" office:value="99.9000015259" calcext:value-type="float">
            <text:p>99.9000015259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table:formula="of:=[.C3081]-[.A3081]" office:value-type="float" office:value="-1.460006714" calcext:value-type="float">
            <text:p>-1.460006714</text:p>
          </table:table-cell>
          <table:table-cell office:value-type="float" office:value="149.039993286" calcext:value-type="float">
            <text:p>149.039993286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C3082]-[.A3082]" office:value-type="float" office:value="0.959999084499998" calcext:value-type="float">
            <text:p>0.9599990845</text:p>
          </table:table-cell>
          <table:table-cell office:value-type="float" office:value="37.4599990845" calcext:value-type="float">
            <text:p>37.4599990845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C3083]-[.A3083]" office:value-type="float" office:value="0.38999939" calcext:value-type="float">
            <text:p>0.38999939</text:p>
          </table:table-cell>
          <table:table-cell office:value-type="float" office:value="102.88999939" calcext:value-type="float">
            <text:p>102.88999939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formula="of:=[.C3084]-[.A3084]" office:value-type="float" office:value="1.2599983215" calcext:value-type="float">
            <text:p>1.2599983215</text:p>
          </table:table-cell>
          <table:table-cell office:value-type="float" office:value="50.7599983215" calcext:value-type="float">
            <text:p>50.7599983215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table:formula="of:=[.C3085]-[.A3085]" office:value-type="float" office:value="0.639999389600007" calcext:value-type="float">
            <text:p>0.6399993896</text:p>
          </table:table-cell>
          <table:table-cell office:value-type="float" office:value="68.1399993896" calcext:value-type="float">
            <text:p>68.1399993896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C3086]-[.A3086]" office:value-type="float" office:value="0.3400001526" calcext:value-type="float">
            <text:p>0.3400001526</text:p>
          </table:table-cell>
          <table:table-cell office:value-type="float" office:value="13.8400001526" calcext:value-type="float">
            <text:p>13.840000152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C3087]-[.A3087]" office:value-type="float" office:value="0.260000228900001" calcext:value-type="float">
            <text:p>0.2600002289</text:p>
          </table:table-cell>
          <table:table-cell office:value-type="float" office:value="12.7600002289" calcext:value-type="float">
            <text:p>12.76000022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3088]-[.A3088]" office:value-type="float" office:value="1.13999938960001" calcext:value-type="float">
            <text:p>1.1399993896</text:p>
          </table:table-cell>
          <table:table-cell office:value-type="float" office:value="68.1399993896" calcext:value-type="float">
            <text:p>68.13999938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3089]-[.A3089]" office:value-type="float" office:value="1.4099998474" calcext:value-type="float">
            <text:p>1.4099998474</text:p>
          </table:table-cell>
          <table:table-cell office:value-type="float" office:value="49.4099998474" calcext:value-type="float">
            <text:p>49.40999984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3090]-[.A3090]" office:value-type="float" office:value="-0.65999984741" calcext:value-type="float">
            <text:p>-0.6599998474</text:p>
          </table:table-cell>
          <table:table-cell office:value-type="float" office:value="4.34000015259" calcext:value-type="float">
            <text:p>4.34000015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3091]-[.A3091]" office:value-type="float" office:value="0.430000305199997" calcext:value-type="float">
            <text:p>0.4300003052</text:p>
          </table:table-cell>
          <table:table-cell office:value-type="float" office:value="43.4300003052" calcext:value-type="float">
            <text:p>43.4300003052</text:p>
          </table:table-cell>
        </table:table-row>
        <table:table-row table:style-name="ro1">
          <table:table-cell office:value-type="float" office:value="155.5" calcext:value-type="float">
            <text:p>155.5</text:p>
          </table:table-cell>
          <table:table-cell table:formula="of:=[.C3092]-[.A3092]" office:value-type="float" office:value="-1.30000305199999" calcext:value-type="float">
            <text:p>-1.300003052</text:p>
          </table:table-cell>
          <table:table-cell office:value-type="float" office:value="154.199996948" calcext:value-type="float">
            <text:p>154.1999969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3093]-[.A3093]" office:value-type="float" office:value="1.3399963379" calcext:value-type="float">
            <text:p>1.3399963379</text:p>
          </table:table-cell>
          <table:table-cell office:value-type="float" office:value="64.3399963379" calcext:value-type="float">
            <text:p>64.339996337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3094]-[.A3094]" office:value-type="float" office:value="-0.42999982834" calcext:value-type="float">
            <text:p>-0.4299998283</text:p>
          </table:table-cell>
          <table:table-cell office:value-type="float" office:value="4.07000017166" calcext:value-type="float">
            <text:p>4.0700001717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table:formula="of:=[.C3095]-[.A3095]" office:value-type="float" office:value="-0.5" calcext:value-type="float">
            <text:p>-0.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table:formula="of:=[.C3096]-[.A3096]" office:value-type="float" office:value="-1.74000549300001" calcext:value-type="float">
            <text:p>-1.740005493</text:p>
          </table:table-cell>
          <table:table-cell office:value-type="float" office:value="170.759994507" calcext:value-type="float">
            <text:p>170.75999450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C3097]-[.A3097]" office:value-type="float" office:value="0.8600006104" calcext:value-type="float">
            <text:p>0.8600006104</text:p>
          </table:table-cell>
          <table:table-cell office:value-type="float" office:value="20.3600006104" calcext:value-type="float">
            <text:p>20.3600006104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C3098]-[.A3098]" office:value-type="float" office:value="0.0300006866000011" calcext:value-type="float">
            <text:p>0.0300006866</text:p>
          </table:table-cell>
          <table:table-cell office:value-type="float" office:value="22.5300006866" calcext:value-type="float">
            <text:p>22.5300006866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table:formula="of:=[.C3099]-[.A3099]" office:value-type="float" office:value="0.480003357000001" calcext:value-type="float">
            <text:p>0.480003357</text:p>
          </table:table-cell>
          <table:table-cell office:value-type="float" office:value="103.980003357" calcext:value-type="float">
            <text:p>103.980003357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table:formula="of:=[.C3100]-[.A3100]" office:value-type="float" office:value="0.970001220699999" calcext:value-type="float">
            <text:p>0.9700012207</text:p>
          </table:table-cell>
          <table:table-cell office:value-type="float" office:value="75.4700012207" calcext:value-type="float">
            <text:p>75.4700012207</text:p>
          </table:table-cell>
        </table:table-row>
        <table:table-row table:style-name="ro1">
          <table:table-cell office:value-type="float" office:value="179.5" calcext:value-type="float">
            <text:p>179.5</text:p>
          </table:table-cell>
          <table:table-cell table:formula="of:=[.C3101]-[.A3101]" office:value-type="float" office:value="-2.49000549300001" calcext:value-type="float">
            <text:p>-2.490005493</text:p>
          </table:table-cell>
          <table:table-cell office:value-type="float" office:value="177.009994507" calcext:value-type="float">
            <text:p>177.0099945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C3102]-[.A3102]" office:value-type="float" office:value="-1.63999939000001" calcext:value-type="float">
            <text:p>-1.63999939</text:p>
          </table:table-cell>
          <table:table-cell office:value-type="float" office:value="159.36000061" calcext:value-type="float">
            <text:p>159.36000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3103]-[.A3103]" office:value-type="float" office:value="-1.810000002384" calcext:value-type="float">
            <text:p>-1.8100000024</text:p>
          </table:table-cell>
          <table:table-cell office:value-type="float" office:value="-0.810000002384" calcext:value-type="float">
            <text:p>-0.8100000024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C3104]-[.A3104]" office:value-type="float" office:value="0.659999847400002" calcext:value-type="float">
            <text:p>0.6599998474</text:p>
          </table:table-cell>
          <table:table-cell office:value-type="float" office:value="24.1599998474" calcext:value-type="float">
            <text:p>24.1599998474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table:formula="of:=[.C3105]-[.A3105]" office:value-type="float" office:value="-0.710006714000002" calcext:value-type="float">
            <text:p>-0.710006714</text:p>
          </table:table-cell>
          <table:table-cell office:value-type="float" office:value="145.789993286" calcext:value-type="float">
            <text:p>145.789993286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table:formula="of:=[.C3106]-[.A3106]" office:value-type="float" office:value="-1.50999450699999" calcext:value-type="float">
            <text:p>-1.509994507</text:p>
          </table:table-cell>
          <table:table-cell office:value-type="float" office:value="160.990005493" calcext:value-type="float">
            <text:p>160.990005493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table:formula="of:=[.C3107]-[.A3107]" office:value-type="float" office:value="-0.929992676000012" calcext:value-type="float">
            <text:p>-0.929992676</text:p>
          </table:table-cell>
          <table:table-cell office:value-type="float" office:value="152.570007324" calcext:value-type="float">
            <text:p>152.5700073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3108]-[.A3108]" office:value-type="float" office:value="1.3499984741" calcext:value-type="float">
            <text:p>1.3499984741</text:p>
          </table:table-cell>
          <table:table-cell office:value-type="float" office:value="42.3499984741" calcext:value-type="float">
            <text:p>42.3499984741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table:formula="of:=[.C3109]-[.A3109]" office:value-type="float" office:value="-1.72000122099999" calcext:value-type="float">
            <text:p>-1.720001221</text:p>
          </table:table-cell>
          <table:table-cell office:value-type="float" office:value="167.779998779" calcext:value-type="float">
            <text:p>167.7799987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C3110]-[.A3110]" office:value-type="float" office:value="-1.07000732399999" calcext:value-type="float">
            <text:p>-1.070007324</text:p>
          </table:table-cell>
          <table:table-cell office:value-type="float" office:value="153.929992676" calcext:value-type="float">
            <text:p>153.929992676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table:formula="of:=[.C3111]-[.A3111]" office:value-type="float" office:value="1.0099983215" calcext:value-type="float">
            <text:p>1.0099983215</text:p>
          </table:table-cell>
          <table:table-cell office:value-type="float" office:value="47.5099983215" calcext:value-type="float">
            <text:p>47.50999832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3112]-[.A3112]" office:value-type="float" office:value="0.180000304999993" calcext:value-type="float">
            <text:p>0.180000305</text:p>
          </table:table-cell>
          <table:table-cell office:value-type="float" office:value="100.180000305" calcext:value-type="float">
            <text:p>100.1800003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3113]-[.A3113]" office:value-type="float" office:value="0.989999771099999" calcext:value-type="float">
            <text:p>0.9899997711</text:p>
          </table:table-cell>
          <table:table-cell office:value-type="float" office:value="21.9899997711" calcext:value-type="float">
            <text:p>21.98999977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3114]-[.A3114]" office:value-type="float" office:value="0.459999084499998" calcext:value-type="float">
            <text:p>0.4599990845</text:p>
          </table:table-cell>
          <table:table-cell office:value-type="float" office:value="37.4599990845" calcext:value-type="float">
            <text:p>37.45999908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3115]-[.A3115]" office:value-type="float" office:value="0.6199989319" calcext:value-type="float">
            <text:p>0.6199989319</text:p>
          </table:table-cell>
          <table:table-cell office:value-type="float" office:value="42.6199989319" calcext:value-type="float">
            <text:p>42.6199989319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C3116]-[.A3116]" office:value-type="float" office:value="0.779998779300001" calcext:value-type="float">
            <text:p>0.7799987793</text:p>
          </table:table-cell>
          <table:table-cell office:value-type="float" office:value="38.2799987793" calcext:value-type="float">
            <text:p>38.2799987793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table:formula="of:=[.C3117]-[.A3117]" office:value-type="float" office:value="-0.729995728000006" calcext:value-type="float">
            <text:p>-0.729995728</text:p>
          </table:table-cell>
          <table:table-cell office:value-type="float" office:value="148.770004272" calcext:value-type="float">
            <text:p>148.770004272</text:p>
          </table:table-cell>
        </table:table-row>
        <table:table-row table:style-name="ro1">
          <table:table-cell office:value-type="float" office:value="156.5" calcext:value-type="float">
            <text:p>156.5</text:p>
          </table:table-cell>
          <table:table-cell table:formula="of:=[.C3118]-[.A3118]" office:value-type="float" office:value="-1.47999572800001" calcext:value-type="float">
            <text:p>-1.479995728</text:p>
          </table:table-cell>
          <table:table-cell office:value-type="float" office:value="155.020004272" calcext:value-type="float">
            <text:p>155.02000427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3119]-[.A3119]" office:value-type="float" office:value="1.2399978638" calcext:value-type="float">
            <text:p>1.2399978638</text:p>
          </table:table-cell>
          <table:table-cell office:value-type="float" office:value="85.2399978638" calcext:value-type="float">
            <text:p>85.239997863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C3120]-[.A3120]" office:value-type="float" office:value="-1.75" calcext:value-type="float">
            <text:p>-1.75</text:p>
          </table:table-cell>
          <table:table-cell office:value-type="float" office:value="164.25" calcext:value-type="float">
            <text:p>164.2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[.C3121]-[.A3121]" office:value-type="float" office:value="0.229999542200002" calcext:value-type="float">
            <text:p>0.2299995422</text:p>
          </table:table-cell>
          <table:table-cell office:value-type="float" office:value="18.7299995422" calcext:value-type="float">
            <text:p>18.729999542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C3122]-[.A3122]" office:value-type="float" office:value="-0.220001221000004" calcext:value-type="float">
            <text:p>-0.220001221</text:p>
          </table:table-cell>
          <table:table-cell office:value-type="float" office:value="126.779998779" calcext:value-type="float">
            <text:p>126.779998779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C3123]-[.A3123]" office:value-type="float" office:value="1.1500015259" calcext:value-type="float">
            <text:p>1.1500015259</text:p>
          </table:table-cell>
          <table:table-cell office:value-type="float" office:value="96.6500015259" calcext:value-type="float">
            <text:p>96.65000152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3124]-[.A3124]" office:value-type="float" office:value="1.2200012207" calcext:value-type="float">
            <text:p>1.2200012207</text:p>
          </table:table-cell>
          <table:table-cell office:value-type="float" office:value="50.2200012207" calcext:value-type="float">
            <text:p>50.22000122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3125]-[.A3125]" office:value-type="float" office:value="1.1599998474" calcext:value-type="float">
            <text:p>1.1599998474</text:p>
          </table:table-cell>
          <table:table-cell office:value-type="float" office:value="43.1599998474" calcext:value-type="float">
            <text:p>43.1599998474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[.C3126]-[.A3126]" office:value-type="float" office:value="1.1500015259" calcext:value-type="float">
            <text:p>1.1500015259</text:p>
          </table:table-cell>
          <table:table-cell office:value-type="float" office:value="55.6500015259" calcext:value-type="float">
            <text:p>55.6500015259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table:formula="of:=[.C3127]-[.A3127]" office:value-type="float" office:value="1" calcext:value-type="float">
            <text:p>1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C3128]-[.A3128]" office:value-type="float" office:value="-2.44999694800001" calcext:value-type="float">
            <text:p>-2.449996948</text:p>
          </table:table-cell>
          <table:table-cell office:value-type="float" office:value="177.550003052" calcext:value-type="float">
            <text:p>177.5500030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3129]-[.A3129]" office:value-type="float" office:value="1.63999938960001" calcext:value-type="float">
            <text:p>1.6399993896</text:p>
          </table:table-cell>
          <table:table-cell office:value-type="float" office:value="77.6399993896" calcext:value-type="float">
            <text:p>77.63999938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C3130]-[.A3130]" office:value-type="float" office:value="0.75" calcext:value-type="float">
            <text:p>0.75</text:p>
          </table:table-cell>
          <table:table-cell office:value-type="float" office:value="94.75" calcext:value-type="float">
            <text:p>94.75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table:formula="of:=[.C3131]-[.A3131]" office:value-type="float" office:value="1.5900001526" calcext:value-type="float">
            <text:p>1.5900001526</text:p>
          </table:table-cell>
          <table:table-cell office:value-type="float" office:value="58.0900001526" calcext:value-type="float">
            <text:p>58.0900001526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table:formula="of:=[.C3132]-[.A3132]" office:value-type="float" office:value="0.190002441000004" calcext:value-type="float">
            <text:p>0.1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C3133]-[.A3133]" office:value-type="float" office:value="-0.839996337999992" calcext:value-type="float">
            <text:p>-0.839996338</text:p>
          </table:table-cell>
          <table:table-cell office:value-type="float" office:value="144.160003662" calcext:value-type="float">
            <text:p>144.1600036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C3134]-[.A3134]" office:value-type="float" office:value="0.239997864000003" calcext:value-type="float">
            <text:p>0.239997864</text:p>
          </table:table-cell>
          <table:table-cell office:value-type="float" office:value="126.239997864" calcext:value-type="float">
            <text:p>126.239997864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table:formula="of:=[.C3135]-[.A3135]" office:value-type="float" office:value="1.4700012207" calcext:value-type="float">
            <text:p>1.4700012207</text:p>
          </table:table-cell>
          <table:table-cell office:value-type="float" office:value="84.9700012207" calcext:value-type="float">
            <text:p>84.9700012207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C3136]-[.A3136]" office:value-type="float" office:value="0.559997558600003" calcext:value-type="float">
            <text:p>0.5599975586</text:p>
          </table:table-cell>
          <table:table-cell office:value-type="float" office:value="86.0599975586" calcext:value-type="float">
            <text:p>86.05999755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3137]-[.A3137]" office:value-type="float" office:value="0.950000762899997" calcext:value-type="float">
            <text:p>0.9500007629</text:p>
          </table:table-cell>
          <table:table-cell office:value-type="float" office:value="49.9500007629" calcext:value-type="float">
            <text:p>49.95000076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3138]-[.A3138]" office:value-type="float" office:value="1.2799987793" calcext:value-type="float">
            <text:p>1.2799987793</text:p>
          </table:table-cell>
          <table:table-cell office:value-type="float" office:value="38.2799987793" calcext:value-type="float">
            <text:p>38.2799987793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[.C3139]-[.A3139]" office:value-type="float" office:value="-1.83999633799999" calcext:value-type="float">
            <text:p>-1.839996338</text:p>
          </table:table-cell>
          <table:table-cell office:value-type="float" office:value="172.660003662" calcext:value-type="float">
            <text:p>172.660003662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table:formula="of:=[.C3140]-[.A3140]" office:value-type="float" office:value="1.2399978638" calcext:value-type="float">
            <text:p>1.2399978638</text:p>
          </table:table-cell>
          <table:table-cell office:value-type="float" office:value="75.7399978638" calcext:value-type="float">
            <text:p>75.7399978638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C3141]-[.A3141]" office:value-type="float" office:value="1.1300010681" calcext:value-type="float">
            <text:p>1.1300010681</text:p>
          </table:table-cell>
          <table:table-cell office:value-type="float" office:value="39.6300010681" calcext:value-type="float">
            <text:p>39.63000106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C3142]-[.A3142]" office:value-type="float" office:value="-1.80999755900001" calcext:value-type="float">
            <text:p>-1.809997559</text:p>
          </table:table-cell>
          <table:table-cell office:value-type="float" office:value="157.190002441" calcext:value-type="float">
            <text:p>157.190002441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table:formula="of:=[.C3143]-[.A3143]" office:value-type="float" office:value="0.120002747000001" calcext:value-type="float">
            <text:p>0.120002747</text:p>
          </table:table-cell>
          <table:table-cell office:value-type="float" office:value="121.620002747" calcext:value-type="float">
            <text:p>121.620002747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table:formula="of:=[.C3144]-[.A3144]" office:value-type="float" office:value="0.949996948000006" calcext:value-type="float">
            <text:p>0.949996948</text:p>
          </table:table-cell>
          <table:table-cell office:value-type="float" office:value="100.449996948" calcext:value-type="float">
            <text:p>100.449996948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3145]-[.A3145]" office:value-type="float" office:value="0.170000076299999" calcext:value-type="float">
            <text:p>0.1700000763</text:p>
          </table:table-cell>
          <table:table-cell office:value-type="float" office:value="11.6700000763" calcext:value-type="float">
            <text:p>11.670000076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C3146]-[.A3146]" office:value-type="float" office:value="-0.360000609999986" calcext:value-type="float">
            <text:p>-0.36000061</text:p>
          </table:table-cell>
          <table:table-cell office:value-type="float" office:value="137.63999939" calcext:value-type="float">
            <text:p>137.639999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3147]-[.A3147]" office:value-type="float" office:value="1.4100036621" calcext:value-type="float">
            <text:p>1.4100036621</text:p>
          </table:table-cell>
          <table:table-cell office:value-type="float" office:value="68.4100036621" calcext:value-type="float">
            <text:p>68.41000366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C3148]-[.A3148]" office:value-type="float" office:value="0.349998474000003" calcext:value-type="float">
            <text:p>0.349998474</text:p>
          </table:table-cell>
          <table:table-cell office:value-type="float" office:value="102.349998474" calcext:value-type="float">
            <text:p>102.3499984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3149]-[.A3149]" office:value-type="float" office:value="-1.770000010729" calcext:value-type="float">
            <text:p>-1.7700000107</text:p>
          </table:table-cell>
          <table:table-cell office:value-type="float" office:value="-0.270000010729" calcext:value-type="float">
            <text:p>-0.2700000107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table:formula="of:=[.C3150]-[.A3150]" office:value-type="float" office:value="1" calcext:value-type="float">
            <text:p>1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3151]-[.A3151]" office:value-type="float" office:value="1.25" calcext:value-type="float">
            <text:p>1.25</text:p>
          </table:table-cell>
          <table:table-cell office:value-type="float" office:value="44.25" calcext:value-type="float">
            <text:p>44.25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table:formula="of:=[.C3152]-[.A3152]" office:value-type="float" office:value="-1.52000427199999" calcext:value-type="float">
            <text:p>-1.520004272</text:p>
          </table:table-cell>
          <table:table-cell office:value-type="float" office:value="163.979995728" calcext:value-type="float">
            <text:p>163.97999572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3153]-[.A3153]" office:value-type="float" office:value="-1.770000010729" calcext:value-type="float">
            <text:p>-1.7700000107</text:p>
          </table:table-cell>
          <table:table-cell office:value-type="float" office:value="-0.270000010729" calcext:value-type="float">
            <text:p>-0.27000001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C3154]-[.A3154]" office:value-type="float" office:value="-2.05999755900001" calcext:value-type="float">
            <text:p>-2.059997559</text:p>
          </table:table-cell>
          <table:table-cell office:value-type="float" office:value="172.940002441" calcext:value-type="float">
            <text:p>172.940002441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table:formula="of:=[.C3155]-[.A3155]" office:value-type="float" office:value="1.4499969482" calcext:value-type="float">
            <text:p>1.4499969482</text:p>
          </table:table-cell>
          <table:table-cell office:value-type="float" office:value="90.9499969482" calcext:value-type="float">
            <text:p>90.9499969482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table:formula="of:=[.C3156]-[.A3156]" office:value-type="float" office:value="-1.19999694800001" calcext:value-type="float">
            <text:p>-1.199996948</text:p>
          </table:table-cell>
          <table:table-cell office:value-type="float" office:value="152.300003052" calcext:value-type="float">
            <text:p>152.300003052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C3157]-[.A3157]" office:value-type="float" office:value="0.940000534100001" calcext:value-type="float">
            <text:p>0.9400005341</text:p>
          </table:table-cell>
          <table:table-cell office:value-type="float" office:value="21.4400005341" calcext:value-type="float">
            <text:p>21.44000053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C3158]-[.A3158]" office:value-type="float" office:value="-0.570007323999988" calcext:value-type="float">
            <text:p>-0.570007324</text:p>
          </table:table-cell>
          <table:table-cell office:value-type="float" office:value="144.429992676" calcext:value-type="float">
            <text:p>144.429992676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[.C3159]-[.A3159]" office:value-type="float" office:value="1.4100036621" calcext:value-type="float">
            <text:p>1.4100036621</text:p>
          </table:table-cell>
          <table:table-cell office:value-type="float" office:value="77.9100036621" calcext:value-type="float">
            <text:p>77.91000366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3160]-[.A3160]" office:value-type="float" office:value="0.6399993896" calcext:value-type="float">
            <text:p>0.6399993896</text:p>
          </table:table-cell>
          <table:table-cell office:value-type="float" office:value="17.6399993896" calcext:value-type="float">
            <text:p>17.6399993896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formula="of:=[.C3161]-[.A3161]" office:value-type="float" office:value="0.720001220699999" calcext:value-type="float">
            <text:p>0.7200012207</text:p>
          </table:table-cell>
          <table:table-cell office:value-type="float" office:value="50.2200012207" calcext:value-type="float">
            <text:p>50.22000122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C3162]-[.A3162]" office:value-type="float" office:value="0.63999939" calcext:value-type="float">
            <text:p>0.63999939</text:p>
          </table:table-cell>
          <table:table-cell office:value-type="float" office:value="118.63999939" calcext:value-type="float">
            <text:p>118.63999939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[.C3163]-[.A3163]" office:value-type="float" office:value="0.829999923700001" calcext:value-type="float">
            <text:p>0.8299999237</text:p>
          </table:table-cell>
          <table:table-cell office:value-type="float" office:value="26.3299999237" calcext:value-type="float">
            <text:p>26.32999992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C3164]-[.A3164]" office:value-type="float" office:value="-0.839996337999992" calcext:value-type="float">
            <text:p>-0.839996338</text:p>
          </table:table-cell>
          <table:table-cell office:value-type="float" office:value="144.160003662" calcext:value-type="float">
            <text:p>144.1600036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3165]-[.A3165]" office:value-type="float" office:value="0.3800001144" calcext:value-type="float">
            <text:p>0.3800001144</text:p>
          </table:table-cell>
          <table:table-cell office:value-type="float" office:value="14.3800001144" calcext:value-type="float">
            <text:p>14.38000011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3166]-[.A3166]" office:value-type="float" office:value="0.6399993896" calcext:value-type="float">
            <text:p>0.6399993896</text:p>
          </table:table-cell>
          <table:table-cell office:value-type="float" office:value="58.6399993896" calcext:value-type="float">
            <text:p>58.63999938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3167]-[.A3167]" office:value-type="float" office:value="1.2799987793" calcext:value-type="float">
            <text:p>1.2799987793</text:p>
          </table:table-cell>
          <table:table-cell office:value-type="float" office:value="38.2799987793" calcext:value-type="float">
            <text:p>38.2799987793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table:formula="of:=[.C3168]-[.A3168]" office:value-type="float" office:value="-0.289993285999998" calcext:value-type="float">
            <text:p>-0.289993286</text:p>
          </table:table-cell>
          <table:table-cell office:value-type="float" office:value="132.210006714" calcext:value-type="float">
            <text:p>132.210006714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table:formula="of:=[.C3169]-[.A3169]" office:value-type="float" office:value="-2.38999939000001" calcext:value-type="float">
            <text:p>-2.38999939</text:p>
          </table:table-cell>
          <table:table-cell office:value-type="float" office:value="175.11000061" calcext:value-type="float">
            <text:p>175.11000061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[.C3170]-[.A3170]" office:value-type="float" office:value="1.2099990845" calcext:value-type="float">
            <text:p>1.2099990845</text:p>
          </table:table-cell>
          <table:table-cell office:value-type="float" office:value="62.7099990845" calcext:value-type="float">
            <text:p>62.7099990845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table:formula="of:=[.C3171]-[.A3171]" office:value-type="float" office:value="0.900001525899995" calcext:value-type="float">
            <text:p>0.9000015259</text:p>
          </table:table-cell>
          <table:table-cell office:value-type="float" office:value="90.4000015259" calcext:value-type="float">
            <text:p>90.4000015259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table:formula="of:=[.C3172]-[.A3172]" office:value-type="float" office:value="-0.610000609999986" calcext:value-type="float">
            <text:p>-0.61000061</text:p>
          </table:table-cell>
          <table:table-cell office:value-type="float" office:value="143.88999939" calcext:value-type="float">
            <text:p>143.889999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3173]-[.A3173]" office:value-type="float" office:value="0.7000007629" calcext:value-type="float">
            <text:p>0.7000007629</text:p>
          </table:table-cell>
          <table:table-cell office:value-type="float" office:value="24.7000007629" calcext:value-type="float">
            <text:p>24.70000076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C3174]-[.A3174]" office:value-type="float" office:value="0.349998474000003" calcext:value-type="float">
            <text:p>0.349998474</text:p>
          </table:table-cell>
          <table:table-cell office:value-type="float" office:value="102.349998474" calcext:value-type="float">
            <text:p>102.349998474</text:p>
          </table:table-cell>
        </table:table-row>
        <table:table-row table:style-name="ro1">
          <table:table-cell office:value-type="float" office:value="178.5" calcext:value-type="float">
            <text:p>178.5</text:p>
          </table:table-cell>
          <table:table-cell table:formula="of:=[.C3175]-[.A3175]" office:value-type="float" office:value="-2.30999755900001" calcext:value-type="float">
            <text:p>-2.309997559</text:p>
          </table:table-cell>
          <table:table-cell office:value-type="float" office:value="176.190002441" calcext:value-type="float">
            <text:p>176.190002441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table:formula="of:=[.C3176]-[.A3176]" office:value-type="float" office:value="1.3000030518" calcext:value-type="float">
            <text:p>1.3000030518</text:p>
          </table:table-cell>
          <table:table-cell office:value-type="float" office:value="82.8000030518" calcext:value-type="float">
            <text:p>82.80000305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C3177]-[.A3177]" office:value-type="float" office:value="0.089996338000006" calcext:value-type="float">
            <text:p>0.089996338</text:p>
          </table:table-cell>
          <table:table-cell office:value-type="float" office:value="118.089996338" calcext:value-type="float">
            <text:p>118.089996338</text:p>
          </table:table-cell>
        </table:table-row>
        <table:table-row table:style-name="ro1">
          <table:table-cell office:value-type="float" office:value="168.5" calcext:value-type="float">
            <text:p>168.5</text:p>
          </table:table-cell>
          <table:table-cell table:formula="of:=[.C3178]-[.A3178]" office:value-type="float" office:value="-1.80999755900001" calcext:value-type="float">
            <text:p>-1.809997559</text:p>
          </table:table-cell>
          <table:table-cell office:value-type="float" office:value="166.690002441" calcext:value-type="float">
            <text:p>166.69000244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C3179]-[.A3179]" office:value-type="float" office:value="-1.57000732399999" calcext:value-type="float">
            <text:p>-1.570007324</text:p>
          </table:table-cell>
          <table:table-cell office:value-type="float" office:value="163.429992676" calcext:value-type="float">
            <text:p>163.4299926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C3180]-[.A3180]" office:value-type="float" office:value="0.330001831000004" calcext:value-type="float">
            <text:p>0.330001831</text:p>
          </table:table-cell>
          <table:table-cell office:value-type="float" office:value="127.330001831" calcext:value-type="float">
            <text:p>127.3300018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C3181]-[.A3181]" office:value-type="float" office:value="0.489997864000003" calcext:value-type="float">
            <text:p>0.489997864</text:p>
          </table:table-cell>
          <table:table-cell office:value-type="float" office:value="110.489997864" calcext:value-type="float">
            <text:p>110.4899978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C3182]-[.A3182]" office:value-type="float" office:value="1.5699996948" calcext:value-type="float">
            <text:p>1.5699996948</text:p>
          </table:table-cell>
          <table:table-cell office:value-type="float" office:value="54.5699996948" calcext:value-type="float">
            <text:p>54.56999969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3183]-[.A3183]" office:value-type="float" office:value="0.309997558999996" calcext:value-type="float">
            <text:p>0.309997559</text:p>
          </table:table-cell>
          <table:table-cell office:value-type="float" office:value="111.309997559" calcext:value-type="float">
            <text:p>111.30999755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C3184]-[.A3184]" office:value-type="float" office:value="-0.78999996185" calcext:value-type="float">
            <text:p>-0.7899999619</text:p>
          </table:table-cell>
          <table:table-cell office:value-type="float" office:value="2.71000003815" calcext:value-type="float">
            <text:p>2.7100000382</text:p>
          </table:table-cell>
        </table:table-row>
        <table:table-row table:style-name="ro1">
          <table:table-cell office:value-type="string" calcext:value-type="string">
            <text:p>^A125.5</text:p>
          </table:table-cell>
          <table:table-cell table:formula="of:=[.C3185]-[.A3185]" office:value-type="string" office:string-value="" calcext:value-type="error">
            <text:p>#VALUE!</text:p>
          </table:table-cell>
          <table:table-cell office:value-type="float" office:value="125.150001526" calcext:value-type="float">
            <text:p>125.1500015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C3186]-[.A3186]" office:value-type="float" office:value="0.210006714000002" calcext:value-type="float">
            <text:p>0.210006714</text:p>
          </table:table-cell>
          <table:table-cell office:value-type="float" office:value="132.210006714" calcext:value-type="float">
            <text:p>132.2100067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3187]-[.A3187]" office:value-type="float" office:value="0.7000007629" calcext:value-type="float">
            <text:p>0.7000007629</text:p>
          </table:table-cell>
          <table:table-cell office:value-type="float" office:value="24.7000007629" calcext:value-type="float">
            <text:p>24.70000076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C3188]-[.A3188]" office:value-type="float" office:value="0.349998474000003" calcext:value-type="float">
            <text:p>0.349998474</text:p>
          </table:table-cell>
          <table:table-cell office:value-type="float" office:value="102.349998474" calcext:value-type="float">
            <text:p>102.34999847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C3189]-[.A3189]" office:value-type="float" office:value="-0.699996948000006" calcext:value-type="float">
            <text:p>-0.699996948</text:p>
          </table:table-cell>
          <table:table-cell office:value-type="float" office:value="152.300003052" calcext:value-type="float">
            <text:p>152.3000030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3190]-[.A3190]" office:value-type="float" office:value="0.709999084000003" calcext:value-type="float">
            <text:p>0.709999084</text:p>
          </table:table-cell>
          <table:table-cell office:value-type="float" office:value="122.709999084" calcext:value-type="float">
            <text:p>122.709999084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[.C3191]-[.A3191]" office:value-type="float" office:value="1.1000003815" calcext:value-type="float">
            <text:p>1.1000003815</text:p>
          </table:table-cell>
          <table:table-cell office:value-type="float" office:value="26.6000003815" calcext:value-type="float">
            <text:p>26.60000038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C3192]-[.A3192]" office:value-type="float" office:value="-1.38999939000001" calcext:value-type="float">
            <text:p>-1.38999939</text:p>
          </table:table-cell>
          <table:table-cell office:value-type="float" office:value="165.61000061" calcext:value-type="float">
            <text:p>165.6100006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C3193]-[.A3193]" office:value-type="float" office:value="-0.0900001525900009" calcext:value-type="float">
            <text:p>-0.0900001526</text:p>
          </table:table-cell>
          <table:table-cell office:value-type="float" office:value="8.40999984741" calcext:value-type="float">
            <text:p>8.40999984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3194]-[.A3194]" office:value-type="float" office:value="-0.420000076299999" calcext:value-type="float">
            <text:p>-0.4200000763</text:p>
          </table:table-cell>
          <table:table-cell office:value-type="float" office:value="10.5799999237" calcext:value-type="float">
            <text:p>10.579999923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C3195]-[.A3195]" office:value-type="float" office:value="0.309999465899999" calcext:value-type="float">
            <text:p>0.3099994659</text:p>
          </table:table-cell>
          <table:table-cell office:value-type="float" office:value="19.8099994659" calcext:value-type="float">
            <text:p>19.80999946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C3196]-[.A3196]" office:value-type="float" office:value="0.949996948000006" calcext:value-type="float">
            <text:p>0.949996948</text:p>
          </table:table-cell>
          <table:table-cell office:value-type="float" office:value="109.949996948" calcext:value-type="float">
            <text:p>109.9499969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C3197]-[.A3197]" office:value-type="float" office:value="0.279998778999996" calcext:value-type="float">
            <text:p>0.279998779</text:p>
          </table:table-cell>
          <table:table-cell office:value-type="float" office:value="117.279998779" calcext:value-type="float">
            <text:p>117.2799987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C3198]-[.A3198]" office:value-type="float" office:value="-0.0500030519999939" calcext:value-type="float">
            <text:p>-0.050003052</text:p>
          </table:table-cell>
          <table:table-cell office:value-type="float" office:value="128.949996948" calcext:value-type="float">
            <text:p>128.9499969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3199]-[.A3199]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C3200]-[.A3200]" office:value-type="float" office:value="0.379997252999999" calcext:value-type="float">
            <text:p>0.379997253</text:p>
          </table:table-cell>
          <table:table-cell office:value-type="float" office:value="115.379997253" calcext:value-type="float">
            <text:p>115.379997253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C3201]-[.A3201]" office:value-type="float" office:value="0.480003357000001" calcext:value-type="float">
            <text:p>0.480003357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table:formula="of:=[.C3202]-[.A3202]" office:value-type="float" office:value="-0.729995728000006" calcext:value-type="float">
            <text:p>-0.729995728</text:p>
          </table:table-cell>
          <table:table-cell office:value-type="float" office:value="148.770004272" calcext:value-type="float">
            <text:p>148.770004272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table:formula="of:=[.C3203]-[.A3203]" office:value-type="float" office:value="-0.229995728000006" calcext:value-type="float">
            <text:p>-0.229995728</text:p>
          </table:table-cell>
          <table:table-cell office:value-type="float" office:value="139.270004272" calcext:value-type="float">
            <text:p>139.27000427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C3204]-[.A3204]" office:value-type="float" office:value="0.350000381499999" calcext:value-type="float">
            <text:p>0.3500003815</text:p>
          </table:table-cell>
          <table:table-cell office:value-type="float" office:value="10.8500003815" calcext:value-type="float">
            <text:p>10.8500003815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table:formula="of:=[.C3205]-[.A3205]" office:value-type="float" office:value="0.259994506999988" calcext:value-type="float">
            <text:p>0.259994507</text:p>
          </table:table-cell>
          <table:table-cell office:value-type="float" office:value="132.759994507" calcext:value-type="float">
            <text:p>132.759994507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table:formula="of:=[.C3206]-[.A3206]" office:value-type="float" office:value="-0.399993896000012" calcext:value-type="float">
            <text:p>-0.399993896</text:p>
          </table:table-cell>
          <table:table-cell office:value-type="float" office:value="137.100006104" calcext:value-type="float">
            <text:p>137.1000061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C3207]-[.A3207]" office:value-type="float" office:value="0.519996642999999" calcext:value-type="float">
            <text:p>0.519996643</text:p>
          </table:table-cell>
          <table:table-cell office:value-type="float" office:value="104.519996643" calcext:value-type="float">
            <text:p>104.519996643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C3208]-[.A3208]" office:value-type="float" office:value="0.940000534100001" calcext:value-type="float">
            <text:p>0.9400005341</text:p>
          </table:table-cell>
          <table:table-cell office:value-type="float" office:value="21.4400005341" calcext:value-type="float">
            <text:p>21.4400005341</text:p>
          </table:table-cell>
        </table:table-row>
        <table:table-row table:style-name="ro1">
          <table:table-cell office:value-type="float" office:value="173.5" calcext:value-type="float">
            <text:p>173.5</text:p>
          </table:table-cell>
          <table:table-cell table:formula="of:=[.C3209]-[.A3209]" office:value-type="float" office:value="-2.19000244099999" calcext:value-type="float">
            <text:p>-2.190002441</text:p>
          </table:table-cell>
          <table:table-cell office:value-type="float" office:value="171.309997559" calcext:value-type="float">
            <text:p>171.309997559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table:formula="of:=[.C3210]-[.A3210]" office:value-type="float" office:value="1.4700012207" calcext:value-type="float">
            <text:p>1.4700012207</text:p>
          </table:table-cell>
          <table:table-cell office:value-type="float" office:value="65.9700012207" calcext:value-type="float">
            <text:p>65.97000122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3211]-[.A3211]" office:value-type="float" office:value="1.1800003052" calcext:value-type="float">
            <text:p>1.1800003052</text:p>
          </table:table-cell>
          <table:table-cell office:value-type="float" office:value="40.1800003052" calcext:value-type="float">
            <text:p>40.1800003052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table:formula="of:=[.C3212]-[.A3212]" office:value-type="float" office:value="-0.300003051999994" calcext:value-type="float">
            <text:p>-0.300003052</text:p>
          </table:table-cell>
          <table:table-cell office:value-type="float" office:value="135.199996948" calcext:value-type="float">
            <text:p>135.1999969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C3213]-[.A3213]" office:value-type="float" office:value="0.550003051999994" calcext:value-type="float">
            <text:p>0.550003052</text:p>
          </table:table-cell>
          <table:table-cell office:value-type="float" office:value="117.550003052" calcext:value-type="float">
            <text:p>117.5500030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3214]-[.A3214]" office:value-type="float" office:value="-0.47000122099999" calcext:value-type="float">
            <text:p>-0.470001221</text:p>
          </table:table-cell>
          <table:table-cell office:value-type="float" office:value="142.529998779" calcext:value-type="float">
            <text:p>142.529998779</text:p>
          </table:table-cell>
        </table:table-row>
        <table:table-row table:style-name="ro1">
          <table:table-cell office:value-type="float" office:value="168.5" calcext:value-type="float">
            <text:p>168.5</text:p>
          </table:table-cell>
          <table:table-cell table:formula="of:=[.C3215]-[.A3215]" office:value-type="float" office:value="-1.539993286" calcext:value-type="float">
            <text:p>-1.539993286</text:p>
          </table:table-cell>
          <table:table-cell office:value-type="float" office:value="166.960006714" calcext:value-type="float">
            <text:p>166.9600067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3216]-[.A3216]" office:value-type="float" office:value="1.120002747" calcext:value-type="float">
            <text:p>1.120002747</text:p>
          </table:table-cell>
          <table:table-cell office:value-type="float" office:value="112.120002747" calcext:value-type="float">
            <text:p>112.120002747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table:formula="of:=[.C3217]-[.A3217]" office:value-type="float" office:value="-1.55000305199999" calcext:value-type="float">
            <text:p>-1.550003052</text:p>
          </table:table-cell>
          <table:table-cell office:value-type="float" office:value="169.949996948" calcext:value-type="float">
            <text:p>169.9499969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3218]-[.A3218]" office:value-type="float" office:value="1.3600006104" calcext:value-type="float">
            <text:p>1.3600006104</text:p>
          </table:table-cell>
          <table:table-cell office:value-type="float" office:value="39.3600006104" calcext:value-type="float">
            <text:p>39.3600006104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3219]-[.A3219]" office:value-type="float" office:value="1.11000061039999" calcext:value-type="float">
            <text:p>1.1100006104</text:p>
          </table:table-cell>
          <table:table-cell office:value-type="float" office:value="64.6100006104" calcext:value-type="float">
            <text:p>64.6100006104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[.C3220]-[.A3220]" office:value-type="float" office:value="-0.0899963379999917" calcext:value-type="float">
            <text:p>-0.089996338</text:p>
          </table:table-cell>
          <table:table-cell office:value-type="float" office:value="128.410003662" calcext:value-type="float">
            <text:p>128.4100036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221]-[.A3221]" office:value-type="float" office:value="-1.729999989271" calcext:value-type="float">
            <text:p>-1.7299999893</text:p>
          </table:table-cell>
          <table:table-cell office:value-type="float" office:value="0.270000010729" calcext:value-type="float">
            <text:p>0.2700000107</text:p>
          </table:table-cell>
        </table:table-row>
        <table:table-row table:style-name="ro1">
          <table:table-cell office:value-type="float" office:value="155.5" calcext:value-type="float">
            <text:p>155.5</text:p>
          </table:table-cell>
          <table:table-cell table:formula="of:=[.C3222]-[.A3222]" office:value-type="float" office:value="-0.75" calcext:value-type="float">
            <text:p>-0.75</text:p>
          </table:table-cell>
          <table:table-cell office:value-type="float" office:value="154.75" calcext:value-type="float">
            <text:p>154.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C3223]-[.A3223]" office:value-type="float" office:value="1.33000183110001" calcext:value-type="float">
            <text:p>1.3300018311</text:p>
          </table:table-cell>
          <table:table-cell office:value-type="float" office:value="67.3300018311" calcext:value-type="float">
            <text:p>67.33000183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3224]-[.A3224]" office:value-type="float" office:value="2.0699996948" calcext:value-type="float">
            <text:p>2.0699996948</text:p>
          </table:table-cell>
          <table:table-cell office:value-type="float" office:value="64.0699996948" calcext:value-type="float">
            <text:p>64.06999969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3225]-[.A3225]" office:value-type="float" office:value="1.12999725340001" calcext:value-type="float">
            <text:p>1.1299972534</text:p>
          </table:table-cell>
          <table:table-cell office:value-type="float" office:value="71.1299972534" calcext:value-type="float">
            <text:p>71.1299972534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[.C3226]-[.A3226]" office:value-type="float" office:value="1.4100036621" calcext:value-type="float">
            <text:p>1.4100036621</text:p>
          </table:table-cell>
          <table:table-cell office:value-type="float" office:value="77.9100036621" calcext:value-type="float">
            <text:p>77.9100036621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C3227]-[.A3227]" office:value-type="float" office:value="1.5200004578" calcext:value-type="float">
            <text:p>1.5200004578</text:p>
          </table:table-cell>
          <table:table-cell office:value-type="float" office:value="54.0200004578" calcext:value-type="float">
            <text:p>54.02000045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3228]-[.A3228]" office:value-type="float" office:value="1.4300003052" calcext:value-type="float">
            <text:p>1.4300003052</text:p>
          </table:table-cell>
          <table:table-cell office:value-type="float" office:value="43.4300003052" calcext:value-type="float">
            <text:p>43.4300003052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table:formula="of:=[.C3229]-[.A3229]" office:value-type="float" office:value="-2.02000427199999" calcext:value-type="float">
            <text:p>-2.020004272</text:p>
          </table:table-cell>
          <table:table-cell office:value-type="float" office:value="173.479995728" calcext:value-type="float">
            <text:p>173.479995728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table:formula="of:=[.C3230]-[.A3230]" office:value-type="float" office:value="1.1600036621" calcext:value-type="float">
            <text:p>1.1600036621</text:p>
          </table:table-cell>
          <table:table-cell office:value-type="float" office:value="93.6600036621" calcext:value-type="float">
            <text:p>93.660003662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C3231]-[.A3231]" office:value-type="float" office:value="0.260000228900001" calcext:value-type="float">
            <text:p>0.2600002289</text:p>
          </table:table-cell>
          <table:table-cell office:value-type="float" office:value="12.7600002289" calcext:value-type="float">
            <text:p>12.7600002289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table:formula="of:=[.C3232]-[.A3232]" office:value-type="float" office:value="0.620002746599994" calcext:value-type="float">
            <text:p>0.6200027466</text:p>
          </table:table-cell>
          <table:table-cell office:value-type="float" office:value="93.1200027466" calcext:value-type="float">
            <text:p>93.12000274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C3233]-[.A3233]" office:value-type="float" office:value="-0.369995117000002" calcext:value-type="float">
            <text:p>-0.369995117</text:p>
          </table:table-cell>
          <table:table-cell office:value-type="float" office:value="140.630004883" calcext:value-type="float">
            <text:p>140.6300048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234]-[.A3234]" office:value-type="float" office:value="1.1299991608" calcext:value-type="float">
            <text:p>1.1299991608</text:p>
          </table:table-cell>
          <table:table-cell office:value-type="float" office:value="30.1299991608" calcext:value-type="float">
            <text:p>30.12999916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235]-[.A3235]" office:value-type="float" office:value="0.590000152599998" calcext:value-type="float">
            <text:p>0.5900001526</text:p>
          </table:table-cell>
          <table:table-cell office:value-type="float" office:value="29.5900001526" calcext:value-type="float">
            <text:p>29.59000015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3236]-[.A3236]" office:value-type="float" office:value="0.919998168900001" calcext:value-type="float">
            <text:p>0.9199981689</text:p>
          </table:table-cell>
          <table:table-cell office:value-type="float" office:value="55.9199981689" calcext:value-type="float">
            <text:p>55.91999816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3237]-[.A3237]" office:value-type="float" office:value="0.709999084500002" calcext:value-type="float">
            <text:p>0.7099990845</text:p>
          </table:table-cell>
          <table:table-cell office:value-type="float" office:value="21.7099990845" calcext:value-type="float">
            <text:p>21.70999908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3238]-[.A3238]" office:value-type="float" office:value="1.13999938960001" calcext:value-type="float">
            <text:p>1.1399993896</text:p>
          </table:table-cell>
          <table:table-cell office:value-type="float" office:value="68.1399993896" calcext:value-type="float">
            <text:p>68.1399993896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table:formula="of:=[.C3239]-[.A3239]" office:value-type="float" office:value="0.25" calcext:value-type="float">
            <text:p>0.25</text:p>
          </table:table-cell>
          <table:table-cell office:value-type="float" office:value="113.75" calcext:value-type="float">
            <text:p>113.75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table:formula="of:=[.C3240]-[.A3240]" office:value-type="float" office:value="0.339996338000006" calcext:value-type="float">
            <text:p>0.339996338</text:p>
          </table:table-cell>
          <table:table-cell office:value-type="float" office:value="114.839996338" calcext:value-type="float">
            <text:p>114.8399963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3241]-[.A3241]" office:value-type="float" office:value="1.8100013733" calcext:value-type="float">
            <text:p>1.8100013733</text:p>
          </table:table-cell>
          <table:table-cell office:value-type="float" office:value="60.8100013733" calcext:value-type="float">
            <text:p>60.810001373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C3242]-[.A3242]" office:value-type="float" office:value="0.370002747000001" calcext:value-type="float">
            <text:p>0.370002747</text:p>
          </table:table-cell>
          <table:table-cell office:value-type="float" office:value="118.370002747" calcext:value-type="float">
            <text:p>118.370002747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[.C3243]-[.A3243]" office:value-type="float" office:value="0.600000381499999" calcext:value-type="float">
            <text:p>0.6000003815</text:p>
          </table:table-cell>
          <table:table-cell office:value-type="float" office:value="17.1000003815" calcext:value-type="float">
            <text:p>17.1000003815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C3244]-[.A3244]" office:value-type="float" office:value="0.959999084499998" calcext:value-type="float">
            <text:p>0.9599990845</text:p>
          </table:table-cell>
          <table:table-cell office:value-type="float" office:value="78.4599990845" calcext:value-type="float">
            <text:p>78.4599990845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table:formula="of:=[.C3245]-[.A3245]" office:value-type="float" office:value="-0.69000244099999" calcext:value-type="float">
            <text:p>-0.690002441</text:p>
          </table:table-cell>
          <table:table-cell office:value-type="float" office:value="139.809997559" calcext:value-type="float">
            <text:p>139.809997559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table:formula="of:=[.C3246]-[.A3246]" office:value-type="float" office:value="0.75" calcext:value-type="float">
            <text:p>0.75</text:p>
          </table:table-cell>
          <table:table-cell office:value-type="float" office:value="104.25" calcext:value-type="float">
            <text:p>104.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3247]-[.A3247]" office:value-type="float" office:value="0.440002441000004" calcext:value-type="float">
            <text:p>0.440002441</text:p>
          </table:table-cell>
          <table:table-cell office:value-type="float" office:value="122.440002441" calcext:value-type="float">
            <text:p>122.440002441</text:p>
          </table:table-cell>
        </table:table-row>
        <table:table-row table:style-name="ro1">
          <table:table-cell office:value-type="float" office:value="159.5" calcext:value-type="float">
            <text:p>159.5</text:p>
          </table:table-cell>
          <table:table-cell table:formula="of:=[.C3248]-[.A3248]" office:value-type="float" office:value="-0.949996948000006" calcext:value-type="float">
            <text:p>-0.949996948</text:p>
          </table:table-cell>
          <table:table-cell office:value-type="float" office:value="158.550003052" calcext:value-type="float">
            <text:p>158.5500030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3249]-[.A3249]" office:value-type="float" office:value="-0.92999982834" calcext:value-type="float">
            <text:p>-0.9299998283</text:p>
          </table:table-cell>
          <table:table-cell office:value-type="float" office:value="4.07000017166" calcext:value-type="float">
            <text:p>4.0700001717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table:formula="of:=[.C3250]-[.A3250]" office:value-type="float" office:value="0.300003051999994" calcext:value-type="float">
            <text:p>0.300003052</text:p>
          </table:table-cell>
          <table:table-cell office:value-type="float" office:value="123.800003052" calcext:value-type="float">
            <text:p>123.800003052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table:formula="of:=[.C3251]-[.A3251]" office:value-type="float" office:value="0.620002747000001" calcext:value-type="float">
            <text:p>0.620002747</text:p>
          </table:table-cell>
          <table:table-cell office:value-type="float" office:value="112.120002747" calcext:value-type="float">
            <text:p>112.120002747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C3252]-[.A3252]" office:value-type="float" office:value="0.959999084499998" calcext:value-type="float">
            <text:p>0.9599990845</text:p>
          </table:table-cell>
          <table:table-cell office:value-type="float" office:value="37.4599990845" calcext:value-type="float">
            <text:p>37.459999084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C3253]-[.A3253]" office:value-type="float" office:value="-1.41999995708" calcext:value-type="float">
            <text:p>-1.4199999571</text:p>
          </table:table-cell>
          <table:table-cell office:value-type="float" office:value="1.08000004292" calcext:value-type="float">
            <text:p>1.08000004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C3254]-[.A3254]" office:value-type="float" office:value="0.730003356899999" calcext:value-type="float">
            <text:p>0.7300033569</text:p>
          </table:table-cell>
          <table:table-cell office:value-type="float" office:value="78.7300033569" calcext:value-type="float">
            <text:p>78.73000335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C3255]-[.A3255]" office:value-type="float" office:value="-0.399993896000012" calcext:value-type="float">
            <text:p>-0.399993896</text:p>
          </table:table-cell>
          <table:table-cell office:value-type="float" office:value="146.600006104" calcext:value-type="float">
            <text:p>146.6000061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C3256]-[.A3256]" office:value-type="float" office:value="1.7699966431" calcext:value-type="float">
            <text:p>1.7699966431</text:p>
          </table:table-cell>
          <table:table-cell office:value-type="float" office:value="88.7699966431" calcext:value-type="float">
            <text:p>88.7699966431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[.C3257]-[.A3257]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C3258]-[.A3258]" office:value-type="float" office:value="-0.0199966429999989" calcext:value-type="float">
            <text:p>-0.019996643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table:formula="of:=[.C3259]-[.A3259]" office:value-type="float" office:value="1.5499992371" calcext:value-type="float">
            <text:p>1.5499992371</text:p>
          </table:table-cell>
          <table:table-cell office:value-type="float" office:value="48.0499992371" calcext:value-type="float">
            <text:p>48.04999923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3260]-[.A3260]" office:value-type="float" office:value="0.989999771099999" calcext:value-type="float">
            <text:p>0.9899997711</text:p>
          </table:table-cell>
          <table:table-cell office:value-type="float" office:value="21.9899997711" calcext:value-type="float">
            <text:p>21.98999977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C3261]-[.A3261]" office:value-type="float" office:value="0.349998474000003" calcext:value-type="float">
            <text:p>0.349998474</text:p>
          </table:table-cell>
          <table:table-cell office:value-type="float" office:value="102.349998474" calcext:value-type="float">
            <text:p>102.3499984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C3262]-[.A3262]" office:value-type="float" office:value="1.4000015259" calcext:value-type="float">
            <text:p>1.4000015259</text:p>
          </table:table-cell>
          <table:table-cell office:value-type="float" office:value="90.4000015259" calcext:value-type="float">
            <text:p>90.40000152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3263]-[.A3263]" office:value-type="float" office:value="0.949996948199996" calcext:value-type="float">
            <text:p>0.9499969482</text:p>
          </table:table-cell>
          <table:table-cell office:value-type="float" office:value="90.9499969482" calcext:value-type="float">
            <text:p>90.949996948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C3264]-[.A3264]" office:value-type="float" office:value="-1.07000732399999" calcext:value-type="float">
            <text:p>-1.070007324</text:p>
          </table:table-cell>
          <table:table-cell office:value-type="float" office:value="153.929992676" calcext:value-type="float">
            <text:p>153.929992676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table:formula="of:=[.C3265]-[.A3265]" office:value-type="float" office:value="-1.50999450699999" calcext:value-type="float">
            <text:p>-1.509994507</text:p>
          </table:table-cell>
          <table:table-cell office:value-type="float" office:value="160.990005493" calcext:value-type="float">
            <text:p>160.990005493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formula="of:=[.C3266]-[.A3266]" office:value-type="float" office:value="0.970001220699999" calcext:value-type="float">
            <text:p>0.9700012207</text:p>
          </table:table-cell>
          <table:table-cell office:value-type="float" office:value="34.4700012207" calcext:value-type="float">
            <text:p>34.47000122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C3267]-[.A3267]" office:value-type="float" office:value="0.0399932859999979" calcext:value-type="float">
            <text:p>0.039993286</text:p>
          </table:table-cell>
          <table:table-cell office:value-type="float" office:value="130.039993286" calcext:value-type="float">
            <text:p>130.03999328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C3268]-[.A3268]" office:value-type="float" office:value="-1.289993286" calcext:value-type="float">
            <text:p>-1.289993286</text:p>
          </table:table-cell>
          <table:table-cell office:value-type="float" office:value="163.710006714" calcext:value-type="float">
            <text:p>163.710006714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[.C3269]-[.A3269]" office:value-type="float" office:value="-1.83999633799999" calcext:value-type="float">
            <text:p>-1.839996338</text:p>
          </table:table-cell>
          <table:table-cell office:value-type="float" office:value="172.660003662" calcext:value-type="float">
            <text:p>172.6600036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3270]-[.A3270]" office:value-type="float" office:value="0.900001525900002" calcext:value-type="float">
            <text:p>0.9000015259</text:p>
          </table:table-cell>
          <table:table-cell office:value-type="float" office:value="39.9000015259" calcext:value-type="float">
            <text:p>39.9000015259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C3271]-[.A3271]" office:value-type="float" office:value="1.11000061039999" calcext:value-type="float">
            <text:p>1.1100006104</text:p>
          </table:table-cell>
          <table:table-cell office:value-type="float" office:value="64.6100006104" calcext:value-type="float">
            <text:p>64.610000610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C3272]-[.A3272]" office:value-type="float" office:value="0.350000381499999" calcext:value-type="float">
            <text:p>0.3500003815</text:p>
          </table:table-cell>
          <table:table-cell office:value-type="float" office:value="10.8500003815" calcext:value-type="float">
            <text:p>10.85000038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C3273]-[.A3273]" office:value-type="float" office:value="-0.899993896000012" calcext:value-type="float">
            <text:p>-0.899993896</text:p>
          </table:table-cell>
          <table:table-cell office:value-type="float" office:value="156.100006104" calcext:value-type="float">
            <text:p>156.100006104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C3274]-[.A3274]" office:value-type="float" office:value="1.5699996948" calcext:value-type="float">
            <text:p>1.5699996948</text:p>
          </table:table-cell>
          <table:table-cell office:value-type="float" office:value="64.0699996948" calcext:value-type="float">
            <text:p>64.0699996948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table:formula="of:=[.C3275]-[.A3275]" office:value-type="float" office:value="-0.460006714000002" calcext:value-type="float">
            <text:p>-0.460006714</text:p>
          </table:table-cell>
          <table:table-cell office:value-type="float" office:value="149.039993286" calcext:value-type="float">
            <text:p>149.03999328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C3276]-[.A3276]" office:value-type="float" office:value="-0.330001831000004" calcext:value-type="float">
            <text:p>-0.330001831</text:p>
          </table:table-cell>
          <table:table-cell office:value-type="float" office:value="150.669998169" calcext:value-type="float">
            <text:p>150.66999816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C3277]-[.A3277]" office:value-type="float" office:value="-0.619995117000002" calcext:value-type="float">
            <text:p>-0.619995117</text:p>
          </table:table-cell>
          <table:table-cell office:value-type="float" office:value="156.380004883" calcext:value-type="float">
            <text:p>156.380004883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table:formula="of:=[.C3278]-[.A3278]" office:value-type="float" office:value="0.739999771099999" calcext:value-type="float">
            <text:p>0.7399997711</text:p>
          </table:table-cell>
          <table:table-cell office:value-type="float" office:value="25.2399997711" calcext:value-type="float">
            <text:p>25.23999977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C3279]-[.A3279]" office:value-type="float" office:value="-1.11000060999999" calcext:value-type="float">
            <text:p>-1.11000061</text:p>
          </table:table-cell>
          <table:table-cell office:value-type="float" office:value="162.88999939" calcext:value-type="float">
            <text:p>162.8899993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C3280]-[.A3280]" office:value-type="float" office:value="-0.649993896000012" calcext:value-type="float">
            <text:p>-0.649993896</text:p>
          </table:table-cell>
          <table:table-cell office:value-type="float" office:value="162.350006104" calcext:value-type="float">
            <text:p>162.350006104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table:formula="of:=[.C3281]-[.A3281]" office:value-type="float" office:value="-2.02000427199999" calcext:value-type="float">
            <text:p>-2.020004272</text:p>
          </table:table-cell>
          <table:table-cell office:value-type="float" office:value="173.479995728" calcext:value-type="float">
            <text:p>173.479995728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table:formula="of:=[.C3282]-[.A3282]" office:value-type="float" office:value="1.3800010681" calcext:value-type="float">
            <text:p>1.3800010681</text:p>
          </table:table-cell>
          <table:table-cell office:value-type="float" office:value="45.8800010681" calcext:value-type="float">
            <text:p>45.88000106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3283]-[.A3283]" office:value-type="float" office:value="-0.0500001907299996" calcext:value-type="float">
            <text:p>-0.0500001907</text:p>
          </table:table-cell>
          <table:table-cell office:value-type="float" office:value="8.94999980927" calcext:value-type="float">
            <text:p>8.9499998093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table:formula="of:=[.C3284]-[.A3284]" office:value-type="float" office:value="-0.509994506999988" calcext:value-type="float">
            <text:p>-0.509994507</text:p>
          </table:table-cell>
          <table:table-cell office:value-type="float" office:value="141.990005493" calcext:value-type="float">
            <text:p>141.9900054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C3285]-[.A3285]" office:value-type="float" office:value="0.489997864000003" calcext:value-type="float">
            <text:p>0.489997864</text:p>
          </table:table-cell>
          <table:table-cell office:value-type="float" office:value="110.489997864" calcext:value-type="float">
            <text:p>110.4899978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C3286]-[.A3286]" office:value-type="float" office:value="0.269996642999999" calcext:value-type="float">
            <text:p>0.269996643</text:p>
          </table:table-cell>
          <table:table-cell office:value-type="float" office:value="120.269996643" calcext:value-type="float">
            <text:p>120.269996643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table:formula="of:=[.C3287]-[.A3287]" office:value-type="float" office:value="-0.740005493000012" calcext:value-type="float">
            <text:p>-0.740005493</text:p>
          </table:table-cell>
          <table:table-cell office:value-type="float" office:value="151.759994507" calcext:value-type="float">
            <text:p>151.7599945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C3288]-[.A3288]" office:value-type="float" office:value="0.19000244099999" calcext:value-type="float">
            <text:p>0.190002441</text:p>
          </table:table-cell>
          <table:table-cell office:value-type="float" office:value="138.190002441" calcext:value-type="float">
            <text:p>138.190002441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table:formula="of:=[.C3289]-[.A3289]" office:value-type="float" office:value="-1.92999267600001" calcext:value-type="float">
            <text:p>-1.929992676</text:p>
          </table:table-cell>
          <table:table-cell office:value-type="float" office:value="174.570007324" calcext:value-type="float">
            <text:p>174.5700073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C3290]-[.A3290]" office:value-type="float" office:value="-1.07000732399999" calcext:value-type="float">
            <text:p>-1.070007324</text:p>
          </table:table-cell>
          <table:table-cell office:value-type="float" office:value="153.929992676" calcext:value-type="float">
            <text:p>153.9299926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C3291]-[.A3291]" office:value-type="float" office:value="-0.19000244099999" calcext:value-type="float">
            <text:p>-0.190002441</text:p>
          </table:table-cell>
          <table:table-cell office:value-type="float" office:value="139.809997559" calcext:value-type="float">
            <text:p>139.8099975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3292]-[.A3292]" office:value-type="float" office:value="-1.22000122099999" calcext:value-type="float">
            <text:p>-1.220001221</text:p>
          </table:table-cell>
          <table:table-cell office:value-type="float" office:value="167.779998779" calcext:value-type="float">
            <text:p>167.77999877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C3293]-[.A3293]" office:value-type="float" office:value="0.3400001526" calcext:value-type="float">
            <text:p>0.3400001526</text:p>
          </table:table-cell>
          <table:table-cell office:value-type="float" office:value="13.8400001526" calcext:value-type="float">
            <text:p>13.84000015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3294]-[.A3294]" office:value-type="float" office:value="-0.38999986649" calcext:value-type="float">
            <text:p>-0.3899998665</text:p>
          </table:table-cell>
          <table:table-cell office:value-type="float" office:value="4.61000013351" calcext:value-type="float">
            <text:p>4.61000013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C3295]-[.A3295]" office:value-type="float" office:value="0.139999390000014" calcext:value-type="float">
            <text:p>0.13999939</text:p>
          </table:table-cell>
          <table:table-cell office:value-type="float" office:value="128.13999939" calcext:value-type="float">
            <text:p>128.13999939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C3296]-[.A3296]" office:value-type="float" office:value="1.5800018311" calcext:value-type="float">
            <text:p>1.5800018311</text:p>
          </table:table-cell>
          <table:table-cell office:value-type="float" office:value="42.0800018311" calcext:value-type="float">
            <text:p>42.08000183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C3297]-[.A3297]" office:value-type="float" office:value="0.379997252999999" calcext:value-type="float">
            <text:p>0.379997253</text:p>
          </table:table-cell>
          <table:table-cell office:value-type="float" office:value="115.379997253" calcext:value-type="float">
            <text:p>115.3799972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C3298]-[.A3298]" office:value-type="float" office:value="0.379997252999999" calcext:value-type="float">
            <text:p>0.379997253</text:p>
          </table:table-cell>
          <table:table-cell office:value-type="float" office:value="115.379997253" calcext:value-type="float">
            <text:p>115.3799972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C3299]-[.A3299]" office:value-type="float" office:value="0.269996642999999" calcext:value-type="float">
            <text:p>0.269996643</text:p>
          </table:table-cell>
          <table:table-cell office:value-type="float" office:value="120.269996643" calcext:value-type="float">
            <text:p>120.2699966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C3300]-[.A3300]" office:value-type="float" office:value="0.660003661999994" calcext:value-type="float">
            <text:p>0.660003662</text:p>
          </table:table-cell>
          <table:table-cell office:value-type="float" office:value="112.660003662" calcext:value-type="float">
            <text:p>112.66000366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C3301]-[.A3301]" office:value-type="float" office:value="0.839996338000006" calcext:value-type="float">
            <text:p>0.839996338</text:p>
          </table:table-cell>
          <table:table-cell office:value-type="float" office:value="114.839996338" calcext:value-type="float">
            <text:p>114.839996338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[.C3302]-[.A3302]" office:value-type="float" office:value="0.539993285999998" calcext:value-type="float">
            <text:p>0.539993286</text:p>
          </table:table-cell>
          <table:table-cell office:value-type="float" office:value="130.039993286" calcext:value-type="float">
            <text:p>130.0399932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3303]-[.A3303]" office:value-type="float" office:value="1.4899978638" calcext:value-type="float">
            <text:p>1.4899978638</text:p>
          </table:table-cell>
          <table:table-cell office:value-type="float" office:value="91.4899978638" calcext:value-type="float">
            <text:p>91.4899978638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[.C3304]-[.A3304]" office:value-type="float" office:value="1.6999969482" calcext:value-type="float">
            <text:p>1.6999969482</text:p>
          </table:table-cell>
          <table:table-cell office:value-type="float" office:value="75.1999969482" calcext:value-type="float">
            <text:p>75.199996948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C3305]-[.A3305]" office:value-type="float" office:value="-0.979995728000006" calcext:value-type="float">
            <text:p>-0.979995728</text:p>
          </table:table-cell>
          <table:table-cell office:value-type="float" office:value="155.020004272" calcext:value-type="float">
            <text:p>155.0200042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C3306]-[.A3306]" office:value-type="float" office:value="-0.619995117000002" calcext:value-type="float">
            <text:p>-0.619995117</text:p>
          </table:table-cell>
          <table:table-cell office:value-type="float" office:value="156.380004883" calcext:value-type="float">
            <text:p>156.380004883</text:p>
          </table:table-cell>
        </table:table-row>
        <table:table-row table:style-name="ro1">
          <table:table-cell office:value-type="float" office:value="147.5" calcext:value-type="float">
            <text:p>147.5</text:p>
          </table:table-cell>
          <table:table-cell table:formula="of:=[.C3307]-[.A3307]" office:value-type="float" office:value="-0.630004882999998" calcext:value-type="float">
            <text:p>-0.630004883</text:p>
          </table:table-cell>
          <table:table-cell office:value-type="float" office:value="146.869995117" calcext:value-type="float">
            <text:p>146.86999511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C3308]-[.A3308]" office:value-type="float" office:value="0.0799999237000009" calcext:value-type="float">
            <text:p>0.0799999237</text:p>
          </table:table-cell>
          <table:table-cell office:value-type="float" office:value="10.5799999237" calcext:value-type="float">
            <text:p>10.579999923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C3309]-[.A3309]" office:value-type="float" office:value="-0.0299997330000004" calcext:value-type="float">
            <text:p>-0.029999733</text:p>
          </table:table-cell>
          <table:table-cell office:value-type="float" office:value="15.470000267" calcext:value-type="float">
            <text:p>15.470000267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[.C3310]-[.A3310]" office:value-type="float" office:value="1.1500015259" calcext:value-type="float">
            <text:p>1.1500015259</text:p>
          </table:table-cell>
          <table:table-cell office:value-type="float" office:value="55.6500015259" calcext:value-type="float">
            <text:p>55.65000152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C3311]-[.A3311]" office:value-type="float" office:value="-0.389999390000014" calcext:value-type="float">
            <text:p>-0.38999939</text:p>
          </table:table-cell>
          <table:table-cell office:value-type="float" office:value="143.61000061" calcext:value-type="float">
            <text:p>143.61000061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table:formula="of:=[.C3312]-[.A3312]" office:value-type="float" office:value="0.949996948000006" calcext:value-type="float">
            <text:p>0.949996948</text:p>
          </table:table-cell>
          <table:table-cell office:value-type="float" office:value="100.449996948" calcext:value-type="float">
            <text:p>100.449996948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formula="of:=[.C3313]-[.A3313]" office:value-type="float" office:value="1.25" calcext:value-type="float">
            <text:p>1.25</text:p>
          </table:table-cell>
          <table:table-cell office:value-type="float" office:value="34.75" calcext:value-type="float">
            <text:p>34.75</text:p>
          </table:table-cell>
        </table:table-row>
        <table:table-row table:style-name="ro1">
          <table:table-cell office:value-type="float" office:value="145.5" calcext:value-type="float">
            <text:p>145.5</text:p>
          </table:table-cell>
          <table:table-cell table:formula="of:=[.C3314]-[.A3314]" office:value-type="float" office:value="-0.259994506999988" calcext:value-type="float">
            <text:p>-0.259994507</text:p>
          </table:table-cell>
          <table:table-cell office:value-type="float" office:value="145.240005493" calcext:value-type="float">
            <text:p>145.240005493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3315]-[.A3315]" office:value-type="float" office:value="1.190002441" calcext:value-type="float">
            <text:p>1.1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table:formula="of:=[.C3316]-[.A3316]" office:value-type="float" office:value="1.5299987793" calcext:value-type="float">
            <text:p>1.5299987793</text:p>
          </table:table-cell>
          <table:table-cell office:value-type="float" office:value="92.0299987793" calcext:value-type="float">
            <text:p>92.0299987793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C3317]-[.A3317]" office:value-type="float" office:value="0.849998474000003" calcext:value-type="float">
            <text:p>0.849998474</text:p>
          </table:table-cell>
          <table:table-cell office:value-type="float" office:value="102.349998474" calcext:value-type="float">
            <text:p>102.3499984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3318]-[.A3318]" office:value-type="float" office:value="0.150001525999997" calcext:value-type="float">
            <text:p>0.150001526</text:p>
          </table:table-cell>
          <table:table-cell office:value-type="float" office:value="125.150001526" calcext:value-type="float">
            <text:p>125.150001526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table:formula="of:=[.C3319]-[.A3319]" office:value-type="float" office:value="1.290000916" calcext:value-type="float">
            <text:p>1.290000916</text:p>
          </table:table-cell>
          <table:table-cell office:value-type="float" office:value="104.790000916" calcext:value-type="float">
            <text:p>104.7900009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3320]-[.A3320]" office:value-type="float" office:value="-0.48000001907" calcext:value-type="float">
            <text:p>-0.4800000191</text:p>
          </table:table-cell>
          <table:table-cell office:value-type="float" office:value="3.51999998093" calcext:value-type="float">
            <text:p>3.5199999809</text:p>
          </table:table-cell>
        </table:table-row>
        <table:table-row table:style-name="ro1">
          <table:table-cell office:value-type="float" office:value="179.5" calcext:value-type="float">
            <text:p>179.5</text:p>
          </table:table-cell>
          <table:table-cell table:formula="of:=[.C3321]-[.A3321]" office:value-type="float" office:value="-1.41000366200001" calcext:value-type="float">
            <text:p>-1.410003662</text:p>
          </table:table-cell>
          <table:table-cell office:value-type="float" office:value="178.089996338" calcext:value-type="float">
            <text:p>178.089996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3322]-[.A3322]" office:value-type="float" office:value="-1.35000002384" calcext:value-type="float">
            <text:p>-1.3500000238</text:p>
          </table:table-cell>
          <table:table-cell office:value-type="float" office:value="-1.35000002384" calcext:value-type="float">
            <text:p>-1.3500000238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C3323]-[.A3323]" office:value-type="float" office:value="1" calcext:value-type="float">
            <text:p>1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C3324]-[.A3324]" office:value-type="float" office:value="1.4700012207" calcext:value-type="float">
            <text:p>1.4700012207</text:p>
          </table:table-cell>
          <table:table-cell office:value-type="float" office:value="75.4700012207" calcext:value-type="float">
            <text:p>75.47000122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3325]-[.A3325]" office:value-type="float" office:value="1.4199981689" calcext:value-type="float">
            <text:p>1.4199981689</text:p>
          </table:table-cell>
          <table:table-cell office:value-type="float" office:value="46.4199981689" calcext:value-type="float">
            <text:p>46.4199981689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table:formula="of:=[.C3326]-[.A3326]" office:value-type="float" office:value="-0.0599975590000099" calcext:value-type="float">
            <text:p>-0.059997559</text:p>
          </table:table-cell>
          <table:table-cell office:value-type="float" office:value="141.440002441" calcext:value-type="float">
            <text:p>141.440002441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3327]-[.A3327]" office:value-type="float" office:value="1.190002441" calcext:value-type="float">
            <text:p>1.1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3328]-[.A3328]" office:value-type="float" office:value="1.5599975586" calcext:value-type="float">
            <text:p>1.5599975586</text:p>
          </table:table-cell>
          <table:table-cell office:value-type="float" office:value="76.5599975586" calcext:value-type="float">
            <text:p>76.5599975586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C3329]-[.A3329]" office:value-type="float" office:value="0.730003356899999" calcext:value-type="float">
            <text:p>0.7300033569</text:p>
          </table:table-cell>
          <table:table-cell office:value-type="float" office:value="88.2300033569" calcext:value-type="float">
            <text:p>88.230003356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3330]-[.A3330]" office:value-type="float" office:value="-1.49000549300001" calcext:value-type="float">
            <text:p>-1.490005493</text:p>
          </table:table-cell>
          <table:table-cell office:value-type="float" office:value="167.509994507" calcext:value-type="float">
            <text:p>167.5099945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C3331]-[.A3331]" office:value-type="float" office:value="0.940002441000004" calcext:value-type="float">
            <text:p>0.940002441</text:p>
          </table:table-cell>
          <table:table-cell office:value-type="float" office:value="112.940002441" calcext:value-type="float">
            <text:p>112.940002441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table:formula="of:=[.C3332]-[.A3332]" office:value-type="float" office:value="-1.07000732399999" calcext:value-type="float">
            <text:p>-1.070007324</text:p>
          </table:table-cell>
          <table:table-cell office:value-type="float" office:value="163.429992676" calcext:value-type="float">
            <text:p>163.42999267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C3333]-[.A3333]" office:value-type="float" office:value="0.940000534100001" calcext:value-type="float">
            <text:p>0.9400005341</text:p>
          </table:table-cell>
          <table:table-cell office:value-type="float" office:value="21.4400005341" calcext:value-type="float">
            <text:p>21.440000534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C3334]-[.A3334]" office:value-type="float" office:value="0.690002441000004" calcext:value-type="float">
            <text:p>0.6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C3335]-[.A3335]" office:value-type="float" office:value="-0.78999996185" calcext:value-type="float">
            <text:p>-0.7899999619</text:p>
          </table:table-cell>
          <table:table-cell office:value-type="float" office:value="2.71000003815" calcext:value-type="float">
            <text:p>2.7100000382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[.C3336]-[.A3336]" office:value-type="float" office:value="1.1600036621" calcext:value-type="float">
            <text:p>1.1600036621</text:p>
          </table:table-cell>
          <table:table-cell office:value-type="float" office:value="74.6600036621" calcext:value-type="float">
            <text:p>74.6600036621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C3337]-[.A3337]" office:value-type="float" office:value="1.7700004578" calcext:value-type="float">
            <text:p>1.7700004578</text:p>
          </table:table-cell>
          <table:table-cell office:value-type="float" office:value="60.2700004578" calcext:value-type="float">
            <text:p>60.27000045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C3338]-[.A3338]" office:value-type="float" office:value="-0.839996337999992" calcext:value-type="float">
            <text:p>-0.839996338</text:p>
          </table:table-cell>
          <table:table-cell office:value-type="float" office:value="163.160003662" calcext:value-type="float">
            <text:p>163.160003662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table:formula="of:=[.C3339]-[.A3339]" office:value-type="float" office:value="1.33000183110001" calcext:value-type="float">
            <text:p>1.3300018311</text:p>
          </table:table-cell>
          <table:table-cell office:value-type="float" office:value="76.8300018311" calcext:value-type="float">
            <text:p>76.83000183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C3340]-[.A3340]" office:value-type="float" office:value="0.860000610399993" calcext:value-type="float">
            <text:p>0.8600006104</text:p>
          </table:table-cell>
          <table:table-cell office:value-type="float" office:value="89.8600006104" calcext:value-type="float">
            <text:p>89.86000061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C3341]-[.A3341]" office:value-type="float" office:value="1.12000274659999" calcext:value-type="float">
            <text:p>1.1200027466</text:p>
          </table:table-cell>
          <table:table-cell office:value-type="float" office:value="93.1200027466" calcext:value-type="float">
            <text:p>93.1200027466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C3342]-[.A3342]" office:value-type="float" office:value="1.1300010681" calcext:value-type="float">
            <text:p>1.1300010681</text:p>
          </table:table-cell>
          <table:table-cell office:value-type="float" office:value="39.6300010681" calcext:value-type="float">
            <text:p>39.6300010681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table:formula="of:=[.C3343]-[.A3343]" office:value-type="float" office:value="1.150001526" calcext:value-type="float">
            <text:p>1.150001526</text:p>
          </table:table-cell>
          <table:table-cell office:value-type="float" office:value="115.650001526" calcext:value-type="float">
            <text:p>115.6500015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3344]-[.A3344]" office:value-type="float" office:value="1.7799987793" calcext:value-type="float">
            <text:p>1.7799987793</text:p>
          </table:table-cell>
          <table:table-cell office:value-type="float" office:value="47.7799987793" calcext:value-type="float">
            <text:p>47.77999877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3345]-[.A3345]" office:value-type="float" office:value="0.949996948199996" calcext:value-type="float">
            <text:p>0.9499969482</text:p>
          </table:table-cell>
          <table:table-cell office:value-type="float" office:value="90.9499969482" calcext:value-type="float">
            <text:p>90.9499969482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C3346]-[.A3346]" office:value-type="float" office:value="1.6800003052" calcext:value-type="float">
            <text:p>1.6800003052</text:p>
          </table:table-cell>
          <table:table-cell office:value-type="float" office:value="40.1800003052" calcext:value-type="float">
            <text:p>40.18000030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3347]-[.A3347]" office:value-type="float" office:value="0.900001525899995" calcext:value-type="float">
            <text:p>0.9000015259</text:p>
          </table:table-cell>
          <table:table-cell office:value-type="float" office:value="80.9000015259" calcext:value-type="float">
            <text:p>80.9000015259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table:formula="of:=[.C3348]-[.A3348]" office:value-type="float" office:value="1.1600036621" calcext:value-type="float">
            <text:p>1.1600036621</text:p>
          </table:table-cell>
          <table:table-cell office:value-type="float" office:value="93.6600036621" calcext:value-type="float">
            <text:p>93.66000366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3349]-[.A3349]" office:value-type="float" office:value="0.1999998093" calcext:value-type="float">
            <text:p>0.1999998093</text:p>
          </table:table-cell>
          <table:table-cell office:value-type="float" office:value="15.1999998093" calcext:value-type="float">
            <text:p>15.199999809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table:formula="of:=[.C3350]-[.A3350]" office:value-type="float" office:value="0.8800010681" calcext:value-type="float">
            <text:p>0.8800010681</text:p>
          </table:table-cell>
          <table:table-cell office:value-type="float" office:value="36.3800010681" calcext:value-type="float">
            <text:p>36.3800010681</text:p>
          </table:table-cell>
        </table:table-row>
        <table:table-row table:style-name="ro1">
          <table:table-cell office:value-type="float" office:value="159.5" calcext:value-type="float">
            <text:p>159.5</text:p>
          </table:table-cell>
          <table:table-cell table:formula="of:=[.C3351]-[.A3351]" office:value-type="float" office:value="-0.410003662000008" calcext:value-type="float">
            <text:p>-0.410003662</text:p>
          </table:table-cell>
          <table:table-cell office:value-type="float" office:value="159.089996338" calcext:value-type="float">
            <text:p>159.0899963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3352]-[.A3352]" office:value-type="float" office:value="1.61000061039999" calcext:value-type="float">
            <text:p>1.6100006104</text:p>
          </table:table-cell>
          <table:table-cell office:value-type="float" office:value="64.6100006104" calcext:value-type="float">
            <text:p>64.6100006104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[.C3353]-[.A3353]" office:value-type="float" office:value="1.2600002289" calcext:value-type="float">
            <text:p>1.2600002289</text:p>
          </table:table-cell>
          <table:table-cell office:value-type="float" office:value="31.7600002289" calcext:value-type="float">
            <text:p>31.7600002289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table:formula="of:=[.C3354]-[.A3354]" office:value-type="float" office:value="-0.729995728000006" calcext:value-type="float">
            <text:p>-0.729995728</text:p>
          </table:table-cell>
          <table:table-cell office:value-type="float" office:value="148.770004272" calcext:value-type="float">
            <text:p>148.77000427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C3355]-[.A3355]" office:value-type="float" office:value="-1.580001831" calcext:value-type="float">
            <text:p>-1.580001831</text:p>
          </table:table-cell>
          <table:table-cell office:value-type="float" office:value="166.419998169" calcext:value-type="float">
            <text:p>166.419998169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table:formula="of:=[.C3356]-[.A3356]" office:value-type="float" office:value="-0.369995117000002" calcext:value-type="float">
            <text:p>-0.369995117</text:p>
          </table:table-cell>
          <table:table-cell office:value-type="float" office:value="150.130004883" calcext:value-type="float">
            <text:p>150.130004883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C3357]-[.A3357]" office:value-type="float" office:value="1.5" calcext:value-type="float">
            <text:p>1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C3358]-[.A3358]" office:value-type="float" office:value="1.63999938960001" calcext:value-type="float">
            <text:p>1.6399993896</text:p>
          </table:table-cell>
          <table:table-cell office:value-type="float" office:value="87.1399993896" calcext:value-type="float">
            <text:p>87.13999938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C3359]-[.A3359]" office:value-type="float" office:value="0.00999450699998761" calcext:value-type="float">
            <text:p>0.009994507</text:p>
          </table:table-cell>
          <table:table-cell office:value-type="float" office:value="136.009994507" calcext:value-type="float">
            <text:p>136.00999450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C3360]-[.A3360]" office:value-type="float" office:value="1.4799995422" calcext:value-type="float">
            <text:p>1.4799995422</text:p>
          </table:table-cell>
          <table:table-cell office:value-type="float" office:value="43.9799995422" calcext:value-type="float">
            <text:p>43.97999954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C3361]-[.A3361]" office:value-type="float" office:value="-1.289993286" calcext:value-type="float">
            <text:p>-1.289993286</text:p>
          </table:table-cell>
          <table:table-cell office:value-type="float" office:value="163.710006714" calcext:value-type="float">
            <text:p>163.710006714</text:p>
          </table:table-cell>
        </table:table-row>
        <table:table-row table:style-name="ro1">
          <table:table-cell office:value-type="float" office:value="178.5" calcext:value-type="float">
            <text:p>178.5</text:p>
          </table:table-cell>
          <table:table-cell table:formula="of:=[.C3362]-[.A3362]" office:value-type="float" office:value="-2.02999877900001" calcext:value-type="float">
            <text:p>-2.029998779</text:p>
          </table:table-cell>
          <table:table-cell office:value-type="float" office:value="176.470001221" calcext:value-type="float">
            <text:p>176.470001221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table:formula="of:=[.C3363]-[.A3363]" office:value-type="float" office:value="0.710006714000002" calcext:value-type="float">
            <text:p>0.710006714</text:p>
          </table:table-cell>
          <table:table-cell office:value-type="float" office:value="132.210006714" calcext:value-type="float">
            <text:p>132.21000671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3364]-[.A3364]" office:value-type="float" office:value="0.709999084000003" calcext:value-type="float">
            <text:p>0.709999084</text:p>
          </table:table-cell>
          <table:table-cell office:value-type="float" office:value="122.709999084" calcext:value-type="float">
            <text:p>122.7099990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C3365]-[.A3365]" office:value-type="float" office:value="1.18000030499999" calcext:value-type="float">
            <text:p>1.180000305</text:p>
          </table:table-cell>
          <table:table-cell office:value-type="float" office:value="100.180000305" calcext:value-type="float">
            <text:p>100.1800003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C3366]-[.A3366]" office:value-type="float" office:value="0.330001831000004" calcext:value-type="float">
            <text:p>0.330001831</text:p>
          </table:table-cell>
          <table:table-cell office:value-type="float" office:value="127.330001831" calcext:value-type="float">
            <text:p>127.330001831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table:formula="of:=[.C3367]-[.A3367]" office:value-type="float" office:value="1.4499969482" calcext:value-type="float">
            <text:p>1.4499969482</text:p>
          </table:table-cell>
          <table:table-cell office:value-type="float" office:value="90.9499969482" calcext:value-type="float">
            <text:p>90.94999694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3368]-[.A3368]" office:value-type="float" office:value="1.4400024414" calcext:value-type="float">
            <text:p>1.4400024414</text:p>
          </table:table-cell>
          <table:table-cell office:value-type="float" office:value="81.4400024414" calcext:value-type="float">
            <text:p>81.4400024414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table:formula="of:=[.C3369]-[.A3369]" office:value-type="float" office:value="-0.270004271999994" calcext:value-type="float">
            <text:p>-0.270004272</text:p>
          </table:table-cell>
          <table:table-cell office:value-type="float" office:value="148.229995728" calcext:value-type="float">
            <text:p>148.229995728</text:p>
          </table:table-cell>
        </table:table-row>
        <table:table-row table:style-name="ro1">
          <table:table-cell office:value-type="float" office:value="173.5" calcext:value-type="float">
            <text:p>173.5</text:p>
          </table:table-cell>
          <table:table-cell table:formula="of:=[.C3370]-[.A3370]" office:value-type="float" office:value="-1.919998169" calcext:value-type="float">
            <text:p>-1.919998169</text:p>
          </table:table-cell>
          <table:table-cell office:value-type="float" office:value="171.580001831" calcext:value-type="float">
            <text:p>171.58000183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C3371]-[.A3371]" office:value-type="float" office:value="0.139999390000014" calcext:value-type="float">
            <text:p>0.13999939</text:p>
          </table:table-cell>
          <table:table-cell office:value-type="float" office:value="147.13999939" calcext:value-type="float">
            <text:p>147.13999939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table:formula="of:=[.C3372]-[.A3372]" office:value-type="float" office:value="0.970001221000004" calcext:value-type="float">
            <text:p>0.970001221</text:p>
          </table:table-cell>
          <table:table-cell office:value-type="float" office:value="116.470001221" calcext:value-type="float">
            <text:p>116.4700012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C3373]-[.A3373]" office:value-type="float" office:value="-1.289993286" calcext:value-type="float">
            <text:p>-1.289993286</text:p>
          </table:table-cell>
          <table:table-cell office:value-type="float" office:value="163.710006714" calcext:value-type="float">
            <text:p>163.710006714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table:formula="of:=[.C3374]-[.A3374]" office:value-type="float" office:value="0.699996948000006" calcext:value-type="float">
            <text:p>0.699996948</text:p>
          </table:table-cell>
          <table:table-cell office:value-type="float" office:value="135.199996948" calcext:value-type="float">
            <text:p>135.1999969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C3375]-[.A3375]" office:value-type="float" office:value="-0.509994506999988" calcext:value-type="float">
            <text:p>-0.509994507</text:p>
          </table:table-cell>
          <table:table-cell office:value-type="float" office:value="151.490005493" calcext:value-type="float">
            <text:p>151.4900054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C3376]-[.A3376]" office:value-type="float" office:value="-0.300003051999994" calcext:value-type="float">
            <text:p>-0.300003052</text:p>
          </table:table-cell>
          <table:table-cell office:value-type="float" office:value="144.699996948" calcext:value-type="float">
            <text:p>144.699996948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table:formula="of:=[.C3377]-[.A3377]" office:value-type="float" office:value="2.0599975586" calcext:value-type="float">
            <text:p>2.0599975586</text:p>
          </table:table-cell>
          <table:table-cell office:value-type="float" office:value="95.5599975586" calcext:value-type="float">
            <text:p>95.55999755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3378]-[.A3378]" office:value-type="float" office:value="1.4500007629" calcext:value-type="float">
            <text:p>1.4500007629</text:p>
          </table:table-cell>
          <table:table-cell office:value-type="float" office:value="40.4500007629" calcext:value-type="float">
            <text:p>40.45000076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3379]-[.A3379]" office:value-type="float" office:value="-0.55999994278" calcext:value-type="float">
            <text:p>-0.5599999428</text:p>
          </table:table-cell>
          <table:table-cell office:value-type="float" office:value="2.44000005722" calcext:value-type="float">
            <text:p>2.4400000572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C3380]-[.A3380]" office:value-type="float" office:value="1.0400009155" calcext:value-type="float">
            <text:p>1.0400009155</text:p>
          </table:table-cell>
          <table:table-cell office:value-type="float" office:value="60.5400009155" calcext:value-type="float">
            <text:p>60.5400009155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table:formula="of:=[.C3381]-[.A3381]" office:value-type="float" office:value="0.919998168899994" calcext:value-type="float">
            <text:p>0.9199981689</text:p>
          </table:table-cell>
          <table:table-cell office:value-type="float" office:value="65.4199981689" calcext:value-type="float">
            <text:p>65.419998168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C3382]-[.A3382]" office:value-type="float" office:value="-0.740005493000012" calcext:value-type="float">
            <text:p>-0.740005493</text:p>
          </table:table-cell>
          <table:table-cell office:value-type="float" office:value="161.259994507" calcext:value-type="float">
            <text:p>161.259994507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table:formula="of:=[.C3383]-[.A3383]" office:value-type="float" office:value="1.080001831" calcext:value-type="float">
            <text:p>1.080001831</text:p>
          </table:table-cell>
          <table:table-cell office:value-type="float" office:value="111.580001831" calcext:value-type="float">
            <text:p>111.5800018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C3384]-[.A3384]" office:value-type="float" office:value="0.63999939" calcext:value-type="float">
            <text:p>0.63999939</text:p>
          </table:table-cell>
          <table:table-cell office:value-type="float" office:value="118.63999939" calcext:value-type="float">
            <text:p>118.639999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C3385]-[.A3385]" office:value-type="float" office:value="-2.17999267600001" calcext:value-type="float">
            <text:p>-2.179992676</text:p>
          </table:table-cell>
          <table:table-cell office:value-type="float" office:value="177.820007324" calcext:value-type="float">
            <text:p>177.8200073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C3386]-[.A3386]" office:value-type="float" office:value="-0.30999755900001" calcext:value-type="float">
            <text:p>-0.309997559</text:p>
          </table:table-cell>
          <table:table-cell office:value-type="float" office:value="166.690002441" calcext:value-type="float">
            <text:p>166.6900024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3387]-[.A3387]" office:value-type="float" office:value="1.1899986267" calcext:value-type="float">
            <text:p>1.1899986267</text:p>
          </table:table-cell>
          <table:table-cell office:value-type="float" office:value="56.1899986267" calcext:value-type="float">
            <text:p>56.1899986267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table:formula="of:=[.C3388]-[.A3388]" office:value-type="float" office:value="1.1199989319" calcext:value-type="float">
            <text:p>1.1199989319</text:p>
          </table:table-cell>
          <table:table-cell office:value-type="float" office:value="42.6199989319" calcext:value-type="float">
            <text:p>42.6199989319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[.C3389]-[.A3389]" office:value-type="float" office:value="1.1900005341" calcext:value-type="float">
            <text:p>1.1900005341</text:p>
          </table:table-cell>
          <table:table-cell office:value-type="float" office:value="27.6900005341" calcext:value-type="float">
            <text:p>27.69000053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3390]-[.A3390]" office:value-type="float" office:value="1.0699996948" calcext:value-type="float">
            <text:p>1.0699996948</text:p>
          </table:table-cell>
          <table:table-cell office:value-type="float" office:value="23.0699996948" calcext:value-type="float">
            <text:p>23.0699996948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table:formula="of:=[.C3391]-[.A3391]" office:value-type="float" office:value="-1.17999267600001" calcext:value-type="float">
            <text:p>-1.179992676</text:p>
          </table:table-cell>
          <table:table-cell office:value-type="float" office:value="168.320007324" calcext:value-type="float">
            <text:p>168.320007324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table:formula="of:=[.C3392]-[.A3392]" office:value-type="float" office:value="0.849998474099998" calcext:value-type="float">
            <text:p>0.8499984741</text:p>
          </table:table-cell>
          <table:table-cell office:value-type="float" office:value="42.3499984741" calcext:value-type="float">
            <text:p>42.34999847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3393]-[.A3393]" office:value-type="float" office:value="1.2600002289" calcext:value-type="float">
            <text:p>1.2600002289</text:p>
          </table:table-cell>
          <table:table-cell office:value-type="float" office:value="22.2600002289" calcext:value-type="float">
            <text:p>22.2600002289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table:formula="of:=[.C3394]-[.A3394]" office:value-type="float" office:value="1.5400009155" calcext:value-type="float">
            <text:p>1.5400009155</text:p>
          </table:table-cell>
          <table:table-cell office:value-type="float" office:value="70.0400009155" calcext:value-type="float">
            <text:p>70.04000091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3395]-[.A3395]" office:value-type="float" office:value="0.899999618500001" calcext:value-type="float">
            <text:p>0.8999996185</text:p>
          </table:table-cell>
          <table:table-cell office:value-type="float" office:value="20.8999996185" calcext:value-type="float">
            <text:p>20.89999961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C3396]-[.A3396]" office:value-type="float" office:value="0.550003051999994" calcext:value-type="float">
            <text:p>0.550003052</text:p>
          </table:table-cell>
          <table:table-cell office:value-type="float" office:value="117.550003052" calcext:value-type="float">
            <text:p>117.550003052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table:formula="of:=[.C3397]-[.A3397]" office:value-type="float" office:value="0.989997864000003" calcext:value-type="float">
            <text:p>0.989997864</text:p>
          </table:table-cell>
          <table:table-cell office:value-type="float" office:value="110.489997864" calcext:value-type="float">
            <text:p>110.4899978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3398]-[.A3398]" office:value-type="float" office:value="1.7200012207" calcext:value-type="float">
            <text:p>1.7200012207</text:p>
          </table:table-cell>
          <table:table-cell office:value-type="float" office:value="59.7200012207" calcext:value-type="float">
            <text:p>59.72000122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3399]-[.A3399]" office:value-type="float" office:value="1.25" calcext:value-type="float">
            <text:p>1.25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3400]-[.A3400]" office:value-type="float" office:value="0.589996338000006" calcext:value-type="float">
            <text:p>0.589996338</text:p>
          </table:table-cell>
          <table:table-cell office:value-type="float" office:value="108.589996338" calcext:value-type="float">
            <text:p>108.589996338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C3401]-[.A3401]" office:value-type="float" office:value="1.6600036621" calcext:value-type="float">
            <text:p>1.6600036621</text:p>
          </table:table-cell>
          <table:table-cell office:value-type="float" office:value="84.1600036621" calcext:value-type="float">
            <text:p>84.16000366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C3402]-[.A3402]" office:value-type="float" office:value="1.0400009155" calcext:value-type="float">
            <text:p>1.0400009155</text:p>
          </table:table-cell>
          <table:table-cell office:value-type="float" office:value="89.0400009155" calcext:value-type="float">
            <text:p>89.0400009155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table:formula="of:=[.C3403]-[.A3403]" office:value-type="float" office:value="1.9700012207" calcext:value-type="float">
            <text:p>1.9700012207</text:p>
          </table:table-cell>
          <table:table-cell office:value-type="float" office:value="75.4700012207" calcext:value-type="float">
            <text:p>75.47000122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3404]-[.A3404]" office:value-type="float" office:value="1.1599998474" calcext:value-type="float">
            <text:p>1.1599998474</text:p>
          </table:table-cell>
          <table:table-cell office:value-type="float" office:value="24.1599998474" calcext:value-type="float">
            <text:p>24.159999847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C3405]-[.A3405]" office:value-type="float" office:value="-1.14999997616" calcext:value-type="float">
            <text:p>-1.1499999762</text:p>
          </table:table-cell>
          <table:table-cell office:value-type="float" office:value="1.35000002384" calcext:value-type="float">
            <text:p>1.3500000238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[.C3406]-[.A3406]" office:value-type="float" office:value="0.290000915499999" calcext:value-type="float">
            <text:p>0.2900009155</text:p>
          </table:table-cell>
          <table:table-cell office:value-type="float" office:value="25.7900009155" calcext:value-type="float">
            <text:p>25.79000091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3407]-[.A3407]" office:value-type="float" office:value="1.3099975586" calcext:value-type="float">
            <text:p>1.3099975586</text:p>
          </table:table-cell>
          <table:table-cell office:value-type="float" office:value="70.3099975586" calcext:value-type="float">
            <text:p>70.3099975586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C3408]-[.A3408]" office:value-type="float" office:value="0.580001831000004" calcext:value-type="float">
            <text:p>0.580001831</text:p>
          </table:table-cell>
          <table:table-cell office:value-type="float" office:value="102.080001831" calcext:value-type="float">
            <text:p>102.0800018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3409]-[.A3409]" office:value-type="float" office:value="0.919998168900001" calcext:value-type="float">
            <text:p>0.9199981689</text:p>
          </table:table-cell>
          <table:table-cell office:value-type="float" office:value="36.9199981689" calcext:value-type="float">
            <text:p>36.9199981689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table:formula="of:=[.C3410]-[.A3410]" office:value-type="float" office:value="-0.80999755900001" calcext:value-type="float">
            <text:p>-0.809997559</text:p>
          </table:table-cell>
          <table:table-cell office:value-type="float" office:value="147.690002441" calcext:value-type="float">
            <text:p>147.690002441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table:formula="of:=[.C3411]-[.A3411]" office:value-type="float" office:value="1.4500007629" calcext:value-type="float">
            <text:p>1.4500007629</text:p>
          </table:table-cell>
          <table:table-cell office:value-type="float" office:value="49.9500007629" calcext:value-type="float">
            <text:p>49.950000762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3412]-[.A3412]" office:value-type="float" office:value="0.440002441000004" calcext:value-type="float">
            <text:p>0.440002441</text:p>
          </table:table-cell>
          <table:table-cell office:value-type="float" office:value="122.440002441" calcext:value-type="float">
            <text:p>122.4400024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C3413]-[.A3413]" office:value-type="float" office:value="-0.740005493000012" calcext:value-type="float">
            <text:p>-0.740005493</text:p>
          </table:table-cell>
          <table:table-cell office:value-type="float" office:value="161.259994507" calcext:value-type="float">
            <text:p>161.2599945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3414]-[.A3414]" office:value-type="float" office:value="1.1599998474" calcext:value-type="float">
            <text:p>1.1599998474</text:p>
          </table:table-cell>
          <table:table-cell office:value-type="float" office:value="24.1599998474" calcext:value-type="float">
            <text:p>24.15999984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3415]-[.A3415]" office:value-type="float" office:value="1.2799987793" calcext:value-type="float">
            <text:p>1.2799987793</text:p>
          </table:table-cell>
          <table:table-cell office:value-type="float" office:value="57.2799987793" calcext:value-type="float">
            <text:p>57.2799987793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table:formula="of:=[.C3416]-[.A3416]" office:value-type="float" office:value="1.33000183110001" calcext:value-type="float">
            <text:p>1.3300018311</text:p>
          </table:table-cell>
          <table:table-cell office:value-type="float" office:value="76.8300018311" calcext:value-type="float">
            <text:p>76.8300018311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C3417]-[.A3417]" office:value-type="float" office:value="0.959999084500002" calcext:value-type="float">
            <text:p>0.9599990845</text:p>
          </table:table-cell>
          <table:table-cell office:value-type="float" office:value="18.4599990845" calcext:value-type="float">
            <text:p>18.45999908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418]-[.A3418]" office:value-type="float" office:value="0.849998474099998" calcext:value-type="float">
            <text:p>0.8499984741</text:p>
          </table:table-cell>
          <table:table-cell office:value-type="float" office:value="32.8499984741" calcext:value-type="float">
            <text:p>32.8499984741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table:formula="of:=[.C3419]-[.A3419]" office:value-type="float" office:value="-0.600006103999988" calcext:value-type="float">
            <text:p>-0.600006104</text:p>
          </table:table-cell>
          <table:table-cell office:value-type="float" office:value="159.899993896" calcext:value-type="float">
            <text:p>159.8999938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3420]-[.A3420]" office:value-type="float" office:value="1.2300033569" calcext:value-type="float">
            <text:p>1.2300033569</text:p>
          </table:table-cell>
          <table:table-cell office:value-type="float" office:value="69.2300033569" calcext:value-type="float">
            <text:p>69.230003356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C3421]-[.A3421]" office:value-type="float" office:value="0.61000061" calcext:value-type="float">
            <text:p>0.61000061</text:p>
          </table:table-cell>
          <table:table-cell office:value-type="float" office:value="105.61000061" calcext:value-type="float">
            <text:p>105.610000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C3422]-[.A3422]" office:value-type="float" office:value="1.8499984741" calcext:value-type="float">
            <text:p>1.8499984741</text:p>
          </table:table-cell>
          <table:table-cell office:value-type="float" office:value="92.8499984741" calcext:value-type="float">
            <text:p>92.8499984741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table:formula="of:=[.C3423]-[.A3423]" office:value-type="float" office:value="-0.97000122099999" calcext:value-type="float">
            <text:p>-0.970001221</text:p>
          </table:table-cell>
          <table:table-cell office:value-type="float" office:value="161.529998779" calcext:value-type="float">
            <text:p>161.529998779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C3424]-[.A3424]" office:value-type="float" office:value="1.2099990845" calcext:value-type="float">
            <text:p>1.2099990845</text:p>
          </table:table-cell>
          <table:table-cell office:value-type="float" office:value="43.7099990845" calcext:value-type="float">
            <text:p>43.7099990845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[.C3425]-[.A3425]" office:value-type="float" office:value="1.4199981689" calcext:value-type="float">
            <text:p>1.4199981689</text:p>
          </table:table-cell>
          <table:table-cell office:value-type="float" office:value="55.9199981689" calcext:value-type="float">
            <text:p>55.9199981689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C3426]-[.A3426]" office:value-type="float" office:value="1.2699966431" calcext:value-type="float">
            <text:p>1.2699966431</text:p>
          </table:table-cell>
          <table:table-cell office:value-type="float" office:value="88.7699966431" calcext:value-type="float">
            <text:p>88.76999664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3427]-[.A3427]" office:value-type="float" office:value="1.0599994659" calcext:value-type="float">
            <text:p>1.0599994659</text:p>
          </table:table-cell>
          <table:table-cell office:value-type="float" office:value="26.0599994659" calcext:value-type="float">
            <text:p>26.0599994659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table:formula="of:=[.C3428]-[.A3428]" office:value-type="float" office:value="0.879997252999999" calcext:value-type="float">
            <text:p>0.879997253</text:p>
          </table:table-cell>
          <table:table-cell office:value-type="float" office:value="115.379997253" calcext:value-type="float">
            <text:p>115.379997253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C3429]-[.A3429]" office:value-type="float" office:value="1.7699966431" calcext:value-type="float">
            <text:p>1.7699966431</text:p>
          </table:table-cell>
          <table:table-cell office:value-type="float" office:value="79.2699966431" calcext:value-type="float">
            <text:p>79.26999664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3430]-[.A3430]" office:value-type="float" office:value="1.260002136" calcext:value-type="float">
            <text:p>1.260002136</text:p>
          </table:table-cell>
          <table:table-cell office:value-type="float" office:value="101.260002136" calcext:value-type="float">
            <text:p>101.260002136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table:formula="of:=[.C3431]-[.A3431]" office:value-type="float" office:value="0.720001221000004" calcext:value-type="float">
            <text:p>0.720001221</text:p>
          </table:table-cell>
          <table:table-cell office:value-type="float" office:value="110.220001221" calcext:value-type="float">
            <text:p>110.2200012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3432]-[.A3432]" office:value-type="float" office:value="0.9300003052" calcext:value-type="float">
            <text:p>0.9300003052</text:p>
          </table:table-cell>
          <table:table-cell office:value-type="float" office:value="14.9300003052" calcext:value-type="float">
            <text:p>14.93000030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C3433]-[.A3433]" office:value-type="float" office:value="0.650001525999997" calcext:value-type="float">
            <text:p>0.650001526</text:p>
          </table:table-cell>
          <table:table-cell office:value-type="float" office:value="115.650001526" calcext:value-type="float">
            <text:p>115.650001526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table:formula="of:=[.C3434]-[.A3434]" office:value-type="float" office:value="0.669998168999996" calcext:value-type="float">
            <text:p>0.669998169</text:p>
          </table:table-cell>
          <table:table-cell office:value-type="float" office:value="122.169998169" calcext:value-type="float">
            <text:p>122.1699981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C3435]-[.A3435]" office:value-type="float" office:value="1.010002136" calcext:value-type="float">
            <text:p>1.010002136</text:p>
          </table:table-cell>
          <table:table-cell office:value-type="float" office:value="117.010002136" calcext:value-type="float">
            <text:p>117.0100021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C3436]-[.A3436]" office:value-type="float" office:value="-0.339996337999992" calcext:value-type="float">
            <text:p>-0.339996338</text:p>
          </table:table-cell>
          <table:table-cell office:value-type="float" office:value="153.660003662" calcext:value-type="float">
            <text:p>153.6600036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3437]-[.A3437]" office:value-type="float" office:value="1.4099998474" calcext:value-type="float">
            <text:p>1.4099998474</text:p>
          </table:table-cell>
          <table:table-cell office:value-type="float" office:value="49.4099998474" calcext:value-type="float">
            <text:p>49.40999984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3438]-[.A3438]" office:value-type="float" office:value="1.2600002289" calcext:value-type="float">
            <text:p>1.2600002289</text:p>
          </table:table-cell>
          <table:table-cell office:value-type="float" office:value="22.2600002289" calcext:value-type="float">
            <text:p>22.2600002289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table:formula="of:=[.C3439]-[.A3439]" office:value-type="float" office:value="-0.770004271999994" calcext:value-type="float">
            <text:p>-0.770004272</text:p>
          </table:table-cell>
          <table:table-cell office:value-type="float" office:value="157.729995728" calcext:value-type="float">
            <text:p>157.7299957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3440]-[.A3440]" office:value-type="float" office:value="1.6800003052" calcext:value-type="float">
            <text:p>1.6800003052</text:p>
          </table:table-cell>
          <table:table-cell office:value-type="float" office:value="68.6800003052" calcext:value-type="float">
            <text:p>68.68000030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C3441]-[.A3441]" office:value-type="float" office:value="-0.550003051999994" calcext:value-type="float">
            <text:p>-0.550003052</text:p>
          </table:table-cell>
          <table:table-cell office:value-type="float" office:value="160.449996948" calcext:value-type="float">
            <text:p>160.4499969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3442]-[.A3442]" office:value-type="float" office:value="0.32999992371" calcext:value-type="float">
            <text:p>0.3299999237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C3443]-[.A3443]" office:value-type="float" office:value="0.489997864000003" calcext:value-type="float">
            <text:p>0.489997864</text:p>
          </table:table-cell>
          <table:table-cell office:value-type="float" office:value="110.489997864" calcext:value-type="float">
            <text:p>110.489997864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table:formula="of:=[.C3444]-[.A3444]" office:value-type="float" office:value="-0.770004271999994" calcext:value-type="float">
            <text:p>-0.770004272</text:p>
          </table:table-cell>
          <table:table-cell office:value-type="float" office:value="157.729995728" calcext:value-type="float">
            <text:p>157.729995728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C3445]-[.A3445]" office:value-type="float" office:value="2.0400009155" calcext:value-type="float">
            <text:p>2.0400009155</text:p>
          </table:table-cell>
          <table:table-cell office:value-type="float" office:value="60.5400009155" calcext:value-type="float">
            <text:p>60.5400009155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[.C3446]-[.A3446]" office:value-type="float" office:value="1.2099990845" calcext:value-type="float">
            <text:p>1.2099990845</text:p>
          </table:table-cell>
          <table:table-cell office:value-type="float" office:value="62.7099990845" calcext:value-type="float">
            <text:p>62.7099990845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[.C3447]-[.A3447]" office:value-type="float" office:value="1.2900009155" calcext:value-type="float">
            <text:p>1.2900009155</text:p>
          </table:table-cell>
          <table:table-cell office:value-type="float" office:value="85.7900009155" calcext:value-type="float">
            <text:p>85.79000091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3448]-[.A3448]" office:value-type="float" office:value="1.1599998474" calcext:value-type="float">
            <text:p>1.1599998474</text:p>
          </table:table-cell>
          <table:table-cell office:value-type="float" office:value="24.1599998474" calcext:value-type="float">
            <text:p>24.1599998474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table:formula="of:=[.C3449]-[.A3449]" office:value-type="float" office:value="0.30999755900001" calcext:value-type="float">
            <text:p>0.309997559</text:p>
          </table:table-cell>
          <table:table-cell office:value-type="float" office:value="139.809997559" calcext:value-type="float">
            <text:p>139.8099975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3450]-[.A3450]" office:value-type="float" office:value="1.5299987793" calcext:value-type="float">
            <text:p>1.5299987793</text:p>
          </table:table-cell>
          <table:table-cell office:value-type="float" office:value="41.5299987793" calcext:value-type="float">
            <text:p>41.529998779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C3451]-[.A3451]" office:value-type="float" office:value="0.690002441000004" calcext:value-type="float">
            <text:p>0.690002441</text:p>
          </table:table-cell>
          <table:table-cell office:value-type="float" office:value="106.690002441" calcext:value-type="float">
            <text:p>106.6900024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C3452]-[.A3452]" office:value-type="float" office:value="0.819999695000007" calcext:value-type="float">
            <text:p>0.819999695</text:p>
          </table:table-cell>
          <table:table-cell office:value-type="float" office:value="117.819999695" calcext:value-type="float">
            <text:p>117.819999695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C3453]-[.A3453]" office:value-type="float" office:value="1.4900016785" calcext:value-type="float">
            <text:p>1.4900016785</text:p>
          </table:table-cell>
          <table:table-cell office:value-type="float" office:value="40.9900016785" calcext:value-type="float">
            <text:p>40.99000167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3454]-[.A3454]" office:value-type="float" office:value="1.3800010681" calcext:value-type="float">
            <text:p>1.3800010681</text:p>
          </table:table-cell>
          <table:table-cell office:value-type="float" office:value="36.3800010681" calcext:value-type="float">
            <text:p>36.380001068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C3455]-[.A3455]" office:value-type="float" office:value="-0.919998168999996" calcext:value-type="float">
            <text:p>-0.919998169</text:p>
          </table:table-cell>
          <table:table-cell office:value-type="float" office:value="162.080001831" calcext:value-type="float">
            <text:p>162.080001831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table:formula="of:=[.C3456]-[.A3456]" office:value-type="float" office:value="1.33000183110001" calcext:value-type="float">
            <text:p>1.3300018311</text:p>
          </table:table-cell>
          <table:table-cell office:value-type="float" office:value="95.8300018311" calcext:value-type="float">
            <text:p>95.8300018311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table:formula="of:=[.C3457]-[.A3457]" office:value-type="float" office:value="1.6699981689" calcext:value-type="float">
            <text:p>1.6699981689</text:p>
          </table:table-cell>
          <table:table-cell office:value-type="float" office:value="62.1699981689" calcext:value-type="float">
            <text:p>62.16999816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C3458]-[.A3458]" office:value-type="float" office:value="0.680000304999993" calcext:value-type="float">
            <text:p>0.680000305</text:p>
          </table:table-cell>
          <table:table-cell office:value-type="float" office:value="109.680000305" calcext:value-type="float">
            <text:p>109.6800003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C3459]-[.A3459]" office:value-type="float" office:value="-0.960006714000002" calcext:value-type="float">
            <text:p>-0.960006714</text:p>
          </table:table-cell>
          <table:table-cell office:value-type="float" office:value="171.039993286" calcext:value-type="float">
            <text:p>171.0399932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3460]-[.A3460]" office:value-type="float" office:value="1.9399986267" calcext:value-type="float">
            <text:p>1.9399986267</text:p>
          </table:table-cell>
          <table:table-cell office:value-type="float" office:value="52.9399986267" calcext:value-type="float">
            <text:p>52.93999862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3461]-[.A3461]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[.C3462]-[.A3462]" office:value-type="float" office:value="0.539993285999998" calcext:value-type="float">
            <text:p>0.539993286</text:p>
          </table:table-cell>
          <table:table-cell office:value-type="float" office:value="130.039993286" calcext:value-type="float">
            <text:p>130.0399932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C3463]-[.A3463]" office:value-type="float" office:value="-1.32000732399999" calcext:value-type="float">
            <text:p>-1.320007324</text:p>
          </table:table-cell>
          <table:table-cell office:value-type="float" office:value="169.679992676" calcext:value-type="float">
            <text:p>169.6799926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C3464]-[.A3464]" office:value-type="float" office:value="-0.610000609999986" calcext:value-type="float">
            <text:p>-0.61000061</text:p>
          </table:table-cell>
          <table:table-cell office:value-type="float" office:value="153.38999939" calcext:value-type="float">
            <text:p>153.389999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C3465]-[.A3465]" office:value-type="float" office:value="-1.41000366200001" calcext:value-type="float">
            <text:p>-1.410003662</text:p>
          </table:table-cell>
          <table:table-cell office:value-type="float" office:value="168.589996338" calcext:value-type="float">
            <text:p>168.589996338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C3466]-[.A3466]" office:value-type="float" office:value="1.7799987793" calcext:value-type="float">
            <text:p>1.7799987793</text:p>
          </table:table-cell>
          <table:table-cell office:value-type="float" office:value="98.2799987793" calcext:value-type="float">
            <text:p>98.27999877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3467]-[.A3467]" office:value-type="float" office:value="1.6600036621" calcext:value-type="float">
            <text:p>1.6600036621</text:p>
          </table:table-cell>
          <table:table-cell office:value-type="float" office:value="74.6600036621" calcext:value-type="float">
            <text:p>74.6600036621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C3468]-[.A3468]" office:value-type="float" office:value="1.37000274659999" calcext:value-type="float">
            <text:p>1.3700027466</text:p>
          </table:table-cell>
          <table:table-cell office:value-type="float" office:value="86.8700027466" calcext:value-type="float">
            <text:p>86.8700027466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table:formula="of:=[.C3469]-[.A3469]" office:value-type="float" office:value="1.3499984741" calcext:value-type="float">
            <text:p>1.3499984741</text:p>
          </table:table-cell>
          <table:table-cell office:value-type="float" office:value="32.8499984741" calcext:value-type="float">
            <text:p>32.8499984741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C3470]-[.A3470]" office:value-type="float" office:value="0.959999084499998" calcext:value-type="float">
            <text:p>0.9599990845</text:p>
          </table:table-cell>
          <table:table-cell office:value-type="float" office:value="78.4599990845" calcext:value-type="float">
            <text:p>78.45999908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C3471]-[.A3471]" office:value-type="float" office:value="0.760002135999997" calcext:value-type="float">
            <text:p>0.760002136</text:p>
          </table:table-cell>
          <table:table-cell office:value-type="float" office:value="110.760002136" calcext:value-type="float">
            <text:p>110.7600021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3472]-[.A3472]" office:value-type="float" office:value="1.0900001526" calcext:value-type="float">
            <text:p>1.0900001526</text:p>
          </table:table-cell>
          <table:table-cell office:value-type="float" office:value="20.0900001526" calcext:value-type="float">
            <text:p>20.090000152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C3473]-[.A3473]" office:value-type="float" office:value="-0.34999990463" calcext:value-type="float">
            <text:p>-0.3499999046</text:p>
          </table:table-cell>
          <table:table-cell office:value-type="float" office:value="5.15000009537" calcext:value-type="float">
            <text:p>5.15000009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3474]-[.A3474]" office:value-type="float" office:value="-0.67000007629" calcext:value-type="float">
            <text:p>-0.6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3475]-[.A3475]" office:value-type="float" office:value="0.86000061" calcext:value-type="float">
            <text:p>0.86000061</text:p>
          </table:table-cell>
          <table:table-cell office:value-type="float" office:value="108.86000061" calcext:value-type="float">
            <text:p>108.860000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3476]-[.A3476]" office:value-type="float" office:value="1.0200004578" calcext:value-type="float">
            <text:p>1.0200004578</text:p>
          </table:table-cell>
          <table:table-cell office:value-type="float" office:value="35.0200004578" calcext:value-type="float">
            <text:p>35.0200004578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C3477]-[.A3477]" office:value-type="float" office:value="1.4099998474" calcext:value-type="float">
            <text:p>1.4099998474</text:p>
          </table:table-cell>
          <table:table-cell office:value-type="float" office:value="58.9099998474" calcext:value-type="float">
            <text:p>58.90999984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C3478]-[.A3478]" office:value-type="float" office:value="0.739997864000003" calcext:value-type="float">
            <text:p>0.739997864</text:p>
          </table:table-cell>
          <table:table-cell office:value-type="float" office:value="116.739997864" calcext:value-type="float">
            <text:p>116.739997864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C3479]-[.A3479]" office:value-type="float" office:value="1.2999992371" calcext:value-type="float">
            <text:p>1.2999992371</text:p>
          </table:table-cell>
          <table:table-cell office:value-type="float" office:value="63.7999992371" calcext:value-type="float">
            <text:p>63.79999923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C3480]-[.A3480]" office:value-type="float" office:value="-0.679992676000012" calcext:value-type="float">
            <text:p>-0.679992676</text:p>
          </table:table-cell>
          <table:table-cell office:value-type="float" office:value="149.320007324" calcext:value-type="float">
            <text:p>149.3200073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3481]-[.A3481]" office:value-type="float" office:value="1.260002136" calcext:value-type="float">
            <text:p>1.260002136</text:p>
          </table:table-cell>
          <table:table-cell office:value-type="float" office:value="101.260002136" calcext:value-type="float">
            <text:p>101.2600021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3482]-[.A3482]" office:value-type="float" office:value="-1.49000549300001" calcext:value-type="float">
            <text:p>-1.490005493</text:p>
          </table:table-cell>
          <table:table-cell office:value-type="float" office:value="167.509994507" calcext:value-type="float">
            <text:p>167.509994507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table:formula="of:=[.C3483]-[.A3483]" office:value-type="float" office:value="1.379997253" calcext:value-type="float">
            <text:p>1.379997253</text:p>
          </table:table-cell>
          <table:table-cell office:value-type="float" office:value="105.879997253" calcext:value-type="float">
            <text:p>105.8799972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3484]-[.A3484]" office:value-type="float" office:value="1.8000030518" calcext:value-type="float">
            <text:p>1.8000030518</text:p>
          </table:table-cell>
          <table:table-cell office:value-type="float" office:value="82.8000030518" calcext:value-type="float">
            <text:p>82.8000030518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C3485]-[.A3485]" office:value-type="float" office:value="1" calcext:value-type="float">
            <text:p>1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C3486]-[.A3486]" office:value-type="float" office:value="0.270004271999994" calcext:value-type="float">
            <text:p>0.270004272</text:p>
          </table:table-cell>
          <table:table-cell office:value-type="float" office:value="139.270004272" calcext:value-type="float">
            <text:p>139.2700042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3487]-[.A3487]" office:value-type="float" office:value="1.5299987793" calcext:value-type="float">
            <text:p>1.5299987793</text:p>
          </table:table-cell>
          <table:table-cell office:value-type="float" office:value="41.5299987793" calcext:value-type="float">
            <text:p>41.5299987793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C3488]-[.A3488]" office:value-type="float" office:value="1.11000061039999" calcext:value-type="float">
            <text:p>1.1100006104</text:p>
          </table:table-cell>
          <table:table-cell office:value-type="float" office:value="83.6100006104" calcext:value-type="float">
            <text:p>83.6100006104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table:formula="of:=[.C3489]-[.A3489]" office:value-type="float" office:value="-0.240005493000012" calcext:value-type="float">
            <text:p>-0.240005493</text:p>
          </table:table-cell>
          <table:table-cell office:value-type="float" office:value="142.259994507" calcext:value-type="float">
            <text:p>142.25999450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C3490]-[.A3490]" office:value-type="float" office:value="0.510000228900001" calcext:value-type="float">
            <text:p>0.5100002289</text:p>
          </table:table-cell>
          <table:table-cell office:value-type="float" office:value="16.0100002289" calcext:value-type="float">
            <text:p>16.0100002289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table:formula="of:=[.C3491]-[.A3491]" office:value-type="float" office:value="1.36000061039999" calcext:value-type="float">
            <text:p>1.3600006104</text:p>
          </table:table-cell>
          <table:table-cell office:value-type="float" office:value="89.8600006104" calcext:value-type="float">
            <text:p>89.8600006104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table:formula="of:=[.C3492]-[.A3492]" office:value-type="float" office:value="1.5699996948" calcext:value-type="float">
            <text:p>1.5699996948</text:p>
          </table:table-cell>
          <table:table-cell office:value-type="float" office:value="83.0699996948" calcext:value-type="float">
            <text:p>83.0699996948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[.C3493]-[.A3493]" office:value-type="float" office:value="1.0199966431" calcext:value-type="float">
            <text:p>1.0199966431</text:p>
          </table:table-cell>
          <table:table-cell office:value-type="float" office:value="85.5199966431" calcext:value-type="float">
            <text:p>85.5199966431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C3494]-[.A3494]" office:value-type="float" office:value="1.5800018311" calcext:value-type="float">
            <text:p>1.5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3495]-[.A3495]" office:value-type="float" office:value="1.0800018311" calcext:value-type="float">
            <text:p>1.0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3496]-[.A3496]" office:value-type="float" office:value="-1.10000002384" calcext:value-type="float">
            <text:p>-1.1000000238</text:p>
          </table:table-cell>
          <table:table-cell office:value-type="float" office:value="1.89999997616" calcext:value-type="float">
            <text:p>1.8999999762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table:formula="of:=[.C3497]-[.A3497]" office:value-type="float" office:value="-0.910003662000008" calcext:value-type="float">
            <text:p>-0.910003662</text:p>
          </table:table-cell>
          <table:table-cell office:value-type="float" office:value="149.589996338" calcext:value-type="float">
            <text:p>149.589996338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table:formula="of:=[.C3498]-[.A3498]" office:value-type="float" office:value="1.12999725340001" calcext:value-type="float">
            <text:p>1.1299972534</text:p>
          </table:table-cell>
          <table:table-cell office:value-type="float" office:value="80.6299972534" calcext:value-type="float">
            <text:p>80.6299972534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table:formula="of:=[.C3499]-[.A3499]" office:value-type="float" office:value="0.160003662000008" calcext:value-type="float">
            <text:p>0.160003662</text:p>
          </table:table-cell>
          <table:table-cell office:value-type="float" office:value="134.660003662" calcext:value-type="float">
            <text:p>134.6600036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C3500]-[.A3500]" office:value-type="float" office:value="1.66999816889999" calcext:value-type="float">
            <text:p>1.6699981689</text:p>
          </table:table-cell>
          <table:table-cell office:value-type="float" office:value="90.6699981689" calcext:value-type="float">
            <text:p>90.66999816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C3501]-[.A3501]" office:value-type="float" office:value="1.62999725340001" calcext:value-type="float">
            <text:p>1.6299972534</text:p>
          </table:table-cell>
          <table:table-cell office:value-type="float" office:value="80.6299972534" calcext:value-type="float">
            <text:p>80.62999725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3502]-[.A3502]" office:value-type="float" office:value="1.4199981689" calcext:value-type="float">
            <text:p>1.4199981689</text:p>
          </table:table-cell>
          <table:table-cell office:value-type="float" office:value="46.4199981689" calcext:value-type="float">
            <text:p>46.4199981689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table:formula="of:=[.C3503]-[.A3503]" office:value-type="float" office:value="-1.44000244099999" calcext:value-type="float">
            <text:p>-1.440002441</text:p>
          </table:table-cell>
          <table:table-cell office:value-type="float" office:value="165.059997559" calcext:value-type="float">
            <text:p>165.0599975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3504]-[.A3504]" office:value-type="float" office:value="1.6599998474" calcext:value-type="float">
            <text:p>1.6599998474</text:p>
          </table:table-cell>
          <table:table-cell office:value-type="float" office:value="52.6599998474" calcext:value-type="float">
            <text:p>52.65999984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C3505]-[.A3505]" office:value-type="float" office:value="0.940002441000004" calcext:value-type="float">
            <text:p>0.940002441</text:p>
          </table:table-cell>
          <table:table-cell office:value-type="float" office:value="112.940002441" calcext:value-type="float">
            <text:p>112.94000244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C3506]-[.A3506]" office:value-type="float" office:value="0.3400001526" calcext:value-type="float">
            <text:p>0.3400001526</text:p>
          </table:table-cell>
          <table:table-cell office:value-type="float" office:value="13.8400001526" calcext:value-type="float">
            <text:p>13.84000015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3507]-[.A3507]" office:value-type="float" office:value="0.799999237100003" calcext:value-type="float">
            <text:p>0.7999992371</text:p>
          </table:table-cell>
          <table:table-cell office:value-type="float" office:value="41.7999992371" calcext:value-type="float">
            <text:p>41.799999237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C3508]-[.A3508]" office:value-type="float" office:value="0.260000228900001" calcext:value-type="float">
            <text:p>0.2600002289</text:p>
          </table:table-cell>
          <table:table-cell office:value-type="float" office:value="12.7600002289" calcext:value-type="float">
            <text:p>12.7600002289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C3509]-[.A3509]" office:value-type="float" office:value="0.819999695000007" calcext:value-type="float">
            <text:p>0.819999695</text:p>
          </table:table-cell>
          <table:table-cell office:value-type="float" office:value="108.319999695" calcext:value-type="float">
            <text:p>108.3199996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3510]-[.A3510]" office:value-type="float" office:value="1.66999816889999" calcext:value-type="float">
            <text:p>1.6699981689</text:p>
          </table:table-cell>
          <table:table-cell office:value-type="float" office:value="71.6699981689" calcext:value-type="float">
            <text:p>71.66999816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C3511]-[.A3511]" office:value-type="float" office:value="0.0399932859999979" calcext:value-type="float">
            <text:p>0.039993286</text:p>
          </table:table-cell>
          <table:table-cell office:value-type="float" office:value="130.039993286" calcext:value-type="float">
            <text:p>130.039993286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3512]-[.A3512]" office:value-type="float" office:value="0.4399995804" calcext:value-type="float">
            <text:p>0.4399995804</text:p>
          </table:table-cell>
          <table:table-cell office:value-type="float" office:value="11.9399995804" calcext:value-type="float">
            <text:p>11.939999580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C3513]-[.A3513]" office:value-type="float" office:value="-0.5600004196" calcext:value-type="float">
            <text:p>-0.5600004196</text:p>
          </table:table-cell>
          <table:table-cell office:value-type="float" office:value="11.9399995804" calcext:value-type="float">
            <text:p>11.9399995804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C3514]-[.A3514]" office:value-type="float" office:value="0.919998168999996" calcext:value-type="float">
            <text:p>0.919998169</text:p>
          </table:table-cell>
          <table:table-cell office:value-type="float" office:value="106.419998169" calcext:value-type="float">
            <text:p>106.419998169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C3515]-[.A3515]" office:value-type="float" office:value="1.7700004578" calcext:value-type="float">
            <text:p>1.7700004578</text:p>
          </table:table-cell>
          <table:table-cell office:value-type="float" office:value="60.2700004578" calcext:value-type="float">
            <text:p>60.2700004578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table:formula="of:=[.C3516]-[.A3516]" office:value-type="float" office:value="0.769996642999999" calcext:value-type="float">
            <text:p>0.769996643</text:p>
          </table:table-cell>
          <table:table-cell office:value-type="float" office:value="120.269996643" calcext:value-type="float">
            <text:p>120.269996643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table:formula="of:=[.C3517]-[.A3517]" office:value-type="float" office:value="1.8800010681" calcext:value-type="float">
            <text:p>1.8800010681</text:p>
          </table:table-cell>
          <table:table-cell office:value-type="float" office:value="55.3800010681" calcext:value-type="float">
            <text:p>55.38000106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C3518]-[.A3518]" office:value-type="float" office:value="0.860000610399993" calcext:value-type="float">
            <text:p>0.8600006104</text:p>
          </table:table-cell>
          <table:table-cell office:value-type="float" office:value="89.8600006104" calcext:value-type="float">
            <text:p>89.8600006104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table:formula="of:=[.C3519]-[.A3519]" office:value-type="float" office:value="1.5900001526" calcext:value-type="float">
            <text:p>1.5900001526</text:p>
          </table:table-cell>
          <table:table-cell office:value-type="float" office:value="58.0900001526" calcext:value-type="float">
            <text:p>58.09000015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C3520]-[.A3520]" office:value-type="float" office:value="1.0299987793" calcext:value-type="float">
            <text:p>1.0299987793</text:p>
          </table:table-cell>
          <table:table-cell office:value-type="float" office:value="73.0299987793" calcext:value-type="float">
            <text:p>73.0299987793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table:formula="of:=[.C3521]-[.A3521]" office:value-type="float" office:value="-0.429992676000012" calcext:value-type="float">
            <text:p>-0.429992676</text:p>
          </table:table-cell>
          <table:table-cell office:value-type="float" office:value="143.070007324" calcext:value-type="float">
            <text:p>143.070007324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table:formula="of:=[.C3522]-[.A3522]" office:value-type="float" office:value="-0.339996337999992" calcext:value-type="float">
            <text:p>-0.339996338</text:p>
          </table:table-cell>
          <table:table-cell office:value-type="float" office:value="144.160003662" calcext:value-type="float">
            <text:p>144.160003662</text:p>
          </table:table-cell>
        </table:table-row>
        <table:table-row table:style-name="ro1">
          <table:table-cell office:value-type="float" office:value="155.5" calcext:value-type="float">
            <text:p>155.5</text:p>
          </table:table-cell>
          <table:table-cell table:formula="of:=[.C3523]-[.A3523]" office:value-type="float" office:value="-1.02999877900001" calcext:value-type="float">
            <text:p>-1.029998779</text:p>
          </table:table-cell>
          <table:table-cell office:value-type="float" office:value="154.470001221" calcext:value-type="float">
            <text:p>154.470001221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table:formula="of:=[.C3524]-[.A3524]" office:value-type="float" office:value="0.210006714000002" calcext:value-type="float">
            <text:p>0.210006714</text:p>
          </table:table-cell>
          <table:table-cell office:value-type="float" office:value="141.710006714" calcext:value-type="float">
            <text:p>141.710006714</text:p>
          </table:table-cell>
        </table:table-row>
        <table:table-row table:style-name="ro1">
          <table:table-cell office:value-type="float" office:value="159.5" calcext:value-type="float">
            <text:p>159.5</text:p>
          </table:table-cell>
          <table:table-cell table:formula="of:=[.C3525]-[.A3525]" office:value-type="float" office:value="-0.949996948000006" calcext:value-type="float">
            <text:p>-0.949996948</text:p>
          </table:table-cell>
          <table:table-cell office:value-type="float" office:value="158.550003052" calcext:value-type="float">
            <text:p>158.5500030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3526]-[.A3526]" office:value-type="float" office:value="-0.92999982834" calcext:value-type="float">
            <text:p>-0.9299998283</text:p>
          </table:table-cell>
          <table:table-cell office:value-type="float" office:value="4.07000017166" calcext:value-type="float">
            <text:p>4.07000017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C3527]-[.A3527]" office:value-type="float" office:value="1.1900024414" calcext:value-type="float">
            <text:p>1.1900024414</text:p>
          </table:table-cell>
          <table:table-cell office:value-type="float" office:value="97.1900024414" calcext:value-type="float">
            <text:p>97.190002441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C3528]-[.A3528]" office:value-type="float" office:value="0.0100002288800001" calcext:value-type="float">
            <text:p>0.0100002289</text:p>
          </table:table-cell>
          <table:table-cell office:value-type="float" office:value="6.51000022888" calcext:value-type="float">
            <text:p>6.5100002289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C3529]-[.A3529]" office:value-type="float" office:value="0.309999465899999" calcext:value-type="float">
            <text:p>0.3099994659</text:p>
          </table:table-cell>
          <table:table-cell office:value-type="float" office:value="19.8099994659" calcext:value-type="float">
            <text:p>19.80999946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C3530]-[.A3530]" office:value-type="float" office:value="0.540000915999997" calcext:value-type="float">
            <text:p>0.540000916</text:p>
          </table:table-cell>
          <table:table-cell office:value-type="float" office:value="120.540000916" calcext:value-type="float">
            <text:p>120.5400009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3531]-[.A3531]" office:value-type="float" office:value="1.6800003052" calcext:value-type="float">
            <text:p>1.6800003052</text:p>
          </table:table-cell>
          <table:table-cell office:value-type="float" office:value="68.6800003052" calcext:value-type="float">
            <text:p>68.6800003052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table:formula="of:=[.C3532]-[.A3532]" office:value-type="float" office:value="-0.169998168999996" calcext:value-type="float">
            <text:p>-0.169998169</text:p>
          </table:table-cell>
          <table:table-cell office:value-type="float" office:value="146.330001831" calcext:value-type="float">
            <text:p>146.3300018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C3533]-[.A3533]" office:value-type="float" office:value="1.3399963379" calcext:value-type="float">
            <text:p>1.3399963379</text:p>
          </table:table-cell>
          <table:table-cell office:value-type="float" office:value="83.3399963379" calcext:value-type="float">
            <text:p>83.3399963379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table:formula="of:=[.C3534]-[.A3534]" office:value-type="float" office:value="0.339996338000006" calcext:value-type="float">
            <text:p>0.339996338</text:p>
          </table:table-cell>
          <table:table-cell office:value-type="float" office:value="114.839996338" calcext:value-type="float">
            <text:p>114.839996338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C3535]-[.A3535]" office:value-type="float" office:value="0.510000228900001" calcext:value-type="float">
            <text:p>0.5100002289</text:p>
          </table:table-cell>
          <table:table-cell office:value-type="float" office:value="16.0100002289" calcext:value-type="float">
            <text:p>16.0100002289</text:p>
          </table:table-cell>
        </table:table-row>
        <table:table-row table:style-name="ro1">
          <table:table-cell office:value-type="float" office:value="167.5" calcext:value-type="float">
            <text:p>167.5</text:p>
          </table:table-cell>
          <table:table-cell table:formula="of:=[.C3536]-[.A3536]" office:value-type="float" office:value="-1.35000610399999" calcext:value-type="float">
            <text:p>-1.350006104</text:p>
          </table:table-cell>
          <table:table-cell office:value-type="float" office:value="166.149993896" calcext:value-type="float">
            <text:p>166.1499938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3537]-[.A3537]" office:value-type="float" office:value="1.4900016785" calcext:value-type="float">
            <text:p>1.4900016785</text:p>
          </table:table-cell>
          <table:table-cell office:value-type="float" office:value="50.4900016785" calcext:value-type="float">
            <text:p>50.490001678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3538]-[.A3538]" office:value-type="float" office:value="-1.58000004292" calcext:value-type="float">
            <text:p>-1.5800000429</text:p>
          </table:table-cell>
          <table:table-cell office:value-type="float" office:value="-1.08000004292" calcext:value-type="float">
            <text:p>-1.08000004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C3539]-[.A3539]" office:value-type="float" office:value="-0.149993896000012" calcext:value-type="float">
            <text:p>-0.149993896</text:p>
          </table:table-cell>
          <table:table-cell office:value-type="float" office:value="130.850006104" calcext:value-type="float">
            <text:p>130.85000610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3540]-[.A3540]" office:value-type="float" office:value="0.980003357000001" calcext:value-type="float">
            <text:p>0.980003357</text:p>
          </table:table-cell>
          <table:table-cell office:value-type="float" office:value="122.980003357" calcext:value-type="float">
            <text:p>122.9800033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3541]-[.A3541]" office:value-type="float" office:value="0.6300010681" calcext:value-type="float">
            <text:p>0.6300010681</text:p>
          </table:table-cell>
          <table:table-cell office:value-type="float" office:value="39.6300010681" calcext:value-type="float">
            <text:p>39.630001068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C3542]-[.A3542]" office:value-type="float" office:value="0.480003357000001" calcext:value-type="float">
            <text:p>0.480003357</text:p>
          </table:table-cell>
          <table:table-cell office:value-type="float" office:value="113.480003357" calcext:value-type="float">
            <text:p>113.480003357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C3543]-[.A3543]" office:value-type="float" office:value="0.170000076299999" calcext:value-type="float">
            <text:p>0.1700000763</text:p>
          </table:table-cell>
          <table:table-cell office:value-type="float" office:value="11.6700000763" calcext:value-type="float">
            <text:p>11.6700000763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table:formula="of:=[.C3544]-[.A3544]" office:value-type="float" office:value="1.4000015259" calcext:value-type="float">
            <text:p>1.4000015259</text:p>
          </table:table-cell>
          <table:table-cell office:value-type="float" office:value="61.9000015259" calcext:value-type="float">
            <text:p>61.9000015259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C3545]-[.A3545]" office:value-type="float" office:value="1.2000007629" calcext:value-type="float">
            <text:p>1.2000007629</text:p>
          </table:table-cell>
          <table:table-cell office:value-type="float" office:value="24.7000007629" calcext:value-type="float">
            <text:p>24.70000076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C3546]-[.A3546]" office:value-type="float" office:value="0.75" calcext:value-type="float">
            <text:p>0.75</text:p>
          </table:table-cell>
          <table:table-cell office:value-type="float" office:value="94.75" calcext:value-type="float">
            <text:p>94.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3547]-[.A3547]" office:value-type="float" office:value="1.6999969482" calcext:value-type="float">
            <text:p>1.6999969482</text:p>
          </table:table-cell>
          <table:table-cell office:value-type="float" office:value="84.6999969482" calcext:value-type="float">
            <text:p>84.6999969482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C3548]-[.A3548]" office:value-type="float" office:value="0.209999084000003" calcext:value-type="float">
            <text:p>0.209999084</text:p>
          </table:table-cell>
          <table:table-cell office:value-type="float" office:value="122.709999084" calcext:value-type="float">
            <text:p>122.709999084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C3549]-[.A3549]" office:value-type="float" office:value="0.9300003052" calcext:value-type="float">
            <text:p>0.9300003052</text:p>
          </table:table-cell>
          <table:table-cell office:value-type="float" office:value="24.4300003052" calcext:value-type="float">
            <text:p>24.43000030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C3550]-[.A3550]" office:value-type="float" office:value="0.139999390000014" calcext:value-type="float">
            <text:p>0.13999939</text:p>
          </table:table-cell>
          <table:table-cell office:value-type="float" office:value="128.13999939" calcext:value-type="float">
            <text:p>128.13999939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table:formula="of:=[.C3551]-[.A3551]" office:value-type="float" office:value="1.2900009155" calcext:value-type="float">
            <text:p>1.2900009155</text:p>
          </table:table-cell>
          <table:table-cell office:value-type="float" office:value="25.7900009155" calcext:value-type="float">
            <text:p>25.79000091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3552]-[.A3552]" office:value-type="float" office:value="0.560001373299997" calcext:value-type="float">
            <text:p>0.5600013733</text:p>
          </table:table-cell>
          <table:table-cell office:value-type="float" office:value="35.5600013733" calcext:value-type="float">
            <text:p>35.56000137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C3553]-[.A3553]" office:value-type="float" office:value="-0.580001831000004" calcext:value-type="float">
            <text:p>-0.580001831</text:p>
          </table:table-cell>
          <table:table-cell office:value-type="float" office:value="147.419998169" calcext:value-type="float">
            <text:p>147.419998169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table:formula="of:=[.C3554]-[.A3554]" office:value-type="float" office:value="-0.850006103999988" calcext:value-type="float">
            <text:p>-0.850006104</text:p>
          </table:table-cell>
          <table:table-cell office:value-type="float" office:value="156.649993896" calcext:value-type="float">
            <text:p>156.6499938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3555]-[.A3555]" office:value-type="float" office:value="1.3099975586" calcext:value-type="float">
            <text:p>1.3099975586</text:p>
          </table:table-cell>
          <table:table-cell office:value-type="float" office:value="70.3099975586" calcext:value-type="float">
            <text:p>70.3099975586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formula="of:=[.C3556]-[.A3556]" office:value-type="float" office:value="0.309997558999996" calcext:value-type="float">
            <text:p>0.309997559</text:p>
          </table:table-cell>
          <table:table-cell office:value-type="float" office:value="120.809997559" calcext:value-type="float">
            <text:p>120.809997559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table:formula="of:=[.C3557]-[.A3557]" office:value-type="float" office:value="1.62999725340001" calcext:value-type="float">
            <text:p>1.6299972534</text:p>
          </table:table-cell>
          <table:table-cell office:value-type="float" office:value="71.1299972534" calcext:value-type="float">
            <text:p>71.1299972534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table:formula="of:=[.C3558]-[.A3558]" office:value-type="float" office:value="0.680000304999993" calcext:value-type="float">
            <text:p>0.680000305</text:p>
          </table:table-cell>
          <table:table-cell office:value-type="float" office:value="100.180000305" calcext:value-type="float">
            <text:p>100.180000305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table:formula="of:=[.C3559]-[.A3559]" office:value-type="float" office:value="-0.929992676000012" calcext:value-type="float">
            <text:p>-0.929992676</text:p>
          </table:table-cell>
          <table:table-cell office:value-type="float" office:value="152.570007324" calcext:value-type="float">
            <text:p>152.570007324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formula="of:=[.C3560]-[.A3560]" office:value-type="float" office:value="1.8100013733" calcext:value-type="float">
            <text:p>1.8100013733</text:p>
          </table:table-cell>
          <table:table-cell office:value-type="float" office:value="51.3100013733" calcext:value-type="float">
            <text:p>51.31000137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3561]-[.A3561]" office:value-type="float" office:value="1.1100006104" calcext:value-type="float">
            <text:p>1.1100006104</text:p>
          </table:table-cell>
          <table:table-cell office:value-type="float" office:value="55.1100006104" calcext:value-type="float">
            <text:p>55.11000061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C3562]-[.A3562]" office:value-type="float" office:value="-1.32000732399999" calcext:value-type="float">
            <text:p>-1.320007324</text:p>
          </table:table-cell>
          <table:table-cell office:value-type="float" office:value="169.679992676" calcext:value-type="float">
            <text:p>169.6799926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C3563]-[.A3563]" office:value-type="float" office:value="-0.210006714000002" calcext:value-type="float">
            <text:p>-0.210006714</text:p>
          </table:table-cell>
          <table:table-cell office:value-type="float" office:value="145.789993286" calcext:value-type="float">
            <text:p>145.78999328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C3564]-[.A3564]" office:value-type="float" office:value="-1.580001831" calcext:value-type="float">
            <text:p>-1.580001831</text:p>
          </table:table-cell>
          <table:table-cell office:value-type="float" office:value="166.419998169" calcext:value-type="float">
            <text:p>166.4199981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3565]-[.A3565]" office:value-type="float" office:value="1.2200012207" calcext:value-type="float">
            <text:p>1.2200012207</text:p>
          </table:table-cell>
          <table:table-cell office:value-type="float" office:value="91.2200012207" calcext:value-type="float">
            <text:p>91.2200012207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C3566]-[.A3566]" office:value-type="float" office:value="1.5400009155" calcext:value-type="float">
            <text:p>1.5400009155</text:p>
          </table:table-cell>
          <table:table-cell office:value-type="float" office:value="89.0400009155" calcext:value-type="float">
            <text:p>89.04000091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3567]-[.A3567]" office:value-type="float" office:value="1.16999816889999" calcext:value-type="float">
            <text:p>1.1699981689</text:p>
          </table:table-cell>
          <table:table-cell office:value-type="float" office:value="81.1699981689" calcext:value-type="float">
            <text:p>81.1699981689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table:formula="of:=[.C3568]-[.A3568]" office:value-type="float" office:value="-0.740005493000012" calcext:value-type="float">
            <text:p>-0.740005493</text:p>
          </table:table-cell>
          <table:table-cell office:value-type="float" office:value="151.759994507" calcext:value-type="float">
            <text:p>151.7599945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3569]-[.A3569]" office:value-type="float" office:value="1.260002136" calcext:value-type="float">
            <text:p>1.260002136</text:p>
          </table:table-cell>
          <table:table-cell office:value-type="float" office:value="101.260002136" calcext:value-type="float">
            <text:p>101.2600021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3570]-[.A3570]" office:value-type="float" office:value="1.8899993896" calcext:value-type="float">
            <text:p>1.8899993896</text:p>
          </table:table-cell>
          <table:table-cell office:value-type="float" office:value="42.8899993896" calcext:value-type="float">
            <text:p>42.88999938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C3571]-[.A3571]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3572]-[.A3572]" office:value-type="float" office:value="1.5100021362" calcext:value-type="float">
            <text:p>1.5100021362</text:p>
          </table:table-cell>
          <table:table-cell office:value-type="float" office:value="66.5100021362" calcext:value-type="float">
            <text:p>66.51000213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C3573]-[.A3573]" office:value-type="float" office:value="-0.960006714000002" calcext:value-type="float">
            <text:p>-0.960006714</text:p>
          </table:table-cell>
          <table:table-cell office:value-type="float" office:value="149.039993286" calcext:value-type="float">
            <text:p>149.03999328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3574]-[.A3574]" office:value-type="float" office:value="-0.42999982834" calcext:value-type="float">
            <text:p>-0.4299998283</text:p>
          </table:table-cell>
          <table:table-cell office:value-type="float" office:value="4.07000017166" calcext:value-type="float">
            <text:p>4.0700001717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table:formula="of:=[.C3575]-[.A3575]" office:value-type="float" office:value="0.0199966429999989" calcext:value-type="float">
            <text:p>0.019996643</text:p>
          </table:table-cell>
          <table:table-cell office:value-type="float" office:value="123.519996643" calcext:value-type="float">
            <text:p>123.5199966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576]-[.A3576]" office:value-type="float" office:value="0.849998474099998" calcext:value-type="float">
            <text:p>0.8499984741</text:p>
          </table:table-cell>
          <table:table-cell office:value-type="float" office:value="32.8499984741" calcext:value-type="float">
            <text:p>32.8499984741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table:formula="of:=[.C3577]-[.A3577]" office:value-type="float" office:value="-0.410003662000008" calcext:value-type="float">
            <text:p>-0.410003662</text:p>
          </table:table-cell>
          <table:table-cell office:value-type="float" office:value="140.089996338" calcext:value-type="float">
            <text:p>140.08999633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C3578]-[.A3578]" office:value-type="float" office:value="-1.19999694800001" calcext:value-type="float">
            <text:p>-1.199996948</text:p>
          </table:table-cell>
          <table:table-cell office:value-type="float" office:value="161.800003052" calcext:value-type="float">
            <text:p>161.800003052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table:formula="of:=[.C3579]-[.A3579]" office:value-type="float" office:value="0.650001525999997" calcext:value-type="float">
            <text:p>0.650001526</text:p>
          </table:table-cell>
          <table:table-cell office:value-type="float" office:value="125.150001526" calcext:value-type="float">
            <text:p>125.150001526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[.C3580]-[.A3580]" office:value-type="float" office:value="0.270004271999994" calcext:value-type="float">
            <text:p>0.270004272</text:p>
          </table:table-cell>
          <table:table-cell office:value-type="float" office:value="129.770004272" calcext:value-type="float">
            <text:p>129.770004272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table:formula="of:=[.C3581]-[.A3581]" office:value-type="float" office:value="0.540000915999997" calcext:value-type="float">
            <text:p>0.540000916</text:p>
          </table:table-cell>
          <table:table-cell office:value-type="float" office:value="111.040000916" calcext:value-type="float">
            <text:p>111.0400009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C3582]-[.A3582]" office:value-type="float" office:value="1.5" calcext:value-type="float">
            <text:p>1.5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[.C3583]-[.A3583]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3584]-[.A3584]" office:value-type="float" office:value="-0.0500001907299996" calcext:value-type="float">
            <text:p>-0.0500001907</text:p>
          </table:table-cell>
          <table:table-cell office:value-type="float" office:value="8.94999980927" calcext:value-type="float">
            <text:p>8.9499998093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table:formula="of:=[.C3585]-[.A3585]" office:value-type="float" office:value="0.339996338000006" calcext:value-type="float">
            <text:p>0.339996338</text:p>
          </table:table-cell>
          <table:table-cell office:value-type="float" office:value="114.839996338" calcext:value-type="float">
            <text:p>114.83999633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3586]-[.A3586]" office:value-type="float" office:value="-1.77000427199999" calcext:value-type="float">
            <text:p>-1.770004272</text:p>
          </table:table-cell>
          <table:table-cell office:value-type="float" office:value="167.229995728" calcext:value-type="float">
            <text:p>167.229995728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table:formula="of:=[.C3587]-[.A3587]" office:value-type="float" office:value="-1.83999633799999" calcext:value-type="float">
            <text:p>-1.839996338</text:p>
          </table:table-cell>
          <table:table-cell office:value-type="float" office:value="172.660003662" calcext:value-type="float">
            <text:p>172.6600036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3588]-[.A3588]" office:value-type="float" office:value="-0.1599998474" calcext:value-type="float">
            <text:p>-0.1599998474</text:p>
          </table:table-cell>
          <table:table-cell office:value-type="float" office:value="13.8400001526" calcext:value-type="float">
            <text:p>13.84000015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3589]-[.A3589]" office:value-type="float" office:value="1.0800018311" calcext:value-type="float">
            <text:p>1.0800018311</text:p>
          </table:table-cell>
          <table:table-cell office:value-type="float" office:value="61.0800018311" calcext:value-type="float">
            <text:p>61.0800018311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table:formula="of:=[.C3590]-[.A3590]" office:value-type="float" office:value="1.13999938960001" calcext:value-type="float">
            <text:p>1.1399993896</text:p>
          </table:table-cell>
          <table:table-cell office:value-type="float" office:value="77.6399993896" calcext:value-type="float">
            <text:p>77.6399993896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table:formula="of:=[.C3591]-[.A3591]" office:value-type="float" office:value="1.2099990845" calcext:value-type="float">
            <text:p>1.2099990845</text:p>
          </table:table-cell>
          <table:table-cell office:value-type="float" office:value="81.7099990845" calcext:value-type="float">
            <text:p>81.70999908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C3592]-[.A3592]" office:value-type="float" office:value="0.449996948000006" calcext:value-type="float">
            <text:p>0.449996948</text:p>
          </table:table-cell>
          <table:table-cell office:value-type="float" office:value="119.449996948" calcext:value-type="float">
            <text:p>119.449996948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C3593]-[.A3593]" office:value-type="float" office:value="1.63999938960001" calcext:value-type="float">
            <text:p>1.6399993896</text:p>
          </table:table-cell>
          <table:table-cell office:value-type="float" office:value="87.1399993896" calcext:value-type="float">
            <text:p>87.1399993896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table:formula="of:=[.C3594]-[.A3594]" office:value-type="float" office:value="-0.0700073239999881" calcext:value-type="float">
            <text:p>-0.070007324</text:p>
          </table:table-cell>
          <table:table-cell office:value-type="float" office:value="144.429992676" calcext:value-type="float">
            <text:p>144.429992676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table:formula="of:=[.C3595]-[.A3595]" office:value-type="float" office:value="1.66999816889999" calcext:value-type="float">
            <text:p>1.6699981689</text:p>
          </table:table-cell>
          <table:table-cell office:value-type="float" office:value="81.1699981689" calcext:value-type="float">
            <text:p>81.16999816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3596]-[.A3596]" office:value-type="float" office:value="0.559999465899999" calcext:value-type="float">
            <text:p>0.5599994659</text:p>
          </table:table-cell>
          <table:table-cell office:value-type="float" office:value="16.5599994659" calcext:value-type="float">
            <text:p>16.5599994659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table:formula="of:=[.C3597]-[.A3597]" office:value-type="float" office:value="-1.710006714" calcext:value-type="float">
            <text:p>-1.710006714</text:p>
          </table:table-cell>
          <table:table-cell office:value-type="float" office:value="164.789993286" calcext:value-type="float">
            <text:p>164.78999328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C3598]-[.A3598]" office:value-type="float" office:value="-0.0399932859999979" calcext:value-type="float">
            <text:p>-0.039993286</text:p>
          </table:table-cell>
          <table:table-cell office:value-type="float" office:value="147.960006714" calcext:value-type="float">
            <text:p>147.960006714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table:formula="of:=[.C3599]-[.A3599]" office:value-type="float" office:value="1.6699981689" calcext:value-type="float">
            <text:p>1.6699981689</text:p>
          </table:table-cell>
          <table:table-cell office:value-type="float" office:value="62.1699981689" calcext:value-type="float">
            <text:p>62.1699981689</text:p>
          </table:table-cell>
        </table:table-row>
        <table:table-row table:style-name="ro1">
          <table:table-cell office:value-type="float" office:value="168.5" calcext:value-type="float">
            <text:p>168.5</text:p>
          </table:table-cell>
          <table:table-cell table:formula="of:=[.C3600]-[.A3600]" office:value-type="float" office:value="-1.539993286" calcext:value-type="float">
            <text:p>-1.539993286</text:p>
          </table:table-cell>
          <table:table-cell office:value-type="float" office:value="166.960006714" calcext:value-type="float">
            <text:p>166.96000671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3601]-[.A3601]" office:value-type="float" office:value="-0.17000007629" calcext:value-type="float">
            <text:p>-0.1700000763</text:p>
          </table:table-cell>
          <table:table-cell office:value-type="float" office:value="7.32999992371" calcext:value-type="float">
            <text:p>7.3299999237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C3602]-[.A3602]" office:value-type="float" office:value="0.689998626700003" calcext:value-type="float">
            <text:p>0.6899986267</text:p>
          </table:table-cell>
          <table:table-cell office:value-type="float" office:value="56.1899986267" calcext:value-type="float">
            <text:p>56.189998626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3603]-[.A3603]" office:value-type="float" office:value="0.440002441000004" calcext:value-type="float">
            <text:p>0.440002441</text:p>
          </table:table-cell>
          <table:table-cell office:value-type="float" office:value="122.440002441" calcext:value-type="float">
            <text:p>122.440002441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table:formula="of:=[.C3604]-[.A3604]" office:value-type="float" office:value="-0.740005493000012" calcext:value-type="float">
            <text:p>-0.740005493</text:p>
          </table:table-cell>
          <table:table-cell office:value-type="float" office:value="151.759994507" calcext:value-type="float">
            <text:p>151.759994507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table:formula="of:=[.C3605]-[.A3605]" office:value-type="float" office:value="-0.929992676000012" calcext:value-type="float">
            <text:p>-0.929992676</text:p>
          </table:table-cell>
          <table:table-cell office:value-type="float" office:value="152.570007324" calcext:value-type="float">
            <text:p>152.5700073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07:09:06.540602192</meta:creation-date>
    <dc:date>2017-04-24T10:44:43.616060667</dc:date>
    <meta:editing-duration>PT33M29S</meta:editing-duration>
    <meta:editing-cycles>5</meta:editing-cycles>
    <meta:generator>LibreOffice/5.1.6.2$Linux_X86_64 LibreOffice_project/10m0$Build-2</meta:generator>
    <meta:document-statistic meta:table-count="2" meta:cell-count="113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4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8.074cm" svg:height="25.501cm" xlink:href=".." xlink:type="simple" chart:class="chart:line" chart:style-name="ch1">
        <chart:title svg:x="19.006cm" svg:y="0.646cm" chart:style-name="ch2">
          <text:p>Command vs Feedback, Digital 180 Degree Servo</text:p>
        </chart:title>
        <chart:subtitle svg:x="18.053cm" svg:y="1.935cm" chart:style-name="ch3">
          <text:p>Error / Delta between Command and Feedback, 2 second settle time</text:p>
        </chart:subtitle>
        <chart:legend chart:legend-position="end" svg:x="43.211cm" svg:y="12.202cm" style:legend-expansion="high" chart:style-name="ch4"/>
        <chart:plot-area chart:style-name="ch5" table:cell-range-address="'1 Sample per Degree, Linear'.A6:'1 Sample per Degree, Linear'.A181 '1 Sample per Degree, Linear'.C6:'1 Sample per Degree, Linear'.C181" chart:data-source-has-labels="column" svg:x="0.961cm" svg:y="3.128cm" svg:width="41.289cm" svg:height="21.863cm">
          <chartooo:coordinate-region svg:x="2.169cm" svg:y="3.327cm" svg:width="40.081cm" svg:height="21.465cm"/>
          <chart:axis chart:dimension="x" chart:name="primary-x" chart:style-name="ch6" chartooo:axis-type="auto">
            <chartooo:date-scale/>
            <chart:categories table:cell-range-address="'1 Sample per Degree, Linear'.A6:'1 Sample per Degree, Linear'.A18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Sample per Degree, Linear'.C6:'1 Sample per Degree, Linear'.C181" chart:class="chart:line">
            <chart:regression-curve chart:style-name="ch10">
              <chart:equation chart:display-equation="true" chart:display-r-square="true" svg:x="29.601cm" svg:y="5.438cm"/>
            </chart:regression-curve>
            <chart:data-point chart:repeated="17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mmand</text:p>
                <draw:g>
                  <svg:desc>'1 Sample per Degree, Linear'.A6:'1 Sample per Degree, Linear'.A181</svg:desc>
                </draw:g>
              </table:table-cell>
              <table:table-cell office:value-type="float" office:value="NaN">
                <text:p>NaN</text:p>
                <draw:g>
                  <svg:desc>'1 Sample per Degree, Linear'.C6:'1 Sample per Degree, Linear'.C181</svg:desc>
                </draw:g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10.0400009155">
                <text:p>10.0400009155</text:p>
              </table:table-cell>
            </table:table-row>
            <table:table-row>
              <table:table-cell office:value-type="float" office:value="-84">
                <text:p>-84</text:p>
              </table:table-cell>
              <table:table-cell office:value-type="float" office:value="-0.739997863799999">
                <text:p>-0.739997863799999</text:p>
              </table:table-cell>
            </table:table-row>
            <table:table-row>
              <table:table-cell office:value-type="float" office:value="-83">
                <text:p>-83</text:p>
              </table:table-cell>
              <table:table-cell office:value-type="float" office:value="-0.419998168899994">
                <text:p>-0.419998168899994</text:p>
              </table:table-cell>
            </table:table-row>
            <table:table-row>
              <table:table-cell office:value-type="float" office:value="-82">
                <text:p>-82</text:p>
              </table:table-cell>
              <table:table-cell office:value-type="float" office:value="-0.629997253400006">
                <text:p>-0.629997253400006</text:p>
              </table:table-cell>
            </table:table-row>
            <table:table-row>
              <table:table-cell office:value-type="float" office:value="-81">
                <text:p>-81</text:p>
              </table:table-cell>
              <table:table-cell office:value-type="float" office:value="-0.569999694800003">
                <text:p>-0.569999694800003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0.510002136200001">
                <text:p>-0.510002136200001</text:p>
              </table:table-cell>
            </table:table-row>
            <table:table-row>
              <table:table-cell office:value-type="float" office:value="-79">
                <text:p>-79</text:p>
              </table:table-cell>
              <table:table-cell office:value-type="float" office:value="0.0800018311000059">
                <text:p>0.0800018311000059</text:p>
              </table:table-cell>
            </table:table-row>
            <table:table-row>
              <table:table-cell office:value-type="float" office:value="-78">
                <text:p>-78</text:p>
              </table:table-cell>
              <table:table-cell office:value-type="float" office:value="-0.129997253400006">
                <text:p>-0.129997253400006</text:p>
              </table:table-cell>
            </table:table-row>
            <table:table-row>
              <table:table-cell office:value-type="float" office:value="-77">
                <text:p>-77</text:p>
              </table:table-cell>
              <table:table-cell office:value-type="float" office:value="0.190002441399997">
                <text:p>0.190002441399997</text:p>
              </table:table-cell>
            </table:table-row>
            <table:table-row>
              <table:table-cell office:value-type="float" office:value="-76">
                <text:p>-7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0.0400009155000021">
                <text:p>0.0400009155000021</text:p>
              </table:table-cell>
            </table:table-row>
            <table:table-row>
              <table:table-cell office:value-type="float" office:value="-74">
                <text:p>-74</text:p>
              </table:table-cell>
              <table:table-cell office:value-type="float" office:value="0.360000610399993">
                <text:p>0.360000610399993</text:p>
              </table:table-cell>
            </table:table-row>
            <table:table-row>
              <table:table-cell office:value-type="float" office:value="-73">
                <text:p>-73</text:p>
              </table:table-cell>
              <table:table-cell office:value-type="float" office:value="0.160003662099996">
                <text:p>0.160003662099996</text:p>
              </table:table-cell>
            </table:table-row>
            <table:table-row>
              <table:table-cell office:value-type="float" office:value="-72">
                <text:p>-72</text:p>
              </table:table-cell>
              <table:table-cell office:value-type="float" office:value="1.0100021362">
                <text:p>1.0100021362</text:p>
              </table:table-cell>
            </table:table-row>
            <table:table-row>
              <table:table-cell office:value-type="float" office:value="-71">
                <text:p>-71</text:p>
              </table:table-cell>
              <table:table-cell office:value-type="float" office:value="0.800003051800005">
                <text:p>0.800003051800005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0.589996337900004">
                <text:p>0.589996337900004</text:p>
              </table:table-cell>
            </table:table-row>
            <table:table-row>
              <table:table-cell office:value-type="float" office:value="-69">
                <text:p>-69</text:p>
              </table:table-cell>
              <table:table-cell office:value-type="float" office:value="0.650001525899995">
                <text:p>0.650001525899995</text:p>
              </table:table-cell>
            </table:table-row>
            <table:table-row>
              <table:table-cell office:value-type="float" office:value="-68">
                <text:p>-68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-67">
                <text:p>-67</text:p>
              </table:table-cell>
              <table:table-cell office:value-type="float" office:value="1.2900009155">
                <text:p>1.2900009155</text:p>
              </table:table-cell>
            </table:table-row>
            <table:table-row>
              <table:table-cell office:value-type="float" office:value="-66">
                <text:p>-66</text:p>
              </table:table-cell>
              <table:table-cell office:value-type="float" office:value="0.819999694800003">
                <text:p>0.819999694800003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1.1399993896">
                <text:p>1.1399993896</text:p>
              </table:table-cell>
            </table:table-row>
            <table:table-row>
              <table:table-cell office:value-type="float" office:value="-64">
                <text:p>-64</text:p>
              </table:table-cell>
              <table:table-cell office:value-type="float" office:value="1.2000007629">
                <text:p>1.2000007629</text:p>
              </table:table-cell>
            </table:table-row>
            <table:table-row>
              <table:table-cell office:value-type="float" office:value="-63">
                <text:p>-63</text:p>
              </table:table-cell>
              <table:table-cell office:value-type="float" office:value="1.2599983215">
                <text:p>1.2599983215</text:p>
              </table:table-cell>
            </table:table-row>
            <table:table-row>
              <table:table-cell office:value-type="float" office:value="-62">
                <text:p>-62</text:p>
              </table:table-cell>
              <table:table-cell office:value-type="float" office:value="1.3199996948">
                <text:p>1.3199996948</text:p>
              </table:table-cell>
            </table:table-row>
            <table:table-row>
              <table:table-cell office:value-type="float" office:value="-61">
                <text:p>-61</text:p>
              </table:table-cell>
              <table:table-cell office:value-type="float" office:value="1.9000015259">
                <text:p>1.9000015259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-59">
                <text:p>-59</text:p>
              </table:table-cell>
              <table:table-cell office:value-type="float" office:value="2.0200004578">
                <text:p>2.0200004578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1.8100013733">
                <text:p>1.8100013733</text:p>
              </table:table-cell>
            </table:table-row>
            <table:table-row>
              <table:table-cell office:value-type="float" office:value="-57">
                <text:p>-57</text:p>
              </table:table-cell>
              <table:table-cell office:value-type="float" office:value="1.5999984741">
                <text:p>1.5999984741</text:p>
              </table:table-cell>
            </table:table-row>
            <table:table-row>
              <table:table-cell office:value-type="float" office:value="-56">
                <text:p>-56</text:p>
              </table:table-cell>
              <table:table-cell office:value-type="float" office:value="1.6599998474">
                <text:p>1.6599998474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1.4500007629">
                <text:p>1.4500007629</text:p>
              </table:table-cell>
            </table:table-row>
            <table:table-row>
              <table:table-cell office:value-type="float" office:value="-54">
                <text:p>-54</text:p>
              </table:table-cell>
              <table:table-cell office:value-type="float" office:value="1.7700004578">
                <text:p>1.7700004578</text:p>
              </table:table-cell>
            </table:table-row>
            <table:table-row>
              <table:table-cell office:value-type="float" office:value="-53">
                <text:p>-53</text:p>
              </table:table-cell>
              <table:table-cell office:value-type="float" office:value="1.5699996948">
                <text:p>1.5699996948</text:p>
              </table:table-cell>
            </table:table-row>
            <table:table-row>
              <table:table-cell office:value-type="float" office:value="-52">
                <text:p>-52</text:p>
              </table:table-cell>
              <table:table-cell office:value-type="float" office:value="1.8899993896">
                <text:p>1.8899993896</text:p>
              </table:table-cell>
            </table:table-row>
            <table:table-row>
              <table:table-cell office:value-type="float" office:value="-51">
                <text:p>-51</text:p>
              </table:table-cell>
              <table:table-cell office:value-type="float" office:value="1.4199981689">
                <text:p>1.4199981689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1.4799995422">
                <text:p>1.4799995422</text:p>
              </table:table-cell>
            </table:table-row>
            <table:table-row>
              <table:table-cell office:value-type="float" office:value="-49">
                <text:p>-49</text:p>
              </table:table-cell>
              <table:table-cell office:value-type="float" office:value="1.7999992371">
                <text:p>1.7999992371</text:p>
              </table:table-cell>
            </table:table-row>
            <table:table-row>
              <table:table-cell office:value-type="float" office:value="-48">
                <text:p>-48</text:p>
              </table:table-cell>
              <table:table-cell office:value-type="float" office:value="1.8499984741">
                <text:p>1.8499984741</text:p>
              </table:table-cell>
            </table:table-row>
            <table:table-row>
              <table:table-cell office:value-type="float" office:value="-47">
                <text:p>-47</text:p>
              </table:table-cell>
              <table:table-cell office:value-type="float" office:value="1.9099998474">
                <text:p>1.9099998474</text:p>
              </table:table-cell>
            </table:table-row>
            <table:table-row>
              <table:table-cell office:value-type="float" office:value="-46">
                <text:p>-4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2.0299987793">
                <text:p>2.0299987793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1.8199996948">
                <text:p>1.8199996948</text:p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2.1399993896">
                <text:p>2.1399993896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1.6699981689">
                <text:p>1.6699981689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1.9900016785">
                <text:p>1.9900016785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2.3100013733">
                <text:p>2.3100013733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1.8400001526">
                <text:p>1.8400001526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2.6899986267">
                <text:p>2.6899986267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2.4900016785">
                <text:p>2.4900016785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2.5400009155">
                <text:p>2.5400009155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2.0699996948">
                <text:p>2.0699996948</text:p>
              </table:table-cell>
            </table:table-row>
            <table:table-row>
              <table:table-cell office:value-type="float" office:value="-34">
                <text:p>-34</text:p>
              </table:table-cell>
              <table:table-cell office:value-type="float" office:value="2.1299991608">
                <text:p>2.1299991608</text:p>
              </table:table-cell>
            </table:table-row>
            <table:table-row>
              <table:table-cell office:value-type="float" office:value="-33">
                <text:p>-33</text:p>
              </table:table-cell>
              <table:table-cell office:value-type="float" office:value="2.7199993134">
                <text:p>2.7199993134</text:p>
              </table:table-cell>
            </table:table-row>
            <table:table-row>
              <table:table-cell office:value-type="float" office:value="-32">
                <text:p>-32</text:p>
              </table:table-cell>
              <table:table-cell office:value-type="float" office:value="2.7700004578">
                <text:p>2.7700004578</text:p>
              </table:table-cell>
            </table:table-row>
            <table:table-row>
              <table:table-cell office:value-type="float" office:value="-31">
                <text:p>-31</text:p>
              </table:table-cell>
              <table:table-cell office:value-type="float" office:value="2.5699996948">
                <text:p>2.5699996948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.3600006104">
                <text:p>2.3600006104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2.6800003052">
                <text:p>2.6800003052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2.7399997711">
                <text:p>2.7399997711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2.5300006866">
                <text:p>2.5300006866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2.5900001526">
                <text:p>2.590000152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2.3799991608">
                <text:p>2.3799991608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2.7000007629">
                <text:p>2.7000007629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2.8199996948">
                <text:p>2.8199996948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2.3500003815">
                <text:p>2.3500003815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2.9300003052">
                <text:p>2.9300003052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2.4599990845">
                <text:p>2.4599990845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2.779999733">
                <text:p>2.779999733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3.1099996567">
                <text:p>3.1099996567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2.8999996185">
                <text:p>2.8999996185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2.6899995804">
                <text:p>2.6899995804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2.5399999619">
                <text:p>2.5399999619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2.60000038147">
                <text:p>2.6000003814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2.65999984741">
                <text:p>2.65999984741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2.71000003815">
                <text:p>2.7100000381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2.51000022888">
                <text:p>2.51000022888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2.82999992371">
                <text:p>2.8299999237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2.88999986649">
                <text:p>2.8899998664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2.68000006676">
                <text:p>2.68000006676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.74000000954">
                <text:p>2.74000000954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2.78999996185">
                <text:p>2.7899999618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3.119999997318">
                <text:p>3.11999999731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3.16999995708">
                <text:p>3.16999995708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2.97000002861">
                <text:p>2.970000028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75999999046">
                <text:p>2.7599999904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54999995232">
                <text:p>2.549999952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13999986649">
                <text:p>3.139999866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67000007629">
                <text:p>2.670000076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8999977112">
                <text:p>2.989999771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78000020981">
                <text:p>2.780000209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84000015259">
                <text:p>2.840000152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89999961853">
                <text:p>2.899999618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9499998093">
                <text:p>2.94999980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8000001907">
                <text:p>2.80000019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6000003815">
                <text:p>2.60000038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6599998474">
                <text:p>2.65999984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7100000381">
                <text:p>2.71000003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7700004578">
                <text:p>2.77000045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8299999237">
                <text:p>2.82999992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3600006104">
                <text:p>2.36000061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9400005341">
                <text:p>2.94000053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5300006866">
                <text:p>2.53000068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5900001526">
                <text:p>2.590000152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6399993896">
                <text:p>2.639999389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1700000763">
                <text:p>2.170000076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4899997711">
                <text:p>2.48999977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2900009155">
                <text:p>2.290000915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3400001526">
                <text:p>2.340000152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3999996185">
                <text:p>2.399999618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7199993134">
                <text:p>2.71999931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5200004578">
                <text:p>2.520000457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5699996948">
                <text:p>2.56999969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3699989319">
                <text:p>2.369998931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.6899986267">
                <text:p>2.68999862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4799995422">
                <text:p>2.479999542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.2700004578">
                <text:p>2.270000457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.3300018311">
                <text:p>2.33000183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.3899993896">
                <text:p>2.38999938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.4500007629">
                <text:p>2.450000762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.2400016785">
                <text:p>2.240001678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.0299987793">
                <text:p>2.029998779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6199989319">
                <text:p>2.61999893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4099998474">
                <text:p>2.409999847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.4700012207">
                <text:p>2.470001220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.2599983215">
                <text:p>2.259998321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.3199996948">
                <text:p>2.319999694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.3800010681">
                <text:p>2.380001068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.4300003052">
                <text:p>2.430000305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9599990845">
                <text:p>1.959999084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.0200004578">
                <text:p>2.02000045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.0800018311">
                <text:p>2.080001831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.4000015259">
                <text:p>2.40000152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1899986267">
                <text:p>2.189998626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7799987793">
                <text:p>1.779998779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.0999984741">
                <text:p>2.099998474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4199981689">
                <text:p>2.419998168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9500007629">
                <text:p>1.950000762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.5400009155">
                <text:p>2.540000915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7999992371">
                <text:p>1.799999237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.1199989319">
                <text:p>2.119998931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9199981689">
                <text:p>1.919998168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2400016785">
                <text:p>2.240001678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7700004578">
                <text:p>1.770000457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8199996948">
                <text:p>1.819999694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87999725340001">
                <text:p>1.8799972534000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4100036621">
                <text:p>1.410003662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4700012207">
                <text:p>1.470001220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7900009155">
                <text:p>1.790000915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58000183110001">
                <text:p>1.5800018311000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11000061039999">
                <text:p>1.1100006103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6999969482">
                <text:p>1.69999694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2300033569">
                <text:p>1.230003356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5500030518">
                <text:p>1.550003051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3399963379">
                <text:p>1.339996337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4000015259">
                <text:p>1.400001525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930000305199997">
                <text:p>0.93000030519999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80003356899999">
                <text:p>0.98000335689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0400009155">
                <text:p>1.040000915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830001831100006">
                <text:p>0.83000183110000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889999389600007">
                <text:p>0.88999938960000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949996948199996">
                <text:p>0.94999694819999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39997863799999">
                <text:p>0.73999786379999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800003051800005">
                <text:p>0.80000305180000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89996337900004">
                <text:p>0.58999633790000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1800003052">
                <text:p>1.180000305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40002441399997">
                <text:p>0.44000244139999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290000915500002">
                <text:p>0.29000091550000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349998474100005">
                <text:p>0.34999847410000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69998168899994">
                <text:p>0.66999816889999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730003356899999">
                <text:p>0.7300033568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6" style:family="chart" style:data-style-name="N0">
      <style:chart-properties chart:display-label="true" chart:logarithmic="false" chart:maximum="1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3" chart:maximum="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254cm" svg:stroke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936cm" svg:height="17.93cm" xlink:href=".." xlink:type="simple" chart:class="chart:scatter" chart:style-name="ch1">
        <chart:title svg:x="19.408cm" svg:y="0.494cm" chart:style-name="ch2">
          <text:p>Command vs Feedback, Error</text:p>
        </chart:title>
        <chart:subtitle svg:x="13.68cm" svg:y="1.631cm" chart:style-name="ch3">
          <text:p>0.0 to 180.0 degrees, 0.5 degree ticks, 2 seconds settle time, 10 samples per tick, 3600 samples total</text:p>
        </chart:subtitle>
        <chart:legend svg:x="36.936cm" svg:y="2.264cm" style:legend-expansion="custom" chartooo:width="4.653cm" chartooo:height="1.096cm" style:legend-expansion-aspect-ratio="4.24543795620438" chart:style-name="ch4"/>
        <chart:plot-area chart:style-name="ch5" table:cell-range-address="'10 Samples per 0.5 Degree, Random'.A5:'10 Samples per 0.5 Degree, Random'.B3605" chart:data-source-has-labels="column" svg:x="0.09cm" svg:y="3.805cm" svg:width="44.71cm" svg:height="13.865cm">
          <chartooo:coordinate-region svg:x="0.632cm" svg:y="4.004cm" svg:width="43.889cm" svg:height="13.467cm"/>
          <chart:axis chart:dimension="x" chart:name="primary-x" chart:style-name="ch6" chartooo:axis-type="auto">
            <chart:categories table:cell-range-address="'10 Samples per 0.5 Degree, Random'.A5:'10 Samples per 0.5 Degree, Random'.A360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0 Samples per 0.5 Degree, Random'.B5:'10 Samples per 0.5 Degree, Random'.B3605" chart:class="chart:scatter">
            <chart:domain table:cell-range-address="'10 Samples per 0.5 Degree, Random'.A5:'10 Samples per 0.5 Degree, Random'.A3605"/>
            <chart:regression-curve chart:style-name="ch10">
              <chart:equation chart:display-equation="true" chart:display-r-square="true" svg:x="34.627cm" svg:y="0.42cm"/>
            </chart:regression-curve>
            <chart:data-point chart:repeated="36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mand</text:p>
                <draw:g>
                  <svg:desc>'10 Samples per 0.5 Degree, Random'.A5:'10 Samples per 0.5 Degree, Random'.A3605</svg:desc>
                </draw:g>
              </table:table-cell>
              <table:table-cell office:value-type="float" office:value="NaN">
                <text:p>NaN</text:p>
                <draw:g>
                  <svg:desc>'10 Samples per 0.5 Degree, Random'.B5:'10 Samples per 0.5 Degree, Random'.B3605</svg:desc>
                </draw:g>
              </table:table-cell>
            </table:table-row>
            <table:table-row>
              <table:table-cell office:value-type="float" office:value="179.5">
                <text:p>179.5</text:p>
              </table:table-cell>
              <table:table-cell office:value-type="float" office:value="-55.699996948">
                <text:p>-55.69999694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900009155">
                <text:p>1.7900009155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.1700000763">
                <text:p>1.1700000763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2.5100021362">
                <text:p>2.5100021362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1.25999450699999">
                <text:p>1.2599945069999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.150001526">
                <text:p>2.150001526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1.539993286">
                <text:p>1.53999328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.8399963379">
                <text:p>2.839996337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299995422">
                <text:p>1.7299995422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1.30999755900001">
                <text:p>1.3099975590000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.66999816889999">
                <text:p>2.66999816889999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1.19999694800001">
                <text:p>1.1999969480000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42999982834">
                <text:p>-0.42999982834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0.580001831000004">
                <text:p>0.58000183100000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2.2300033569">
                <text:p>2.2300033569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1.710006714">
                <text:p>1.710006714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2.480003357">
                <text:p>2.48000335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.7300033569">
                <text:p>2.730003356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.5999984741">
                <text:p>2.599998474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2.5999984741">
                <text:p>2.59999847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349998474">
                <text:p>2.34999847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.419998169">
                <text:p>1.419998169</text:p>
              </table:table-cell>
            </table:table-row>
            <table:table-row>
              <table:table-cell office:value-type="float" office:value="176.5">
                <text:p>176.5</text:p>
              </table:table-cell>
              <table:table-cell office:value-type="float" office:value="-0.30999755900001">
                <text:p>-0.3099975590000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5699996948">
                <text:p>1.569999694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.1100006104">
                <text:p>2.1100006104</text:p>
              </table:table-cell>
            </table:table-row>
            <table:table-row>
              <table:table-cell office:value-type="float" office:value="151.5">
                <text:p>151.5</text:p>
              </table:table-cell>
              <table:table-cell office:value-type="float" office:value="0.800003051999994">
                <text:p>0.800003051999994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2.7799987793">
                <text:p>2.7799987793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0.17000007629">
                <text:p>-0.17000007629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260000228900001">
                <text:p>0.260000228900001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870000839199999">
                <text:p>0.870000839199999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1.870002747">
                <text:p>1.87000274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.44999694800001">
                <text:p>2.44999694800001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.980003357">
                <text:p>1.980003357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1.30999755900001">
                <text:p>1.3099975590000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.269996643">
                <text:p>2.26999664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2.279998779">
                <text:p>2.2799987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4400005341">
                <text:p>1.4400005341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3899993896">
                <text:p>1.389999389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.22999572800001">
                <text:p>1.22999572800001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1.55999755900001">
                <text:p>1.55999755900001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2.8499984741">
                <text:p>2.84999847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10000002384">
                <text:p>-1.1000000238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300001144">
                <text:p>0.1300001144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2.33000183110001">
                <text:p>2.3300018311000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.779998779">
                <text:p>1.77999877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.239997864">
                <text:p>2.239997864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.9500007629">
                <text:p>1.9500007629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1.19000244099999">
                <text:p>1.19000244099999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1.2299995422">
                <text:p>1.2299995422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1.77999877900001">
                <text:p>1.77999877900001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1.19999694800001">
                <text:p>1.1999969480000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.02999877900001">
                <text:p>1.0299987790000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1899986267">
                <text:p>2.18999862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0299987793">
                <text:p>2.0299987793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0.899993896000012">
                <text:p>0.8999938960000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.019996643">
                <text:p>2.01999664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.12999725340001">
                <text:p>2.12999725340001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2.12999725340001">
                <text:p>2.1299972534000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2.0500030518">
                <text:p>2.0500030518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970000267">
                <text:p>0.970000267</text:p>
              </table:table-cell>
            </table:table-row>
            <table:table-row>
              <table:table-cell office:value-type="float" office:value="160.5">
                <text:p>160.5</text:p>
              </table:table-cell>
              <table:table-cell office:value-type="float" office:value="0.490005493000012">
                <text:p>0.490005493000012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.1399993896">
                <text:p>1.139999389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.33999633799999">
                <text:p>1.33999633799999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.620002747">
                <text:p>1.62000274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349998474">
                <text:p>1.34999847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.4500007629">
                <text:p>2.450000762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.5699996948">
                <text:p>2.5699996948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1.210006714">
                <text:p>1.21000671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0.119995117000002">
                <text:p>-0.11999511700000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.27000427199999">
                <text:p>1.270004271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0.139999390000014">
                <text:p>-0.13999939000001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44999980927">
                <text:p>0.44999980927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1.2299995422">
                <text:p>1.229999542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300006866">
                <text:p>1.030000686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6199989319">
                <text:p>1.619998931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.08999633799999">
                <text:p>1.08999633799999</text:p>
              </table:table-cell>
            </table:table-row>
            <table:table-row>
              <table:table-cell office:value-type="float" office:value="145.5">
                <text:p>145.5</text:p>
              </table:table-cell>
              <table:table-cell office:value-type="float" office:value="0.830001831000004">
                <text:p>0.83000183100000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9099998474">
                <text:p>1.9099998474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2.2400016785">
                <text:p>2.2400016785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1.63999939000001">
                <text:p>1.6399993900000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.5400009155">
                <text:p>2.54000091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029999733">
                <text:p>1.02999973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.0599994659">
                <text:p>1.059999465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6500015259">
                <text:p>1.650001525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42999982834">
                <text:p>-0.4299998283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320007323999988">
                <text:p>-0.32000732399998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0.78999996185">
                <text:p>-0.78999996185</text:p>
              </table:table-cell>
            </table:table-row>
            <table:table-row>
              <table:table-cell office:value-type="float" office:value="178.5">
                <text:p>178.5</text:p>
              </table:table-cell>
              <table:table-cell office:value-type="float" office:value="-1.22000122099999">
                <text:p>-1.22000122099999</text:p>
              </table:table-cell>
            </table:table-row>
            <table:table-row>
              <table:table-cell office:value-type="float" office:value="145.5">
                <text:p>145.5</text:p>
              </table:table-cell>
              <table:table-cell office:value-type="float" office:value="0.830001831000004">
                <text:p>0.83000183100000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669998169">
                <text:p>1.66999816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.3399963379">
                <text:p>2.339996337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0.410003662000008">
                <text:p>-0.4100036620000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70000076299999">
                <text:p>0.6700000762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5900001526">
                <text:p>1.590000152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21999979019">
                <text:p>-0.219999790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64999997616">
                <text:p>-0.6499999761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9199981689">
                <text:p>1.9199981689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1.279998779">
                <text:p>1.27999877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9400024414">
                <text:p>1.940002441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.8100013733">
                <text:p>1.8100013733</text:p>
              </table:table-cell>
            </table:table-row>
            <table:table-row>
              <table:table-cell office:value-type="float" office:value="176.5">
                <text:p>176.5</text:p>
              </table:table-cell>
              <table:table-cell office:value-type="float" office:value="-0.580001831000004">
                <text:p>-0.5800018310000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1900005341">
                <text:p>1.1900005341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1.33999633799999">
                <text:p>1.339996337999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10000002384">
                <text:p>-0.81000000238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229995728000006">
                <text:p>0.229995728000006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0.0299987790000102">
                <text:p>0.029998779000010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.3000030518">
                <text:p>2.30000305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.189999997616">
                <text:p>-1.189999997616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.620002747">
                <text:p>1.62000274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89999390000014">
                <text:p>0.389999390000014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1.279998779">
                <text:p>1.279998779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0.419998168999996">
                <text:p>0.419998168999996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6399993896">
                <text:p>1.63999938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1900005341">
                <text:p>1.190000534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7799987793">
                <text:p>1.779998779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9700012207">
                <text:p>1.9700012207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.8899993896">
                <text:p>1.889999389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.4399986267">
                <text:p>1.43999862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42999982834">
                <text:p>-0.4299998283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00007629">
                <text:p>0.9500007629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2.0999984741">
                <text:p>2.09999847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349998474">
                <text:p>1.349998474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0.52999877900001">
                <text:p>-0.52999877900001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0.880004882999998">
                <text:p>0.88000488299999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0.889999390000014">
                <text:p>-0.88999939000001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88999938960001">
                <text:p>1.8899993896000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.419998169">
                <text:p>1.419998169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1.099998474">
                <text:p>1.099998474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2.0699996948">
                <text:p>2.069999694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6900024414">
                <text:p>1.690002441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889999390000014">
                <text:p>0.889999390000014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940000534100001">
                <text:p>0.94000053410000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6600036621">
                <text:p>1.6600036621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.9900016785">
                <text:p>1.9900016785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1.8800010681">
                <text:p>1.8800010681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1.11000061">
                <text:p>1.1100006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0.17000007629">
                <text:p>-0.1700000762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0.27999877900001">
                <text:p>-0.2799987790000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9700012207">
                <text:p>1.970001220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30001831000004">
                <text:p>0.33000183100000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710006714000002">
                <text:p>0.710006714000002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.9800033569">
                <text:p>1.980003356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5999984741">
                <text:p>1.5999984741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1.05000305199999">
                <text:p>1.05000305199999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.93000030499999">
                <text:p>1.930000304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.210006714">
                <text:p>1.210006714</text:p>
              </table:table-cell>
            </table:table-row>
            <table:table-row>
              <table:table-cell office:value-type="float" office:value="155.5">
                <text:p>155.5</text:p>
              </table:table-cell>
              <table:table-cell office:value-type="float" office:value="0.0599975590000099">
                <text:p>0.05999755900000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.33999633799999">
                <text:p>1.3399963379999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.720001221">
                <text:p>1.720001221</text:p>
              </table:table-cell>
            </table:table-row>
            <table:table-row>
              <table:table-cell office:value-type="float" office:value="169.5">
                <text:p>169.5</text:p>
              </table:table-cell>
              <table:table-cell office:value-type="float" office:value="-0.360000609999986">
                <text:p>-0.36000060999998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599975590000099">
                <text:p>0.059997559000009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.349998474">
                <text:p>1.34999847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0.27999877900001">
                <text:p>-0.27999877900001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6500015259">
                <text:p>1.650001525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3899993896">
                <text:p>1.3899993896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0.970001221000004">
                <text:p>0.970001221000004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1.1700000763">
                <text:p>1.170000076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0.179992676000012">
                <text:p>-0.179992676000012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0.0700073239999881">
                <text:p>0.070007323999988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0.490005493000012">
                <text:p>-0.49000549300001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1.16000366200001">
                <text:p>-1.16000366200001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62000274659999">
                <text:p>1.620002746599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1.16000366200001">
                <text:p>-1.160003662000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5600013733">
                <text:p>1.56000137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1900005341">
                <text:p>1.1900005341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.4099998474">
                <text:p>1.409999847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.31999969500001">
                <text:p>1.3199996950000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19000244099999">
                <text:p>0.190002440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8499984741">
                <text:p>1.8499984741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.4499969482">
                <text:p>1.449996948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040000916">
                <text:p>1.04000091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7699966431">
                <text:p>1.769996643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7799987793">
                <text:p>1.77999877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70000076299999">
                <text:p>0.6700000762999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60003662000008">
                <text:p>0.66000366200000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119995117000002">
                <text:p>0.119995117000002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.88999939">
                <text:p>1.88999939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0.149993896000012">
                <text:p>0.14999389600001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.9900016785">
                <text:p>1.990001678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6599998474">
                <text:p>1.6599998474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.2000007629">
                <text:p>1.200000762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.190002441">
                <text:p>1.190002441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2.2999992371">
                <text:p>2.2999992371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1.13999939">
                <text:p>1.1399993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.2900009155">
                <text:p>2.290000915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45.5">
                <text:p>145.5</text:p>
              </table:table-cell>
              <table:table-cell office:value-type="float" office:value="0.55999755900001">
                <text:p>0.5599975590000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.770000010729">
                <text:p>-1.7700000107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699996947999999">
                <text:p>-0.06999969479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3899993896">
                <text:p>1.3899993896</text:p>
              </table:table-cell>
            </table:table-row>
            <table:table-row>
              <table:table-cell office:value-type="float" office:value="171.5">
                <text:p>171.5</text:p>
              </table:table-cell>
              <table:table-cell office:value-type="float" office:value="-0.740005493000012">
                <text:p>-0.740005493000012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1.4599990845">
                <text:p>1.459999084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.43000030499999">
                <text:p>1.43000030499999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2.1999969482">
                <text:p>2.1999969482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609999656699999">
                <text:p>0.60999965669999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0199999809299998">
                <text:p>0.0199999809299998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.5199966431">
                <text:p>1.519996643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.209999084">
                <text:p>1.209999084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0.949996948000006">
                <text:p>0.949996948000006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.93000030499999">
                <text:p>1.93000030499999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0.149993896000012">
                <text:p>0.14999389600001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.61000061">
                <text:p>1.6100006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10000609999986">
                <text:p>0.610000609999986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.6999969482">
                <text:p>1.6999969482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.6800003052">
                <text:p>1.680000305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2999992371">
                <text:p>1.2999992371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.63999938960001">
                <text:p>1.63999938960001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.379997253">
                <text:p>1.3799972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5299987793">
                <text:p>1.5299987793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.13999939">
                <text:p>1.1399993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7299995422">
                <text:p>1.72999954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400009155">
                <text:p>1.040000915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300003051999994">
                <text:p>0.30000305199999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7299995422">
                <text:p>1.7299995422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1.2299995422">
                <text:p>1.2299995422</text:p>
              </table:table-cell>
            </table:table-row>
            <table:table-row>
              <table:table-cell office:value-type="float" office:value="176.5">
                <text:p>176.5</text:p>
              </table:table-cell>
              <table:table-cell office:value-type="float" office:value="-1.38999939000001">
                <text:p>-1.3899993900000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1.25999450699999">
                <text:p>-1.2599945069999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.519996643">
                <text:p>1.51999664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4199981689">
                <text:p>1.4199981689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6600036621">
                <text:p>1.6600036621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6800003052">
                <text:p>1.6800003052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1.120002747">
                <text:p>1.12000274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47000122099999">
                <text:p>0.47000122099999</text:p>
              </table:table-cell>
            </table:table-row>
            <table:table-row>
              <table:table-cell office:value-type="float" office:value="175.5">
                <text:p>175.5</text:p>
              </table:table-cell>
              <table:table-cell office:value-type="float" office:value="-1.210006714">
                <text:p>-1.210006714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.87999725340001">
                <text:p>1.879997253400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7099990845">
                <text:p>1.7099990845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.7700004578">
                <text:p>1.770000457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7099990845">
                <text:p>1.709999084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5999984741">
                <text:p>1.599998474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8899993896">
                <text:p>1.8899993896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8600006104">
                <text:p>0.860000610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8000004292">
                <text:p>-1.08000004292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.349998474">
                <text:p>1.34999847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.8100013733">
                <text:p>1.810001373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4500007629">
                <text:p>1.4500007629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62000274659999">
                <text:p>1.62000274659999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2.1999969482">
                <text:p>2.1999969482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4399995804">
                <text:p>0.4399995804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1.5600013733">
                <text:p>1.5600013733</text:p>
              </table:table-cell>
            </table:table-row>
            <table:table-row>
              <table:table-cell office:value-type="float" office:value="176.5">
                <text:p>176.5</text:p>
              </table:table-cell>
              <table:table-cell office:value-type="float" office:value="-1.38999939000001">
                <text:p>-1.3899993900000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7699966431">
                <text:p>1.769996643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1399993896">
                <text:p>1.139999389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540000021458">
                <text:p>-1.540000021458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0.480003357000001">
                <text:p>0.4800033570000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8000004292">
                <text:p>-1.08000004292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0.919998168900001">
                <text:p>0.91999816890000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42999982834">
                <text:p>-0.42999982834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0900001526">
                <text:p>1.0900001526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0.370002747000001">
                <text:p>0.37000274700000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210006714000002">
                <text:p>-0.21000671400000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49996948000006">
                <text:p>0.949996948000006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-0.100006103999988">
                <text:p>-0.10000610399998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7200012207">
                <text:p>1.7200012207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-0.199996948000006">
                <text:p>-0.199996948000006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.8899993896">
                <text:p>1.889999389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1.630004883">
                <text:p>-1.630004883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2.0100021362">
                <text:p>2.0100021362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.11000061">
                <text:p>1.1100006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270000010729">
                <text:p>-1.27000001072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1800003052">
                <text:p>1.180000305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229995728000006">
                <text:p>0.229995728000006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-0.509994506999988">
                <text:p>-0.50999450699998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0.949996948000006">
                <text:p>-0.9499969480000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99999618500001">
                <text:p>0.899999618500001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.2200012207">
                <text:p>1.220001220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429992676000012">
                <text:p>0.42999267600001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.349998474">
                <text:p>1.349998474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.6899986267">
                <text:p>1.6899986267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.2000007629">
                <text:p>1.2000007629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350000381499999">
                <text:p>0.3500003814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870002747000001">
                <text:p>0.870002747000001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.9599990845">
                <text:p>1.9599990845</text:p>
              </table:table-cell>
            </table:table-row>
            <table:table-row>
              <table:table-cell office:value-type="float" office:value="163.5">
                <text:p>163.5</text:p>
              </table:table-cell>
              <table:table-cell office:value-type="float" office:value="-0.339996337999992">
                <text:p>-0.339996337999992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.770000457799998">
                <text:p>0.770000457799998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0400009154999985">
                <text:p>0.0400009154999985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1.080001831">
                <text:p>1.080001831</text:p>
              </table:table-cell>
            </table:table-row>
            <table:table-row>
              <table:table-cell office:value-type="float" office:value="175.5">
                <text:p>175.5</text:p>
              </table:table-cell>
              <table:table-cell office:value-type="float" office:value="-1.47999572800001">
                <text:p>-1.4799957280000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7599983215">
                <text:p>1.759998321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9099998474">
                <text:p>1.90999984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70000267">
                <text:p>0.470000267</text:p>
              </table:table-cell>
            </table:table-row>
            <table:table-row>
              <table:table-cell office:value-type="float" office:value="169.5">
                <text:p>169.5</text:p>
              </table:table-cell>
              <table:table-cell office:value-type="float" office:value="-0.639999390000014">
                <text:p>-0.63999939000001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0.270004271999994">
                <text:p>-0.27000427199999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1.14999389600001">
                <text:p>-1.1499938960000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47000122099999">
                <text:p>0.4700012209999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.7300033569">
                <text:p>1.7300033569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.8399963379">
                <text:p>1.839996337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1000061">
                <text:p>0.61000061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.4499969482">
                <text:p>1.449996948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5900001526">
                <text:p>1.5900001526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.5199966431">
                <text:p>1.519996643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83000183110001">
                <text:p>1.83000183110001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-0.770004271999994">
                <text:p>-0.77000427199999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1199989319">
                <text:p>1.119998931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-0.0900001525900009">
                <text:p>-0.0900001525900009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0.610000609999986">
                <text:p>0.610000609999986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.7300033569">
                <text:p>1.730003356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210006714000002">
                <text:p>-0.21000671400000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0399932859999979">
                <text:p>-0.0399932859999979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1.019996643">
                <text:p>1.019996643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88999938960001">
                <text:p>1.8899993896000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8499984741">
                <text:p>1.849998474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980003357000001">
                <text:p>0.980003357000001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0.830001831000004">
                <text:p>0.830001831000004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2.1900024414">
                <text:p>2.1900024414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.0599994659">
                <text:p>1.0599994659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0.809997558999996">
                <text:p>0.809997558999996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.7099990845">
                <text:p>1.709999084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599975590000099">
                <text:p>0.05999755900000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10000002384">
                <text:p>-1.100000023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239999771099999">
                <text:p>-0.2399997710999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639999390000014">
                <text:p>-0.639999390000014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-0.770004271999994">
                <text:p>-0.7700042719999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67000007629">
                <text:p>-0.67000007629</text:p>
              </table:table-cell>
            </table:table-row>
            <table:table-row>
              <table:table-cell office:value-type="float" office:value="163.5">
                <text:p>163.5</text:p>
              </table:table-cell>
              <table:table-cell office:value-type="float" office:value="-0.880004882999998">
                <text:p>-0.880004882999998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.86000061039999">
                <text:p>1.86000061039999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.3600006104">
                <text:p>1.3600006104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.0599994659">
                <text:p>1.059999465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800003051999994">
                <text:p>0.80000305199999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299987790000102">
                <text:p>0.029998779000010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1.419998169">
                <text:p>-1.419998169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.019996643">
                <text:p>1.0199966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01999998093">
                <text:p>-1.0199999809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0.610000609999986">
                <text:p>-0.610000609999986</text:p>
              </table:table-cell>
            </table:table-row>
            <table:table-row>
              <table:table-cell office:value-type="float" office:value="171.5">
                <text:p>171.5</text:p>
              </table:table-cell>
              <table:table-cell office:value-type="float" office:value="-1.27999877900001">
                <text:p>-1.279998779000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6800003052">
                <text:p>1.6800003052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64999997616">
                <text:p>-1.64999997616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-0.77999877900001">
                <text:p>-0.77999877900001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0.449996948000006">
                <text:p>0.44999694800000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1.42999267600001">
                <text:p>-1.429992676000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37999999523">
                <text:p>-1.37999999523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0.730003357000001">
                <text:p>0.73000335700000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1.210006714">
                <text:p>-1.210006714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1.2999992371">
                <text:p>1.299999237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2300033569">
                <text:p>1.230003356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300003051999994">
                <text:p>0.30000305199999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.770000010729">
                <text:p>-1.770000010729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309999465899999">
                <text:p>0.309999465899999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-1.289993286">
                <text:p>-1.289993286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1.4900016785">
                <text:p>1.4900016785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.36000061039999">
                <text:p>1.3600006103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330001831000004">
                <text:p>0.33000183100000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1.619995117">
                <text:p>-1.61999511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1.0499992371">
                <text:p>1.0499992371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689998626700003">
                <text:p>0.6899986267000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9999084500002">
                <text:p>0.95999908450000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1.61000060999999">
                <text:p>-1.610000609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2799987793">
                <text:p>1.27999877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8999986649">
                <text:p>-0.3899998664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39998626700003">
                <text:p>0.939998626700003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0.480003357000001">
                <text:p>0.48000335700000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0.610000609999986">
                <text:p>-0.610000609999986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300006866">
                <text:p>1.030000686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39998626700003">
                <text:p>0.93999862670000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1.05999994278">
                <text:p>-1.05999994278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.2200012207">
                <text:p>1.2200012207</text:p>
              </table:table-cell>
            </table:table-row>
            <table:table-row>
              <table:table-cell office:value-type="float" office:value="179.5">
                <text:p>179.5</text:p>
              </table:table-cell>
              <table:table-cell office:value-type="float" office:value="-1.41000366200001">
                <text:p>-1.41000366200001</text:p>
              </table:table-cell>
            </table:table-row>
            <table:table-row>
              <table:table-cell office:value-type="float" office:value="175.5">
                <text:p>175.5</text:p>
              </table:table-cell>
              <table:table-cell office:value-type="float" office:value="-1.47999572800001">
                <text:p>-1.4799957280000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1.50999450699999">
                <text:p>-1.50999450699999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-0.369995117000002">
                <text:p>-0.369995117000002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.5800018311">
                <text:p>1.5800018311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690000534100001">
                <text:p>0.690000534100001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0.339996337999992">
                <text:p>0.339996337999992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.5899963379">
                <text:p>1.589996337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00001525900002">
                <text:p>0.90000152590000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540000021458">
                <text:p>-1.5400000214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0000457799998">
                <text:p>0.2700004577999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70001220699999">
                <text:p>0.470001220699999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3000030518">
                <text:p>1.3000030518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.019996643">
                <text:p>1.019996643</text:p>
              </table:table-cell>
            </table:table-row>
            <table:table-row>
              <table:table-cell office:value-type="float" office:value="172.5">
                <text:p>172.5</text:p>
              </table:table-cell>
              <table:table-cell office:value-type="float" office:value="-1.460006714">
                <text:p>-1.46000671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1.52999877900001">
                <text:p>-1.5299987790000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83000183110001">
                <text:p>1.83000183110001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0.919998168999996">
                <text:p>0.91999816899999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0.619995117000002">
                <text:p>-0.619995117000002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6399993896">
                <text:p>1.6399993896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1.5499992371">
                <text:p>1.5499992371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1.0299987793">
                <text:p>1.029998779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309997558999996">
                <text:p>0.30999755899999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90002441000004">
                <text:p>0.69000244100000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80001831000004">
                <text:p>0.58000183100000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6999969482">
                <text:p>1.699996948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1.02000427199999">
                <text:p>-1.02000427199999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1.5">
                <text:p>171.5</text:p>
              </table:table-cell>
              <table:table-cell office:value-type="float" office:value="-1.55000305199999">
                <text:p>-1.5500030519999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0.17000007629">
                <text:p>-0.17000007629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0.160003662000008">
                <text:p>0.16000366200000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.120002747">
                <text:p>1.12000274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99996948000006">
                <text:p>0.69999694800000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99996948000006">
                <text:p>0.69999694800000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5100021362">
                <text:p>1.510002136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1.33999633799999">
                <text:p>-1.33999633799999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.6900024414">
                <text:p>1.690002441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709999084000003">
                <text:p>0.709999084000003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.2599983215">
                <text:p>1.2599983215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.08999633800001">
                <text:p>1.0899963380000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.43000030499999">
                <text:p>1.43000030499999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.5999984741">
                <text:p>1.5999984741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0.720001221000004">
                <text:p>0.72000122100000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5399999619">
                <text:p>0.539999961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50001525900002">
                <text:p>0.650001525900002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37999725340001">
                <text:p>1.3799972534000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170000076299999">
                <text:p>0.170000076299999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0.210006714000002">
                <text:p>0.21000671400000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5999755900001">
                <text:p>0.55999755900001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0.410003662000008">
                <text:p>0.41000366200000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-0.100000381499999">
                <text:p>-0.100000381499999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0.589996337900004">
                <text:p>0.58999633790000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3300018311">
                <text:p>1.330001831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0400009155">
                <text:p>1.040000915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1.19999694800001">
                <text:p>-1.19999694800001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1.480003357">
                <text:p>1.48000335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0.350006103999988">
                <text:p>-0.35000610399998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149993896000012">
                <text:p>-0.14999389600001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3600006104">
                <text:p>1.3600006104</text:p>
              </table:table-cell>
            </table:table-row>
            <table:table-row>
              <table:table-cell office:value-type="float" office:value="164.5">
                <text:p>164.5</text:p>
              </table:table-cell>
              <table:table-cell office:value-type="float" office:value="-0.520004271999994">
                <text:p>-0.52000427199999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739997864000003">
                <text:p>0.73999786400000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980003357000001">
                <text:p>0.980003357000001</text:p>
              </table:table-cell>
            </table:table-row>
            <table:table-row>
              <table:table-cell office:value-type="float" office:value="170.5">
                <text:p>170.5</text:p>
              </table:table-cell>
              <table:table-cell office:value-type="float" office:value="-1.36000060999999">
                <text:p>-1.36000060999999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.8399963379">
                <text:p>1.839996337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00999450699998761">
                <text:p>-0.009994506999987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0000019073">
                <text:p>-0.3000001907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3999939">
                <text:p>0.63999939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.8499984741">
                <text:p>1.849998474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699996948000006">
                <text:p>-0.699996948000006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.62999725340001">
                <text:p>1.6299972534000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830001831100006">
                <text:p>0.83000183110000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5100021362">
                <text:p>1.510002136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1.91000366200001">
                <text:p>-1.9100036620000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5199966431">
                <text:p>1.5199966431</text:p>
              </table:table-cell>
            </table:table-row>
            <table:table-row>
              <table:table-cell office:value-type="float" office:value="175.5">
                <text:p>175.5</text:p>
              </table:table-cell>
              <table:table-cell office:value-type="float" office:value="-2.02000427199999">
                <text:p>-2.020004271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700073239999881">
                <text:p>0.07000732399998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99993896">
                <text:p>0.639999389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50001525999997">
                <text:p>0.6500015259999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600006104">
                <text:p>0.360000610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5299987793">
                <text:p>1.529998779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0899963379">
                <text:p>1.089996337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40002441000004">
                <text:p>0.440002441000004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.2300033569">
                <text:p>1.2300033569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0.760002135999997">
                <text:p>0.760002135999997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0.930000304999993">
                <text:p>0.93000030499999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690000534100001">
                <text:p>0.69000053410000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0.740005493000012">
                <text:p>-0.740005493000012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1.279998779">
                <text:p>1.279998779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-0.97000122099999">
                <text:p>-0.970001220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0400009155">
                <text:p>1.040000915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0400009155">
                <text:p>1.040000915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9599990845">
                <text:p>1.959999084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999450699998761">
                <text:p>0.00999450699998761</text:p>
              </table:table-cell>
            </table:table-row>
            <table:table-row>
              <table:table-cell office:value-type="float" office:value="159.5">
                <text:p>159.5</text:p>
              </table:table-cell>
              <table:table-cell office:value-type="float" office:value="-0.679992676000012">
                <text:p>-0.67999267600001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300003051999994">
                <text:p>-0.30000305199999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739997864000003">
                <text:p>0.73999786400000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.3399963379">
                <text:p>1.339996337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5499992371">
                <text:p>1.5499992371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-0.369995117000002">
                <text:p>-0.369995117000002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-0.300003051999994">
                <text:p>-0.300003051999994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0400009155">
                <text:p>1.040000915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50000762899997">
                <text:p>0.950000762899997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1.4900016785">
                <text:p>1.490001678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0000457799998">
                <text:p>0.270000457799998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0.350006103999988">
                <text:p>0.3500061039999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40000009537">
                <text:p>-0.4000000953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289993285999998">
                <text:p>-0.28999328599999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7600021362">
                <text:p>1.760002136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259994506999988">
                <text:p>-0.259994506999988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1.5200004578">
                <text:p>1.520000457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3600006104">
                <text:p>1.360000610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0.72000122099999">
                <text:p>-0.72000122099999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0.240005493000012">
                <text:p>0.240005493000012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3000030518">
                <text:p>1.300003051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0.800003051999994">
                <text:p>-0.800003051999994</text:p>
              </table:table-cell>
            </table:table-row>
            <table:table-row>
              <table:table-cell office:value-type="float" office:value="176.5">
                <text:p>176.5</text:p>
              </table:table-cell>
              <table:table-cell office:value-type="float" office:value="-1.66000366200001">
                <text:p>-1.6600036620000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0.44000244099999">
                <text:p>-0.440002440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1.99000549300001">
                <text:p>-1.9900054930000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299987790000102">
                <text:p>0.0299987790000102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510000228900001">
                <text:p>0.510000228900001</text:p>
              </table:table-cell>
            </table:table-row>
            <table:table-row>
              <table:table-cell office:value-type="float" office:value="172.5">
                <text:p>172.5</text:p>
              </table:table-cell>
              <table:table-cell office:value-type="float" office:value="-1.460006714">
                <text:p>-1.460006714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-1.55999755900001">
                <text:p>-1.55999755900001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.63999938960001">
                <text:p>1.63999938960001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1.2299995422">
                <text:p>1.229999542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100006103999988">
                <text:p>0.10000610399998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910003661999994">
                <text:p>0.9100036619999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29999542200002">
                <text:p>0.729999542200002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-0.369995117000002">
                <text:p>-0.369995117000002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1.1700000763">
                <text:p>1.1700000763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-0.460006714000002">
                <text:p>-0.46000671400000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980003357000001">
                <text:p>0.98000335700000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3699989319">
                <text:p>1.369998931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.8699989319">
                <text:p>0.8699989319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-1.00999450699999">
                <text:p>-1.00999450699999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0799999237000009">
                <text:p>0.079999923700000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100006103999988">
                <text:p>-0.100006103999988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1.2200012207">
                <text:p>1.220001220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69999695000007">
                <text:p>0.56999969500000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00001525900002">
                <text:p>0.90000152590000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50000762899997">
                <text:p>0.950000762899997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0.589996337900004">
                <text:p>0.58999633790000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.5400009155">
                <text:p>1.5400009155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.36000061039999">
                <text:p>1.360000610399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09999847400002">
                <text:p>0.909999847400002</text:p>
              </table:table-cell>
            </table:table-row>
            <table:table-row>
              <table:table-cell office:value-type="float" office:value="175.5">
                <text:p>175.5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1.00999450699999">
                <text:p>-1.00999450699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6800003052">
                <text:p>1.6800003052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.16999816889999">
                <text:p>1.169998168899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1.289993286">
                <text:p>-1.2899932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0001678500001">
                <text:p>0.990001678500001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3400001526">
                <text:p>0.340000152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270004271999994">
                <text:p>-0.270004271999994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0.879997253400006">
                <text:p>0.87999725340000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170000076299999">
                <text:p>0.170000076299999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0.419998168899994">
                <text:p>0.41999816889999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80001831000004">
                <text:p>0.580001831000004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0.0399932859999979">
                <text:p>0.03999328599999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0000019073">
                <text:p>-0.3000001907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13999938960001">
                <text:p>1.1399993896000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0.17000007629">
                <text:p>-0.17000007629</text:p>
              </table:table-cell>
            </table:table-row>
            <table:table-row>
              <table:table-cell office:value-type="float" office:value="171.5">
                <text:p>171.5</text:p>
              </table:table-cell>
              <table:table-cell office:value-type="float" office:value="-1.55000305199999">
                <text:p>-1.550003051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70000457799998">
                <text:p>0.770000457799998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0.980003356899999">
                <text:p>0.98000335689999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0600013733">
                <text:p>1.060001373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769996643100001">
                <text:p>0.7699966431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6199989319">
                <text:p>1.6199989319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.16999816889999">
                <text:p>1.1699981688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6599998474">
                <text:p>1.659999847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170000076299999">
                <text:p>0.1700000762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1.32000732399999">
                <text:p>-1.320007323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4200000763">
                <text:p>1.4200000763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.5400009155">
                <text:p>1.54000091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09999465899999">
                <text:p>0.809999465899999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0.4500007629">
                <text:p>0.450000762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760000228900001">
                <text:p>0.76000022890000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0400009155">
                <text:p>1.040000915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5200004578">
                <text:p>1.520000457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1.2299995422">
                <text:p>1.229999542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0.0899963379999917">
                <text:p>-0.089996337999991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.44999694800001">
                <text:p>1.44999694800001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0.550003051999994">
                <text:p>0.550003051999994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5299987793">
                <text:p>1.529998779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1899986267">
                <text:p>1.189998626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1.689999997616">
                <text:p>-1.689999997616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-0.410003662000008">
                <text:p>-0.410003662000008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940000534100001">
                <text:p>0.9400005341000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0001678500001">
                <text:p>0.99000167850000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5999755900001">
                <text:p>0.55999755900001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.63999938960001">
                <text:p>1.6399993896000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1.119995117">
                <text:p>-1.1199951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13000011444">
                <text:p>-0.1300001144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10006714000002">
                <text:p>0.210006714000002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-0.22000122099999">
                <text:p>-0.22000122099999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34999990463">
                <text:p>-0.34999990463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900001525899995">
                <text:p>0.900001525899995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.8100013733">
                <text:p>1.8100013733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-1.55999755900001">
                <text:p>-1.559997559000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260002136">
                <text:p>1.26000213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600006103999988">
                <text:p>-0.6000061039999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64999997616">
                <text:p>-1.64999997616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-0.410003662000008">
                <text:p>-0.41000366200000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600006104">
                <text:p>0.360000610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1.30999755900001">
                <text:p>-1.30999755900001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-0.669998168999996">
                <text:p>-0.66999816899999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1.63999939000001">
                <text:p>-1.63999939000001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0.410003662000008">
                <text:p>0.4100036620000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400009155">
                <text:p>1.0400009155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.790000915500002">
                <text:p>0.790000915500002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.5099983215">
                <text:p>1.5099983215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-0.0700073239999881">
                <text:p>-0.0700073239999881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.8199996948">
                <text:p>1.819999694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59994506999988">
                <text:p>0.259994506999988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-1.30999755900001">
                <text:p>-1.3099975590000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5199966431">
                <text:p>1.5199966431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.4499969482">
                <text:p>1.449996948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6599998474">
                <text:p>1.6599998474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.1899986267">
                <text:p>1.18999862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79997253400006">
                <text:p>0.879997253400006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0.760002135999997">
                <text:p>0.760002135999997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2600021362">
                <text:p>1.260002136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0899963379">
                <text:p>1.089996337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0200004578">
                <text:p>1.0200004578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.659999847400002">
                <text:p>0.659999847400002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0.480003357000001">
                <text:p>0.48000335700000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1.57000732399999">
                <text:p>-1.57000732399999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89997864000003">
                <text:p>0.489997864000003</text:p>
              </table:table-cell>
            </table:table-row>
            <table:table-row>
              <table:table-cell office:value-type="float" office:value="176.5">
                <text:p>176.5</text:p>
              </table:table-cell>
              <table:table-cell office:value-type="float" office:value="-1.66000366200001">
                <text:p>-1.6600036620000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99996948000006">
                <text:p>0.6999969480000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00001907">
                <text:p>0.300000190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0400009154999985">
                <text:p>-0.040000915499998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19996642999999">
                <text:p>0.5199966429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0499992371">
                <text:p>1.0499992371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.4500007629">
                <text:p>1.450000762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0699996948">
                <text:p>1.0699996948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.0999984741">
                <text:p>1.099998474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309997558999996">
                <text:p>0.30999755899999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339996337999992">
                <text:p>-0.3399963379999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92999982834">
                <text:p>-0.92999982834</text:p>
              </table:table-cell>
            </table:table-row>
            <table:table-row>
              <table:table-cell office:value-type="float" office:value="177.5">
                <text:p>177.5</text:p>
              </table:table-cell>
              <table:table-cell office:value-type="float" office:value="-1.85000610399999">
                <text:p>-1.85000610399999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0.620002747000001">
                <text:p>0.62000274700000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0.740005493000012">
                <text:p>-0.74000549300001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.120002747">
                <text:p>1.120002747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1.2299995422">
                <text:p>1.229999542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0099983215">
                <text:p>1.009998321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600021362">
                <text:p>1.2600021362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1.1700000763">
                <text:p>1.1700000763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0.680000305199997">
                <text:p>0.68000030519999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799999237100003">
                <text:p>0.799999237100003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-0.429992676000012">
                <text:p>-0.42999267600001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1900024414">
                <text:p>1.1900024414</text:p>
              </table:table-cell>
            </table:table-row>
            <table:table-row>
              <table:table-cell office:value-type="float" office:value="166.5">
                <text:p>166.5</text:p>
              </table:table-cell>
              <table:table-cell office:value-type="float" office:value="-1.44000244099999">
                <text:p>-1.44000244099999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0.400001525999997">
                <text:p>0.40000152599999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.62999725340001">
                <text:p>1.6299972534000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9100036621">
                <text:p>1.910003662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1000061">
                <text:p>0.61000061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1.0699996948">
                <text:p>1.0699996948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0.36000061">
                <text:p>0.36000061</text:p>
              </table:table-cell>
            </table:table-row>
            <table:table-row>
              <table:table-cell office:value-type="float" office:value="155.5">
                <text:p>155.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178.5">
                <text:p>178.5</text:p>
              </table:table-cell>
              <table:table-cell office:value-type="float" office:value="-1.75999450699999">
                <text:p>-1.7599945069999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2.5">
                <text:p>172.5</text:p>
              </table:table-cell>
              <table:table-cell office:value-type="float" office:value="-1.460006714">
                <text:p>-1.460006714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690000534100001">
                <text:p>0.690000534100001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-0.94000244099999">
                <text:p>-0.940002440999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1800003052">
                <text:p>1.1800003052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0.319999695000007">
                <text:p>0.319999695000007</text:p>
              </table:table-cell>
            </table:table-row>
            <table:table-row>
              <table:table-cell office:value-type="float" office:value="177.5">
                <text:p>177.5</text:p>
              </table:table-cell>
              <table:table-cell office:value-type="float" office:value="-1.580001831">
                <text:p>-1.580001831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.379997253">
                <text:p>1.37999725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399932859999979">
                <text:p>0.0399932859999979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0.739997864000003">
                <text:p>0.73999786400000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790000915999997">
                <text:p>0.790000915999997</text:p>
              </table:table-cell>
            </table:table-row>
            <table:table-row>
              <table:table-cell office:value-type="float" office:value="157.5">
                <text:p>157.5</text:p>
              </table:table-cell>
              <table:table-cell office:value-type="float" office:value="-0.850006103999988">
                <text:p>-0.850006103999988</text:p>
              </table:table-cell>
            </table:table-row>
            <table:table-row>
              <table:table-cell office:value-type="float" office:value="175.5">
                <text:p>175.5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0.0899963379999917">
                <text:p>0.089996337999991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919998168999996">
                <text:p>0.919998168999996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-0.199996948000006">
                <text:p>-0.19999694800000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40000534100001">
                <text:p>0.44000053410000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3000030518">
                <text:p>1.3000030518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940002441399997">
                <text:p>0.94000244139999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0.480003357000001">
                <text:p>0.4800033570000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.459999978542">
                <text:p>-1.45999997854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349998474000003">
                <text:p>0.349998474000003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6500015259">
                <text:p>1.6500015259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-0.600006103999988">
                <text:p>-0.60000610399998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90002441000004">
                <text:p>0.690002441000004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690000534100001">
                <text:p>0.6900005341000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55999994278">
                <text:p>-0.55999994278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0.950000762899997">
                <text:p>0.95000076289999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59999084500002">
                <text:p>0.459999084500002</text:p>
              </table:table-cell>
            </table:table-row>
            <table:table-row>
              <table:table-cell office:value-type="float" office:value="148.5">
                <text:p>148.5</text:p>
              </table:table-cell>
              <table:table-cell office:value-type="float" office:value="-1.080001831">
                <text:p>-1.080001831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41999816889999">
                <text:p>1.41999816889999</text:p>
              </table:table-cell>
            </table:table-row>
            <table:table-row>
              <table:table-cell office:value-type="float" office:value="172.5">
                <text:p>172.5</text:p>
              </table:table-cell>
              <table:table-cell office:value-type="float" office:value="-1.74000549300001">
                <text:p>-1.7400054930000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9999084500002">
                <text:p>0.95999908450000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9.5">
                <text:p>169.5</text:p>
              </table:table-cell>
              <table:table-cell office:value-type="float" office:value="-1.17999267600001">
                <text:p>-1.1799926760000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.770000010729">
                <text:p>-1.77000001072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19996642999999">
                <text:p>0.5199966429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70000457799998">
                <text:p>0.770000457799998</text:p>
              </table:table-cell>
            </table:table-row>
            <table:table-row>
              <table:table-cell office:value-type="float" office:value="173.5">
                <text:p>173.5</text:p>
              </table:table-cell>
              <table:table-cell office:value-type="float" office:value="-1.919998169">
                <text:p>-1.91999816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4300003052">
                <text:p>0.430000305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.2300033569">
                <text:p>1.2300033569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-0.589996337999992">
                <text:p>-0.589996337999992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-0.649993896000012">
                <text:p>-0.64999389600001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5099983215">
                <text:p>1.509998321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80001831000004">
                <text:p>0.580001831000004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0.939998626700003">
                <text:p>0.93999862670000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0599975590000099">
                <text:p>-0.0599975590000099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0.970001221000004">
                <text:p>0.970001221000004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2600021362">
                <text:p>1.260002136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3300018311">
                <text:p>1.33000183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49998474100005">
                <text:p>0.84999847410000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1.50999450699999">
                <text:p>-1.50999450699999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.770000457799998">
                <text:p>0.770000457799998</text:p>
              </table:table-cell>
            </table:table-row>
            <table:table-row>
              <table:table-cell office:value-type="float" office:value="168.5">
                <text:p>168.5</text:p>
              </table:table-cell>
              <table:table-cell office:value-type="float" office:value="-1.539993286">
                <text:p>-1.53999328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90000915499999">
                <text:p>0.790000915499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29999542200002">
                <text:p>0.729999542200002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0.13999939">
                <text:p>0.1399993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899993896">
                <text:p>0.8899993896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0.260002135999997">
                <text:p>0.260002135999997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0.209999084000003">
                <text:p>0.20999908400000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5699996948">
                <text:p>1.5699996948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.7099990845">
                <text:p>1.709999084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160003662000008">
                <text:p>-0.160003662000008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1.040000916">
                <text:p>1.04000091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1.289993286">
                <text:p>-1.289993286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1.47999572800001">
                <text:p>-1.47999572800001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0.539993285999998">
                <text:p>0.539993285999998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.4700012207">
                <text:p>1.470001220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.2400016785">
                <text:p>1.2400016785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1.58999633799999">
                <text:p>-1.589996337999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1.17999267600001">
                <text:p>-1.1799926760000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1399993896">
                <text:p>1.139999389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149993896000012">
                <text:p>-0.149993896000012</text:p>
              </table:table-cell>
            </table:table-row>
            <table:table-row>
              <table:table-cell office:value-type="float" office:value="164.5">
                <text:p>164.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5400009155">
                <text:p>1.54000091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49996948000006">
                <text:p>0.44999694800000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1.30999755900001">
                <text:p>-1.30999755900001</text:p>
              </table:table-cell>
            </table:table-row>
            <table:table-row>
              <table:table-cell office:value-type="float" office:value="171.5">
                <text:p>171.5</text:p>
              </table:table-cell>
              <table:table-cell office:value-type="float" office:value="-1.55000305199999">
                <text:p>-1.550003051999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4500007629">
                <text:p>1.450000762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799999237100003">
                <text:p>0.79999923710000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.2999992371">
                <text:p>1.2999992371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0.510002135999997">
                <text:p>0.510002135999997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2.05999755900001">
                <text:p>-2.0599975590000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0.270004271999994">
                <text:p>-0.270004271999994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.7600021362">
                <text:p>1.7600021362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260000228900001">
                <text:p>0.260000228900001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0.169998168999996">
                <text:p>0.16999816899999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09999465899999">
                <text:p>0.8099994658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47000122099999">
                <text:p>-0.470001220999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61000061039999">
                <text:p>1.6100006103999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.2000007629">
                <text:p>1.200000762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349998474000003">
                <text:p>0.34999847400000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59994506999988">
                <text:p>0.259994506999988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.4399986267">
                <text:p>1.4399986267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0.0999984740000031">
                <text:p>0.099998474000003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7799987793">
                <text:p>1.779998779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0.309997558999996">
                <text:p>0.309997558999996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1.5200004578">
                <text:p>1.520000457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379997252999999">
                <text:p>0.37999725299999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0.360000609999986">
                <text:p>-0.360000609999986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.37000274659999">
                <text:p>1.37000274659999</text:p>
              </table:table-cell>
            </table:table-row>
            <table:table-row>
              <table:table-cell office:value-type="float" office:value="177.5">
                <text:p>177.5</text:p>
              </table:table-cell>
              <table:table-cell office:value-type="float" office:value="-1.85000610399999">
                <text:p>-1.8500061039999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49996948000006">
                <text:p>0.449996948000006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.41999816889999">
                <text:p>1.41999816889999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290000915999997">
                <text:p>0.290000915999997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0.169998168999996">
                <text:p>0.16999816899999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1.210006714">
                <text:p>-1.2100067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4799995422">
                <text:p>1.4799995422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-1.05000305199999">
                <text:p>-1.0500030519999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1.85000002384">
                <text:p>-1.8500000238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0.379997252999999">
                <text:p>0.379997252999999</text:p>
              </table:table-cell>
            </table:table-row>
            <table:table-row>
              <table:table-cell office:value-type="float" office:value="165.5">
                <text:p>165.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600000381499999">
                <text:p>0.6000003814999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2999992371">
                <text:p>0.32999992371</text:p>
              </table:table-cell>
            </table:table-row>
            <table:table-row>
              <table:table-cell office:value-type="float" office:value="163.5">
                <text:p>163.5</text:p>
              </table:table-cell>
              <table:table-cell office:value-type="float" office:value="-1.69999694800001">
                <text:p>-1.6999969480000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.1999969482">
                <text:p>1.199996948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2700004578">
                <text:p>1.270000457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839996337900004">
                <text:p>0.839996337900004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870002746599994">
                <text:p>0.870002746599994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1.2299995422">
                <text:p>1.229999542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799999237100003">
                <text:p>0.79999923710000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47000122099999">
                <text:p>-0.47000122099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4700012207">
                <text:p>1.4700012207</text:p>
              </table:table-cell>
            </table:table-row>
            <table:table-row>
              <table:table-cell office:value-type="float" office:value="176.5">
                <text:p>176.5</text:p>
              </table:table-cell>
              <table:table-cell office:value-type="float" office:value="-2.210006714">
                <text:p>-2.21000671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210006714000002">
                <text:p>-0.21000671400000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799995422">
                <text:p>0.479999542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100021359999971">
                <text:p>0.010002135999997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849998474000003">
                <text:p>0.849998474000003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1.1599998474">
                <text:p>1.1599998474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.779998779300001">
                <text:p>0.779998779300001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.729999542199998">
                <text:p>0.72999954219999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1.689999997616">
                <text:p>-1.689999997616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-1.55999755900001">
                <text:p>-1.5599975590000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0.539993285999998">
                <text:p>-0.539993285999998</text:p>
              </table:table-cell>
            </table:table-row>
            <table:table-row>
              <table:table-cell office:value-type="float" office:value="151.5">
                <text:p>151.5</text:p>
              </table:table-cell>
              <table:table-cell office:value-type="float" office:value="-0.550003051999994">
                <text:p>-0.550003051999994</text:p>
              </table:table-cell>
            </table:table-row>
            <table:table-row>
              <table:table-cell office:value-type="float" office:value="175.5">
                <text:p>175.5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0.80000019073">
                <text:p>-0.8000001907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0.80000019073">
                <text:p>-0.8000001907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240005493000012">
                <text:p>-0.240005493000012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0.449996948000006">
                <text:p>0.44999694800000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.120002747">
                <text:p>1.120002747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690000534100001">
                <text:p>0.690000534100001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.909999847400002">
                <text:p>0.90999984740000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300003051999994">
                <text:p>-0.300003051999994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1.3199996948">
                <text:p>1.319999694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2999992371">
                <text:p>1.299999237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40002441000004">
                <text:p>0.44000244100000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799995422">
                <text:p>0.4799995422</text:p>
              </table:table-cell>
            </table:table-row>
            <table:table-row>
              <table:table-cell office:value-type="float" office:value="160.5">
                <text:p>160.5</text:p>
              </table:table-cell>
              <table:table-cell office:value-type="float" office:value="-0.869995117000002">
                <text:p>-0.86999511700000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.4799995422">
                <text:p>1.4799995422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-0.570007323999988">
                <text:p>-0.570007323999988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4300003052">
                <text:p>0.43000030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99999618500001">
                <text:p>0.39999961850000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129999160800001">
                <text:p>0.129999160800001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.779998779300001">
                <text:p>0.779998779300001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0.480003357000001">
                <text:p>0.480003357000001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0.870002747000001">
                <text:p>0.870002747000001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.190002441">
                <text:p>1.19000244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.4400024414">
                <text:p>1.4400024414</text:p>
              </table:table-cell>
            </table:table-row>
            <table:table-row>
              <table:table-cell office:value-type="float" office:value="164.5">
                <text:p>164.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0.480003357000001">
                <text:p>0.480003357000001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.959999084499998">
                <text:p>0.959999084499998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1.0600013733">
                <text:p>1.0600013733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0.990001678500001">
                <text:p>0.990001678500001</text:p>
              </table:table-cell>
            </table:table-row>
            <table:table-row>
              <table:table-cell office:value-type="float" office:value="175.5">
                <text:p>175.5</text:p>
              </table:table-cell>
              <table:table-cell office:value-type="float" office:value="-2.02000427199999">
                <text:p>-2.02000427199999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1.0299987793">
                <text:p>1.0299987793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1.0699996948">
                <text:p>1.06999969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70000267">
                <text:p>0.470000267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0199966431">
                <text:p>1.019996643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50001525900002">
                <text:p>0.650001525900002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-0.130004882999998">
                <text:p>-0.13000488299999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1.2299995422">
                <text:p>1.229999542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2.24000549300001">
                <text:p>-2.24000549300001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.2300033569">
                <text:p>1.230003356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00999450699998761">
                <text:p>-0.0099945069999876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3699989319">
                <text:p>1.3699989319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-0.119995117000002">
                <text:p>-0.119995117000002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-0.399993896000012">
                <text:p>-0.399993896000012</text:p>
              </table:table-cell>
            </table:table-row>
            <table:table-row>
              <table:table-cell office:value-type="float" office:value="159.5">
                <text:p>159.5</text:p>
              </table:table-cell>
              <table:table-cell office:value-type="float" office:value="-0.949996948000006">
                <text:p>-0.9499969480000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29999160800001">
                <text:p>0.629999160800001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839996337900004">
                <text:p>0.83999633790000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.2599983215">
                <text:p>1.2599983215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840000152599998">
                <text:p>0.8400001525999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29999542200002">
                <text:p>0.729999542200002</text:p>
              </table:table-cell>
            </table:table-row>
            <table:table-row>
              <table:table-cell office:value-type="float" office:value="169.5">
                <text:p>169.5</text:p>
              </table:table-cell>
              <table:table-cell office:value-type="float" office:value="-1.17999267600001">
                <text:p>-1.17999267600001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0.400001525999997">
                <text:p>0.400001525999997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0.959999084499998">
                <text:p>0.959999084499998</text:p>
              </table:table-cell>
            </table:table-row>
            <table:table-row>
              <table:table-cell office:value-type="float" office:value="178.5">
                <text:p>178.5</text:p>
              </table:table-cell>
              <table:table-cell office:value-type="float" office:value="-2.580001831">
                <text:p>-2.580001831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-0.160003662000008">
                <text:p>-0.160003662000008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1.0299987793">
                <text:p>1.029998779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1.580001831">
                <text:p>-1.58000183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0799999237000009">
                <text:p>0.079999923700000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399993896">
                <text:p>0.639999389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669998168999996">
                <text:p>-0.669998168999996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-0.0900001525900009">
                <text:p>-0.0900001525900009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.809997558600003">
                <text:p>0.80999755860000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70000839199999">
                <text:p>0.8700008391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0400009155">
                <text:p>1.040000915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0.17000007629">
                <text:p>-0.17000007629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-0.4600000381">
                <text:p>-0.460000038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800003051999994">
                <text:p>0.800003051999994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.4399986267">
                <text:p>1.43999862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39997863799999">
                <text:p>0.7399978637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2299995422">
                <text:p>1.229999542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20001221000004">
                <text:p>0.720001221000004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.4599990845">
                <text:p>1.4599990845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0.0500030519999939">
                <text:p>0.050003051999993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40000534100001">
                <text:p>0.440000534100001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1999969482">
                <text:p>1.1999969482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1.86000060999999">
                <text:p>-1.86000060999999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0.950000762899997">
                <text:p>0.95000076289999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830001831100006">
                <text:p>0.830001831100006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0.190002441000004">
                <text:p>0.1900024410000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0800018311">
                <text:p>1.0800018311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730003356899999">
                <text:p>0.7300033568999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0.979995728000006">
                <text:p>-0.97999572800000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130004882999998">
                <text:p>0.130004882999998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0.350006103999988">
                <text:p>0.350006103999988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0.989997864000003">
                <text:p>0.9899978640000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3100013733">
                <text:p>1.3100013733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0.730003357000001">
                <text:p>0.73000335700000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37999725340001">
                <text:p>1.379997253400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0200004578">
                <text:p>1.02000045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00007629">
                <text:p>0.9500007629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.459999084499998">
                <text:p>0.45999908449999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.770000457799998">
                <text:p>0.7700004577999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729999989271">
                <text:p>-0.729999989271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-0.610000609999986">
                <text:p>-0.610000609999986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4300003052">
                <text:p>0.430000305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1900024414">
                <text:p>1.190002441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2.080001831">
                <text:p>-2.08000183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12999725340001">
                <text:p>1.12999725340001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0.860000610399993">
                <text:p>0.860000610399993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0.120002747000001">
                <text:p>0.120002747000001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4799995422">
                <text:p>1.479999542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70001220699999">
                <text:p>0.470001220699999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0.379997252999999">
                <text:p>0.3799972529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30000305199997">
                <text:p>0.93000030519999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29997253400006">
                <text:p>0.629997253400006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-1.50999450699999">
                <text:p>-1.50999450699999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-0.649993896000012">
                <text:p>-0.64999389600001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190002441000004">
                <text:p>0.19000244100000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.16999816889999">
                <text:p>1.16999816889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1899986267">
                <text:p>1.1899986267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1.38999939000001">
                <text:p>-1.3899993900000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80001831000004">
                <text:p>0.580001831000004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.37000274659999">
                <text:p>1.3700027465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740005493000012">
                <text:p>-0.740005493000012</text:p>
              </table:table-cell>
            </table:table-row>
            <table:table-row>
              <table:table-cell office:value-type="float" office:value="172.5">
                <text:p>172.5</text:p>
              </table:table-cell>
              <table:table-cell office:value-type="float" office:value="-2.27999877900001">
                <text:p>-2.2799987790000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699996948000006">
                <text:p>-0.69999694800000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34999990463">
                <text:p>-0.349999904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60003662099996">
                <text:p>0.66000366209999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89999771099999">
                <text:p>0.98999977109999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2.14999389600001">
                <text:p>-2.14999389600001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-0.300003051999994">
                <text:p>-0.30000305199999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999992371">
                <text:p>0.799999237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69999695000007">
                <text:p>0.56999969500000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2799987793">
                <text:p>1.2799987793</text:p>
              </table:table-cell>
            </table:table-row>
            <table:table-row>
              <table:table-cell office:value-type="float" office:value="147.5">
                <text:p>147.5</text:p>
              </table:table-cell>
              <table:table-cell office:value-type="float" office:value="-0.630004882999998">
                <text:p>-0.63000488299999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4399995804">
                <text:p>0.43999958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49998474100005">
                <text:p>0.8499984741000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64999997616">
                <text:p>-1.64999997616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0.690002441399997">
                <text:p>0.690002441399997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-0.839996337999992">
                <text:p>-0.83999633799999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2.05999755900001">
                <text:p>-2.05999755900001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0.0599975590000099">
                <text:p>0.0599975590000099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.3199996948">
                <text:p>1.319999694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99996948199996">
                <text:p>0.69999694819999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479995728000006">
                <text:p>-0.47999572800000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5499992371">
                <text:p>1.5499992371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-0.339996337999992">
                <text:p>-0.339996337999992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0.719999313399999">
                <text:p>0.719999313399999</text:p>
              </table:table-cell>
            </table:table-row>
            <table:table-row>
              <table:table-cell office:value-type="float" office:value="172.5">
                <text:p>172.5</text:p>
              </table:table-cell>
              <table:table-cell office:value-type="float" office:value="-2.00999450699999">
                <text:p>-2.00999450699999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0.410003661999994">
                <text:p>0.41000366199999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5499992371">
                <text:p>1.549999237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38999939">
                <text:p>0.3899993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78.5">
                <text:p>178.5</text:p>
              </table:table-cell>
              <table:table-cell office:value-type="float" office:value="-2.30999755900001">
                <text:p>-2.30999755900001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0.270004271999994">
                <text:p>0.2700042719999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5000002384">
                <text:p>-1.35000002384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0.160003661999994">
                <text:p>0.160003661999994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.1800003052">
                <text:p>1.180000305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1999969482">
                <text:p>1.19999694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0000019073">
                <text:p>-0.30000019073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0.220001221000004">
                <text:p>0.220001221000004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0.849998474000003">
                <text:p>0.84999847400000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349998474000003">
                <text:p>0.349998474000003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0.279998778999996">
                <text:p>0.2799987789999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8999986649">
                <text:p>-0.3899998664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.16999816889999">
                <text:p>1.1699981688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29999923700001">
                <text:p>0.829999923700001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0.410003661999994">
                <text:p>0.41000366199999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2.25999450699999">
                <text:p>-2.25999450699999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.959999084499998">
                <text:p>0.959999084499998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840000152599998">
                <text:p>0.840000152599998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0.349998474099998">
                <text:p>0.349998474099998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-1.30999755900001">
                <text:p>-1.3099975590000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6599998474">
                <text:p>1.659999847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0299987793">
                <text:p>1.029998779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300006866">
                <text:p>1.030000686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270000010729">
                <text:p>-1.27000001072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40002441000004">
                <text:p>0.440002441000004</text:p>
              </table:table-cell>
            </table:table-row>
            <table:table-row>
              <table:table-cell office:value-type="float" office:value="164.5">
                <text:p>164.5</text:p>
              </table:table-cell>
              <table:table-cell office:value-type="float" office:value="-1.61000060999999">
                <text:p>-1.61000060999999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-0.0399932859999979">
                <text:p>-0.0399932859999979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-0.399993896000012">
                <text:p>-0.39999389600001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389999390000014">
                <text:p>-0.38999939000001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700073239999881">
                <text:p>0.0700073239999881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1.94999694800001">
                <text:p>-1.9499969480000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3099975586">
                <text:p>1.3099975586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-0.94000244099999">
                <text:p>-0.94000244099999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0.989999771099999">
                <text:p>0.98999977109999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1.85000002384">
                <text:p>-1.85000002384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0.309997558999996">
                <text:p>0.309997558999996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.4099998474">
                <text:p>1.409999847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0.300003051999994">
                <text:p>0.30000305199999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759994506999988">
                <text:p>-0.759994506999988</text:p>
              </table:table-cell>
            </table:table-row>
            <table:table-row>
              <table:table-cell office:value-type="float" office:value="165.5">
                <text:p>165.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.529998779300001">
                <text:p>0.5299987793000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0999984741">
                <text:p>1.099998474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759994506999988">
                <text:p>-0.759994506999988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.5400009155">
                <text:p>1.540000915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.919998168899994">
                <text:p>0.91999816889999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2.17999267600001">
                <text:p>-2.1799926760000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210006714000002">
                <text:p>-0.210006714000002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0.680000304999993">
                <text:p>0.680000304999993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-0.30999755900001">
                <text:p>-0.3099975590000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1.77000427199999">
                <text:p>-1.770004271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5400009155">
                <text:p>1.54000091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8199996948">
                <text:p>1.819999694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1.17999267600001">
                <text:p>-1.17999267600001</text:p>
              </table:table-cell>
            </table:table-row>
            <table:table-row>
              <table:table-cell office:value-type="float" office:value="172.5">
                <text:p>172.5</text:p>
              </table:table-cell>
              <table:table-cell office:value-type="float" office:value="-1.74000549300001">
                <text:p>-1.7400054930000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0.760000228900001">
                <text:p>0.76000022890000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740005493000012">
                <text:p>-0.740005493000012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0.379997252999999">
                <text:p>0.379997252999999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.4100036621">
                <text:p>1.410003662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90000915500002">
                <text:p>0.790000915500002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0.220001221000004">
                <text:p>0.220001221000004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689998626700003">
                <text:p>0.689998626700003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.519996643100001">
                <text:p>0.51999664310000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.5899963379">
                <text:p>1.5899963379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-0.330001831000004">
                <text:p>-0.330001831000004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0.919998168999996">
                <text:p>0.91999816899999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2700004578">
                <text:p>1.27000045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0800018311">
                <text:p>1.080001831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89996338000006">
                <text:p>0.58999633800000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2.16000366200001">
                <text:p>-2.1600036620000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15999984741">
                <text:p>-0.15999984741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0.0500030519999939">
                <text:p>0.05000305199999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99993896">
                <text:p>0.6399993896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0.3800010681">
                <text:p>0.380001068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1599998474">
                <text:p>1.1599998474</text:p>
              </table:table-cell>
            </table:table-row>
            <table:table-row>
              <table:table-cell office:value-type="float" office:value="159.5">
                <text:p>159.5</text:p>
              </table:table-cell>
              <table:table-cell office:value-type="float" office:value="-0.949996948000006">
                <text:p>-0.94999694800000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6599998474">
                <text:p>1.659999847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69999695000007">
                <text:p>0.06999969500000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0599975586">
                <text:p>1.0599975586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1.72000122099999">
                <text:p>-1.720001220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1.64999389600001">
                <text:p>-1.6499938960000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50003051999994">
                <text:p>0.55000305199999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0499992371">
                <text:p>1.049999237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240005493000012">
                <text:p>-0.240005493000012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.349998474100005">
                <text:p>0.349998474100005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39997863799999">
                <text:p>0.739997863799999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.2799987793">
                <text:p>1.279998779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399993896000012">
                <text:p>-0.399993896000012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.0900001526">
                <text:p>1.0900001526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-1.50999450699999">
                <text:p>-1.50999450699999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.2599983215">
                <text:p>1.259998321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1.1700000763">
                <text:p>1.1700000763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71.5">
                <text:p>171.5</text:p>
              </table:table-cell>
              <table:table-cell office:value-type="float" office:value="-2.08999633799999">
                <text:p>-2.08999633799999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0.930000304999993">
                <text:p>0.93000030499999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-0.289993285999998">
                <text:p>-0.28999328599999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3000030518">
                <text:p>1.300003051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4100036621">
                <text:p>1.410003662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2.25999450699999">
                <text:p>-2.25999450699999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.0200004578">
                <text:p>1.0200004578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-0.979995728000006">
                <text:p>-0.9799957280000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22999954224">
                <text:p>-0.2299995422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-0.2899999619">
                <text:p>-0.289999961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800018310000041">
                <text:p>0.0800018310000041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.5400009155">
                <text:p>1.540000915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929992676000012">
                <text:p>-0.92999267600001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7399978638">
                <text:p>1.739997863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0.17000007629">
                <text:p>-0.17000007629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0.300003051999994">
                <text:p>0.300003051999994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.2699966431">
                <text:p>1.26999664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16999816889999">
                <text:p>1.169998168899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1.83999633799999">
                <text:p>-1.839996337999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1199989319">
                <text:p>1.1199989319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799999237100003">
                <text:p>0.799999237100003</text:p>
              </table:table-cell>
            </table:table-row>
            <table:table-row>
              <table:table-cell office:value-type="float" office:value="171.5">
                <text:p>171.5</text:p>
              </table:table-cell>
              <table:table-cell office:value-type="float" office:value="-1.55000305199999">
                <text:p>-1.5500030519999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50003051999994">
                <text:p>0.550003051999994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0.540000915999997">
                <text:p>0.540000915999997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.1900024414">
                <text:p>1.19000244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3699989319">
                <text:p>1.369998931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0999984741">
                <text:p>1.099998474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58000183110001">
                <text:p>1.58000183110001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0.379997252999999">
                <text:p>0.379997252999999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88999938960001">
                <text:p>1.88999938960001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-0.169998168999996">
                <text:p>-0.16999816899999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3099975586">
                <text:p>1.3099975586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-0.94000244099999">
                <text:p>-0.94000244099999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-0.139999390000014">
                <text:p>-0.13999939000001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639999390000014">
                <text:p>-0.6399993900000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19998168900001">
                <text:p>0.919998168900001</text:p>
              </table:table-cell>
            </table:table-row>
            <table:table-row>
              <table:table-cell office:value-type="float" office:value="166.5">
                <text:p>166.5</text:p>
              </table:table-cell>
              <table:table-cell office:value-type="float" office:value="-1.44000244099999">
                <text:p>-1.44000244099999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-0.0599975590000099">
                <text:p>-0.059997559000009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.4099998474">
                <text:p>1.4099998474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0.860000610399993">
                <text:p>0.86000061039999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830001831100006">
                <text:p>0.830001831100006</text:p>
              </table:table-cell>
            </table:table-row>
            <table:table-row>
              <table:table-cell office:value-type="float" office:value="172.5">
                <text:p>172.5</text:p>
              </table:table-cell>
              <table:table-cell office:value-type="float" office:value="-1.74000549300001">
                <text:p>-1.7400054930000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88999939">
                <text:p>0.88999939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.729999989271">
                <text:p>-1.729999989271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0.800003051800005">
                <text:p>0.80000305180000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59999084499998">
                <text:p>0.459999084499998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1.2200012207">
                <text:p>1.2200012207</text:p>
              </table:table-cell>
            </table:table-row>
            <table:table-row>
              <table:table-cell office:value-type="float" office:value="151.5">
                <text:p>151.5</text:p>
              </table:table-cell>
              <table:table-cell office:value-type="float" office:value="-0.830001831000004">
                <text:p>-0.830001831000004</text:p>
              </table:table-cell>
            </table:table-row>
            <table:table-row>
              <table:table-cell office:value-type="float" office:value="167.5">
                <text:p>167.5</text:p>
              </table:table-cell>
              <table:table-cell office:value-type="float" office:value="-1.619995117">
                <text:p>-1.619995117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.4599990845">
                <text:p>1.4599990845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0.720001220699999">
                <text:p>0.720001220699999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.4599990845">
                <text:p>1.45999908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.459999978542">
                <text:p>-1.459999978542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0.11000061">
                <text:p>0.11000061</text:p>
              </table:table-cell>
            </table:table-row>
            <table:table-row>
              <table:table-cell office:value-type="float" office:value="165.5">
                <text:p>165.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1.369995117">
                <text:p>-1.3699951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800001144">
                <text:p>0.380000114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3699989319">
                <text:p>1.369998931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1399993896">
                <text:p>1.13999938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0800018311">
                <text:p>1.080001831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600006103999988">
                <text:p>-0.600006103999988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0.139999390000014">
                <text:p>0.13999939000001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1.49000549300001">
                <text:p>-1.49000549300001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-1.05000305199999">
                <text:p>-1.05000305199999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0.519996642999999">
                <text:p>0.519996642999999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.3199996948">
                <text:p>1.319999694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129997252999999">
                <text:p>-0.12999725299999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.6199989319">
                <text:p>1.619998931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09999847400002">
                <text:p>0.9099998474000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09999465899999">
                <text:p>0.809999465899999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-0.0299987790000102">
                <text:p>-0.0299987790000102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1.0499992371">
                <text:p>1.049999237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90002441399997">
                <text:p>0.690002441399997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0.160003662000008">
                <text:p>0.160003662000008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0.690002441000004">
                <text:p>0.690002441000004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1300010681">
                <text:p>1.1300010681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0.379997252999999">
                <text:p>0.37999725299999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4000015259">
                <text:p>1.400001525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270004271999994">
                <text:p>-0.27000427199999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.5500030518">
                <text:p>1.5500030518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-0.929992676000012">
                <text:p>-0.92999267600001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1.380004883">
                <text:p>-1.38000488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19998168900001">
                <text:p>0.91999816890000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166.5">
                <text:p>166.5</text:p>
              </table:table-cell>
              <table:table-cell office:value-type="float" office:value="-1.169998169">
                <text:p>-1.169998169</text:p>
              </table:table-cell>
            </table:table-row>
            <table:table-row>
              <table:table-cell office:value-type="float" office:value="170.5">
                <text:p>170.5</text:p>
              </table:table-cell>
              <table:table-cell office:value-type="float" office:value="-1.91000366200001">
                <text:p>-1.9100036620000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839996338000006">
                <text:p>0.839996338000006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0.819999695000007">
                <text:p>0.819999695000007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0.190002441000004">
                <text:p>0.190002441000004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20002747000001">
                <text:p>0.120002747000001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0.760002135999997">
                <text:p>0.76000213599999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289993285999998">
                <text:p>-0.289993285999998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.33000183110001">
                <text:p>1.33000183110001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.5099983215">
                <text:p>1.5099983215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0.839996337900004">
                <text:p>0.83999633790000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149993896000012">
                <text:p>-0.149993896000012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-1.83999633799999">
                <text:p>-1.83999633799999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-1.77999877900001">
                <text:p>-1.77999877900001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0.0199966429999989">
                <text:p>0.019996642999998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1899986267">
                <text:p>1.189998626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90002441399997">
                <text:p>0.69000244139999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19998168900001">
                <text:p>0.91999816890000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290000915999997">
                <text:p>0.29000091599999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8800010681">
                <text:p>0.880001068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1599998474">
                <text:p>1.159999847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09999847400002">
                <text:p>0.909999847400002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0.540000915999997">
                <text:p>0.540000915999997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5100021362">
                <text:p>1.510002136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2.24000549300001">
                <text:p>-2.2400054930000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7600021362">
                <text:p>1.76000213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29997253400006">
                <text:p>0.62999725340000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9999084500002">
                <text:p>0.9599990845000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0000457799998">
                <text:p>0.27000045779999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09999847400002">
                <text:p>0.9099998474000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799995422">
                <text:p>0.4799995422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.919998168899994">
                <text:p>0.91999816889999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1899986267">
                <text:p>1.1899986267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689998626700003">
                <text:p>0.689998626700003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0.520000457800002">
                <text:p>0.52000045780000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2.35000610399999">
                <text:p>-2.350006103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7799987793">
                <text:p>1.7799987793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0.580001831000004">
                <text:p>0.58000183100000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0699996948">
                <text:p>1.0699996948</text:p>
              </table:table-cell>
            </table:table-row>
            <table:table-row>
              <table:table-cell office:value-type="float" office:value="172.5">
                <text:p>172.5</text:p>
              </table:table-cell>
              <table:table-cell office:value-type="float" office:value="-1.74000549300001">
                <text:p>-1.74000549300001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0.470001221000004">
                <text:p>0.470001221000004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.4399986267">
                <text:p>1.439998626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0.26000022888">
                <text:p>-0.26000022888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.370000839199999">
                <text:p>0.3700008391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09998321499999">
                <text:p>0.5099983214999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99999618999995">
                <text:p>0.0399999618999995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0.0800018310000041">
                <text:p>0.080001831000004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39996338000006">
                <text:p>0.33999633800000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700073239999881">
                <text:p>0.070007323999988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16999816889999">
                <text:p>1.1699981688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5400009155">
                <text:p>1.5400009155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0.819999695000007">
                <text:p>0.819999695000007</text:p>
              </table:table-cell>
            </table:table-row>
            <table:table-row>
              <table:table-cell office:value-type="float" office:value="163.5">
                <text:p>163.5</text:p>
              </table:table-cell>
              <table:table-cell office:value-type="float" office:value="-1.419998169">
                <text:p>-1.4199981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2000000477">
                <text:p>-1.62000000477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0.120002747000001">
                <text:p>0.12000274700000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940002441000004">
                <text:p>0.940002441000004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940000534100001">
                <text:p>0.940000534100001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.729999542199998">
                <text:p>0.72999954219999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870002746599994">
                <text:p>0.870002746599994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5400009155">
                <text:p>1.5400009155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0.760002135999997">
                <text:p>0.760002135999997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0.220001221000004">
                <text:p>0.220001221000004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0.519996642999999">
                <text:p>0.5199966429999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110000609999986">
                <text:p>0.11000060999998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99996948000006">
                <text:p>0.6999969480000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930000305199997">
                <text:p>0.930000305199997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.4099998474">
                <text:p>1.409999847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0700073239999881">
                <text:p>-0.070007323999988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.0900001526">
                <text:p>1.090000152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90002441000004">
                <text:p>0.690002441000004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.6900024414">
                <text:p>1.69000244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1599998474">
                <text:p>1.1599998474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0.0700073239999881">
                <text:p>0.070007323999988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29999542200002">
                <text:p>0.72999954220000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100006104">
                <text:p>0.610000610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1199989319">
                <text:p>1.1199989319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0.339996338000006">
                <text:p>0.3399963380000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100006104">
                <text:p>0.610000610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1.17999267600001">
                <text:p>-1.17999267600001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0.179992676000012">
                <text:p>0.179992676000012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-0.699996948000006">
                <text:p>-0.699996948000006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.33000183110001">
                <text:p>1.3300018311000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1.080001831">
                <text:p>-1.08000183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1.17999267600001">
                <text:p>-1.1799926760000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3399963379">
                <text:p>1.33999633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01999998093">
                <text:p>-1.0199999809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2.05999755900001">
                <text:p>-2.05999755900001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-0.44000244099999">
                <text:p>-0.440002440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1.77000427199999">
                <text:p>-1.7700042719999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.18000030499999">
                <text:p>1.18000030499999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.6899986267">
                <text:p>1.68999862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1.3199996948">
                <text:p>1.319999694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19998168900001">
                <text:p>0.91999816890000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0.699996948199996">
                <text:p>0.699996948199996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0.300003051999994">
                <text:p>0.300003051999994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0.0500030519999939">
                <text:p>0.0500030519999939</text:p>
              </table:table-cell>
            </table:table-row>
            <table:table-row>
              <table:table-cell office:value-type="float" office:value="157.5">
                <text:p>157.5</text:p>
              </table:table-cell>
              <table:table-cell office:value-type="float" office:value="-1.39999389600001">
                <text:p>-1.3999938960000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1.27000427199999">
                <text:p>-1.27000427199999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.1999969482">
                <text:p>1.199996948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870002746599994">
                <text:p>0.870002746599994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.5500030518">
                <text:p>1.550003051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3399963379">
                <text:p>1.3399963379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.6899986267">
                <text:p>1.6899986267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730003356899999">
                <text:p>0.73000335689999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819999694800003">
                <text:p>0.819999694800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99999618500001">
                <text:p>0.89999961850000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709999084499998">
                <text:p>0.709999084499998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.0999984741">
                <text:p>1.0999984741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0.38999939">
                <text:p>0.38999939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.5999984741">
                <text:p>1.5999984741</text:p>
              </table:table-cell>
            </table:table-row>
            <table:table-row>
              <table:table-cell office:value-type="float" office:value="160.5">
                <text:p>160.5</text:p>
              </table:table-cell>
              <table:table-cell office:value-type="float" office:value="-1.13999939000001">
                <text:p>-1.13999939000001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.379997253">
                <text:p>1.3799972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3100013733">
                <text:p>1.310001373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09999847400002">
                <text:p>0.9099998474000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13000011444">
                <text:p>-0.13000011444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-0.0800018310000041">
                <text:p>-0.080001831000004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2.25999450699999">
                <text:p>-2.25999450699999</text:p>
              </table:table-cell>
            </table:table-row>
            <table:table-row>
              <table:table-cell office:value-type="float" office:value="160.5">
                <text:p>160.5</text:p>
              </table:table-cell>
              <table:table-cell office:value-type="float" office:value="-1.13999939000001">
                <text:p>-1.1399993900000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37999725340001">
                <text:p>1.3799972534000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5100021362">
                <text:p>1.5100021362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0.61000061">
                <text:p>0.61000061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-0.169998168999996">
                <text:p>-0.1699981689999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13000011444">
                <text:p>-0.1300001144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1999969482">
                <text:p>1.1999969482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.770000457799998">
                <text:p>0.77000045779999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1.960006714">
                <text:p>-1.960006714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1.0600013733">
                <text:p>1.060001373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0199966429999989">
                <text:p>-0.019996642999998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19998168999996">
                <text:p>0.419998168999996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-1.05000305199999">
                <text:p>-1.0500030519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87000274659999">
                <text:p>1.8700027465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37000274659999">
                <text:p>1.3700027465999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399993896000012">
                <text:p>-0.39999389600001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2700004578">
                <text:p>1.270000457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0800018310000041">
                <text:p>-0.080001831000004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1.47000122099999">
                <text:p>-1.470001220999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300003051999994">
                <text:p>0.300003051999994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.62999725340001">
                <text:p>1.62999725340001</text:p>
              </table:table-cell>
            </table:table-row>
            <table:table-row>
              <table:table-cell office:value-type="float" office:value="173.5">
                <text:p>173.5</text:p>
              </table:table-cell>
              <table:table-cell office:value-type="float" office:value="-2.19000244099999">
                <text:p>-2.19000244099999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0.139999390000014">
                <text:p>0.139999390000014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-0.0299987790000102">
                <text:p>-0.029998779000010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0900001526">
                <text:p>1.090000152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2299995422">
                <text:p>1.2299995422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0.989999771099999">
                <text:p>0.989999771099999</text:p>
              </table:table-cell>
            </table:table-row>
            <table:table-row>
              <table:table-cell office:value-type="float" office:value="157.5">
                <text:p>157.5</text:p>
              </table:table-cell>
              <table:table-cell office:value-type="float" office:value="-1.39999389600001">
                <text:p>-1.3999938960000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1.67999267600001">
                <text:p>-1.6799926760000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330001831000004">
                <text:p>-0.330001831000004</text:p>
              </table:table-cell>
            </table:table-row>
            <table:table-row>
              <table:table-cell office:value-type="float" office:value="164.5">
                <text:p>164.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110000609999986">
                <text:p>0.110000609999986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0.650001525999997">
                <text:p>0.65000152599999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1.130004883">
                <text:p>-1.13000488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69999695000007">
                <text:p>0.56999969500000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.0900001526">
                <text:p>1.090000152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869995117000002">
                <text:p>-0.869995117000002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.2699966431">
                <text:p>1.269996643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42999982834">
                <text:p>-0.42999982834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.659999847400002">
                <text:p>0.65999984740000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300006866">
                <text:p>1.030000686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339996337999992">
                <text:p>-0.33999633799999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2799987793">
                <text:p>1.279998779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1.689999997616">
                <text:p>-1.68999999761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41999816889999">
                <text:p>1.4199981688999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0000019073">
                <text:p>-0.30000019073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-0.1999998093">
                <text:p>-0.199999809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619995117000002">
                <text:p>-0.619995117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399932859999979">
                <text:p>0.0399932859999979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.2300033569">
                <text:p>1.2300033569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1.14999389600001">
                <text:p>-1.14999389600001</text:p>
              </table:table-cell>
            </table:table-row>
            <table:table-row>
              <table:table-cell office:value-type="float" office:value="179.5">
                <text:p>179.5</text:p>
              </table:table-cell>
              <table:table-cell office:value-type="float" office:value="-1.41000366200001">
                <text:p>-1.41000366200001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0900001526">
                <text:p>1.090000152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0099983215">
                <text:p>1.0099983215</text:p>
              </table:table-cell>
            </table:table-row>
            <table:table-row>
              <table:table-cell office:value-type="float" office:value="172.5">
                <text:p>172.5</text:p>
              </table:table-cell>
              <table:table-cell office:value-type="float" office:value="-1.74000549300001">
                <text:p>-1.74000549300001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.4100036621">
                <text:p>1.4100036621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.0900001526">
                <text:p>1.090000152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0.559997558999996">
                <text:p>0.559997558999996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0.0199966429999989">
                <text:p>0.01999664299999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260002136">
                <text:p>1.2600021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260002136">
                <text:p>1.260002136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0.989999771099999">
                <text:p>0.9899997710999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1.38999939000001">
                <text:p>-1.3899993900000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6599998474">
                <text:p>1.6599998474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-0.029998778999996">
                <text:p>-0.029998778999996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.4100036621">
                <text:p>1.4100036621</text:p>
              </table:table-cell>
            </table:table-row>
            <table:table-row>
              <table:table-cell office:value-type="float" office:value="172.5">
                <text:p>172.5</text:p>
              </table:table-cell>
              <table:table-cell office:value-type="float" office:value="-1.74000549300001">
                <text:p>-1.74000549300001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.770000457799998">
                <text:p>0.77000045779999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419998168900001">
                <text:p>0.4199981689000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590000152590001">
                <text:p>-0.590000152590001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0.879997253400006">
                <text:p>0.879997253400006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8600006104">
                <text:p>0.8600006104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.830001831100006">
                <text:p>0.830001831100006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163.5">
                <text:p>163.5</text:p>
              </table:table-cell>
              <table:table-cell office:value-type="float" office:value="-1.69999694800001">
                <text:p>-1.69999694800001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0.339996337999992">
                <text:p>0.339996337999992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3400001526">
                <text:p>0.3400001526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0.680000305199997">
                <text:p>0.68000030519999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699996948000006">
                <text:p>-0.699996948000006</text:p>
              </table:table-cell>
            </table:table-row>
            <table:table-row>
              <table:table-cell office:value-type="float" office:value="166.5">
                <text:p>166.5</text:p>
              </table:table-cell>
              <table:table-cell office:value-type="float" office:value="-1.710006714">
                <text:p>-1.710006714</text:p>
              </table:table-cell>
            </table:table-row>
            <table:table-row>
              <table:table-cell office:value-type="float" office:value="167.5">
                <text:p>167.5</text:p>
              </table:table-cell>
              <table:table-cell office:value-type="float" office:value="-1.619995117">
                <text:p>-1.619995117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.5400009155">
                <text:p>1.540000915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989997863799999">
                <text:p>0.989997863799999</text:p>
              </table:table-cell>
            </table:table-row>
            <table:table-row>
              <table:table-cell office:value-type="float" office:value="157.5">
                <text:p>157.5</text:p>
              </table:table-cell>
              <table:table-cell office:value-type="float" office:value="-1.39999389600001">
                <text:p>-1.3999938960000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1.49000549300001">
                <text:p>-1.49000549300001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30000305199997">
                <text:p>0.93000030519999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47000122099999">
                <text:p>-0.4700012209999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60003661999994">
                <text:p>0.660003661999994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6500015259">
                <text:p>1.650001525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379997252999999">
                <text:p>0.379997252999999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-0.589996337999992">
                <text:p>-0.58999633799999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8499984741">
                <text:p>1.8499984741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500030519999939">
                <text:p>0.0500030519999939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.4100036621">
                <text:p>1.410003662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2300033569">
                <text:p>1.230003356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40002441000004">
                <text:p>0.440002441000004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.799999237100003">
                <text:p>0.79999923710000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2.039993286">
                <text:p>-2.03999328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300003051999994">
                <text:p>-0.30000305199999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2.05999755900001">
                <text:p>-2.0599975590000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.62999725340001">
                <text:p>1.62999725340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49996948199996">
                <text:p>0.949996948199996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.0999984741">
                <text:p>1.099998474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0900001526">
                <text:p>1.0900001526</text:p>
              </table:table-cell>
            </table:table-row>
            <table:table-row>
              <table:table-cell office:value-type="float" office:value="166.5">
                <text:p>166.5</text:p>
              </table:table-cell>
              <table:table-cell office:value-type="float" office:value="-1.710006714">
                <text:p>-1.710006714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.5199966431">
                <text:p>1.519996643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0.899993896000012">
                <text:p>-0.899993896000012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0.829999923700001">
                <text:p>0.829999923700001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0.449996948000006">
                <text:p>0.449996948000006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.2600021362">
                <text:p>1.2600021362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0.690002441399997">
                <text:p>0.690002441399997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-0.910003662000008">
                <text:p>-0.91000366200000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170000076299999">
                <text:p>0.17000007629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799999237100003">
                <text:p>0.799999237100003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-0.839996337999992">
                <text:p>-0.839996337999992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.5800018311">
                <text:p>1.580001831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769996643100001">
                <text:p>0.7699966431000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70000267">
                <text:p>0.470000267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-1.50999450699999">
                <text:p>-1.509994506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6599998474">
                <text:p>1.659999847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240005493000012">
                <text:p>-0.24000549300001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1900024414">
                <text:p>1.19000244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300001144">
                <text:p>0.1300001144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19998168999996">
                <text:p>0.41999816899999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170.5">
                <text:p>170.5</text:p>
              </table:table-cell>
              <table:table-cell office:value-type="float" office:value="-2.17999267600001">
                <text:p>-2.17999267600001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2.35000610399999">
                <text:p>-2.35000610399999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.919998168899994">
                <text:p>0.91999816889999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150001525999997">
                <text:p>0.150001525999997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6500015259">
                <text:p>1.6500015259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.830001831100006">
                <text:p>0.8300018311000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67000007629">
                <text:p>-0.67000007629</text:p>
              </table:table-cell>
            </table:table-row>
            <table:table-row>
              <table:table-cell office:value-type="float" office:value="165.5">
                <text:p>165.5</text:p>
              </table:table-cell>
              <table:table-cell office:value-type="float" office:value="-1.52000427199999">
                <text:p>-1.520004271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10003662000008">
                <text:p>0.4100036620000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41999816889999">
                <text:p>1.419998168899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00001907">
                <text:p>0.3000001907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0.11000061">
                <text:p>0.1100006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1.27999877900001">
                <text:p>-1.279998779000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19998168900001">
                <text:p>0.9199981689000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99993896">
                <text:p>0.6399993896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839996337900004">
                <text:p>0.839996337900004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670000076299999">
                <text:p>0.67000007629999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1000061">
                <text:p>0.1100006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36000061039999">
                <text:p>1.360000610399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99999618999995">
                <text:p>0.039999961899999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330001831000004">
                <text:p>0.330001831000004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0.739997864000003">
                <text:p>0.739997864000003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1.2999992371">
                <text:p>1.299999237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799999237100003">
                <text:p>0.799999237100003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.5800018311">
                <text:p>1.580001831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169998168999996">
                <text:p>0.16999816899999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1.14999389600001">
                <text:p>-1.14999389600001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510000228900001">
                <text:p>0.510000228900001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-0.839996337999992">
                <text:p>-0.839996337999992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.2300033569">
                <text:p>1.230003356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19998168900001">
                <text:p>0.919998168900001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0.939998626700003">
                <text:p>0.93999862670000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1.47000122099999">
                <text:p>-1.47000122099999</text:p>
              </table:table-cell>
            </table:table-row>
            <table:table-row>
              <table:table-cell office:value-type="float" office:value="151.5">
                <text:p>151.5</text:p>
              </table:table-cell>
              <table:table-cell office:value-type="float" office:value="-0.550003051999994">
                <text:p>-0.55000305199999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4799995422">
                <text:p>1.479999542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19996642999999">
                <text:p>0.51999664299999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150001525999997">
                <text:p>0.15000152599999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370002747000001">
                <text:p>0.370002747000001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-0.169998168999996">
                <text:p>-0.16999816899999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5499992371">
                <text:p>1.549999237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3300018311">
                <text:p>1.330001831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919998168899994">
                <text:p>0.919998168899994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0.730003357000001">
                <text:p>0.730003357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22999954224">
                <text:p>-0.2299995422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849998474100005">
                <text:p>0.8499984741000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999954224">
                <text:p>0.2299995422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330001831000004">
                <text:p>-0.330001831000004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940000534100001">
                <text:p>0.940000534100001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.2799987793">
                <text:p>1.2799987793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-0.399993896000012">
                <text:p>-0.399993896000012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0.790000915999997">
                <text:p>0.79000091599999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460006714000002">
                <text:p>-0.46000671400000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-0.0900001525900009">
                <text:p>-0.090000152590000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19998168999996">
                <text:p>0.41999816899999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42999982834">
                <text:p>-0.4299998283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89996338000006">
                <text:p>0.089996338000006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0.160003661999994">
                <text:p>0.160003661999994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180000304999993">
                <text:p>0.18000030499999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0700073239999881">
                <text:p>-0.0700073239999881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-1.32000732399999">
                <text:p>-1.320007323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3099975586">
                <text:p>1.309997558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0599975590000099">
                <text:p>-0.0599975590000099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0.849998474000003">
                <text:p>0.849998474000003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.5500030518">
                <text:p>1.550003051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1.50999450699999">
                <text:p>-1.50999450699999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.13999938960001">
                <text:p>1.1399993896000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1.85000002384">
                <text:p>-1.8500000238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59999847400002">
                <text:p>0.159999847400002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-0.0599975589999957">
                <text:p>-0.0599975589999957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0.620002747000001">
                <text:p>0.620002747000001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0.930000304999993">
                <text:p>0.93000030499999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19999695000007">
                <text:p>0.31999969500000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8800010681">
                <text:p>0.880001068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790000915500002">
                <text:p>0.79000091550000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759994506999988">
                <text:p>-0.759994506999988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-0.139999390000014">
                <text:p>-0.139999390000014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0.339996337999992">
                <text:p>0.339996337999992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0.739997864000003">
                <text:p>0.73999786400000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980003357000001">
                <text:p>0.9800033570000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999992371">
                <text:p>0.799999237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.5299987793">
                <text:p>1.529998779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.4099998474">
                <text:p>1.409999847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869995117000002">
                <text:p>-0.869995117000002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0.0399932859999979">
                <text:p>0.0399932859999979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.4399986267">
                <text:p>1.4399986267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779998779300001">
                <text:p>0.7799987793000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99993896">
                <text:p>0.639999389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459999978542">
                <text:p>-0.459999978542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-0.3699998856">
                <text:p>-0.3699998856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.459999084499998">
                <text:p>0.459999084499998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4000015259">
                <text:p>1.400001525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1999969482">
                <text:p>1.199996948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86000061">
                <text:p>0.86000061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-1.30999755900001">
                <text:p>-1.3099975590000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1.49000549300001">
                <text:p>-1.49000549300001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.41999816889999">
                <text:p>1.41999816889999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6500015259">
                <text:p>1.650001525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4599990845">
                <text:p>1.459999084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-1.05000305199999">
                <text:p>-1.050003051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70000076299999">
                <text:p>0.67000007629999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430000304999993">
                <text:p>0.43000030499999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580001831000004">
                <text:p>-0.580001831000004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-1.83999633799999">
                <text:p>-1.83999633799999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.0200004578">
                <text:p>1.020000457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160003662000008">
                <text:p>-0.160003662000008</text:p>
              </table:table-cell>
            </table:table-row>
            <table:table-row>
              <table:table-cell office:value-type="float" office:value="159.5">
                <text:p>159.5</text:p>
              </table:table-cell>
              <table:table-cell office:value-type="float" office:value="-0.949996948000006">
                <text:p>-0.94999694800000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1.94999694800001">
                <text:p>-1.94999694800001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.4799995422">
                <text:p>1.479999542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.4500007629">
                <text:p>1.450000762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29998779300001">
                <text:p>0.529998779300001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-1.32000732399999">
                <text:p>-1.320007323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0000457799998">
                <text:p>0.27000045779999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50001525900002">
                <text:p>0.65000152590000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1.2200012207">
                <text:p>1.220001220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0.819999694800003">
                <text:p>0.81999969480000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810000002384">
                <text:p>-1.810000002384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.959999084499998">
                <text:p>0.95999908449999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1.039993286">
                <text:p>-1.03999328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4700012207">
                <text:p>1.4700012207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0.339996338000006">
                <text:p>0.339996338000006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.4500007629">
                <text:p>1.450000762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0.169998168999996">
                <text:p>-0.169998168999996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-1.00999450699999">
                <text:p>-1.0099945069999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.9300003052">
                <text:p>0.9300003052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-0.369995117000002">
                <text:p>-0.36999511700000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2.16000366200001">
                <text:p>-2.160003662000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0999984741">
                <text:p>1.0999984741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689998626700003">
                <text:p>0.68999862670000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3099975586">
                <text:p>1.309997558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0599994658999989">
                <text:p>0.0599994658999989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569999694800003">
                <text:p>0.56999969480000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1899986267">
                <text:p>1.18999862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82999992371">
                <text:p>-0.8299999237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0500030519999939">
                <text:p>-0.050003051999993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1.47000122099999">
                <text:p>-1.470001220999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759994506999988">
                <text:p>-0.759994506999988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.1599998474">
                <text:p>1.1599998474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2.25999450699999">
                <text:p>-2.25999450699999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0.0299987790000102">
                <text:p>0.029998779000010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4700012207">
                <text:p>1.470001220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1000061">
                <text:p>0.61000061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0.279998778999996">
                <text:p>0.27999877899999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7600021362">
                <text:p>1.760002136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2299995422">
                <text:p>1.229999542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810000002384">
                <text:p>-1.81000000238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5499992371">
                <text:p>1.549999237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37999725340001">
                <text:p>1.37999725340001</text:p>
              </table:table-cell>
            </table:table-row>
            <table:table-row>
              <table:table-cell office:value-type="float" office:value="163.5">
                <text:p>163.5</text:p>
              </table:table-cell>
              <table:table-cell office:value-type="float" office:value="-1.419998169">
                <text:p>-1.41999816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2300033569">
                <text:p>1.230003356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99993896">
                <text:p>0.6399993896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.690002441399997">
                <text:p>0.690002441399997</text:p>
              </table:table-cell>
            </table:table-row>
            <table:table-row>
              <table:table-cell office:value-type="float" office:value="147.5">
                <text:p>147.5</text:p>
              </table:table-cell>
              <table:table-cell office:value-type="float" office:value="-0.899993896000012">
                <text:p>-0.899993896000012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260000228900001">
                <text:p>0.26000022890000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289993285999998">
                <text:p>-0.289993285999998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0.980003356899999">
                <text:p>0.980003356899999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-0.029998778999996">
                <text:p>-0.02999877899999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37000274659999">
                <text:p>1.370002746599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29997253400006">
                <text:p>0.6299972534000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31999969482">
                <text:p>-0.31999969482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.370000839199999">
                <text:p>0.370000839199999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490001678500001">
                <text:p>0.49000167850000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1.85000002384">
                <text:p>-1.8500000238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629997253400006">
                <text:p>0.629997253400006</text:p>
              </table:table-cell>
            </table:table-row>
            <table:table-row>
              <table:table-cell office:value-type="float" office:value="165.5">
                <text:p>165.5</text:p>
              </table:table-cell>
              <table:table-cell office:value-type="float" office:value="-1.789993286">
                <text:p>-1.789993286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1300010681">
                <text:p>1.130001068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1.44999694800001">
                <text:p>-1.4499969480000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29998778999996">
                <text:p>0.529998778999996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-1.05000305199999">
                <text:p>-1.050003051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9999084500002">
                <text:p>0.95999908450000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870002746599994">
                <text:p>0.870002746599994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-0.0599975589999957">
                <text:p>-0.0599975589999957</text:p>
              </table:table-cell>
            </table:table-row>
            <table:table-row>
              <table:table-cell office:value-type="float" office:value="171.5">
                <text:p>171.5</text:p>
              </table:table-cell>
              <table:table-cell office:value-type="float" office:value="-1.82000732399999">
                <text:p>-1.8200073239999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-1.60000610399999">
                <text:p>-1.60000610399999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.3199996948">
                <text:p>1.31999969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49998474100005">
                <text:p>0.8499984741000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6199989319">
                <text:p>1.6199989319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-0.839996337999992">
                <text:p>-0.839996337999992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2399978638">
                <text:p>1.239997863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3000030518">
                <text:p>1.300003051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.5400009155">
                <text:p>1.5400009155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3000030518">
                <text:p>1.300003051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.0699996948">
                <text:p>1.06999969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2200012207">
                <text:p>1.220001220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129997252999999">
                <text:p>-0.12999725299999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80000304999993">
                <text:p>0.680000304999993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-0.22000122099999">
                <text:p>-0.2200012209999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70001221000004">
                <text:p>0.4700012210000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4799995422">
                <text:p>1.479999542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9999084500002">
                <text:p>0.9599990845000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10000610399993">
                <text:p>0.61000061039999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79997253400006">
                <text:p>0.879997253400006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779998779300001">
                <text:p>0.7799987793000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55999994278">
                <text:p>-0.55999994278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0.699996948199996">
                <text:p>0.699996948199996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.2400016785">
                <text:p>1.2400016785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-0.0599975589999957">
                <text:p>-0.05999755899999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59999465899999">
                <text:p>0.55999946589999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849998474100005">
                <text:p>0.849998474100005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0.690002441399997">
                <text:p>0.690002441399997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00001525899995">
                <text:p>0.90000152589999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860000610399993">
                <text:p>0.86000061039999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50001525900002">
                <text:p>0.65000152590000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989997863799999">
                <text:p>0.989997863799999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.5899963379">
                <text:p>1.589996337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1.63999939000001">
                <text:p>-1.6399993900000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39997864000003">
                <text:p>0.239997864000003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1300010681">
                <text:p>1.1300010681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8600006104">
                <text:p>0.860000610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90002441399997">
                <text:p>0.690002441399997</text:p>
              </table:table-cell>
            </table:table-row>
            <table:table-row>
              <table:table-cell office:value-type="float" office:value="173.5">
                <text:p>173.5</text:p>
              </table:table-cell>
              <table:table-cell office:value-type="float" office:value="-2.19000244099999">
                <text:p>-2.19000244099999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1300010681">
                <text:p>1.1300010681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-0.359999656679999">
                <text:p>-0.35999965667999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30003357000001">
                <text:p>0.230003357000001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.2400016785">
                <text:p>1.2400016785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0.36000061">
                <text:p>0.36000061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.2000007629">
                <text:p>1.20000076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59999465899999">
                <text:p>0.5599994658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399993896">
                <text:p>0.139999389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49998474099998">
                <text:p>0.34999847409999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39998626700003">
                <text:p>0.93999862670000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.959999084499998">
                <text:p>0.959999084499998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.0100021362">
                <text:p>1.0100021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8999986649">
                <text:p>-0.38999986649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89996338000006">
                <text:p>0.089996338000006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29997253400006">
                <text:p>0.629997253400006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0.150001525999997">
                <text:p>0.15000152599999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34999990463">
                <text:p>-0.34999990463</text:p>
              </table:table-cell>
            </table:table-row>
            <table:table-row>
              <table:table-cell office:value-type="float" office:value="163.5">
                <text:p>163.5</text:p>
              </table:table-cell>
              <table:table-cell office:value-type="float" office:value="-1.97000122099999">
                <text:p>-1.97000122099999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.0200004578">
                <text:p>1.020000457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729995728000006">
                <text:p>-0.729995728000006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.5899963379">
                <text:p>1.5899963379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170000076299999">
                <text:p>0.170000076299999</text:p>
              </table:table-cell>
            </table:table-row>
            <table:table-row>
              <table:table-cell office:value-type="float" office:value="164.5">
                <text:p>164.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1.2299995422">
                <text:p>1.2299995422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0.760002135999997">
                <text:p>0.76000213599999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709999084500002">
                <text:p>0.70999908450000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959999084499998">
                <text:p>0.95999908449999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580001831000004">
                <text:p>-0.580001831000004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99993896">
                <text:p>0.63999938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48000001907">
                <text:p>-0.48000001907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-1.19999694800001">
                <text:p>-1.19999694800001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0.989999771099999">
                <text:p>0.989999771099999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.659999847400002">
                <text:p>0.659999847400002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260000228900001">
                <text:p>0.260000228900001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0.760002135999997">
                <text:p>0.76000213599999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1.47999572800001">
                <text:p>-1.4799957280000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5900001526">
                <text:p>1.5900001526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1999969482">
                <text:p>1.1999969482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.5900001526">
                <text:p>1.590000152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299987790000102">
                <text:p>0.0299987790000102</text:p>
              </table:table-cell>
            </table:table-row>
            <table:table-row>
              <table:table-cell office:value-type="float" office:value="160.5">
                <text:p>160.5</text:p>
              </table:table-cell>
              <table:table-cell office:value-type="float" office:value="-1.13999939000001">
                <text:p>-1.13999939000001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260000228900001">
                <text:p>0.2600002289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99999618999995">
                <text:p>0.039999961899999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0.599998474099998">
                <text:p>0.5999984740999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1599998474">
                <text:p>1.159999847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500030519999939">
                <text:p>0.0500030519999939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-0.19000244099999">
                <text:p>-0.1900024409999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.13999939">
                <text:p>1.13999939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.0500030518">
                <text:p>1.0500030518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-1.00999450699999">
                <text:p>-1.009994506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3099975586">
                <text:p>1.309997558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60003661999994">
                <text:p>0.66000366199999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709999084500002">
                <text:p>0.70999908450000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799999237100003">
                <text:p>0.7999992371000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48000001907">
                <text:p>-0.48000001907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0.150001525999997">
                <text:p>0.150001525999997</text:p>
              </table:table-cell>
            </table:table-row>
            <table:table-row>
              <table:table-cell office:value-type="float" office:value="176.5">
                <text:p>176.5</text:p>
              </table:table-cell>
              <table:table-cell office:value-type="float" office:value="-1.92999267600001">
                <text:p>-1.92999267600001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0.930000304999993">
                <text:p>0.93000030499999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4100036621">
                <text:p>1.410003662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0199966429999989">
                <text:p>-0.0199966429999989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0.849998474000003">
                <text:p>0.84999847400000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960006714000002">
                <text:p>-0.96000671400000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.05000305199999">
                <text:p>1.05000305199999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0.949996948000006">
                <text:p>0.9499969480000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799995422">
                <text:p>0.47999954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3400001526">
                <text:p>-0.340000152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60000228900001">
                <text:p>0.2600002289000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50001525900002">
                <text:p>0.65000152590000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389999390000014">
                <text:p>-0.3899993900000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899993896">
                <text:p>0.889999389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0300006866000011">
                <text:p>-0.0300006866000011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0.589996337900004">
                <text:p>0.589996337900004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0.589996337900004">
                <text:p>0.589996337900004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.4500007629">
                <text:p>1.450000762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2999992371">
                <text:p>1.2999992371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0.650001525999997">
                <text:p>0.65000152599999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2900009155">
                <text:p>1.29000091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8999986649">
                <text:p>-0.3899998664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70001220699999">
                <text:p>0.470001220699999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309999465899999">
                <text:p>0.30999946589999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19996642999999">
                <text:p>0.519996642999999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0.550003051999994">
                <text:p>0.550003051999994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6800003052">
                <text:p>1.6800003052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-0.100006103999988">
                <text:p>-0.100006103999988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-0.339996337999992">
                <text:p>-0.33999633799999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5199966431">
                <text:p>1.5199966431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0.339996338000006">
                <text:p>0.339996338000006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1.6100006104">
                <text:p>1.610000610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430000304999993">
                <text:p>0.430000304999993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4000015259">
                <text:p>1.4000015259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170000076299999">
                <text:p>0.170000076299999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0.760002136200001">
                <text:p>0.76000213620000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580001831000004">
                <text:p>-0.58000183100000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1.94999694800001">
                <text:p>-1.9499969480000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0.0199966429999989">
                <text:p>0.0199966429999989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0.930000304999993">
                <text:p>0.930000304999993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-0.94000244099999">
                <text:p>-0.94000244099999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.0699996948">
                <text:p>1.06999969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2200012207">
                <text:p>1.220001220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460006714000002">
                <text:p>-0.4600067140000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40000009537">
                <text:p>-0.4000000953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60000002384">
                <text:p>-0.6000000238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47000122099999">
                <text:p>-0.470001220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00007629">
                <text:p>0.950000762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100006103999988">
                <text:p>-0.100006103999988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.62999725340001">
                <text:p>1.62999725340001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.61000061039999">
                <text:p>1.61000061039999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0.800003051800005">
                <text:p>0.800003051800005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1.0699996948">
                <text:p>1.0699996948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0.339996338000006">
                <text:p>0.339996338000006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.33000183110001">
                <text:p>1.33000183110001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0.0800018310000041">
                <text:p>0.0800018310000041</text:p>
              </table:table-cell>
            </table:table-row>
            <table:table-row>
              <table:table-cell office:value-type="float" office:value="167.5">
                <text:p>167.5</text:p>
              </table:table-cell>
              <table:table-cell office:value-type="float" office:value="-1.619995117">
                <text:p>-1.61999511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1.47000122099999">
                <text:p>-1.4700012209999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27000045776">
                <text:p>0.27000045776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-1.60000610399999">
                <text:p>-1.6000061039999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80001831000004">
                <text:p>0.58000183100000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37000274659999">
                <text:p>1.3700027465999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0000019073">
                <text:p>-0.30000019073</text:p>
              </table:table-cell>
            </table:table-row>
            <table:table-row>
              <table:table-cell office:value-type="float" office:value="159.5">
                <text:p>159.5</text:p>
              </table:table-cell>
              <table:table-cell office:value-type="float" office:value="-0.949996948000006">
                <text:p>-0.9499969480000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1299991608">
                <text:p>1.1299991608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-1.00999450699999">
                <text:p>-1.00999450699999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.5199966431">
                <text:p>1.5199966431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0.150001525999997">
                <text:p>0.15000152599999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1.5600013733">
                <text:p>1.560001373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69999695000007">
                <text:p>0.069999695000007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0.550003051999994">
                <text:p>0.5500030519999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22999954224">
                <text:p>-0.22999954224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173.5">
                <text:p>173.5</text:p>
              </table:table-cell>
              <table:table-cell office:value-type="float" office:value="-2.19000244099999">
                <text:p>-2.1900024409999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20001221000004">
                <text:p>0.720001221000004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0.709999084000003">
                <text:p>0.709999084000003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-1.210006714">
                <text:p>-1.21000671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19998168999996">
                <text:p>0.41999816899999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4500007629">
                <text:p>1.4500007629</text:p>
              </table:table-cell>
            </table:table-row>
            <table:table-row>
              <table:table-cell office:value-type="float" office:value="165.5">
                <text:p>165.5</text:p>
              </table:table-cell>
              <table:table-cell office:value-type="float" office:value="-1.52000427199999">
                <text:p>-1.52000427199999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.4599990845">
                <text:p>1.459999084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1.86000060999999">
                <text:p>-1.86000060999999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.190002441">
                <text:p>1.19000244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5100021362">
                <text:p>1.510002136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60003661999994">
                <text:p>0.660003661999994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11000061039999">
                <text:p>1.1100006103999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6399993896">
                <text:p>1.639999389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6399993896">
                <text:p>1.6399993896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12999725340001">
                <text:p>1.129997253400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0400009155">
                <text:p>1.0400009155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0.760002135999997">
                <text:p>0.760002135999997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0.569999695000007">
                <text:p>0.56999969500000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40000915999997">
                <text:p>0.540000915999997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2900009155">
                <text:p>1.290000915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20002747000001">
                <text:p>0.62000274700000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149993896000012">
                <text:p>-0.149993896000012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.2300033569">
                <text:p>1.2300033569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.1999969482">
                <text:p>1.19999694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4900016785">
                <text:p>1.490001678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.639999389600007">
                <text:p>0.639999389600007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.2699966431">
                <text:p>1.2699966431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8600006104">
                <text:p>0.860000610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639999390000014">
                <text:p>-0.6399993900000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70000267">
                <text:p>0.47000026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120002747000001">
                <text:p>-0.120002747000001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3400001526">
                <text:p>0.3400001526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0.0400009159999968">
                <text:p>0.0400009159999968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-0.929992676000012">
                <text:p>-0.92999267600001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1100006104">
                <text:p>1.1100006104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.4399986267">
                <text:p>1.439998626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399993896">
                <text:p>0.63999938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00001907">
                <text:p>0.300000190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500030519999939">
                <text:p>0.050003051999993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38999938960001">
                <text:p>1.38999938960001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0.599998474100005">
                <text:p>0.599998474100005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-0.260002135999997">
                <text:p>-0.260002135999997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0.849998474000003">
                <text:p>0.84999847400000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60002135999997">
                <text:p>0.76000213599999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9999084500002">
                <text:p>0.959999084500002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-1.32000732399999">
                <text:p>-1.3200073239999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40002441000004">
                <text:p>0.44000244100000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49998474099998">
                <text:p>0.84999847409999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2999992371">
                <text:p>1.29999923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50000762899997">
                <text:p>0.450000762899997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0.199996948000006">
                <text:p>0.199996948000006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.6800003052">
                <text:p>1.6800003052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669998168899994">
                <text:p>0.669998168899994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0.309997558999996">
                <text:p>0.309997558999996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1000003815">
                <text:p>1.100000381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10006714000002">
                <text:p>0.21000671400000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350000381499999">
                <text:p>0.3500003814999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5200004578">
                <text:p>-0.520000457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59999847400002">
                <text:p>0.1599998474000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29999923700001">
                <text:p>0.829999923700001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0.449996948000006">
                <text:p>0.44999694800000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15999984741">
                <text:p>-0.1599998474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1.119995117">
                <text:p>-1.11999511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3199996948">
                <text:p>1.319999694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1.58999633799999">
                <text:p>-1.589996337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1.64999389600001">
                <text:p>-1.6499938960000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709999084500002">
                <text:p>0.70999908450000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39998626700003">
                <text:p>0.939998626700003</text:p>
              </table:table-cell>
            </table:table-row>
            <table:table-row>
              <table:table-cell office:value-type="float" office:value="151.5">
                <text:p>151.5</text:p>
              </table:table-cell>
              <table:table-cell office:value-type="float" office:value="-0.830001831000004">
                <text:p>-0.830001831000004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-0.399993896000012">
                <text:p>-0.39999389600001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5999984741">
                <text:p>1.599998474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19000244099999">
                <text:p>-0.19000244099999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.33000183110001">
                <text:p>1.33000183110001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839996337900004">
                <text:p>0.8399963379000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500001907299996">
                <text:p>-0.0500001907299996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-1.32000732399999">
                <text:p>-1.32000732399999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0.910003661999994">
                <text:p>0.910003661999994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-0.789993285999998">
                <text:p>-0.789993285999998</text:p>
              </table:table-cell>
            </table:table-row>
            <table:table-row>
              <table:table-cell office:value-type="float" office:value="168.5">
                <text:p>168.5</text:p>
              </table:table-cell>
              <table:table-cell office:value-type="float" office:value="-1.80999755900001">
                <text:p>-1.80999755900001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-0.330001831000004">
                <text:p>-0.330001831000004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.5900001526">
                <text:p>1.590000152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-0.0299997330000004">
                <text:p>-0.029999733000000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120002747000001">
                <text:p>-0.120002747000001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2600002289">
                <text:p>1.260000228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0.740005493000012">
                <text:p>-0.74000549300001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37999725340001">
                <text:p>1.37999725340001</text:p>
              </table:table-cell>
            </table:table-row>
            <table:table-row>
              <table:table-cell office:value-type="float" office:value="155.5">
                <text:p>155.5</text:p>
              </table:table-cell>
              <table:table-cell office:value-type="float" office:value="-1.02999877900001">
                <text:p>-1.02999877900001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.4499969482">
                <text:p>1.4499969482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.5">
                <text:p>166.5</text:p>
              </table:table-cell>
              <table:table-cell office:value-type="float" office:value="-1.710006714">
                <text:p>-1.71000671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4700012207">
                <text:p>1.4700012207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0.0399932859999979">
                <text:p>0.0399932859999979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0.0399932859999979">
                <text:p>0.0399932859999979</text:p>
              </table:table-cell>
            </table:table-row>
            <table:table-row>
              <table:table-cell office:value-type="float" office:value="176.5">
                <text:p>176.5</text:p>
              </table:table-cell>
              <table:table-cell office:value-type="float" office:value="-1.92999267600001">
                <text:p>-1.9299926760000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99996948000006">
                <text:p>0.199996948000006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799995422">
                <text:p>0.479999542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60000002384">
                <text:p>-0.6000000238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730003356899999">
                <text:p>0.730003356899999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-0.199996948000006">
                <text:p>-0.199996948000006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1000061">
                <text:p>0.61000061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.120002747">
                <text:p>1.120002747</text:p>
              </table:table-cell>
            </table:table-row>
            <table:table-row>
              <table:table-cell office:value-type="float" office:value="168.5">
                <text:p>168.5</text:p>
              </table:table-cell>
              <table:table-cell office:value-type="float" office:value="-1.80999755900001">
                <text:p>-1.8099975590000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59994506999988">
                <text:p>0.259994506999988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0.849998474099998">
                <text:p>0.84999847409999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90000915500002">
                <text:p>0.7900009155000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21999979019">
                <text:p>-0.219999790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90000915499999">
                <text:p>0.7900009154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10003662000008">
                <text:p>0.410003662000008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3000030518">
                <text:p>1.300003051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1800003052">
                <text:p>1.18000030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500001907299996">
                <text:p>0.050000190729999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259994506999988">
                <text:p>-0.259994506999988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-0.710006714000002">
                <text:p>-0.710006714000002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.11000061">
                <text:p>1.11000061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.0800018311">
                <text:p>1.080001831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70000839199999">
                <text:p>0.870000839199999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0.730003357000001">
                <text:p>0.730003357000001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0.790000915500002">
                <text:p>0.79000091550000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80000305199997">
                <text:p>0.680000305199997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.809997558600003">
                <text:p>0.80999755860000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19998168999996">
                <text:p>0.41999816899999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63.5">
                <text:p>163.5</text:p>
              </table:table-cell>
              <table:table-cell office:value-type="float" office:value="-1.419998169">
                <text:p>-1.419998169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.0900001526">
                <text:p>1.090000152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389999390000014">
                <text:p>-0.389999390000014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1.3199996948">
                <text:p>1.3199996948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-1.50999450699999">
                <text:p>-1.50999450699999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12999725340001">
                <text:p>1.1299972534000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47000122099999">
                <text:p>-0.47000122099999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0.480003357000001">
                <text:p>0.48000335700000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4100036621">
                <text:p>1.4100036621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.2400016785">
                <text:p>1.2400016785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.809997558600003">
                <text:p>0.80999755860000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3199996948">
                <text:p>1.3199996948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0.13999939">
                <text:p>0.1399993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419998168999996">
                <text:p>-0.4199981689999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12999725340001">
                <text:p>1.12999725340001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-0.119995117000002">
                <text:p>-0.119995117000002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-0.729995728000006">
                <text:p>-0.729995728000006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690000534100001">
                <text:p>0.690000534100001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-0.199996948000006">
                <text:p>-0.199996948000006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5299987793">
                <text:p>1.5299987793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50003051999994">
                <text:p>0.55000305199999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19998168999996">
                <text:p>0.419998168999996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959999084499998">
                <text:p>0.959999084499998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0.199996948000006">
                <text:p>0.19999694800000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4400024414">
                <text:p>1.44000244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2599983215">
                <text:p>1.2599983215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0.199996948000006">
                <text:p>0.19999694800000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1.50999450699999">
                <text:p>-1.509994506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0800018311">
                <text:p>1.0800018311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09999084000003">
                <text:p>0.209999084000003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.0500030518">
                <text:p>1.0500030518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.6800003052">
                <text:p>1.6800003052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1.1700000763">
                <text:p>1.170000076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.580001831099999">
                <text:p>0.5800018310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3100013733">
                <text:p>1.310001373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1.38999939000001">
                <text:p>-1.3899993900000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949996948000006">
                <text:p>0.94999694800000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2.080001831">
                <text:p>-2.080001831</text:p>
              </table:table-cell>
            </table:table-row>
            <table:table-row>
              <table:table-cell office:value-type="float" office:value="164.5">
                <text:p>164.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37999725340001">
                <text:p>1.3799972534000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42999982834">
                <text:p>-0.42999982834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0.179992676000012">
                <text:p>0.179992676000012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.5099983215">
                <text:p>1.50999832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0000457799998">
                <text:p>0.27000045779999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2299995422">
                <text:p>1.229999542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000007629">
                <text:p>0.700000762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39999390000014">
                <text:p>0.139999390000014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.190002441">
                <text:p>1.19000244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4799995422">
                <text:p>1.4799995422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12999725340001">
                <text:p>1.12999725340001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839996337900004">
                <text:p>0.83999633790000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2.14999389600001">
                <text:p>-2.14999389600001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0.0599975590000099">
                <text:p>0.05999755900000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80001831000004">
                <text:p>0.58000183100000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6999969482">
                <text:p>1.6999969482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0.879997253400006">
                <text:p>0.879997253400006</text:p>
              </table:table-cell>
            </table:table-row>
            <table:table-row>
              <table:table-cell office:value-type="float" office:value="169.5">
                <text:p>169.5</text:p>
              </table:table-cell>
              <table:table-cell office:value-type="float" office:value="-1.17999267600001">
                <text:p>-1.17999267600001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.4000015259">
                <text:p>1.400001525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.5099983215">
                <text:p>1.509998321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959999084000003">
                <text:p>0.95999908400000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.190002441">
                <text:p>1.1900024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70000076299999">
                <text:p>0.670000076299999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-1.00999450699999">
                <text:p>-1.0099945069999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.9300003052">
                <text:p>0.9300003052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0.13999939">
                <text:p>0.139999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.459999978542">
                <text:p>-1.45999997854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6399993896">
                <text:p>1.6399993896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-1.50999450699999">
                <text:p>-1.5099945069999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33000183110001">
                <text:p>1.330001831100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29999542200002">
                <text:p>0.7299995422000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49996948199996">
                <text:p>0.949996948199996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0.38999939">
                <text:p>0.3899993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2.35000610399999">
                <text:p>-2.350006103999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2799987793">
                <text:p>1.2799987793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-0.369995117000002">
                <text:p>-0.369995117000002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.4399986267">
                <text:p>1.4399986267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669998168899994">
                <text:p>0.669998168899994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.4100036621">
                <text:p>1.410003662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0999984741">
                <text:p>1.099998474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.650001525899995">
                <text:p>0.65000152589999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2.24000549300001">
                <text:p>-2.24000549300001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690000534100001">
                <text:p>0.690000534100001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0.449996948000006">
                <text:p>0.449996948000006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1.0200004578">
                <text:p>1.020000457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389999390000014">
                <text:p>-0.3899993900000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50001525900002">
                <text:p>0.6500015259000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99999618999995">
                <text:p>0.0399999618999995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0.199996948000006">
                <text:p>0.19999694800000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1399993896">
                <text:p>1.1399993896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0.3800010681">
                <text:p>0.380001068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389999390000014">
                <text:p>-0.38999939000001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790000915999997">
                <text:p>0.7900009159999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65999984741">
                <text:p>-0.6599998474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830001831100006">
                <text:p>0.83000183110000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330001831000004">
                <text:p>0.33000183100000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0.169998168999996">
                <text:p>-0.169998168999996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4300003052">
                <text:p>0.430000305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800003051800005">
                <text:p>0.8000030518000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1599998474">
                <text:p>1.159999847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69996642999999">
                <text:p>0.269996642999999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.2200012207">
                <text:p>1.220001220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860000609999986">
                <text:p>-0.860000609999986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2600002289">
                <text:p>1.260000228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290000915999997">
                <text:p>0.29000091599999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2799987793">
                <text:p>1.279998779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.770000457799998">
                <text:p>0.77000045779999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99993896">
                <text:p>0.63999938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70000076299999">
                <text:p>0.670000076299999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0.589996337900004">
                <text:p>0.58999633790000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170000076299999">
                <text:p>0.1700000762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1.380004883">
                <text:p>-1.38000488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0.26000022888">
                <text:p>-0.26000022888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0.270004271999994">
                <text:p>0.27000427199999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1.27000427199999">
                <text:p>-1.270004271999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4000015259">
                <text:p>1.400001525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19999695000007">
                <text:p>0.31999969500000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1.2900009155">
                <text:p>1.29000091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500001907299996">
                <text:p>-0.050000190729999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1.039993286">
                <text:p>-1.03999328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80000304999993">
                <text:p>0.680000304999993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1.0299987793">
                <text:p>1.029998779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29995728000006">
                <text:p>0.229995728000006</text:p>
              </table:table-cell>
            </table:table-row>
            <table:table-row>
              <table:table-cell office:value-type="float" office:value="173.5">
                <text:p>173.5</text:p>
              </table:table-cell>
              <table:table-cell office:value-type="float" office:value="-2.19000244099999">
                <text:p>-2.19000244099999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5699996948">
                <text:p>0.56999969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29999160800001">
                <text:p>0.129999160800001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0.349998474099998">
                <text:p>0.34999847409999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309997558999996">
                <text:p>0.30999755899999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1199989319">
                <text:p>1.119998931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50003051800005">
                <text:p>0.5500030518000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00000381">
                <text:p>0.21000003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59999847400002">
                <text:p>0.159999847400002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-0.029998778999996">
                <text:p>-0.02999877899999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740005493000012">
                <text:p>-0.7400054930000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899993896">
                <text:p>0.8899993896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.190002441">
                <text:p>1.19000244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-0.0899963379999917">
                <text:p>-0.089996337999991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63999938960001">
                <text:p>1.63999938960001</text:p>
              </table:table-cell>
            </table:table-row>
            <table:table-row>
              <table:table-cell office:value-type="float" office:value="164.5">
                <text:p>164.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870002746599994">
                <text:p>0.870002746599994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0.379997252999999">
                <text:p>0.3799972529999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2.17999267600001">
                <text:p>-2.17999267600001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0.400001525999997">
                <text:p>0.400001525999997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1.6100006104">
                <text:p>1.610000610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1.169998169">
                <text:p>-1.169998169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260000228900001">
                <text:p>0.260000228900001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-0.22000122099999">
                <text:p>-0.22000122099999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-0.339996337999992">
                <text:p>-0.33999633799999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1.369995117">
                <text:p>-1.369995117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.2300033569">
                <text:p>1.230003356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2.16000366200001">
                <text:p>-2.16000366200001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.2000007629">
                <text:p>1.20000076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69998168899994">
                <text:p>0.669998168899994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0.589996337900004">
                <text:p>0.589996337900004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0.8899993896">
                <text:p>0.889999389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1.47000122099999">
                <text:p>-1.47000122099999</text:p>
              </table:table-cell>
            </table:table-row>
            <table:table-row>
              <table:table-cell office:value-type="float" office:value="177.5">
                <text:p>177.5</text:p>
              </table:table-cell>
              <table:table-cell office:value-type="float" office:value="-2.38999939000001">
                <text:p>-2.3899993900000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2.619995117">
                <text:p>-2.6199951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0999984741">
                <text:p>1.09999847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8000004292">
                <text:p>-1.08000004292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-1.50999450699999">
                <text:p>-1.50999450699999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.4500007629">
                <text:p>1.4500007629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-1.50999450699999">
                <text:p>-1.50999450699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2399978638">
                <text:p>1.2399978638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.519996643100001">
                <text:p>0.51999664310000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5900001526">
                <text:p>1.59000015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99993896">
                <text:p>0.6399993896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0.520000457800002">
                <text:p>0.52000045780000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100006104">
                <text:p>0.610000610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60003661999994">
                <text:p>0.660003661999994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0.790000915500002">
                <text:p>0.79000091550000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89996338000006">
                <text:p>0.08999633800000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170000076299999">
                <text:p>0.170000076299999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0400009154999985">
                <text:p>0.04000091549999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00000381">
                <text:p>0.210000038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1.83999633799999">
                <text:p>-1.83999633799999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.1800003052">
                <text:p>1.1800003052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-0.169998168999996">
                <text:p>-0.169998168999996</text:p>
              </table:table-cell>
            </table:table-row>
            <table:table-row>
              <table:table-cell office:value-type="float" office:value="167.5">
                <text:p>167.5</text:p>
              </table:table-cell>
              <table:table-cell office:value-type="float" office:value="-1.88999939000001">
                <text:p>-1.88999939000001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-0.179992676000012">
                <text:p>-0.1799926760000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9999084500002">
                <text:p>0.959999084500002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-0.839996337999992">
                <text:p>-0.839996337999992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.4400024414">
                <text:p>1.44000244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0699996948">
                <text:p>1.069999694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940002441399997">
                <text:p>0.940002441399997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0.470001220699999">
                <text:p>0.470001220699999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.6699981689">
                <text:p>1.669998168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49998474099998">
                <text:p>0.849998474099998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0.779998779300001">
                <text:p>0.77999877930000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2900009155">
                <text:p>1.2900009155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37999725340001">
                <text:p>1.379997253400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1.44999694800001">
                <text:p>-1.44999694800001</text:p>
              </table:table-cell>
            </table:table-row>
            <table:table-row>
              <table:table-cell office:value-type="float" office:value="168.5">
                <text:p>168.5</text:p>
              </table:table-cell>
              <table:table-cell office:value-type="float" office:value="-1.539993286">
                <text:p>-1.53999328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2300033569">
                <text:p>1.230003356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29997253400006">
                <text:p>0.62999725340000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4399986267">
                <text:p>1.439998626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20002747000001">
                <text:p>0.120002747000001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.7700004578">
                <text:p>1.770000457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15999984741">
                <text:p>-0.1599998474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20002747000001">
                <text:p>0.120002747000001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0.0500030519999939">
                <text:p>0.050003051999993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1.47999572800001">
                <text:p>-1.47999572800001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0.419998168999996">
                <text:p>0.41999816899999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5299987793">
                <text:p>1.529998779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0.379997252999999">
                <text:p>0.37999725299999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6600036621">
                <text:p>1.6600036621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.63999938960001">
                <text:p>1.639999389600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000610399993">
                <text:p>0.360000610399993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0.8600006104">
                <text:p>0.8600006104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0699996948">
                <text:p>1.06999969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8000004292">
                <text:p>-1.0800000429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1.27000427199999">
                <text:p>-1.2700042719999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0899963379">
                <text:p>1.089996337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61000061039999">
                <text:p>1.61000061039999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0.580001831000004">
                <text:p>0.580001831000004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.3199996948">
                <text:p>1.3199996948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-0.929992676000012">
                <text:p>-0.929992676000012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.5299987793">
                <text:p>1.529998779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160003662000008">
                <text:p>-0.16000366200000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63999938960001">
                <text:p>1.6399993896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22999954224">
                <text:p>-0.22999954224</text:p>
              </table:table-cell>
            </table:table-row>
            <table:table-row>
              <table:table-cell office:value-type="float" office:value="148.5">
                <text:p>148.5</text:p>
              </table:table-cell>
              <table:table-cell office:value-type="float" office:value="-1.080001831">
                <text:p>-1.080001831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0.810001373299997">
                <text:p>0.81000137329999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60003662099996">
                <text:p>0.660003662099996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0.160003661999994">
                <text:p>0.160003661999994</text:p>
              </table:table-cell>
            </table:table-row>
            <table:table-row>
              <table:table-cell office:value-type="float" office:value="177.5">
                <text:p>177.5</text:p>
              </table:table-cell>
              <table:table-cell office:value-type="float" office:value="-2.38999939000001">
                <text:p>-2.3899993900000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0.44999980927">
                <text:p>-0.4499998092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399932859999979">
                <text:p>0.0399932859999979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3400001526">
                <text:p>0.340000152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419998168999996">
                <text:p>-0.419998168999996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0.309997558999996">
                <text:p>0.309997558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99999618500001">
                <text:p>0.89999961850000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769996643100001">
                <text:p>0.769996643100001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3400001526">
                <text:p>0.340000152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0.979995728000006">
                <text:p>-0.9799957280000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600004195999997">
                <text:p>-0.060000419599999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899993896">
                <text:p>0.3899993896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0.690002441399997">
                <text:p>0.690002441399997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0.11000061">
                <text:p>0.11000061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0.760002135999997">
                <text:p>0.76000213599999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09999084000003">
                <text:p>0.20999908400000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669998168999996">
                <text:p>-0.6699981689999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3100013733">
                <text:p>1.3100013733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0.279998778999996">
                <text:p>0.279998778999996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779998779300001">
                <text:p>0.77999877930000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839996337999992">
                <text:p>-0.839996337999992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.4099998474">
                <text:p>1.4099998474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34999990463">
                <text:p>-0.34999990463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0.0100021359999971">
                <text:p>0.010002135999997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0.0500030519999939">
                <text:p>0.050003051999993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33000183110001">
                <text:p>1.330001831100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20001221000004">
                <text:p>0.72000122100000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1.94999694800001">
                <text:p>-1.94999694800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2200012207">
                <text:p>1.220001220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1.77000427199999">
                <text:p>-1.77000427199999</text:p>
              </table:table-cell>
            </table:table-row>
            <table:table-row>
              <table:table-cell office:value-type="float" office:value="172.5">
                <text:p>172.5</text:p>
              </table:table-cell>
              <table:table-cell office:value-type="float" office:value="-2.00999450699999">
                <text:p>-2.00999450699999</text:p>
              </table:table-cell>
            </table:table-row>
            <table:table-row>
              <table:table-cell office:value-type="float" office:value="165.5">
                <text:p>165.5</text:p>
              </table:table-cell>
              <table:table-cell office:value-type="float" office:value="-1.789993286">
                <text:p>-1.78999328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510000228900001">
                <text:p>0.51000022890000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10000610399993">
                <text:p>0.61000061039999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600021362">
                <text:p>1.2600021362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0199966431">
                <text:p>1.019996643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6600036621">
                <text:p>1.660003662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170000076299999">
                <text:p>0.170000076299999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-0.490005493000012">
                <text:p>-0.49000549300001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1199989319">
                <text:p>1.1199989319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-0.119995117000002">
                <text:p>-0.119995117000002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-0.710006714000002">
                <text:p>-0.71000671400000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1100006104">
                <text:p>1.110000610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39997863799999">
                <text:p>0.739997863799999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.620002746599994">
                <text:p>0.62000274659999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1999969482">
                <text:p>1.1999969482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1.0299987793">
                <text:p>1.0299987793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0.709999084499998">
                <text:p>0.70999908449999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919998168899994">
                <text:p>0.919998168899994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-0.839996337999992">
                <text:p>-0.839996337999992</text:p>
              </table:table-cell>
            </table:table-row>
            <table:table-row>
              <table:table-cell office:value-type="float" office:value="157.5">
                <text:p>157.5</text:p>
              </table:table-cell>
              <table:table-cell office:value-type="float" office:value="-1.39999389600001">
                <text:p>-1.39999389600001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1199989319">
                <text:p>1.119998931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60001373299997">
                <text:p>0.560001373299997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.0400009155">
                <text:p>1.040000915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129997252999999">
                <text:p>-0.129997252999999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.5199966431">
                <text:p>1.5199966431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.4199981689">
                <text:p>1.419998168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.830001831100006">
                <text:p>0.830001831100006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3600006104">
                <text:p>1.36000061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39998626700003">
                <text:p>0.939998626700003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.800003051800005">
                <text:p>0.8000030518000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399932859999979">
                <text:p>0.03999328599999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16999816889999">
                <text:p>1.16999816889999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0.339996338000006">
                <text:p>0.33999633800000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369995117000002">
                <text:p>-0.369995117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809997558999996">
                <text:p>0.80999755899999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0199966429999989">
                <text:p>-0.0199966429999989</text:p>
              </table:table-cell>
            </table:table-row>
            <table:table-row>
              <table:table-cell office:value-type="float" office:value="155.5">
                <text:p>155.5</text:p>
              </table:table-cell>
              <table:table-cell office:value-type="float" office:value="-1.02999877900001">
                <text:p>-1.0299987790000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.18000030499999">
                <text:p>1.18000030499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509994506999988">
                <text:p>-0.50999450699998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2.33999633799999">
                <text:p>-2.33999633799999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-0.600006103999988">
                <text:p>-0.60000610399998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39997863799999">
                <text:p>0.7399978637999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840000152599998">
                <text:p>0.840000152599998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-0.399993896000012">
                <text:p>-0.39999389600001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2.419998169">
                <text:p>-2.41999816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1.38999939000001">
                <text:p>-1.38999939000001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.33000183110001">
                <text:p>1.33000183110001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.62999725340001">
                <text:p>1.6299972534000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1.77999877900001">
                <text:p>-1.7799987790000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6500015259">
                <text:p>1.6500015259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0.720001220699999">
                <text:p>0.7200012206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90000915499999">
                <text:p>0.7900009154999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660003662000008">
                <text:p>-0.660003662000008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0900001526">
                <text:p>1.090000152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1.689999997616">
                <text:p>-1.68999999761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1.42999982834">
                <text:p>-1.42999982834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-0.759994506999988">
                <text:p>-0.759994506999988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.0900001526">
                <text:p>1.09000015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90000915499999">
                <text:p>0.790000915499999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-0.460006714000002">
                <text:p>-0.460006714000002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1.83999633799999">
                <text:p>-1.839996337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30000305199997">
                <text:p>0.93000030519999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1.689999997616">
                <text:p>-1.6899999976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.48000001907">
                <text:p>-1.4800000190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0199966429999989">
                <text:p>-0.019996642999998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.37000274659999">
                <text:p>1.37000274659999</text:p>
              </table:table-cell>
            </table:table-row>
            <table:table-row>
              <table:table-cell office:value-type="float" office:value="147.5">
                <text:p>147.5</text:p>
              </table:table-cell>
              <table:table-cell office:value-type="float" office:value="-1.169998169">
                <text:p>-1.169998169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0.589996337900004">
                <text:p>0.58999633790000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69999694800003">
                <text:p>0.569999694800003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-0.399993896000012">
                <text:p>-0.399993896000012</text:p>
              </table:table-cell>
            </table:table-row>
            <table:table-row>
              <table:table-cell office:value-type="float" office:value="178.5">
                <text:p>178.5</text:p>
              </table:table-cell>
              <table:table-cell office:value-type="float" office:value="-2.30999755900001">
                <text:p>-2.3099975590000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63999938960001">
                <text:p>1.6399993896000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1.63999939000001">
                <text:p>-1.63999939000001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0699996948">
                <text:p>1.069999694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69999694800003">
                <text:p>0.569999694800003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-0.94000244099999">
                <text:p>-0.940002440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2.80999755900001">
                <text:p>-2.8099975590000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2.080001831">
                <text:p>-2.08000183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0899963379">
                <text:p>1.089996337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2299995422">
                <text:p>1.229999542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.770000010729">
                <text:p>-1.77000001072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010000228900001">
                <text:p>-0.010000228900001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-0.979995728000006">
                <text:p>-0.979995728000006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0.589996338000006">
                <text:p>0.58999633800000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819999694800003">
                <text:p>0.81999969480000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300003051999994">
                <text:p>-0.30000305199999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2700004578">
                <text:p>1.2700004578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0.180000304999993">
                <text:p>0.18000030499999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1.64999389600001">
                <text:p>-1.6499938960000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2.44999694800001">
                <text:p>-2.4499969480000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86000061">
                <text:p>0.86000061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0.919998168900001">
                <text:p>0.919998168900001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.2699966431">
                <text:p>1.2699966431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.559997558600003">
                <text:p>0.559997558600003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-0.490005493000012">
                <text:p>-0.4900054930000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590000152590001">
                <text:p>-0.59000015259000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87999999523">
                <text:p>-0.8799999952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0.089996338000006">
                <text:p>0.089996338000006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0.089996338000006">
                <text:p>0.089996338000006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.3199996948">
                <text:p>1.3199996948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-0.490005493000012">
                <text:p>-0.49000549300001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1000061">
                <text:p>0.6100006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0.17000007629">
                <text:p>-0.17000007629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.659999847400002">
                <text:p>0.65999984740000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2.14999389600001">
                <text:p>-2.1499938960000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41999816889999">
                <text:p>1.41999816889999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.5800018311">
                <text:p>1.580001831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.770000010729">
                <text:p>-1.77000001072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1.41000366200001">
                <text:p>-1.41000366200001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590000152599998">
                <text:p>0.5900001525999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699996947999999">
                <text:p>0.06999969479999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00000762899997">
                <text:p>0.20000076289999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1.22999572800001">
                <text:p>-1.2299957280000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11000061039999">
                <text:p>1.1100006103999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0199966429999989">
                <text:p>-0.019996642999998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2.52000427199999">
                <text:p>-2.520004271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90000915499999">
                <text:p>0.79000091549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29998779300001">
                <text:p>0.529998779300001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0.279998778999996">
                <text:p>0.27999877899999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730003356899999">
                <text:p>0.730003356899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3600006104">
                <text:p>1.3600006104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-0.290000915999997">
                <text:p>-0.29000091599999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1.91000366200001">
                <text:p>-1.91000366200001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0.919998168999996">
                <text:p>0.919998168999996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-2.11000060999999">
                <text:p>-2.11000060999999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0.300003051999994">
                <text:p>0.300003051999994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-2.380004883">
                <text:p>-2.38000488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910003662099996">
                <text:p>0.91000366209999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2.44999694800001">
                <text:p>-2.44999694800001</text:p>
              </table:table-cell>
            </table:table-row>
            <table:table-row>
              <table:table-cell office:value-type="float" office:value="148.5">
                <text:p>148.5</text:p>
              </table:table-cell>
              <table:table-cell office:value-type="float" office:value="-0.80999755900001">
                <text:p>-0.80999755900001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.62999725340001">
                <text:p>1.62999725340001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0.489997864000003">
                <text:p>0.48999786400000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.1399993896">
                <text:p>1.13999938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800001144">
                <text:p>0.380000114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0.680000305199997">
                <text:p>0.6800003051999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0000019073">
                <text:p>-0.30000019073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689998626700003">
                <text:p>0.68999862670000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0699996948">
                <text:p>1.0699996948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.709999084499998">
                <text:p>0.709999084499998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.3099975586">
                <text:p>1.309997558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810000002384">
                <text:p>-1.8100000023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49998474100005">
                <text:p>0.84999847410000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0999984741">
                <text:p>1.09999847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21999979019">
                <text:p>-0.21999979019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.900001525899995">
                <text:p>0.90000152589999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0.360000609999986">
                <text:p>-0.360000609999986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0.550003051999994">
                <text:p>0.550003051999994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0.719999313399999">
                <text:p>0.719999313399999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0.209999084000003">
                <text:p>0.20999908400000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1.919998169">
                <text:p>-1.919998169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.0699996948">
                <text:p>1.0699996948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.37000274659999">
                <text:p>1.3700027465999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330001831000004">
                <text:p>-0.330001831000004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0.0199966429999989">
                <text:p>0.0199966429999989</text:p>
              </table:table-cell>
            </table:table-row>
            <table:table-row>
              <table:table-cell office:value-type="float" office:value="164.5">
                <text:p>164.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70000839199999">
                <text:p>0.87000083919999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42999982834">
                <text:p>-0.4299998283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0.51999998093">
                <text:p>-0.5199999809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600021362">
                <text:p>1.2600021362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.6899986267">
                <text:p>1.689998626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839996337999992">
                <text:p>-0.83999633799999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4000015259">
                <text:p>1.4000015259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.7700004578">
                <text:p>1.7700004578</text:p>
              </table:table-cell>
            </table:table-row>
            <table:table-row>
              <table:table-cell office:value-type="float" office:value="172.5">
                <text:p>172.5</text:p>
              </table:table-cell>
              <table:table-cell office:value-type="float" office:value="-1.74000549300001">
                <text:p>-1.74000549300001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0.540000915999997">
                <text:p>0.5400009159999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31999969482">
                <text:p>-0.31999969482</text:p>
              </table:table-cell>
            </table:table-row>
            <table:table-row>
              <table:table-cell office:value-type="float" office:value="179.5">
                <text:p>179.5</text:p>
              </table:table-cell>
              <table:table-cell office:value-type="float" office:value="-2.22000122099999">
                <text:p>-2.22000122099999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.1199989319">
                <text:p>1.119998931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60001373299997">
                <text:p>0.5600013732999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99993896">
                <text:p>0.639999389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29997253400006">
                <text:p>0.62999725340000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0299987793">
                <text:p>1.029998779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12999725340001">
                <text:p>1.1299972534000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120002747000001">
                <text:p>-0.120002747000001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0.309997558999996">
                <text:p>0.309997558999996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0.349998474000003">
                <text:p>0.34999847400000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37999725340001">
                <text:p>1.3799972534000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770004271999994">
                <text:p>-0.770004271999994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6500015259">
                <text:p>1.650001525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1.94999694800001">
                <text:p>-1.94999694800001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1.1599998474">
                <text:p>1.159999847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220001221000004">
                <text:p>-0.220001221000004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0799999237000009">
                <text:p>0.079999923700000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50000762899997">
                <text:p>0.450000762899997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-0.570007323999988">
                <text:p>-0.57000732399998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3399963379">
                <text:p>1.3399963379</text:p>
              </table:table-cell>
            </table:table-row>
            <table:table-row>
              <table:table-cell office:value-type="float" office:value="179.5">
                <text:p>179.5</text:p>
              </table:table-cell>
              <table:table-cell office:value-type="float" office:value="-2.22000122099999">
                <text:p>-2.220001220999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16999816889999">
                <text:p>1.16999816889999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0.0800018310000041">
                <text:p>0.0800018310000041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0.950000762899997">
                <text:p>0.950000762899997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-0.369995117000002">
                <text:p>-0.36999511700000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0899963379">
                <text:p>1.089996337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129997252999999">
                <text:p>-0.129997252999999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0.829999923700001">
                <text:p>0.829999923700001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0.209999084000003">
                <text:p>0.20999908400000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800001144">
                <text:p>0.3800001144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0.11000061">
                <text:p>0.1100006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3800010681">
                <text:p>1.380001068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39997863799999">
                <text:p>0.739997863799999</text:p>
              </table:table-cell>
            </table:table-row>
            <table:table-row>
              <table:table-cell office:value-type="float" office:value="170.5">
                <text:p>170.5</text:p>
              </table:table-cell>
              <table:table-cell office:value-type="float" office:value="-1.91000366200001">
                <text:p>-1.9100036620000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879997252999999">
                <text:p>0.879997252999999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.779998779300001">
                <text:p>0.77999877930000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4300003052">
                <text:p>0.430000305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619995117000002">
                <text:p>-0.61999511700000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980003357000001">
                <text:p>0.98000335700000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279998778999996">
                <text:p>-0.27999877899999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169998168999996">
                <text:p>0.16999816899999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20002747000001">
                <text:p>0.62000274700000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1999969482">
                <text:p>1.199996948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.4100036621">
                <text:p>1.4100036621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.790000915500002">
                <text:p>0.790000915500002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3400001526">
                <text:p>0.3400001526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0.300003051999994">
                <text:p>0.300003051999994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5599975586">
                <text:p>1.5599975586</text:p>
              </table:table-cell>
            </table:table-row>
            <table:table-row>
              <table:table-cell office:value-type="float" office:value="167.5">
                <text:p>167.5</text:p>
              </table:table-cell>
              <table:table-cell office:value-type="float" office:value="-1.619995117">
                <text:p>-1.6199951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10000002384">
                <text:p>-1.1000000238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1.63999939000001">
                <text:p>-1.6399993900000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2900009155">
                <text:p>1.2900009155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-0.910003662000008">
                <text:p>-0.91000366200000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50001525900002">
                <text:p>0.6500015259000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999992371">
                <text:p>0.7999992371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0.400001525900002">
                <text:p>0.40000152590000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1.85000610399999">
                <text:p>-1.85000610399999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-0.429992676000012">
                <text:p>-0.4299926760000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76000022888">
                <text:p>-0.7600002288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0599975590000099">
                <text:p>-0.0599975590000099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-0.710006714000002">
                <text:p>-0.71000671400000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199996948000006">
                <text:p>-0.199996948000006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1899986267">
                <text:p>1.189998626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720001220699999">
                <text:p>0.720001220699999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0.279998778999996">
                <text:p>0.27999877899999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60003662099996">
                <text:p>0.660003662099996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-0.230003357000001">
                <text:p>-0.23000335700000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11000061039999">
                <text:p>1.1100006103999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1.63999939000001">
                <text:p>-1.6399993900000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0.610000609999986">
                <text:p>-0.610000609999986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-0.179992676000012">
                <text:p>-0.1799926760000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19000244099999">
                <text:p>-0.19000244099999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-1.19999694800001">
                <text:p>-1.1999969480000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3999939">
                <text:p>0.6399993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3199996948">
                <text:p>1.319999694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19996642999999">
                <text:p>0.5199966429999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5999984741">
                <text:p>1.59999847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20001221000004">
                <text:p>0.72000122100000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1.94999694800001">
                <text:p>-1.949996948000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9997864000003">
                <text:p>0.989997864000003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2000000477">
                <text:p>-1.6200000047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830001831100006">
                <text:p>0.830001831100006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-1.19999694800001">
                <text:p>-1.19999694800001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0.919998168900001">
                <text:p>0.9199981689000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90000915499999">
                <text:p>0.790000915499999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-0.029998778999996">
                <text:p>-0.02999877899999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0.630004882999998">
                <text:p>-0.63000488299999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2799987793">
                <text:p>1.279998779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19996643100001">
                <text:p>0.51999664310000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0.36000061">
                <text:p>0.36000061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-0.27000045776">
                <text:p>-0.270000457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6899995804">
                <text:p>-0.689999580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79997253400006">
                <text:p>0.8799972534000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29999542200002">
                <text:p>0.72999954220000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759994506999988">
                <text:p>-0.759994506999988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0.620002747000001">
                <text:p>0.620002747000001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.0599975586">
                <text:p>1.0599975586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-0.460006714000002">
                <text:p>-0.46000671400000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940000534100001">
                <text:p>0.940000534100001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-0.97000122099999">
                <text:p>-0.970001220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3099975586">
                <text:p>1.3099975586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-0.789993285999998">
                <text:p>-0.789993285999998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0.0800018310000041">
                <text:p>0.0800018310000041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99999618999995">
                <text:p>0.039999961899999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0.580001831099999">
                <text:p>0.580001831099999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0.0100021359999971">
                <text:p>0.0100021359999971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0.950000762899997">
                <text:p>0.950000762899997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.639999389600007">
                <text:p>0.639999389600007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2600021362">
                <text:p>1.260002136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09999084000003">
                <text:p>0.20999908400000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699996948000006">
                <text:p>-0.699996948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20001221000004">
                <text:p>0.720001221000004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-0.589996337999992">
                <text:p>-0.589996337999992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309999465899999">
                <text:p>0.309999465899999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0.299999237100003">
                <text:p>0.299999237100003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0799999237000009">
                <text:p>0.0799999237000009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490001678500001">
                <text:p>0.49000167850000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429992676000012">
                <text:p>-0.429992676000012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.5800018311">
                <text:p>1.5800018311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0.279998778999996">
                <text:p>0.279998778999996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0.220001221000004">
                <text:p>0.22000122100000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3400001526">
                <text:p>0.3400001526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0.220001221000004">
                <text:p>0.220001221000004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0.580001831000004">
                <text:p>0.58000183100000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580001831000004">
                <text:p>-0.58000183100000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.4499969482">
                <text:p>1.4499969482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.1900024414">
                <text:p>1.1900024414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-0.910003662000008">
                <text:p>-0.9100036620000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0000457799998">
                <text:p>0.270000457799998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.08000183110001">
                <text:p>1.080001831100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19998168900001">
                <text:p>0.919998168900001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569999694800003">
                <text:p>0.56999969480000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160003661999994">
                <text:p>-0.160003661999994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-0.120002747000001">
                <text:p>-0.12000274700000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1.539993286">
                <text:p>-1.53999328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389999390000014">
                <text:p>-0.3899993900000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3699989319">
                <text:p>1.369998931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729995728000006">
                <text:p>-0.72999572800000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2300033569">
                <text:p>1.230003356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1.14999389600001">
                <text:p>-1.1499938960000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.4400024414">
                <text:p>1.440002441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349998474000003">
                <text:p>0.34999847400000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819999694800003">
                <text:p>0.81999969480000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309997558999996">
                <text:p>0.30999755899999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39996338000006">
                <text:p>0.339996338000006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.63999938960001">
                <text:p>1.6399993896000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369995117000002">
                <text:p>-0.36999511700000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1300010681">
                <text:p>1.1300010681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-1.83999633799999">
                <text:p>-1.83999633799999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.0500030518">
                <text:p>1.05000305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799995422">
                <text:p>0.4799995422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0.190000534100001">
                <text:p>0.190000534100001</text:p>
              </table:table-cell>
            </table:table-row>
            <table:table-row>
              <table:table-cell office:value-type="float" office:value="148.5">
                <text:p>148.5</text:p>
              </table:table-cell>
              <table:table-cell office:value-type="float" office:value="-1.080001831">
                <text:p>-1.080001831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0.309997558999996">
                <text:p>0.309997558999996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0.11000061">
                <text:p>0.1100006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800003051999994">
                <text:p>0.800003051999994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1.27000427199999">
                <text:p>-1.2700042719999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1.05999994278">
                <text:p>-1.0599999427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1.85000610399999">
                <text:p>-1.850006103999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.729999989271">
                <text:p>-1.72999998927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089996338000006">
                <text:p>-0.089996338000006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-1.83999633799999">
                <text:p>-1.839996337999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0.169998168999996">
                <text:p>-0.169998168999996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4300003052">
                <text:p>0.430000305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29998778999996">
                <text:p>0.52999877899999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4700012207">
                <text:p>1.470001220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1000061">
                <text:p>0.6100006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729995728000006">
                <text:p>-0.72999572800000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1.38999939000001">
                <text:p>-1.38999939000001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-1.83999633799999">
                <text:p>-1.8399963379999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.4599990845">
                <text:p>1.459999084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10002135999997">
                <text:p>0.51000213599999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5100021362">
                <text:p>1.510002136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779998778999996">
                <text:p>0.77999877899999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660003662000008">
                <text:p>-0.66000366200000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500001907299996">
                <text:p>-0.0500001907299996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0.17000007629">
                <text:p>-0.170000076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699996947999999">
                <text:p>0.0699996947999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699996947999999">
                <text:p>0.0699996947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49996948199996">
                <text:p>0.949996948199996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1.0099983215">
                <text:p>1.009998321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1299991608">
                <text:p>1.12999916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0000019073">
                <text:p>-0.3000001907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0.36000061">
                <text:p>0.3600006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1.05999994278">
                <text:p>-1.05999994278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-1.580001831">
                <text:p>-1.580001831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.5800018311">
                <text:p>1.580001831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77999877900001">
                <text:p>-0.779998779000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1899986267">
                <text:p>1.1899986267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940002441399997">
                <text:p>0.9400024413999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13000011444">
                <text:p>-0.13000011444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309999465899999">
                <text:p>0.3099994658999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100000381499999">
                <text:p>-0.100000381499999</text:p>
              </table:table-cell>
            </table:table-row>
            <table:table-row>
              <table:table-cell office:value-type="float" office:value="147.5">
                <text:p>147.5</text:p>
              </table:table-cell>
              <table:table-cell office:value-type="float" office:value="-0.630004882999998">
                <text:p>-0.63000488299999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2.33999633799999">
                <text:p>-2.339996337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2200012207">
                <text:p>1.2200012207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-1.60000610399999">
                <text:p>-1.600006103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2299995422">
                <text:p>1.229999542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19999695000007">
                <text:p>0.31999969500000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.0900001526">
                <text:p>1.0900001526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.709999084499998">
                <text:p>0.70999908449999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40000915500002">
                <text:p>0.5400009155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6199989319">
                <text:p>1.6199989319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-0.669998168999996">
                <text:p>-0.669998168999996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0.370002747000001">
                <text:p>0.370002747000001</text:p>
              </table:table-cell>
            </table:table-row>
            <table:table-row>
              <table:table-cell office:value-type="float" office:value="177.5">
                <text:p>177.5</text:p>
              </table:table-cell>
              <table:table-cell office:value-type="float" office:value="-2.38999939000001">
                <text:p>-2.389999390000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00000381">
                <text:p>0.2100000381</text:p>
              </table:table-cell>
            </table:table-row>
            <table:table-row>
              <table:table-cell office:value-type="float" office:value="170.5">
                <text:p>170.5</text:p>
              </table:table-cell>
              <table:table-cell office:value-type="float" office:value="-2.44999694800001">
                <text:p>-2.4499969480000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1.27000427199999">
                <text:p>-1.2700042719999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89996338000006">
                <text:p>0.08999633800000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52999877900001">
                <text:p>-0.52999877900001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0.919998168900001">
                <text:p>0.9199981689000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1.72000122099999">
                <text:p>-1.720001220999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999998093">
                <text:p>0.199999809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80001831099999">
                <text:p>0.5800018310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90000915499999">
                <text:p>0.79000091549999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0.17000007629">
                <text:p>-0.170000076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67000007629">
                <text:p>-0.6700000762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0.349998474099998">
                <text:p>0.34999847409999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90000915499999">
                <text:p>0.790000915499999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-0.55999755900001">
                <text:p>-0.55999755900001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.1900024414">
                <text:p>1.190002441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1.13999939000001">
                <text:p>-1.13999939000001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.3199996948">
                <text:p>1.319999694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100021359999971">
                <text:p>0.0100021359999971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-0.490005493000012">
                <text:p>-0.49000549300001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1.94999694800001">
                <text:p>-1.9499969480000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300006866">
                <text:p>1.03000068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29997253400006">
                <text:p>0.629997253400006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0.730003357000001">
                <text:p>0.73000335700000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100021359999971">
                <text:p>0.010002135999997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0700073239999881">
                <text:p>-0.0700073239999881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1.2799987793">
                <text:p>1.279998779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0.800003051999994">
                <text:p>-0.800003051999994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-2.11000060999999">
                <text:p>-2.1100006099999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2300033569">
                <text:p>1.230003356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1.85000610399999">
                <text:p>-1.85000610399999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.7700004578">
                <text:p>1.770000457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839996337900004">
                <text:p>0.839996337900004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0.919998168900001">
                <text:p>0.919998168900001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0.150001525999997">
                <text:p>0.150001525999997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-0.699996948000006">
                <text:p>-0.699996948000006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.9700012207">
                <text:p>1.9700012207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0.930000305199997">
                <text:p>0.93000030519999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19998168900001">
                <text:p>0.91999816890000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849998474100005">
                <text:p>0.849998474100005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.4399986267">
                <text:p>1.439998626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339996337999992">
                <text:p>-0.339996337999992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4300003052">
                <text:p>0.430000305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220001221000004">
                <text:p>-0.220001221000004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0.919998168999996">
                <text:p>0.919998168999996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260000228900001">
                <text:p>0.260000228900001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0.680000305199997">
                <text:p>0.680000305199997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.909999847400002">
                <text:p>0.909999847400002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-0.770004271999994">
                <text:p>-0.77000427199999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6500015259">
                <text:p>1.6500015259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-0.789993285999998">
                <text:p>-0.789993285999998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709999084499998">
                <text:p>0.709999084499998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.4700012207">
                <text:p>1.470001220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0.440002441399997">
                <text:p>0.4400024413999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99993896">
                <text:p>0.63999938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270000457799998">
                <text:p>-0.270000457799998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.0400009155">
                <text:p>1.0400009155</text:p>
              </table:table-cell>
            </table:table-row>
            <table:table-row>
              <table:table-cell office:value-type="float" office:value="164.5">
                <text:p>164.5</text:p>
              </table:table-cell>
              <table:table-cell office:value-type="float" office:value="-1.33999633799999">
                <text:p>-1.33999633799999</text:p>
              </table:table-cell>
            </table:table-row>
            <table:table-row>
              <table:table-cell office:value-type="float" office:value="160.5">
                <text:p>160.5</text:p>
              </table:table-cell>
              <table:table-cell office:value-type="float" office:value="-1.13999939000001">
                <text:p>-1.13999939000001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.959999084499998">
                <text:p>0.95999908449999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760000228900001">
                <text:p>0.76000022890000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830001831100006">
                <text:p>0.83000183110000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0699996948">
                <text:p>1.069999694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.9300003052">
                <text:p>0.9300003052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759998321499999">
                <text:p>0.75999832149999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760002136200001">
                <text:p>0.760002136200001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1.0499992371">
                <text:p>1.0499992371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690000534100001">
                <text:p>0.69000053410000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1.86000060999999">
                <text:p>-1.860000609999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259994506999988">
                <text:p>-0.25999450699998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1.77999877900001">
                <text:p>-1.77999877900001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-0.0299987790000102">
                <text:p>-0.0299987790000102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.5800018311">
                <text:p>1.5800018311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3600006104">
                <text:p>1.360000610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1.919998169">
                <text:p>-1.91999816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5199966431">
                <text:p>1.519996643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4100036621">
                <text:p>1.410003662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999450699998761">
                <text:p>0.0099945069999876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899993896">
                <text:p>0.8899993896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4300003052">
                <text:p>0.43000030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55999994278">
                <text:p>-0.5599999427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0.800003051800005">
                <text:p>0.800003051800005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-0.759994506999988">
                <text:p>-0.75999450699998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130004882999998">
                <text:p>0.130004882999998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0.290000915999997">
                <text:p>0.29000091599999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240005493000012">
                <text:p>-0.24000549300001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959999084499998">
                <text:p>0.959999084499998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.4199981689">
                <text:p>1.4199981689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309999465899999">
                <text:p>0.30999946589999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199966429999989">
                <text:p>0.019996642999998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2.24000549300001">
                <text:p>-2.24000549300001</text:p>
              </table:table-cell>
            </table:table-row>
            <table:table-row>
              <table:table-cell office:value-type="float" office:value="148.5">
                <text:p>148.5</text:p>
              </table:table-cell>
              <table:table-cell office:value-type="float" office:value="-0.80999755900001">
                <text:p>-0.80999755900001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.5800018311">
                <text:p>1.580001831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639999390000014">
                <text:p>-0.639999390000014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.2400016785">
                <text:p>1.240001678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90002441399997">
                <text:p>0.69000244139999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.799999237100003">
                <text:p>0.79999923710000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2799987793">
                <text:p>1.2799987793</text:p>
              </table:table-cell>
            </table:table-row>
            <table:table-row>
              <table:table-cell office:value-type="float" office:value="151.5">
                <text:p>151.5</text:p>
              </table:table-cell>
              <table:table-cell office:value-type="float" office:value="-1.369995117">
                <text:p>-1.36999511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-2.380004883">
                <text:p>-2.38000488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400009159999968">
                <text:p>0.0400009159999968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839996337900004">
                <text:p>0.839996337900004</text:p>
              </table:table-cell>
            </table:table-row>
            <table:table-row>
              <table:table-cell office:value-type="float" office:value="160.5">
                <text:p>160.5</text:p>
              </table:table-cell>
              <table:table-cell office:value-type="float" office:value="-1.67999267600001">
                <text:p>-1.67999267600001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19999695000007">
                <text:p>0.319999695000007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-1.85000610399999">
                <text:p>-1.85000610399999</text:p>
              </table:table-cell>
            </table:table-row>
            <table:table-row>
              <table:table-cell office:value-type="float" office:value="148.5">
                <text:p>148.5</text:p>
              </table:table-cell>
              <table:table-cell office:value-type="float" office:value="-0.80999755900001">
                <text:p>-0.80999755900001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12999725340001">
                <text:p>1.1299972534000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0199966429999989">
                <text:p>-0.019996642999998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2.24000549300001">
                <text:p>-2.24000549300001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.2699966431">
                <text:p>1.269996643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199966429999989">
                <text:p>0.019996642999998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600021362">
                <text:p>1.260002136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09999084000003">
                <text:p>0.20999908400000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2.00999450699999">
                <text:p>-2.009994506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0800018311">
                <text:p>1.0800018311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.779998779300001">
                <text:p>0.77999877930000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69996642999999">
                <text:p>0.269996642999999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0.680000304999993">
                <text:p>0.68000030499999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0.11000061">
                <text:p>0.1100006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910003662000008">
                <text:p>-0.910003662000008</text:p>
              </table:table-cell>
            </table:table-row>
            <table:table-row>
              <table:table-cell office:value-type="float" office:value="176.5">
                <text:p>176.5</text:p>
              </table:table-cell>
              <table:table-cell office:value-type="float" office:value="-2.47999572800001">
                <text:p>-2.47999572800001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.0500030518">
                <text:p>1.0500030518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1.169998169">
                <text:p>-1.16999816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0.8899993896">
                <text:p>0.889999389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2.61000060999999">
                <text:p>-2.610000609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0.880004882999998">
                <text:p>-0.880004882999998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329999923700001">
                <text:p>0.32999992370000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1.52999877900001">
                <text:p>-1.5299987790000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1000061">
                <text:p>0.61000061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5699996948">
                <text:p>0.569999694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170000076299999">
                <text:p>0.170000076299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2.24000549300001">
                <text:p>-2.24000549300001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-0.729995728000006">
                <text:p>-0.729995728000006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.3099975586">
                <text:p>1.30999755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22999954224">
                <text:p>-0.22999954224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-0.460006714000002">
                <text:p>-0.46000671400000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929992676000012">
                <text:p>-0.929992676000012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-0.11000061">
                <text:p>-0.1100006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330001831000004">
                <text:p>0.33000183100000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77999877900001">
                <text:p>-0.7799987790000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670000076299999">
                <text:p>0.67000007629999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50001525899995">
                <text:p>0.650001525899995</text:p>
              </table:table-cell>
            </table:table-row>
            <table:table-row>
              <table:table-cell office:value-type="float" office:value="176.5">
                <text:p>176.5</text:p>
              </table:table-cell>
              <table:table-cell office:value-type="float" office:value="-2.47999572800001">
                <text:p>-2.4799957280000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30000305199997">
                <text:p>0.930000305199997</text:p>
              </table:table-cell>
            </table:table-row>
            <table:table-row>
              <table:table-cell office:value-type="float" office:value="168.5">
                <text:p>168.5</text:p>
              </table:table-cell>
              <table:table-cell office:value-type="float" office:value="-1.80999755900001">
                <text:p>-1.8099975590000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350000381499999">
                <text:p>0.350000381499999</text:p>
              </table:table-cell>
            </table:table-row>
            <table:table-row>
              <table:table-cell office:value-type="float" office:value="171.5">
                <text:p>171.5</text:p>
              </table:table-cell>
              <table:table-cell office:value-type="float" office:value="-1.82000732399999">
                <text:p>-1.820007323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0.8899993896">
                <text:p>0.889999389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559997558600003">
                <text:p>0.55999755860000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0.979995728000006">
                <text:p>-0.979995728000006</text:p>
              </table:table-cell>
            </table:table-row>
            <table:table-row>
              <table:table-cell office:value-type="float" office:value="175.5">
                <text:p>175.5</text:p>
              </table:table-cell>
              <table:table-cell office:value-type="float" office:value="-2.02000427199999">
                <text:p>-2.0200042719999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.9300003052">
                <text:p>0.930000305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1.63999939000001">
                <text:p>-1.6399993900000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240005493000012">
                <text:p>-0.240005493000012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37999725340001">
                <text:p>1.3799972534000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5499992371">
                <text:p>1.5499992371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-0.710006714000002">
                <text:p>-0.710006714000002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0.760002135999997">
                <text:p>0.76000213599999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37000274659999">
                <text:p>1.37000274659999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1000003815">
                <text:p>1.100000381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19999695000007">
                <text:p>0.319999695000007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.529998779300001">
                <text:p>0.529998779300001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.920000076299999">
                <text:p>0.920000076299999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900001525899995">
                <text:p>0.900001525899995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79.5">
                <text:p>179.5</text:p>
              </table:table-cell>
              <table:table-cell office:value-type="float" office:value="-2.22000122099999">
                <text:p>-2.22000122099999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-0.0299997330000004">
                <text:p>-0.0299997330000004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.639999389600007">
                <text:p>0.639999389600007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-0.94000244099999">
                <text:p>-0.940002440999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3000030518">
                <text:p>1.3000030518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0.38999939">
                <text:p>0.38999939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0799999237000009">
                <text:p>0.079999923700000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52999877900001">
                <text:p>-0.52999877900001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.0500030518">
                <text:p>1.050003051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1.05999994278">
                <text:p>-1.0599999427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0.360000609999986">
                <text:p>-0.360000609999986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.4799995422">
                <text:p>1.4799995422</text:p>
              </table:table-cell>
            </table:table-row>
            <table:table-row>
              <table:table-cell office:value-type="float" office:value="177.5">
                <text:p>177.5</text:p>
              </table:table-cell>
              <table:table-cell office:value-type="float" office:value="-2.66000366200001">
                <text:p>-2.6600036620000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42999982834">
                <text:p>-0.4299998283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55999755900001">
                <text:p>-0.5599975590000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94000244099999">
                <text:p>-0.940002440999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31999969482">
                <text:p>-0.319999694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91999995708">
                <text:p>-0.9199999570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729999989271">
                <text:p>-0.729999989271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0.760002136200001">
                <text:p>0.76000213620000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0.17000007629">
                <text:p>-0.170000076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50000762899997">
                <text:p>0.45000076289999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260002135999997">
                <text:p>0.26000213599999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0999984740000031">
                <text:p>-0.099998474000003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1899986267">
                <text:p>1.189998626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1000061">
                <text:p>0.1100006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0899963379">
                <text:p>1.08999633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20001221000004">
                <text:p>0.7200012210000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0001678500001">
                <text:p>0.99000167850000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69998168899994">
                <text:p>0.66999816889999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1.05000305199999">
                <text:p>-1.0500030519999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89997864000003">
                <text:p>0.48999786400000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.1800003052">
                <text:p>1.180000305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0.899993896000012">
                <text:p>-0.899993896000012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6500015259">
                <text:p>1.6500015259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0.950000762899997">
                <text:p>0.95000076289999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59999084499998">
                <text:p>0.45999908449999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430000304999993">
                <text:p>0.430000304999993</text:p>
              </table:table-cell>
            </table:table-row>
            <table:table-row>
              <table:table-cell office:value-type="float" office:value="176.5">
                <text:p>176.5</text:p>
              </table:table-cell>
              <table:table-cell office:value-type="float" office:value="-2.47999572800001">
                <text:p>-2.4799957280000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1.310000002384">
                <text:p>-1.310000002384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-0.150001525999997">
                <text:p>-0.15000152599999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2.039993286">
                <text:p>-2.03999328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699996948000006">
                <text:p>-0.6999969480000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2000000477">
                <text:p>-1.6200000047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59999084499998">
                <text:p>0.459999084499998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.529998779300001">
                <text:p>0.5299987793000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2299995422">
                <text:p>1.22999954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799995422">
                <text:p>0.4799995422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629997253400006">
                <text:p>0.629997253400006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-0.349998474000003">
                <text:p>-0.34999847400000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.63999938960001">
                <text:p>1.63999938960001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1199989319">
                <text:p>1.119998931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1.13999939000001">
                <text:p>-1.1399993900000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100006103999988">
                <text:p>0.100006103999988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-1.19999694800001">
                <text:p>-1.19999694800001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.2599983215">
                <text:p>1.2599983215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-0.120002747000001">
                <text:p>-0.12000274700000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19999695000007">
                <text:p>0.31999969500000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97000122099999">
                <text:p>-0.97000122099999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670000076299999">
                <text:p>0.6700000762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09999465899999">
                <text:p>0.809999465899999</text:p>
              </table:table-cell>
            </table:table-row>
            <table:table-row>
              <table:table-cell office:value-type="float" office:value="164.5">
                <text:p>164.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.4500007629">
                <text:p>1.450000762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830001831100006">
                <text:p>0.83000183110000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38999939">
                <text:p>-0.3899993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2799987793">
                <text:p>1.2799987793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.16999816889999">
                <text:p>1.1699981688999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1.27999877900001">
                <text:p>-1.27999877900001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0.120002747000001">
                <text:p>0.120002747000001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-0.610000609999986">
                <text:p>-0.61000060999998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1.689999997616">
                <text:p>-1.68999999761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97000122099999">
                <text:p>-0.97000122099999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34999990463">
                <text:p>-0.3499999046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0999984741">
                <text:p>1.0999984741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0.38999939">
                <text:p>0.38999939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-0.710006714000002">
                <text:p>-0.7100067140000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49996948199996">
                <text:p>0.949996948199996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.1800003052">
                <text:p>1.180000305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889999389600007">
                <text:p>0.88999938960000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2.24000549300001">
                <text:p>-2.2400054930000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3399963379">
                <text:p>1.33999633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13000011444">
                <text:p>-0.13000011444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0.549999237100003">
                <text:p>0.549999237100003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0.199996948000006">
                <text:p>0.199996948000006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.2699966431">
                <text:p>1.269996643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419998168999996">
                <text:p>-0.419998168999996</text:p>
              </table:table-cell>
            </table:table-row>
            <table:table-row>
              <table:table-cell office:value-type="float" office:value="166.5">
                <text:p>166.5</text:p>
              </table:table-cell>
              <table:table-cell office:value-type="float" office:value="-1.97999572800001">
                <text:p>-1.9799957280000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800003051800005">
                <text:p>0.8000030518000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790000915500002">
                <text:p>0.790000915500002</text:p>
              </table:table-cell>
            </table:table-row>
            <table:table-row>
              <table:table-cell office:value-type="float" office:value="160.5">
                <text:p>160.5</text:p>
              </table:table-cell>
              <table:table-cell office:value-type="float" office:value="-1.67999267600001">
                <text:p>-1.6799926760000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520004271999994">
                <text:p>-0.520004271999994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629999160800001">
                <text:p>0.62999916080000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1.69999694800001">
                <text:p>-1.69999694800001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-0.0900001525900009">
                <text:p>-0.090000152590000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80999755900001">
                <text:p>-0.809997559000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90000152599998">
                <text:p>0.59000015259999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709999084499998">
                <text:p>0.7099990844999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67000007629">
                <text:p>-0.670000076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20000076299999">
                <text:p>-0.4200000762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2.52999877900001">
                <text:p>-2.5299987790000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170000076299999">
                <text:p>0.1700000762999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10000002384">
                <text:p>-0.81000000238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80001831099999">
                <text:p>0.5800018310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2.039993286">
                <text:p>-2.03999328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39997864000003">
                <text:p>0.239997864000003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.5800018311">
                <text:p>1.5800018311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1.1700000763">
                <text:p>1.170000076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309999465899999">
                <text:p>0.309999465899999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-0.710006714000002">
                <text:p>-0.710006714000002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0.279998778999996">
                <text:p>0.279998778999996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-0.610000609999986">
                <text:p>-0.6100006099999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1599998474">
                <text:p>1.159999847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760002136200001">
                <text:p>0.7600021362000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90000915499999">
                <text:p>0.79000091549999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2.419998169">
                <text:p>-2.41999816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1599998474">
                <text:p>1.159999847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29998779300001">
                <text:p>0.529998779300001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260000228900001">
                <text:p>0.260000228900001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-0.260002135999997">
                <text:p>-0.26000213599999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0699996948">
                <text:p>1.069999694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160003661999994">
                <text:p>-0.16000366199999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500030519999939">
                <text:p>0.050003051999993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669998168999996">
                <text:p>-0.669998168999996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690000534100001">
                <text:p>0.690000534100001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0.6100006104">
                <text:p>0.610000610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300003051999994">
                <text:p>-0.30000305199999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39996338000006">
                <text:p>0.339996338000006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0.309997558999996">
                <text:p>0.3099975589999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49998474100005">
                <text:p>0.8499984741000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1.44999694800001">
                <text:p>-1.449996948000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0000457799998">
                <text:p>0.27000045779999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2.24000549300001">
                <text:p>-2.2400054930000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2.080001831">
                <text:p>-2.08000183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1.310000002384">
                <text:p>-1.310000002384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1399993896">
                <text:p>0.139999389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2.52000427199999">
                <text:p>-2.52000427199999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-0.369995117000002">
                <text:p>-0.36999511700000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55999755900001">
                <text:p>-0.5599975590000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1.41000366200001">
                <text:p>-1.4100036620000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349998474000003">
                <text:p>0.34999847400000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33000183110001">
                <text:p>1.33000183110001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.1199989319">
                <text:p>1.119998931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4300003052">
                <text:p>0.430000305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.0899963379">
                <text:p>1.089996337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1.94999694800001">
                <text:p>-1.94999694800001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-0.0899963379999917">
                <text:p>-0.0899963379999917</text:p>
              </table:table-cell>
            </table:table-row>
            <table:table-row>
              <table:table-cell office:value-type="float" office:value="169.5">
                <text:p>169.5</text:p>
              </table:table-cell>
              <table:table-cell office:value-type="float" office:value="-1.72000122099999">
                <text:p>-1.7200012209999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86000061">
                <text:p>0.8600006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3699989319">
                <text:p>1.36999893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69996642999999">
                <text:p>0.269996642999999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-0.0599975589999957">
                <text:p>-0.0599975589999957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4799995422">
                <text:p>1.4799995422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0.0400009159999968">
                <text:p>0.04000091599999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22999954224">
                <text:p>-0.2299995422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-1.19999694800001">
                <text:p>-1.19999694800001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5699996948">
                <text:p>0.569999694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989997863799999">
                <text:p>0.9899978637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1.169998169">
                <text:p>-1.16999816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1900024414">
                <text:p>1.190002441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729999542199998">
                <text:p>0.729999542199998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4300003052">
                <text:p>0.430000305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349998474000003">
                <text:p>0.3499984740000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90000534100001">
                <text:p>0.190000534100001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.930000305199997">
                <text:p>0.9300003051999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10000002384">
                <text:p>-1.1000000238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19999695000007">
                <text:p>0.31999969500000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5699996948">
                <text:p>0.5699996948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0.730003357000001">
                <text:p>0.7300033570000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90000915499999">
                <text:p>0.7900009154999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1.35000610399999">
                <text:p>-1.350006103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130004882999998">
                <text:p>0.13000488299999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539993285999998">
                <text:p>-0.53999328599999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97000122099999">
                <text:p>-0.97000122099999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7399978638">
                <text:p>1.7399978638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1.3800010681">
                <text:p>1.3800010681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0.760002136200001">
                <text:p>0.76000213620000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660003662000008">
                <text:p>-0.66000366200000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1399993896">
                <text:p>1.1399993896</text:p>
              </table:table-cell>
            </table:table-row>
            <table:table-row>
              <table:table-cell office:value-type="float" office:value="168.5">
                <text:p>168.5</text:p>
              </table:table-cell>
              <table:table-cell office:value-type="float" office:value="-2.080001831">
                <text:p>-2.080001831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.08000183110001">
                <text:p>1.080001831100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0000457799998">
                <text:p>0.270000457799998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490001678500001">
                <text:p>0.4900016785000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1.72000122099999">
                <text:p>-1.7200012209999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19999695000007">
                <text:p>0.319999695000007</text:p>
              </table:table-cell>
            </table:table-row>
            <table:table-row>
              <table:table-cell office:value-type="float" office:value="177.5">
                <text:p>177.5</text:p>
              </table:table-cell>
              <table:table-cell office:value-type="float" office:value="-2.38999939000001">
                <text:p>-2.3899993900000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19998168999996">
                <text:p>0.419998168999996</text:p>
              </table:table-cell>
            </table:table-row>
            <table:table-row>
              <table:table-cell office:value-type="float" office:value="151.5">
                <text:p>151.5</text:p>
              </table:table-cell>
              <table:table-cell office:value-type="float" office:value="-1.369995117">
                <text:p>-1.369995117</text:p>
              </table:table-cell>
            </table:table-row>
            <table:table-row>
              <table:table-cell office:value-type="float" office:value="171.5">
                <text:p>171.5</text:p>
              </table:table-cell>
              <table:table-cell office:value-type="float" office:value="-1.82000732399999">
                <text:p>-1.82000732399999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0.72000122099999">
                <text:p>-0.720001220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10003662000008">
                <text:p>0.4100036620000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800001144">
                <text:p>0.38000011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89998626700003">
                <text:p>0.6899986267000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59999465899999">
                <text:p>0.559999465899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2.24000549300001">
                <text:p>-2.2400054930000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639999390000014">
                <text:p>-0.639999390000014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-1.19999694800001">
                <text:p>-1.19999694800001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0.419998168999996">
                <text:p>0.41999816899999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429992676000012">
                <text:p>-0.42999267600001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1.33999633799999">
                <text:p>-1.33999633799999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.0900001526">
                <text:p>1.090000152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79997253400006">
                <text:p>0.87999725340000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0800018310000041">
                <text:p>-0.080001831000004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.900001525899995">
                <text:p>0.90000152589999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.2999992371">
                <text:p>1.2999992371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.2400016785">
                <text:p>1.2400016785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-1.60000610399999">
                <text:p>-1.600006103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47000122099999">
                <text:p>-0.47000122099999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0.989997863799999">
                <text:p>0.989997863799999</text:p>
              </table:table-cell>
            </table:table-row>
            <table:table-row>
              <table:table-cell office:value-type="float" office:value="159.5">
                <text:p>159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2200012207">
                <text:p>1.220001220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840000152599998">
                <text:p>0.840000152599998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1.3400001526">
                <text:p>1.3400001526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-0.389999390000014">
                <text:p>-0.38999939000001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619995117000002">
                <text:p>-0.619995117000002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1.0099983215">
                <text:p>1.009998321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2.80999755900001">
                <text:p>-2.80999755900001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0.720001221000004">
                <text:p>0.72000122100000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3400001526">
                <text:p>0.340000152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819999694800003">
                <text:p>0.81999969480000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0.650001525900002">
                <text:p>0.650001525900002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-0.669998168999996">
                <text:p>-0.66999816899999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1.05999994278">
                <text:p>-1.05999994278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-0.22000122099999">
                <text:p>-0.2200012209999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39996338000006">
                <text:p>0.33999633800000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800003051999994">
                <text:p>0.80000305199999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0200004578">
                <text:p>1.020000457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279998778999996">
                <text:p>-0.279998778999996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5599975586">
                <text:p>1.559997558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120002747000001">
                <text:p>-0.120002747000001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0199966431">
                <text:p>1.019996643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5299987793">
                <text:p>1.5299987793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-0.349998474000003">
                <text:p>-0.349998474000003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1.0299987793">
                <text:p>1.029998779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0.680000304999993">
                <text:p>0.68000030499999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300006866">
                <text:p>1.0300006866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.6399993896">
                <text:p>0.639999389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1.05000305199999">
                <text:p>-1.050003051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679992676000012">
                <text:p>-0.679992676000012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-0.160003661999994">
                <text:p>-0.160003661999994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1.2900009155">
                <text:p>1.2900009155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0799999237000009">
                <text:p>0.0799999237000009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-0.470000267">
                <text:p>-0.47000026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70001220699999">
                <text:p>0.4700012206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679992676000012">
                <text:p>-0.67999267600001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0900001526">
                <text:p>1.090000152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79999542199998">
                <text:p>0.97999954219999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1000061">
                <text:p>0.1100006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0.630004882999998">
                <text:p>-0.630004882999998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.33000183110001">
                <text:p>1.33000183110001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0.180000304999993">
                <text:p>0.18000030499999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2.52000427199999">
                <text:p>-2.520004271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1.77000427199999">
                <text:p>-1.77000427199999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0.919998168900001">
                <text:p>0.919998168900001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0.739997863799999">
                <text:p>0.739997863799999</text:p>
              </table:table-cell>
            </table:table-row>
            <table:table-row>
              <table:table-cell office:value-type="float" office:value="155.5">
                <text:p>155.5</text:p>
              </table:table-cell>
              <table:table-cell office:value-type="float" office:value="-1.30000305199999">
                <text:p>-1.300003051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1.169998169">
                <text:p>-1.1699981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90000915499999">
                <text:p>0.790000915499999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0.11000061">
                <text:p>0.11000061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.2599983215">
                <text:p>1.2599983215</text:p>
              </table:table-cell>
            </table:table-row>
            <table:table-row>
              <table:table-cell office:value-type="float" office:value="177.5">
                <text:p>177.5</text:p>
              </table:table-cell>
              <table:table-cell office:value-type="float" office:value="-2.66000366200001">
                <text:p>-2.66000366200001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0.980003356899999">
                <text:p>0.980003356899999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0.589996337900004">
                <text:p>0.5899963379000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67000007629">
                <text:p>-0.670000076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79997253400006">
                <text:p>0.87999725340000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510000228900001">
                <text:p>0.510000228900001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-0.489999771099999">
                <text:p>-0.48999977109999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19999695000007">
                <text:p>0.3199996950000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400009155">
                <text:p>1.0400009155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870002746599994">
                <text:p>0.8700027465999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1599998474">
                <text:p>-0.1599998474</text:p>
              </table:table-cell>
            </table:table-row>
            <table:table-row>
              <table:table-cell office:value-type="float" office:value="167.5">
                <text:p>167.5</text:p>
              </table:table-cell>
              <table:table-cell office:value-type="float" office:value="-1.619995117">
                <text:p>-1.61999511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1599998474">
                <text:p>1.1599998474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0.11000061">
                <text:p>0.11000061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0.480003357000001">
                <text:p>0.480003357000001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.5">
                <text:p>151.5</text:p>
              </table:table-cell>
              <table:table-cell office:value-type="float" office:value="-1.369995117">
                <text:p>-1.36999511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16999816889999">
                <text:p>1.1699981688999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0899963379">
                <text:p>1.0899963379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.639999389600007">
                <text:p>0.63999938960000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0.78999996185">
                <text:p>-0.78999996185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-0.470000267">
                <text:p>-0.4700002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99999618999995">
                <text:p>0.039999961899999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1.3400001526">
                <text:p>1.3400001526</text:p>
              </table:table-cell>
            </table:table-row>
            <table:table-row>
              <table:table-cell office:value-type="float" office:value="165.5">
                <text:p>165.5</text:p>
              </table:table-cell>
              <table:table-cell office:value-type="float" office:value="-1.52000427199999">
                <text:p>-1.52000427199999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670000076299999">
                <text:p>0.670000076299999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00001525900002">
                <text:p>0.90000152590000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910003662099996">
                <text:p>0.9100036620999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00000381">
                <text:p>0.2100000381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0.760002136200001">
                <text:p>0.76000213620000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6800003052">
                <text:p>1.680000305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5099983215">
                <text:p>1.509998321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149993896000012">
                <text:p>-0.14999389600001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.62999725340001">
                <text:p>1.62999725340001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-0.0900001525900009">
                <text:p>-0.090000152590000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0.349998474099998">
                <text:p>0.349998474099998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260000228900001">
                <text:p>0.260000228900001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-1.30999755900001">
                <text:p>-1.3099975590000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33000183110001">
                <text:p>1.3300018311000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1.27000427199999">
                <text:p>-1.270004271999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5699996948">
                <text:p>1.56999969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1199989319">
                <text:p>1.1199989319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11000061039999">
                <text:p>1.11000061039999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.4199981689">
                <text:p>1.419998168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830001831099999">
                <text:p>0.8300018310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419998168999996">
                <text:p>-0.41999816899999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90002441000004">
                <text:p>0.690002441000004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-0.410003661999994">
                <text:p>-0.41000366199999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839996337999992">
                <text:p>-0.839996337999992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-0.180000304999993">
                <text:p>-0.18000030499999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400009159999968">
                <text:p>0.0400009159999968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-0.290000915999997">
                <text:p>-0.29000091599999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1.310000002384">
                <text:p>-1.31000000238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2.52000427199999">
                <text:p>-2.520004271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47000122099999">
                <text:p>-0.4700012209999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349998474000003">
                <text:p>0.34999847400000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709999084499998">
                <text:p>0.70999908449999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779998779300001">
                <text:p>0.77999877930000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769996643100001">
                <text:p>0.7699966431000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1899986267">
                <text:p>1.18999862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.910003662099996">
                <text:p>0.91000366209999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0800018310000041">
                <text:p>-0.0800018310000041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0.959999084499998">
                <text:p>0.959999084499998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.6399993896">
                <text:p>0.6399993896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-0.55999755900001">
                <text:p>-0.55999755900001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.2999992371">
                <text:p>1.299999237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2.61000060999999">
                <text:p>-2.61000060999999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.3199996948">
                <text:p>1.3199996948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-0.029998778999996">
                <text:p>-0.02999877899999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900001525899995">
                <text:p>0.900001525899995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-1.460006714">
                <text:p>-1.460006714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959999084499998">
                <text:p>0.959999084499998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0.38999939">
                <text:p>0.38999939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.2599983215">
                <text:p>1.2599983215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.639999389600007">
                <text:p>0.63999938960000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3400001526">
                <text:p>0.3400001526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260000228900001">
                <text:p>0.26000022890000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13999938960001">
                <text:p>1.139999389600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4099998474">
                <text:p>1.40999984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65999984741">
                <text:p>-0.6599998474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30000305199997">
                <text:p>0.430000305199997</text:p>
              </table:table-cell>
            </table:table-row>
            <table:table-row>
              <table:table-cell office:value-type="float" office:value="155.5">
                <text:p>155.5</text:p>
              </table:table-cell>
              <table:table-cell office:value-type="float" office:value="-1.30000305199999">
                <text:p>-1.300003051999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3399963379">
                <text:p>1.339996337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42999982834">
                <text:p>-0.42999982834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72.5">
                <text:p>172.5</text:p>
              </table:table-cell>
              <table:table-cell office:value-type="float" office:value="-1.74000549300001">
                <text:p>-1.74000549300001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8600006104">
                <text:p>0.8600006104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0300006866000011">
                <text:p>0.0300006866000011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0.480003357000001">
                <text:p>0.48000335700000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179.5">
                <text:p>179.5</text:p>
              </table:table-cell>
              <table:table-cell office:value-type="float" office:value="-2.49000549300001">
                <text:p>-2.4900054930000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1.63999939000001">
                <text:p>-1.6399993900000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810000002384">
                <text:p>-1.810000002384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.659999847400002">
                <text:p>0.659999847400002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-0.710006714000002">
                <text:p>-0.710006714000002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-1.50999450699999">
                <text:p>-1.50999450699999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-0.929992676000012">
                <text:p>-0.9299926760000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169.5">
                <text:p>169.5</text:p>
              </table:table-cell>
              <table:table-cell office:value-type="float" office:value="-1.72000122099999">
                <text:p>-1.720001220999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1.0099983215">
                <text:p>1.00999832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80000304999993">
                <text:p>0.18000030499999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89999771099999">
                <text:p>0.9899997710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59999084499998">
                <text:p>0.45999908449999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199989319">
                <text:p>0.6199989319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.779998779300001">
                <text:p>0.779998779300001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-0.729995728000006">
                <text:p>-0.729995728000006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-1.47999572800001">
                <text:p>-1.4799957280000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2399978638">
                <text:p>1.239997863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.229999542200002">
                <text:p>0.22999954220000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220001221000004">
                <text:p>-0.220001221000004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2200012207">
                <text:p>1.220001220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1599998474">
                <text:p>1.1599998474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2.44999694800001">
                <text:p>-2.4499969480000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63999938960001">
                <text:p>1.6399993896000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.5900001526">
                <text:p>1.5900001526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0.190002441000004">
                <text:p>0.19000244100000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839996337999992">
                <text:p>-0.83999633799999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39997864000003">
                <text:p>0.239997864000003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4700012207">
                <text:p>1.470001220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.559997558600003">
                <text:p>0.55999755860000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50000762899997">
                <text:p>0.95000076289999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2799987793">
                <text:p>1.2799987793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-1.83999633799999">
                <text:p>-1.83999633799999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2399978638">
                <text:p>1.2399978638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1300010681">
                <text:p>1.130001068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1.80999755900001">
                <text:p>-1.80999755900001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0.120002747000001">
                <text:p>0.120002747000001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0.949996948000006">
                <text:p>0.94999694800000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170000076299999">
                <text:p>0.1700000762999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0.360000609999986">
                <text:p>-0.36000060999998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4100036621">
                <text:p>1.410003662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349998474000003">
                <text:p>0.34999847400000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.770000010729">
                <text:p>-1.770000010729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65.5">
                <text:p>165.5</text:p>
              </table:table-cell>
              <table:table-cell office:value-type="float" office:value="-1.52000427199999">
                <text:p>-1.5200042719999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.770000010729">
                <text:p>-1.77000001072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2.05999755900001">
                <text:p>-2.05999755900001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.4499969482">
                <text:p>1.4499969482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-1.19999694800001">
                <text:p>-1.1999969480000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940000534100001">
                <text:p>0.94000053410000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570007323999988">
                <text:p>-0.570007323999988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.4100036621">
                <text:p>1.41000366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99993896">
                <text:p>0.6399993896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0.720001220699999">
                <text:p>0.72000122069999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3999939">
                <text:p>0.63999939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0.829999923700001">
                <text:p>0.82999992370000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839996337999992">
                <text:p>-0.8399963379999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800001144">
                <text:p>0.380000114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399993896">
                <text:p>0.639999389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2799987793">
                <text:p>1.2799987793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-0.289993285999998">
                <text:p>-0.289993285999998</text:p>
              </table:table-cell>
            </table:table-row>
            <table:table-row>
              <table:table-cell office:value-type="float" office:value="177.5">
                <text:p>177.5</text:p>
              </table:table-cell>
              <table:table-cell office:value-type="float" office:value="-2.38999939000001">
                <text:p>-2.38999939000001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900001525899995">
                <text:p>0.900001525899995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-0.610000609999986">
                <text:p>-0.6100006099999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000007629">
                <text:p>0.700000762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349998474000003">
                <text:p>0.349998474000003</text:p>
              </table:table-cell>
            </table:table-row>
            <table:table-row>
              <table:table-cell office:value-type="float" office:value="178.5">
                <text:p>178.5</text:p>
              </table:table-cell>
              <table:table-cell office:value-type="float" office:value="-2.30999755900001">
                <text:p>-2.30999755900001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3000030518">
                <text:p>1.300003051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89996338000006">
                <text:p>0.089996338000006</text:p>
              </table:table-cell>
            </table:table-row>
            <table:table-row>
              <table:table-cell office:value-type="float" office:value="168.5">
                <text:p>168.5</text:p>
              </table:table-cell>
              <table:table-cell office:value-type="float" office:value="-1.80999755900001">
                <text:p>-1.8099975590000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1.57000732399999">
                <text:p>-1.570007323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330001831000004">
                <text:p>0.33000183100000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89997864000003">
                <text:p>0.48999786400000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5699996948">
                <text:p>1.569999694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309997558999996">
                <text:p>0.30999755899999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0.78999996185">
                <text:p>-0.78999996185</text:p>
              </table:table-cell>
            </table:table-row>
            <table:table-row>
              <table:table-cell office:value-type="string">
                <text:p>^A12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10006714000002">
                <text:p>0.2100067140000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000007629">
                <text:p>0.700000762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349998474000003">
                <text:p>0.34999847400000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699996948000006">
                <text:p>-0.69999694800000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709999084000003">
                <text:p>0.709999084000003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1000003815">
                <text:p>1.100000381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1.38999939000001">
                <text:p>-1.38999939000001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-0.0900001525900009">
                <text:p>-0.09000015259000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20000076299999">
                <text:p>-0.420000076299999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309999465899999">
                <text:p>0.30999946589999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949996948000006">
                <text:p>0.94999694800000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79998778999996">
                <text:p>0.27999877899999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0500030519999939">
                <text:p>-0.05000305199999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379997252999999">
                <text:p>0.379997252999999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0.480003357000001">
                <text:p>0.480003357000001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-0.729995728000006">
                <text:p>-0.729995728000006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-0.229995728000006">
                <text:p>-0.229995728000006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350000381499999">
                <text:p>0.350000381499999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0.259994506999988">
                <text:p>0.259994506999988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-0.399993896000012">
                <text:p>-0.39999389600001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19996642999999">
                <text:p>0.519996642999999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940000534100001">
                <text:p>0.940000534100001</text:p>
              </table:table-cell>
            </table:table-row>
            <table:table-row>
              <table:table-cell office:value-type="float" office:value="173.5">
                <text:p>173.5</text:p>
              </table:table-cell>
              <table:table-cell office:value-type="float" office:value="-2.19000244099999">
                <text:p>-2.19000244099999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.4700012207">
                <text:p>1.470001220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1800003052">
                <text:p>1.1800003052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-0.300003051999994">
                <text:p>-0.30000305199999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50003051999994">
                <text:p>0.55000305199999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47000122099999">
                <text:p>-0.47000122099999</text:p>
              </table:table-cell>
            </table:table-row>
            <table:table-row>
              <table:table-cell office:value-type="float" office:value="168.5">
                <text:p>168.5</text:p>
              </table:table-cell>
              <table:table-cell office:value-type="float" office:value="-1.539993286">
                <text:p>-1.53999328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.120002747">
                <text:p>1.120002747</text:p>
              </table:table-cell>
            </table:table-row>
            <table:table-row>
              <table:table-cell office:value-type="float" office:value="171.5">
                <text:p>171.5</text:p>
              </table:table-cell>
              <table:table-cell office:value-type="float" office:value="-1.55000305199999">
                <text:p>-1.55000305199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3600006104">
                <text:p>1.3600006104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11000061039999">
                <text:p>1.11000061039999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-0.0899963379999917">
                <text:p>-0.089996337999991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.729999989271">
                <text:p>-1.729999989271</text:p>
              </table:table-cell>
            </table:table-row>
            <table:table-row>
              <table:table-cell office:value-type="float" office:value="155.5">
                <text:p>155.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33000183110001">
                <text:p>1.3300018311000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.0699996948">
                <text:p>2.06999969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12999725340001">
                <text:p>1.12999725340001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.4100036621">
                <text:p>1.4100036621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1.5200004578">
                <text:p>1.520000457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4300003052">
                <text:p>1.4300003052</text:p>
              </table:table-cell>
            </table:table-row>
            <table:table-row>
              <table:table-cell office:value-type="float" office:value="175.5">
                <text:p>175.5</text:p>
              </table:table-cell>
              <table:table-cell office:value-type="float" office:value="-2.02000427199999">
                <text:p>-2.02000427199999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.1600036621">
                <text:p>1.1600036621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260000228900001">
                <text:p>0.260000228900001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.620002746599994">
                <text:p>0.62000274659999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369995117000002">
                <text:p>-0.3699951170000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1299991608">
                <text:p>1.12999916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90000152599998">
                <text:p>0.59000015259999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19998168900001">
                <text:p>0.91999816890000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709999084500002">
                <text:p>0.70999908450000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13999938960001">
                <text:p>1.13999938960001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0.339996338000006">
                <text:p>0.33999633800000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8100013733">
                <text:p>1.810001373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370002747000001">
                <text:p>0.370002747000001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600000381499999">
                <text:p>0.600000381499999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.959999084499998">
                <text:p>0.959999084499998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-0.69000244099999">
                <text:p>-0.69000244099999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40002441000004">
                <text:p>0.440002441000004</text:p>
              </table:table-cell>
            </table:table-row>
            <table:table-row>
              <table:table-cell office:value-type="float" office:value="159.5">
                <text:p>159.5</text:p>
              </table:table-cell>
              <table:table-cell office:value-type="float" office:value="-0.949996948000006">
                <text:p>-0.9499969480000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92999982834">
                <text:p>-0.92999982834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0.300003051999994">
                <text:p>0.300003051999994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0.620002747000001">
                <text:p>0.620002747000001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959999084499998">
                <text:p>0.95999908449999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1.41999995708">
                <text:p>-1.4199999570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730003356899999">
                <text:p>0.73000335689999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399993896000012">
                <text:p>-0.39999389600001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7699966431">
                <text:p>1.7699966431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0199966429999989">
                <text:p>-0.0199966429999989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1.5499992371">
                <text:p>1.54999923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89999771099999">
                <text:p>0.98999977109999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349998474000003">
                <text:p>0.34999847400000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4000015259">
                <text:p>1.400001525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49996948199996">
                <text:p>0.94999694819999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-1.50999450699999">
                <text:p>-1.50999450699999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.970001220699999">
                <text:p>0.9700012206999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399932859999979">
                <text:p>0.039993285999997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1.289993286">
                <text:p>-1.289993286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-1.83999633799999">
                <text:p>-1.839996337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00001525900002">
                <text:p>0.900001525900002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11000061039999">
                <text:p>1.11000061039999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350000381499999">
                <text:p>0.3500003814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0.899993896000012">
                <text:p>-0.899993896000012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.5699996948">
                <text:p>1.5699996948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-0.460006714000002">
                <text:p>-0.46000671400000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330001831000004">
                <text:p>-0.33000183100000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0.619995117000002">
                <text:p>-0.619995117000002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.739999771099999">
                <text:p>0.7399997710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1.11000060999999">
                <text:p>-1.110000609999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0.649993896000012">
                <text:p>-0.649993896000012</text:p>
              </table:table-cell>
            </table:table-row>
            <table:table-row>
              <table:table-cell office:value-type="float" office:value="175.5">
                <text:p>175.5</text:p>
              </table:table-cell>
              <table:table-cell office:value-type="float" office:value="-2.02000427199999">
                <text:p>-2.02000427199999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1.3800010681">
                <text:p>1.38000106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500001907299996">
                <text:p>-0.0500001907299996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-0.509994506999988">
                <text:p>-0.5099945069999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89997864000003">
                <text:p>0.48999786400000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69996642999999">
                <text:p>0.269996642999999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-0.740005493000012">
                <text:p>-0.74000549300001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19000244099999">
                <text:p>0.19000244099999</text:p>
              </table:table-cell>
            </table:table-row>
            <table:table-row>
              <table:table-cell office:value-type="float" office:value="176.5">
                <text:p>176.5</text:p>
              </table:table-cell>
              <table:table-cell office:value-type="float" office:value="-1.92999267600001">
                <text:p>-1.9299926760000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19000244099999">
                <text:p>-0.190002440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1.22000122099999">
                <text:p>-1.22000122099999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3400001526">
                <text:p>0.34000015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8999986649">
                <text:p>-0.3899998664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39999390000014">
                <text:p>0.139999390000014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1.5800018311">
                <text:p>1.580001831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379997252999999">
                <text:p>0.37999725299999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379997252999999">
                <text:p>0.37999725299999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69996642999999">
                <text:p>0.26999664299999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60003661999994">
                <text:p>0.66000366199999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839996338000006">
                <text:p>0.839996338000006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0.539993285999998">
                <text:p>0.5399932859999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4899978638">
                <text:p>1.4899978638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.6999969482">
                <text:p>1.699996948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0.979995728000006">
                <text:p>-0.97999572800000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0.619995117000002">
                <text:p>-0.619995117000002</text:p>
              </table:table-cell>
            </table:table-row>
            <table:table-row>
              <table:table-cell office:value-type="float" office:value="147.5">
                <text:p>147.5</text:p>
              </table:table-cell>
              <table:table-cell office:value-type="float" office:value="-0.630004882999998">
                <text:p>-0.630004882999998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0799999237000009">
                <text:p>0.0799999237000009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-0.0299997330000004">
                <text:p>-0.0299997330000004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.1500015259">
                <text:p>1.150001525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389999390000014">
                <text:p>-0.389999390000014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0.949996948000006">
                <text:p>0.949996948000006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45.5">
                <text:p>145.5</text:p>
              </table:table-cell>
              <table:table-cell office:value-type="float" office:value="-0.259994506999988">
                <text:p>-0.259994506999988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.190002441">
                <text:p>1.19000244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.5299987793">
                <text:p>1.5299987793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0.849998474000003">
                <text:p>0.84999847400000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50001525999997">
                <text:p>0.15000152599999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.290000916">
                <text:p>1.2900009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48000001907">
                <text:p>-0.48000001907</text:p>
              </table:table-cell>
            </table:table-row>
            <table:table-row>
              <table:table-cell office:value-type="float" office:value="179.5">
                <text:p>179.5</text:p>
              </table:table-cell>
              <table:table-cell office:value-type="float" office:value="-1.41000366200001">
                <text:p>-1.410003662000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5000002384">
                <text:p>-1.35000002384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4700012207">
                <text:p>1.470001220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4199981689">
                <text:p>1.4199981689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-0.0599975590000099">
                <text:p>-0.0599975590000099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.190002441">
                <text:p>1.19000244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5599975586">
                <text:p>1.5599975586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730003356899999">
                <text:p>0.7300033568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1.49000549300001">
                <text:p>-1.4900054930000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940002441000004">
                <text:p>0.940002441000004</text:p>
              </table:table-cell>
            </table:table-row>
            <table:table-row>
              <table:table-cell office:value-type="float" office:value="164.5">
                <text:p>164.5</text:p>
              </table:table-cell>
              <table:table-cell office:value-type="float" office:value="-1.07000732399999">
                <text:p>-1.07000732399999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940000534100001">
                <text:p>0.94000053410000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90002441000004">
                <text:p>0.69000244100000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0.78999996185">
                <text:p>-0.7899999618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.1600036621">
                <text:p>1.1600036621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.7700004578">
                <text:p>1.770000457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0.839996337999992">
                <text:p>-0.839996337999992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.33000183110001">
                <text:p>1.3300018311000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860000610399993">
                <text:p>0.86000061039999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12000274659999">
                <text:p>1.12000274659999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1300010681">
                <text:p>1.1300010681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.150001526">
                <text:p>1.15000152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7799987793">
                <text:p>1.779998779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49996948199996">
                <text:p>0.949996948199996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6800003052">
                <text:p>1.68000030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00001525899995">
                <text:p>0.90000152589999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.1600036621">
                <text:p>1.16000366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999998093">
                <text:p>0.1999998093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0.8800010681">
                <text:p>0.8800010681</text:p>
              </table:table-cell>
            </table:table-row>
            <table:table-row>
              <table:table-cell office:value-type="float" office:value="159.5">
                <text:p>159.5</text:p>
              </table:table-cell>
              <table:table-cell office:value-type="float" office:value="-0.410003662000008">
                <text:p>-0.41000366200000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61000061039999">
                <text:p>1.61000061039999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2600002289">
                <text:p>1.2600002289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-0.729995728000006">
                <text:p>-0.72999572800000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1.580001831">
                <text:p>-1.580001831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-0.369995117000002">
                <text:p>-0.369995117000002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.63999938960001">
                <text:p>1.6399993896000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999450699998761">
                <text:p>0.00999450699998761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.4799995422">
                <text:p>1.479999542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1.289993286">
                <text:p>-1.289993286</text:p>
              </table:table-cell>
            </table:table-row>
            <table:table-row>
              <table:table-cell office:value-type="float" office:value="178.5">
                <text:p>178.5</text:p>
              </table:table-cell>
              <table:table-cell office:value-type="float" office:value="-2.02999877900001">
                <text:p>-2.02999877900001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0.710006714000002">
                <text:p>0.71000671400000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709999084000003">
                <text:p>0.70999908400000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.18000030499999">
                <text:p>1.180000304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330001831000004">
                <text:p>0.33000183100000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.4499969482">
                <text:p>1.44999694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4400024414">
                <text:p>1.4400024414</text:p>
              </table:table-cell>
            </table:table-row>
            <table:table-row>
              <table:table-cell office:value-type="float" office:value="148.5">
                <text:p>148.5</text:p>
              </table:table-cell>
              <table:table-cell office:value-type="float" office:value="-0.270004271999994">
                <text:p>-0.270004271999994</text:p>
              </table:table-cell>
            </table:table-row>
            <table:table-row>
              <table:table-cell office:value-type="float" office:value="173.5">
                <text:p>173.5</text:p>
              </table:table-cell>
              <table:table-cell office:value-type="float" office:value="-1.919998169">
                <text:p>-1.91999816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139999390000014">
                <text:p>0.139999390000014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0.970001221000004">
                <text:p>0.97000122100000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1.289993286">
                <text:p>-1.289993286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0.699996948000006">
                <text:p>0.69999694800000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509994506999988">
                <text:p>-0.50999450699998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300003051999994">
                <text:p>-0.300003051999994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.0599975586">
                <text:p>2.059997558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4500007629">
                <text:p>1.45000076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55999994278">
                <text:p>-0.55999994278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.0400009155">
                <text:p>1.0400009155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.919998168899994">
                <text:p>0.91999816889999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0.740005493000012">
                <text:p>-0.740005493000012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.080001831">
                <text:p>1.08000183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3999939">
                <text:p>0.6399993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2.17999267600001">
                <text:p>-2.1799926760000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0.30999755900001">
                <text:p>-0.3099975590000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1899986267">
                <text:p>1.1899986267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1199989319">
                <text:p>1.1199989319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1.1900005341">
                <text:p>1.190000534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0699996948">
                <text:p>1.0699996948</text:p>
              </table:table-cell>
            </table:table-row>
            <table:table-row>
              <table:table-cell office:value-type="float" office:value="169.5">
                <text:p>169.5</text:p>
              </table:table-cell>
              <table:table-cell office:value-type="float" office:value="-1.17999267600001">
                <text:p>-1.17999267600001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0.849998474099998">
                <text:p>0.8499984740999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2600002289">
                <text:p>1.2600002289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.5400009155">
                <text:p>1.54000091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99999618500001">
                <text:p>0.89999961850000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50003051999994">
                <text:p>0.550003051999994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0.989997864000003">
                <text:p>0.98999786400000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7200012207">
                <text:p>1.720001220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89996338000006">
                <text:p>0.589996338000006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.6600036621">
                <text:p>1.660003662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0400009155">
                <text:p>1.040000915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.9700012207">
                <text:p>1.970001220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1599998474">
                <text:p>1.159999847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1.14999997616">
                <text:p>-1.14999997616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0.290000915499999">
                <text:p>0.2900009154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3099975586">
                <text:p>1.3099975586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0.580001831000004">
                <text:p>0.58000183100000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19998168900001">
                <text:p>0.919998168900001</text:p>
              </table:table-cell>
            </table:table-row>
            <table:table-row>
              <table:table-cell office:value-type="float" office:value="148.5">
                <text:p>148.5</text:p>
              </table:table-cell>
              <table:table-cell office:value-type="float" office:value="-0.80999755900001">
                <text:p>-0.80999755900001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.4500007629">
                <text:p>1.450000762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40002441000004">
                <text:p>0.44000244100000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0.740005493000012">
                <text:p>-0.7400054930000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1599998474">
                <text:p>1.159999847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2799987793">
                <text:p>1.2799987793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.33000183110001">
                <text:p>1.33000183110001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959999084500002">
                <text:p>0.9599990845000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49998474099998">
                <text:p>0.849998474099998</text:p>
              </table:table-cell>
            </table:table-row>
            <table:table-row>
              <table:table-cell office:value-type="float" office:value="160.5">
                <text:p>160.5</text:p>
              </table:table-cell>
              <table:table-cell office:value-type="float" office:value="-0.600006103999988">
                <text:p>-0.60000610399998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2300033569">
                <text:p>1.230003356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1000061">
                <text:p>0.6100006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8499984741">
                <text:p>1.8499984741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-0.97000122099999">
                <text:p>-0.97000122099999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.4199981689">
                <text:p>1.4199981689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.2699966431">
                <text:p>1.269996643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0599994659">
                <text:p>1.0599994659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0.879997252999999">
                <text:p>0.879997252999999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.7699966431">
                <text:p>1.769996643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260002136">
                <text:p>1.260002136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0.720001221000004">
                <text:p>0.72000122100000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300003052">
                <text:p>0.930000305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50001525999997">
                <text:p>0.650001525999997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0.669998168999996">
                <text:p>0.66999816899999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.010002136">
                <text:p>1.01000213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0.339996337999992">
                <text:p>-0.33999633799999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4099998474">
                <text:p>1.40999984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2600002289">
                <text:p>1.2600002289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-0.770004271999994">
                <text:p>-0.77000427199999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6800003052">
                <text:p>1.680000305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0.550003051999994">
                <text:p>-0.5500030519999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2999992371">
                <text:p>0.329999923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89997864000003">
                <text:p>0.489997864000003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-0.770004271999994">
                <text:p>-0.77000427199999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2.0400009155">
                <text:p>2.0400009155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2900009155">
                <text:p>1.29000091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1599998474">
                <text:p>1.1599998474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0.30999755900001">
                <text:p>0.309997559000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5299987793">
                <text:p>1.529998779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90002441000004">
                <text:p>0.69000244100000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819999695000007">
                <text:p>0.819999695000007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1.4900016785">
                <text:p>1.490001678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3800010681">
                <text:p>1.380001068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0.919998168999996">
                <text:p>-0.919998168999996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.33000183110001">
                <text:p>1.33000183110001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.6699981689">
                <text:p>1.669998168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80000304999993">
                <text:p>0.68000030499999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0.960006714000002">
                <text:p>-0.96000671400000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9399986267">
                <text:p>1.939998626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0.539993285999998">
                <text:p>0.53999328599999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1.32000732399999">
                <text:p>-1.320007323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0.610000609999986">
                <text:p>-0.61000060999998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1.41000366200001">
                <text:p>-1.41000366200001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.7799987793">
                <text:p>1.779998779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6600036621">
                <text:p>1.6600036621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.37000274659999">
                <text:p>1.37000274659999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1.3499984741">
                <text:p>1.3499984741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.959999084499998">
                <text:p>0.95999908449999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60002135999997">
                <text:p>0.76000213599999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0900001526">
                <text:p>1.090000152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34999990463">
                <text:p>-0.349999904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67000007629">
                <text:p>-0.6700000762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86000061">
                <text:p>0.8600006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0200004578">
                <text:p>1.0200004578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.4099998474">
                <text:p>1.409999847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739997864000003">
                <text:p>0.73999786400000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.2999992371">
                <text:p>1.29999923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679992676000012">
                <text:p>-0.6799926760000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260002136">
                <text:p>1.26000213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1.49000549300001">
                <text:p>-1.49000549300001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.379997253">
                <text:p>1.37999725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8000030518">
                <text:p>1.800003051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70004271999994">
                <text:p>0.2700042719999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5299987793">
                <text:p>1.5299987793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.11000061039999">
                <text:p>1.11000061039999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-0.240005493000012">
                <text:p>-0.240005493000012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510000228900001">
                <text:p>0.510000228900001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.36000061039999">
                <text:p>1.36000061039999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5699996948">
                <text:p>1.5699996948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0199966431">
                <text:p>1.0199966431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.5800018311">
                <text:p>1.58000183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0800018311">
                <text:p>1.08000183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10000002384">
                <text:p>-1.10000002384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-0.910003662000008">
                <text:p>-0.910003662000008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12999725340001">
                <text:p>1.12999725340001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0.160003662000008">
                <text:p>0.16000366200000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66999816889999">
                <text:p>1.6699981688999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62999725340001">
                <text:p>1.6299972534000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4199981689">
                <text:p>1.4199981689</text:p>
              </table:table-cell>
            </table:table-row>
            <table:table-row>
              <table:table-cell office:value-type="float" office:value="166.5">
                <text:p>166.5</text:p>
              </table:table-cell>
              <table:table-cell office:value-type="float" office:value="-1.44000244099999">
                <text:p>-1.440002440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6599998474">
                <text:p>1.659999847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940002441000004">
                <text:p>0.94000244100000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3400001526">
                <text:p>0.340000152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799999237100003">
                <text:p>0.79999923710000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260000228900001">
                <text:p>0.260000228900001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0.819999695000007">
                <text:p>0.8199996950000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66999816889999">
                <text:p>1.669998168899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399932859999979">
                <text:p>0.0399932859999979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4399995804">
                <text:p>0.439999580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-0.5600004196">
                <text:p>-0.5600004196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0.919998168999996">
                <text:p>0.919998168999996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.7700004578">
                <text:p>1.7700004578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0.769996642999999">
                <text:p>0.769996642999999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1.8800010681">
                <text:p>1.880001068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860000610399993">
                <text:p>0.860000610399993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.5900001526">
                <text:p>1.590000152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0299987793">
                <text:p>1.0299987793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-0.429992676000012">
                <text:p>-0.429992676000012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-0.339996337999992">
                <text:p>-0.339996337999992</text:p>
              </table:table-cell>
            </table:table-row>
            <table:table-row>
              <table:table-cell office:value-type="float" office:value="155.5">
                <text:p>155.5</text:p>
              </table:table-cell>
              <table:table-cell office:value-type="float" office:value="-1.02999877900001">
                <text:p>-1.02999877900001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0.210006714000002">
                <text:p>0.210006714000002</text:p>
              </table:table-cell>
            </table:table-row>
            <table:table-row>
              <table:table-cell office:value-type="float" office:value="159.5">
                <text:p>159.5</text:p>
              </table:table-cell>
              <table:table-cell office:value-type="float" office:value="-0.949996948000006">
                <text:p>-0.9499969480000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92999982834">
                <text:p>-0.9299998283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1900024414">
                <text:p>1.1900024414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0100002288800001">
                <text:p>0.0100002288800001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309999465899999">
                <text:p>0.30999946589999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40000915999997">
                <text:p>0.54000091599999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6800003052">
                <text:p>1.6800003052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-0.169998168999996">
                <text:p>-0.16999816899999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3399963379">
                <text:p>1.3399963379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0.339996338000006">
                <text:p>0.33999633800000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510000228900001">
                <text:p>0.510000228900001</text:p>
              </table:table-cell>
            </table:table-row>
            <table:table-row>
              <table:table-cell office:value-type="float" office:value="167.5">
                <text:p>167.5</text:p>
              </table:table-cell>
              <table:table-cell office:value-type="float" office:value="-1.35000610399999">
                <text:p>-1.350006103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4900016785">
                <text:p>1.490001678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1.58000004292">
                <text:p>-1.5800000429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149993896000012">
                <text:p>-0.14999389600001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980003357000001">
                <text:p>0.98000335700000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300010681">
                <text:p>0.630001068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480003357000001">
                <text:p>0.48000335700000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170000076299999">
                <text:p>0.170000076299999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.4000015259">
                <text:p>1.400001525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.2000007629">
                <text:p>1.200000762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6999969482">
                <text:p>1.6999969482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0.209999084000003">
                <text:p>0.209999084000003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.9300003052">
                <text:p>0.930000305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39999390000014">
                <text:p>0.139999390000014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1.2900009155">
                <text:p>1.29000091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60001373299997">
                <text:p>0.56000137329999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580001831000004">
                <text:p>-0.580001831000004</text:p>
              </table:table-cell>
            </table:table-row>
            <table:table-row>
              <table:table-cell office:value-type="float" office:value="157.5">
                <text:p>157.5</text:p>
              </table:table-cell>
              <table:table-cell office:value-type="float" office:value="-0.850006103999988">
                <text:p>-0.85000610399998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3099975586">
                <text:p>1.3099975586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0.309997558999996">
                <text:p>0.309997558999996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.62999725340001">
                <text:p>1.62999725340001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0.680000304999993">
                <text:p>0.680000304999993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-0.929992676000012">
                <text:p>-0.929992676000012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.8100013733">
                <text:p>1.810001373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1100006104">
                <text:p>1.110000610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1.32000732399999">
                <text:p>-1.320007323999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210006714000002">
                <text:p>-0.21000671400000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1.580001831">
                <text:p>-1.5800018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2200012207">
                <text:p>1.2200012207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.5400009155">
                <text:p>1.54000091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16999816889999">
                <text:p>1.16999816889999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-0.740005493000012">
                <text:p>-0.7400054930000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260002136">
                <text:p>1.26000213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8899993896">
                <text:p>1.889999389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5100021362">
                <text:p>1.510002136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960006714000002">
                <text:p>-0.96000671400000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42999982834">
                <text:p>-0.42999982834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0.0199966429999989">
                <text:p>0.019996642999998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49998474099998">
                <text:p>0.849998474099998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-0.410003662000008">
                <text:p>-0.41000366200000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1.19999694800001">
                <text:p>-1.19999694800001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0.650001525999997">
                <text:p>0.650001525999997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0.270004271999994">
                <text:p>0.270004271999994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0.540000915999997">
                <text:p>0.54000091599999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500001907299996">
                <text:p>-0.0500001907299996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0.339996338000006">
                <text:p>0.33999633800000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1.77000427199999">
                <text:p>-1.77000427199999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-1.83999633799999">
                <text:p>-1.839996337999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1599998474">
                <text:p>-0.15999984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0800018311">
                <text:p>1.0800018311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.13999938960001">
                <text:p>1.13999938960001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.2099990845">
                <text:p>1.209999084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449996948000006">
                <text:p>0.449996948000006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.63999938960001">
                <text:p>1.63999938960001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-0.0700073239999881">
                <text:p>-0.0700073239999881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66999816889999">
                <text:p>1.6699981688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59999465899999">
                <text:p>0.559999465899999</text:p>
              </table:table-cell>
            </table:table-row>
            <table:table-row>
              <table:table-cell office:value-type="float" office:value="166.5">
                <text:p>166.5</text:p>
              </table:table-cell>
              <table:table-cell office:value-type="float" office:value="-1.710006714">
                <text:p>-1.71000671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0399932859999979">
                <text:p>-0.0399932859999979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.6699981689">
                <text:p>1.6699981689</text:p>
              </table:table-cell>
            </table:table-row>
            <table:table-row>
              <table:table-cell office:value-type="float" office:value="168.5">
                <text:p>168.5</text:p>
              </table:table-cell>
              <table:table-cell office:value-type="float" office:value="-1.539993286">
                <text:p>-1.539993286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0.17000007629">
                <text:p>-0.1700000762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689998626700003">
                <text:p>0.68999862670000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40002441000004">
                <text:p>0.440002441000004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-0.740005493000012">
                <text:p>-0.740005493000012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-0.929992676000012">
                <text:p>-0.929992676000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